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69mm"/>
    </style:style>
    <style:style style:name="co2" style:family="table-column">
      <style:table-column-properties fo:break-before="auto" style:column-width="18.04mm"/>
    </style:style>
    <style:style style:name="co3" style:family="table-column">
      <style:table-column-properties fo:break-before="auto" style:column-width="74.97mm"/>
    </style:style>
    <style:style style:name="co4" style:family="table-column">
      <style:table-column-properties fo:break-before="auto" style:column-width="19.97mm"/>
    </style:style>
    <style:style style:name="co5" style:family="table-column">
      <style:table-column-properties fo:break-before="auto" style:column-width="16.42mm"/>
    </style:style>
    <style:style style:name="co6" style:family="table-column">
      <style:table-column-properties fo:break-before="auto" style:column-width="33.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he SUM dataset, without noise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Feature 1</text:p>
          </table:table-cell>
          <table:table-cell office:value-type="string" calcext:value-type="string">
            <text:p>Feature 2</text:p>
          </table:table-cell>
          <table:table-cell office:value-type="string" calcext:value-type="string">
            <text:p>Feature 3</text:p>
          </table:table-cell>
          <table:table-cell office:value-type="string" calcext:value-type="string">
            <text:p>Feature 4</text:p>
          </table:table-cell>
          <table:table-cell office:value-type="string" calcext:value-type="string">
            <text:p>Feature 5 (meaningless but please still use it)</text:p>
          </table:table-cell>
          <table:table-cell office:value-type="string" calcext:value-type="string">
            <text:p>Feature 6</text:p>
          </table:table-cell>
          <table:table-cell office:value-type="string" calcext:value-type="string">
            <text:p>Feature 7</text:p>
          </table:table-cell>
          <table:table-cell office:value-type="string" calcext:value-type="string">
            <text:p>Feature 8</text:p>
          </table:table-cell>
          <table:table-cell office:value-type="string" calcext:value-type="string">
            <text:p>Feature 9</text:p>
          </table:table-cell>
          <table:table-cell office:value-type="string" calcext:value-type="string">
            <text:p>Feature 10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Target Clas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326" calcext:value-type="float">
            <text:p>57326</text:p>
          </table:table-cell>
          <table:table-cell office:value-type="float" office:value="68791" calcext:value-type="float">
            <text:p>68791</text:p>
          </table:table-cell>
          <table:table-cell office:value-type="float" office:value="82549" calcext:value-type="float">
            <text:p>82549</text:p>
          </table:table-cell>
          <table:table-cell office:value-type="float" office:value="99059" calcext:value-type="float">
            <text:p>99059</text:p>
          </table:table-cell>
          <table:table-cell office:value-type="float" office:value="72624" calcext:value-type="float">
            <text:p>72624</text:p>
          </table:table-cell>
          <table:table-cell office:value-type="float" office:value="142645" calcext:value-type="float">
            <text:p>142645</text:p>
          </table:table-cell>
          <table:table-cell office:value-type="float" office:value="171174" calcext:value-type="float">
            <text:p>171174</text:p>
          </table:table-cell>
          <table:table-cell office:value-type="float" office:value="205409" calcext:value-type="float">
            <text:p>205409</text:p>
          </table:table-cell>
          <table:table-cell office:value-type="float" office:value="246491" calcext:value-type="float">
            <text:p>246491</text:p>
          </table:table-cell>
          <table:table-cell office:value-type="float" office:value="295789" calcext:value-type="float">
            <text:p>295789</text:p>
          </table:table-cell>
          <table:table-cell office:value-type="float" office:value="1369233" calcext:value-type="float">
            <text:p>1369233</text:p>
          </table:table-cell>
          <table:table-cell office:value-type="string" calcext:value-type="string">
            <text:p>Very Large Number</text:p>
          </table:table-cell>
          <table:table-cell table:formula="of:=[.B2]+[.C2]+[.D2]+[.E2]+[.G2]+[.H2]+[.I2]+[.J2]+[.K2]" office:value-type="float" office:value="1369233" calcext:value-type="float">
            <text:p>13692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7859" calcext:value-type="float">
            <text:p>87859</text:p>
          </table:table-cell>
          <table:table-cell office:value-type="float" office:value="105431" calcext:value-type="float">
            <text:p>105431</text:p>
          </table:table-cell>
          <table:table-cell office:value-type="float" office:value="126517" calcext:value-type="float">
            <text:p>126517</text:p>
          </table:table-cell>
          <table:table-cell office:value-type="float" office:value="151820" calcext:value-type="float">
            <text:p>151820</text:p>
          </table:table-cell>
          <table:table-cell office:value-type="float" office:value="19982" calcext:value-type="float">
            <text:p>19982</text:p>
          </table:table-cell>
          <table:table-cell office:value-type="float" office:value="218621" calcext:value-type="float">
            <text:p>218621</text:p>
          </table:table-cell>
          <table:table-cell office:value-type="float" office:value="262345" calcext:value-type="float">
            <text:p>262345</text:p>
          </table:table-cell>
          <table:table-cell office:value-type="float" office:value="314814" calcext:value-type="float">
            <text:p>314814</text:p>
          </table:table-cell>
          <table:table-cell office:value-type="float" office:value="377777" calcext:value-type="float">
            <text:p>377777</text:p>
          </table:table-cell>
          <table:table-cell office:value-type="float" office:value="453332" calcext:value-type="float">
            <text:p>453332</text:p>
          </table:table-cell>
          <table:table-cell office:value-type="float" office:value="2098516" calcext:value-type="float">
            <text:p>2098516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721" calcext:value-type="float">
            <text:p>23721</text:p>
          </table:table-cell>
          <table:table-cell office:value-type="float" office:value="28465" calcext:value-type="float">
            <text:p>28465</text:p>
          </table:table-cell>
          <table:table-cell office:value-type="float" office:value="34158" calcext:value-type="float">
            <text:p>34158</text:p>
          </table:table-cell>
          <table:table-cell office:value-type="float" office:value="40990" calcext:value-type="float">
            <text:p>40990</text:p>
          </table:table-cell>
          <table:table-cell office:value-type="float" office:value="20054" calcext:value-type="float">
            <text:p>20054</text:p>
          </table:table-cell>
          <table:table-cell office:value-type="float" office:value="59026" calcext:value-type="float">
            <text:p>59026</text:p>
          </table:table-cell>
          <table:table-cell office:value-type="float" office:value="70831" calcext:value-type="float">
            <text:p>70831</text:p>
          </table:table-cell>
          <table:table-cell office:value-type="float" office:value="84997" calcext:value-type="float">
            <text:p>84997</text:p>
          </table:table-cell>
          <table:table-cell office:value-type="float" office:value="101996" calcext:value-type="float">
            <text:p>101996</text:p>
          </table:table-cell>
          <table:table-cell office:value-type="float" office:value="122395" calcext:value-type="float">
            <text:p>122395</text:p>
          </table:table-cell>
          <table:table-cell office:value-type="float" office:value="566579" calcext:value-type="float">
            <text:p>566579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771" calcext:value-type="float">
            <text:p>24771</text:p>
          </table:table-cell>
          <table:table-cell office:value-type="float" office:value="29725" calcext:value-type="float">
            <text:p>29725</text:p>
          </table:table-cell>
          <table:table-cell office:value-type="float" office:value="35670" calcext:value-type="float">
            <text:p>35670</text:p>
          </table:table-cell>
          <table:table-cell office:value-type="float" office:value="42804" calcext:value-type="float">
            <text:p>42804</text:p>
          </table:table-cell>
          <table:table-cell office:value-type="float" office:value="7775" calcext:value-type="float">
            <text:p>7775</text:p>
          </table:table-cell>
          <table:table-cell office:value-type="float" office:value="61638" calcext:value-type="float">
            <text:p>61638</text:p>
          </table:table-cell>
          <table:table-cell office:value-type="float" office:value="73966" calcext:value-type="float">
            <text:p>73966</text:p>
          </table:table-cell>
          <table:table-cell office:value-type="float" office:value="88759" calcext:value-type="float">
            <text:p>88759</text:p>
          </table:table-cell>
          <table:table-cell office:value-type="float" office:value="106511" calcext:value-type="float">
            <text:p>106511</text:p>
          </table:table-cell>
          <table:table-cell office:value-type="float" office:value="127813" calcext:value-type="float">
            <text:p>127813</text:p>
          </table:table-cell>
          <table:table-cell office:value-type="float" office:value="591657" calcext:value-type="float">
            <text:p>591657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862" calcext:value-type="float">
            <text:p>47862</text:p>
          </table:table-cell>
          <table:table-cell office:value-type="float" office:value="57434" calcext:value-type="float">
            <text:p>57434</text:p>
          </table:table-cell>
          <table:table-cell office:value-type="float" office:value="68921" calcext:value-type="float">
            <text:p>68921</text:p>
          </table:table-cell>
          <table:table-cell office:value-type="float" office:value="82705" calcext:value-type="float">
            <text:p>82705</text:p>
          </table:table-cell>
          <table:table-cell office:value-type="float" office:value="60872" calcext:value-type="float">
            <text:p>60872</text:p>
          </table:table-cell>
          <table:table-cell office:value-type="float" office:value="119095" calcext:value-type="float">
            <text:p>119095</text:p>
          </table:table-cell>
          <table:table-cell office:value-type="float" office:value="142914" calcext:value-type="float">
            <text:p>142914</text:p>
          </table:table-cell>
          <table:table-cell office:value-type="float" office:value="171497" calcext:value-type="float">
            <text:p>171497</text:p>
          </table:table-cell>
          <table:table-cell office:value-type="float" office:value="205796" calcext:value-type="float">
            <text:p>205796</text:p>
          </table:table-cell>
          <table:table-cell office:value-type="float" office:value="246955" calcext:value-type="float">
            <text:p>246955</text:p>
          </table:table-cell>
          <table:table-cell office:value-type="float" office:value="1143179" calcext:value-type="float">
            <text:p>1143179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286" calcext:value-type="float">
            <text:p>35286</text:p>
          </table:table-cell>
          <table:table-cell office:value-type="float" office:value="42343" calcext:value-type="float">
            <text:p>42343</text:p>
          </table:table-cell>
          <table:table-cell office:value-type="float" office:value="50812" calcext:value-type="float">
            <text:p>50812</text:p>
          </table:table-cell>
          <table:table-cell office:value-type="float" office:value="60974" calcext:value-type="float">
            <text:p>60974</text:p>
          </table:table-cell>
          <table:table-cell office:value-type="float" office:value="51392" calcext:value-type="float">
            <text:p>51392</text:p>
          </table:table-cell>
          <table:table-cell office:value-type="float" office:value="87803" calcext:value-type="float">
            <text:p>87803</text:p>
          </table:table-cell>
          <table:table-cell office:value-type="float" office:value="105364" calcext:value-type="float">
            <text:p>105364</text:p>
          </table:table-cell>
          <table:table-cell office:value-type="float" office:value="126437" calcext:value-type="float">
            <text:p>126437</text:p>
          </table:table-cell>
          <table:table-cell office:value-type="float" office:value="151724" calcext:value-type="float">
            <text:p>151724</text:p>
          </table:table-cell>
          <table:table-cell office:value-type="float" office:value="182069" calcext:value-type="float">
            <text:p>182069</text:p>
          </table:table-cell>
          <table:table-cell office:value-type="float" office:value="842812" calcext:value-type="float">
            <text:p>842812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070" calcext:value-type="float">
            <text:p>14070</text:p>
          </table:table-cell>
          <table:table-cell office:value-type="float" office:value="16884" calcext:value-type="float">
            <text:p>16884</text:p>
          </table:table-cell>
          <table:table-cell office:value-type="float" office:value="20261" calcext:value-type="float">
            <text:p>20261</text:p>
          </table:table-cell>
          <table:table-cell office:value-type="float" office:value="24313" calcext:value-type="float">
            <text:p>24313</text:p>
          </table:table-cell>
          <table:table-cell office:value-type="float" office:value="1509" calcext:value-type="float">
            <text:p>1509</text:p>
          </table:table-cell>
          <table:table-cell office:value-type="float" office:value="35011" calcext:value-type="float">
            <text:p>35011</text:p>
          </table:table-cell>
          <table:table-cell office:value-type="float" office:value="42013" calcext:value-type="float">
            <text:p>42013</text:p>
          </table:table-cell>
          <table:table-cell office:value-type="float" office:value="50416" calcext:value-type="float">
            <text:p>50416</text:p>
          </table:table-cell>
          <table:table-cell office:value-type="float" office:value="60499" calcext:value-type="float">
            <text:p>60499</text:p>
          </table:table-cell>
          <table:table-cell office:value-type="float" office:value="72599" calcext:value-type="float">
            <text:p>72599</text:p>
          </table:table-cell>
          <table:table-cell office:value-type="float" office:value="336066" calcext:value-type="float">
            <text:p>336066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018" calcext:value-type="float">
            <text:p>34018</text:p>
          </table:table-cell>
          <table:table-cell office:value-type="float" office:value="40822" calcext:value-type="float">
            <text:p>40822</text:p>
          </table:table-cell>
          <table:table-cell office:value-type="float" office:value="48986" calcext:value-type="float">
            <text:p>48986</text:p>
          </table:table-cell>
          <table:table-cell office:value-type="float" office:value="58783" calcext:value-type="float">
            <text:p>58783</text:p>
          </table:table-cell>
          <table:table-cell office:value-type="float" office:value="38750" calcext:value-type="float">
            <text:p>38750</text:p>
          </table:table-cell>
          <table:table-cell office:value-type="float" office:value="84648" calcext:value-type="float">
            <text:p>84648</text:p>
          </table:table-cell>
          <table:table-cell office:value-type="float" office:value="101578" calcext:value-type="float">
            <text:p>101578</text:p>
          </table:table-cell>
          <table:table-cell office:value-type="float" office:value="121894" calcext:value-type="float">
            <text:p>121894</text:p>
          </table:table-cell>
          <table:table-cell office:value-type="float" office:value="146273" calcext:value-type="float">
            <text:p>146273</text:p>
          </table:table-cell>
          <table:table-cell office:value-type="float" office:value="175528" calcext:value-type="float">
            <text:p>175528</text:p>
          </table:table-cell>
          <table:table-cell office:value-type="float" office:value="812530" calcext:value-type="float">
            <text:p>812530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379" calcext:value-type="float">
            <text:p>36379</text:p>
          </table:table-cell>
          <table:table-cell office:value-type="float" office:value="43655" calcext:value-type="float">
            <text:p>43655</text:p>
          </table:table-cell>
          <table:table-cell office:value-type="float" office:value="52386" calcext:value-type="float">
            <text:p>52386</text:p>
          </table:table-cell>
          <table:table-cell office:value-type="float" office:value="62863" calcext:value-type="float">
            <text:p>62863</text:p>
          </table:table-cell>
          <table:table-cell office:value-type="float" office:value="29843" calcext:value-type="float">
            <text:p>29843</text:p>
          </table:table-cell>
          <table:table-cell office:value-type="float" office:value="90523" calcext:value-type="float">
            <text:p>90523</text:p>
          </table:table-cell>
          <table:table-cell office:value-type="float" office:value="108628" calcext:value-type="float">
            <text:p>108628</text:p>
          </table:table-cell>
          <table:table-cell office:value-type="float" office:value="130354" calcext:value-type="float">
            <text:p>130354</text:p>
          </table:table-cell>
          <table:table-cell office:value-type="float" office:value="156425" calcext:value-type="float">
            <text:p>156425</text:p>
          </table:table-cell>
          <table:table-cell office:value-type="float" office:value="187710" calcext:value-type="float">
            <text:p>187710</text:p>
          </table:table-cell>
          <table:table-cell office:value-type="float" office:value="868923" calcext:value-type="float">
            <text:p>868923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867" calcext:value-type="float">
            <text:p>25867</text:p>
          </table:table-cell>
          <table:table-cell office:value-type="float" office:value="31040" calcext:value-type="float">
            <text:p>31040</text:p>
          </table:table-cell>
          <table:table-cell office:value-type="float" office:value="37248" calcext:value-type="float">
            <text:p>37248</text:p>
          </table:table-cell>
          <table:table-cell office:value-type="float" office:value="44698" calcext:value-type="float">
            <text:p>44698</text:p>
          </table:table-cell>
          <table:table-cell office:value-type="float" office:value="92630" calcext:value-type="float">
            <text:p>92630</text:p>
          </table:table-cell>
          <table:table-cell office:value-type="float" office:value="64366" calcext:value-type="float">
            <text:p>64366</text:p>
          </table:table-cell>
          <table:table-cell office:value-type="float" office:value="77239" calcext:value-type="float">
            <text:p>77239</text:p>
          </table:table-cell>
          <table:table-cell office:value-type="float" office:value="92687" calcext:value-type="float">
            <text:p>92687</text:p>
          </table:table-cell>
          <table:table-cell office:value-type="float" office:value="111224" calcext:value-type="float">
            <text:p>111224</text:p>
          </table:table-cell>
          <table:table-cell office:value-type="float" office:value="133469" calcext:value-type="float">
            <text:p>133469</text:p>
          </table:table-cell>
          <table:table-cell office:value-type="float" office:value="617838" calcext:value-type="float">
            <text:p>617838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715" calcext:value-type="float">
            <text:p>12715</text:p>
          </table:table-cell>
          <table:table-cell office:value-type="float" office:value="15258" calcext:value-type="float">
            <text:p>15258</text:p>
          </table:table-cell>
          <table:table-cell office:value-type="float" office:value="18310" calcext:value-type="float">
            <text:p>18310</text:p>
          </table:table-cell>
          <table:table-cell office:value-type="float" office:value="21972" calcext:value-type="float">
            <text:p>21972</text:p>
          </table:table-cell>
          <table:table-cell office:value-type="float" office:value="45037" calcext:value-type="float">
            <text:p>45037</text:p>
          </table:table-cell>
          <table:table-cell office:value-type="float" office:value="31639" calcext:value-type="float">
            <text:p>31639</text:p>
          </table:table-cell>
          <table:table-cell office:value-type="float" office:value="37967" calcext:value-type="float">
            <text:p>37967</text:p>
          </table:table-cell>
          <table:table-cell office:value-type="float" office:value="45560" calcext:value-type="float">
            <text:p>45560</text:p>
          </table:table-cell>
          <table:table-cell office:value-type="float" office:value="54672" calcext:value-type="float">
            <text:p>54672</text:p>
          </table:table-cell>
          <table:table-cell office:value-type="float" office:value="65606" calcext:value-type="float">
            <text:p>65606</text:p>
          </table:table-cell>
          <table:table-cell office:value-type="float" office:value="303699" calcext:value-type="float">
            <text:p>303699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7319" calcext:value-type="float">
            <text:p>97319</text:p>
          </table:table-cell>
          <table:table-cell office:value-type="float" office:value="116783" calcext:value-type="float">
            <text:p>116783</text:p>
          </table:table-cell>
          <table:table-cell office:value-type="float" office:value="140140" calcext:value-type="float">
            <text:p>140140</text:p>
          </table:table-cell>
          <table:table-cell office:value-type="float" office:value="168168" calcext:value-type="float">
            <text:p>168168</text:p>
          </table:table-cell>
          <table:table-cell office:value-type="float" office:value="44705" calcext:value-type="float">
            <text:p>44705</text:p>
          </table:table-cell>
          <table:table-cell office:value-type="float" office:value="242162" calcext:value-type="float">
            <text:p>242162</text:p>
          </table:table-cell>
          <table:table-cell office:value-type="float" office:value="290594" calcext:value-type="float">
            <text:p>290594</text:p>
          </table:table-cell>
          <table:table-cell office:value-type="float" office:value="348713" calcext:value-type="float">
            <text:p>348713</text:p>
          </table:table-cell>
          <table:table-cell office:value-type="float" office:value="418456" calcext:value-type="float">
            <text:p>418456</text:p>
          </table:table-cell>
          <table:table-cell office:value-type="float" office:value="502147" calcext:value-type="float">
            <text:p>502147</text:p>
          </table:table-cell>
          <table:table-cell office:value-type="float" office:value="2324482" calcext:value-type="float">
            <text:p>2324482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026" calcext:value-type="float">
            <text:p>16026</text:p>
          </table:table-cell>
          <table:table-cell office:value-type="float" office:value="19231" calcext:value-type="float">
            <text:p>19231</text:p>
          </table:table-cell>
          <table:table-cell office:value-type="float" office:value="23077" calcext:value-type="float">
            <text:p>23077</text:p>
          </table:table-cell>
          <table:table-cell office:value-type="float" office:value="27692" calcext:value-type="float">
            <text:p>27692</text:p>
          </table:table-cell>
          <table:table-cell office:value-type="float" office:value="85356" calcext:value-type="float">
            <text:p>85356</text:p>
          </table:table-cell>
          <table:table-cell office:value-type="float" office:value="39876" calcext:value-type="float">
            <text:p>39876</text:p>
          </table:table-cell>
          <table:table-cell office:value-type="float" office:value="47851" calcext:value-type="float">
            <text:p>47851</text:p>
          </table:table-cell>
          <table:table-cell office:value-type="float" office:value="57421" calcext:value-type="float">
            <text:p>57421</text:p>
          </table:table-cell>
          <table:table-cell office:value-type="float" office:value="68905" calcext:value-type="float">
            <text:p>68905</text:p>
          </table:table-cell>
          <table:table-cell office:value-type="float" office:value="82686" calcext:value-type="float">
            <text:p>82686</text:p>
          </table:table-cell>
          <table:table-cell office:value-type="float" office:value="382765" calcext:value-type="float">
            <text:p>382765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5459" calcext:value-type="float">
            <text:p>35459</text:p>
          </table:table-cell>
          <table:table-cell office:value-type="float" office:value="42551" calcext:value-type="float">
            <text:p>42551</text:p>
          </table:table-cell>
          <table:table-cell office:value-type="float" office:value="51061" calcext:value-type="float">
            <text:p>51061</text:p>
          </table:table-cell>
          <table:table-cell office:value-type="float" office:value="61273" calcext:value-type="float">
            <text:p>61273</text:p>
          </table:table-cell>
          <table:table-cell office:value-type="float" office:value="93266" calcext:value-type="float">
            <text:p>93266</text:p>
          </table:table-cell>
          <table:table-cell office:value-type="float" office:value="88234" calcext:value-type="float">
            <text:p>88234</text:p>
          </table:table-cell>
          <table:table-cell office:value-type="float" office:value="105881" calcext:value-type="float">
            <text:p>105881</text:p>
          </table:table-cell>
          <table:table-cell office:value-type="float" office:value="127057" calcext:value-type="float">
            <text:p>127057</text:p>
          </table:table-cell>
          <table:table-cell office:value-type="float" office:value="152468" calcext:value-type="float">
            <text:p>152468</text:p>
          </table:table-cell>
          <table:table-cell office:value-type="float" office:value="182962" calcext:value-type="float">
            <text:p>182962</text:p>
          </table:table-cell>
          <table:table-cell office:value-type="float" office:value="846946" calcext:value-type="float">
            <text:p>846946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3736" calcext:value-type="float">
            <text:p>43736</text:p>
          </table:table-cell>
          <table:table-cell office:value-type="float" office:value="52483" calcext:value-type="float">
            <text:p>52483</text:p>
          </table:table-cell>
          <table:table-cell office:value-type="float" office:value="62980" calcext:value-type="float">
            <text:p>62980</text:p>
          </table:table-cell>
          <table:table-cell office:value-type="float" office:value="75576" calcext:value-type="float">
            <text:p>75576</text:p>
          </table:table-cell>
          <table:table-cell office:value-type="float" office:value="39017" calcext:value-type="float">
            <text:p>39017</text:p>
          </table:table-cell>
          <table:table-cell office:value-type="float" office:value="108829" calcext:value-type="float">
            <text:p>108829</text:p>
          </table:table-cell>
          <table:table-cell office:value-type="float" office:value="130595" calcext:value-type="float">
            <text:p>130595</text:p>
          </table:table-cell>
          <table:table-cell office:value-type="float" office:value="156714" calcext:value-type="float">
            <text:p>156714</text:p>
          </table:table-cell>
          <table:table-cell office:value-type="float" office:value="188057" calcext:value-type="float">
            <text:p>188057</text:p>
          </table:table-cell>
          <table:table-cell office:value-type="float" office:value="225668" calcext:value-type="float">
            <text:p>225668</text:p>
          </table:table-cell>
          <table:table-cell office:value-type="float" office:value="1044638" calcext:value-type="float">
            <text:p>1044638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704" calcext:value-type="float">
            <text:p>32704</text:p>
          </table:table-cell>
          <table:table-cell office:value-type="float" office:value="39245" calcext:value-type="float">
            <text:p>39245</text:p>
          </table:table-cell>
          <table:table-cell office:value-type="float" office:value="47094" calcext:value-type="float">
            <text:p>47094</text:p>
          </table:table-cell>
          <table:table-cell office:value-type="float" office:value="56513" calcext:value-type="float">
            <text:p>56513</text:p>
          </table:table-cell>
          <table:table-cell office:value-type="float" office:value="31553" calcext:value-type="float">
            <text:p>31553</text:p>
          </table:table-cell>
          <table:table-cell office:value-type="float" office:value="81379" calcext:value-type="float">
            <text:p>81379</text:p>
          </table:table-cell>
          <table:table-cell office:value-type="float" office:value="97655" calcext:value-type="float">
            <text:p>97655</text:p>
          </table:table-cell>
          <table:table-cell office:value-type="float" office:value="117186" calcext:value-type="float">
            <text:p>117186</text:p>
          </table:table-cell>
          <table:table-cell office:value-type="float" office:value="140623" calcext:value-type="float">
            <text:p>140623</text:p>
          </table:table-cell>
          <table:table-cell office:value-type="float" office:value="168748" calcext:value-type="float">
            <text:p>168748</text:p>
          </table:table-cell>
          <table:table-cell office:value-type="float" office:value="781147" calcext:value-type="float">
            <text:p>781147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8120" calcext:value-type="float">
            <text:p>38120</text:p>
          </table:table-cell>
          <table:table-cell office:value-type="float" office:value="45744" calcext:value-type="float">
            <text:p>45744</text:p>
          </table:table-cell>
          <table:table-cell office:value-type="float" office:value="54893" calcext:value-type="float">
            <text:p>54893</text:p>
          </table:table-cell>
          <table:table-cell office:value-type="float" office:value="65872" calcext:value-type="float">
            <text:p>65872</text:p>
          </table:table-cell>
          <table:table-cell office:value-type="float" office:value="9189" calcext:value-type="float">
            <text:p>9189</text:p>
          </table:table-cell>
          <table:table-cell office:value-type="float" office:value="94855" calcext:value-type="float">
            <text:p>94855</text:p>
          </table:table-cell>
          <table:table-cell office:value-type="float" office:value="113826" calcext:value-type="float">
            <text:p>113826</text:p>
          </table:table-cell>
          <table:table-cell office:value-type="float" office:value="136591" calcext:value-type="float">
            <text:p>136591</text:p>
          </table:table-cell>
          <table:table-cell office:value-type="float" office:value="163909" calcext:value-type="float">
            <text:p>163909</text:p>
          </table:table-cell>
          <table:table-cell office:value-type="float" office:value="196691" calcext:value-type="float">
            <text:p>196691</text:p>
          </table:table-cell>
          <table:table-cell office:value-type="float" office:value="910501" calcext:value-type="float">
            <text:p>910501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1811" calcext:value-type="float">
            <text:p>61811</text:p>
          </table:table-cell>
          <table:table-cell office:value-type="float" office:value="74173" calcext:value-type="float">
            <text:p>74173</text:p>
          </table:table-cell>
          <table:table-cell office:value-type="float" office:value="89008" calcext:value-type="float">
            <text:p>89008</text:p>
          </table:table-cell>
          <table:table-cell office:value-type="float" office:value="106810" calcext:value-type="float">
            <text:p>106810</text:p>
          </table:table-cell>
          <table:table-cell office:value-type="float" office:value="37206" calcext:value-type="float">
            <text:p>37206</text:p>
          </table:table-cell>
          <table:table-cell office:value-type="float" office:value="153806" calcext:value-type="float">
            <text:p>153806</text:p>
          </table:table-cell>
          <table:table-cell office:value-type="float" office:value="184567" calcext:value-type="float">
            <text:p>184567</text:p>
          </table:table-cell>
          <table:table-cell office:value-type="float" office:value="221480" calcext:value-type="float">
            <text:p>221480</text:p>
          </table:table-cell>
          <table:table-cell office:value-type="float" office:value="265776" calcext:value-type="float">
            <text:p>265776</text:p>
          </table:table-cell>
          <table:table-cell office:value-type="float" office:value="318931" calcext:value-type="float">
            <text:p>318931</text:p>
          </table:table-cell>
          <table:table-cell office:value-type="float" office:value="1476362" calcext:value-type="float">
            <text:p>1476362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2119" calcext:value-type="float">
            <text:p>72119</text:p>
          </table:table-cell>
          <table:table-cell office:value-type="float" office:value="86543" calcext:value-type="float">
            <text:p>86543</text:p>
          </table:table-cell>
          <table:table-cell office:value-type="float" office:value="103852" calcext:value-type="float">
            <text:p>103852</text:p>
          </table:table-cell>
          <table:table-cell office:value-type="float" office:value="124622" calcext:value-type="float">
            <text:p>124622</text:p>
          </table:table-cell>
          <table:table-cell office:value-type="float" office:value="2191" calcext:value-type="float">
            <text:p>2191</text:p>
          </table:table-cell>
          <table:table-cell office:value-type="float" office:value="179455" calcext:value-type="float">
            <text:p>179455</text:p>
          </table:table-cell>
          <table:table-cell office:value-type="float" office:value="215346" calcext:value-type="float">
            <text:p>215346</text:p>
          </table:table-cell>
          <table:table-cell office:value-type="float" office:value="258415" calcext:value-type="float">
            <text:p>258415</text:p>
          </table:table-cell>
          <table:table-cell office:value-type="float" office:value="310098" calcext:value-type="float">
            <text:p>310098</text:p>
          </table:table-cell>
          <table:table-cell office:value-type="float" office:value="372118" calcext:value-type="float">
            <text:p>372118</text:p>
          </table:table-cell>
          <table:table-cell office:value-type="float" office:value="1722568" calcext:value-type="float">
            <text:p>1722568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9219" calcext:value-type="float">
            <text:p>99219</text:p>
          </table:table-cell>
          <table:table-cell office:value-type="float" office:value="119063" calcext:value-type="float">
            <text:p>119063</text:p>
          </table:table-cell>
          <table:table-cell office:value-type="float" office:value="142876" calcext:value-type="float">
            <text:p>142876</text:p>
          </table:table-cell>
          <table:table-cell office:value-type="float" office:value="171451" calcext:value-type="float">
            <text:p>171451</text:p>
          </table:table-cell>
          <table:table-cell office:value-type="float" office:value="96357" calcext:value-type="float">
            <text:p>96357</text:p>
          </table:table-cell>
          <table:table-cell office:value-type="float" office:value="246889" calcext:value-type="float">
            <text:p>246889</text:p>
          </table:table-cell>
          <table:table-cell office:value-type="float" office:value="296267" calcext:value-type="float">
            <text:p>296267</text:p>
          </table:table-cell>
          <table:table-cell office:value-type="float" office:value="355520" calcext:value-type="float">
            <text:p>355520</text:p>
          </table:table-cell>
          <table:table-cell office:value-type="float" office:value="426624" calcext:value-type="float">
            <text:p>426624</text:p>
          </table:table-cell>
          <table:table-cell office:value-type="float" office:value="511949" calcext:value-type="float">
            <text:p>511949</text:p>
          </table:table-cell>
          <table:table-cell office:value-type="float" office:value="2369858" calcext:value-type="float">
            <text:p>2369858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6678" calcext:value-type="float">
            <text:p>66678</text:p>
          </table:table-cell>
          <table:table-cell office:value-type="float" office:value="80014" calcext:value-type="float">
            <text:p>80014</text:p>
          </table:table-cell>
          <table:table-cell office:value-type="float" office:value="96017" calcext:value-type="float">
            <text:p>96017</text:p>
          </table:table-cell>
          <table:table-cell office:value-type="float" office:value="115220" calcext:value-type="float">
            <text:p>115220</text:p>
          </table:table-cell>
          <table:table-cell office:value-type="float" office:value="3136" calcext:value-type="float">
            <text:p>3136</text:p>
          </table:table-cell>
          <table:table-cell office:value-type="float" office:value="165917" calcext:value-type="float">
            <text:p>165917</text:p>
          </table:table-cell>
          <table:table-cell office:value-type="float" office:value="199100" calcext:value-type="float">
            <text:p>199100</text:p>
          </table:table-cell>
          <table:table-cell office:value-type="float" office:value="238920" calcext:value-type="float">
            <text:p>238920</text:p>
          </table:table-cell>
          <table:table-cell office:value-type="float" office:value="286704" calcext:value-type="float">
            <text:p>286704</text:p>
          </table:table-cell>
          <table:table-cell office:value-type="float" office:value="344045" calcext:value-type="float">
            <text:p>344045</text:p>
          </table:table-cell>
          <table:table-cell office:value-type="float" office:value="1592615" calcext:value-type="float">
            <text:p>1592615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097" calcext:value-type="float">
            <text:p>18097</text:p>
          </table:table-cell>
          <table:table-cell office:value-type="float" office:value="21716" calcext:value-type="float">
            <text:p>21716</text:p>
          </table:table-cell>
          <table:table-cell office:value-type="float" office:value="26059" calcext:value-type="float">
            <text:p>26059</text:p>
          </table:table-cell>
          <table:table-cell office:value-type="float" office:value="31271" calcext:value-type="float">
            <text:p>31271</text:p>
          </table:table-cell>
          <table:table-cell office:value-type="float" office:value="67410" calcext:value-type="float">
            <text:p>67410</text:p>
          </table:table-cell>
          <table:table-cell office:value-type="float" office:value="45030" calcext:value-type="float">
            <text:p>45030</text:p>
          </table:table-cell>
          <table:table-cell office:value-type="float" office:value="54036" calcext:value-type="float">
            <text:p>54036</text:p>
          </table:table-cell>
          <table:table-cell office:value-type="float" office:value="64843" calcext:value-type="float">
            <text:p>64843</text:p>
          </table:table-cell>
          <table:table-cell office:value-type="float" office:value="77812" calcext:value-type="float">
            <text:p>77812</text:p>
          </table:table-cell>
          <table:table-cell office:value-type="float" office:value="93374" calcext:value-type="float">
            <text:p>93374</text:p>
          </table:table-cell>
          <table:table-cell office:value-type="float" office:value="432238" calcext:value-type="float">
            <text:p>432238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336" calcext:value-type="float">
            <text:p>50336</text:p>
          </table:table-cell>
          <table:table-cell office:value-type="float" office:value="60403" calcext:value-type="float">
            <text:p>60403</text:p>
          </table:table-cell>
          <table:table-cell office:value-type="float" office:value="72484" calcext:value-type="float">
            <text:p>72484</text:p>
          </table:table-cell>
          <table:table-cell office:value-type="float" office:value="86981" calcext:value-type="float">
            <text:p>86981</text:p>
          </table:table-cell>
          <table:table-cell office:value-type="float" office:value="21061" calcext:value-type="float">
            <text:p>21061</text:p>
          </table:table-cell>
          <table:table-cell office:value-type="float" office:value="125252" calcext:value-type="float">
            <text:p>125252</text:p>
          </table:table-cell>
          <table:table-cell office:value-type="float" office:value="150302" calcext:value-type="float">
            <text:p>150302</text:p>
          </table:table-cell>
          <table:table-cell office:value-type="float" office:value="180362" calcext:value-type="float">
            <text:p>180362</text:p>
          </table:table-cell>
          <table:table-cell office:value-type="float" office:value="216434" calcext:value-type="float">
            <text:p>216434</text:p>
          </table:table-cell>
          <table:table-cell office:value-type="float" office:value="259721" calcext:value-type="float">
            <text:p>259721</text:p>
          </table:table-cell>
          <table:table-cell office:value-type="float" office:value="1202275" calcext:value-type="float">
            <text:p>1202275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1185" calcext:value-type="float">
            <text:p>91185</text:p>
          </table:table-cell>
          <table:table-cell office:value-type="float" office:value="109422" calcext:value-type="float">
            <text:p>109422</text:p>
          </table:table-cell>
          <table:table-cell office:value-type="float" office:value="131306" calcext:value-type="float">
            <text:p>131306</text:p>
          </table:table-cell>
          <table:table-cell office:value-type="float" office:value="157567" calcext:value-type="float">
            <text:p>157567</text:p>
          </table:table-cell>
          <table:table-cell office:value-type="float" office:value="16049" calcext:value-type="float">
            <text:p>16049</text:p>
          </table:table-cell>
          <table:table-cell office:value-type="float" office:value="226896" calcext:value-type="float">
            <text:p>226896</text:p>
          </table:table-cell>
          <table:table-cell office:value-type="float" office:value="272275" calcext:value-type="float">
            <text:p>272275</text:p>
          </table:table-cell>
          <table:table-cell office:value-type="float" office:value="326730" calcext:value-type="float">
            <text:p>326730</text:p>
          </table:table-cell>
          <table:table-cell office:value-type="float" office:value="392076" calcext:value-type="float">
            <text:p>392076</text:p>
          </table:table-cell>
          <table:table-cell office:value-type="float" office:value="470491" calcext:value-type="float">
            <text:p>470491</text:p>
          </table:table-cell>
          <table:table-cell office:value-type="float" office:value="2177948" calcext:value-type="float">
            <text:p>2177948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861" calcext:value-type="float">
            <text:p>23861</text:p>
          </table:table-cell>
          <table:table-cell office:value-type="float" office:value="28633" calcext:value-type="float">
            <text:p>28633</text:p>
          </table:table-cell>
          <table:table-cell office:value-type="float" office:value="34360" calcext:value-type="float">
            <text:p>34360</text:p>
          </table:table-cell>
          <table:table-cell office:value-type="float" office:value="41232" calcext:value-type="float">
            <text:p>41232</text:p>
          </table:table-cell>
          <table:table-cell office:value-type="float" office:value="15949" calcext:value-type="float">
            <text:p>15949</text:p>
          </table:table-cell>
          <table:table-cell office:value-type="float" office:value="59374" calcext:value-type="float">
            <text:p>59374</text:p>
          </table:table-cell>
          <table:table-cell office:value-type="float" office:value="71249" calcext:value-type="float">
            <text:p>71249</text:p>
          </table:table-cell>
          <table:table-cell office:value-type="float" office:value="85499" calcext:value-type="float">
            <text:p>85499</text:p>
          </table:table-cell>
          <table:table-cell office:value-type="float" office:value="102599" calcext:value-type="float">
            <text:p>102599</text:p>
          </table:table-cell>
          <table:table-cell office:value-type="float" office:value="123119" calcext:value-type="float">
            <text:p>123119</text:p>
          </table:table-cell>
          <table:table-cell office:value-type="float" office:value="569926" calcext:value-type="float">
            <text:p>569926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66" calcext:value-type="float">
            <text:p>26066</text:p>
          </table:table-cell>
          <table:table-cell office:value-type="float" office:value="31279" calcext:value-type="float">
            <text:p>31279</text:p>
          </table:table-cell>
          <table:table-cell office:value-type="float" office:value="37535" calcext:value-type="float">
            <text:p>37535</text:p>
          </table:table-cell>
          <table:table-cell office:value-type="float" office:value="45042" calcext:value-type="float">
            <text:p>45042</text:p>
          </table:table-cell>
          <table:table-cell office:value-type="float" office:value="41631" calcext:value-type="float">
            <text:p>41631</text:p>
          </table:table-cell>
          <table:table-cell office:value-type="float" office:value="64860" calcext:value-type="float">
            <text:p>64860</text:p>
          </table:table-cell>
          <table:table-cell office:value-type="float" office:value="77832" calcext:value-type="float">
            <text:p>77832</text:p>
          </table:table-cell>
          <table:table-cell office:value-type="float" office:value="93398" calcext:value-type="float">
            <text:p>93398</text:p>
          </table:table-cell>
          <table:table-cell office:value-type="float" office:value="112078" calcext:value-type="float">
            <text:p>112078</text:p>
          </table:table-cell>
          <table:table-cell office:value-type="float" office:value="134494" calcext:value-type="float">
            <text:p>134494</text:p>
          </table:table-cell>
          <table:table-cell office:value-type="float" office:value="622584" calcext:value-type="float">
            <text:p>622584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2817" calcext:value-type="float">
            <text:p>72817</text:p>
          </table:table-cell>
          <table:table-cell office:value-type="float" office:value="87380" calcext:value-type="float">
            <text:p>87380</text:p>
          </table:table-cell>
          <table:table-cell office:value-type="float" office:value="104856" calcext:value-type="float">
            <text:p>104856</text:p>
          </table:table-cell>
          <table:table-cell office:value-type="float" office:value="125827" calcext:value-type="float">
            <text:p>125827</text:p>
          </table:table-cell>
          <table:table-cell office:value-type="float" office:value="17717" calcext:value-type="float">
            <text:p>17717</text:p>
          </table:table-cell>
          <table:table-cell office:value-type="float" office:value="181190" calcext:value-type="float">
            <text:p>181190</text:p>
          </table:table-cell>
          <table:table-cell office:value-type="float" office:value="217428" calcext:value-type="float">
            <text:p>217428</text:p>
          </table:table-cell>
          <table:table-cell office:value-type="float" office:value="260914" calcext:value-type="float">
            <text:p>260914</text:p>
          </table:table-cell>
          <table:table-cell office:value-type="float" office:value="313097" calcext:value-type="float">
            <text:p>313097</text:p>
          </table:table-cell>
          <table:table-cell office:value-type="float" office:value="375716" calcext:value-type="float">
            <text:p>375716</text:p>
          </table:table-cell>
          <table:table-cell office:value-type="float" office:value="1739225" calcext:value-type="float">
            <text:p>1739225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4499" calcext:value-type="float">
            <text:p>84499</text:p>
          </table:table-cell>
          <table:table-cell office:value-type="float" office:value="101399" calcext:value-type="float">
            <text:p>101399</text:p>
          </table:table-cell>
          <table:table-cell office:value-type="float" office:value="121679" calcext:value-type="float">
            <text:p>121679</text:p>
          </table:table-cell>
          <table:table-cell office:value-type="float" office:value="146015" calcext:value-type="float">
            <text:p>146015</text:p>
          </table:table-cell>
          <table:table-cell office:value-type="float" office:value="81847" calcext:value-type="float">
            <text:p>81847</text:p>
          </table:table-cell>
          <table:table-cell office:value-type="float" office:value="210262" calcext:value-type="float">
            <text:p>210262</text:p>
          </table:table-cell>
          <table:table-cell office:value-type="float" office:value="252314" calcext:value-type="float">
            <text:p>252314</text:p>
          </table:table-cell>
          <table:table-cell office:value-type="float" office:value="302777" calcext:value-type="float">
            <text:p>302777</text:p>
          </table:table-cell>
          <table:table-cell office:value-type="float" office:value="363332" calcext:value-type="float">
            <text:p>363332</text:p>
          </table:table-cell>
          <table:table-cell office:value-type="float" office:value="435998" calcext:value-type="float">
            <text:p>435998</text:p>
          </table:table-cell>
          <table:table-cell office:value-type="float" office:value="2018275" calcext:value-type="float">
            <text:p>2018275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853" calcext:value-type="float">
            <text:p>63853</text:p>
          </table:table-cell>
          <table:table-cell office:value-type="float" office:value="76624" calcext:value-type="float">
            <text:p>76624</text:p>
          </table:table-cell>
          <table:table-cell office:value-type="float" office:value="91949" calcext:value-type="float">
            <text:p>91949</text:p>
          </table:table-cell>
          <table:table-cell office:value-type="float" office:value="110339" calcext:value-type="float">
            <text:p>110339</text:p>
          </table:table-cell>
          <table:table-cell office:value-type="float" office:value="43015" calcext:value-type="float">
            <text:p>43015</text:p>
          </table:table-cell>
          <table:table-cell office:value-type="float" office:value="158888" calcext:value-type="float">
            <text:p>158888</text:p>
          </table:table-cell>
          <table:table-cell office:value-type="float" office:value="190666" calcext:value-type="float">
            <text:p>190666</text:p>
          </table:table-cell>
          <table:table-cell office:value-type="float" office:value="228799" calcext:value-type="float">
            <text:p>228799</text:p>
          </table:table-cell>
          <table:table-cell office:value-type="float" office:value="274559" calcext:value-type="float">
            <text:p>274559</text:p>
          </table:table-cell>
          <table:table-cell office:value-type="float" office:value="329471" calcext:value-type="float">
            <text:p>329471</text:p>
          </table:table-cell>
          <table:table-cell office:value-type="float" office:value="1525148" calcext:value-type="float">
            <text:p>1525148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106" calcext:value-type="float">
            <text:p>8106</text:p>
          </table:table-cell>
          <table:table-cell office:value-type="float" office:value="9727" calcext:value-type="float">
            <text:p>9727</text:p>
          </table:table-cell>
          <table:table-cell office:value-type="float" office:value="11672" calcext:value-type="float">
            <text:p>11672</text:p>
          </table:table-cell>
          <table:table-cell office:value-type="float" office:value="14006" calcext:value-type="float">
            <text:p>14006</text:p>
          </table:table-cell>
          <table:table-cell office:value-type="float" office:value="17119" calcext:value-type="float">
            <text:p>17119</text:p>
          </table:table-cell>
          <table:table-cell office:value-type="float" office:value="20168" calcext:value-type="float">
            <text:p>20168</text:p>
          </table:table-cell>
          <table:table-cell office:value-type="float" office:value="24202" calcext:value-type="float">
            <text:p>24202</text:p>
          </table:table-cell>
          <table:table-cell office:value-type="float" office:value="29042" calcext:value-type="float">
            <text:p>29042</text:p>
          </table:table-cell>
          <table:table-cell office:value-type="float" office:value="34850" calcext:value-type="float">
            <text:p>34850</text:p>
          </table:table-cell>
          <table:table-cell office:value-type="float" office:value="41820" calcext:value-type="float">
            <text:p>41820</text:p>
          </table:table-cell>
          <table:table-cell office:value-type="float" office:value="193593" calcext:value-type="float">
            <text:p>193593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6755" calcext:value-type="float">
            <text:p>46755</text:p>
          </table:table-cell>
          <table:table-cell office:value-type="float" office:value="56106" calcext:value-type="float">
            <text:p>56106</text:p>
          </table:table-cell>
          <table:table-cell office:value-type="float" office:value="67327" calcext:value-type="float">
            <text:p>67327</text:p>
          </table:table-cell>
          <table:table-cell office:value-type="float" office:value="80792" calcext:value-type="float">
            <text:p>80792</text:p>
          </table:table-cell>
          <table:table-cell office:value-type="float" office:value="91054" calcext:value-type="float">
            <text:p>91054</text:p>
          </table:table-cell>
          <table:table-cell office:value-type="float" office:value="116340" calcext:value-type="float">
            <text:p>116340</text:p>
          </table:table-cell>
          <table:table-cell office:value-type="float" office:value="139608" calcext:value-type="float">
            <text:p>139608</text:p>
          </table:table-cell>
          <table:table-cell office:value-type="float" office:value="167530" calcext:value-type="float">
            <text:p>167530</text:p>
          </table:table-cell>
          <table:table-cell office:value-type="float" office:value="201036" calcext:value-type="float">
            <text:p>201036</text:p>
          </table:table-cell>
          <table:table-cell office:value-type="float" office:value="241243" calcext:value-type="float">
            <text:p>241243</text:p>
          </table:table-cell>
          <table:table-cell office:value-type="float" office:value="1116737" calcext:value-type="float">
            <text:p>1116737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6738" calcext:value-type="float">
            <text:p>56738</text:p>
          </table:table-cell>
          <table:table-cell office:value-type="float" office:value="68086" calcext:value-type="float">
            <text:p>68086</text:p>
          </table:table-cell>
          <table:table-cell office:value-type="float" office:value="81703" calcext:value-type="float">
            <text:p>81703</text:p>
          </table:table-cell>
          <table:table-cell office:value-type="float" office:value="98044" calcext:value-type="float">
            <text:p>98044</text:p>
          </table:table-cell>
          <table:table-cell office:value-type="float" office:value="9622" calcext:value-type="float">
            <text:p>9622</text:p>
          </table:table-cell>
          <table:table-cell office:value-type="float" office:value="141184" calcext:value-type="float">
            <text:p>141184</text:p>
          </table:table-cell>
          <table:table-cell office:value-type="float" office:value="169421" calcext:value-type="float">
            <text:p>169421</text:p>
          </table:table-cell>
          <table:table-cell office:value-type="float" office:value="203305" calcext:value-type="float">
            <text:p>203305</text:p>
          </table:table-cell>
          <table:table-cell office:value-type="float" office:value="243966" calcext:value-type="float">
            <text:p>243966</text:p>
          </table:table-cell>
          <table:table-cell office:value-type="float" office:value="292759" calcext:value-type="float">
            <text:p>292759</text:p>
          </table:table-cell>
          <table:table-cell office:value-type="float" office:value="1355206" calcext:value-type="float">
            <text:p>1355206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7602" calcext:value-type="float">
            <text:p>77602</text:p>
          </table:table-cell>
          <table:table-cell office:value-type="float" office:value="93122" calcext:value-type="float">
            <text:p>93122</text:p>
          </table:table-cell>
          <table:table-cell office:value-type="float" office:value="111746" calcext:value-type="float">
            <text:p>111746</text:p>
          </table:table-cell>
          <table:table-cell office:value-type="float" office:value="134095" calcext:value-type="float">
            <text:p>134095</text:p>
          </table:table-cell>
          <table:table-cell office:value-type="float" office:value="15559" calcext:value-type="float">
            <text:p>15559</text:p>
          </table:table-cell>
          <table:table-cell office:value-type="float" office:value="193097" calcext:value-type="float">
            <text:p>193097</text:p>
          </table:table-cell>
          <table:table-cell office:value-type="float" office:value="231716" calcext:value-type="float">
            <text:p>231716</text:p>
          </table:table-cell>
          <table:table-cell office:value-type="float" office:value="278059" calcext:value-type="float">
            <text:p>278059</text:p>
          </table:table-cell>
          <table:table-cell office:value-type="float" office:value="333671" calcext:value-type="float">
            <text:p>333671</text:p>
          </table:table-cell>
          <table:table-cell office:value-type="float" office:value="400405" calcext:value-type="float">
            <text:p>400405</text:p>
          </table:table-cell>
          <table:table-cell office:value-type="float" office:value="1853513" calcext:value-type="float">
            <text:p>1853513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3400" calcext:value-type="float">
            <text:p>93400</text:p>
          </table:table-cell>
          <table:table-cell office:value-type="float" office:value="112080" calcext:value-type="float">
            <text:p>112080</text:p>
          </table:table-cell>
          <table:table-cell office:value-type="float" office:value="134496" calcext:value-type="float">
            <text:p>134496</text:p>
          </table:table-cell>
          <table:table-cell office:value-type="float" office:value="161395" calcext:value-type="float">
            <text:p>161395</text:p>
          </table:table-cell>
          <table:table-cell office:value-type="float" office:value="48358" calcext:value-type="float">
            <text:p>48358</text:p>
          </table:table-cell>
          <table:table-cell office:value-type="float" office:value="232409" calcext:value-type="float">
            <text:p>232409</text:p>
          </table:table-cell>
          <table:table-cell office:value-type="float" office:value="278891" calcext:value-type="float">
            <text:p>278891</text:p>
          </table:table-cell>
          <table:table-cell office:value-type="float" office:value="334669" calcext:value-type="float">
            <text:p>334669</text:p>
          </table:table-cell>
          <table:table-cell office:value-type="float" office:value="401603" calcext:value-type="float">
            <text:p>401603</text:p>
          </table:table-cell>
          <table:table-cell office:value-type="float" office:value="481924" calcext:value-type="float">
            <text:p>481924</text:p>
          </table:table-cell>
          <table:table-cell office:value-type="float" office:value="2230867" calcext:value-type="float">
            <text:p>2230867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5056" calcext:value-type="float">
            <text:p>25056</text:p>
          </table:table-cell>
          <table:table-cell office:value-type="float" office:value="30067" calcext:value-type="float">
            <text:p>30067</text:p>
          </table:table-cell>
          <table:table-cell office:value-type="float" office:value="36080" calcext:value-type="float">
            <text:p>36080</text:p>
          </table:table-cell>
          <table:table-cell office:value-type="float" office:value="43296" calcext:value-type="float">
            <text:p>43296</text:p>
          </table:table-cell>
          <table:table-cell office:value-type="float" office:value="20960" calcext:value-type="float">
            <text:p>20960</text:p>
          </table:table-cell>
          <table:table-cell office:value-type="float" office:value="62346" calcext:value-type="float">
            <text:p>62346</text:p>
          </table:table-cell>
          <table:table-cell office:value-type="float" office:value="74815" calcext:value-type="float">
            <text:p>74815</text:p>
          </table:table-cell>
          <table:table-cell office:value-type="float" office:value="89778" calcext:value-type="float">
            <text:p>89778</text:p>
          </table:table-cell>
          <table:table-cell office:value-type="float" office:value="107734" calcext:value-type="float">
            <text:p>107734</text:p>
          </table:table-cell>
          <table:table-cell office:value-type="float" office:value="129281" calcext:value-type="float">
            <text:p>129281</text:p>
          </table:table-cell>
          <table:table-cell office:value-type="float" office:value="598453" calcext:value-type="float">
            <text:p>598453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4929" calcext:value-type="float">
            <text:p>84929</text:p>
          </table:table-cell>
          <table:table-cell office:value-type="float" office:value="101915" calcext:value-type="float">
            <text:p>101915</text:p>
          </table:table-cell>
          <table:table-cell office:value-type="float" office:value="122298" calcext:value-type="float">
            <text:p>122298</text:p>
          </table:table-cell>
          <table:table-cell office:value-type="float" office:value="146758" calcext:value-type="float">
            <text:p>146758</text:p>
          </table:table-cell>
          <table:table-cell office:value-type="float" office:value="21597" calcext:value-type="float">
            <text:p>21597</text:p>
          </table:table-cell>
          <table:table-cell office:value-type="float" office:value="211332" calcext:value-type="float">
            <text:p>211332</text:p>
          </table:table-cell>
          <table:table-cell office:value-type="float" office:value="253598" calcext:value-type="float">
            <text:p>253598</text:p>
          </table:table-cell>
          <table:table-cell office:value-type="float" office:value="304318" calcext:value-type="float">
            <text:p>304318</text:p>
          </table:table-cell>
          <table:table-cell office:value-type="float" office:value="365182" calcext:value-type="float">
            <text:p>365182</text:p>
          </table:table-cell>
          <table:table-cell office:value-type="float" office:value="438218" calcext:value-type="float">
            <text:p>438218</text:p>
          </table:table-cell>
          <table:table-cell office:value-type="float" office:value="2028548" calcext:value-type="float">
            <text:p>2028548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817" calcext:value-type="float">
            <text:p>14817</text:p>
          </table:table-cell>
          <table:table-cell office:value-type="float" office:value="17780" calcext:value-type="float">
            <text:p>17780</text:p>
          </table:table-cell>
          <table:table-cell office:value-type="float" office:value="21336" calcext:value-type="float">
            <text:p>21336</text:p>
          </table:table-cell>
          <table:table-cell office:value-type="float" office:value="25603" calcext:value-type="float">
            <text:p>25603</text:p>
          </table:table-cell>
          <table:table-cell office:value-type="float" office:value="12322" calcext:value-type="float">
            <text:p>12322</text:p>
          </table:table-cell>
          <table:table-cell office:value-type="float" office:value="36869" calcext:value-type="float">
            <text:p>36869</text:p>
          </table:table-cell>
          <table:table-cell office:value-type="float" office:value="44243" calcext:value-type="float">
            <text:p>44243</text:p>
          </table:table-cell>
          <table:table-cell office:value-type="float" office:value="53092" calcext:value-type="float">
            <text:p>53092</text:p>
          </table:table-cell>
          <table:table-cell office:value-type="float" office:value="63710" calcext:value-type="float">
            <text:p>63710</text:p>
          </table:table-cell>
          <table:table-cell office:value-type="float" office:value="76452" calcext:value-type="float">
            <text:p>76452</text:p>
          </table:table-cell>
          <table:table-cell office:value-type="float" office:value="353902" calcext:value-type="float">
            <text:p>353902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654" calcext:value-type="float">
            <text:p>9654</text:p>
          </table:table-cell>
          <table:table-cell office:value-type="float" office:value="11585" calcext:value-type="float">
            <text:p>11585</text:p>
          </table:table-cell>
          <table:table-cell office:value-type="float" office:value="13902" calcext:value-type="float">
            <text:p>13902</text:p>
          </table:table-cell>
          <table:table-cell office:value-type="float" office:value="16682" calcext:value-type="float">
            <text:p>16682</text:p>
          </table:table-cell>
          <table:table-cell office:value-type="float" office:value="99013" calcext:value-type="float">
            <text:p>99013</text:p>
          </table:table-cell>
          <table:table-cell office:value-type="float" office:value="24022" calcext:value-type="float">
            <text:p>24022</text:p>
          </table:table-cell>
          <table:table-cell office:value-type="float" office:value="28826" calcext:value-type="float">
            <text:p>28826</text:p>
          </table:table-cell>
          <table:table-cell office:value-type="float" office:value="34591" calcext:value-type="float">
            <text:p>34591</text:p>
          </table:table-cell>
          <table:table-cell office:value-type="float" office:value="41509" calcext:value-type="float">
            <text:p>41509</text:p>
          </table:table-cell>
          <table:table-cell office:value-type="float" office:value="49811" calcext:value-type="float">
            <text:p>49811</text:p>
          </table:table-cell>
          <table:table-cell office:value-type="float" office:value="230582" calcext:value-type="float">
            <text:p>230582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6509" calcext:value-type="float">
            <text:p>76509</text:p>
          </table:table-cell>
          <table:table-cell office:value-type="float" office:value="91811" calcext:value-type="float">
            <text:p>91811</text:p>
          </table:table-cell>
          <table:table-cell office:value-type="float" office:value="110173" calcext:value-type="float">
            <text:p>110173</text:p>
          </table:table-cell>
          <table:table-cell office:value-type="float" office:value="132208" calcext:value-type="float">
            <text:p>132208</text:p>
          </table:table-cell>
          <table:table-cell office:value-type="float" office:value="57993" calcext:value-type="float">
            <text:p>57993</text:p>
          </table:table-cell>
          <table:table-cell office:value-type="float" office:value="190380" calcext:value-type="float">
            <text:p>190380</text:p>
          </table:table-cell>
          <table:table-cell office:value-type="float" office:value="228456" calcext:value-type="float">
            <text:p>228456</text:p>
          </table:table-cell>
          <table:table-cell office:value-type="float" office:value="274147" calcext:value-type="float">
            <text:p>274147</text:p>
          </table:table-cell>
          <table:table-cell office:value-type="float" office:value="328976" calcext:value-type="float">
            <text:p>328976</text:p>
          </table:table-cell>
          <table:table-cell office:value-type="float" office:value="394771" calcext:value-type="float">
            <text:p>394771</text:p>
          </table:table-cell>
          <table:table-cell office:value-type="float" office:value="1827431" calcext:value-type="float">
            <text:p>1827431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9606" calcext:value-type="float">
            <text:p>39606</text:p>
          </table:table-cell>
          <table:table-cell office:value-type="float" office:value="47527" calcext:value-type="float">
            <text:p>47527</text:p>
          </table:table-cell>
          <table:table-cell office:value-type="float" office:value="57032" calcext:value-type="float">
            <text:p>57032</text:p>
          </table:table-cell>
          <table:table-cell office:value-type="float" office:value="68438" calcext:value-type="float">
            <text:p>68438</text:p>
          </table:table-cell>
          <table:table-cell office:value-type="float" office:value="34092" calcext:value-type="float">
            <text:p>34092</text:p>
          </table:table-cell>
          <table:table-cell office:value-type="float" office:value="98551" calcext:value-type="float">
            <text:p>98551</text:p>
          </table:table-cell>
          <table:table-cell office:value-type="float" office:value="118261" calcext:value-type="float">
            <text:p>118261</text:p>
          </table:table-cell>
          <table:table-cell office:value-type="float" office:value="141913" calcext:value-type="float">
            <text:p>141913</text:p>
          </table:table-cell>
          <table:table-cell office:value-type="float" office:value="170296" calcext:value-type="float">
            <text:p>170296</text:p>
          </table:table-cell>
          <table:table-cell office:value-type="float" office:value="204355" calcext:value-type="float">
            <text:p>204355</text:p>
          </table:table-cell>
          <table:table-cell office:value-type="float" office:value="945979" calcext:value-type="float">
            <text:p>945979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7281" calcext:value-type="float">
            <text:p>27281</text:p>
          </table:table-cell>
          <table:table-cell office:value-type="float" office:value="32737" calcext:value-type="float">
            <text:p>32737</text:p>
          </table:table-cell>
          <table:table-cell office:value-type="float" office:value="39284" calcext:value-type="float">
            <text:p>39284</text:p>
          </table:table-cell>
          <table:table-cell office:value-type="float" office:value="47141" calcext:value-type="float">
            <text:p>47141</text:p>
          </table:table-cell>
          <table:table-cell office:value-type="float" office:value="58621" calcext:value-type="float">
            <text:p>58621</text:p>
          </table:table-cell>
          <table:table-cell office:value-type="float" office:value="67883" calcext:value-type="float">
            <text:p>67883</text:p>
          </table:table-cell>
          <table:table-cell office:value-type="float" office:value="81460" calcext:value-type="float">
            <text:p>81460</text:p>
          </table:table-cell>
          <table:table-cell office:value-type="float" office:value="97752" calcext:value-type="float">
            <text:p>97752</text:p>
          </table:table-cell>
          <table:table-cell office:value-type="float" office:value="117302" calcext:value-type="float">
            <text:p>117302</text:p>
          </table:table-cell>
          <table:table-cell office:value-type="float" office:value="140762" calcext:value-type="float">
            <text:p>140762</text:p>
          </table:table-cell>
          <table:table-cell office:value-type="float" office:value="651602" calcext:value-type="float">
            <text:p>651602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6163" calcext:value-type="float">
            <text:p>96163</text:p>
          </table:table-cell>
          <table:table-cell office:value-type="float" office:value="115396" calcext:value-type="float">
            <text:p>115396</text:p>
          </table:table-cell>
          <table:table-cell office:value-type="float" office:value="138475" calcext:value-type="float">
            <text:p>138475</text:p>
          </table:table-cell>
          <table:table-cell office:value-type="float" office:value="166170" calcext:value-type="float">
            <text:p>166170</text:p>
          </table:table-cell>
          <table:table-cell office:value-type="float" office:value="15329" calcext:value-type="float">
            <text:p>15329</text:p>
          </table:table-cell>
          <table:table-cell office:value-type="float" office:value="239285" calcext:value-type="float">
            <text:p>239285</text:p>
          </table:table-cell>
          <table:table-cell office:value-type="float" office:value="287142" calcext:value-type="float">
            <text:p>287142</text:p>
          </table:table-cell>
          <table:table-cell office:value-type="float" office:value="344570" calcext:value-type="float">
            <text:p>344570</text:p>
          </table:table-cell>
          <table:table-cell office:value-type="float" office:value="413484" calcext:value-type="float">
            <text:p>413484</text:p>
          </table:table-cell>
          <table:table-cell office:value-type="float" office:value="496181" calcext:value-type="float">
            <text:p>496181</text:p>
          </table:table-cell>
          <table:table-cell office:value-type="float" office:value="2296866" calcext:value-type="float">
            <text:p>2296866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0743" calcext:value-type="float">
            <text:p>40743</text:p>
          </table:table-cell>
          <table:table-cell office:value-type="float" office:value="48892" calcext:value-type="float">
            <text:p>48892</text:p>
          </table:table-cell>
          <table:table-cell office:value-type="float" office:value="58670" calcext:value-type="float">
            <text:p>58670</text:p>
          </table:table-cell>
          <table:table-cell office:value-type="float" office:value="70404" calcext:value-type="float">
            <text:p>70404</text:p>
          </table:table-cell>
          <table:table-cell office:value-type="float" office:value="78878" calcext:value-type="float">
            <text:p>78878</text:p>
          </table:table-cell>
          <table:table-cell office:value-type="float" office:value="101382" calcext:value-type="float">
            <text:p>101382</text:p>
          </table:table-cell>
          <table:table-cell office:value-type="float" office:value="121658" calcext:value-type="float">
            <text:p>121658</text:p>
          </table:table-cell>
          <table:table-cell office:value-type="float" office:value="145990" calcext:value-type="float">
            <text:p>145990</text:p>
          </table:table-cell>
          <table:table-cell office:value-type="float" office:value="175188" calcext:value-type="float">
            <text:p>175188</text:p>
          </table:table-cell>
          <table:table-cell office:value-type="float" office:value="210226" calcext:value-type="float">
            <text:p>210226</text:p>
          </table:table-cell>
          <table:table-cell office:value-type="float" office:value="973153" calcext:value-type="float">
            <text:p>973153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0734" calcext:value-type="float">
            <text:p>30734</text:p>
          </table:table-cell>
          <table:table-cell office:value-type="float" office:value="36881" calcext:value-type="float">
            <text:p>36881</text:p>
          </table:table-cell>
          <table:table-cell office:value-type="float" office:value="44257" calcext:value-type="float">
            <text:p>44257</text:p>
          </table:table-cell>
          <table:table-cell office:value-type="float" office:value="53108" calcext:value-type="float">
            <text:p>53108</text:p>
          </table:table-cell>
          <table:table-cell office:value-type="float" office:value="42864" calcext:value-type="float">
            <text:p>42864</text:p>
          </table:table-cell>
          <table:table-cell office:value-type="float" office:value="76476" calcext:value-type="float">
            <text:p>76476</text:p>
          </table:table-cell>
          <table:table-cell office:value-type="float" office:value="91771" calcext:value-type="float">
            <text:p>91771</text:p>
          </table:table-cell>
          <table:table-cell office:value-type="float" office:value="110125" calcext:value-type="float">
            <text:p>110125</text:p>
          </table:table-cell>
          <table:table-cell office:value-type="float" office:value="132150" calcext:value-type="float">
            <text:p>132150</text:p>
          </table:table-cell>
          <table:table-cell office:value-type="float" office:value="158580" calcext:value-type="float">
            <text:p>158580</text:p>
          </table:table-cell>
          <table:table-cell office:value-type="float" office:value="734082" calcext:value-type="float">
            <text:p>734082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063" calcext:value-type="float">
            <text:p>10063</text:p>
          </table:table-cell>
          <table:table-cell office:value-type="float" office:value="12076" calcext:value-type="float">
            <text:p>12076</text:p>
          </table:table-cell>
          <table:table-cell office:value-type="float" office:value="14491" calcext:value-type="float">
            <text:p>14491</text:p>
          </table:table-cell>
          <table:table-cell office:value-type="float" office:value="17389" calcext:value-type="float">
            <text:p>17389</text:p>
          </table:table-cell>
          <table:table-cell office:value-type="float" office:value="54545" calcext:value-type="float">
            <text:p>54545</text:p>
          </table:table-cell>
          <table:table-cell office:value-type="float" office:value="25040" calcext:value-type="float">
            <text:p>25040</text:p>
          </table:table-cell>
          <table:table-cell office:value-type="float" office:value="30048" calcext:value-type="float">
            <text:p>30048</text:p>
          </table:table-cell>
          <table:table-cell office:value-type="float" office:value="36058" calcext:value-type="float">
            <text:p>36058</text:p>
          </table:table-cell>
          <table:table-cell office:value-type="float" office:value="43270" calcext:value-type="float">
            <text:p>43270</text:p>
          </table:table-cell>
          <table:table-cell office:value-type="float" office:value="51924" calcext:value-type="float">
            <text:p>51924</text:p>
          </table:table-cell>
          <table:table-cell office:value-type="float" office:value="240359" calcext:value-type="float">
            <text:p>240359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3784" calcext:value-type="float">
            <text:p>83784</text:p>
          </table:table-cell>
          <table:table-cell office:value-type="float" office:value="100541" calcext:value-type="float">
            <text:p>100541</text:p>
          </table:table-cell>
          <table:table-cell office:value-type="float" office:value="120649" calcext:value-type="float">
            <text:p>120649</text:p>
          </table:table-cell>
          <table:table-cell office:value-type="float" office:value="144779" calcext:value-type="float">
            <text:p>144779</text:p>
          </table:table-cell>
          <table:table-cell office:value-type="float" office:value="84387" calcext:value-type="float">
            <text:p>84387</text:p>
          </table:table-cell>
          <table:table-cell office:value-type="float" office:value="208482" calcext:value-type="float">
            <text:p>208482</text:p>
          </table:table-cell>
          <table:table-cell office:value-type="float" office:value="250178" calcext:value-type="float">
            <text:p>250178</text:p>
          </table:table-cell>
          <table:table-cell office:value-type="float" office:value="300214" calcext:value-type="float">
            <text:p>300214</text:p>
          </table:table-cell>
          <table:table-cell office:value-type="float" office:value="360257" calcext:value-type="float">
            <text:p>360257</text:p>
          </table:table-cell>
          <table:table-cell office:value-type="float" office:value="432308" calcext:value-type="float">
            <text:p>432308</text:p>
          </table:table-cell>
          <table:table-cell office:value-type="float" office:value="2001192" calcext:value-type="float">
            <text:p>2001192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0472" calcext:value-type="float">
            <text:p>50472</text:p>
          </table:table-cell>
          <table:table-cell office:value-type="float" office:value="60566" calcext:value-type="float">
            <text:p>60566</text:p>
          </table:table-cell>
          <table:table-cell office:value-type="float" office:value="72679" calcext:value-type="float">
            <text:p>72679</text:p>
          </table:table-cell>
          <table:table-cell office:value-type="float" office:value="87215" calcext:value-type="float">
            <text:p>87215</text:p>
          </table:table-cell>
          <table:table-cell office:value-type="float" office:value="45828" calcext:value-type="float">
            <text:p>45828</text:p>
          </table:table-cell>
          <table:table-cell office:value-type="float" office:value="125590" calcext:value-type="float">
            <text:p>125590</text:p>
          </table:table-cell>
          <table:table-cell office:value-type="float" office:value="150708" calcext:value-type="float">
            <text:p>150708</text:p>
          </table:table-cell>
          <table:table-cell office:value-type="float" office:value="180850" calcext:value-type="float">
            <text:p>180850</text:p>
          </table:table-cell>
          <table:table-cell office:value-type="float" office:value="217020" calcext:value-type="float">
            <text:p>217020</text:p>
          </table:table-cell>
          <table:table-cell office:value-type="float" office:value="260424" calcext:value-type="float">
            <text:p>260424</text:p>
          </table:table-cell>
          <table:table-cell office:value-type="float" office:value="1205524" calcext:value-type="float">
            <text:p>1205524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0663" calcext:value-type="float">
            <text:p>70663</text:p>
          </table:table-cell>
          <table:table-cell office:value-type="float" office:value="84796" calcext:value-type="float">
            <text:p>84796</text:p>
          </table:table-cell>
          <table:table-cell office:value-type="float" office:value="101755" calcext:value-type="float">
            <text:p>101755</text:p>
          </table:table-cell>
          <table:table-cell office:value-type="float" office:value="122106" calcext:value-type="float">
            <text:p>122106</text:p>
          </table:table-cell>
          <table:table-cell office:value-type="float" office:value="49699" calcext:value-type="float">
            <text:p>49699</text:p>
          </table:table-cell>
          <table:table-cell office:value-type="float" office:value="175832" calcext:value-type="float">
            <text:p>175832</text:p>
          </table:table-cell>
          <table:table-cell office:value-type="float" office:value="210998" calcext:value-type="float">
            <text:p>210998</text:p>
          </table:table-cell>
          <table:table-cell office:value-type="float" office:value="253198" calcext:value-type="float">
            <text:p>253198</text:p>
          </table:table-cell>
          <table:table-cell office:value-type="float" office:value="303838" calcext:value-type="float">
            <text:p>303838</text:p>
          </table:table-cell>
          <table:table-cell office:value-type="float" office:value="364606" calcext:value-type="float">
            <text:p>364606</text:p>
          </table:table-cell>
          <table:table-cell office:value-type="float" office:value="1687792" calcext:value-type="float">
            <text:p>1687792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755" calcext:value-type="float">
            <text:p>12755</text:p>
          </table:table-cell>
          <table:table-cell office:value-type="float" office:value="15306" calcext:value-type="float">
            <text:p>15306</text:p>
          </table:table-cell>
          <table:table-cell office:value-type="float" office:value="18367" calcext:value-type="float">
            <text:p>18367</text:p>
          </table:table-cell>
          <table:table-cell office:value-type="float" office:value="22040" calcext:value-type="float">
            <text:p>22040</text:p>
          </table:table-cell>
          <table:table-cell office:value-type="float" office:value="66373" calcext:value-type="float">
            <text:p>66373</text:p>
          </table:table-cell>
          <table:table-cell office:value-type="float" office:value="31738" calcext:value-type="float">
            <text:p>31738</text:p>
          </table:table-cell>
          <table:table-cell office:value-type="float" office:value="38086" calcext:value-type="float">
            <text:p>38086</text:p>
          </table:table-cell>
          <table:table-cell office:value-type="float" office:value="45703" calcext:value-type="float">
            <text:p>45703</text:p>
          </table:table-cell>
          <table:table-cell office:value-type="float" office:value="54844" calcext:value-type="float">
            <text:p>54844</text:p>
          </table:table-cell>
          <table:table-cell office:value-type="float" office:value="65813" calcext:value-type="float">
            <text:p>65813</text:p>
          </table:table-cell>
          <table:table-cell office:value-type="float" office:value="304652" calcext:value-type="float">
            <text:p>304652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009" calcext:value-type="float">
            <text:p>25009</text:p>
          </table:table-cell>
          <table:table-cell office:value-type="float" office:value="30011" calcext:value-type="float">
            <text:p>30011</text:p>
          </table:table-cell>
          <table:table-cell office:value-type="float" office:value="36013" calcext:value-type="float">
            <text:p>36013</text:p>
          </table:table-cell>
          <table:table-cell office:value-type="float" office:value="43216" calcext:value-type="float">
            <text:p>43216</text:p>
          </table:table-cell>
          <table:table-cell office:value-type="float" office:value="65148" calcext:value-type="float">
            <text:p>65148</text:p>
          </table:table-cell>
          <table:table-cell office:value-type="float" office:value="62231" calcext:value-type="float">
            <text:p>62231</text:p>
          </table:table-cell>
          <table:table-cell office:value-type="float" office:value="74677" calcext:value-type="float">
            <text:p>74677</text:p>
          </table:table-cell>
          <table:table-cell office:value-type="float" office:value="89612" calcext:value-type="float">
            <text:p>89612</text:p>
          </table:table-cell>
          <table:table-cell office:value-type="float" office:value="107534" calcext:value-type="float">
            <text:p>107534</text:p>
          </table:table-cell>
          <table:table-cell office:value-type="float" office:value="129041" calcext:value-type="float">
            <text:p>129041</text:p>
          </table:table-cell>
          <table:table-cell office:value-type="float" office:value="597344" calcext:value-type="float">
            <text:p>597344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3218" calcext:value-type="float">
            <text:p>53218</text:p>
          </table:table-cell>
          <table:table-cell office:value-type="float" office:value="63862" calcext:value-type="float">
            <text:p>63862</text:p>
          </table:table-cell>
          <table:table-cell office:value-type="float" office:value="76634" calcext:value-type="float">
            <text:p>76634</text:p>
          </table:table-cell>
          <table:table-cell office:value-type="float" office:value="91961" calcext:value-type="float">
            <text:p>91961</text:p>
          </table:table-cell>
          <table:table-cell office:value-type="float" office:value="76494" calcext:value-type="float">
            <text:p>76494</text:p>
          </table:table-cell>
          <table:table-cell office:value-type="float" office:value="132424" calcext:value-type="float">
            <text:p>132424</text:p>
          </table:table-cell>
          <table:table-cell office:value-type="float" office:value="158909" calcext:value-type="float">
            <text:p>158909</text:p>
          </table:table-cell>
          <table:table-cell office:value-type="float" office:value="190691" calcext:value-type="float">
            <text:p>190691</text:p>
          </table:table-cell>
          <table:table-cell office:value-type="float" office:value="228829" calcext:value-type="float">
            <text:p>228829</text:p>
          </table:table-cell>
          <table:table-cell office:value-type="float" office:value="274595" calcext:value-type="float">
            <text:p>274595</text:p>
          </table:table-cell>
          <table:table-cell office:value-type="float" office:value="1271123" calcext:value-type="float">
            <text:p>1271123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180" calcext:value-type="float">
            <text:p>21180</text:p>
          </table:table-cell>
          <table:table-cell office:value-type="float" office:value="25416" calcext:value-type="float">
            <text:p>25416</text:p>
          </table:table-cell>
          <table:table-cell office:value-type="float" office:value="30499" calcext:value-type="float">
            <text:p>30499</text:p>
          </table:table-cell>
          <table:table-cell office:value-type="float" office:value="36599" calcext:value-type="float">
            <text:p>36599</text:p>
          </table:table-cell>
          <table:table-cell office:value-type="float" office:value="8026" calcext:value-type="float">
            <text:p>8026</text:p>
          </table:table-cell>
          <table:table-cell office:value-type="float" office:value="52703" calcext:value-type="float">
            <text:p>52703</text:p>
          </table:table-cell>
          <table:table-cell office:value-type="float" office:value="63244" calcext:value-type="float">
            <text:p>63244</text:p>
          </table:table-cell>
          <table:table-cell office:value-type="float" office:value="75893" calcext:value-type="float">
            <text:p>75893</text:p>
          </table:table-cell>
          <table:table-cell office:value-type="float" office:value="91072" calcext:value-type="float">
            <text:p>91072</text:p>
          </table:table-cell>
          <table:table-cell office:value-type="float" office:value="109286" calcext:value-type="float">
            <text:p>109286</text:p>
          </table:table-cell>
          <table:table-cell office:value-type="float" office:value="505892" calcext:value-type="float">
            <text:p>505892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2457" calcext:value-type="float">
            <text:p>62457</text:p>
          </table:table-cell>
          <table:table-cell office:value-type="float" office:value="74948" calcext:value-type="float">
            <text:p>74948</text:p>
          </table:table-cell>
          <table:table-cell office:value-type="float" office:value="89938" calcext:value-type="float">
            <text:p>89938</text:p>
          </table:table-cell>
          <table:table-cell office:value-type="float" office:value="107926" calcext:value-type="float">
            <text:p>107926</text:p>
          </table:table-cell>
          <table:table-cell office:value-type="float" office:value="62830" calcext:value-type="float">
            <text:p>62830</text:p>
          </table:table-cell>
          <table:table-cell office:value-type="float" office:value="155413" calcext:value-type="float">
            <text:p>155413</text:p>
          </table:table-cell>
          <table:table-cell office:value-type="float" office:value="186496" calcext:value-type="float">
            <text:p>186496</text:p>
          </table:table-cell>
          <table:table-cell office:value-type="float" office:value="223795" calcext:value-type="float">
            <text:p>223795</text:p>
          </table:table-cell>
          <table:table-cell office:value-type="float" office:value="268554" calcext:value-type="float">
            <text:p>268554</text:p>
          </table:table-cell>
          <table:table-cell office:value-type="float" office:value="322265" calcext:value-type="float">
            <text:p>322265</text:p>
          </table:table-cell>
          <table:table-cell office:value-type="float" office:value="1491792" calcext:value-type="float">
            <text:p>1491792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2318" calcext:value-type="float">
            <text:p>52318</text:p>
          </table:table-cell>
          <table:table-cell office:value-type="float" office:value="62782" calcext:value-type="float">
            <text:p>62782</text:p>
          </table:table-cell>
          <table:table-cell office:value-type="float" office:value="75338" calcext:value-type="float">
            <text:p>75338</text:p>
          </table:table-cell>
          <table:table-cell office:value-type="float" office:value="90406" calcext:value-type="float">
            <text:p>90406</text:p>
          </table:table-cell>
          <table:table-cell office:value-type="float" office:value="82453" calcext:value-type="float">
            <text:p>82453</text:p>
          </table:table-cell>
          <table:table-cell office:value-type="float" office:value="130184" calcext:value-type="float">
            <text:p>130184</text:p>
          </table:table-cell>
          <table:table-cell office:value-type="float" office:value="156221" calcext:value-type="float">
            <text:p>156221</text:p>
          </table:table-cell>
          <table:table-cell office:value-type="float" office:value="187465" calcext:value-type="float">
            <text:p>187465</text:p>
          </table:table-cell>
          <table:table-cell office:value-type="float" office:value="224958" calcext:value-type="float">
            <text:p>224958</text:p>
          </table:table-cell>
          <table:table-cell office:value-type="float" office:value="269950" calcext:value-type="float">
            <text:p>269950</text:p>
          </table:table-cell>
          <table:table-cell office:value-type="float" office:value="1249622" calcext:value-type="float">
            <text:p>1249622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0082" calcext:value-type="float">
            <text:p>30082</text:p>
          </table:table-cell>
          <table:table-cell office:value-type="float" office:value="36098" calcext:value-type="float">
            <text:p>36098</text:p>
          </table:table-cell>
          <table:table-cell office:value-type="float" office:value="43318" calcext:value-type="float">
            <text:p>43318</text:p>
          </table:table-cell>
          <table:table-cell office:value-type="float" office:value="51982" calcext:value-type="float">
            <text:p>51982</text:p>
          </table:table-cell>
          <table:table-cell office:value-type="float" office:value="98856" calcext:value-type="float">
            <text:p>98856</text:p>
          </table:table-cell>
          <table:table-cell office:value-type="float" office:value="74854" calcext:value-type="float">
            <text:p>74854</text:p>
          </table:table-cell>
          <table:table-cell office:value-type="float" office:value="89825" calcext:value-type="float">
            <text:p>89825</text:p>
          </table:table-cell>
          <table:table-cell office:value-type="float" office:value="107790" calcext:value-type="float">
            <text:p>107790</text:p>
          </table:table-cell>
          <table:table-cell office:value-type="float" office:value="129348" calcext:value-type="float">
            <text:p>129348</text:p>
          </table:table-cell>
          <table:table-cell office:value-type="float" office:value="155218" calcext:value-type="float">
            <text:p>155218</text:p>
          </table:table-cell>
          <table:table-cell office:value-type="float" office:value="718515" calcext:value-type="float">
            <text:p>718515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9084" calcext:value-type="float">
            <text:p>29084</text:p>
          </table:table-cell>
          <table:table-cell office:value-type="float" office:value="34901" calcext:value-type="float">
            <text:p>34901</text:p>
          </table:table-cell>
          <table:table-cell office:value-type="float" office:value="41881" calcext:value-type="float">
            <text:p>41881</text:p>
          </table:table-cell>
          <table:table-cell office:value-type="float" office:value="50257" calcext:value-type="float">
            <text:p>50257</text:p>
          </table:table-cell>
          <table:table-cell office:value-type="float" office:value="27204" calcext:value-type="float">
            <text:p>27204</text:p>
          </table:table-cell>
          <table:table-cell office:value-type="float" office:value="72370" calcext:value-type="float">
            <text:p>72370</text:p>
          </table:table-cell>
          <table:table-cell office:value-type="float" office:value="86844" calcext:value-type="float">
            <text:p>86844</text:p>
          </table:table-cell>
          <table:table-cell office:value-type="float" office:value="104213" calcext:value-type="float">
            <text:p>104213</text:p>
          </table:table-cell>
          <table:table-cell office:value-type="float" office:value="125056" calcext:value-type="float">
            <text:p>125056</text:p>
          </table:table-cell>
          <table:table-cell office:value-type="float" office:value="150067" calcext:value-type="float">
            <text:p>150067</text:p>
          </table:table-cell>
          <table:table-cell office:value-type="float" office:value="694673" calcext:value-type="float">
            <text:p>694673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4000" calcext:value-type="float">
            <text:p>44000</text:p>
          </table:table-cell>
          <table:table-cell office:value-type="float" office:value="52800" calcext:value-type="float">
            <text:p>52800</text:p>
          </table:table-cell>
          <table:table-cell office:value-type="float" office:value="63360" calcext:value-type="float">
            <text:p>63360</text:p>
          </table:table-cell>
          <table:table-cell office:value-type="float" office:value="76032" calcext:value-type="float">
            <text:p>76032</text:p>
          </table:table-cell>
          <table:table-cell office:value-type="float" office:value="39839" calcext:value-type="float">
            <text:p>39839</text:p>
          </table:table-cell>
          <table:table-cell office:value-type="float" office:value="109486" calcext:value-type="float">
            <text:p>109486</text:p>
          </table:table-cell>
          <table:table-cell office:value-type="float" office:value="131383" calcext:value-type="float">
            <text:p>131383</text:p>
          </table:table-cell>
          <table:table-cell office:value-type="float" office:value="157660" calcext:value-type="float">
            <text:p>157660</text:p>
          </table:table-cell>
          <table:table-cell office:value-type="float" office:value="189192" calcext:value-type="float">
            <text:p>189192</text:p>
          </table:table-cell>
          <table:table-cell office:value-type="float" office:value="227030" calcext:value-type="float">
            <text:p>227030</text:p>
          </table:table-cell>
          <table:table-cell office:value-type="float" office:value="1050943" calcext:value-type="float">
            <text:p>1050943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8575" calcext:value-type="float">
            <text:p>78575</text:p>
          </table:table-cell>
          <table:table-cell office:value-type="float" office:value="94290" calcext:value-type="float">
            <text:p>94290</text:p>
          </table:table-cell>
          <table:table-cell office:value-type="float" office:value="113148" calcext:value-type="float">
            <text:p>113148</text:p>
          </table:table-cell>
          <table:table-cell office:value-type="float" office:value="135778" calcext:value-type="float">
            <text:p>135778</text:p>
          </table:table-cell>
          <table:table-cell office:value-type="float" office:value="26350" calcext:value-type="float">
            <text:p>26350</text:p>
          </table:table-cell>
          <table:table-cell office:value-type="float" office:value="195521" calcext:value-type="float">
            <text:p>195521</text:p>
          </table:table-cell>
          <table:table-cell office:value-type="float" office:value="234625" calcext:value-type="float">
            <text:p>234625</text:p>
          </table:table-cell>
          <table:table-cell office:value-type="float" office:value="281550" calcext:value-type="float">
            <text:p>281550</text:p>
          </table:table-cell>
          <table:table-cell office:value-type="float" office:value="337860" calcext:value-type="float">
            <text:p>337860</text:p>
          </table:table-cell>
          <table:table-cell office:value-type="float" office:value="405432" calcext:value-type="float">
            <text:p>405432</text:p>
          </table:table-cell>
          <table:table-cell office:value-type="float" office:value="1876779" calcext:value-type="float">
            <text:p>1876779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6344" calcext:value-type="float">
            <text:p>16344</text:p>
          </table:table-cell>
          <table:table-cell office:value-type="float" office:value="19613" calcext:value-type="float">
            <text:p>19613</text:p>
          </table:table-cell>
          <table:table-cell office:value-type="float" office:value="23536" calcext:value-type="float">
            <text:p>23536</text:p>
          </table:table-cell>
          <table:table-cell office:value-type="float" office:value="28243" calcext:value-type="float">
            <text:p>28243</text:p>
          </table:table-cell>
          <table:table-cell office:value-type="float" office:value="49011" calcext:value-type="float">
            <text:p>49011</text:p>
          </table:table-cell>
          <table:table-cell office:value-type="float" office:value="40670" calcext:value-type="float">
            <text:p>40670</text:p>
          </table:table-cell>
          <table:table-cell office:value-type="float" office:value="48804" calcext:value-type="float">
            <text:p>48804</text:p>
          </table:table-cell>
          <table:table-cell office:value-type="float" office:value="58565" calcext:value-type="float">
            <text:p>58565</text:p>
          </table:table-cell>
          <table:table-cell office:value-type="float" office:value="70278" calcext:value-type="float">
            <text:p>70278</text:p>
          </table:table-cell>
          <table:table-cell office:value-type="float" office:value="84334" calcext:value-type="float">
            <text:p>84334</text:p>
          </table:table-cell>
          <table:table-cell office:value-type="float" office:value="390387" calcext:value-type="float">
            <text:p>390387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4391" calcext:value-type="float">
            <text:p>74391</text:p>
          </table:table-cell>
          <table:table-cell office:value-type="float" office:value="89269" calcext:value-type="float">
            <text:p>89269</text:p>
          </table:table-cell>
          <table:table-cell office:value-type="float" office:value="107123" calcext:value-type="float">
            <text:p>107123</text:p>
          </table:table-cell>
          <table:table-cell office:value-type="float" office:value="128548" calcext:value-type="float">
            <text:p>128548</text:p>
          </table:table-cell>
          <table:table-cell office:value-type="float" office:value="39830" calcext:value-type="float">
            <text:p>39830</text:p>
          </table:table-cell>
          <table:table-cell office:value-type="float" office:value="185110" calcext:value-type="float">
            <text:p>185110</text:p>
          </table:table-cell>
          <table:table-cell office:value-type="float" office:value="222132" calcext:value-type="float">
            <text:p>222132</text:p>
          </table:table-cell>
          <table:table-cell office:value-type="float" office:value="266558" calcext:value-type="float">
            <text:p>266558</text:p>
          </table:table-cell>
          <table:table-cell office:value-type="float" office:value="319870" calcext:value-type="float">
            <text:p>319870</text:p>
          </table:table-cell>
          <table:table-cell office:value-type="float" office:value="383844" calcext:value-type="float">
            <text:p>383844</text:p>
          </table:table-cell>
          <table:table-cell office:value-type="float" office:value="1776845" calcext:value-type="float">
            <text:p>1776845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607" calcext:value-type="float">
            <text:p>14607</text:p>
          </table:table-cell>
          <table:table-cell office:value-type="float" office:value="17528" calcext:value-type="float">
            <text:p>17528</text:p>
          </table:table-cell>
          <table:table-cell office:value-type="float" office:value="21034" calcext:value-type="float">
            <text:p>21034</text:p>
          </table:table-cell>
          <table:table-cell office:value-type="float" office:value="25241" calcext:value-type="float">
            <text:p>25241</text:p>
          </table:table-cell>
          <table:table-cell office:value-type="float" office:value="86609" calcext:value-type="float">
            <text:p>86609</text:p>
          </table:table-cell>
          <table:table-cell office:value-type="float" office:value="36347" calcext:value-type="float">
            <text:p>36347</text:p>
          </table:table-cell>
          <table:table-cell office:value-type="float" office:value="43616" calcext:value-type="float">
            <text:p>43616</text:p>
          </table:table-cell>
          <table:table-cell office:value-type="float" office:value="52339" calcext:value-type="float">
            <text:p>52339</text:p>
          </table:table-cell>
          <table:table-cell office:value-type="float" office:value="62807" calcext:value-type="float">
            <text:p>62807</text:p>
          </table:table-cell>
          <table:table-cell office:value-type="float" office:value="75368" calcext:value-type="float">
            <text:p>75368</text:p>
          </table:table-cell>
          <table:table-cell office:value-type="float" office:value="348887" calcext:value-type="float">
            <text:p>348887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7652" calcext:value-type="float">
            <text:p>87652</text:p>
          </table:table-cell>
          <table:table-cell office:value-type="float" office:value="105182" calcext:value-type="float">
            <text:p>105182</text:p>
          </table:table-cell>
          <table:table-cell office:value-type="float" office:value="126218" calcext:value-type="float">
            <text:p>126218</text:p>
          </table:table-cell>
          <table:table-cell office:value-type="float" office:value="151462" calcext:value-type="float">
            <text:p>151462</text:p>
          </table:table-cell>
          <table:table-cell office:value-type="float" office:value="34932" calcext:value-type="float">
            <text:p>34932</text:p>
          </table:table-cell>
          <table:table-cell office:value-type="float" office:value="218105" calcext:value-type="float">
            <text:p>218105</text:p>
          </table:table-cell>
          <table:table-cell office:value-type="float" office:value="261726" calcext:value-type="float">
            <text:p>261726</text:p>
          </table:table-cell>
          <table:table-cell office:value-type="float" office:value="314071" calcext:value-type="float">
            <text:p>314071</text:p>
          </table:table-cell>
          <table:table-cell office:value-type="float" office:value="376885" calcext:value-type="float">
            <text:p>376885</text:p>
          </table:table-cell>
          <table:table-cell office:value-type="float" office:value="452262" calcext:value-type="float">
            <text:p>452262</text:p>
          </table:table-cell>
          <table:table-cell office:value-type="float" office:value="2093563" calcext:value-type="float">
            <text:p>2093563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1359" calcext:value-type="float">
            <text:p>41359</text:p>
          </table:table-cell>
          <table:table-cell office:value-type="float" office:value="49631" calcext:value-type="float">
            <text:p>49631</text:p>
          </table:table-cell>
          <table:table-cell office:value-type="float" office:value="59557" calcext:value-type="float">
            <text:p>59557</text:p>
          </table:table-cell>
          <table:table-cell office:value-type="float" office:value="71468" calcext:value-type="float">
            <text:p>71468</text:p>
          </table:table-cell>
          <table:table-cell office:value-type="float" office:value="16217" calcext:value-type="float">
            <text:p>16217</text:p>
          </table:table-cell>
          <table:table-cell office:value-type="float" office:value="102914" calcext:value-type="float">
            <text:p>102914</text:p>
          </table:table-cell>
          <table:table-cell office:value-type="float" office:value="123497" calcext:value-type="float">
            <text:p>123497</text:p>
          </table:table-cell>
          <table:table-cell office:value-type="float" office:value="148196" calcext:value-type="float">
            <text:p>148196</text:p>
          </table:table-cell>
          <table:table-cell office:value-type="float" office:value="177835" calcext:value-type="float">
            <text:p>177835</text:p>
          </table:table-cell>
          <table:table-cell office:value-type="float" office:value="213402" calcext:value-type="float">
            <text:p>213402</text:p>
          </table:table-cell>
          <table:table-cell office:value-type="float" office:value="987859" calcext:value-type="float">
            <text:p>987859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0967" calcext:value-type="float">
            <text:p>70967</text:p>
          </table:table-cell>
          <table:table-cell office:value-type="float" office:value="85160" calcext:value-type="float">
            <text:p>85160</text:p>
          </table:table-cell>
          <table:table-cell office:value-type="float" office:value="102192" calcext:value-type="float">
            <text:p>102192</text:p>
          </table:table-cell>
          <table:table-cell office:value-type="float" office:value="122630" calcext:value-type="float">
            <text:p>122630</text:p>
          </table:table-cell>
          <table:table-cell office:value-type="float" office:value="12187" calcext:value-type="float">
            <text:p>12187</text:p>
          </table:table-cell>
          <table:table-cell office:value-type="float" office:value="176587" calcext:value-type="float">
            <text:p>176587</text:p>
          </table:table-cell>
          <table:table-cell office:value-type="float" office:value="211904" calcext:value-type="float">
            <text:p>211904</text:p>
          </table:table-cell>
          <table:table-cell office:value-type="float" office:value="254285" calcext:value-type="float">
            <text:p>254285</text:p>
          </table:table-cell>
          <table:table-cell office:value-type="float" office:value="305142" calcext:value-type="float">
            <text:p>305142</text:p>
          </table:table-cell>
          <table:table-cell office:value-type="float" office:value="366170" calcext:value-type="float">
            <text:p>366170</text:p>
          </table:table-cell>
          <table:table-cell office:value-type="float" office:value="1695037" calcext:value-type="float">
            <text:p>1695037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2553" calcext:value-type="float">
            <text:p>52553</text:p>
          </table:table-cell>
          <table:table-cell office:value-type="float" office:value="63064" calcext:value-type="float">
            <text:p>63064</text:p>
          </table:table-cell>
          <table:table-cell office:value-type="float" office:value="75677" calcext:value-type="float">
            <text:p>75677</text:p>
          </table:table-cell>
          <table:table-cell office:value-type="float" office:value="90812" calcext:value-type="float">
            <text:p>90812</text:p>
          </table:table-cell>
          <table:table-cell office:value-type="float" office:value="42451" calcext:value-type="float">
            <text:p>42451</text:p>
          </table:table-cell>
          <table:table-cell office:value-type="float" office:value="130769" calcext:value-type="float">
            <text:p>130769</text:p>
          </table:table-cell>
          <table:table-cell office:value-type="float" office:value="156923" calcext:value-type="float">
            <text:p>156923</text:p>
          </table:table-cell>
          <table:table-cell office:value-type="float" office:value="188308" calcext:value-type="float">
            <text:p>188308</text:p>
          </table:table-cell>
          <table:table-cell office:value-type="float" office:value="225970" calcext:value-type="float">
            <text:p>225970</text:p>
          </table:table-cell>
          <table:table-cell office:value-type="float" office:value="271164" calcext:value-type="float">
            <text:p>271164</text:p>
          </table:table-cell>
          <table:table-cell office:value-type="float" office:value="1255240" calcext:value-type="float">
            <text:p>1255240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0038" calcext:value-type="float">
            <text:p>60038</text:p>
          </table:table-cell>
          <table:table-cell office:value-type="float" office:value="72046" calcext:value-type="float">
            <text:p>72046</text:p>
          </table:table-cell>
          <table:table-cell office:value-type="float" office:value="86455" calcext:value-type="float">
            <text:p>86455</text:p>
          </table:table-cell>
          <table:table-cell office:value-type="float" office:value="103746" calcext:value-type="float">
            <text:p>103746</text:p>
          </table:table-cell>
          <table:table-cell office:value-type="float" office:value="37091" calcext:value-type="float">
            <text:p>37091</text:p>
          </table:table-cell>
          <table:table-cell office:value-type="float" office:value="149394" calcext:value-type="float">
            <text:p>149394</text:p>
          </table:table-cell>
          <table:table-cell office:value-type="float" office:value="179273" calcext:value-type="float">
            <text:p>179273</text:p>
          </table:table-cell>
          <table:table-cell office:value-type="float" office:value="215128" calcext:value-type="float">
            <text:p>215128</text:p>
          </table:table-cell>
          <table:table-cell office:value-type="float" office:value="258154" calcext:value-type="float">
            <text:p>258154</text:p>
          </table:table-cell>
          <table:table-cell office:value-type="float" office:value="309785" calcext:value-type="float">
            <text:p>309785</text:p>
          </table:table-cell>
          <table:table-cell office:value-type="float" office:value="1434019" calcext:value-type="float">
            <text:p>1434019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8795" calcext:value-type="float">
            <text:p>38795</text:p>
          </table:table-cell>
          <table:table-cell office:value-type="float" office:value="46554" calcext:value-type="float">
            <text:p>46554</text:p>
          </table:table-cell>
          <table:table-cell office:value-type="float" office:value="55865" calcext:value-type="float">
            <text:p>55865</text:p>
          </table:table-cell>
          <table:table-cell office:value-type="float" office:value="67038" calcext:value-type="float">
            <text:p>67038</text:p>
          </table:table-cell>
          <table:table-cell office:value-type="float" office:value="92486" calcext:value-type="float">
            <text:p>92486</text:p>
          </table:table-cell>
          <table:table-cell office:value-type="float" office:value="96535" calcext:value-type="float">
            <text:p>96535</text:p>
          </table:table-cell>
          <table:table-cell office:value-type="float" office:value="115842" calcext:value-type="float">
            <text:p>115842</text:p>
          </table:table-cell>
          <table:table-cell office:value-type="float" office:value="139010" calcext:value-type="float">
            <text:p>139010</text:p>
          </table:table-cell>
          <table:table-cell office:value-type="float" office:value="166812" calcext:value-type="float">
            <text:p>166812</text:p>
          </table:table-cell>
          <table:table-cell office:value-type="float" office:value="200174" calcext:value-type="float">
            <text:p>200174</text:p>
          </table:table-cell>
          <table:table-cell office:value-type="float" office:value="926625" calcext:value-type="float">
            <text:p>926625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1432" calcext:value-type="float">
            <text:p>31432</text:p>
          </table:table-cell>
          <table:table-cell office:value-type="float" office:value="37718" calcext:value-type="float">
            <text:p>37718</text:p>
          </table:table-cell>
          <table:table-cell office:value-type="float" office:value="45262" calcext:value-type="float">
            <text:p>45262</text:p>
          </table:table-cell>
          <table:table-cell office:value-type="float" office:value="54314" calcext:value-type="float">
            <text:p>54314</text:p>
          </table:table-cell>
          <table:table-cell office:value-type="float" office:value="71736" calcext:value-type="float">
            <text:p>71736</text:p>
          </table:table-cell>
          <table:table-cell office:value-type="float" office:value="78212" calcext:value-type="float">
            <text:p>78212</text:p>
          </table:table-cell>
          <table:table-cell office:value-type="float" office:value="93854" calcext:value-type="float">
            <text:p>93854</text:p>
          </table:table-cell>
          <table:table-cell office:value-type="float" office:value="112625" calcext:value-type="float">
            <text:p>112625</text:p>
          </table:table-cell>
          <table:table-cell office:value-type="float" office:value="135150" calcext:value-type="float">
            <text:p>135150</text:p>
          </table:table-cell>
          <table:table-cell office:value-type="float" office:value="162180" calcext:value-type="float">
            <text:p>162180</text:p>
          </table:table-cell>
          <table:table-cell office:value-type="float" office:value="750747" calcext:value-type="float">
            <text:p>750747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5540" calcext:value-type="float">
            <text:p>55540</text:p>
          </table:table-cell>
          <table:table-cell office:value-type="float" office:value="66648" calcext:value-type="float">
            <text:p>66648</text:p>
          </table:table-cell>
          <table:table-cell office:value-type="float" office:value="79978" calcext:value-type="float">
            <text:p>79978</text:p>
          </table:table-cell>
          <table:table-cell office:value-type="float" office:value="95974" calcext:value-type="float">
            <text:p>95974</text:p>
          </table:table-cell>
          <table:table-cell office:value-type="float" office:value="65945" calcext:value-type="float">
            <text:p>65945</text:p>
          </table:table-cell>
          <table:table-cell office:value-type="float" office:value="138203" calcext:value-type="float">
            <text:p>138203</text:p>
          </table:table-cell>
          <table:table-cell office:value-type="float" office:value="165844" calcext:value-type="float">
            <text:p>165844</text:p>
          </table:table-cell>
          <table:table-cell office:value-type="float" office:value="199013" calcext:value-type="float">
            <text:p>199013</text:p>
          </table:table-cell>
          <table:table-cell office:value-type="float" office:value="238816" calcext:value-type="float">
            <text:p>238816</text:p>
          </table:table-cell>
          <table:table-cell office:value-type="float" office:value="286579" calcext:value-type="float">
            <text:p>286579</text:p>
          </table:table-cell>
          <table:table-cell office:value-type="float" office:value="1326595" calcext:value-type="float">
            <text:p>1326595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3135" calcext:value-type="float">
            <text:p>43135</text:p>
          </table:table-cell>
          <table:table-cell office:value-type="float" office:value="51762" calcext:value-type="float">
            <text:p>51762</text:p>
          </table:table-cell>
          <table:table-cell office:value-type="float" office:value="62114" calcext:value-type="float">
            <text:p>62114</text:p>
          </table:table-cell>
          <table:table-cell office:value-type="float" office:value="74537" calcext:value-type="float">
            <text:p>74537</text:p>
          </table:table-cell>
          <table:table-cell office:value-type="float" office:value="80485" calcext:value-type="float">
            <text:p>80485</text:p>
          </table:table-cell>
          <table:table-cell office:value-type="float" office:value="107333" calcext:value-type="float">
            <text:p>107333</text:p>
          </table:table-cell>
          <table:table-cell office:value-type="float" office:value="128800" calcext:value-type="float">
            <text:p>128800</text:p>
          </table:table-cell>
          <table:table-cell office:value-type="float" office:value="154560" calcext:value-type="float">
            <text:p>154560</text:p>
          </table:table-cell>
          <table:table-cell office:value-type="float" office:value="185472" calcext:value-type="float">
            <text:p>185472</text:p>
          </table:table-cell>
          <table:table-cell office:value-type="float" office:value="222566" calcext:value-type="float">
            <text:p>222566</text:p>
          </table:table-cell>
          <table:table-cell office:value-type="float" office:value="1030279" calcext:value-type="float">
            <text:p>1030279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6438" calcext:value-type="float">
            <text:p>36438</text:p>
          </table:table-cell>
          <table:table-cell office:value-type="float" office:value="43726" calcext:value-type="float">
            <text:p>43726</text:p>
          </table:table-cell>
          <table:table-cell office:value-type="float" office:value="52471" calcext:value-type="float">
            <text:p>52471</text:p>
          </table:table-cell>
          <table:table-cell office:value-type="float" office:value="62965" calcext:value-type="float">
            <text:p>62965</text:p>
          </table:table-cell>
          <table:table-cell office:value-type="float" office:value="32880" calcext:value-type="float">
            <text:p>32880</text:p>
          </table:table-cell>
          <table:table-cell office:value-type="float" office:value="90670" calcext:value-type="float">
            <text:p>90670</text:p>
          </table:table-cell>
          <table:table-cell office:value-type="float" office:value="108804" calcext:value-type="float">
            <text:p>108804</text:p>
          </table:table-cell>
          <table:table-cell office:value-type="float" office:value="130565" calcext:value-type="float">
            <text:p>130565</text:p>
          </table:table-cell>
          <table:table-cell office:value-type="float" office:value="156678" calcext:value-type="float">
            <text:p>156678</text:p>
          </table:table-cell>
          <table:table-cell office:value-type="float" office:value="188014" calcext:value-type="float">
            <text:p>188014</text:p>
          </table:table-cell>
          <table:table-cell office:value-type="float" office:value="870331" calcext:value-type="float">
            <text:p>870331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9375" calcext:value-type="float">
            <text:p>19375</text:p>
          </table:table-cell>
          <table:table-cell office:value-type="float" office:value="23250" calcext:value-type="float">
            <text:p>23250</text:p>
          </table:table-cell>
          <table:table-cell office:value-type="float" office:value="27900" calcext:value-type="float">
            <text:p>27900</text:p>
          </table:table-cell>
          <table:table-cell office:value-type="float" office:value="33480" calcext:value-type="float">
            <text:p>33480</text:p>
          </table:table-cell>
          <table:table-cell office:value-type="float" office:value="7568" calcext:value-type="float">
            <text:p>7568</text:p>
          </table:table-cell>
          <table:table-cell office:value-type="float" office:value="48211" calcext:value-type="float">
            <text:p>48211</text:p>
          </table:table-cell>
          <table:table-cell office:value-type="float" office:value="57853" calcext:value-type="float">
            <text:p>57853</text:p>
          </table:table-cell>
          <table:table-cell office:value-type="float" office:value="69424" calcext:value-type="float">
            <text:p>69424</text:p>
          </table:table-cell>
          <table:table-cell office:value-type="float" office:value="83309" calcext:value-type="float">
            <text:p>83309</text:p>
          </table:table-cell>
          <table:table-cell office:value-type="float" office:value="99971" calcext:value-type="float">
            <text:p>99971</text:p>
          </table:table-cell>
          <table:table-cell office:value-type="float" office:value="462773" calcext:value-type="float">
            <text:p>462773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1581" calcext:value-type="float">
            <text:p>81581</text:p>
          </table:table-cell>
          <table:table-cell office:value-type="float" office:value="97897" calcext:value-type="float">
            <text:p>97897</text:p>
          </table:table-cell>
          <table:table-cell office:value-type="float" office:value="117476" calcext:value-type="float">
            <text:p>117476</text:p>
          </table:table-cell>
          <table:table-cell office:value-type="float" office:value="140971" calcext:value-type="float">
            <text:p>140971</text:p>
          </table:table-cell>
          <table:table-cell office:value-type="float" office:value="89552" calcext:value-type="float">
            <text:p>89552</text:p>
          </table:table-cell>
          <table:table-cell office:value-type="float" office:value="202998" calcext:value-type="float">
            <text:p>202998</text:p>
          </table:table-cell>
          <table:table-cell office:value-type="float" office:value="243598" calcext:value-type="float">
            <text:p>243598</text:p>
          </table:table-cell>
          <table:table-cell office:value-type="float" office:value="292318" calcext:value-type="float">
            <text:p>292318</text:p>
          </table:table-cell>
          <table:table-cell office:value-type="float" office:value="350782" calcext:value-type="float">
            <text:p>350782</text:p>
          </table:table-cell>
          <table:table-cell office:value-type="float" office:value="420938" calcext:value-type="float">
            <text:p>420938</text:p>
          </table:table-cell>
          <table:table-cell office:value-type="float" office:value="1948559" calcext:value-type="float">
            <text:p>1948559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4545" calcext:value-type="float">
            <text:p>64545</text:p>
          </table:table-cell>
          <table:table-cell office:value-type="float" office:value="77454" calcext:value-type="float">
            <text:p>77454</text:p>
          </table:table-cell>
          <table:table-cell office:value-type="float" office:value="92945" calcext:value-type="float">
            <text:p>92945</text:p>
          </table:table-cell>
          <table:table-cell office:value-type="float" office:value="111534" calcext:value-type="float">
            <text:p>111534</text:p>
          </table:table-cell>
          <table:table-cell office:value-type="float" office:value="36833" calcext:value-type="float">
            <text:p>36833</text:p>
          </table:table-cell>
          <table:table-cell office:value-type="float" office:value="160609" calcext:value-type="float">
            <text:p>160609</text:p>
          </table:table-cell>
          <table:table-cell office:value-type="float" office:value="192731" calcext:value-type="float">
            <text:p>192731</text:p>
          </table:table-cell>
          <table:table-cell office:value-type="float" office:value="231277" calcext:value-type="float">
            <text:p>231277</text:p>
          </table:table-cell>
          <table:table-cell office:value-type="float" office:value="277532" calcext:value-type="float">
            <text:p>277532</text:p>
          </table:table-cell>
          <table:table-cell office:value-type="float" office:value="333038" calcext:value-type="float">
            <text:p>333038</text:p>
          </table:table-cell>
          <table:table-cell office:value-type="float" office:value="1541665" calcext:value-type="float">
            <text:p>1541665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1941" calcext:value-type="float">
            <text:p>21941</text:p>
          </table:table-cell>
          <table:table-cell office:value-type="float" office:value="26329" calcext:value-type="float">
            <text:p>26329</text:p>
          </table:table-cell>
          <table:table-cell office:value-type="float" office:value="31595" calcext:value-type="float">
            <text:p>31595</text:p>
          </table:table-cell>
          <table:table-cell office:value-type="float" office:value="37914" calcext:value-type="float">
            <text:p>37914</text:p>
          </table:table-cell>
          <table:table-cell office:value-type="float" office:value="89645" calcext:value-type="float">
            <text:p>89645</text:p>
          </table:table-cell>
          <table:table-cell office:value-type="float" office:value="54596" calcext:value-type="float">
            <text:p>54596</text:p>
          </table:table-cell>
          <table:table-cell office:value-type="float" office:value="65515" calcext:value-type="float">
            <text:p>65515</text:p>
          </table:table-cell>
          <table:table-cell office:value-type="float" office:value="78618" calcext:value-type="float">
            <text:p>78618</text:p>
          </table:table-cell>
          <table:table-cell office:value-type="float" office:value="94342" calcext:value-type="float">
            <text:p>94342</text:p>
          </table:table-cell>
          <table:table-cell office:value-type="float" office:value="113210" calcext:value-type="float">
            <text:p>113210</text:p>
          </table:table-cell>
          <table:table-cell office:value-type="float" office:value="524060" calcext:value-type="float">
            <text:p>524060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5497" calcext:value-type="float">
            <text:p>85497</text:p>
          </table:table-cell>
          <table:table-cell office:value-type="float" office:value="102596" calcext:value-type="float">
            <text:p>102596</text:p>
          </table:table-cell>
          <table:table-cell office:value-type="float" office:value="123115" calcext:value-type="float">
            <text:p>123115</text:p>
          </table:table-cell>
          <table:table-cell office:value-type="float" office:value="147738" calcext:value-type="float">
            <text:p>147738</text:p>
          </table:table-cell>
          <table:table-cell office:value-type="float" office:value="69280" calcext:value-type="float">
            <text:p>69280</text:p>
          </table:table-cell>
          <table:table-cell office:value-type="float" office:value="212743" calcext:value-type="float">
            <text:p>212743</text:p>
          </table:table-cell>
          <table:table-cell office:value-type="float" office:value="255292" calcext:value-type="float">
            <text:p>255292</text:p>
          </table:table-cell>
          <table:table-cell office:value-type="float" office:value="306350" calcext:value-type="float">
            <text:p>306350</text:p>
          </table:table-cell>
          <table:table-cell office:value-type="float" office:value="367620" calcext:value-type="float">
            <text:p>367620</text:p>
          </table:table-cell>
          <table:table-cell office:value-type="float" office:value="441144" calcext:value-type="float">
            <text:p>441144</text:p>
          </table:table-cell>
          <table:table-cell office:value-type="float" office:value="2042095" calcext:value-type="float">
            <text:p>2042095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971" calcext:value-type="float">
            <text:p>2971</text:p>
          </table:table-cell>
          <table:table-cell office:value-type="float" office:value="3565" calcext:value-type="float">
            <text:p>3565</text:p>
          </table:table-cell>
          <table:table-cell office:value-type="float" office:value="4278" calcext:value-type="float">
            <text:p>4278</text:p>
          </table:table-cell>
          <table:table-cell office:value-type="float" office:value="5134" calcext:value-type="float">
            <text:p>5134</text:p>
          </table:table-cell>
          <table:table-cell office:value-type="float" office:value="98779" calcext:value-type="float">
            <text:p>98779</text:p>
          </table:table-cell>
          <table:table-cell office:value-type="float" office:value="7393" calcext:value-type="float">
            <text:p>7393</text:p>
          </table:table-cell>
          <table:table-cell office:value-type="float" office:value="8872" calcext:value-type="float">
            <text:p>8872</text:p>
          </table:table-cell>
          <table:table-cell office:value-type="float" office:value="10646" calcext:value-type="float">
            <text:p>10646</text:p>
          </table:table-cell>
          <table:table-cell office:value-type="float" office:value="12775" calcext:value-type="float">
            <text:p>12775</text:p>
          </table:table-cell>
          <table:table-cell office:value-type="float" office:value="15330" calcext:value-type="float">
            <text:p>15330</text:p>
          </table:table-cell>
          <table:table-cell office:value-type="float" office:value="70964" calcext:value-type="float">
            <text:p>70964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5074" calcext:value-type="float">
            <text:p>55074</text:p>
          </table:table-cell>
          <table:table-cell office:value-type="float" office:value="66089" calcext:value-type="float">
            <text:p>66089</text:p>
          </table:table-cell>
          <table:table-cell office:value-type="float" office:value="79307" calcext:value-type="float">
            <text:p>79307</text:p>
          </table:table-cell>
          <table:table-cell office:value-type="float" office:value="95168" calcext:value-type="float">
            <text:p>95168</text:p>
          </table:table-cell>
          <table:table-cell office:value-type="float" office:value="29889" calcext:value-type="float">
            <text:p>29889</text:p>
          </table:table-cell>
          <table:table-cell office:value-type="float" office:value="137042" calcext:value-type="float">
            <text:p>137042</text:p>
          </table:table-cell>
          <table:table-cell office:value-type="float" office:value="164450" calcext:value-type="float">
            <text:p>164450</text:p>
          </table:table-cell>
          <table:table-cell office:value-type="float" office:value="197340" calcext:value-type="float">
            <text:p>197340</text:p>
          </table:table-cell>
          <table:table-cell office:value-type="float" office:value="236808" calcext:value-type="float">
            <text:p>236808</text:p>
          </table:table-cell>
          <table:table-cell office:value-type="float" office:value="284170" calcext:value-type="float">
            <text:p>284170</text:p>
          </table:table-cell>
          <table:table-cell office:value-type="float" office:value="1315448" calcext:value-type="float">
            <text:p>1315448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5076" calcext:value-type="float">
            <text:p>35076</text:p>
          </table:table-cell>
          <table:table-cell office:value-type="float" office:value="42091" calcext:value-type="float">
            <text:p>42091</text:p>
          </table:table-cell>
          <table:table-cell office:value-type="float" office:value="50509" calcext:value-type="float">
            <text:p>50509</text:p>
          </table:table-cell>
          <table:table-cell office:value-type="float" office:value="60611" calcext:value-type="float">
            <text:p>60611</text:p>
          </table:table-cell>
          <table:table-cell office:value-type="float" office:value="12260" calcext:value-type="float">
            <text:p>12260</text:p>
          </table:table-cell>
          <table:table-cell office:value-type="float" office:value="87280" calcext:value-type="float">
            <text:p>87280</text:p>
          </table:table-cell>
          <table:table-cell office:value-type="float" office:value="104736" calcext:value-type="float">
            <text:p>104736</text:p>
          </table:table-cell>
          <table:table-cell office:value-type="float" office:value="125683" calcext:value-type="float">
            <text:p>125683</text:p>
          </table:table-cell>
          <table:table-cell office:value-type="float" office:value="150820" calcext:value-type="float">
            <text:p>150820</text:p>
          </table:table-cell>
          <table:table-cell office:value-type="float" office:value="180984" calcext:value-type="float">
            <text:p>180984</text:p>
          </table:table-cell>
          <table:table-cell office:value-type="float" office:value="837790" calcext:value-type="float">
            <text:p>837790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9310" calcext:value-type="float">
            <text:p>79310</text:p>
          </table:table-cell>
          <table:table-cell office:value-type="float" office:value="95172" calcext:value-type="float">
            <text:p>95172</text:p>
          </table:table-cell>
          <table:table-cell office:value-type="float" office:value="114206" calcext:value-type="float">
            <text:p>114206</text:p>
          </table:table-cell>
          <table:table-cell office:value-type="float" office:value="137047" calcext:value-type="float">
            <text:p>137047</text:p>
          </table:table-cell>
          <table:table-cell office:value-type="float" office:value="57840" calcext:value-type="float">
            <text:p>57840</text:p>
          </table:table-cell>
          <table:table-cell office:value-type="float" office:value="197347" calcext:value-type="float">
            <text:p>197347</text:p>
          </table:table-cell>
          <table:table-cell office:value-type="float" office:value="236816" calcext:value-type="float">
            <text:p>236816</text:p>
          </table:table-cell>
          <table:table-cell office:value-type="float" office:value="284179" calcext:value-type="float">
            <text:p>284179</text:p>
          </table:table-cell>
          <table:table-cell office:value-type="float" office:value="341015" calcext:value-type="float">
            <text:p>341015</text:p>
          </table:table-cell>
          <table:table-cell office:value-type="float" office:value="409218" calcext:value-type="float">
            <text:p>409218</text:p>
          </table:table-cell>
          <table:table-cell office:value-type="float" office:value="1894310" calcext:value-type="float">
            <text:p>1894310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9660" calcext:value-type="float">
            <text:p>69660</text:p>
          </table:table-cell>
          <table:table-cell office:value-type="float" office:value="83592" calcext:value-type="float">
            <text:p>83592</text:p>
          </table:table-cell>
          <table:table-cell office:value-type="float" office:value="100310" calcext:value-type="float">
            <text:p>100310</text:p>
          </table:table-cell>
          <table:table-cell office:value-type="float" office:value="120372" calcext:value-type="float">
            <text:p>120372</text:p>
          </table:table-cell>
          <table:table-cell office:value-type="float" office:value="65920" calcext:value-type="float">
            <text:p>65920</text:p>
          </table:table-cell>
          <table:table-cell office:value-type="float" office:value="173335" calcext:value-type="float">
            <text:p>173335</text:p>
          </table:table-cell>
          <table:table-cell office:value-type="float" office:value="208002" calcext:value-type="float">
            <text:p>208002</text:p>
          </table:table-cell>
          <table:table-cell office:value-type="float" office:value="249602" calcext:value-type="float">
            <text:p>249602</text:p>
          </table:table-cell>
          <table:table-cell office:value-type="float" office:value="299522" calcext:value-type="float">
            <text:p>299522</text:p>
          </table:table-cell>
          <table:table-cell office:value-type="float" office:value="359426" calcext:value-type="float">
            <text:p>359426</text:p>
          </table:table-cell>
          <table:table-cell office:value-type="float" office:value="1663821" calcext:value-type="float">
            <text:p>1663821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266" calcext:value-type="float">
            <text:p>1266</text:p>
          </table:table-cell>
          <table:table-cell office:value-type="float" office:value="1519" calcext:value-type="float">
            <text:p>1519</text:p>
          </table:table-cell>
          <table:table-cell office:value-type="float" office:value="1823" calcext:value-type="float">
            <text:p>1823</text:p>
          </table:table-cell>
          <table:table-cell office:value-type="float" office:value="2188" calcext:value-type="float">
            <text:p>2188</text:p>
          </table:table-cell>
          <table:table-cell office:value-type="float" office:value="51880" calcext:value-type="float">
            <text:p>51880</text:p>
          </table:table-cell>
          <table:table-cell office:value-type="float" office:value="3151" calcext:value-type="float">
            <text:p>3151</text:p>
          </table:table-cell>
          <table:table-cell office:value-type="float" office:value="3781" calcext:value-type="float">
            <text:p>3781</text:p>
          </table:table-cell>
          <table:table-cell office:value-type="float" office:value="4537" calcext:value-type="float">
            <text:p>4537</text:p>
          </table:table-cell>
          <table:table-cell office:value-type="float" office:value="5444" calcext:value-type="float">
            <text:p>5444</text:p>
          </table:table-cell>
          <table:table-cell office:value-type="float" office:value="6533" calcext:value-type="float">
            <text:p>6533</text:p>
          </table:table-cell>
          <table:table-cell office:value-type="float" office:value="30242" calcext:value-type="float">
            <text:p>30242</text:p>
          </table:table-cell>
          <table:table-cell office:value-type="string" calcext:value-type="string">
            <text:p>Medium Number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3230" calcext:value-type="float">
            <text:p>23230</text:p>
          </table:table-cell>
          <table:table-cell office:value-type="float" office:value="27876" calcext:value-type="float">
            <text:p>27876</text:p>
          </table:table-cell>
          <table:table-cell office:value-type="float" office:value="33451" calcext:value-type="float">
            <text:p>33451</text:p>
          </table:table-cell>
          <table:table-cell office:value-type="float" office:value="40141" calcext:value-type="float">
            <text:p>40141</text:p>
          </table:table-cell>
          <table:table-cell office:value-type="float" office:value="79231" calcext:value-type="float">
            <text:p>79231</text:p>
          </table:table-cell>
          <table:table-cell office:value-type="float" office:value="57803" calcext:value-type="float">
            <text:p>57803</text:p>
          </table:table-cell>
          <table:table-cell office:value-type="float" office:value="69364" calcext:value-type="float">
            <text:p>69364</text:p>
          </table:table-cell>
          <table:table-cell office:value-type="float" office:value="83237" calcext:value-type="float">
            <text:p>83237</text:p>
          </table:table-cell>
          <table:table-cell office:value-type="float" office:value="99884" calcext:value-type="float">
            <text:p>99884</text:p>
          </table:table-cell>
          <table:table-cell office:value-type="float" office:value="119861" calcext:value-type="float">
            <text:p>119861</text:p>
          </table:table-cell>
          <table:table-cell office:value-type="float" office:value="554847" calcext:value-type="float">
            <text:p>554847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0952" calcext:value-type="float">
            <text:p>90952</text:p>
          </table:table-cell>
          <table:table-cell office:value-type="float" office:value="109142" calcext:value-type="float">
            <text:p>109142</text:p>
          </table:table-cell>
          <table:table-cell office:value-type="float" office:value="130970" calcext:value-type="float">
            <text:p>130970</text:p>
          </table:table-cell>
          <table:table-cell office:value-type="float" office:value="157164" calcext:value-type="float">
            <text:p>157164</text:p>
          </table:table-cell>
          <table:table-cell office:value-type="float" office:value="54345" calcext:value-type="float">
            <text:p>54345</text:p>
          </table:table-cell>
          <table:table-cell office:value-type="float" office:value="226316" calcext:value-type="float">
            <text:p>226316</text:p>
          </table:table-cell>
          <table:table-cell office:value-type="float" office:value="271579" calcext:value-type="float">
            <text:p>271579</text:p>
          </table:table-cell>
          <table:table-cell office:value-type="float" office:value="325895" calcext:value-type="float">
            <text:p>325895</text:p>
          </table:table-cell>
          <table:table-cell office:value-type="float" office:value="391074" calcext:value-type="float">
            <text:p>391074</text:p>
          </table:table-cell>
          <table:table-cell office:value-type="float" office:value="469289" calcext:value-type="float">
            <text:p>469289</text:p>
          </table:table-cell>
          <table:table-cell office:value-type="float" office:value="2172381" calcext:value-type="float">
            <text:p>2172381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8661" calcext:value-type="float">
            <text:p>68661</text:p>
          </table:table-cell>
          <table:table-cell office:value-type="float" office:value="82393" calcext:value-type="float">
            <text:p>82393</text:p>
          </table:table-cell>
          <table:table-cell office:value-type="float" office:value="98872" calcext:value-type="float">
            <text:p>98872</text:p>
          </table:table-cell>
          <table:table-cell office:value-type="float" office:value="118646" calcext:value-type="float">
            <text:p>118646</text:p>
          </table:table-cell>
          <table:table-cell office:value-type="float" office:value="90075" calcext:value-type="float">
            <text:p>90075</text:p>
          </table:table-cell>
          <table:table-cell office:value-type="float" office:value="170850" calcext:value-type="float">
            <text:p>170850</text:p>
          </table:table-cell>
          <table:table-cell office:value-type="float" office:value="205020" calcext:value-type="float">
            <text:p>205020</text:p>
          </table:table-cell>
          <table:table-cell office:value-type="float" office:value="246024" calcext:value-type="float">
            <text:p>246024</text:p>
          </table:table-cell>
          <table:table-cell office:value-type="float" office:value="295229" calcext:value-type="float">
            <text:p>295229</text:p>
          </table:table-cell>
          <table:table-cell office:value-type="float" office:value="354275" calcext:value-type="float">
            <text:p>354275</text:p>
          </table:table-cell>
          <table:table-cell office:value-type="float" office:value="1639970" calcext:value-type="float">
            <text:p>1639970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2756" calcext:value-type="float">
            <text:p>72756</text:p>
          </table:table-cell>
          <table:table-cell office:value-type="float" office:value="87307" calcext:value-type="float">
            <text:p>87307</text:p>
          </table:table-cell>
          <table:table-cell office:value-type="float" office:value="104768" calcext:value-type="float">
            <text:p>104768</text:p>
          </table:table-cell>
          <table:table-cell office:value-type="float" office:value="125722" calcext:value-type="float">
            <text:p>125722</text:p>
          </table:table-cell>
          <table:table-cell office:value-type="float" office:value="15496" calcext:value-type="float">
            <text:p>15496</text:p>
          </table:table-cell>
          <table:table-cell office:value-type="float" office:value="181039" calcext:value-type="float">
            <text:p>181039</text:p>
          </table:table-cell>
          <table:table-cell office:value-type="float" office:value="217247" calcext:value-type="float">
            <text:p>217247</text:p>
          </table:table-cell>
          <table:table-cell office:value-type="float" office:value="260696" calcext:value-type="float">
            <text:p>260696</text:p>
          </table:table-cell>
          <table:table-cell office:value-type="float" office:value="312835" calcext:value-type="float">
            <text:p>312835</text:p>
          </table:table-cell>
          <table:table-cell office:value-type="float" office:value="375402" calcext:value-type="float">
            <text:p>375402</text:p>
          </table:table-cell>
          <table:table-cell office:value-type="float" office:value="1737772" calcext:value-type="float">
            <text:p>1737772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8924" calcext:value-type="float">
            <text:p>48924</text:p>
          </table:table-cell>
          <table:table-cell office:value-type="float" office:value="58709" calcext:value-type="float">
            <text:p>58709</text:p>
          </table:table-cell>
          <table:table-cell office:value-type="float" office:value="70451" calcext:value-type="float">
            <text:p>70451</text:p>
          </table:table-cell>
          <table:table-cell office:value-type="float" office:value="84541" calcext:value-type="float">
            <text:p>84541</text:p>
          </table:table-cell>
          <table:table-cell office:value-type="float" office:value="84015" calcext:value-type="float">
            <text:p>84015</text:p>
          </table:table-cell>
          <table:table-cell office:value-type="float" office:value="121739" calcext:value-type="float">
            <text:p>121739</text:p>
          </table:table-cell>
          <table:table-cell office:value-type="float" office:value="146087" calcext:value-type="float">
            <text:p>146087</text:p>
          </table:table-cell>
          <table:table-cell office:value-type="float" office:value="175304" calcext:value-type="float">
            <text:p>175304</text:p>
          </table:table-cell>
          <table:table-cell office:value-type="float" office:value="210365" calcext:value-type="float">
            <text:p>210365</text:p>
          </table:table-cell>
          <table:table-cell office:value-type="float" office:value="252438" calcext:value-type="float">
            <text:p>252438</text:p>
          </table:table-cell>
          <table:table-cell office:value-type="float" office:value="1168558" calcext:value-type="float">
            <text:p>1168558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901" calcext:value-type="float">
            <text:p>3901</text:p>
          </table:table-cell>
          <table:table-cell office:value-type="float" office:value="4681" calcext:value-type="float">
            <text:p>4681</text:p>
          </table:table-cell>
          <table:table-cell office:value-type="float" office:value="5617" calcext:value-type="float">
            <text:p>5617</text:p>
          </table:table-cell>
          <table:table-cell office:value-type="float" office:value="6740" calcext:value-type="float">
            <text:p>6740</text:p>
          </table:table-cell>
          <table:table-cell office:value-type="float" office:value="70578" calcext:value-type="float">
            <text:p>70578</text:p>
          </table:table-cell>
          <table:table-cell office:value-type="float" office:value="9706" calcext:value-type="float">
            <text:p>9706</text:p>
          </table:table-cell>
          <table:table-cell office:value-type="float" office:value="11647" calcext:value-type="float">
            <text:p>11647</text:p>
          </table:table-cell>
          <table:table-cell office:value-type="float" office:value="13976" calcext:value-type="float">
            <text:p>13976</text:p>
          </table:table-cell>
          <table:table-cell office:value-type="float" office:value="16771" calcext:value-type="float">
            <text:p>16771</text:p>
          </table:table-cell>
          <table:table-cell office:value-type="float" office:value="20125" calcext:value-type="float">
            <text:p>20125</text:p>
          </table:table-cell>
          <table:table-cell office:value-type="float" office:value="93164" calcext:value-type="float">
            <text:p>93164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1672" calcext:value-type="float">
            <text:p>31672</text:p>
          </table:table-cell>
          <table:table-cell office:value-type="float" office:value="38006" calcext:value-type="float">
            <text:p>38006</text:p>
          </table:table-cell>
          <table:table-cell office:value-type="float" office:value="45607" calcext:value-type="float">
            <text:p>45607</text:p>
          </table:table-cell>
          <table:table-cell office:value-type="float" office:value="54728" calcext:value-type="float">
            <text:p>54728</text:p>
          </table:table-cell>
          <table:table-cell office:value-type="float" office:value="76878" calcext:value-type="float">
            <text:p>76878</text:p>
          </table:table-cell>
          <table:table-cell office:value-type="float" office:value="78809" calcext:value-type="float">
            <text:p>78809</text:p>
          </table:table-cell>
          <table:table-cell office:value-type="float" office:value="94571" calcext:value-type="float">
            <text:p>94571</text:p>
          </table:table-cell>
          <table:table-cell office:value-type="float" office:value="113485" calcext:value-type="float">
            <text:p>113485</text:p>
          </table:table-cell>
          <table:table-cell office:value-type="float" office:value="136182" calcext:value-type="float">
            <text:p>136182</text:p>
          </table:table-cell>
          <table:table-cell office:value-type="float" office:value="163418" calcext:value-type="float">
            <text:p>163418</text:p>
          </table:table-cell>
          <table:table-cell office:value-type="float" office:value="756478" calcext:value-type="float">
            <text:p>756478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0941" calcext:value-type="float">
            <text:p>50941</text:p>
          </table:table-cell>
          <table:table-cell office:value-type="float" office:value="61129" calcext:value-type="float">
            <text:p>61129</text:p>
          </table:table-cell>
          <table:table-cell office:value-type="float" office:value="73355" calcext:value-type="float">
            <text:p>73355</text:p>
          </table:table-cell>
          <table:table-cell office:value-type="float" office:value="88026" calcext:value-type="float">
            <text:p>88026</text:p>
          </table:table-cell>
          <table:table-cell office:value-type="float" office:value="81994" calcext:value-type="float">
            <text:p>81994</text:p>
          </table:table-cell>
          <table:table-cell office:value-type="float" office:value="126757" calcext:value-type="float">
            <text:p>126757</text:p>
          </table:table-cell>
          <table:table-cell office:value-type="float" office:value="152108" calcext:value-type="float">
            <text:p>152108</text:p>
          </table:table-cell>
          <table:table-cell office:value-type="float" office:value="182530" calcext:value-type="float">
            <text:p>182530</text:p>
          </table:table-cell>
          <table:table-cell office:value-type="float" office:value="219036" calcext:value-type="float">
            <text:p>219036</text:p>
          </table:table-cell>
          <table:table-cell office:value-type="float" office:value="262843" calcext:value-type="float">
            <text:p>262843</text:p>
          </table:table-cell>
          <table:table-cell office:value-type="float" office:value="1216725" calcext:value-type="float">
            <text:p>1216725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197" calcext:value-type="float">
            <text:p>93197</text:p>
          </table:table-cell>
          <table:table-cell office:value-type="float" office:value="111836" calcext:value-type="float">
            <text:p>111836</text:p>
          </table:table-cell>
          <table:table-cell office:value-type="float" office:value="134203" calcext:value-type="float">
            <text:p>134203</text:p>
          </table:table-cell>
          <table:table-cell office:value-type="float" office:value="161044" calcext:value-type="float">
            <text:p>161044</text:p>
          </table:table-cell>
          <table:table-cell office:value-type="float" office:value="38298" calcext:value-type="float">
            <text:p>38298</text:p>
          </table:table-cell>
          <table:table-cell office:value-type="float" office:value="231904" calcext:value-type="float">
            <text:p>231904</text:p>
          </table:table-cell>
          <table:table-cell office:value-type="float" office:value="278285" calcext:value-type="float">
            <text:p>278285</text:p>
          </table:table-cell>
          <table:table-cell office:value-type="float" office:value="333942" calcext:value-type="float">
            <text:p>333942</text:p>
          </table:table-cell>
          <table:table-cell office:value-type="float" office:value="400730" calcext:value-type="float">
            <text:p>400730</text:p>
          </table:table-cell>
          <table:table-cell office:value-type="float" office:value="480876" calcext:value-type="float">
            <text:p>480876</text:p>
          </table:table-cell>
          <table:table-cell office:value-type="float" office:value="2226017" calcext:value-type="float">
            <text:p>2226017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0891" calcext:value-type="float">
            <text:p>60891</text:p>
          </table:table-cell>
          <table:table-cell office:value-type="float" office:value="73069" calcext:value-type="float">
            <text:p>73069</text:p>
          </table:table-cell>
          <table:table-cell office:value-type="float" office:value="87683" calcext:value-type="float">
            <text:p>87683</text:p>
          </table:table-cell>
          <table:table-cell office:value-type="float" office:value="105220" calcext:value-type="float">
            <text:p>105220</text:p>
          </table:table-cell>
          <table:table-cell office:value-type="float" office:value="4647" calcext:value-type="float">
            <text:p>4647</text:p>
          </table:table-cell>
          <table:table-cell office:value-type="float" office:value="151517" calcext:value-type="float">
            <text:p>151517</text:p>
          </table:table-cell>
          <table:table-cell office:value-type="float" office:value="181820" calcext:value-type="float">
            <text:p>181820</text:p>
          </table:table-cell>
          <table:table-cell office:value-type="float" office:value="218184" calcext:value-type="float">
            <text:p>218184</text:p>
          </table:table-cell>
          <table:table-cell office:value-type="float" office:value="261821" calcext:value-type="float">
            <text:p>261821</text:p>
          </table:table-cell>
          <table:table-cell office:value-type="float" office:value="314185" calcext:value-type="float">
            <text:p>314185</text:p>
          </table:table-cell>
          <table:table-cell office:value-type="float" office:value="1454390" calcext:value-type="float">
            <text:p>1454390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0077" calcext:value-type="float">
            <text:p>90077</text:p>
          </table:table-cell>
          <table:table-cell office:value-type="float" office:value="108092" calcext:value-type="float">
            <text:p>108092</text:p>
          </table:table-cell>
          <table:table-cell office:value-type="float" office:value="129710" calcext:value-type="float">
            <text:p>129710</text:p>
          </table:table-cell>
          <table:table-cell office:value-type="float" office:value="155652" calcext:value-type="float">
            <text:p>155652</text:p>
          </table:table-cell>
          <table:table-cell office:value-type="float" office:value="23160" calcext:value-type="float">
            <text:p>23160</text:p>
          </table:table-cell>
          <table:table-cell office:value-type="float" office:value="224138" calcext:value-type="float">
            <text:p>224138</text:p>
          </table:table-cell>
          <table:table-cell office:value-type="float" office:value="268966" calcext:value-type="float">
            <text:p>268966</text:p>
          </table:table-cell>
          <table:table-cell office:value-type="float" office:value="322759" calcext:value-type="float">
            <text:p>322759</text:p>
          </table:table-cell>
          <table:table-cell office:value-type="float" office:value="387311" calcext:value-type="float">
            <text:p>387311</text:p>
          </table:table-cell>
          <table:table-cell office:value-type="float" office:value="464773" calcext:value-type="float">
            <text:p>464773</text:p>
          </table:table-cell>
          <table:table-cell office:value-type="float" office:value="2151478" calcext:value-type="float">
            <text:p>2151478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3922" calcext:value-type="float">
            <text:p>73922</text:p>
          </table:table-cell>
          <table:table-cell office:value-type="float" office:value="88706" calcext:value-type="float">
            <text:p>88706</text:p>
          </table:table-cell>
          <table:table-cell office:value-type="float" office:value="106447" calcext:value-type="float">
            <text:p>106447</text:p>
          </table:table-cell>
          <table:table-cell office:value-type="float" office:value="127736" calcext:value-type="float">
            <text:p>127736</text:p>
          </table:table-cell>
          <table:table-cell office:value-type="float" office:value="57946" calcext:value-type="float">
            <text:p>57946</text:p>
          </table:table-cell>
          <table:table-cell office:value-type="float" office:value="183940" calcext:value-type="float">
            <text:p>183940</text:p>
          </table:table-cell>
          <table:table-cell office:value-type="float" office:value="220728" calcext:value-type="float">
            <text:p>220728</text:p>
          </table:table-cell>
          <table:table-cell office:value-type="float" office:value="264874" calcext:value-type="float">
            <text:p>264874</text:p>
          </table:table-cell>
          <table:table-cell office:value-type="float" office:value="317849" calcext:value-type="float">
            <text:p>317849</text:p>
          </table:table-cell>
          <table:table-cell office:value-type="float" office:value="381419" calcext:value-type="float">
            <text:p>381419</text:p>
          </table:table-cell>
          <table:table-cell office:value-type="float" office:value="1765621" calcext:value-type="float">
            <text:p>1765621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7813" calcext:value-type="float">
            <text:p>17813</text:p>
          </table:table-cell>
          <table:table-cell office:value-type="float" office:value="21376" calcext:value-type="float">
            <text:p>21376</text:p>
          </table:table-cell>
          <table:table-cell office:value-type="float" office:value="25651" calcext:value-type="float">
            <text:p>25651</text:p>
          </table:table-cell>
          <table:table-cell office:value-type="float" office:value="30781" calcext:value-type="float">
            <text:p>30781</text:p>
          </table:table-cell>
          <table:table-cell office:value-type="float" office:value="22318" calcext:value-type="float">
            <text:p>22318</text:p>
          </table:table-cell>
          <table:table-cell office:value-type="float" office:value="44324" calcext:value-type="float">
            <text:p>44324</text:p>
          </table:table-cell>
          <table:table-cell office:value-type="float" office:value="53189" calcext:value-type="float">
            <text:p>53189</text:p>
          </table:table-cell>
          <table:table-cell office:value-type="float" office:value="63827" calcext:value-type="float">
            <text:p>63827</text:p>
          </table:table-cell>
          <table:table-cell office:value-type="float" office:value="76592" calcext:value-type="float">
            <text:p>76592</text:p>
          </table:table-cell>
          <table:table-cell office:value-type="float" office:value="91910" calcext:value-type="float">
            <text:p>91910</text:p>
          </table:table-cell>
          <table:table-cell office:value-type="float" office:value="425463" calcext:value-type="float">
            <text:p>425463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6469" calcext:value-type="float">
            <text:p>26469</text:p>
          </table:table-cell>
          <table:table-cell office:value-type="float" office:value="31763" calcext:value-type="float">
            <text:p>31763</text:p>
          </table:table-cell>
          <table:table-cell office:value-type="float" office:value="38116" calcext:value-type="float">
            <text:p>38116</text:p>
          </table:table-cell>
          <table:table-cell office:value-type="float" office:value="45739" calcext:value-type="float">
            <text:p>45739</text:p>
          </table:table-cell>
          <table:table-cell office:value-type="float" office:value="50576" calcext:value-type="float">
            <text:p>50576</text:p>
          </table:table-cell>
          <table:table-cell office:value-type="float" office:value="65864" calcext:value-type="float">
            <text:p>65864</text:p>
          </table:table-cell>
          <table:table-cell office:value-type="float" office:value="79037" calcext:value-type="float">
            <text:p>79037</text:p>
          </table:table-cell>
          <table:table-cell office:value-type="float" office:value="94844" calcext:value-type="float">
            <text:p>94844</text:p>
          </table:table-cell>
          <table:table-cell office:value-type="float" office:value="113813" calcext:value-type="float">
            <text:p>113813</text:p>
          </table:table-cell>
          <table:table-cell office:value-type="float" office:value="136576" calcext:value-type="float">
            <text:p>136576</text:p>
          </table:table-cell>
          <table:table-cell office:value-type="float" office:value="632221" calcext:value-type="float">
            <text:p>632221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9673" calcext:value-type="float">
            <text:p>49673</text:p>
          </table:table-cell>
          <table:table-cell office:value-type="float" office:value="59608" calcext:value-type="float">
            <text:p>59608</text:p>
          </table:table-cell>
          <table:table-cell office:value-type="float" office:value="71530" calcext:value-type="float">
            <text:p>71530</text:p>
          </table:table-cell>
          <table:table-cell office:value-type="float" office:value="85836" calcext:value-type="float">
            <text:p>85836</text:p>
          </table:table-cell>
          <table:table-cell office:value-type="float" office:value="88242" calcext:value-type="float">
            <text:p>88242</text:p>
          </table:table-cell>
          <table:table-cell office:value-type="float" office:value="123604" calcext:value-type="float">
            <text:p>123604</text:p>
          </table:table-cell>
          <table:table-cell office:value-type="float" office:value="148325" calcext:value-type="float">
            <text:p>148325</text:p>
          </table:table-cell>
          <table:table-cell office:value-type="float" office:value="177990" calcext:value-type="float">
            <text:p>177990</text:p>
          </table:table-cell>
          <table:table-cell office:value-type="float" office:value="213588" calcext:value-type="float">
            <text:p>213588</text:p>
          </table:table-cell>
          <table:table-cell office:value-type="float" office:value="256306" calcext:value-type="float">
            <text:p>256306</text:p>
          </table:table-cell>
          <table:table-cell office:value-type="float" office:value="1186460" calcext:value-type="float">
            <text:p>1186460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1854" calcext:value-type="float">
            <text:p>11854</text:p>
          </table:table-cell>
          <table:table-cell office:value-type="float" office:value="14225" calcext:value-type="float">
            <text:p>14225</text:p>
          </table:table-cell>
          <table:table-cell office:value-type="float" office:value="17070" calcext:value-type="float">
            <text:p>17070</text:p>
          </table:table-cell>
          <table:table-cell office:value-type="float" office:value="20484" calcext:value-type="float">
            <text:p>20484</text:p>
          </table:table-cell>
          <table:table-cell office:value-type="float" office:value="60129" calcext:value-type="float">
            <text:p>60129</text:p>
          </table:table-cell>
          <table:table-cell office:value-type="float" office:value="29497" calcext:value-type="float">
            <text:p>29497</text:p>
          </table:table-cell>
          <table:table-cell office:value-type="float" office:value="35396" calcext:value-type="float">
            <text:p>35396</text:p>
          </table:table-cell>
          <table:table-cell office:value-type="float" office:value="42475" calcext:value-type="float">
            <text:p>42475</text:p>
          </table:table-cell>
          <table:table-cell office:value-type="float" office:value="50970" calcext:value-type="float">
            <text:p>50970</text:p>
          </table:table-cell>
          <table:table-cell office:value-type="float" office:value="61164" calcext:value-type="float">
            <text:p>61164</text:p>
          </table:table-cell>
          <table:table-cell office:value-type="float" office:value="283135" calcext:value-type="float">
            <text:p>283135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3067" calcext:value-type="float">
            <text:p>53067</text:p>
          </table:table-cell>
          <table:table-cell office:value-type="float" office:value="63680" calcext:value-type="float">
            <text:p>63680</text:p>
          </table:table-cell>
          <table:table-cell office:value-type="float" office:value="76416" calcext:value-type="float">
            <text:p>76416</text:p>
          </table:table-cell>
          <table:table-cell office:value-type="float" office:value="91699" calcext:value-type="float">
            <text:p>91699</text:p>
          </table:table-cell>
          <table:table-cell office:value-type="float" office:value="72876" calcext:value-type="float">
            <text:p>72876</text:p>
          </table:table-cell>
          <table:table-cell office:value-type="float" office:value="132047" calcext:value-type="float">
            <text:p>132047</text:p>
          </table:table-cell>
          <table:table-cell office:value-type="float" office:value="158456" calcext:value-type="float">
            <text:p>158456</text:p>
          </table:table-cell>
          <table:table-cell office:value-type="float" office:value="190147" calcext:value-type="float">
            <text:p>190147</text:p>
          </table:table-cell>
          <table:table-cell office:value-type="float" office:value="228176" calcext:value-type="float">
            <text:p>228176</text:p>
          </table:table-cell>
          <table:table-cell office:value-type="float" office:value="273811" calcext:value-type="float">
            <text:p>273811</text:p>
          </table:table-cell>
          <table:table-cell office:value-type="float" office:value="1267499" calcext:value-type="float">
            <text:p>1267499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5331" calcext:value-type="float">
            <text:p>75331</text:p>
          </table:table-cell>
          <table:table-cell office:value-type="float" office:value="90397" calcext:value-type="float">
            <text:p>90397</text:p>
          </table:table-cell>
          <table:table-cell office:value-type="float" office:value="108476" calcext:value-type="float">
            <text:p>108476</text:p>
          </table:table-cell>
          <table:table-cell office:value-type="float" office:value="130171" calcext:value-type="float">
            <text:p>130171</text:p>
          </table:table-cell>
          <table:table-cell office:value-type="float" office:value="9299" calcext:value-type="float">
            <text:p>9299</text:p>
          </table:table-cell>
          <table:table-cell office:value-type="float" office:value="187446" calcext:value-type="float">
            <text:p>187446</text:p>
          </table:table-cell>
          <table:table-cell office:value-type="float" office:value="224935" calcext:value-type="float">
            <text:p>224935</text:p>
          </table:table-cell>
          <table:table-cell office:value-type="float" office:value="269922" calcext:value-type="float">
            <text:p>269922</text:p>
          </table:table-cell>
          <table:table-cell office:value-type="float" office:value="323906" calcext:value-type="float">
            <text:p>323906</text:p>
          </table:table-cell>
          <table:table-cell office:value-type="float" office:value="388687" calcext:value-type="float">
            <text:p>388687</text:p>
          </table:table-cell>
          <table:table-cell office:value-type="float" office:value="1799271" calcext:value-type="float">
            <text:p>1799271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8876" calcext:value-type="float">
            <text:p>88876</text:p>
          </table:table-cell>
          <table:table-cell office:value-type="float" office:value="106651" calcext:value-type="float">
            <text:p>106651</text:p>
          </table:table-cell>
          <table:table-cell office:value-type="float" office:value="127981" calcext:value-type="float">
            <text:p>127981</text:p>
          </table:table-cell>
          <table:table-cell office:value-type="float" office:value="153577" calcext:value-type="float">
            <text:p>153577</text:p>
          </table:table-cell>
          <table:table-cell office:value-type="float" office:value="75570" calcext:value-type="float">
            <text:p>75570</text:p>
          </table:table-cell>
          <table:table-cell office:value-type="float" office:value="221150" calcext:value-type="float">
            <text:p>221150</text:p>
          </table:table-cell>
          <table:table-cell office:value-type="float" office:value="265380" calcext:value-type="float">
            <text:p>265380</text:p>
          </table:table-cell>
          <table:table-cell office:value-type="float" office:value="318456" calcext:value-type="float">
            <text:p>318456</text:p>
          </table:table-cell>
          <table:table-cell office:value-type="float" office:value="382147" calcext:value-type="float">
            <text:p>382147</text:p>
          </table:table-cell>
          <table:table-cell office:value-type="float" office:value="458576" calcext:value-type="float">
            <text:p>458576</text:p>
          </table:table-cell>
          <table:table-cell office:value-type="float" office:value="2122794" calcext:value-type="float">
            <text:p>2122794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4128" calcext:value-type="float">
            <text:p>34128</text:p>
          </table:table-cell>
          <table:table-cell office:value-type="float" office:value="40954" calcext:value-type="float">
            <text:p>40954</text:p>
          </table:table-cell>
          <table:table-cell office:value-type="float" office:value="49145" calcext:value-type="float">
            <text:p>49145</text:p>
          </table:table-cell>
          <table:table-cell office:value-type="float" office:value="58974" calcext:value-type="float">
            <text:p>58974</text:p>
          </table:table-cell>
          <table:table-cell office:value-type="float" office:value="94829" calcext:value-type="float">
            <text:p>94829</text:p>
          </table:table-cell>
          <table:table-cell office:value-type="float" office:value="84923" calcext:value-type="float">
            <text:p>84923</text:p>
          </table:table-cell>
          <table:table-cell office:value-type="float" office:value="101908" calcext:value-type="float">
            <text:p>101908</text:p>
          </table:table-cell>
          <table:table-cell office:value-type="float" office:value="122290" calcext:value-type="float">
            <text:p>122290</text:p>
          </table:table-cell>
          <table:table-cell office:value-type="float" office:value="146748" calcext:value-type="float">
            <text:p>146748</text:p>
          </table:table-cell>
          <table:table-cell office:value-type="float" office:value="176098" calcext:value-type="float">
            <text:p>176098</text:p>
          </table:table-cell>
          <table:table-cell office:value-type="float" office:value="815168" calcext:value-type="float">
            <text:p>815168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0929" calcext:value-type="float">
            <text:p>50929</text:p>
          </table:table-cell>
          <table:table-cell office:value-type="float" office:value="61115" calcext:value-type="float">
            <text:p>61115</text:p>
          </table:table-cell>
          <table:table-cell office:value-type="float" office:value="73338" calcext:value-type="float">
            <text:p>73338</text:p>
          </table:table-cell>
          <table:table-cell office:value-type="float" office:value="88006" calcext:value-type="float">
            <text:p>88006</text:p>
          </table:table-cell>
          <table:table-cell office:value-type="float" office:value="89260" calcext:value-type="float">
            <text:p>89260</text:p>
          </table:table-cell>
          <table:table-cell office:value-type="float" office:value="126728" calcext:value-type="float">
            <text:p>126728</text:p>
          </table:table-cell>
          <table:table-cell office:value-type="float" office:value="152074" calcext:value-type="float">
            <text:p>152074</text:p>
          </table:table-cell>
          <table:table-cell office:value-type="float" office:value="182489" calcext:value-type="float">
            <text:p>182489</text:p>
          </table:table-cell>
          <table:table-cell office:value-type="float" office:value="218987" calcext:value-type="float">
            <text:p>218987</text:p>
          </table:table-cell>
          <table:table-cell office:value-type="float" office:value="262784" calcext:value-type="float">
            <text:p>262784</text:p>
          </table:table-cell>
          <table:table-cell office:value-type="float" office:value="1216450" calcext:value-type="float">
            <text:p>1216450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2341" calcext:value-type="float">
            <text:p>12341</text:p>
          </table:table-cell>
          <table:table-cell office:value-type="float" office:value="14809" calcext:value-type="float">
            <text:p>14809</text:p>
          </table:table-cell>
          <table:table-cell office:value-type="float" office:value="17771" calcext:value-type="float">
            <text:p>17771</text:p>
          </table:table-cell>
          <table:table-cell office:value-type="float" office:value="21325" calcext:value-type="float">
            <text:p>21325</text:p>
          </table:table-cell>
          <table:table-cell office:value-type="float" office:value="56725" calcext:value-type="float">
            <text:p>56725</text:p>
          </table:table-cell>
          <table:table-cell office:value-type="float" office:value="30708" calcext:value-type="float">
            <text:p>30708</text:p>
          </table:table-cell>
          <table:table-cell office:value-type="float" office:value="36850" calcext:value-type="float">
            <text:p>36850</text:p>
          </table:table-cell>
          <table:table-cell office:value-type="float" office:value="44220" calcext:value-type="float">
            <text:p>44220</text:p>
          </table:table-cell>
          <table:table-cell office:value-type="float" office:value="53064" calcext:value-type="float">
            <text:p>53064</text:p>
          </table:table-cell>
          <table:table-cell office:value-type="float" office:value="63677" calcext:value-type="float">
            <text:p>63677</text:p>
          </table:table-cell>
          <table:table-cell office:value-type="float" office:value="294765" calcext:value-type="float">
            <text:p>294765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2299" calcext:value-type="float">
            <text:p>12299</text:p>
          </table:table-cell>
          <table:table-cell office:value-type="float" office:value="14759" calcext:value-type="float">
            <text:p>14759</text:p>
          </table:table-cell>
          <table:table-cell office:value-type="float" office:value="17711" calcext:value-type="float">
            <text:p>17711</text:p>
          </table:table-cell>
          <table:table-cell office:value-type="float" office:value="21253" calcext:value-type="float">
            <text:p>21253</text:p>
          </table:table-cell>
          <table:table-cell office:value-type="float" office:value="37278" calcext:value-type="float">
            <text:p>37278</text:p>
          </table:table-cell>
          <table:table-cell office:value-type="float" office:value="30605" calcext:value-type="float">
            <text:p>30605</text:p>
          </table:table-cell>
          <table:table-cell office:value-type="float" office:value="36726" calcext:value-type="float">
            <text:p>36726</text:p>
          </table:table-cell>
          <table:table-cell office:value-type="float" office:value="44071" calcext:value-type="float">
            <text:p>44071</text:p>
          </table:table-cell>
          <table:table-cell office:value-type="float" office:value="52885" calcext:value-type="float">
            <text:p>52885</text:p>
          </table:table-cell>
          <table:table-cell office:value-type="float" office:value="63462" calcext:value-type="float">
            <text:p>63462</text:p>
          </table:table-cell>
          <table:table-cell office:value-type="float" office:value="293771" calcext:value-type="float">
            <text:p>293771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71910" calcext:value-type="float">
            <text:p>71910</text:p>
          </table:table-cell>
          <table:table-cell office:value-type="float" office:value="86292" calcext:value-type="float">
            <text:p>86292</text:p>
          </table:table-cell>
          <table:table-cell office:value-type="float" office:value="103550" calcext:value-type="float">
            <text:p>103550</text:p>
          </table:table-cell>
          <table:table-cell office:value-type="float" office:value="124260" calcext:value-type="float">
            <text:p>124260</text:p>
          </table:table-cell>
          <table:table-cell office:value-type="float" office:value="91454" calcext:value-type="float">
            <text:p>91454</text:p>
          </table:table-cell>
          <table:table-cell office:value-type="float" office:value="178934" calcext:value-type="float">
            <text:p>178934</text:p>
          </table:table-cell>
          <table:table-cell office:value-type="float" office:value="214721" calcext:value-type="float">
            <text:p>214721</text:p>
          </table:table-cell>
          <table:table-cell office:value-type="float" office:value="257665" calcext:value-type="float">
            <text:p>257665</text:p>
          </table:table-cell>
          <table:table-cell office:value-type="float" office:value="309198" calcext:value-type="float">
            <text:p>309198</text:p>
          </table:table-cell>
          <table:table-cell office:value-type="float" office:value="371038" calcext:value-type="float">
            <text:p>371038</text:p>
          </table:table-cell>
          <table:table-cell office:value-type="float" office:value="1717568" calcext:value-type="float">
            <text:p>1717568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8108" calcext:value-type="float">
            <text:p>48108</text:p>
          </table:table-cell>
          <table:table-cell office:value-type="float" office:value="57730" calcext:value-type="float">
            <text:p>57730</text:p>
          </table:table-cell>
          <table:table-cell office:value-type="float" office:value="69276" calcext:value-type="float">
            <text:p>69276</text:p>
          </table:table-cell>
          <table:table-cell office:value-type="float" office:value="83131" calcext:value-type="float">
            <text:p>83131</text:p>
          </table:table-cell>
          <table:table-cell office:value-type="float" office:value="67933" calcext:value-type="float">
            <text:p>67933</text:p>
          </table:table-cell>
          <table:table-cell office:value-type="float" office:value="119708" calcext:value-type="float">
            <text:p>119708</text:p>
          </table:table-cell>
          <table:table-cell office:value-type="float" office:value="143650" calcext:value-type="float">
            <text:p>143650</text:p>
          </table:table-cell>
          <table:table-cell office:value-type="float" office:value="172380" calcext:value-type="float">
            <text:p>172380</text:p>
          </table:table-cell>
          <table:table-cell office:value-type="float" office:value="206856" calcext:value-type="float">
            <text:p>206856</text:p>
          </table:table-cell>
          <table:table-cell office:value-type="float" office:value="248227" calcext:value-type="float">
            <text:p>248227</text:p>
          </table:table-cell>
          <table:table-cell office:value-type="float" office:value="1149066" calcext:value-type="float">
            <text:p>1149066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6294" calcext:value-type="float">
            <text:p>76294</text:p>
          </table:table-cell>
          <table:table-cell office:value-type="float" office:value="91553" calcext:value-type="float">
            <text:p>91553</text:p>
          </table:table-cell>
          <table:table-cell office:value-type="float" office:value="109864" calcext:value-type="float">
            <text:p>109864</text:p>
          </table:table-cell>
          <table:table-cell office:value-type="float" office:value="131837" calcext:value-type="float">
            <text:p>131837</text:p>
          </table:table-cell>
          <table:table-cell office:value-type="float" office:value="46846" calcext:value-type="float">
            <text:p>46846</text:p>
          </table:table-cell>
          <table:table-cell office:value-type="float" office:value="189845" calcext:value-type="float">
            <text:p>189845</text:p>
          </table:table-cell>
          <table:table-cell office:value-type="float" office:value="227814" calcext:value-type="float">
            <text:p>227814</text:p>
          </table:table-cell>
          <table:table-cell office:value-type="float" office:value="273377" calcext:value-type="float">
            <text:p>273377</text:p>
          </table:table-cell>
          <table:table-cell office:value-type="float" office:value="328052" calcext:value-type="float">
            <text:p>328052</text:p>
          </table:table-cell>
          <table:table-cell office:value-type="float" office:value="393662" calcext:value-type="float">
            <text:p>393662</text:p>
          </table:table-cell>
          <table:table-cell office:value-type="float" office:value="1822298" calcext:value-type="float">
            <text:p>1822298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2838" calcext:value-type="float">
            <text:p>32838</text:p>
          </table:table-cell>
          <table:table-cell office:value-type="float" office:value="39406" calcext:value-type="float">
            <text:p>39406</text:p>
          </table:table-cell>
          <table:table-cell office:value-type="float" office:value="47287" calcext:value-type="float">
            <text:p>47287</text:p>
          </table:table-cell>
          <table:table-cell office:value-type="float" office:value="56744" calcext:value-type="float">
            <text:p>56744</text:p>
          </table:table-cell>
          <table:table-cell office:value-type="float" office:value="20299" calcext:value-type="float">
            <text:p>20299</text:p>
          </table:table-cell>
          <table:table-cell office:value-type="float" office:value="81712" calcext:value-type="float">
            <text:p>81712</text:p>
          </table:table-cell>
          <table:table-cell office:value-type="float" office:value="98054" calcext:value-type="float">
            <text:p>98054</text:p>
          </table:table-cell>
          <table:table-cell office:value-type="float" office:value="117665" calcext:value-type="float">
            <text:p>117665</text:p>
          </table:table-cell>
          <table:table-cell office:value-type="float" office:value="141198" calcext:value-type="float">
            <text:p>141198</text:p>
          </table:table-cell>
          <table:table-cell office:value-type="float" office:value="169438" calcext:value-type="float">
            <text:p>169438</text:p>
          </table:table-cell>
          <table:table-cell office:value-type="float" office:value="784342" calcext:value-type="float">
            <text:p>784342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0924" calcext:value-type="float">
            <text:p>50924</text:p>
          </table:table-cell>
          <table:table-cell office:value-type="float" office:value="61109" calcext:value-type="float">
            <text:p>61109</text:p>
          </table:table-cell>
          <table:table-cell office:value-type="float" office:value="73331" calcext:value-type="float">
            <text:p>73331</text:p>
          </table:table-cell>
          <table:table-cell office:value-type="float" office:value="87997" calcext:value-type="float">
            <text:p>87997</text:p>
          </table:table-cell>
          <table:table-cell office:value-type="float" office:value="46572" calcext:value-type="float">
            <text:p>46572</text:p>
          </table:table-cell>
          <table:table-cell office:value-type="float" office:value="126715" calcext:value-type="float">
            <text:p>126715</text:p>
          </table:table-cell>
          <table:table-cell office:value-type="float" office:value="152058" calcext:value-type="float">
            <text:p>152058</text:p>
          </table:table-cell>
          <table:table-cell office:value-type="float" office:value="182470" calcext:value-type="float">
            <text:p>182470</text:p>
          </table:table-cell>
          <table:table-cell office:value-type="float" office:value="218964" calcext:value-type="float">
            <text:p>218964</text:p>
          </table:table-cell>
          <table:table-cell office:value-type="float" office:value="262757" calcext:value-type="float">
            <text:p>262757</text:p>
          </table:table-cell>
          <table:table-cell office:value-type="float" office:value="1216325" calcext:value-type="float">
            <text:p>1216325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6029" calcext:value-type="float">
            <text:p>56029</text:p>
          </table:table-cell>
          <table:table-cell office:value-type="float" office:value="67235" calcext:value-type="float">
            <text:p>67235</text:p>
          </table:table-cell>
          <table:table-cell office:value-type="float" office:value="80682" calcext:value-type="float">
            <text:p>80682</text:p>
          </table:table-cell>
          <table:table-cell office:value-type="float" office:value="96818" calcext:value-type="float">
            <text:p>96818</text:p>
          </table:table-cell>
          <table:table-cell office:value-type="float" office:value="52092" calcext:value-type="float">
            <text:p>52092</text:p>
          </table:table-cell>
          <table:table-cell office:value-type="float" office:value="139418" calcext:value-type="float">
            <text:p>139418</text:p>
          </table:table-cell>
          <table:table-cell office:value-type="float" office:value="167302" calcext:value-type="float">
            <text:p>167302</text:p>
          </table:table-cell>
          <table:table-cell office:value-type="float" office:value="200762" calcext:value-type="float">
            <text:p>200762</text:p>
          </table:table-cell>
          <table:table-cell office:value-type="float" office:value="240914" calcext:value-type="float">
            <text:p>240914</text:p>
          </table:table-cell>
          <table:table-cell office:value-type="float" office:value="289097" calcext:value-type="float">
            <text:p>289097</text:p>
          </table:table-cell>
          <table:table-cell office:value-type="float" office:value="1338257" calcext:value-type="float">
            <text:p>1338257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763" calcext:value-type="float">
            <text:p>2763</text:p>
          </table:table-cell>
          <table:table-cell office:value-type="float" office:value="3316" calcext:value-type="float">
            <text:p>3316</text:p>
          </table:table-cell>
          <table:table-cell office:value-type="float" office:value="3979" calcext:value-type="float">
            <text:p>3979</text:p>
          </table:table-cell>
          <table:table-cell office:value-type="float" office:value="4775" calcext:value-type="float">
            <text:p>4775</text:p>
          </table:table-cell>
          <table:table-cell office:value-type="float" office:value="51384" calcext:value-type="float">
            <text:p>51384</text:p>
          </table:table-cell>
          <table:table-cell office:value-type="float" office:value="6876" calcext:value-type="float">
            <text:p>6876</text:p>
          </table:table-cell>
          <table:table-cell office:value-type="float" office:value="8251" calcext:value-type="float">
            <text:p>8251</text:p>
          </table:table-cell>
          <table:table-cell office:value-type="float" office:value="9901" calcext:value-type="float">
            <text:p>9901</text:p>
          </table:table-cell>
          <table:table-cell office:value-type="float" office:value="11881" calcext:value-type="float">
            <text:p>11881</text:p>
          </table:table-cell>
          <table:table-cell office:value-type="float" office:value="14257" calcext:value-type="float">
            <text:p>14257</text:p>
          </table:table-cell>
          <table:table-cell office:value-type="float" office:value="65999" calcext:value-type="float">
            <text:p>65999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8404" calcext:value-type="float">
            <text:p>18404</text:p>
          </table:table-cell>
          <table:table-cell office:value-type="float" office:value="22085" calcext:value-type="float">
            <text:p>22085</text:p>
          </table:table-cell>
          <table:table-cell office:value-type="float" office:value="26502" calcext:value-type="float">
            <text:p>26502</text:p>
          </table:table-cell>
          <table:table-cell office:value-type="float" office:value="31802" calcext:value-type="float">
            <text:p>31802</text:p>
          </table:table-cell>
          <table:table-cell office:value-type="float" office:value="14541" calcext:value-type="float">
            <text:p>14541</text:p>
          </table:table-cell>
          <table:table-cell office:value-type="float" office:value="45794" calcext:value-type="float">
            <text:p>45794</text:p>
          </table:table-cell>
          <table:table-cell office:value-type="float" office:value="54953" calcext:value-type="float">
            <text:p>54953</text:p>
          </table:table-cell>
          <table:table-cell office:value-type="float" office:value="65944" calcext:value-type="float">
            <text:p>65944</text:p>
          </table:table-cell>
          <table:table-cell office:value-type="float" office:value="79133" calcext:value-type="float">
            <text:p>79133</text:p>
          </table:table-cell>
          <table:table-cell office:value-type="float" office:value="94960" calcext:value-type="float">
            <text:p>94960</text:p>
          </table:table-cell>
          <table:table-cell office:value-type="float" office:value="439577" calcext:value-type="float">
            <text:p>439577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4029" calcext:value-type="float">
            <text:p>24029</text:p>
          </table:table-cell>
          <table:table-cell office:value-type="float" office:value="28835" calcext:value-type="float">
            <text:p>28835</text:p>
          </table:table-cell>
          <table:table-cell office:value-type="float" office:value="34602" calcext:value-type="float">
            <text:p>34602</text:p>
          </table:table-cell>
          <table:table-cell office:value-type="float" office:value="41522" calcext:value-type="float">
            <text:p>41522</text:p>
          </table:table-cell>
          <table:table-cell office:value-type="float" office:value="25306" calcext:value-type="float">
            <text:p>25306</text:p>
          </table:table-cell>
          <table:table-cell office:value-type="float" office:value="59791" calcext:value-type="float">
            <text:p>59791</text:p>
          </table:table-cell>
          <table:table-cell office:value-type="float" office:value="71749" calcext:value-type="float">
            <text:p>71749</text:p>
          </table:table-cell>
          <table:table-cell office:value-type="float" office:value="86099" calcext:value-type="float">
            <text:p>86099</text:p>
          </table:table-cell>
          <table:table-cell office:value-type="float" office:value="103319" calcext:value-type="float">
            <text:p>103319</text:p>
          </table:table-cell>
          <table:table-cell office:value-type="float" office:value="123983" calcext:value-type="float">
            <text:p>123983</text:p>
          </table:table-cell>
          <table:table-cell office:value-type="float" office:value="573929" calcext:value-type="float">
            <text:p>573929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04" calcext:value-type="float">
            <text:p>604</text:p>
          </table:table-cell>
          <table:table-cell office:value-type="float" office:value="725" calcext:value-type="float">
            <text:p>725</text:p>
          </table:table-cell>
          <table:table-cell office:value-type="float" office:value="870" calcext:value-type="float">
            <text:p>870</text:p>
          </table:table-cell>
          <table:table-cell office:value-type="float" office:value="1044" calcext:value-type="float">
            <text:p>1044</text:p>
          </table:table-cell>
          <table:table-cell office:value-type="float" office:value="44627" calcext:value-type="float">
            <text:p>44627</text:p>
          </table:table-cell>
          <table:table-cell office:value-type="float" office:value="1504" calcext:value-type="float">
            <text:p>1504</text:p>
          </table:table-cell>
          <table:table-cell office:value-type="float" office:value="1805" calcext:value-type="float">
            <text:p>1805</text:p>
          </table:table-cell>
          <table:table-cell office:value-type="float" office:value="2166" calcext:value-type="float">
            <text:p>2166</text:p>
          </table:table-cell>
          <table:table-cell office:value-type="float" office:value="2599" calcext:value-type="float">
            <text:p>2599</text:p>
          </table:table-cell>
          <table:table-cell office:value-type="float" office:value="3119" calcext:value-type="float">
            <text:p>3119</text:p>
          </table:table-cell>
          <table:table-cell office:value-type="float" office:value="14436" calcext:value-type="float">
            <text:p>14436</text:p>
          </table:table-cell>
          <table:table-cell office:value-type="string" calcext:value-type="string">
            <text:p>Medium Number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90921" calcext:value-type="float">
            <text:p>90921</text:p>
          </table:table-cell>
          <table:table-cell office:value-type="float" office:value="109105" calcext:value-type="float">
            <text:p>109105</text:p>
          </table:table-cell>
          <table:table-cell office:value-type="float" office:value="130926" calcext:value-type="float">
            <text:p>130926</text:p>
          </table:table-cell>
          <table:table-cell office:value-type="float" office:value="157111" calcext:value-type="float">
            <text:p>157111</text:p>
          </table:table-cell>
          <table:table-cell office:value-type="float" office:value="22556" calcext:value-type="float">
            <text:p>22556</text:p>
          </table:table-cell>
          <table:table-cell office:value-type="float" office:value="226240" calcext:value-type="float">
            <text:p>226240</text:p>
          </table:table-cell>
          <table:table-cell office:value-type="float" office:value="271488" calcext:value-type="float">
            <text:p>271488</text:p>
          </table:table-cell>
          <table:table-cell office:value-type="float" office:value="325786" calcext:value-type="float">
            <text:p>325786</text:p>
          </table:table-cell>
          <table:table-cell office:value-type="float" office:value="390943" calcext:value-type="float">
            <text:p>390943</text:p>
          </table:table-cell>
          <table:table-cell office:value-type="float" office:value="469132" calcext:value-type="float">
            <text:p>469132</text:p>
          </table:table-cell>
          <table:table-cell office:value-type="float" office:value="2171652" calcext:value-type="float">
            <text:p>2171652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75838" calcext:value-type="float">
            <text:p>75838</text:p>
          </table:table-cell>
          <table:table-cell office:value-type="float" office:value="91006" calcext:value-type="float">
            <text:p>91006</text:p>
          </table:table-cell>
          <table:table-cell office:value-type="float" office:value="109207" calcext:value-type="float">
            <text:p>109207</text:p>
          </table:table-cell>
          <table:table-cell office:value-type="float" office:value="131048" calcext:value-type="float">
            <text:p>131048</text:p>
          </table:table-cell>
          <table:table-cell office:value-type="float" office:value="62936" calcext:value-type="float">
            <text:p>62936</text:p>
          </table:table-cell>
          <table:table-cell office:value-type="float" office:value="188710" calcext:value-type="float">
            <text:p>188710</text:p>
          </table:table-cell>
          <table:table-cell office:value-type="float" office:value="226452" calcext:value-type="float">
            <text:p>226452</text:p>
          </table:table-cell>
          <table:table-cell office:value-type="float" office:value="271742" calcext:value-type="float">
            <text:p>271742</text:p>
          </table:table-cell>
          <table:table-cell office:value-type="float" office:value="326090" calcext:value-type="float">
            <text:p>326090</text:p>
          </table:table-cell>
          <table:table-cell office:value-type="float" office:value="391308" calcext:value-type="float">
            <text:p>391308</text:p>
          </table:table-cell>
          <table:table-cell office:value-type="float" office:value="1811401" calcext:value-type="float">
            <text:p>1811401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438" calcext:value-type="float">
            <text:p>2438</text:p>
          </table:table-cell>
          <table:table-cell office:value-type="float" office:value="2926" calcext:value-type="float">
            <text:p>2926</text:p>
          </table:table-cell>
          <table:table-cell office:value-type="float" office:value="3511" calcext:value-type="float">
            <text:p>3511</text:p>
          </table:table-cell>
          <table:table-cell office:value-type="float" office:value="4213" calcext:value-type="float">
            <text:p>4213</text:p>
          </table:table-cell>
          <table:table-cell office:value-type="float" office:value="95399" calcext:value-type="float">
            <text:p>95399</text:p>
          </table:table-cell>
          <table:table-cell office:value-type="float" office:value="6067" calcext:value-type="float">
            <text:p>6067</text:p>
          </table:table-cell>
          <table:table-cell office:value-type="float" office:value="7280" calcext:value-type="float">
            <text:p>7280</text:p>
          </table:table-cell>
          <table:table-cell office:value-type="float" office:value="8736" calcext:value-type="float">
            <text:p>8736</text:p>
          </table:table-cell>
          <table:table-cell office:value-type="float" office:value="10483" calcext:value-type="float">
            <text:p>10483</text:p>
          </table:table-cell>
          <table:table-cell office:value-type="float" office:value="12580" calcext:value-type="float">
            <text:p>12580</text:p>
          </table:table-cell>
          <table:table-cell office:value-type="float" office:value="58234" calcext:value-type="float">
            <text:p>58234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1238" calcext:value-type="float">
            <text:p>21238</text:p>
          </table:table-cell>
          <table:table-cell office:value-type="float" office:value="25486" calcext:value-type="float">
            <text:p>25486</text:p>
          </table:table-cell>
          <table:table-cell office:value-type="float" office:value="30583" calcext:value-type="float">
            <text:p>30583</text:p>
          </table:table-cell>
          <table:table-cell office:value-type="float" office:value="36700" calcext:value-type="float">
            <text:p>36700</text:p>
          </table:table-cell>
          <table:table-cell office:value-type="float" office:value="31015" calcext:value-type="float">
            <text:p>31015</text:p>
          </table:table-cell>
          <table:table-cell office:value-type="float" office:value="52848" calcext:value-type="float">
            <text:p>52848</text:p>
          </table:table-cell>
          <table:table-cell office:value-type="float" office:value="63418" calcext:value-type="float">
            <text:p>63418</text:p>
          </table:table-cell>
          <table:table-cell office:value-type="float" office:value="76102" calcext:value-type="float">
            <text:p>76102</text:p>
          </table:table-cell>
          <table:table-cell office:value-type="float" office:value="91322" calcext:value-type="float">
            <text:p>91322</text:p>
          </table:table-cell>
          <table:table-cell office:value-type="float" office:value="109586" calcext:value-type="float">
            <text:p>109586</text:p>
          </table:table-cell>
          <table:table-cell office:value-type="float" office:value="507283" calcext:value-type="float">
            <text:p>507283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9515" calcext:value-type="float">
            <text:p>49515</text:p>
          </table:table-cell>
          <table:table-cell office:value-type="float" office:value="59418" calcext:value-type="float">
            <text:p>59418</text:p>
          </table:table-cell>
          <table:table-cell office:value-type="float" office:value="71302" calcext:value-type="float">
            <text:p>71302</text:p>
          </table:table-cell>
          <table:table-cell office:value-type="float" office:value="85562" calcext:value-type="float">
            <text:p>85562</text:p>
          </table:table-cell>
          <table:table-cell office:value-type="float" office:value="67983" calcext:value-type="float">
            <text:p>67983</text:p>
          </table:table-cell>
          <table:table-cell office:value-type="float" office:value="123209" calcext:value-type="float">
            <text:p>123209</text:p>
          </table:table-cell>
          <table:table-cell office:value-type="float" office:value="147851" calcext:value-type="float">
            <text:p>147851</text:p>
          </table:table-cell>
          <table:table-cell office:value-type="float" office:value="177421" calcext:value-type="float">
            <text:p>177421</text:p>
          </table:table-cell>
          <table:table-cell office:value-type="float" office:value="212905" calcext:value-type="float">
            <text:p>212905</text:p>
          </table:table-cell>
          <table:table-cell office:value-type="float" office:value="255486" calcext:value-type="float">
            <text:p>255486</text:p>
          </table:table-cell>
          <table:table-cell office:value-type="float" office:value="1182669" calcext:value-type="float">
            <text:p>1182669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77220" calcext:value-type="float">
            <text:p>77220</text:p>
          </table:table-cell>
          <table:table-cell office:value-type="float" office:value="92664" calcext:value-type="float">
            <text:p>92664</text:p>
          </table:table-cell>
          <table:table-cell office:value-type="float" office:value="111197" calcext:value-type="float">
            <text:p>111197</text:p>
          </table:table-cell>
          <table:table-cell office:value-type="float" office:value="133436" calcext:value-type="float">
            <text:p>133436</text:p>
          </table:table-cell>
          <table:table-cell office:value-type="float" office:value="5526" calcext:value-type="float">
            <text:p>5526</text:p>
          </table:table-cell>
          <table:table-cell office:value-type="float" office:value="192148" calcext:value-type="float">
            <text:p>192148</text:p>
          </table:table-cell>
          <table:table-cell office:value-type="float" office:value="230578" calcext:value-type="float">
            <text:p>230578</text:p>
          </table:table-cell>
          <table:table-cell office:value-type="float" office:value="276694" calcext:value-type="float">
            <text:p>276694</text:p>
          </table:table-cell>
          <table:table-cell office:value-type="float" office:value="332033" calcext:value-type="float">
            <text:p>332033</text:p>
          </table:table-cell>
          <table:table-cell office:value-type="float" office:value="398440" calcext:value-type="float">
            <text:p>398440</text:p>
          </table:table-cell>
          <table:table-cell office:value-type="float" office:value="1844410" calcext:value-type="float">
            <text:p>1844410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5687" calcext:value-type="float">
            <text:p>55687</text:p>
          </table:table-cell>
          <table:table-cell office:value-type="float" office:value="66824" calcext:value-type="float">
            <text:p>66824</text:p>
          </table:table-cell>
          <table:table-cell office:value-type="float" office:value="80189" calcext:value-type="float">
            <text:p>80189</text:p>
          </table:table-cell>
          <table:table-cell office:value-type="float" office:value="96227" calcext:value-type="float">
            <text:p>96227</text:p>
          </table:table-cell>
          <table:table-cell office:value-type="float" office:value="85079" calcext:value-type="float">
            <text:p>85079</text:p>
          </table:table-cell>
          <table:table-cell office:value-type="float" office:value="138566" calcext:value-type="float">
            <text:p>138566</text:p>
          </table:table-cell>
          <table:table-cell office:value-type="float" office:value="166279" calcext:value-type="float">
            <text:p>166279</text:p>
          </table:table-cell>
          <table:table-cell office:value-type="float" office:value="199535" calcext:value-type="float">
            <text:p>199535</text:p>
          </table:table-cell>
          <table:table-cell office:value-type="float" office:value="239442" calcext:value-type="float">
            <text:p>239442</text:p>
          </table:table-cell>
          <table:table-cell office:value-type="float" office:value="287330" calcext:value-type="float">
            <text:p>287330</text:p>
          </table:table-cell>
          <table:table-cell office:value-type="float" office:value="1330079" calcext:value-type="float">
            <text:p>1330079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7118" calcext:value-type="float">
            <text:p>47118</text:p>
          </table:table-cell>
          <table:table-cell office:value-type="float" office:value="56542" calcext:value-type="float">
            <text:p>56542</text:p>
          </table:table-cell>
          <table:table-cell office:value-type="float" office:value="67850" calcext:value-type="float">
            <text:p>67850</text:p>
          </table:table-cell>
          <table:table-cell office:value-type="float" office:value="81420" calcext:value-type="float">
            <text:p>81420</text:p>
          </table:table-cell>
          <table:table-cell office:value-type="float" office:value="1792" calcext:value-type="float">
            <text:p>1792</text:p>
          </table:table-cell>
          <table:table-cell office:value-type="float" office:value="117245" calcext:value-type="float">
            <text:p>117245</text:p>
          </table:table-cell>
          <table:table-cell office:value-type="float" office:value="140694" calcext:value-type="float">
            <text:p>140694</text:p>
          </table:table-cell>
          <table:table-cell office:value-type="float" office:value="168833" calcext:value-type="float">
            <text:p>168833</text:p>
          </table:table-cell>
          <table:table-cell office:value-type="float" office:value="202600" calcext:value-type="float">
            <text:p>202600</text:p>
          </table:table-cell>
          <table:table-cell office:value-type="float" office:value="243120" calcext:value-type="float">
            <text:p>243120</text:p>
          </table:table-cell>
          <table:table-cell office:value-type="float" office:value="1125422" calcext:value-type="float">
            <text:p>1125422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1822" calcext:value-type="float">
            <text:p>11822</text:p>
          </table:table-cell>
          <table:table-cell office:value-type="float" office:value="14186" calcext:value-type="float">
            <text:p>14186</text:p>
          </table:table-cell>
          <table:table-cell office:value-type="float" office:value="17023" calcext:value-type="float">
            <text:p>17023</text:p>
          </table:table-cell>
          <table:table-cell office:value-type="float" office:value="20428" calcext:value-type="float">
            <text:p>20428</text:p>
          </table:table-cell>
          <table:table-cell office:value-type="float" office:value="61049" calcext:value-type="float">
            <text:p>61049</text:p>
          </table:table-cell>
          <table:table-cell office:value-type="float" office:value="29417" calcext:value-type="float">
            <text:p>29417</text:p>
          </table:table-cell>
          <table:table-cell office:value-type="float" office:value="35300" calcext:value-type="float">
            <text:p>35300</text:p>
          </table:table-cell>
          <table:table-cell office:value-type="float" office:value="42360" calcext:value-type="float">
            <text:p>42360</text:p>
          </table:table-cell>
          <table:table-cell office:value-type="float" office:value="50832" calcext:value-type="float">
            <text:p>50832</text:p>
          </table:table-cell>
          <table:table-cell office:value-type="float" office:value="60998" calcext:value-type="float">
            <text:p>60998</text:p>
          </table:table-cell>
          <table:table-cell office:value-type="float" office:value="282366" calcext:value-type="float">
            <text:p>282366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9104" calcext:value-type="float">
            <text:p>79104</text:p>
          </table:table-cell>
          <table:table-cell office:value-type="float" office:value="94925" calcext:value-type="float">
            <text:p>94925</text:p>
          </table:table-cell>
          <table:table-cell office:value-type="float" office:value="113910" calcext:value-type="float">
            <text:p>113910</text:p>
          </table:table-cell>
          <table:table-cell office:value-type="float" office:value="136692" calcext:value-type="float">
            <text:p>136692</text:p>
          </table:table-cell>
          <table:table-cell office:value-type="float" office:value="26703" calcext:value-type="float">
            <text:p>26703</text:p>
          </table:table-cell>
          <table:table-cell office:value-type="float" office:value="196836" calcext:value-type="float">
            <text:p>196836</text:p>
          </table:table-cell>
          <table:table-cell office:value-type="float" office:value="236203" calcext:value-type="float">
            <text:p>236203</text:p>
          </table:table-cell>
          <table:table-cell office:value-type="float" office:value="283444" calcext:value-type="float">
            <text:p>283444</text:p>
          </table:table-cell>
          <table:table-cell office:value-type="float" office:value="340133" calcext:value-type="float">
            <text:p>340133</text:p>
          </table:table-cell>
          <table:table-cell office:value-type="float" office:value="408160" calcext:value-type="float">
            <text:p>408160</text:p>
          </table:table-cell>
          <table:table-cell office:value-type="float" office:value="1889407" calcext:value-type="float">
            <text:p>1889407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9561" calcext:value-type="float">
            <text:p>19561</text:p>
          </table:table-cell>
          <table:table-cell office:value-type="float" office:value="23473" calcext:value-type="float">
            <text:p>23473</text:p>
          </table:table-cell>
          <table:table-cell office:value-type="float" office:value="28168" calcext:value-type="float">
            <text:p>28168</text:p>
          </table:table-cell>
          <table:table-cell office:value-type="float" office:value="33802" calcext:value-type="float">
            <text:p>33802</text:p>
          </table:table-cell>
          <table:table-cell office:value-type="float" office:value="74754" calcext:value-type="float">
            <text:p>74754</text:p>
          </table:table-cell>
          <table:table-cell office:value-type="float" office:value="48674" calcext:value-type="float">
            <text:p>48674</text:p>
          </table:table-cell>
          <table:table-cell office:value-type="float" office:value="58409" calcext:value-type="float">
            <text:p>58409</text:p>
          </table:table-cell>
          <table:table-cell office:value-type="float" office:value="70091" calcext:value-type="float">
            <text:p>70091</text:p>
          </table:table-cell>
          <table:table-cell office:value-type="float" office:value="84109" calcext:value-type="float">
            <text:p>84109</text:p>
          </table:table-cell>
          <table:table-cell office:value-type="float" office:value="100931" calcext:value-type="float">
            <text:p>100931</text:p>
          </table:table-cell>
          <table:table-cell office:value-type="float" office:value="467218" calcext:value-type="float">
            <text:p>467218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131" calcext:value-type="float">
            <text:p>12131</text:p>
          </table:table-cell>
          <table:table-cell office:value-type="float" office:value="14557" calcext:value-type="float">
            <text:p>14557</text:p>
          </table:table-cell>
          <table:table-cell office:value-type="float" office:value="17468" calcext:value-type="float">
            <text:p>17468</text:p>
          </table:table-cell>
          <table:table-cell office:value-type="float" office:value="20962" calcext:value-type="float">
            <text:p>20962</text:p>
          </table:table-cell>
          <table:table-cell office:value-type="float" office:value="31837" calcext:value-type="float">
            <text:p>31837</text:p>
          </table:table-cell>
          <table:table-cell office:value-type="float" office:value="30185" calcext:value-type="float">
            <text:p>30185</text:p>
          </table:table-cell>
          <table:table-cell office:value-type="float" office:value="36222" calcext:value-type="float">
            <text:p>36222</text:p>
          </table:table-cell>
          <table:table-cell office:value-type="float" office:value="43466" calcext:value-type="float">
            <text:p>43466</text:p>
          </table:table-cell>
          <table:table-cell office:value-type="float" office:value="52159" calcext:value-type="float">
            <text:p>52159</text:p>
          </table:table-cell>
          <table:table-cell office:value-type="float" office:value="62591" calcext:value-type="float">
            <text:p>62591</text:p>
          </table:table-cell>
          <table:table-cell office:value-type="float" office:value="289741" calcext:value-type="float">
            <text:p>289741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8464" calcext:value-type="float">
            <text:p>88464</text:p>
          </table:table-cell>
          <table:table-cell office:value-type="float" office:value="106157" calcext:value-type="float">
            <text:p>106157</text:p>
          </table:table-cell>
          <table:table-cell office:value-type="float" office:value="127388" calcext:value-type="float">
            <text:p>127388</text:p>
          </table:table-cell>
          <table:table-cell office:value-type="float" office:value="152866" calcext:value-type="float">
            <text:p>152866</text:p>
          </table:table-cell>
          <table:table-cell office:value-type="float" office:value="86338" calcext:value-type="float">
            <text:p>86338</text:p>
          </table:table-cell>
          <table:table-cell office:value-type="float" office:value="220127" calcext:value-type="float">
            <text:p>220127</text:p>
          </table:table-cell>
          <table:table-cell office:value-type="float" office:value="264152" calcext:value-type="float">
            <text:p>264152</text:p>
          </table:table-cell>
          <table:table-cell office:value-type="float" office:value="316982" calcext:value-type="float">
            <text:p>316982</text:p>
          </table:table-cell>
          <table:table-cell office:value-type="float" office:value="380378" calcext:value-type="float">
            <text:p>380378</text:p>
          </table:table-cell>
          <table:table-cell office:value-type="float" office:value="456454" calcext:value-type="float">
            <text:p>456454</text:p>
          </table:table-cell>
          <table:table-cell office:value-type="float" office:value="2112968" calcext:value-type="float">
            <text:p>2112968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9313" calcext:value-type="float">
            <text:p>39313</text:p>
          </table:table-cell>
          <table:table-cell office:value-type="float" office:value="47176" calcext:value-type="float">
            <text:p>47176</text:p>
          </table:table-cell>
          <table:table-cell office:value-type="float" office:value="56611" calcext:value-type="float">
            <text:p>56611</text:p>
          </table:table-cell>
          <table:table-cell office:value-type="float" office:value="67933" calcext:value-type="float">
            <text:p>67933</text:p>
          </table:table-cell>
          <table:table-cell office:value-type="float" office:value="32697" calcext:value-type="float">
            <text:p>32697</text:p>
          </table:table-cell>
          <table:table-cell office:value-type="float" office:value="97824" calcext:value-type="float">
            <text:p>97824</text:p>
          </table:table-cell>
          <table:table-cell office:value-type="float" office:value="117389" calcext:value-type="float">
            <text:p>117389</text:p>
          </table:table-cell>
          <table:table-cell office:value-type="float" office:value="140867" calcext:value-type="float">
            <text:p>140867</text:p>
          </table:table-cell>
          <table:table-cell office:value-type="float" office:value="169040" calcext:value-type="float">
            <text:p>169040</text:p>
          </table:table-cell>
          <table:table-cell office:value-type="float" office:value="202848" calcext:value-type="float">
            <text:p>202848</text:p>
          </table:table-cell>
          <table:table-cell office:value-type="float" office:value="939001" calcext:value-type="float">
            <text:p>939001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8811" calcext:value-type="float">
            <text:p>48811</text:p>
          </table:table-cell>
          <table:table-cell office:value-type="float" office:value="58573" calcext:value-type="float">
            <text:p>58573</text:p>
          </table:table-cell>
          <table:table-cell office:value-type="float" office:value="70288" calcext:value-type="float">
            <text:p>70288</text:p>
          </table:table-cell>
          <table:table-cell office:value-type="float" office:value="84346" calcext:value-type="float">
            <text:p>84346</text:p>
          </table:table-cell>
          <table:table-cell office:value-type="float" office:value="66713" calcext:value-type="float">
            <text:p>66713</text:p>
          </table:table-cell>
          <table:table-cell office:value-type="float" office:value="121458" calcext:value-type="float">
            <text:p>121458</text:p>
          </table:table-cell>
          <table:table-cell office:value-type="float" office:value="145750" calcext:value-type="float">
            <text:p>145750</text:p>
          </table:table-cell>
          <table:table-cell office:value-type="float" office:value="174900" calcext:value-type="float">
            <text:p>174900</text:p>
          </table:table-cell>
          <table:table-cell office:value-type="float" office:value="209880" calcext:value-type="float">
            <text:p>209880</text:p>
          </table:table-cell>
          <table:table-cell office:value-type="float" office:value="251856" calcext:value-type="float">
            <text:p>251856</text:p>
          </table:table-cell>
          <table:table-cell office:value-type="float" office:value="1165862" calcext:value-type="float">
            <text:p>1165862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7358" calcext:value-type="float">
            <text:p>27358</text:p>
          </table:table-cell>
          <table:table-cell office:value-type="float" office:value="32830" calcext:value-type="float">
            <text:p>32830</text:p>
          </table:table-cell>
          <table:table-cell office:value-type="float" office:value="39396" calcext:value-type="float">
            <text:p>39396</text:p>
          </table:table-cell>
          <table:table-cell office:value-type="float" office:value="47275" calcext:value-type="float">
            <text:p>47275</text:p>
          </table:table-cell>
          <table:table-cell office:value-type="float" office:value="93852" calcext:value-type="float">
            <text:p>93852</text:p>
          </table:table-cell>
          <table:table-cell office:value-type="float" office:value="68076" calcext:value-type="float">
            <text:p>68076</text:p>
          </table:table-cell>
          <table:table-cell office:value-type="float" office:value="81691" calcext:value-type="float">
            <text:p>81691</text:p>
          </table:table-cell>
          <table:table-cell office:value-type="float" office:value="98029" calcext:value-type="float">
            <text:p>98029</text:p>
          </table:table-cell>
          <table:table-cell office:value-type="float" office:value="117635" calcext:value-type="float">
            <text:p>117635</text:p>
          </table:table-cell>
          <table:table-cell office:value-type="float" office:value="141162" calcext:value-type="float">
            <text:p>141162</text:p>
          </table:table-cell>
          <table:table-cell office:value-type="float" office:value="653452" calcext:value-type="float">
            <text:p>653452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96090" calcext:value-type="float">
            <text:p>96090</text:p>
          </table:table-cell>
          <table:table-cell office:value-type="float" office:value="115308" calcext:value-type="float">
            <text:p>115308</text:p>
          </table:table-cell>
          <table:table-cell office:value-type="float" office:value="138370" calcext:value-type="float">
            <text:p>138370</text:p>
          </table:table-cell>
          <table:table-cell office:value-type="float" office:value="166044" calcext:value-type="float">
            <text:p>166044</text:p>
          </table:table-cell>
          <table:table-cell office:value-type="float" office:value="6058" calcext:value-type="float">
            <text:p>6058</text:p>
          </table:table-cell>
          <table:table-cell office:value-type="float" office:value="239104" calcext:value-type="float">
            <text:p>239104</text:p>
          </table:table-cell>
          <table:table-cell office:value-type="float" office:value="286925" calcext:value-type="float">
            <text:p>286925</text:p>
          </table:table-cell>
          <table:table-cell office:value-type="float" office:value="344310" calcext:value-type="float">
            <text:p>344310</text:p>
          </table:table-cell>
          <table:table-cell office:value-type="float" office:value="413172" calcext:value-type="float">
            <text:p>413172</text:p>
          </table:table-cell>
          <table:table-cell office:value-type="float" office:value="495806" calcext:value-type="float">
            <text:p>495806</text:p>
          </table:table-cell>
          <table:table-cell office:value-type="float" office:value="2295129" calcext:value-type="float">
            <text:p>2295129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9950" calcext:value-type="float">
            <text:p>29950</text:p>
          </table:table-cell>
          <table:table-cell office:value-type="float" office:value="35940" calcext:value-type="float">
            <text:p>35940</text:p>
          </table:table-cell>
          <table:table-cell office:value-type="float" office:value="43128" calcext:value-type="float">
            <text:p>43128</text:p>
          </table:table-cell>
          <table:table-cell office:value-type="float" office:value="51754" calcext:value-type="float">
            <text:p>51754</text:p>
          </table:table-cell>
          <table:table-cell office:value-type="float" office:value="49267" calcext:value-type="float">
            <text:p>49267</text:p>
          </table:table-cell>
          <table:table-cell office:value-type="float" office:value="74526" calcext:value-type="float">
            <text:p>74526</text:p>
          </table:table-cell>
          <table:table-cell office:value-type="float" office:value="89431" calcext:value-type="float">
            <text:p>89431</text:p>
          </table:table-cell>
          <table:table-cell office:value-type="float" office:value="107317" calcext:value-type="float">
            <text:p>107317</text:p>
          </table:table-cell>
          <table:table-cell office:value-type="float" office:value="128780" calcext:value-type="float">
            <text:p>128780</text:p>
          </table:table-cell>
          <table:table-cell office:value-type="float" office:value="154536" calcext:value-type="float">
            <text:p>154536</text:p>
          </table:table-cell>
          <table:table-cell office:value-type="float" office:value="715362" calcext:value-type="float">
            <text:p>715362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0592" calcext:value-type="float">
            <text:p>20592</text:p>
          </table:table-cell>
          <table:table-cell office:value-type="float" office:value="24710" calcext:value-type="float">
            <text:p>24710</text:p>
          </table:table-cell>
          <table:table-cell office:value-type="float" office:value="29652" calcext:value-type="float">
            <text:p>29652</text:p>
          </table:table-cell>
          <table:table-cell office:value-type="float" office:value="35582" calcext:value-type="float">
            <text:p>35582</text:p>
          </table:table-cell>
          <table:table-cell office:value-type="float" office:value="31197" calcext:value-type="float">
            <text:p>31197</text:p>
          </table:table-cell>
          <table:table-cell office:value-type="float" office:value="51238" calcext:value-type="float">
            <text:p>51238</text:p>
          </table:table-cell>
          <table:table-cell office:value-type="float" office:value="61486" calcext:value-type="float">
            <text:p>61486</text:p>
          </table:table-cell>
          <table:table-cell office:value-type="float" office:value="73783" calcext:value-type="float">
            <text:p>73783</text:p>
          </table:table-cell>
          <table:table-cell office:value-type="float" office:value="88540" calcext:value-type="float">
            <text:p>88540</text:p>
          </table:table-cell>
          <table:table-cell office:value-type="float" office:value="106248" calcext:value-type="float">
            <text:p>106248</text:p>
          </table:table-cell>
          <table:table-cell office:value-type="float" office:value="491831" calcext:value-type="float">
            <text:p>491831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73157" calcext:value-type="float">
            <text:p>73157</text:p>
          </table:table-cell>
          <table:table-cell office:value-type="float" office:value="87788" calcext:value-type="float">
            <text:p>87788</text:p>
          </table:table-cell>
          <table:table-cell office:value-type="float" office:value="105346" calcext:value-type="float">
            <text:p>105346</text:p>
          </table:table-cell>
          <table:table-cell office:value-type="float" office:value="126415" calcext:value-type="float">
            <text:p>126415</text:p>
          </table:table-cell>
          <table:table-cell office:value-type="float" office:value="54140" calcext:value-type="float">
            <text:p>54140</text:p>
          </table:table-cell>
          <table:table-cell office:value-type="float" office:value="182038" calcext:value-type="float">
            <text:p>182038</text:p>
          </table:table-cell>
          <table:table-cell office:value-type="float" office:value="218446" calcext:value-type="float">
            <text:p>218446</text:p>
          </table:table-cell>
          <table:table-cell office:value-type="float" office:value="262135" calcext:value-type="float">
            <text:p>262135</text:p>
          </table:table-cell>
          <table:table-cell office:value-type="float" office:value="314562" calcext:value-type="float">
            <text:p>314562</text:p>
          </table:table-cell>
          <table:table-cell office:value-type="float" office:value="377474" calcext:value-type="float">
            <text:p>377474</text:p>
          </table:table-cell>
          <table:table-cell office:value-type="float" office:value="1747361" calcext:value-type="float">
            <text:p>1747361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7203" calcext:value-type="float">
            <text:p>37203</text:p>
          </table:table-cell>
          <table:table-cell office:value-type="float" office:value="44644" calcext:value-type="float">
            <text:p>44644</text:p>
          </table:table-cell>
          <table:table-cell office:value-type="float" office:value="53573" calcext:value-type="float">
            <text:p>53573</text:p>
          </table:table-cell>
          <table:table-cell office:value-type="float" office:value="64288" calcext:value-type="float">
            <text:p>64288</text:p>
          </table:table-cell>
          <table:table-cell office:value-type="float" office:value="67283" calcext:value-type="float">
            <text:p>67283</text:p>
          </table:table-cell>
          <table:table-cell office:value-type="float" office:value="92575" calcext:value-type="float">
            <text:p>92575</text:p>
          </table:table-cell>
          <table:table-cell office:value-type="float" office:value="111090" calcext:value-type="float">
            <text:p>111090</text:p>
          </table:table-cell>
          <table:table-cell office:value-type="float" office:value="133308" calcext:value-type="float">
            <text:p>133308</text:p>
          </table:table-cell>
          <table:table-cell office:value-type="float" office:value="159970" calcext:value-type="float">
            <text:p>159970</text:p>
          </table:table-cell>
          <table:table-cell office:value-type="float" office:value="191964" calcext:value-type="float">
            <text:p>191964</text:p>
          </table:table-cell>
          <table:table-cell office:value-type="float" office:value="888615" calcext:value-type="float">
            <text:p>888615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7420" calcext:value-type="float">
            <text:p>27420</text:p>
          </table:table-cell>
          <table:table-cell office:value-type="float" office:value="32904" calcext:value-type="float">
            <text:p>32904</text:p>
          </table:table-cell>
          <table:table-cell office:value-type="float" office:value="39485" calcext:value-type="float">
            <text:p>39485</text:p>
          </table:table-cell>
          <table:table-cell office:value-type="float" office:value="47382" calcext:value-type="float">
            <text:p>47382</text:p>
          </table:table-cell>
          <table:table-cell office:value-type="float" office:value="20137" calcext:value-type="float">
            <text:p>20137</text:p>
          </table:table-cell>
          <table:table-cell office:value-type="float" office:value="68230" calcext:value-type="float">
            <text:p>68230</text:p>
          </table:table-cell>
          <table:table-cell office:value-type="float" office:value="81876" calcext:value-type="float">
            <text:p>81876</text:p>
          </table:table-cell>
          <table:table-cell office:value-type="float" office:value="98251" calcext:value-type="float">
            <text:p>98251</text:p>
          </table:table-cell>
          <table:table-cell office:value-type="float" office:value="117901" calcext:value-type="float">
            <text:p>117901</text:p>
          </table:table-cell>
          <table:table-cell office:value-type="float" office:value="141481" calcext:value-type="float">
            <text:p>141481</text:p>
          </table:table-cell>
          <table:table-cell office:value-type="float" office:value="654930" calcext:value-type="float">
            <text:p>654930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3397" calcext:value-type="float">
            <text:p>53397</text:p>
          </table:table-cell>
          <table:table-cell office:value-type="float" office:value="64076" calcext:value-type="float">
            <text:p>64076</text:p>
          </table:table-cell>
          <table:table-cell office:value-type="float" office:value="76891" calcext:value-type="float">
            <text:p>76891</text:p>
          </table:table-cell>
          <table:table-cell office:value-type="float" office:value="92269" calcext:value-type="float">
            <text:p>92269</text:p>
          </table:table-cell>
          <table:table-cell office:value-type="float" office:value="28877" calcext:value-type="float">
            <text:p>28877</text:p>
          </table:table-cell>
          <table:table-cell office:value-type="float" office:value="132868" calcext:value-type="float">
            <text:p>132868</text:p>
          </table:table-cell>
          <table:table-cell office:value-type="float" office:value="159442" calcext:value-type="float">
            <text:p>159442</text:p>
          </table:table-cell>
          <table:table-cell office:value-type="float" office:value="191330" calcext:value-type="float">
            <text:p>191330</text:p>
          </table:table-cell>
          <table:table-cell office:value-type="float" office:value="229596" calcext:value-type="float">
            <text:p>229596</text:p>
          </table:table-cell>
          <table:table-cell office:value-type="float" office:value="275515" calcext:value-type="float">
            <text:p>275515</text:p>
          </table:table-cell>
          <table:table-cell office:value-type="float" office:value="1275384" calcext:value-type="float">
            <text:p>1275384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8071" calcext:value-type="float">
            <text:p>8071</text:p>
          </table:table-cell>
          <table:table-cell office:value-type="float" office:value="9685" calcext:value-type="float">
            <text:p>9685</text:p>
          </table:table-cell>
          <table:table-cell office:value-type="float" office:value="11622" calcext:value-type="float">
            <text:p>11622</text:p>
          </table:table-cell>
          <table:table-cell office:value-type="float" office:value="13946" calcext:value-type="float">
            <text:p>13946</text:p>
          </table:table-cell>
          <table:table-cell office:value-type="float" office:value="23582" calcext:value-type="float">
            <text:p>23582</text:p>
          </table:table-cell>
          <table:table-cell office:value-type="float" office:value="20082" calcext:value-type="float">
            <text:p>20082</text:p>
          </table:table-cell>
          <table:table-cell office:value-type="float" office:value="24098" calcext:value-type="float">
            <text:p>24098</text:p>
          </table:table-cell>
          <table:table-cell office:value-type="float" office:value="28918" calcext:value-type="float">
            <text:p>28918</text:p>
          </table:table-cell>
          <table:table-cell office:value-type="float" office:value="34702" calcext:value-type="float">
            <text:p>34702</text:p>
          </table:table-cell>
          <table:table-cell office:value-type="float" office:value="41642" calcext:value-type="float">
            <text:p>41642</text:p>
          </table:table-cell>
          <table:table-cell office:value-type="float" office:value="192766" calcext:value-type="float">
            <text:p>192766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8512" calcext:value-type="float">
            <text:p>58512</text:p>
          </table:table-cell>
          <table:table-cell office:value-type="float" office:value="70214" calcext:value-type="float">
            <text:p>70214</text:p>
          </table:table-cell>
          <table:table-cell office:value-type="float" office:value="84257" calcext:value-type="float">
            <text:p>84257</text:p>
          </table:table-cell>
          <table:table-cell office:value-type="float" office:value="101108" calcext:value-type="float">
            <text:p>101108</text:p>
          </table:table-cell>
          <table:table-cell office:value-type="float" office:value="30894" calcext:value-type="float">
            <text:p>30894</text:p>
          </table:table-cell>
          <table:table-cell office:value-type="float" office:value="145596" calcext:value-type="float">
            <text:p>145596</text:p>
          </table:table-cell>
          <table:table-cell office:value-type="float" office:value="174715" calcext:value-type="float">
            <text:p>174715</text:p>
          </table:table-cell>
          <table:table-cell office:value-type="float" office:value="209658" calcext:value-type="float">
            <text:p>209658</text:p>
          </table:table-cell>
          <table:table-cell office:value-type="float" office:value="251590" calcext:value-type="float">
            <text:p>251590</text:p>
          </table:table-cell>
          <table:table-cell office:value-type="float" office:value="301908" calcext:value-type="float">
            <text:p>301908</text:p>
          </table:table-cell>
          <table:table-cell office:value-type="float" office:value="1397558" calcext:value-type="float">
            <text:p>1397558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87064" calcext:value-type="float">
            <text:p>87064</text:p>
          </table:table-cell>
          <table:table-cell office:value-type="float" office:value="104477" calcext:value-type="float">
            <text:p>104477</text:p>
          </table:table-cell>
          <table:table-cell office:value-type="float" office:value="125372" calcext:value-type="float">
            <text:p>125372</text:p>
          </table:table-cell>
          <table:table-cell office:value-type="float" office:value="150446" calcext:value-type="float">
            <text:p>150446</text:p>
          </table:table-cell>
          <table:table-cell office:value-type="float" office:value="74678" calcext:value-type="float">
            <text:p>74678</text:p>
          </table:table-cell>
          <table:table-cell office:value-type="float" office:value="216642" calcext:value-type="float">
            <text:p>216642</text:p>
          </table:table-cell>
          <table:table-cell office:value-type="float" office:value="259970" calcext:value-type="float">
            <text:p>259970</text:p>
          </table:table-cell>
          <table:table-cell office:value-type="float" office:value="311964" calcext:value-type="float">
            <text:p>311964</text:p>
          </table:table-cell>
          <table:table-cell office:value-type="float" office:value="374357" calcext:value-type="float">
            <text:p>374357</text:p>
          </table:table-cell>
          <table:table-cell office:value-type="float" office:value="449228" calcext:value-type="float">
            <text:p>449228</text:p>
          </table:table-cell>
          <table:table-cell office:value-type="float" office:value="2079520" calcext:value-type="float">
            <text:p>2079520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7336" calcext:value-type="float">
            <text:p>27336</text:p>
          </table:table-cell>
          <table:table-cell office:value-type="float" office:value="32803" calcext:value-type="float">
            <text:p>32803</text:p>
          </table:table-cell>
          <table:table-cell office:value-type="float" office:value="39364" calcext:value-type="float">
            <text:p>39364</text:p>
          </table:table-cell>
          <table:table-cell office:value-type="float" office:value="47237" calcext:value-type="float">
            <text:p>47237</text:p>
          </table:table-cell>
          <table:table-cell office:value-type="float" office:value="72584" calcext:value-type="float">
            <text:p>72584</text:p>
          </table:table-cell>
          <table:table-cell office:value-type="float" office:value="68021" calcext:value-type="float">
            <text:p>68021</text:p>
          </table:table-cell>
          <table:table-cell office:value-type="float" office:value="81625" calcext:value-type="float">
            <text:p>81625</text:p>
          </table:table-cell>
          <table:table-cell office:value-type="float" office:value="97950" calcext:value-type="float">
            <text:p>97950</text:p>
          </table:table-cell>
          <table:table-cell office:value-type="float" office:value="117540" calcext:value-type="float">
            <text:p>117540</text:p>
          </table:table-cell>
          <table:table-cell office:value-type="float" office:value="141048" calcext:value-type="float">
            <text:p>141048</text:p>
          </table:table-cell>
          <table:table-cell office:value-type="float" office:value="652924" calcext:value-type="float">
            <text:p>652924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7587" calcext:value-type="float">
            <text:p>17587</text:p>
          </table:table-cell>
          <table:table-cell office:value-type="float" office:value="21104" calcext:value-type="float">
            <text:p>21104</text:p>
          </table:table-cell>
          <table:table-cell office:value-type="float" office:value="25325" calcext:value-type="float">
            <text:p>25325</text:p>
          </table:table-cell>
          <table:table-cell office:value-type="float" office:value="30390" calcext:value-type="float">
            <text:p>30390</text:p>
          </table:table-cell>
          <table:table-cell office:value-type="float" office:value="10944" calcext:value-type="float">
            <text:p>10944</text:p>
          </table:table-cell>
          <table:table-cell office:value-type="float" office:value="43762" calcext:value-type="float">
            <text:p>43762</text:p>
          </table:table-cell>
          <table:table-cell office:value-type="float" office:value="52514" calcext:value-type="float">
            <text:p>52514</text:p>
          </table:table-cell>
          <table:table-cell office:value-type="float" office:value="63017" calcext:value-type="float">
            <text:p>63017</text:p>
          </table:table-cell>
          <table:table-cell office:value-type="float" office:value="75620" calcext:value-type="float">
            <text:p>75620</text:p>
          </table:table-cell>
          <table:table-cell office:value-type="float" office:value="90744" calcext:value-type="float">
            <text:p>90744</text:p>
          </table:table-cell>
          <table:table-cell office:value-type="float" office:value="420063" calcext:value-type="float">
            <text:p>420063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1383" calcext:value-type="float">
            <text:p>61383</text:p>
          </table:table-cell>
          <table:table-cell office:value-type="float" office:value="73660" calcext:value-type="float">
            <text:p>73660</text:p>
          </table:table-cell>
          <table:table-cell office:value-type="float" office:value="88392" calcext:value-type="float">
            <text:p>88392</text:p>
          </table:table-cell>
          <table:table-cell office:value-type="float" office:value="106070" calcext:value-type="float">
            <text:p>106070</text:p>
          </table:table-cell>
          <table:table-cell office:value-type="float" office:value="90729" calcext:value-type="float">
            <text:p>90729</text:p>
          </table:table-cell>
          <table:table-cell office:value-type="float" office:value="152741" calcext:value-type="float">
            <text:p>152741</text:p>
          </table:table-cell>
          <table:table-cell office:value-type="float" office:value="183289" calcext:value-type="float">
            <text:p>183289</text:p>
          </table:table-cell>
          <table:table-cell office:value-type="float" office:value="219947" calcext:value-type="float">
            <text:p>219947</text:p>
          </table:table-cell>
          <table:table-cell office:value-type="float" office:value="263936" calcext:value-type="float">
            <text:p>263936</text:p>
          </table:table-cell>
          <table:table-cell office:value-type="float" office:value="316723" calcext:value-type="float">
            <text:p>316723</text:p>
          </table:table-cell>
          <table:table-cell office:value-type="float" office:value="1466141" calcext:value-type="float">
            <text:p>1466141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7362" calcext:value-type="float">
            <text:p>67362</text:p>
          </table:table-cell>
          <table:table-cell office:value-type="float" office:value="80834" calcext:value-type="float">
            <text:p>80834</text:p>
          </table:table-cell>
          <table:table-cell office:value-type="float" office:value="97001" calcext:value-type="float">
            <text:p>97001</text:p>
          </table:table-cell>
          <table:table-cell office:value-type="float" office:value="116401" calcext:value-type="float">
            <text:p>116401</text:p>
          </table:table-cell>
          <table:table-cell office:value-type="float" office:value="91781" calcext:value-type="float">
            <text:p>91781</text:p>
          </table:table-cell>
          <table:table-cell office:value-type="float" office:value="167617" calcext:value-type="float">
            <text:p>167617</text:p>
          </table:table-cell>
          <table:table-cell office:value-type="float" office:value="201140" calcext:value-type="float">
            <text:p>201140</text:p>
          </table:table-cell>
          <table:table-cell office:value-type="float" office:value="241368" calcext:value-type="float">
            <text:p>241368</text:p>
          </table:table-cell>
          <table:table-cell office:value-type="float" office:value="289642" calcext:value-type="float">
            <text:p>289642</text:p>
          </table:table-cell>
          <table:table-cell office:value-type="float" office:value="347570" calcext:value-type="float">
            <text:p>347570</text:p>
          </table:table-cell>
          <table:table-cell office:value-type="float" office:value="1608935" calcext:value-type="float">
            <text:p>1608935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5577" calcext:value-type="float">
            <text:p>15577</text:p>
          </table:table-cell>
          <table:table-cell office:value-type="float" office:value="18692" calcext:value-type="float">
            <text:p>18692</text:p>
          </table:table-cell>
          <table:table-cell office:value-type="float" office:value="22430" calcext:value-type="float">
            <text:p>22430</text:p>
          </table:table-cell>
          <table:table-cell office:value-type="float" office:value="26916" calcext:value-type="float">
            <text:p>26916</text:p>
          </table:table-cell>
          <table:table-cell office:value-type="float" office:value="8027" calcext:value-type="float">
            <text:p>8027</text:p>
          </table:table-cell>
          <table:table-cell office:value-type="float" office:value="38759" calcext:value-type="float">
            <text:p>38759</text:p>
          </table:table-cell>
          <table:table-cell office:value-type="float" office:value="46511" calcext:value-type="float">
            <text:p>46511</text:p>
          </table:table-cell>
          <table:table-cell office:value-type="float" office:value="55813" calcext:value-type="float">
            <text:p>55813</text:p>
          </table:table-cell>
          <table:table-cell office:value-type="float" office:value="66976" calcext:value-type="float">
            <text:p>66976</text:p>
          </table:table-cell>
          <table:table-cell office:value-type="float" office:value="80371" calcext:value-type="float">
            <text:p>80371</text:p>
          </table:table-cell>
          <table:table-cell office:value-type="float" office:value="372045" calcext:value-type="float">
            <text:p>372045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4360" calcext:value-type="float">
            <text:p>84360</text:p>
          </table:table-cell>
          <table:table-cell office:value-type="float" office:value="101232" calcext:value-type="float">
            <text:p>101232</text:p>
          </table:table-cell>
          <table:table-cell office:value-type="float" office:value="121478" calcext:value-type="float">
            <text:p>121478</text:p>
          </table:table-cell>
          <table:table-cell office:value-type="float" office:value="145774" calcext:value-type="float">
            <text:p>145774</text:p>
          </table:table-cell>
          <table:table-cell office:value-type="float" office:value="60937" calcext:value-type="float">
            <text:p>60937</text:p>
          </table:table-cell>
          <table:table-cell office:value-type="float" office:value="209915" calcext:value-type="float">
            <text:p>209915</text:p>
          </table:table-cell>
          <table:table-cell office:value-type="float" office:value="251898" calcext:value-type="float">
            <text:p>251898</text:p>
          </table:table-cell>
          <table:table-cell office:value-type="float" office:value="302278" calcext:value-type="float">
            <text:p>302278</text:p>
          </table:table-cell>
          <table:table-cell office:value-type="float" office:value="362734" calcext:value-type="float">
            <text:p>362734</text:p>
          </table:table-cell>
          <table:table-cell office:value-type="float" office:value="435281" calcext:value-type="float">
            <text:p>435281</text:p>
          </table:table-cell>
          <table:table-cell office:value-type="float" office:value="2014950" calcext:value-type="float">
            <text:p>2014950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9926" calcext:value-type="float">
            <text:p>69926</text:p>
          </table:table-cell>
          <table:table-cell office:value-type="float" office:value="83911" calcext:value-type="float">
            <text:p>83911</text:p>
          </table:table-cell>
          <table:table-cell office:value-type="float" office:value="100693" calcext:value-type="float">
            <text:p>100693</text:p>
          </table:table-cell>
          <table:table-cell office:value-type="float" office:value="120832" calcext:value-type="float">
            <text:p>120832</text:p>
          </table:table-cell>
          <table:table-cell office:value-type="float" office:value="60704" calcext:value-type="float">
            <text:p>60704</text:p>
          </table:table-cell>
          <table:table-cell office:value-type="float" office:value="173998" calcext:value-type="float">
            <text:p>173998</text:p>
          </table:table-cell>
          <table:table-cell office:value-type="float" office:value="208798" calcext:value-type="float">
            <text:p>208798</text:p>
          </table:table-cell>
          <table:table-cell office:value-type="float" office:value="250558" calcext:value-type="float">
            <text:p>250558</text:p>
          </table:table-cell>
          <table:table-cell office:value-type="float" office:value="300670" calcext:value-type="float">
            <text:p>300670</text:p>
          </table:table-cell>
          <table:table-cell office:value-type="float" office:value="360804" calcext:value-type="float">
            <text:p>360804</text:p>
          </table:table-cell>
          <table:table-cell office:value-type="float" office:value="1670190" calcext:value-type="float">
            <text:p>1670190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0380" calcext:value-type="float">
            <text:p>50380</text:p>
          </table:table-cell>
          <table:table-cell office:value-type="float" office:value="60456" calcext:value-type="float">
            <text:p>60456</text:p>
          </table:table-cell>
          <table:table-cell office:value-type="float" office:value="72547" calcext:value-type="float">
            <text:p>72547</text:p>
          </table:table-cell>
          <table:table-cell office:value-type="float" office:value="87056" calcext:value-type="float">
            <text:p>87056</text:p>
          </table:table-cell>
          <table:table-cell office:value-type="float" office:value="6269" calcext:value-type="float">
            <text:p>6269</text:p>
          </table:table-cell>
          <table:table-cell office:value-type="float" office:value="125360" calcext:value-type="float">
            <text:p>125360</text:p>
          </table:table-cell>
          <table:table-cell office:value-type="float" office:value="150432" calcext:value-type="float">
            <text:p>150432</text:p>
          </table:table-cell>
          <table:table-cell office:value-type="float" office:value="180518" calcext:value-type="float">
            <text:p>180518</text:p>
          </table:table-cell>
          <table:table-cell office:value-type="float" office:value="216622" calcext:value-type="float">
            <text:p>216622</text:p>
          </table:table-cell>
          <table:table-cell office:value-type="float" office:value="259946" calcext:value-type="float">
            <text:p>259946</text:p>
          </table:table-cell>
          <table:table-cell office:value-type="float" office:value="1203317" calcext:value-type="float">
            <text:p>1203317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0822" calcext:value-type="float">
            <text:p>40822</text:p>
          </table:table-cell>
          <table:table-cell office:value-type="float" office:value="48986" calcext:value-type="float">
            <text:p>48986</text:p>
          </table:table-cell>
          <table:table-cell office:value-type="float" office:value="58783" calcext:value-type="float">
            <text:p>58783</text:p>
          </table:table-cell>
          <table:table-cell office:value-type="float" office:value="70540" calcext:value-type="float">
            <text:p>70540</text:p>
          </table:table-cell>
          <table:table-cell office:value-type="float" office:value="60880" calcext:value-type="float">
            <text:p>60880</text:p>
          </table:table-cell>
          <table:table-cell office:value-type="float" office:value="101578" calcext:value-type="float">
            <text:p>101578</text:p>
          </table:table-cell>
          <table:table-cell office:value-type="float" office:value="121894" calcext:value-type="float">
            <text:p>121894</text:p>
          </table:table-cell>
          <table:table-cell office:value-type="float" office:value="146273" calcext:value-type="float">
            <text:p>146273</text:p>
          </table:table-cell>
          <table:table-cell office:value-type="float" office:value="175528" calcext:value-type="float">
            <text:p>175528</text:p>
          </table:table-cell>
          <table:table-cell office:value-type="float" office:value="210634" calcext:value-type="float">
            <text:p>210634</text:p>
          </table:table-cell>
          <table:table-cell office:value-type="float" office:value="975038" calcext:value-type="float">
            <text:p>975038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96096" calcext:value-type="float">
            <text:p>96096</text:p>
          </table:table-cell>
          <table:table-cell office:value-type="float" office:value="115315" calcext:value-type="float">
            <text:p>115315</text:p>
          </table:table-cell>
          <table:table-cell office:value-type="float" office:value="138378" calcext:value-type="float">
            <text:p>138378</text:p>
          </table:table-cell>
          <table:table-cell office:value-type="float" office:value="166054" calcext:value-type="float">
            <text:p>166054</text:p>
          </table:table-cell>
          <table:table-cell office:value-type="float" office:value="47969" calcext:value-type="float">
            <text:p>47969</text:p>
          </table:table-cell>
          <table:table-cell office:value-type="float" office:value="239118" calcext:value-type="float">
            <text:p>239118</text:p>
          </table:table-cell>
          <table:table-cell office:value-type="float" office:value="286942" calcext:value-type="float">
            <text:p>286942</text:p>
          </table:table-cell>
          <table:table-cell office:value-type="float" office:value="344330" calcext:value-type="float">
            <text:p>344330</text:p>
          </table:table-cell>
          <table:table-cell office:value-type="float" office:value="413196" calcext:value-type="float">
            <text:p>413196</text:p>
          </table:table-cell>
          <table:table-cell office:value-type="float" office:value="495835" calcext:value-type="float">
            <text:p>495835</text:p>
          </table:table-cell>
          <table:table-cell office:value-type="float" office:value="2295264" calcext:value-type="float">
            <text:p>2295264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9476" calcext:value-type="float">
            <text:p>29476</text:p>
          </table:table-cell>
          <table:table-cell office:value-type="float" office:value="35371" calcext:value-type="float">
            <text:p>35371</text:p>
          </table:table-cell>
          <table:table-cell office:value-type="float" office:value="42445" calcext:value-type="float">
            <text:p>42445</text:p>
          </table:table-cell>
          <table:table-cell office:value-type="float" office:value="50934" calcext:value-type="float">
            <text:p>50934</text:p>
          </table:table-cell>
          <table:table-cell office:value-type="float" office:value="81461" calcext:value-type="float">
            <text:p>81461</text:p>
          </table:table-cell>
          <table:table-cell office:value-type="float" office:value="73345" calcext:value-type="float">
            <text:p>73345</text:p>
          </table:table-cell>
          <table:table-cell office:value-type="float" office:value="88014" calcext:value-type="float">
            <text:p>88014</text:p>
          </table:table-cell>
          <table:table-cell office:value-type="float" office:value="105617" calcext:value-type="float">
            <text:p>105617</text:p>
          </table:table-cell>
          <table:table-cell office:value-type="float" office:value="126740" calcext:value-type="float">
            <text:p>126740</text:p>
          </table:table-cell>
          <table:table-cell office:value-type="float" office:value="152088" calcext:value-type="float">
            <text:p>152088</text:p>
          </table:table-cell>
          <table:table-cell office:value-type="float" office:value="704030" calcext:value-type="float">
            <text:p>704030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58950" calcext:value-type="float">
            <text:p>58950</text:p>
          </table:table-cell>
          <table:table-cell office:value-type="float" office:value="70740" calcext:value-type="float">
            <text:p>70740</text:p>
          </table:table-cell>
          <table:table-cell office:value-type="float" office:value="84888" calcext:value-type="float">
            <text:p>84888</text:p>
          </table:table-cell>
          <table:table-cell office:value-type="float" office:value="101866" calcext:value-type="float">
            <text:p>101866</text:p>
          </table:table-cell>
          <table:table-cell office:value-type="float" office:value="87887" calcext:value-type="float">
            <text:p>87887</text:p>
          </table:table-cell>
          <table:table-cell office:value-type="float" office:value="146687" calcext:value-type="float">
            <text:p>146687</text:p>
          </table:table-cell>
          <table:table-cell office:value-type="float" office:value="176024" calcext:value-type="float">
            <text:p>176024</text:p>
          </table:table-cell>
          <table:table-cell office:value-type="float" office:value="211229" calcext:value-type="float">
            <text:p>211229</text:p>
          </table:table-cell>
          <table:table-cell office:value-type="float" office:value="253475" calcext:value-type="float">
            <text:p>253475</text:p>
          </table:table-cell>
          <table:table-cell office:value-type="float" office:value="304170" calcext:value-type="float">
            <text:p>304170</text:p>
          </table:table-cell>
          <table:table-cell office:value-type="float" office:value="1408029" calcext:value-type="float">
            <text:p>1408029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1098" calcext:value-type="float">
            <text:p>31098</text:p>
          </table:table-cell>
          <table:table-cell office:value-type="float" office:value="37318" calcext:value-type="float">
            <text:p>37318</text:p>
          </table:table-cell>
          <table:table-cell office:value-type="float" office:value="44782" calcext:value-type="float">
            <text:p>44782</text:p>
          </table:table-cell>
          <table:table-cell office:value-type="float" office:value="53738" calcext:value-type="float">
            <text:p>53738</text:p>
          </table:table-cell>
          <table:table-cell office:value-type="float" office:value="1366" calcext:value-type="float">
            <text:p>1366</text:p>
          </table:table-cell>
          <table:table-cell office:value-type="float" office:value="77383" calcext:value-type="float">
            <text:p>77383</text:p>
          </table:table-cell>
          <table:table-cell office:value-type="float" office:value="92860" calcext:value-type="float">
            <text:p>92860</text:p>
          </table:table-cell>
          <table:table-cell office:value-type="float" office:value="111432" calcext:value-type="float">
            <text:p>111432</text:p>
          </table:table-cell>
          <table:table-cell office:value-type="float" office:value="133718" calcext:value-type="float">
            <text:p>133718</text:p>
          </table:table-cell>
          <table:table-cell office:value-type="float" office:value="160462" calcext:value-type="float">
            <text:p>160462</text:p>
          </table:table-cell>
          <table:table-cell office:value-type="float" office:value="742791" calcext:value-type="float">
            <text:p>742791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2735" calcext:value-type="float">
            <text:p>52735</text:p>
          </table:table-cell>
          <table:table-cell office:value-type="float" office:value="63282" calcext:value-type="float">
            <text:p>63282</text:p>
          </table:table-cell>
          <table:table-cell office:value-type="float" office:value="75938" calcext:value-type="float">
            <text:p>75938</text:p>
          </table:table-cell>
          <table:table-cell office:value-type="float" office:value="91126" calcext:value-type="float">
            <text:p>91126</text:p>
          </table:table-cell>
          <table:table-cell office:value-type="float" office:value="60603" calcext:value-type="float">
            <text:p>60603</text:p>
          </table:table-cell>
          <table:table-cell office:value-type="float" office:value="131221" calcext:value-type="float">
            <text:p>131221</text:p>
          </table:table-cell>
          <table:table-cell office:value-type="float" office:value="157465" calcext:value-type="float">
            <text:p>157465</text:p>
          </table:table-cell>
          <table:table-cell office:value-type="float" office:value="188958" calcext:value-type="float">
            <text:p>188958</text:p>
          </table:table-cell>
          <table:table-cell office:value-type="float" office:value="226750" calcext:value-type="float">
            <text:p>226750</text:p>
          </table:table-cell>
          <table:table-cell office:value-type="float" office:value="272100" calcext:value-type="float">
            <text:p>272100</text:p>
          </table:table-cell>
          <table:table-cell office:value-type="float" office:value="1259575" calcext:value-type="float">
            <text:p>1259575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6900" calcext:value-type="float">
            <text:p>46900</text:p>
          </table:table-cell>
          <table:table-cell office:value-type="float" office:value="56280" calcext:value-type="float">
            <text:p>56280</text:p>
          </table:table-cell>
          <table:table-cell office:value-type="float" office:value="67536" calcext:value-type="float">
            <text:p>67536</text:p>
          </table:table-cell>
          <table:table-cell office:value-type="float" office:value="81043" calcext:value-type="float">
            <text:p>81043</text:p>
          </table:table-cell>
          <table:table-cell office:value-type="float" office:value="47316" calcext:value-type="float">
            <text:p>47316</text:p>
          </table:table-cell>
          <table:table-cell office:value-type="float" office:value="116702" calcext:value-type="float">
            <text:p>116702</text:p>
          </table:table-cell>
          <table:table-cell office:value-type="float" office:value="140042" calcext:value-type="float">
            <text:p>140042</text:p>
          </table:table-cell>
          <table:table-cell office:value-type="float" office:value="168050" calcext:value-type="float">
            <text:p>168050</text:p>
          </table:table-cell>
          <table:table-cell office:value-type="float" office:value="201660" calcext:value-type="float">
            <text:p>201660</text:p>
          </table:table-cell>
          <table:table-cell office:value-type="float" office:value="241992" calcext:value-type="float">
            <text:p>241992</text:p>
          </table:table-cell>
          <table:table-cell office:value-type="float" office:value="1120205" calcext:value-type="float">
            <text:p>1120205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2452" calcext:value-type="float">
            <text:p>42452</text:p>
          </table:table-cell>
          <table:table-cell office:value-type="float" office:value="50942" calcext:value-type="float">
            <text:p>50942</text:p>
          </table:table-cell>
          <table:table-cell office:value-type="float" office:value="61130" calcext:value-type="float">
            <text:p>61130</text:p>
          </table:table-cell>
          <table:table-cell office:value-type="float" office:value="73356" calcext:value-type="float">
            <text:p>73356</text:p>
          </table:table-cell>
          <table:table-cell office:value-type="float" office:value="9231" calcext:value-type="float">
            <text:p>9231</text:p>
          </table:table-cell>
          <table:table-cell office:value-type="float" office:value="105632" calcext:value-type="float">
            <text:p>105632</text:p>
          </table:table-cell>
          <table:table-cell office:value-type="float" office:value="126758" calcext:value-type="float">
            <text:p>126758</text:p>
          </table:table-cell>
          <table:table-cell office:value-type="float" office:value="152110" calcext:value-type="float">
            <text:p>152110</text:p>
          </table:table-cell>
          <table:table-cell office:value-type="float" office:value="182532" calcext:value-type="float">
            <text:p>182532</text:p>
          </table:table-cell>
          <table:table-cell office:value-type="float" office:value="219038" calcext:value-type="float">
            <text:p>219038</text:p>
          </table:table-cell>
          <table:table-cell office:value-type="float" office:value="1013950" calcext:value-type="float">
            <text:p>1013950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5621" calcext:value-type="float">
            <text:p>45621</text:p>
          </table:table-cell>
          <table:table-cell office:value-type="float" office:value="54745" calcext:value-type="float">
            <text:p>54745</text:p>
          </table:table-cell>
          <table:table-cell office:value-type="float" office:value="65694" calcext:value-type="float">
            <text:p>65694</text:p>
          </table:table-cell>
          <table:table-cell office:value-type="float" office:value="78833" calcext:value-type="float">
            <text:p>78833</text:p>
          </table:table-cell>
          <table:table-cell office:value-type="float" office:value="51304" calcext:value-type="float">
            <text:p>51304</text:p>
          </table:table-cell>
          <table:table-cell office:value-type="float" office:value="113520" calcext:value-type="float">
            <text:p>113520</text:p>
          </table:table-cell>
          <table:table-cell office:value-type="float" office:value="136224" calcext:value-type="float">
            <text:p>136224</text:p>
          </table:table-cell>
          <table:table-cell office:value-type="float" office:value="163469" calcext:value-type="float">
            <text:p>163469</text:p>
          </table:table-cell>
          <table:table-cell office:value-type="float" office:value="196163" calcext:value-type="float">
            <text:p>196163</text:p>
          </table:table-cell>
          <table:table-cell office:value-type="float" office:value="235396" calcext:value-type="float">
            <text:p>235396</text:p>
          </table:table-cell>
          <table:table-cell office:value-type="float" office:value="1089665" calcext:value-type="float">
            <text:p>1089665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419" calcext:value-type="float">
            <text:p>5419</text:p>
          </table:table-cell>
          <table:table-cell office:value-type="float" office:value="6503" calcext:value-type="float">
            <text:p>6503</text:p>
          </table:table-cell>
          <table:table-cell office:value-type="float" office:value="7804" calcext:value-type="float">
            <text:p>7804</text:p>
          </table:table-cell>
          <table:table-cell office:value-type="float" office:value="9365" calcext:value-type="float">
            <text:p>9365</text:p>
          </table:table-cell>
          <table:table-cell office:value-type="float" office:value="87725" calcext:value-type="float">
            <text:p>87725</text:p>
          </table:table-cell>
          <table:table-cell office:value-type="float" office:value="13486" calcext:value-type="float">
            <text:p>13486</text:p>
          </table:table-cell>
          <table:table-cell office:value-type="float" office:value="16183" calcext:value-type="float">
            <text:p>16183</text:p>
          </table:table-cell>
          <table:table-cell office:value-type="float" office:value="19420" calcext:value-type="float">
            <text:p>19420</text:p>
          </table:table-cell>
          <table:table-cell office:value-type="float" office:value="23304" calcext:value-type="float">
            <text:p>23304</text:p>
          </table:table-cell>
          <table:table-cell office:value-type="float" office:value="27965" calcext:value-type="float">
            <text:p>27965</text:p>
          </table:table-cell>
          <table:table-cell office:value-type="float" office:value="129449" calcext:value-type="float">
            <text:p>129449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3662" calcext:value-type="float">
            <text:p>33662</text:p>
          </table:table-cell>
          <table:table-cell office:value-type="float" office:value="40394" calcext:value-type="float">
            <text:p>40394</text:p>
          </table:table-cell>
          <table:table-cell office:value-type="float" office:value="48473" calcext:value-type="float">
            <text:p>48473</text:p>
          </table:table-cell>
          <table:table-cell office:value-type="float" office:value="58168" calcext:value-type="float">
            <text:p>58168</text:p>
          </table:table-cell>
          <table:table-cell office:value-type="float" office:value="95491" calcext:value-type="float">
            <text:p>95491</text:p>
          </table:table-cell>
          <table:table-cell office:value-type="float" office:value="83762" calcext:value-type="float">
            <text:p>83762</text:p>
          </table:table-cell>
          <table:table-cell office:value-type="float" office:value="100514" calcext:value-type="float">
            <text:p>100514</text:p>
          </table:table-cell>
          <table:table-cell office:value-type="float" office:value="120617" calcext:value-type="float">
            <text:p>120617</text:p>
          </table:table-cell>
          <table:table-cell office:value-type="float" office:value="144740" calcext:value-type="float">
            <text:p>144740</text:p>
          </table:table-cell>
          <table:table-cell office:value-type="float" office:value="173688" calcext:value-type="float">
            <text:p>173688</text:p>
          </table:table-cell>
          <table:table-cell office:value-type="float" office:value="804018" calcext:value-type="float">
            <text:p>804018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5427" calcext:value-type="float">
            <text:p>35427</text:p>
          </table:table-cell>
          <table:table-cell office:value-type="float" office:value="42512" calcext:value-type="float">
            <text:p>42512</text:p>
          </table:table-cell>
          <table:table-cell office:value-type="float" office:value="51014" calcext:value-type="float">
            <text:p>51014</text:p>
          </table:table-cell>
          <table:table-cell office:value-type="float" office:value="61217" calcext:value-type="float">
            <text:p>61217</text:p>
          </table:table-cell>
          <table:table-cell office:value-type="float" office:value="14008" calcext:value-type="float">
            <text:p>14008</text:p>
          </table:table-cell>
          <table:table-cell office:value-type="float" office:value="88152" calcext:value-type="float">
            <text:p>88152</text:p>
          </table:table-cell>
          <table:table-cell office:value-type="float" office:value="105782" calcext:value-type="float">
            <text:p>105782</text:p>
          </table:table-cell>
          <table:table-cell office:value-type="float" office:value="126938" calcext:value-type="float">
            <text:p>126938</text:p>
          </table:table-cell>
          <table:table-cell office:value-type="float" office:value="152326" calcext:value-type="float">
            <text:p>152326</text:p>
          </table:table-cell>
          <table:table-cell office:value-type="float" office:value="182791" calcext:value-type="float">
            <text:p>182791</text:p>
          </table:table-cell>
          <table:table-cell office:value-type="float" office:value="846159" calcext:value-type="float">
            <text:p>846159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213" calcext:value-type="float">
            <text:p>2213</text:p>
          </table:table-cell>
          <table:table-cell office:value-type="float" office:value="2656" calcext:value-type="float">
            <text:p>2656</text:p>
          </table:table-cell>
          <table:table-cell office:value-type="float" office:value="3187" calcext:value-type="float">
            <text:p>3187</text:p>
          </table:table-cell>
          <table:table-cell office:value-type="float" office:value="3824" calcext:value-type="float">
            <text:p>3824</text:p>
          </table:table-cell>
          <table:table-cell office:value-type="float" office:value="64919" calcext:value-type="float">
            <text:p>64919</text:p>
          </table:table-cell>
          <table:table-cell office:value-type="float" office:value="5507" calcext:value-type="float">
            <text:p>5507</text:p>
          </table:table-cell>
          <table:table-cell office:value-type="float" office:value="6608" calcext:value-type="float">
            <text:p>6608</text:p>
          </table:table-cell>
          <table:table-cell office:value-type="float" office:value="7930" calcext:value-type="float">
            <text:p>7930</text:p>
          </table:table-cell>
          <table:table-cell office:value-type="float" office:value="9516" calcext:value-type="float">
            <text:p>9516</text:p>
          </table:table-cell>
          <table:table-cell office:value-type="float" office:value="11419" calcext:value-type="float">
            <text:p>11419</text:p>
          </table:table-cell>
          <table:table-cell office:value-type="float" office:value="52860" calcext:value-type="float">
            <text:p>52860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78959" calcext:value-type="float">
            <text:p>78959</text:p>
          </table:table-cell>
          <table:table-cell office:value-type="float" office:value="94751" calcext:value-type="float">
            <text:p>94751</text:p>
          </table:table-cell>
          <table:table-cell office:value-type="float" office:value="113701" calcext:value-type="float">
            <text:p>113701</text:p>
          </table:table-cell>
          <table:table-cell office:value-type="float" office:value="136441" calcext:value-type="float">
            <text:p>136441</text:p>
          </table:table-cell>
          <table:table-cell office:value-type="float" office:value="29132" calcext:value-type="float">
            <text:p>29132</text:p>
          </table:table-cell>
          <table:table-cell office:value-type="float" office:value="196475" calcext:value-type="float">
            <text:p>196475</text:p>
          </table:table-cell>
          <table:table-cell office:value-type="float" office:value="235770" calcext:value-type="float">
            <text:p>235770</text:p>
          </table:table-cell>
          <table:table-cell office:value-type="float" office:value="282924" calcext:value-type="float">
            <text:p>282924</text:p>
          </table:table-cell>
          <table:table-cell office:value-type="float" office:value="339509" calcext:value-type="float">
            <text:p>339509</text:p>
          </table:table-cell>
          <table:table-cell office:value-type="float" office:value="407411" calcext:value-type="float">
            <text:p>407411</text:p>
          </table:table-cell>
          <table:table-cell office:value-type="float" office:value="1885941" calcext:value-type="float">
            <text:p>1885941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751" calcext:value-type="float">
            <text:p>17751</text:p>
          </table:table-cell>
          <table:table-cell office:value-type="float" office:value="21301" calcext:value-type="float">
            <text:p>21301</text:p>
          </table:table-cell>
          <table:table-cell office:value-type="float" office:value="25561" calcext:value-type="float">
            <text:p>25561</text:p>
          </table:table-cell>
          <table:table-cell office:value-type="float" office:value="30673" calcext:value-type="float">
            <text:p>30673</text:p>
          </table:table-cell>
          <table:table-cell office:value-type="float" office:value="58577" calcext:value-type="float">
            <text:p>58577</text:p>
          </table:table-cell>
          <table:table-cell office:value-type="float" office:value="44170" calcext:value-type="float">
            <text:p>44170</text:p>
          </table:table-cell>
          <table:table-cell office:value-type="float" office:value="53004" calcext:value-type="float">
            <text:p>53004</text:p>
          </table:table-cell>
          <table:table-cell office:value-type="float" office:value="63605" calcext:value-type="float">
            <text:p>63605</text:p>
          </table:table-cell>
          <table:table-cell office:value-type="float" office:value="76326" calcext:value-type="float">
            <text:p>76326</text:p>
          </table:table-cell>
          <table:table-cell office:value-type="float" office:value="91591" calcext:value-type="float">
            <text:p>91591</text:p>
          </table:table-cell>
          <table:table-cell office:value-type="float" office:value="423982" calcext:value-type="float">
            <text:p>423982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019" calcext:value-type="float">
            <text:p>10019</text:p>
          </table:table-cell>
          <table:table-cell office:value-type="float" office:value="12023" calcext:value-type="float">
            <text:p>12023</text:p>
          </table:table-cell>
          <table:table-cell office:value-type="float" office:value="14428" calcext:value-type="float">
            <text:p>14428</text:p>
          </table:table-cell>
          <table:table-cell office:value-type="float" office:value="17314" calcext:value-type="float">
            <text:p>17314</text:p>
          </table:table-cell>
          <table:table-cell office:value-type="float" office:value="83713" calcext:value-type="float">
            <text:p>83713</text:p>
          </table:table-cell>
          <table:table-cell office:value-type="float" office:value="24932" calcext:value-type="float">
            <text:p>24932</text:p>
          </table:table-cell>
          <table:table-cell office:value-type="float" office:value="29918" calcext:value-type="float">
            <text:p>29918</text:p>
          </table:table-cell>
          <table:table-cell office:value-type="float" office:value="35902" calcext:value-type="float">
            <text:p>35902</text:p>
          </table:table-cell>
          <table:table-cell office:value-type="float" office:value="43082" calcext:value-type="float">
            <text:p>43082</text:p>
          </table:table-cell>
          <table:table-cell office:value-type="float" office:value="51698" calcext:value-type="float">
            <text:p>51698</text:p>
          </table:table-cell>
          <table:table-cell office:value-type="float" office:value="239316" calcext:value-type="float">
            <text:p>239316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76301" calcext:value-type="float">
            <text:p>76301</text:p>
          </table:table-cell>
          <table:table-cell office:value-type="float" office:value="91561" calcext:value-type="float">
            <text:p>91561</text:p>
          </table:table-cell>
          <table:table-cell office:value-type="float" office:value="109873" calcext:value-type="float">
            <text:p>109873</text:p>
          </table:table-cell>
          <table:table-cell office:value-type="float" office:value="131848" calcext:value-type="float">
            <text:p>131848</text:p>
          </table:table-cell>
          <table:table-cell office:value-type="float" office:value="21880" calcext:value-type="float">
            <text:p>21880</text:p>
          </table:table-cell>
          <table:table-cell office:value-type="float" office:value="189862" calcext:value-type="float">
            <text:p>189862</text:p>
          </table:table-cell>
          <table:table-cell office:value-type="float" office:value="227834" calcext:value-type="float">
            <text:p>227834</text:p>
          </table:table-cell>
          <table:table-cell office:value-type="float" office:value="273401" calcext:value-type="float">
            <text:p>273401</text:p>
          </table:table-cell>
          <table:table-cell office:value-type="float" office:value="328081" calcext:value-type="float">
            <text:p>328081</text:p>
          </table:table-cell>
          <table:table-cell office:value-type="float" office:value="393697" calcext:value-type="float">
            <text:p>393697</text:p>
          </table:table-cell>
          <table:table-cell office:value-type="float" office:value="1822458" calcext:value-type="float">
            <text:p>1822458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0925" calcext:value-type="float">
            <text:p>60925</text:p>
          </table:table-cell>
          <table:table-cell office:value-type="float" office:value="73110" calcext:value-type="float">
            <text:p>73110</text:p>
          </table:table-cell>
          <table:table-cell office:value-type="float" office:value="87732" calcext:value-type="float">
            <text:p>87732</text:p>
          </table:table-cell>
          <table:table-cell office:value-type="float" office:value="105278" calcext:value-type="float">
            <text:p>105278</text:p>
          </table:table-cell>
          <table:table-cell office:value-type="float" office:value="27640" calcext:value-type="float">
            <text:p>27640</text:p>
          </table:table-cell>
          <table:table-cell office:value-type="float" office:value="151601" calcext:value-type="float">
            <text:p>151601</text:p>
          </table:table-cell>
          <table:table-cell office:value-type="float" office:value="181921" calcext:value-type="float">
            <text:p>181921</text:p>
          </table:table-cell>
          <table:table-cell office:value-type="float" office:value="218305" calcext:value-type="float">
            <text:p>218305</text:p>
          </table:table-cell>
          <table:table-cell office:value-type="float" office:value="261966" calcext:value-type="float">
            <text:p>261966</text:p>
          </table:table-cell>
          <table:table-cell office:value-type="float" office:value="314359" calcext:value-type="float">
            <text:p>314359</text:p>
          </table:table-cell>
          <table:table-cell office:value-type="float" office:value="1455197" calcext:value-type="float">
            <text:p>1455197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8349" calcext:value-type="float">
            <text:p>28349</text:p>
          </table:table-cell>
          <table:table-cell office:value-type="float" office:value="34019" calcext:value-type="float">
            <text:p>34019</text:p>
          </table:table-cell>
          <table:table-cell office:value-type="float" office:value="40823" calcext:value-type="float">
            <text:p>40823</text:p>
          </table:table-cell>
          <table:table-cell office:value-type="float" office:value="48988" calcext:value-type="float">
            <text:p>48988</text:p>
          </table:table-cell>
          <table:table-cell office:value-type="float" office:value="22593" calcext:value-type="float">
            <text:p>22593</text:p>
          </table:table-cell>
          <table:table-cell office:value-type="float" office:value="70543" calcext:value-type="float">
            <text:p>70543</text:p>
          </table:table-cell>
          <table:table-cell office:value-type="float" office:value="84652" calcext:value-type="float">
            <text:p>84652</text:p>
          </table:table-cell>
          <table:table-cell office:value-type="float" office:value="101582" calcext:value-type="float">
            <text:p>101582</text:p>
          </table:table-cell>
          <table:table-cell office:value-type="float" office:value="121898" calcext:value-type="float">
            <text:p>121898</text:p>
          </table:table-cell>
          <table:table-cell office:value-type="float" office:value="146278" calcext:value-type="float">
            <text:p>146278</text:p>
          </table:table-cell>
          <table:table-cell office:value-type="float" office:value="677132" calcext:value-type="float">
            <text:p>677132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84362" calcext:value-type="float">
            <text:p>84362</text:p>
          </table:table-cell>
          <table:table-cell office:value-type="float" office:value="101234" calcext:value-type="float">
            <text:p>101234</text:p>
          </table:table-cell>
          <table:table-cell office:value-type="float" office:value="121481" calcext:value-type="float">
            <text:p>121481</text:p>
          </table:table-cell>
          <table:table-cell office:value-type="float" office:value="145777" calcext:value-type="float">
            <text:p>145777</text:p>
          </table:table-cell>
          <table:table-cell office:value-type="float" office:value="25173" calcext:value-type="float">
            <text:p>25173</text:p>
          </table:table-cell>
          <table:table-cell office:value-type="float" office:value="209918" calcext:value-type="float">
            <text:p>209918</text:p>
          </table:table-cell>
          <table:table-cell office:value-type="float" office:value="251902" calcext:value-type="float">
            <text:p>251902</text:p>
          </table:table-cell>
          <table:table-cell office:value-type="float" office:value="302282" calcext:value-type="float">
            <text:p>302282</text:p>
          </table:table-cell>
          <table:table-cell office:value-type="float" office:value="362738" calcext:value-type="float">
            <text:p>362738</text:p>
          </table:table-cell>
          <table:table-cell office:value-type="float" office:value="435286" calcext:value-type="float">
            <text:p>435286</text:p>
          </table:table-cell>
          <table:table-cell office:value-type="float" office:value="2014980" calcext:value-type="float">
            <text:p>2014980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3017" calcext:value-type="float">
            <text:p>33017</text:p>
          </table:table-cell>
          <table:table-cell office:value-type="float" office:value="39620" calcext:value-type="float">
            <text:p>39620</text:p>
          </table:table-cell>
          <table:table-cell office:value-type="float" office:value="47544" calcext:value-type="float">
            <text:p>47544</text:p>
          </table:table-cell>
          <table:table-cell office:value-type="float" office:value="57053" calcext:value-type="float">
            <text:p>57053</text:p>
          </table:table-cell>
          <table:table-cell office:value-type="float" office:value="78282" calcext:value-type="float">
            <text:p>78282</text:p>
          </table:table-cell>
          <table:table-cell office:value-type="float" office:value="82157" calcext:value-type="float">
            <text:p>82157</text:p>
          </table:table-cell>
          <table:table-cell office:value-type="float" office:value="98588" calcext:value-type="float">
            <text:p>98588</text:p>
          </table:table-cell>
          <table:table-cell office:value-type="float" office:value="118306" calcext:value-type="float">
            <text:p>118306</text:p>
          </table:table-cell>
          <table:table-cell office:value-type="float" office:value="141967" calcext:value-type="float">
            <text:p>141967</text:p>
          </table:table-cell>
          <table:table-cell office:value-type="float" office:value="170360" calcext:value-type="float">
            <text:p>170360</text:p>
          </table:table-cell>
          <table:table-cell office:value-type="float" office:value="788612" calcext:value-type="float">
            <text:p>788612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9688" calcext:value-type="float">
            <text:p>39688</text:p>
          </table:table-cell>
          <table:table-cell office:value-type="float" office:value="47626" calcext:value-type="float">
            <text:p>47626</text:p>
          </table:table-cell>
          <table:table-cell office:value-type="float" office:value="57151" calcext:value-type="float">
            <text:p>57151</text:p>
          </table:table-cell>
          <table:table-cell office:value-type="float" office:value="68581" calcext:value-type="float">
            <text:p>68581</text:p>
          </table:table-cell>
          <table:table-cell office:value-type="float" office:value="51250" calcext:value-type="float">
            <text:p>51250</text:p>
          </table:table-cell>
          <table:table-cell office:value-type="float" office:value="98756" calcext:value-type="float">
            <text:p>98756</text:p>
          </table:table-cell>
          <table:table-cell office:value-type="float" office:value="118507" calcext:value-type="float">
            <text:p>118507</text:p>
          </table:table-cell>
          <table:table-cell office:value-type="float" office:value="142208" calcext:value-type="float">
            <text:p>142208</text:p>
          </table:table-cell>
          <table:table-cell office:value-type="float" office:value="170650" calcext:value-type="float">
            <text:p>170650</text:p>
          </table:table-cell>
          <table:table-cell office:value-type="float" office:value="204780" calcext:value-type="float">
            <text:p>204780</text:p>
          </table:table-cell>
          <table:table-cell office:value-type="float" office:value="947947" calcext:value-type="float">
            <text:p>947947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85815" calcext:value-type="float">
            <text:p>85815</text:p>
          </table:table-cell>
          <table:table-cell office:value-type="float" office:value="102978" calcext:value-type="float">
            <text:p>102978</text:p>
          </table:table-cell>
          <table:table-cell office:value-type="float" office:value="123574" calcext:value-type="float">
            <text:p>123574</text:p>
          </table:table-cell>
          <table:table-cell office:value-type="float" office:value="148289" calcext:value-type="float">
            <text:p>148289</text:p>
          </table:table-cell>
          <table:table-cell office:value-type="float" office:value="46092" calcext:value-type="float">
            <text:p>46092</text:p>
          </table:table-cell>
          <table:table-cell office:value-type="float" office:value="213536" calcext:value-type="float">
            <text:p>213536</text:p>
          </table:table-cell>
          <table:table-cell office:value-type="float" office:value="256243" calcext:value-type="float">
            <text:p>256243</text:p>
          </table:table-cell>
          <table:table-cell office:value-type="float" office:value="307492" calcext:value-type="float">
            <text:p>307492</text:p>
          </table:table-cell>
          <table:table-cell office:value-type="float" office:value="368990" calcext:value-type="float">
            <text:p>368990</text:p>
          </table:table-cell>
          <table:table-cell office:value-type="float" office:value="442788" calcext:value-type="float">
            <text:p>442788</text:p>
          </table:table-cell>
          <table:table-cell office:value-type="float" office:value="2049705" calcext:value-type="float">
            <text:p>2049705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82547" calcext:value-type="float">
            <text:p>82547</text:p>
          </table:table-cell>
          <table:table-cell office:value-type="float" office:value="99056" calcext:value-type="float">
            <text:p>99056</text:p>
          </table:table-cell>
          <table:table-cell office:value-type="float" office:value="118867" calcext:value-type="float">
            <text:p>118867</text:p>
          </table:table-cell>
          <table:table-cell office:value-type="float" office:value="142640" calcext:value-type="float">
            <text:p>142640</text:p>
          </table:table-cell>
          <table:table-cell office:value-type="float" office:value="38062" calcext:value-type="float">
            <text:p>38062</text:p>
          </table:table-cell>
          <table:table-cell office:value-type="float" office:value="205402" calcext:value-type="float">
            <text:p>205402</text:p>
          </table:table-cell>
          <table:table-cell office:value-type="float" office:value="246482" calcext:value-type="float">
            <text:p>246482</text:p>
          </table:table-cell>
          <table:table-cell office:value-type="float" office:value="295778" calcext:value-type="float">
            <text:p>295778</text:p>
          </table:table-cell>
          <table:table-cell office:value-type="float" office:value="354934" calcext:value-type="float">
            <text:p>354934</text:p>
          </table:table-cell>
          <table:table-cell office:value-type="float" office:value="425921" calcext:value-type="float">
            <text:p>425921</text:p>
          </table:table-cell>
          <table:table-cell office:value-type="float" office:value="1971627" calcext:value-type="float">
            <text:p>1971627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0756" calcext:value-type="float">
            <text:p>60756</text:p>
          </table:table-cell>
          <table:table-cell office:value-type="float" office:value="72907" calcext:value-type="float">
            <text:p>72907</text:p>
          </table:table-cell>
          <table:table-cell office:value-type="float" office:value="87488" calcext:value-type="float">
            <text:p>87488</text:p>
          </table:table-cell>
          <table:table-cell office:value-type="float" office:value="104986" calcext:value-type="float">
            <text:p>104986</text:p>
          </table:table-cell>
          <table:table-cell office:value-type="float" office:value="67310" calcext:value-type="float">
            <text:p>67310</text:p>
          </table:table-cell>
          <table:table-cell office:value-type="float" office:value="151180" calcext:value-type="float">
            <text:p>151180</text:p>
          </table:table-cell>
          <table:table-cell office:value-type="float" office:value="181416" calcext:value-type="float">
            <text:p>181416</text:p>
          </table:table-cell>
          <table:table-cell office:value-type="float" office:value="217699" calcext:value-type="float">
            <text:p>217699</text:p>
          </table:table-cell>
          <table:table-cell office:value-type="float" office:value="261239" calcext:value-type="float">
            <text:p>261239</text:p>
          </table:table-cell>
          <table:table-cell office:value-type="float" office:value="313487" calcext:value-type="float">
            <text:p>313487</text:p>
          </table:table-cell>
          <table:table-cell office:value-type="float" office:value="1451158" calcext:value-type="float">
            <text:p>1451158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7328" calcext:value-type="float">
            <text:p>27328</text:p>
          </table:table-cell>
          <table:table-cell office:value-type="float" office:value="32794" calcext:value-type="float">
            <text:p>32794</text:p>
          </table:table-cell>
          <table:table-cell office:value-type="float" office:value="39353" calcext:value-type="float">
            <text:p>39353</text:p>
          </table:table-cell>
          <table:table-cell office:value-type="float" office:value="47224" calcext:value-type="float">
            <text:p>47224</text:p>
          </table:table-cell>
          <table:table-cell office:value-type="float" office:value="87696" calcext:value-type="float">
            <text:p>87696</text:p>
          </table:table-cell>
          <table:table-cell office:value-type="float" office:value="68003" calcext:value-type="float">
            <text:p>68003</text:p>
          </table:table-cell>
          <table:table-cell office:value-type="float" office:value="81604" calcext:value-type="float">
            <text:p>81604</text:p>
          </table:table-cell>
          <table:table-cell office:value-type="float" office:value="97925" calcext:value-type="float">
            <text:p>97925</text:p>
          </table:table-cell>
          <table:table-cell office:value-type="float" office:value="117510" calcext:value-type="float">
            <text:p>117510</text:p>
          </table:table-cell>
          <table:table-cell office:value-type="float" office:value="141012" calcext:value-type="float">
            <text:p>141012</text:p>
          </table:table-cell>
          <table:table-cell office:value-type="float" office:value="652753" calcext:value-type="float">
            <text:p>652753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79938" calcext:value-type="float">
            <text:p>79938</text:p>
          </table:table-cell>
          <table:table-cell office:value-type="float" office:value="95926" calcext:value-type="float">
            <text:p>95926</text:p>
          </table:table-cell>
          <table:table-cell office:value-type="float" office:value="115111" calcext:value-type="float">
            <text:p>115111</text:p>
          </table:table-cell>
          <table:table-cell office:value-type="float" office:value="138133" calcext:value-type="float">
            <text:p>138133</text:p>
          </table:table-cell>
          <table:table-cell office:value-type="float" office:value="20063" calcext:value-type="float">
            <text:p>20063</text:p>
          </table:table-cell>
          <table:table-cell office:value-type="float" office:value="198912" calcext:value-type="float">
            <text:p>198912</text:p>
          </table:table-cell>
          <table:table-cell office:value-type="float" office:value="238694" calcext:value-type="float">
            <text:p>238694</text:p>
          </table:table-cell>
          <table:table-cell office:value-type="float" office:value="286433" calcext:value-type="float">
            <text:p>286433</text:p>
          </table:table-cell>
          <table:table-cell office:value-type="float" office:value="343720" calcext:value-type="float">
            <text:p>343720</text:p>
          </table:table-cell>
          <table:table-cell office:value-type="float" office:value="412464" calcext:value-type="float">
            <text:p>412464</text:p>
          </table:table-cell>
          <table:table-cell office:value-type="float" office:value="1909331" calcext:value-type="float">
            <text:p>1909331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6211" calcext:value-type="float">
            <text:p>66211</text:p>
          </table:table-cell>
          <table:table-cell office:value-type="float" office:value="79453" calcext:value-type="float">
            <text:p>79453</text:p>
          </table:table-cell>
          <table:table-cell office:value-type="float" office:value="95344" calcext:value-type="float">
            <text:p>95344</text:p>
          </table:table-cell>
          <table:table-cell office:value-type="float" office:value="114413" calcext:value-type="float">
            <text:p>114413</text:p>
          </table:table-cell>
          <table:table-cell office:value-type="float" office:value="59282" calcext:value-type="float">
            <text:p>59282</text:p>
          </table:table-cell>
          <table:table-cell office:value-type="float" office:value="164755" calcext:value-type="float">
            <text:p>164755</text:p>
          </table:table-cell>
          <table:table-cell office:value-type="float" office:value="197706" calcext:value-type="float">
            <text:p>197706</text:p>
          </table:table-cell>
          <table:table-cell office:value-type="float" office:value="237247" calcext:value-type="float">
            <text:p>237247</text:p>
          </table:table-cell>
          <table:table-cell office:value-type="float" office:value="284696" calcext:value-type="float">
            <text:p>284696</text:p>
          </table:table-cell>
          <table:table-cell office:value-type="float" office:value="341635" calcext:value-type="float">
            <text:p>341635</text:p>
          </table:table-cell>
          <table:table-cell office:value-type="float" office:value="1581460" calcext:value-type="float">
            <text:p>1581460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2377" calcext:value-type="float">
            <text:p>52377</text:p>
          </table:table-cell>
          <table:table-cell office:value-type="float" office:value="62852" calcext:value-type="float">
            <text:p>62852</text:p>
          </table:table-cell>
          <table:table-cell office:value-type="float" office:value="75422" calcext:value-type="float">
            <text:p>75422</text:p>
          </table:table-cell>
          <table:table-cell office:value-type="float" office:value="90506" calcext:value-type="float">
            <text:p>90506</text:p>
          </table:table-cell>
          <table:table-cell office:value-type="float" office:value="83255" calcext:value-type="float">
            <text:p>83255</text:p>
          </table:table-cell>
          <table:table-cell office:value-type="float" office:value="130328" calcext:value-type="float">
            <text:p>130328</text:p>
          </table:table-cell>
          <table:table-cell office:value-type="float" office:value="156394" calcext:value-type="float">
            <text:p>156394</text:p>
          </table:table-cell>
          <table:table-cell office:value-type="float" office:value="187673" calcext:value-type="float">
            <text:p>187673</text:p>
          </table:table-cell>
          <table:table-cell office:value-type="float" office:value="225208" calcext:value-type="float">
            <text:p>225208</text:p>
          </table:table-cell>
          <table:table-cell office:value-type="float" office:value="270250" calcext:value-type="float">
            <text:p>270250</text:p>
          </table:table-cell>
          <table:table-cell office:value-type="float" office:value="1251010" calcext:value-type="float">
            <text:p>1251010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073" calcext:value-type="float">
            <text:p>2073</text:p>
          </table:table-cell>
          <table:table-cell office:value-type="float" office:value="2488" calcext:value-type="float">
            <text:p>2488</text:p>
          </table:table-cell>
          <table:table-cell office:value-type="float" office:value="2986" calcext:value-type="float">
            <text:p>2986</text:p>
          </table:table-cell>
          <table:table-cell office:value-type="float" office:value="3583" calcext:value-type="float">
            <text:p>3583</text:p>
          </table:table-cell>
          <table:table-cell office:value-type="float" office:value="27032" calcext:value-type="float">
            <text:p>27032</text:p>
          </table:table-cell>
          <table:table-cell office:value-type="float" office:value="5160" calcext:value-type="float">
            <text:p>5160</text:p>
          </table:table-cell>
          <table:table-cell office:value-type="float" office:value="6192" calcext:value-type="float">
            <text:p>6192</text:p>
          </table:table-cell>
          <table:table-cell office:value-type="float" office:value="7430" calcext:value-type="float">
            <text:p>7430</text:p>
          </table:table-cell>
          <table:table-cell office:value-type="float" office:value="8916" calcext:value-type="float">
            <text:p>8916</text:p>
          </table:table-cell>
          <table:table-cell office:value-type="float" office:value="10699" calcext:value-type="float">
            <text:p>10699</text:p>
          </table:table-cell>
          <table:table-cell office:value-type="float" office:value="49527" calcext:value-type="float">
            <text:p>49527</text:p>
          </table:table-cell>
          <table:table-cell office:value-type="string" calcext:value-type="string">
            <text:p>Medium Number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3978" calcext:value-type="float">
            <text:p>93978</text:p>
          </table:table-cell>
          <table:table-cell office:value-type="float" office:value="112774" calcext:value-type="float">
            <text:p>112774</text:p>
          </table:table-cell>
          <table:table-cell office:value-type="float" office:value="135329" calcext:value-type="float">
            <text:p>135329</text:p>
          </table:table-cell>
          <table:table-cell office:value-type="float" office:value="162395" calcext:value-type="float">
            <text:p>162395</text:p>
          </table:table-cell>
          <table:table-cell office:value-type="float" office:value="19184" calcext:value-type="float">
            <text:p>19184</text:p>
          </table:table-cell>
          <table:table-cell office:value-type="float" office:value="233849" calcext:value-type="float">
            <text:p>233849</text:p>
          </table:table-cell>
          <table:table-cell office:value-type="float" office:value="280619" calcext:value-type="float">
            <text:p>280619</text:p>
          </table:table-cell>
          <table:table-cell office:value-type="float" office:value="336743" calcext:value-type="float">
            <text:p>336743</text:p>
          </table:table-cell>
          <table:table-cell office:value-type="float" office:value="404092" calcext:value-type="float">
            <text:p>404092</text:p>
          </table:table-cell>
          <table:table-cell office:value-type="float" office:value="484910" calcext:value-type="float">
            <text:p>484910</text:p>
          </table:table-cell>
          <table:table-cell office:value-type="float" office:value="2244689" calcext:value-type="float">
            <text:p>2244689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92019" calcext:value-type="float">
            <text:p>92019</text:p>
          </table:table-cell>
          <table:table-cell office:value-type="float" office:value="110423" calcext:value-type="float">
            <text:p>110423</text:p>
          </table:table-cell>
          <table:table-cell office:value-type="float" office:value="132508" calcext:value-type="float">
            <text:p>132508</text:p>
          </table:table-cell>
          <table:table-cell office:value-type="float" office:value="159010" calcext:value-type="float">
            <text:p>159010</text:p>
          </table:table-cell>
          <table:table-cell office:value-type="float" office:value="88897" calcext:value-type="float">
            <text:p>88897</text:p>
          </table:table-cell>
          <table:table-cell office:value-type="float" office:value="228974" calcext:value-type="float">
            <text:p>228974</text:p>
          </table:table-cell>
          <table:table-cell office:value-type="float" office:value="274769" calcext:value-type="float">
            <text:p>274769</text:p>
          </table:table-cell>
          <table:table-cell office:value-type="float" office:value="329723" calcext:value-type="float">
            <text:p>329723</text:p>
          </table:table-cell>
          <table:table-cell office:value-type="float" office:value="395668" calcext:value-type="float">
            <text:p>395668</text:p>
          </table:table-cell>
          <table:table-cell office:value-type="float" office:value="474802" calcext:value-type="float">
            <text:p>474802</text:p>
          </table:table-cell>
          <table:table-cell office:value-type="float" office:value="2197896" calcext:value-type="float">
            <text:p>2197896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7674" calcext:value-type="float">
            <text:p>27674</text:p>
          </table:table-cell>
          <table:table-cell office:value-type="float" office:value="33209" calcext:value-type="float">
            <text:p>33209</text:p>
          </table:table-cell>
          <table:table-cell office:value-type="float" office:value="39851" calcext:value-type="float">
            <text:p>39851</text:p>
          </table:table-cell>
          <table:table-cell office:value-type="float" office:value="47821" calcext:value-type="float">
            <text:p>47821</text:p>
          </table:table-cell>
          <table:table-cell office:value-type="float" office:value="79109" calcext:value-type="float">
            <text:p>79109</text:p>
          </table:table-cell>
          <table:table-cell office:value-type="float" office:value="68862" calcext:value-type="float">
            <text:p>68862</text:p>
          </table:table-cell>
          <table:table-cell office:value-type="float" office:value="82634" calcext:value-type="float">
            <text:p>82634</text:p>
          </table:table-cell>
          <table:table-cell office:value-type="float" office:value="99161" calcext:value-type="float">
            <text:p>99161</text:p>
          </table:table-cell>
          <table:table-cell office:value-type="float" office:value="118993" calcext:value-type="float">
            <text:p>118993</text:p>
          </table:table-cell>
          <table:table-cell office:value-type="float" office:value="142792" calcext:value-type="float">
            <text:p>142792</text:p>
          </table:table-cell>
          <table:table-cell office:value-type="float" office:value="660997" calcext:value-type="float">
            <text:p>660997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3719" calcext:value-type="float">
            <text:p>63719</text:p>
          </table:table-cell>
          <table:table-cell office:value-type="float" office:value="76463" calcext:value-type="float">
            <text:p>76463</text:p>
          </table:table-cell>
          <table:table-cell office:value-type="float" office:value="91756" calcext:value-type="float">
            <text:p>91756</text:p>
          </table:table-cell>
          <table:table-cell office:value-type="float" office:value="110107" calcext:value-type="float">
            <text:p>110107</text:p>
          </table:table-cell>
          <table:table-cell office:value-type="float" office:value="56511" calcext:value-type="float">
            <text:p>56511</text:p>
          </table:table-cell>
          <table:table-cell office:value-type="float" office:value="158554" calcext:value-type="float">
            <text:p>158554</text:p>
          </table:table-cell>
          <table:table-cell office:value-type="float" office:value="190265" calcext:value-type="float">
            <text:p>190265</text:p>
          </table:table-cell>
          <table:table-cell office:value-type="float" office:value="228318" calcext:value-type="float">
            <text:p>228318</text:p>
          </table:table-cell>
          <table:table-cell office:value-type="float" office:value="273982" calcext:value-type="float">
            <text:p>273982</text:p>
          </table:table-cell>
          <table:table-cell office:value-type="float" office:value="328778" calcext:value-type="float">
            <text:p>328778</text:p>
          </table:table-cell>
          <table:table-cell office:value-type="float" office:value="1521942" calcext:value-type="float">
            <text:p>1521942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5499" calcext:value-type="float">
            <text:p>55499</text:p>
          </table:table-cell>
          <table:table-cell office:value-type="float" office:value="66599" calcext:value-type="float">
            <text:p>66599</text:p>
          </table:table-cell>
          <table:table-cell office:value-type="float" office:value="79919" calcext:value-type="float">
            <text:p>79919</text:p>
          </table:table-cell>
          <table:table-cell office:value-type="float" office:value="95903" calcext:value-type="float">
            <text:p>95903</text:p>
          </table:table-cell>
          <table:table-cell office:value-type="float" office:value="6348" calcext:value-type="float">
            <text:p>6348</text:p>
          </table:table-cell>
          <table:table-cell office:value-type="float" office:value="138101" calcext:value-type="float">
            <text:p>138101</text:p>
          </table:table-cell>
          <table:table-cell office:value-type="float" office:value="165721" calcext:value-type="float">
            <text:p>165721</text:p>
          </table:table-cell>
          <table:table-cell office:value-type="float" office:value="198865" calcext:value-type="float">
            <text:p>198865</text:p>
          </table:table-cell>
          <table:table-cell office:value-type="float" office:value="238638" calcext:value-type="float">
            <text:p>238638</text:p>
          </table:table-cell>
          <table:table-cell office:value-type="float" office:value="286366" calcext:value-type="float">
            <text:p>286366</text:p>
          </table:table-cell>
          <table:table-cell office:value-type="float" office:value="1325611" calcext:value-type="float">
            <text:p>1325611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7722" calcext:value-type="float">
            <text:p>17722</text:p>
          </table:table-cell>
          <table:table-cell office:value-type="float" office:value="21266" calcext:value-type="float">
            <text:p>21266</text:p>
          </table:table-cell>
          <table:table-cell office:value-type="float" office:value="25519" calcext:value-type="float">
            <text:p>25519</text:p>
          </table:table-cell>
          <table:table-cell office:value-type="float" office:value="30623" calcext:value-type="float">
            <text:p>30623</text:p>
          </table:table-cell>
          <table:table-cell office:value-type="float" office:value="81410" calcext:value-type="float">
            <text:p>81410</text:p>
          </table:table-cell>
          <table:table-cell office:value-type="float" office:value="44098" calcext:value-type="float">
            <text:p>44098</text:p>
          </table:table-cell>
          <table:table-cell office:value-type="float" office:value="52918" calcext:value-type="float">
            <text:p>52918</text:p>
          </table:table-cell>
          <table:table-cell office:value-type="float" office:value="63502" calcext:value-type="float">
            <text:p>63502</text:p>
          </table:table-cell>
          <table:table-cell office:value-type="float" office:value="76202" calcext:value-type="float">
            <text:p>76202</text:p>
          </table:table-cell>
          <table:table-cell office:value-type="float" office:value="91442" calcext:value-type="float">
            <text:p>91442</text:p>
          </table:table-cell>
          <table:table-cell office:value-type="float" office:value="423292" calcext:value-type="float">
            <text:p>423292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723" calcext:value-type="float">
            <text:p>14723</text:p>
          </table:table-cell>
          <table:table-cell office:value-type="float" office:value="17668" calcext:value-type="float">
            <text:p>17668</text:p>
          </table:table-cell>
          <table:table-cell office:value-type="float" office:value="21202" calcext:value-type="float">
            <text:p>21202</text:p>
          </table:table-cell>
          <table:table-cell office:value-type="float" office:value="25442" calcext:value-type="float">
            <text:p>25442</text:p>
          </table:table-cell>
          <table:table-cell office:value-type="float" office:value="83463" calcext:value-type="float">
            <text:p>83463</text:p>
          </table:table-cell>
          <table:table-cell office:value-type="float" office:value="36636" calcext:value-type="float">
            <text:p>36636</text:p>
          </table:table-cell>
          <table:table-cell office:value-type="float" office:value="43963" calcext:value-type="float">
            <text:p>43963</text:p>
          </table:table-cell>
          <table:table-cell office:value-type="float" office:value="52756" calcext:value-type="float">
            <text:p>52756</text:p>
          </table:table-cell>
          <table:table-cell office:value-type="float" office:value="63307" calcext:value-type="float">
            <text:p>63307</text:p>
          </table:table-cell>
          <table:table-cell office:value-type="float" office:value="75968" calcext:value-type="float">
            <text:p>75968</text:p>
          </table:table-cell>
          <table:table-cell office:value-type="float" office:value="351665" calcext:value-type="float">
            <text:p>351665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7965" calcext:value-type="float">
            <text:p>57965</text:p>
          </table:table-cell>
          <table:table-cell office:value-type="float" office:value="69558" calcext:value-type="float">
            <text:p>69558</text:p>
          </table:table-cell>
          <table:table-cell office:value-type="float" office:value="83470" calcext:value-type="float">
            <text:p>83470</text:p>
          </table:table-cell>
          <table:table-cell office:value-type="float" office:value="100164" calcext:value-type="float">
            <text:p>100164</text:p>
          </table:table-cell>
          <table:table-cell office:value-type="float" office:value="94786" calcext:value-type="float">
            <text:p>94786</text:p>
          </table:table-cell>
          <table:table-cell office:value-type="float" office:value="144236" calcext:value-type="float">
            <text:p>144236</text:p>
          </table:table-cell>
          <table:table-cell office:value-type="float" office:value="173083" calcext:value-type="float">
            <text:p>173083</text:p>
          </table:table-cell>
          <table:table-cell office:value-type="float" office:value="207700" calcext:value-type="float">
            <text:p>207700</text:p>
          </table:table-cell>
          <table:table-cell office:value-type="float" office:value="249240" calcext:value-type="float">
            <text:p>249240</text:p>
          </table:table-cell>
          <table:table-cell office:value-type="float" office:value="299088" calcext:value-type="float">
            <text:p>299088</text:p>
          </table:table-cell>
          <table:table-cell office:value-type="float" office:value="1384504" calcext:value-type="float">
            <text:p>1384504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2047" calcext:value-type="float">
            <text:p>52047</text:p>
          </table:table-cell>
          <table:table-cell office:value-type="float" office:value="62456" calcext:value-type="float">
            <text:p>62456</text:p>
          </table:table-cell>
          <table:table-cell office:value-type="float" office:value="74947" calcext:value-type="float">
            <text:p>74947</text:p>
          </table:table-cell>
          <table:table-cell office:value-type="float" office:value="89936" calcext:value-type="float">
            <text:p>89936</text:p>
          </table:table-cell>
          <table:table-cell office:value-type="float" office:value="21147" calcext:value-type="float">
            <text:p>21147</text:p>
          </table:table-cell>
          <table:table-cell office:value-type="float" office:value="129508" calcext:value-type="float">
            <text:p>129508</text:p>
          </table:table-cell>
          <table:table-cell office:value-type="float" office:value="155410" calcext:value-type="float">
            <text:p>155410</text:p>
          </table:table-cell>
          <table:table-cell office:value-type="float" office:value="186492" calcext:value-type="float">
            <text:p>186492</text:p>
          </table:table-cell>
          <table:table-cell office:value-type="float" office:value="223790" calcext:value-type="float">
            <text:p>223790</text:p>
          </table:table-cell>
          <table:table-cell office:value-type="float" office:value="268548" calcext:value-type="float">
            <text:p>268548</text:p>
          </table:table-cell>
          <table:table-cell office:value-type="float" office:value="1243134" calcext:value-type="float">
            <text:p>1243134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093" calcext:value-type="float">
            <text:p>1093</text:p>
          </table:table-cell>
          <table:table-cell office:value-type="float" office:value="1312" calcext:value-type="float">
            <text:p>1312</text:p>
          </table:table-cell>
          <table:table-cell office:value-type="float" office:value="1574" calcext:value-type="float">
            <text:p>1574</text:p>
          </table:table-cell>
          <table:table-cell office:value-type="float" office:value="1889" calcext:value-type="float">
            <text:p>1889</text:p>
          </table:table-cell>
          <table:table-cell office:value-type="float" office:value="87486" calcext:value-type="float">
            <text:p>87486</text:p>
          </table:table-cell>
          <table:table-cell office:value-type="float" office:value="2720" calcext:value-type="float">
            <text:p>2720</text:p>
          </table:table-cell>
          <table:table-cell office:value-type="float" office:value="3264" calcext:value-type="float">
            <text:p>3264</text:p>
          </table:table-cell>
          <table:table-cell office:value-type="float" office:value="3917" calcext:value-type="float">
            <text:p>3917</text:p>
          </table:table-cell>
          <table:table-cell office:value-type="float" office:value="4700" calcext:value-type="float">
            <text:p>4700</text:p>
          </table:table-cell>
          <table:table-cell office:value-type="float" office:value="5640" calcext:value-type="float">
            <text:p>5640</text:p>
          </table:table-cell>
          <table:table-cell office:value-type="float" office:value="26109" calcext:value-type="float">
            <text:p>26109</text:p>
          </table:table-cell>
          <table:table-cell office:value-type="string" calcext:value-type="string">
            <text:p>Medium Number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70461" calcext:value-type="float">
            <text:p>70461</text:p>
          </table:table-cell>
          <table:table-cell office:value-type="float" office:value="84553" calcext:value-type="float">
            <text:p>84553</text:p>
          </table:table-cell>
          <table:table-cell office:value-type="float" office:value="101464" calcext:value-type="float">
            <text:p>101464</text:p>
          </table:table-cell>
          <table:table-cell office:value-type="float" office:value="121757" calcext:value-type="float">
            <text:p>121757</text:p>
          </table:table-cell>
          <table:table-cell office:value-type="float" office:value="15505" calcext:value-type="float">
            <text:p>15505</text:p>
          </table:table-cell>
          <table:table-cell office:value-type="float" office:value="175330" calcext:value-type="float">
            <text:p>175330</text:p>
          </table:table-cell>
          <table:table-cell office:value-type="float" office:value="210396" calcext:value-type="float">
            <text:p>210396</text:p>
          </table:table-cell>
          <table:table-cell office:value-type="float" office:value="252475" calcext:value-type="float">
            <text:p>252475</text:p>
          </table:table-cell>
          <table:table-cell office:value-type="float" office:value="302970" calcext:value-type="float">
            <text:p>302970</text:p>
          </table:table-cell>
          <table:table-cell office:value-type="float" office:value="363564" calcext:value-type="float">
            <text:p>363564</text:p>
          </table:table-cell>
          <table:table-cell office:value-type="float" office:value="1682970" calcext:value-type="float">
            <text:p>1682970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9386" calcext:value-type="float">
            <text:p>49386</text:p>
          </table:table-cell>
          <table:table-cell office:value-type="float" office:value="59263" calcext:value-type="float">
            <text:p>59263</text:p>
          </table:table-cell>
          <table:table-cell office:value-type="float" office:value="71116" calcext:value-type="float">
            <text:p>71116</text:p>
          </table:table-cell>
          <table:table-cell office:value-type="float" office:value="85339" calcext:value-type="float">
            <text:p>85339</text:p>
          </table:table-cell>
          <table:table-cell office:value-type="float" office:value="35449" calcext:value-type="float">
            <text:p>35449</text:p>
          </table:table-cell>
          <table:table-cell office:value-type="float" office:value="122888" calcext:value-type="float">
            <text:p>122888</text:p>
          </table:table-cell>
          <table:table-cell office:value-type="float" office:value="147466" calcext:value-type="float">
            <text:p>147466</text:p>
          </table:table-cell>
          <table:table-cell office:value-type="float" office:value="176959" calcext:value-type="float">
            <text:p>176959</text:p>
          </table:table-cell>
          <table:table-cell office:value-type="float" office:value="212351" calcext:value-type="float">
            <text:p>212351</text:p>
          </table:table-cell>
          <table:table-cell office:value-type="float" office:value="254821" calcext:value-type="float">
            <text:p>254821</text:p>
          </table:table-cell>
          <table:table-cell office:value-type="float" office:value="1179589" calcext:value-type="float">
            <text:p>1179589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58576" calcext:value-type="float">
            <text:p>58576</text:p>
          </table:table-cell>
          <table:table-cell office:value-type="float" office:value="70291" calcext:value-type="float">
            <text:p>70291</text:p>
          </table:table-cell>
          <table:table-cell office:value-type="float" office:value="84349" calcext:value-type="float">
            <text:p>84349</text:p>
          </table:table-cell>
          <table:table-cell office:value-type="float" office:value="101219" calcext:value-type="float">
            <text:p>101219</text:p>
          </table:table-cell>
          <table:table-cell office:value-type="float" office:value="90078" calcext:value-type="float">
            <text:p>90078</text:p>
          </table:table-cell>
          <table:table-cell office:value-type="float" office:value="145756" calcext:value-type="float">
            <text:p>145756</text:p>
          </table:table-cell>
          <table:table-cell office:value-type="float" office:value="174907" calcext:value-type="float">
            <text:p>174907</text:p>
          </table:table-cell>
          <table:table-cell office:value-type="float" office:value="209888" calcext:value-type="float">
            <text:p>209888</text:p>
          </table:table-cell>
          <table:table-cell office:value-type="float" office:value="251866" calcext:value-type="float">
            <text:p>251866</text:p>
          </table:table-cell>
          <table:table-cell office:value-type="float" office:value="302239" calcext:value-type="float">
            <text:p>302239</text:p>
          </table:table-cell>
          <table:table-cell office:value-type="float" office:value="1399091" calcext:value-type="float">
            <text:p>1399091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74368" calcext:value-type="float">
            <text:p>74368</text:p>
          </table:table-cell>
          <table:table-cell office:value-type="float" office:value="89242" calcext:value-type="float">
            <text:p>89242</text:p>
          </table:table-cell>
          <table:table-cell office:value-type="float" office:value="107090" calcext:value-type="float">
            <text:p>107090</text:p>
          </table:table-cell>
          <table:table-cell office:value-type="float" office:value="128508" calcext:value-type="float">
            <text:p>128508</text:p>
          </table:table-cell>
          <table:table-cell office:value-type="float" office:value="10128" calcext:value-type="float">
            <text:p>10128</text:p>
          </table:table-cell>
          <table:table-cell office:value-type="float" office:value="185052" calcext:value-type="float">
            <text:p>185052</text:p>
          </table:table-cell>
          <table:table-cell office:value-type="float" office:value="222062" calcext:value-type="float">
            <text:p>222062</text:p>
          </table:table-cell>
          <table:table-cell office:value-type="float" office:value="266474" calcext:value-type="float">
            <text:p>266474</text:p>
          </table:table-cell>
          <table:table-cell office:value-type="float" office:value="319769" calcext:value-type="float">
            <text:p>319769</text:p>
          </table:table-cell>
          <table:table-cell office:value-type="float" office:value="383723" calcext:value-type="float">
            <text:p>383723</text:p>
          </table:table-cell>
          <table:table-cell office:value-type="float" office:value="1776288" calcext:value-type="float">
            <text:p>1776288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5314" calcext:value-type="float">
            <text:p>35314</text:p>
          </table:table-cell>
          <table:table-cell office:value-type="float" office:value="42377" calcext:value-type="float">
            <text:p>42377</text:p>
          </table:table-cell>
          <table:table-cell office:value-type="float" office:value="50852" calcext:value-type="float">
            <text:p>50852</text:p>
          </table:table-cell>
          <table:table-cell office:value-type="float" office:value="61022" calcext:value-type="float">
            <text:p>61022</text:p>
          </table:table-cell>
          <table:table-cell office:value-type="float" office:value="3104" calcext:value-type="float">
            <text:p>3104</text:p>
          </table:table-cell>
          <table:table-cell office:value-type="float" office:value="87871" calcext:value-type="float">
            <text:p>87871</text:p>
          </table:table-cell>
          <table:table-cell office:value-type="float" office:value="105445" calcext:value-type="float">
            <text:p>105445</text:p>
          </table:table-cell>
          <table:table-cell office:value-type="float" office:value="126534" calcext:value-type="float">
            <text:p>126534</text:p>
          </table:table-cell>
          <table:table-cell office:value-type="float" office:value="151841" calcext:value-type="float">
            <text:p>151841</text:p>
          </table:table-cell>
          <table:table-cell office:value-type="float" office:value="182209" calcext:value-type="float">
            <text:p>182209</text:p>
          </table:table-cell>
          <table:table-cell office:value-type="float" office:value="843465" calcext:value-type="float">
            <text:p>843465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85709" calcext:value-type="float">
            <text:p>85709</text:p>
          </table:table-cell>
          <table:table-cell office:value-type="float" office:value="102851" calcext:value-type="float">
            <text:p>102851</text:p>
          </table:table-cell>
          <table:table-cell office:value-type="float" office:value="123421" calcext:value-type="float">
            <text:p>123421</text:p>
          </table:table-cell>
          <table:table-cell office:value-type="float" office:value="148105" calcext:value-type="float">
            <text:p>148105</text:p>
          </table:table-cell>
          <table:table-cell office:value-type="float" office:value="67766" calcext:value-type="float">
            <text:p>67766</text:p>
          </table:table-cell>
          <table:table-cell office:value-type="float" office:value="213271" calcext:value-type="float">
            <text:p>213271</text:p>
          </table:table-cell>
          <table:table-cell office:value-type="float" office:value="255925" calcext:value-type="float">
            <text:p>255925</text:p>
          </table:table-cell>
          <table:table-cell office:value-type="float" office:value="307110" calcext:value-type="float">
            <text:p>307110</text:p>
          </table:table-cell>
          <table:table-cell office:value-type="float" office:value="368532" calcext:value-type="float">
            <text:p>368532</text:p>
          </table:table-cell>
          <table:table-cell office:value-type="float" office:value="442238" calcext:value-type="float">
            <text:p>442238</text:p>
          </table:table-cell>
          <table:table-cell office:value-type="float" office:value="2047162" calcext:value-type="float">
            <text:p>2047162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842" calcext:value-type="float">
            <text:p>2842</text:p>
          </table:table-cell>
          <table:table-cell office:value-type="float" office:value="3410" calcext:value-type="float">
            <text:p>3410</text:p>
          </table:table-cell>
          <table:table-cell office:value-type="float" office:value="4092" calcext:value-type="float">
            <text:p>4092</text:p>
          </table:table-cell>
          <table:table-cell office:value-type="float" office:value="4910" calcext:value-type="float">
            <text:p>4910</text:p>
          </table:table-cell>
          <table:table-cell office:value-type="float" office:value="21699" calcext:value-type="float">
            <text:p>21699</text:p>
          </table:table-cell>
          <table:table-cell office:value-type="float" office:value="7070" calcext:value-type="float">
            <text:p>7070</text:p>
          </table:table-cell>
          <table:table-cell office:value-type="float" office:value="8484" calcext:value-type="float">
            <text:p>8484</text:p>
          </table:table-cell>
          <table:table-cell office:value-type="float" office:value="10181" calcext:value-type="float">
            <text:p>10181</text:p>
          </table:table-cell>
          <table:table-cell office:value-type="float" office:value="12217" calcext:value-type="float">
            <text:p>12217</text:p>
          </table:table-cell>
          <table:table-cell office:value-type="float" office:value="14660" calcext:value-type="float">
            <text:p>14660</text:p>
          </table:table-cell>
          <table:table-cell office:value-type="float" office:value="67866" calcext:value-type="float">
            <text:p>67866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96985" calcext:value-type="float">
            <text:p>96985</text:p>
          </table:table-cell>
          <table:table-cell office:value-type="float" office:value="116382" calcext:value-type="float">
            <text:p>116382</text:p>
          </table:table-cell>
          <table:table-cell office:value-type="float" office:value="139658" calcext:value-type="float">
            <text:p>139658</text:p>
          </table:table-cell>
          <table:table-cell office:value-type="float" office:value="167590" calcext:value-type="float">
            <text:p>167590</text:p>
          </table:table-cell>
          <table:table-cell office:value-type="float" office:value="3398" calcext:value-type="float">
            <text:p>3398</text:p>
          </table:table-cell>
          <table:table-cell office:value-type="float" office:value="241330" calcext:value-type="float">
            <text:p>241330</text:p>
          </table:table-cell>
          <table:table-cell office:value-type="float" office:value="289596" calcext:value-type="float">
            <text:p>289596</text:p>
          </table:table-cell>
          <table:table-cell office:value-type="float" office:value="347515" calcext:value-type="float">
            <text:p>347515</text:p>
          </table:table-cell>
          <table:table-cell office:value-type="float" office:value="417018" calcext:value-type="float">
            <text:p>417018</text:p>
          </table:table-cell>
          <table:table-cell office:value-type="float" office:value="500422" calcext:value-type="float">
            <text:p>500422</text:p>
          </table:table-cell>
          <table:table-cell office:value-type="float" office:value="2316496" calcext:value-type="float">
            <text:p>2316496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6044" calcext:value-type="float">
            <text:p>96044</text:p>
          </table:table-cell>
          <table:table-cell office:value-type="float" office:value="115253" calcext:value-type="float">
            <text:p>115253</text:p>
          </table:table-cell>
          <table:table-cell office:value-type="float" office:value="138304" calcext:value-type="float">
            <text:p>138304</text:p>
          </table:table-cell>
          <table:table-cell office:value-type="float" office:value="165965" calcext:value-type="float">
            <text:p>165965</text:p>
          </table:table-cell>
          <table:table-cell office:value-type="float" office:value="15879" calcext:value-type="float">
            <text:p>15879</text:p>
          </table:table-cell>
          <table:table-cell office:value-type="float" office:value="238990" calcext:value-type="float">
            <text:p>238990</text:p>
          </table:table-cell>
          <table:table-cell office:value-type="float" office:value="286788" calcext:value-type="float">
            <text:p>286788</text:p>
          </table:table-cell>
          <table:table-cell office:value-type="float" office:value="344146" calcext:value-type="float">
            <text:p>344146</text:p>
          </table:table-cell>
          <table:table-cell office:value-type="float" office:value="412975" calcext:value-type="float">
            <text:p>412975</text:p>
          </table:table-cell>
          <table:table-cell office:value-type="float" office:value="495570" calcext:value-type="float">
            <text:p>495570</text:p>
          </table:table-cell>
          <table:table-cell office:value-type="float" office:value="2294035" calcext:value-type="float">
            <text:p>2294035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86023" calcext:value-type="float">
            <text:p>86023</text:p>
          </table:table-cell>
          <table:table-cell office:value-type="float" office:value="103228" calcext:value-type="float">
            <text:p>103228</text:p>
          </table:table-cell>
          <table:table-cell office:value-type="float" office:value="123874" calcext:value-type="float">
            <text:p>123874</text:p>
          </table:table-cell>
          <table:table-cell office:value-type="float" office:value="148649" calcext:value-type="float">
            <text:p>148649</text:p>
          </table:table-cell>
          <table:table-cell office:value-type="float" office:value="81668" calcext:value-type="float">
            <text:p>81668</text:p>
          </table:table-cell>
          <table:table-cell office:value-type="float" office:value="214055" calcext:value-type="float">
            <text:p>214055</text:p>
          </table:table-cell>
          <table:table-cell office:value-type="float" office:value="256866" calcext:value-type="float">
            <text:p>256866</text:p>
          </table:table-cell>
          <table:table-cell office:value-type="float" office:value="308239" calcext:value-type="float">
            <text:p>308239</text:p>
          </table:table-cell>
          <table:table-cell office:value-type="float" office:value="369887" calcext:value-type="float">
            <text:p>369887</text:p>
          </table:table-cell>
          <table:table-cell office:value-type="float" office:value="443864" calcext:value-type="float">
            <text:p>443864</text:p>
          </table:table-cell>
          <table:table-cell office:value-type="float" office:value="2054685" calcext:value-type="float">
            <text:p>2054685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6004" calcext:value-type="float">
            <text:p>86004</text:p>
          </table:table-cell>
          <table:table-cell office:value-type="float" office:value="103205" calcext:value-type="float">
            <text:p>103205</text:p>
          </table:table-cell>
          <table:table-cell office:value-type="float" office:value="123846" calcext:value-type="float">
            <text:p>123846</text:p>
          </table:table-cell>
          <table:table-cell office:value-type="float" office:value="148615" calcext:value-type="float">
            <text:p>148615</text:p>
          </table:table-cell>
          <table:table-cell office:value-type="float" office:value="71717" calcext:value-type="float">
            <text:p>71717</text:p>
          </table:table-cell>
          <table:table-cell office:value-type="float" office:value="214006" calcext:value-type="float">
            <text:p>214006</text:p>
          </table:table-cell>
          <table:table-cell office:value-type="float" office:value="256807" calcext:value-type="float">
            <text:p>256807</text:p>
          </table:table-cell>
          <table:table-cell office:value-type="float" office:value="308168" calcext:value-type="float">
            <text:p>308168</text:p>
          </table:table-cell>
          <table:table-cell office:value-type="float" office:value="369802" calcext:value-type="float">
            <text:p>369802</text:p>
          </table:table-cell>
          <table:table-cell office:value-type="float" office:value="443762" calcext:value-type="float">
            <text:p>443762</text:p>
          </table:table-cell>
          <table:table-cell office:value-type="float" office:value="2054215" calcext:value-type="float">
            <text:p>2054215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9301" calcext:value-type="float">
            <text:p>69301</text:p>
          </table:table-cell>
          <table:table-cell office:value-type="float" office:value="83161" calcext:value-type="float">
            <text:p>83161</text:p>
          </table:table-cell>
          <table:table-cell office:value-type="float" office:value="99793" calcext:value-type="float">
            <text:p>99793</text:p>
          </table:table-cell>
          <table:table-cell office:value-type="float" office:value="119752" calcext:value-type="float">
            <text:p>119752</text:p>
          </table:table-cell>
          <table:table-cell office:value-type="float" office:value="71621" calcext:value-type="float">
            <text:p>71621</text:p>
          </table:table-cell>
          <table:table-cell office:value-type="float" office:value="172442" calcext:value-type="float">
            <text:p>172442</text:p>
          </table:table-cell>
          <table:table-cell office:value-type="float" office:value="206930" calcext:value-type="float">
            <text:p>206930</text:p>
          </table:table-cell>
          <table:table-cell office:value-type="float" office:value="248316" calcext:value-type="float">
            <text:p>248316</text:p>
          </table:table-cell>
          <table:table-cell office:value-type="float" office:value="297979" calcext:value-type="float">
            <text:p>297979</text:p>
          </table:table-cell>
          <table:table-cell office:value-type="float" office:value="357575" calcext:value-type="float">
            <text:p>357575</text:p>
          </table:table-cell>
          <table:table-cell office:value-type="float" office:value="1655249" calcext:value-type="float">
            <text:p>1655249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4075" calcext:value-type="float">
            <text:p>64075</text:p>
          </table:table-cell>
          <table:table-cell office:value-type="float" office:value="76890" calcext:value-type="float">
            <text:p>76890</text:p>
          </table:table-cell>
          <table:table-cell office:value-type="float" office:value="92268" calcext:value-type="float">
            <text:p>92268</text:p>
          </table:table-cell>
          <table:table-cell office:value-type="float" office:value="110722" calcext:value-type="float">
            <text:p>110722</text:p>
          </table:table-cell>
          <table:table-cell office:value-type="float" office:value="28034" calcext:value-type="float">
            <text:p>28034</text:p>
          </table:table-cell>
          <table:table-cell office:value-type="float" office:value="159439" calcext:value-type="float">
            <text:p>159439</text:p>
          </table:table-cell>
          <table:table-cell office:value-type="float" office:value="191327" calcext:value-type="float">
            <text:p>191327</text:p>
          </table:table-cell>
          <table:table-cell office:value-type="float" office:value="229592" calcext:value-type="float">
            <text:p>229592</text:p>
          </table:table-cell>
          <table:table-cell office:value-type="float" office:value="275510" calcext:value-type="float">
            <text:p>275510</text:p>
          </table:table-cell>
          <table:table-cell office:value-type="float" office:value="330612" calcext:value-type="float">
            <text:p>330612</text:p>
          </table:table-cell>
          <table:table-cell office:value-type="float" office:value="1530435" calcext:value-type="float">
            <text:p>1530435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4485" calcext:value-type="float">
            <text:p>44485</text:p>
          </table:table-cell>
          <table:table-cell office:value-type="float" office:value="53382" calcext:value-type="float">
            <text:p>53382</text:p>
          </table:table-cell>
          <table:table-cell office:value-type="float" office:value="64058" calcext:value-type="float">
            <text:p>64058</text:p>
          </table:table-cell>
          <table:table-cell office:value-type="float" office:value="76870" calcext:value-type="float">
            <text:p>76870</text:p>
          </table:table-cell>
          <table:table-cell office:value-type="float" office:value="26155" calcext:value-type="float">
            <text:p>26155</text:p>
          </table:table-cell>
          <table:table-cell office:value-type="float" office:value="110693" calcext:value-type="float">
            <text:p>110693</text:p>
          </table:table-cell>
          <table:table-cell office:value-type="float" office:value="132832" calcext:value-type="float">
            <text:p>132832</text:p>
          </table:table-cell>
          <table:table-cell office:value-type="float" office:value="159398" calcext:value-type="float">
            <text:p>159398</text:p>
          </table:table-cell>
          <table:table-cell office:value-type="float" office:value="191278" calcext:value-type="float">
            <text:p>191278</text:p>
          </table:table-cell>
          <table:table-cell office:value-type="float" office:value="229534" calcext:value-type="float">
            <text:p>229534</text:p>
          </table:table-cell>
          <table:table-cell office:value-type="float" office:value="1062530" calcext:value-type="float">
            <text:p>1062530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97777" calcext:value-type="float">
            <text:p>97777</text:p>
          </table:table-cell>
          <table:table-cell office:value-type="float" office:value="117332" calcext:value-type="float">
            <text:p>117332</text:p>
          </table:table-cell>
          <table:table-cell office:value-type="float" office:value="140798" calcext:value-type="float">
            <text:p>140798</text:p>
          </table:table-cell>
          <table:table-cell office:value-type="float" office:value="168958" calcext:value-type="float">
            <text:p>168958</text:p>
          </table:table-cell>
          <table:table-cell office:value-type="float" office:value="54752" calcext:value-type="float">
            <text:p>54752</text:p>
          </table:table-cell>
          <table:table-cell office:value-type="float" office:value="243300" calcext:value-type="float">
            <text:p>243300</text:p>
          </table:table-cell>
          <table:table-cell office:value-type="float" office:value="291960" calcext:value-type="float">
            <text:p>291960</text:p>
          </table:table-cell>
          <table:table-cell office:value-type="float" office:value="350352" calcext:value-type="float">
            <text:p>350352</text:p>
          </table:table-cell>
          <table:table-cell office:value-type="float" office:value="420422" calcext:value-type="float">
            <text:p>420422</text:p>
          </table:table-cell>
          <table:table-cell office:value-type="float" office:value="504506" calcext:value-type="float">
            <text:p>504506</text:p>
          </table:table-cell>
          <table:table-cell office:value-type="float" office:value="2335405" calcext:value-type="float">
            <text:p>2335405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62066" calcext:value-type="float">
            <text:p>62066</text:p>
          </table:table-cell>
          <table:table-cell office:value-type="float" office:value="74479" calcext:value-type="float">
            <text:p>74479</text:p>
          </table:table-cell>
          <table:table-cell office:value-type="float" office:value="89375" calcext:value-type="float">
            <text:p>89375</text:p>
          </table:table-cell>
          <table:table-cell office:value-type="float" office:value="107250" calcext:value-type="float">
            <text:p>107250</text:p>
          </table:table-cell>
          <table:table-cell office:value-type="float" office:value="22985" calcext:value-type="float">
            <text:p>22985</text:p>
          </table:table-cell>
          <table:table-cell office:value-type="float" office:value="154440" calcext:value-type="float">
            <text:p>154440</text:p>
          </table:table-cell>
          <table:table-cell office:value-type="float" office:value="185328" calcext:value-type="float">
            <text:p>185328</text:p>
          </table:table-cell>
          <table:table-cell office:value-type="float" office:value="222394" calcext:value-type="float">
            <text:p>222394</text:p>
          </table:table-cell>
          <table:table-cell office:value-type="float" office:value="266873" calcext:value-type="float">
            <text:p>266873</text:p>
          </table:table-cell>
          <table:table-cell office:value-type="float" office:value="320248" calcext:value-type="float">
            <text:p>320248</text:p>
          </table:table-cell>
          <table:table-cell office:value-type="float" office:value="1482453" calcext:value-type="float">
            <text:p>1482453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0415" calcext:value-type="float">
            <text:p>50415</text:p>
          </table:table-cell>
          <table:table-cell office:value-type="float" office:value="60498" calcext:value-type="float">
            <text:p>60498</text:p>
          </table:table-cell>
          <table:table-cell office:value-type="float" office:value="72598" calcext:value-type="float">
            <text:p>72598</text:p>
          </table:table-cell>
          <table:table-cell office:value-type="float" office:value="87118" calcext:value-type="float">
            <text:p>87118</text:p>
          </table:table-cell>
          <table:table-cell office:value-type="float" office:value="41335" calcext:value-type="float">
            <text:p>41335</text:p>
          </table:table-cell>
          <table:table-cell office:value-type="float" office:value="125450" calcext:value-type="float">
            <text:p>125450</text:p>
          </table:table-cell>
          <table:table-cell office:value-type="float" office:value="150540" calcext:value-type="float">
            <text:p>150540</text:p>
          </table:table-cell>
          <table:table-cell office:value-type="float" office:value="180648" calcext:value-type="float">
            <text:p>180648</text:p>
          </table:table-cell>
          <table:table-cell office:value-type="float" office:value="216778" calcext:value-type="float">
            <text:p>216778</text:p>
          </table:table-cell>
          <table:table-cell office:value-type="float" office:value="260134" calcext:value-type="float">
            <text:p>260134</text:p>
          </table:table-cell>
          <table:table-cell office:value-type="float" office:value="1204179" calcext:value-type="float">
            <text:p>1204179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96861" calcext:value-type="float">
            <text:p>96861</text:p>
          </table:table-cell>
          <table:table-cell office:value-type="float" office:value="116233" calcext:value-type="float">
            <text:p>116233</text:p>
          </table:table-cell>
          <table:table-cell office:value-type="float" office:value="139480" calcext:value-type="float">
            <text:p>139480</text:p>
          </table:table-cell>
          <table:table-cell office:value-type="float" office:value="167376" calcext:value-type="float">
            <text:p>167376</text:p>
          </table:table-cell>
          <table:table-cell office:value-type="float" office:value="17687" calcext:value-type="float">
            <text:p>17687</text:p>
          </table:table-cell>
          <table:table-cell office:value-type="float" office:value="241021" calcext:value-type="float">
            <text:p>241021</text:p>
          </table:table-cell>
          <table:table-cell office:value-type="float" office:value="289225" calcext:value-type="float">
            <text:p>289225</text:p>
          </table:table-cell>
          <table:table-cell office:value-type="float" office:value="347070" calcext:value-type="float">
            <text:p>347070</text:p>
          </table:table-cell>
          <table:table-cell office:value-type="float" office:value="416484" calcext:value-type="float">
            <text:p>416484</text:p>
          </table:table-cell>
          <table:table-cell office:value-type="float" office:value="499781" calcext:value-type="float">
            <text:p>499781</text:p>
          </table:table-cell>
          <table:table-cell office:value-type="float" office:value="2313531" calcext:value-type="float">
            <text:p>2313531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50548" calcext:value-type="float">
            <text:p>50548</text:p>
          </table:table-cell>
          <table:table-cell office:value-type="float" office:value="60658" calcext:value-type="float">
            <text:p>60658</text:p>
          </table:table-cell>
          <table:table-cell office:value-type="float" office:value="72790" calcext:value-type="float">
            <text:p>72790</text:p>
          </table:table-cell>
          <table:table-cell office:value-type="float" office:value="87348" calcext:value-type="float">
            <text:p>87348</text:p>
          </table:table-cell>
          <table:table-cell office:value-type="float" office:value="70684" calcext:value-type="float">
            <text:p>70684</text:p>
          </table:table-cell>
          <table:table-cell office:value-type="float" office:value="125782" calcext:value-type="float">
            <text:p>125782</text:p>
          </table:table-cell>
          <table:table-cell office:value-type="float" office:value="150938" calcext:value-type="float">
            <text:p>150938</text:p>
          </table:table-cell>
          <table:table-cell office:value-type="float" office:value="181126" calcext:value-type="float">
            <text:p>181126</text:p>
          </table:table-cell>
          <table:table-cell office:value-type="float" office:value="217351" calcext:value-type="float">
            <text:p>217351</text:p>
          </table:table-cell>
          <table:table-cell office:value-type="float" office:value="260821" calcext:value-type="float">
            <text:p>260821</text:p>
          </table:table-cell>
          <table:table-cell office:value-type="float" office:value="1207362" calcext:value-type="float">
            <text:p>1207362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98678" calcext:value-type="float">
            <text:p>98678</text:p>
          </table:table-cell>
          <table:table-cell office:value-type="float" office:value="118414" calcext:value-type="float">
            <text:p>118414</text:p>
          </table:table-cell>
          <table:table-cell office:value-type="float" office:value="142097" calcext:value-type="float">
            <text:p>142097</text:p>
          </table:table-cell>
          <table:table-cell office:value-type="float" office:value="170516" calcext:value-type="float">
            <text:p>170516</text:p>
          </table:table-cell>
          <table:table-cell office:value-type="float" office:value="86009" calcext:value-type="float">
            <text:p>86009</text:p>
          </table:table-cell>
          <table:table-cell office:value-type="float" office:value="245543" calcext:value-type="float">
            <text:p>245543</text:p>
          </table:table-cell>
          <table:table-cell office:value-type="float" office:value="294652" calcext:value-type="float">
            <text:p>294652</text:p>
          </table:table-cell>
          <table:table-cell office:value-type="float" office:value="353582" calcext:value-type="float">
            <text:p>353582</text:p>
          </table:table-cell>
          <table:table-cell office:value-type="float" office:value="424298" calcext:value-type="float">
            <text:p>424298</text:p>
          </table:table-cell>
          <table:table-cell office:value-type="float" office:value="509158" calcext:value-type="float">
            <text:p>509158</text:p>
          </table:table-cell>
          <table:table-cell office:value-type="float" office:value="2356938" calcext:value-type="float">
            <text:p>2356938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84933" calcext:value-type="float">
            <text:p>84933</text:p>
          </table:table-cell>
          <table:table-cell office:value-type="float" office:value="101920" calcext:value-type="float">
            <text:p>101920</text:p>
          </table:table-cell>
          <table:table-cell office:value-type="float" office:value="122304" calcext:value-type="float">
            <text:p>122304</text:p>
          </table:table-cell>
          <table:table-cell office:value-type="float" office:value="146765" calcext:value-type="float">
            <text:p>146765</text:p>
          </table:table-cell>
          <table:table-cell office:value-type="float" office:value="60254" calcext:value-type="float">
            <text:p>60254</text:p>
          </table:table-cell>
          <table:table-cell office:value-type="float" office:value="211342" calcext:value-type="float">
            <text:p>211342</text:p>
          </table:table-cell>
          <table:table-cell office:value-type="float" office:value="253610" calcext:value-type="float">
            <text:p>253610</text:p>
          </table:table-cell>
          <table:table-cell office:value-type="float" office:value="304332" calcext:value-type="float">
            <text:p>304332</text:p>
          </table:table-cell>
          <table:table-cell office:value-type="float" office:value="365198" calcext:value-type="float">
            <text:p>365198</text:p>
          </table:table-cell>
          <table:table-cell office:value-type="float" office:value="438238" calcext:value-type="float">
            <text:p>438238</text:p>
          </table:table-cell>
          <table:table-cell office:value-type="float" office:value="2028642" calcext:value-type="float">
            <text:p>2028642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95889" calcext:value-type="float">
            <text:p>95889</text:p>
          </table:table-cell>
          <table:table-cell office:value-type="float" office:value="115067" calcext:value-type="float">
            <text:p>115067</text:p>
          </table:table-cell>
          <table:table-cell office:value-type="float" office:value="138080" calcext:value-type="float">
            <text:p>138080</text:p>
          </table:table-cell>
          <table:table-cell office:value-type="float" office:value="165696" calcext:value-type="float">
            <text:p>165696</text:p>
          </table:table-cell>
          <table:table-cell office:value-type="float" office:value="57657" calcext:value-type="float">
            <text:p>57657</text:p>
          </table:table-cell>
          <table:table-cell office:value-type="float" office:value="238602" calcext:value-type="float">
            <text:p>238602</text:p>
          </table:table-cell>
          <table:table-cell office:value-type="float" office:value="286322" calcext:value-type="float">
            <text:p>286322</text:p>
          </table:table-cell>
          <table:table-cell office:value-type="float" office:value="343586" calcext:value-type="float">
            <text:p>343586</text:p>
          </table:table-cell>
          <table:table-cell office:value-type="float" office:value="412303" calcext:value-type="float">
            <text:p>412303</text:p>
          </table:table-cell>
          <table:table-cell office:value-type="float" office:value="494764" calcext:value-type="float">
            <text:p>494764</text:p>
          </table:table-cell>
          <table:table-cell office:value-type="float" office:value="2290309" calcext:value-type="float">
            <text:p>2290309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43602" calcext:value-type="float">
            <text:p>43602</text:p>
          </table:table-cell>
          <table:table-cell office:value-type="float" office:value="52322" calcext:value-type="float">
            <text:p>52322</text:p>
          </table:table-cell>
          <table:table-cell office:value-type="float" office:value="62786" calcext:value-type="float">
            <text:p>62786</text:p>
          </table:table-cell>
          <table:table-cell office:value-type="float" office:value="75343" calcext:value-type="float">
            <text:p>75343</text:p>
          </table:table-cell>
          <table:table-cell office:value-type="float" office:value="10418" calcext:value-type="float">
            <text:p>10418</text:p>
          </table:table-cell>
          <table:table-cell office:value-type="float" office:value="108494" calcext:value-type="float">
            <text:p>108494</text:p>
          </table:table-cell>
          <table:table-cell office:value-type="float" office:value="130193" calcext:value-type="float">
            <text:p>130193</text:p>
          </table:table-cell>
          <table:table-cell office:value-type="float" office:value="156232" calcext:value-type="float">
            <text:p>156232</text:p>
          </table:table-cell>
          <table:table-cell office:value-type="float" office:value="187478" calcext:value-type="float">
            <text:p>187478</text:p>
          </table:table-cell>
          <table:table-cell office:value-type="float" office:value="224974" calcext:value-type="float">
            <text:p>224974</text:p>
          </table:table-cell>
          <table:table-cell office:value-type="float" office:value="1041424" calcext:value-type="float">
            <text:p>1041424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1606" calcext:value-type="float">
            <text:p>11606</text:p>
          </table:table-cell>
          <table:table-cell office:value-type="float" office:value="13927" calcext:value-type="float">
            <text:p>13927</text:p>
          </table:table-cell>
          <table:table-cell office:value-type="float" office:value="16712" calcext:value-type="float">
            <text:p>16712</text:p>
          </table:table-cell>
          <table:table-cell office:value-type="float" office:value="20054" calcext:value-type="float">
            <text:p>20054</text:p>
          </table:table-cell>
          <table:table-cell office:value-type="float" office:value="69744" calcext:value-type="float">
            <text:p>69744</text:p>
          </table:table-cell>
          <table:table-cell office:value-type="float" office:value="28878" calcext:value-type="float">
            <text:p>28878</text:p>
          </table:table-cell>
          <table:table-cell office:value-type="float" office:value="34654" calcext:value-type="float">
            <text:p>34654</text:p>
          </table:table-cell>
          <table:table-cell office:value-type="float" office:value="41585" calcext:value-type="float">
            <text:p>41585</text:p>
          </table:table-cell>
          <table:table-cell office:value-type="float" office:value="49902" calcext:value-type="float">
            <text:p>49902</text:p>
          </table:table-cell>
          <table:table-cell office:value-type="float" office:value="59882" calcext:value-type="float">
            <text:p>59882</text:p>
          </table:table-cell>
          <table:table-cell office:value-type="float" office:value="277200" calcext:value-type="float">
            <text:p>277200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40025" calcext:value-type="float">
            <text:p>40025</text:p>
          </table:table-cell>
          <table:table-cell office:value-type="float" office:value="48030" calcext:value-type="float">
            <text:p>48030</text:p>
          </table:table-cell>
          <table:table-cell office:value-type="float" office:value="57636" calcext:value-type="float">
            <text:p>57636</text:p>
          </table:table-cell>
          <table:table-cell office:value-type="float" office:value="69163" calcext:value-type="float">
            <text:p>69163</text:p>
          </table:table-cell>
          <table:table-cell office:value-type="float" office:value="2882" calcext:value-type="float">
            <text:p>2882</text:p>
          </table:table-cell>
          <table:table-cell office:value-type="float" office:value="99595" calcext:value-type="float">
            <text:p>99595</text:p>
          </table:table-cell>
          <table:table-cell office:value-type="float" office:value="119514" calcext:value-type="float">
            <text:p>119514</text:p>
          </table:table-cell>
          <table:table-cell office:value-type="float" office:value="143417" calcext:value-type="float">
            <text:p>143417</text:p>
          </table:table-cell>
          <table:table-cell office:value-type="float" office:value="172100" calcext:value-type="float">
            <text:p>172100</text:p>
          </table:table-cell>
          <table:table-cell office:value-type="float" office:value="206520" calcext:value-type="float">
            <text:p>206520</text:p>
          </table:table-cell>
          <table:table-cell office:value-type="float" office:value="956000" calcext:value-type="float">
            <text:p>956000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0881" calcext:value-type="float">
            <text:p>20881</text:p>
          </table:table-cell>
          <table:table-cell office:value-type="float" office:value="25057" calcext:value-type="float">
            <text:p>25057</text:p>
          </table:table-cell>
          <table:table-cell office:value-type="float" office:value="30068" calcext:value-type="float">
            <text:p>30068</text:p>
          </table:table-cell>
          <table:table-cell office:value-type="float" office:value="36082" calcext:value-type="float">
            <text:p>36082</text:p>
          </table:table-cell>
          <table:table-cell office:value-type="float" office:value="39937" calcext:value-type="float">
            <text:p>39937</text:p>
          </table:table-cell>
          <table:table-cell office:value-type="float" office:value="51958" calcext:value-type="float">
            <text:p>51958</text:p>
          </table:table-cell>
          <table:table-cell office:value-type="float" office:value="62350" calcext:value-type="float">
            <text:p>62350</text:p>
          </table:table-cell>
          <table:table-cell office:value-type="float" office:value="74820" calcext:value-type="float">
            <text:p>74820</text:p>
          </table:table-cell>
          <table:table-cell office:value-type="float" office:value="89784" calcext:value-type="float">
            <text:p>89784</text:p>
          </table:table-cell>
          <table:table-cell office:value-type="float" office:value="107741" calcext:value-type="float">
            <text:p>107741</text:p>
          </table:table-cell>
          <table:table-cell office:value-type="float" office:value="498741" calcext:value-type="float">
            <text:p>498741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79083" calcext:value-type="float">
            <text:p>79083</text:p>
          </table:table-cell>
          <table:table-cell office:value-type="float" office:value="94900" calcext:value-type="float">
            <text:p>94900</text:p>
          </table:table-cell>
          <table:table-cell office:value-type="float" office:value="113880" calcext:value-type="float">
            <text:p>113880</text:p>
          </table:table-cell>
          <table:table-cell office:value-type="float" office:value="136656" calcext:value-type="float">
            <text:p>136656</text:p>
          </table:table-cell>
          <table:table-cell office:value-type="float" office:value="5414" calcext:value-type="float">
            <text:p>5414</text:p>
          </table:table-cell>
          <table:table-cell office:value-type="float" office:value="196784" calcext:value-type="float">
            <text:p>196784</text:p>
          </table:table-cell>
          <table:table-cell office:value-type="float" office:value="236141" calcext:value-type="float">
            <text:p>236141</text:p>
          </table:table-cell>
          <table:table-cell office:value-type="float" office:value="283369" calcext:value-type="float">
            <text:p>283369</text:p>
          </table:table-cell>
          <table:table-cell office:value-type="float" office:value="340043" calcext:value-type="float">
            <text:p>340043</text:p>
          </table:table-cell>
          <table:table-cell office:value-type="float" office:value="408052" calcext:value-type="float">
            <text:p>408052</text:p>
          </table:table-cell>
          <table:table-cell office:value-type="float" office:value="1888908" calcext:value-type="float">
            <text:p>1888908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9099" calcext:value-type="float">
            <text:p>39099</text:p>
          </table:table-cell>
          <table:table-cell office:value-type="float" office:value="46919" calcext:value-type="float">
            <text:p>46919</text:p>
          </table:table-cell>
          <table:table-cell office:value-type="float" office:value="56303" calcext:value-type="float">
            <text:p>56303</text:p>
          </table:table-cell>
          <table:table-cell office:value-type="float" office:value="67564" calcext:value-type="float">
            <text:p>67564</text:p>
          </table:table-cell>
          <table:table-cell office:value-type="float" office:value="65356" calcext:value-type="float">
            <text:p>65356</text:p>
          </table:table-cell>
          <table:table-cell office:value-type="float" office:value="97292" calcext:value-type="float">
            <text:p>97292</text:p>
          </table:table-cell>
          <table:table-cell office:value-type="float" office:value="116750" calcext:value-type="float">
            <text:p>116750</text:p>
          </table:table-cell>
          <table:table-cell office:value-type="float" office:value="140100" calcext:value-type="float">
            <text:p>140100</text:p>
          </table:table-cell>
          <table:table-cell office:value-type="float" office:value="168120" calcext:value-type="float">
            <text:p>168120</text:p>
          </table:table-cell>
          <table:table-cell office:value-type="float" office:value="201744" calcext:value-type="float">
            <text:p>201744</text:p>
          </table:table-cell>
          <table:table-cell office:value-type="float" office:value="933891" calcext:value-type="float">
            <text:p>933891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0274" calcext:value-type="float">
            <text:p>40274</text:p>
          </table:table-cell>
          <table:table-cell office:value-type="float" office:value="48329" calcext:value-type="float">
            <text:p>48329</text:p>
          </table:table-cell>
          <table:table-cell office:value-type="float" office:value="57995" calcext:value-type="float">
            <text:p>57995</text:p>
          </table:table-cell>
          <table:table-cell office:value-type="float" office:value="69594" calcext:value-type="float">
            <text:p>69594</text:p>
          </table:table-cell>
          <table:table-cell office:value-type="float" office:value="81478" calcext:value-type="float">
            <text:p>81478</text:p>
          </table:table-cell>
          <table:table-cell office:value-type="float" office:value="100216" calcext:value-type="float">
            <text:p>100216</text:p>
          </table:table-cell>
          <table:table-cell office:value-type="float" office:value="120259" calcext:value-type="float">
            <text:p>120259</text:p>
          </table:table-cell>
          <table:table-cell office:value-type="float" office:value="144311" calcext:value-type="float">
            <text:p>144311</text:p>
          </table:table-cell>
          <table:table-cell office:value-type="float" office:value="173173" calcext:value-type="float">
            <text:p>173173</text:p>
          </table:table-cell>
          <table:table-cell office:value-type="float" office:value="207808" calcext:value-type="float">
            <text:p>207808</text:p>
          </table:table-cell>
          <table:table-cell office:value-type="float" office:value="961959" calcext:value-type="float">
            <text:p>961959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53296" calcext:value-type="float">
            <text:p>53296</text:p>
          </table:table-cell>
          <table:table-cell office:value-type="float" office:value="63955" calcext:value-type="float">
            <text:p>63955</text:p>
          </table:table-cell>
          <table:table-cell office:value-type="float" office:value="76746" calcext:value-type="float">
            <text:p>76746</text:p>
          </table:table-cell>
          <table:table-cell office:value-type="float" office:value="92095" calcext:value-type="float">
            <text:p>92095</text:p>
          </table:table-cell>
          <table:table-cell office:value-type="float" office:value="35379" calcext:value-type="float">
            <text:p>35379</text:p>
          </table:table-cell>
          <table:table-cell office:value-type="float" office:value="132617" calcext:value-type="float">
            <text:p>132617</text:p>
          </table:table-cell>
          <table:table-cell office:value-type="float" office:value="159140" calcext:value-type="float">
            <text:p>159140</text:p>
          </table:table-cell>
          <table:table-cell office:value-type="float" office:value="190968" calcext:value-type="float">
            <text:p>190968</text:p>
          </table:table-cell>
          <table:table-cell office:value-type="float" office:value="229162" calcext:value-type="float">
            <text:p>229162</text:p>
          </table:table-cell>
          <table:table-cell office:value-type="float" office:value="274994" calcext:value-type="float">
            <text:p>274994</text:p>
          </table:table-cell>
          <table:table-cell office:value-type="float" office:value="1272973" calcext:value-type="float">
            <text:p>1272973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8287" calcext:value-type="float">
            <text:p>88287</text:p>
          </table:table-cell>
          <table:table-cell office:value-type="float" office:value="105944" calcext:value-type="float">
            <text:p>105944</text:p>
          </table:table-cell>
          <table:table-cell office:value-type="float" office:value="127133" calcext:value-type="float">
            <text:p>127133</text:p>
          </table:table-cell>
          <table:table-cell office:value-type="float" office:value="152560" calcext:value-type="float">
            <text:p>152560</text:p>
          </table:table-cell>
          <table:table-cell office:value-type="float" office:value="69513" calcext:value-type="float">
            <text:p>69513</text:p>
          </table:table-cell>
          <table:table-cell office:value-type="float" office:value="219686" calcext:value-type="float">
            <text:p>219686</text:p>
          </table:table-cell>
          <table:table-cell office:value-type="float" office:value="263623" calcext:value-type="float">
            <text:p>263623</text:p>
          </table:table-cell>
          <table:table-cell office:value-type="float" office:value="316348" calcext:value-type="float">
            <text:p>316348</text:p>
          </table:table-cell>
          <table:table-cell office:value-type="float" office:value="379618" calcext:value-type="float">
            <text:p>379618</text:p>
          </table:table-cell>
          <table:table-cell office:value-type="float" office:value="455542" calcext:value-type="float">
            <text:p>455542</text:p>
          </table:table-cell>
          <table:table-cell office:value-type="float" office:value="2108741" calcext:value-type="float">
            <text:p>2108741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005" calcext:value-type="float">
            <text:p>1005</text:p>
          </table:table-cell>
          <table:table-cell office:value-type="float" office:value="1206" calcext:value-type="float">
            <text:p>1206</text:p>
          </table:table-cell>
          <table:table-cell office:value-type="float" office:value="1447" calcext:value-type="float">
            <text:p>1447</text:p>
          </table:table-cell>
          <table:table-cell office:value-type="float" office:value="1736" calcext:value-type="float">
            <text:p>1736</text:p>
          </table:table-cell>
          <table:table-cell office:value-type="float" office:value="20583" calcext:value-type="float">
            <text:p>20583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600" calcext:value-type="float">
            <text:p>3600</text:p>
          </table:table-cell>
          <table:table-cell office:value-type="float" office:value="4320" calcext:value-type="float">
            <text:p>4320</text:p>
          </table:table-cell>
          <table:table-cell office:value-type="float" office:value="5184" calcext:value-type="float">
            <text:p>5184</text:p>
          </table:table-cell>
          <table:table-cell office:value-type="float" office:value="23998" calcext:value-type="float">
            <text:p>23998</text:p>
          </table:table-cell>
          <table:table-cell office:value-type="string" calcext:value-type="string">
            <text:p>Medium Number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71582" calcext:value-type="float">
            <text:p>71582</text:p>
          </table:table-cell>
          <table:table-cell office:value-type="float" office:value="85898" calcext:value-type="float">
            <text:p>85898</text:p>
          </table:table-cell>
          <table:table-cell office:value-type="float" office:value="103078" calcext:value-type="float">
            <text:p>103078</text:p>
          </table:table-cell>
          <table:table-cell office:value-type="float" office:value="123694" calcext:value-type="float">
            <text:p>123694</text:p>
          </table:table-cell>
          <table:table-cell office:value-type="float" office:value="78511" calcext:value-type="float">
            <text:p>78511</text:p>
          </table:table-cell>
          <table:table-cell office:value-type="float" office:value="178120" calcext:value-type="float">
            <text:p>178120</text:p>
          </table:table-cell>
          <table:table-cell office:value-type="float" office:value="213744" calcext:value-type="float">
            <text:p>213744</text:p>
          </table:table-cell>
          <table:table-cell office:value-type="float" office:value="256493" calcext:value-type="float">
            <text:p>256493</text:p>
          </table:table-cell>
          <table:table-cell office:value-type="float" office:value="307792" calcext:value-type="float">
            <text:p>307792</text:p>
          </table:table-cell>
          <table:table-cell office:value-type="float" office:value="369350" calcext:value-type="float">
            <text:p>369350</text:p>
          </table:table-cell>
          <table:table-cell office:value-type="float" office:value="1709751" calcext:value-type="float">
            <text:p>1709751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2449" calcext:value-type="float">
            <text:p>42449</text:p>
          </table:table-cell>
          <table:table-cell office:value-type="float" office:value="50939" calcext:value-type="float">
            <text:p>50939</text:p>
          </table:table-cell>
          <table:table-cell office:value-type="float" office:value="61127" calcext:value-type="float">
            <text:p>61127</text:p>
          </table:table-cell>
          <table:table-cell office:value-type="float" office:value="73352" calcext:value-type="float">
            <text:p>73352</text:p>
          </table:table-cell>
          <table:table-cell office:value-type="float" office:value="36930" calcext:value-type="float">
            <text:p>36930</text:p>
          </table:table-cell>
          <table:table-cell office:value-type="float" office:value="105626" calcext:value-type="float">
            <text:p>105626</text:p>
          </table:table-cell>
          <table:table-cell office:value-type="float" office:value="126751" calcext:value-type="float">
            <text:p>126751</text:p>
          </table:table-cell>
          <table:table-cell office:value-type="float" office:value="152101" calcext:value-type="float">
            <text:p>152101</text:p>
          </table:table-cell>
          <table:table-cell office:value-type="float" office:value="182521" calcext:value-type="float">
            <text:p>182521</text:p>
          </table:table-cell>
          <table:table-cell office:value-type="float" office:value="219025" calcext:value-type="float">
            <text:p>219025</text:p>
          </table:table-cell>
          <table:table-cell office:value-type="float" office:value="1013891" calcext:value-type="float">
            <text:p>1013891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7559" calcext:value-type="float">
            <text:p>27559</text:p>
          </table:table-cell>
          <table:table-cell office:value-type="float" office:value="33071" calcext:value-type="float">
            <text:p>33071</text:p>
          </table:table-cell>
          <table:table-cell office:value-type="float" office:value="39685" calcext:value-type="float">
            <text:p>39685</text:p>
          </table:table-cell>
          <table:table-cell office:value-type="float" office:value="47622" calcext:value-type="float">
            <text:p>47622</text:p>
          </table:table-cell>
          <table:table-cell office:value-type="float" office:value="19066" calcext:value-type="float">
            <text:p>19066</text:p>
          </table:table-cell>
          <table:table-cell office:value-type="float" office:value="68575" calcext:value-type="float">
            <text:p>68575</text:p>
          </table:table-cell>
          <table:table-cell office:value-type="float" office:value="82290" calcext:value-type="float">
            <text:p>82290</text:p>
          </table:table-cell>
          <table:table-cell office:value-type="float" office:value="98748" calcext:value-type="float">
            <text:p>98748</text:p>
          </table:table-cell>
          <table:table-cell office:value-type="float" office:value="118498" calcext:value-type="float">
            <text:p>118498</text:p>
          </table:table-cell>
          <table:table-cell office:value-type="float" office:value="142198" calcext:value-type="float">
            <text:p>142198</text:p>
          </table:table-cell>
          <table:table-cell office:value-type="float" office:value="658246" calcext:value-type="float">
            <text:p>658246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684" calcext:value-type="float">
            <text:p>684</text:p>
          </table:table-cell>
          <table:table-cell office:value-type="float" office:value="821" calcext:value-type="float">
            <text:p>821</text:p>
          </table:table-cell>
          <table:table-cell office:value-type="float" office:value="985" calcext:value-type="float">
            <text:p>985</text:p>
          </table:table-cell>
          <table:table-cell office:value-type="float" office:value="1182" calcext:value-type="float">
            <text:p>1182</text:p>
          </table:table-cell>
          <table:table-cell office:value-type="float" office:value="89215" calcext:value-type="float">
            <text:p>89215</text:p>
          </table:table-cell>
          <table:table-cell office:value-type="float" office:value="1702" calcext:value-type="float">
            <text:p>1702</text:p>
          </table:table-cell>
          <table:table-cell office:value-type="float" office:value="2042" calcext:value-type="float">
            <text:p>2042</text:p>
          </table:table-cell>
          <table:table-cell office:value-type="float" office:value="2450" calcext:value-type="float">
            <text:p>2450</text:p>
          </table:table-cell>
          <table:table-cell office:value-type="float" office:value="2940" calcext:value-type="float">
            <text:p>2940</text:p>
          </table:table-cell>
          <table:table-cell office:value-type="float" office:value="3528" calcext:value-type="float">
            <text:p>3528</text:p>
          </table:table-cell>
          <table:table-cell office:value-type="float" office:value="16334" calcext:value-type="float">
            <text:p>16334</text:p>
          </table:table-cell>
          <table:table-cell office:value-type="string" calcext:value-type="string">
            <text:p>Medium Number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5417" calcext:value-type="float">
            <text:p>35417</text:p>
          </table:table-cell>
          <table:table-cell office:value-type="float" office:value="42500" calcext:value-type="float">
            <text:p>42500</text:p>
          </table:table-cell>
          <table:table-cell office:value-type="float" office:value="51000" calcext:value-type="float">
            <text:p>51000</text:p>
          </table:table-cell>
          <table:table-cell office:value-type="float" office:value="61200" calcext:value-type="float">
            <text:p>61200</text:p>
          </table:table-cell>
          <table:table-cell office:value-type="float" office:value="13658" calcext:value-type="float">
            <text:p>13658</text:p>
          </table:table-cell>
          <table:table-cell office:value-type="float" office:value="88128" calcext:value-type="float">
            <text:p>88128</text:p>
          </table:table-cell>
          <table:table-cell office:value-type="float" office:value="105754" calcext:value-type="float">
            <text:p>105754</text:p>
          </table:table-cell>
          <table:table-cell office:value-type="float" office:value="126905" calcext:value-type="float">
            <text:p>126905</text:p>
          </table:table-cell>
          <table:table-cell office:value-type="float" office:value="152286" calcext:value-type="float">
            <text:p>152286</text:p>
          </table:table-cell>
          <table:table-cell office:value-type="float" office:value="182743" calcext:value-type="float">
            <text:p>182743</text:p>
          </table:table-cell>
          <table:table-cell office:value-type="float" office:value="845933" calcext:value-type="float">
            <text:p>845933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9909" calcext:value-type="float">
            <text:p>19909</text:p>
          </table:table-cell>
          <table:table-cell office:value-type="float" office:value="23891" calcext:value-type="float">
            <text:p>23891</text:p>
          </table:table-cell>
          <table:table-cell office:value-type="float" office:value="28669" calcext:value-type="float">
            <text:p>28669</text:p>
          </table:table-cell>
          <table:table-cell office:value-type="float" office:value="34403" calcext:value-type="float">
            <text:p>34403</text:p>
          </table:table-cell>
          <table:table-cell office:value-type="float" office:value="16381" calcext:value-type="float">
            <text:p>16381</text:p>
          </table:table-cell>
          <table:table-cell office:value-type="float" office:value="49541" calcext:value-type="float">
            <text:p>49541</text:p>
          </table:table-cell>
          <table:table-cell office:value-type="float" office:value="59449" calcext:value-type="float">
            <text:p>59449</text:p>
          </table:table-cell>
          <table:table-cell office:value-type="float" office:value="71339" calcext:value-type="float">
            <text:p>71339</text:p>
          </table:table-cell>
          <table:table-cell office:value-type="float" office:value="85607" calcext:value-type="float">
            <text:p>85607</text:p>
          </table:table-cell>
          <table:table-cell office:value-type="float" office:value="102728" calcext:value-type="float">
            <text:p>102728</text:p>
          </table:table-cell>
          <table:table-cell office:value-type="float" office:value="475536" calcext:value-type="float">
            <text:p>475536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54087" calcext:value-type="float">
            <text:p>54087</text:p>
          </table:table-cell>
          <table:table-cell office:value-type="float" office:value="64904" calcext:value-type="float">
            <text:p>64904</text:p>
          </table:table-cell>
          <table:table-cell office:value-type="float" office:value="77885" calcext:value-type="float">
            <text:p>77885</text:p>
          </table:table-cell>
          <table:table-cell office:value-type="float" office:value="93462" calcext:value-type="float">
            <text:p>93462</text:p>
          </table:table-cell>
          <table:table-cell office:value-type="float" office:value="57237" calcext:value-type="float">
            <text:p>57237</text:p>
          </table:table-cell>
          <table:table-cell office:value-type="float" office:value="134585" calcext:value-type="float">
            <text:p>134585</text:p>
          </table:table-cell>
          <table:table-cell office:value-type="float" office:value="161502" calcext:value-type="float">
            <text:p>161502</text:p>
          </table:table-cell>
          <table:table-cell office:value-type="float" office:value="193802" calcext:value-type="float">
            <text:p>193802</text:p>
          </table:table-cell>
          <table:table-cell office:value-type="float" office:value="232562" calcext:value-type="float">
            <text:p>232562</text:p>
          </table:table-cell>
          <table:table-cell office:value-type="float" office:value="279074" calcext:value-type="float">
            <text:p>279074</text:p>
          </table:table-cell>
          <table:table-cell office:value-type="float" office:value="1291863" calcext:value-type="float">
            <text:p>1291863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65322" calcext:value-type="float">
            <text:p>65322</text:p>
          </table:table-cell>
          <table:table-cell office:value-type="float" office:value="78386" calcext:value-type="float">
            <text:p>78386</text:p>
          </table:table-cell>
          <table:table-cell office:value-type="float" office:value="94063" calcext:value-type="float">
            <text:p>94063</text:p>
          </table:table-cell>
          <table:table-cell office:value-type="float" office:value="112876" calcext:value-type="float">
            <text:p>112876</text:p>
          </table:table-cell>
          <table:table-cell office:value-type="float" office:value="14177" calcext:value-type="float">
            <text:p>14177</text:p>
          </table:table-cell>
          <table:table-cell office:value-type="float" office:value="162541" calcext:value-type="float">
            <text:p>162541</text:p>
          </table:table-cell>
          <table:table-cell office:value-type="float" office:value="195049" calcext:value-type="float">
            <text:p>195049</text:p>
          </table:table-cell>
          <table:table-cell office:value-type="float" office:value="234059" calcext:value-type="float">
            <text:p>234059</text:p>
          </table:table-cell>
          <table:table-cell office:value-type="float" office:value="280871" calcext:value-type="float">
            <text:p>280871</text:p>
          </table:table-cell>
          <table:table-cell office:value-type="float" office:value="337045" calcext:value-type="float">
            <text:p>337045</text:p>
          </table:table-cell>
          <table:table-cell office:value-type="float" office:value="1560212" calcext:value-type="float">
            <text:p>1560212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913" calcext:value-type="float">
            <text:p>2913</text:p>
          </table:table-cell>
          <table:table-cell office:value-type="float" office:value="3496" calcext:value-type="float">
            <text:p>3496</text:p>
          </table:table-cell>
          <table:table-cell office:value-type="float" office:value="4195" calcext:value-type="float">
            <text:p>4195</text:p>
          </table:table-cell>
          <table:table-cell office:value-type="float" office:value="5034" calcext:value-type="float">
            <text:p>5034</text:p>
          </table:table-cell>
          <table:table-cell office:value-type="float" office:value="12410" calcext:value-type="float">
            <text:p>12410</text:p>
          </table:table-cell>
          <table:table-cell office:value-type="float" office:value="7249" calcext:value-type="float">
            <text:p>7249</text:p>
          </table:table-cell>
          <table:table-cell office:value-type="float" office:value="8699" calcext:value-type="float">
            <text:p>8699</text:p>
          </table:table-cell>
          <table:table-cell office:value-type="float" office:value="10439" calcext:value-type="float">
            <text:p>10439</text:p>
          </table:table-cell>
          <table:table-cell office:value-type="float" office:value="12527" calcext:value-type="float">
            <text:p>12527</text:p>
          </table:table-cell>
          <table:table-cell office:value-type="float" office:value="15032" calcext:value-type="float">
            <text:p>15032</text:p>
          </table:table-cell>
          <table:table-cell office:value-type="float" office:value="69584" calcext:value-type="float">
            <text:p>69584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4796" calcext:value-type="float">
            <text:p>24796</text:p>
          </table:table-cell>
          <table:table-cell office:value-type="float" office:value="29755" calcext:value-type="float">
            <text:p>29755</text:p>
          </table:table-cell>
          <table:table-cell office:value-type="float" office:value="35706" calcext:value-type="float">
            <text:p>35706</text:p>
          </table:table-cell>
          <table:table-cell office:value-type="float" office:value="42847" calcext:value-type="float">
            <text:p>42847</text:p>
          </table:table-cell>
          <table:table-cell office:value-type="float" office:value="50937" calcext:value-type="float">
            <text:p>50937</text:p>
          </table:table-cell>
          <table:table-cell office:value-type="float" office:value="61699" calcext:value-type="float">
            <text:p>61699</text:p>
          </table:table-cell>
          <table:table-cell office:value-type="float" office:value="74039" calcext:value-type="float">
            <text:p>74039</text:p>
          </table:table-cell>
          <table:table-cell office:value-type="float" office:value="88847" calcext:value-type="float">
            <text:p>88847</text:p>
          </table:table-cell>
          <table:table-cell office:value-type="float" office:value="106616" calcext:value-type="float">
            <text:p>106616</text:p>
          </table:table-cell>
          <table:table-cell office:value-type="float" office:value="127939" calcext:value-type="float">
            <text:p>127939</text:p>
          </table:table-cell>
          <table:table-cell office:value-type="float" office:value="592244" calcext:value-type="float">
            <text:p>592244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037" calcext:value-type="float">
            <text:p>20037</text:p>
          </table:table-cell>
          <table:table-cell office:value-type="float" office:value="24044" calcext:value-type="float">
            <text:p>24044</text:p>
          </table:table-cell>
          <table:table-cell office:value-type="float" office:value="28853" calcext:value-type="float">
            <text:p>28853</text:p>
          </table:table-cell>
          <table:table-cell office:value-type="float" office:value="34624" calcext:value-type="float">
            <text:p>34624</text:p>
          </table:table-cell>
          <table:table-cell office:value-type="float" office:value="67313" calcext:value-type="float">
            <text:p>67313</text:p>
          </table:table-cell>
          <table:table-cell office:value-type="float" office:value="49859" calcext:value-type="float">
            <text:p>49859</text:p>
          </table:table-cell>
          <table:table-cell office:value-type="float" office:value="59831" calcext:value-type="float">
            <text:p>59831</text:p>
          </table:table-cell>
          <table:table-cell office:value-type="float" office:value="71797" calcext:value-type="float">
            <text:p>71797</text:p>
          </table:table-cell>
          <table:table-cell office:value-type="float" office:value="86156" calcext:value-type="float">
            <text:p>86156</text:p>
          </table:table-cell>
          <table:table-cell office:value-type="float" office:value="103387" calcext:value-type="float">
            <text:p>103387</text:p>
          </table:table-cell>
          <table:table-cell office:value-type="float" office:value="478588" calcext:value-type="float">
            <text:p>478588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69569" calcext:value-type="float">
            <text:p>69569</text:p>
          </table:table-cell>
          <table:table-cell office:value-type="float" office:value="83483" calcext:value-type="float">
            <text:p>83483</text:p>
          </table:table-cell>
          <table:table-cell office:value-type="float" office:value="100180" calcext:value-type="float">
            <text:p>100180</text:p>
          </table:table-cell>
          <table:table-cell office:value-type="float" office:value="120216" calcext:value-type="float">
            <text:p>120216</text:p>
          </table:table-cell>
          <table:table-cell office:value-type="float" office:value="95164" calcext:value-type="float">
            <text:p>95164</text:p>
          </table:table-cell>
          <table:table-cell office:value-type="float" office:value="173111" calcext:value-type="float">
            <text:p>173111</text:p>
          </table:table-cell>
          <table:table-cell office:value-type="float" office:value="207733" calcext:value-type="float">
            <text:p>207733</text:p>
          </table:table-cell>
          <table:table-cell office:value-type="float" office:value="249280" calcext:value-type="float">
            <text:p>249280</text:p>
          </table:table-cell>
          <table:table-cell office:value-type="float" office:value="299136" calcext:value-type="float">
            <text:p>299136</text:p>
          </table:table-cell>
          <table:table-cell office:value-type="float" office:value="358963" calcext:value-type="float">
            <text:p>358963</text:p>
          </table:table-cell>
          <table:table-cell office:value-type="float" office:value="1661671" calcext:value-type="float">
            <text:p>1661671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66714" calcext:value-type="float">
            <text:p>66714</text:p>
          </table:table-cell>
          <table:table-cell office:value-type="float" office:value="80057" calcext:value-type="float">
            <text:p>80057</text:p>
          </table:table-cell>
          <table:table-cell office:value-type="float" office:value="96068" calcext:value-type="float">
            <text:p>96068</text:p>
          </table:table-cell>
          <table:table-cell office:value-type="float" office:value="115282" calcext:value-type="float">
            <text:p>115282</text:p>
          </table:table-cell>
          <table:table-cell office:value-type="float" office:value="96093" calcext:value-type="float">
            <text:p>96093</text:p>
          </table:table-cell>
          <table:table-cell office:value-type="float" office:value="166006" calcext:value-type="float">
            <text:p>166006</text:p>
          </table:table-cell>
          <table:table-cell office:value-type="float" office:value="199207" calcext:value-type="float">
            <text:p>199207</text:p>
          </table:table-cell>
          <table:table-cell office:value-type="float" office:value="239048" calcext:value-type="float">
            <text:p>239048</text:p>
          </table:table-cell>
          <table:table-cell office:value-type="float" office:value="286858" calcext:value-type="float">
            <text:p>286858</text:p>
          </table:table-cell>
          <table:table-cell office:value-type="float" office:value="344230" calcext:value-type="float">
            <text:p>344230</text:p>
          </table:table-cell>
          <table:table-cell office:value-type="float" office:value="1593470" calcext:value-type="float">
            <text:p>1593470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84647" calcext:value-type="float">
            <text:p>84647</text:p>
          </table:table-cell>
          <table:table-cell office:value-type="float" office:value="101576" calcext:value-type="float">
            <text:p>101576</text:p>
          </table:table-cell>
          <table:table-cell office:value-type="float" office:value="121891" calcext:value-type="float">
            <text:p>121891</text:p>
          </table:table-cell>
          <table:table-cell office:value-type="float" office:value="146269" calcext:value-type="float">
            <text:p>146269</text:p>
          </table:table-cell>
          <table:table-cell office:value-type="float" office:value="60170" calcext:value-type="float">
            <text:p>60170</text:p>
          </table:table-cell>
          <table:table-cell office:value-type="float" office:value="210628" calcext:value-type="float">
            <text:p>210628</text:p>
          </table:table-cell>
          <table:table-cell office:value-type="float" office:value="252754" calcext:value-type="float">
            <text:p>252754</text:p>
          </table:table-cell>
          <table:table-cell office:value-type="float" office:value="303305" calcext:value-type="float">
            <text:p>303305</text:p>
          </table:table-cell>
          <table:table-cell office:value-type="float" office:value="363966" calcext:value-type="float">
            <text:p>363966</text:p>
          </table:table-cell>
          <table:table-cell office:value-type="float" office:value="436759" calcext:value-type="float">
            <text:p>436759</text:p>
          </table:table-cell>
          <table:table-cell office:value-type="float" office:value="2021795" calcext:value-type="float">
            <text:p>2021795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87850" calcext:value-type="float">
            <text:p>87850</text:p>
          </table:table-cell>
          <table:table-cell office:value-type="float" office:value="105420" calcext:value-type="float">
            <text:p>105420</text:p>
          </table:table-cell>
          <table:table-cell office:value-type="float" office:value="126504" calcext:value-type="float">
            <text:p>126504</text:p>
          </table:table-cell>
          <table:table-cell office:value-type="float" office:value="151805" calcext:value-type="float">
            <text:p>151805</text:p>
          </table:table-cell>
          <table:table-cell office:value-type="float" office:value="51555" calcext:value-type="float">
            <text:p>51555</text:p>
          </table:table-cell>
          <table:table-cell office:value-type="float" office:value="218599" calcext:value-type="float">
            <text:p>218599</text:p>
          </table:table-cell>
          <table:table-cell office:value-type="float" office:value="262319" calcext:value-type="float">
            <text:p>262319</text:p>
          </table:table-cell>
          <table:table-cell office:value-type="float" office:value="314783" calcext:value-type="float">
            <text:p>314783</text:p>
          </table:table-cell>
          <table:table-cell office:value-type="float" office:value="377740" calcext:value-type="float">
            <text:p>377740</text:p>
          </table:table-cell>
          <table:table-cell office:value-type="float" office:value="453288" calcext:value-type="float">
            <text:p>453288</text:p>
          </table:table-cell>
          <table:table-cell office:value-type="float" office:value="2098308" calcext:value-type="float">
            <text:p>2098308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2846" calcext:value-type="float">
            <text:p>12846</text:p>
          </table:table-cell>
          <table:table-cell office:value-type="float" office:value="15415" calcext:value-type="float">
            <text:p>15415</text:p>
          </table:table-cell>
          <table:table-cell office:value-type="float" office:value="18498" calcext:value-type="float">
            <text:p>18498</text:p>
          </table:table-cell>
          <table:table-cell office:value-type="float" office:value="22198" calcext:value-type="float">
            <text:p>22198</text:p>
          </table:table-cell>
          <table:table-cell office:value-type="float" office:value="62647" calcext:value-type="float">
            <text:p>62647</text:p>
          </table:table-cell>
          <table:table-cell office:value-type="float" office:value="31966" calcext:value-type="float">
            <text:p>31966</text:p>
          </table:table-cell>
          <table:table-cell office:value-type="float" office:value="38359" calcext:value-type="float">
            <text:p>38359</text:p>
          </table:table-cell>
          <table:table-cell office:value-type="float" office:value="46031" calcext:value-type="float">
            <text:p>46031</text:p>
          </table:table-cell>
          <table:table-cell office:value-type="float" office:value="55237" calcext:value-type="float">
            <text:p>55237</text:p>
          </table:table-cell>
          <table:table-cell office:value-type="float" office:value="66284" calcext:value-type="float">
            <text:p>66284</text:p>
          </table:table-cell>
          <table:table-cell office:value-type="float" office:value="306834" calcext:value-type="float">
            <text:p>306834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0749" calcext:value-type="float">
            <text:p>30749</text:p>
          </table:table-cell>
          <table:table-cell office:value-type="float" office:value="36899" calcext:value-type="float">
            <text:p>36899</text:p>
          </table:table-cell>
          <table:table-cell office:value-type="float" office:value="44279" calcext:value-type="float">
            <text:p>44279</text:p>
          </table:table-cell>
          <table:table-cell office:value-type="float" office:value="53135" calcext:value-type="float">
            <text:p>53135</text:p>
          </table:table-cell>
          <table:table-cell office:value-type="float" office:value="11715" calcext:value-type="float">
            <text:p>11715</text:p>
          </table:table-cell>
          <table:table-cell office:value-type="float" office:value="76514" calcext:value-type="float">
            <text:p>76514</text:p>
          </table:table-cell>
          <table:table-cell office:value-type="float" office:value="91817" calcext:value-type="float">
            <text:p>91817</text:p>
          </table:table-cell>
          <table:table-cell office:value-type="float" office:value="110180" calcext:value-type="float">
            <text:p>110180</text:p>
          </table:table-cell>
          <table:table-cell office:value-type="float" office:value="132216" calcext:value-type="float">
            <text:p>132216</text:p>
          </table:table-cell>
          <table:table-cell office:value-type="float" office:value="158659" calcext:value-type="float">
            <text:p>158659</text:p>
          </table:table-cell>
          <table:table-cell office:value-type="float" office:value="734448" calcext:value-type="float">
            <text:p>734448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7844" calcext:value-type="float">
            <text:p>37844</text:p>
          </table:table-cell>
          <table:table-cell office:value-type="float" office:value="45413" calcext:value-type="float">
            <text:p>45413</text:p>
          </table:table-cell>
          <table:table-cell office:value-type="float" office:value="54496" calcext:value-type="float">
            <text:p>54496</text:p>
          </table:table-cell>
          <table:table-cell office:value-type="float" office:value="65395" calcext:value-type="float">
            <text:p>65395</text:p>
          </table:table-cell>
          <table:table-cell office:value-type="float" office:value="84129" calcext:value-type="float">
            <text:p>84129</text:p>
          </table:table-cell>
          <table:table-cell office:value-type="float" office:value="94169" calcext:value-type="float">
            <text:p>94169</text:p>
          </table:table-cell>
          <table:table-cell office:value-type="float" office:value="113003" calcext:value-type="float">
            <text:p>113003</text:p>
          </table:table-cell>
          <table:table-cell office:value-type="float" office:value="135604" calcext:value-type="float">
            <text:p>135604</text:p>
          </table:table-cell>
          <table:table-cell office:value-type="float" office:value="162725" calcext:value-type="float">
            <text:p>162725</text:p>
          </table:table-cell>
          <table:table-cell office:value-type="float" office:value="195270" calcext:value-type="float">
            <text:p>195270</text:p>
          </table:table-cell>
          <table:table-cell office:value-type="float" office:value="903919" calcext:value-type="float">
            <text:p>903919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9295" calcext:value-type="float">
            <text:p>49295</text:p>
          </table:table-cell>
          <table:table-cell office:value-type="float" office:value="59154" calcext:value-type="float">
            <text:p>59154</text:p>
          </table:table-cell>
          <table:table-cell office:value-type="float" office:value="70985" calcext:value-type="float">
            <text:p>70985</text:p>
          </table:table-cell>
          <table:table-cell office:value-type="float" office:value="85182" calcext:value-type="float">
            <text:p>85182</text:p>
          </table:table-cell>
          <table:table-cell office:value-type="float" office:value="12072" calcext:value-type="float">
            <text:p>12072</text:p>
          </table:table-cell>
          <table:table-cell office:value-type="float" office:value="122662" calcext:value-type="float">
            <text:p>122662</text:p>
          </table:table-cell>
          <table:table-cell office:value-type="float" office:value="147194" calcext:value-type="float">
            <text:p>147194</text:p>
          </table:table-cell>
          <table:table-cell office:value-type="float" office:value="176633" calcext:value-type="float">
            <text:p>176633</text:p>
          </table:table-cell>
          <table:table-cell office:value-type="float" office:value="211960" calcext:value-type="float">
            <text:p>211960</text:p>
          </table:table-cell>
          <table:table-cell office:value-type="float" office:value="254352" calcext:value-type="float">
            <text:p>254352</text:p>
          </table:table-cell>
          <table:table-cell office:value-type="float" office:value="1177417" calcext:value-type="float">
            <text:p>1177417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44987" calcext:value-type="float">
            <text:p>44987</text:p>
          </table:table-cell>
          <table:table-cell office:value-type="float" office:value="53984" calcext:value-type="float">
            <text:p>53984</text:p>
          </table:table-cell>
          <table:table-cell office:value-type="float" office:value="64781" calcext:value-type="float">
            <text:p>64781</text:p>
          </table:table-cell>
          <table:table-cell office:value-type="float" office:value="77737" calcext:value-type="float">
            <text:p>77737</text:p>
          </table:table-cell>
          <table:table-cell office:value-type="float" office:value="70935" calcext:value-type="float">
            <text:p>70935</text:p>
          </table:table-cell>
          <table:table-cell office:value-type="float" office:value="111941" calcext:value-type="float">
            <text:p>111941</text:p>
          </table:table-cell>
          <table:table-cell office:value-type="float" office:value="134329" calcext:value-type="float">
            <text:p>134329</text:p>
          </table:table-cell>
          <table:table-cell office:value-type="float" office:value="161195" calcext:value-type="float">
            <text:p>161195</text:p>
          </table:table-cell>
          <table:table-cell office:value-type="float" office:value="193434" calcext:value-type="float">
            <text:p>193434</text:p>
          </table:table-cell>
          <table:table-cell office:value-type="float" office:value="232121" calcext:value-type="float">
            <text:p>232121</text:p>
          </table:table-cell>
          <table:table-cell office:value-type="float" office:value="1074509" calcext:value-type="float">
            <text:p>1074509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1899" calcext:value-type="float">
            <text:p>21899</text:p>
          </table:table-cell>
          <table:table-cell office:value-type="float" office:value="26279" calcext:value-type="float">
            <text:p>26279</text:p>
          </table:table-cell>
          <table:table-cell office:value-type="float" office:value="31535" calcext:value-type="float">
            <text:p>31535</text:p>
          </table:table-cell>
          <table:table-cell office:value-type="float" office:value="37842" calcext:value-type="float">
            <text:p>37842</text:p>
          </table:table-cell>
          <table:table-cell office:value-type="float" office:value="2120" calcext:value-type="float">
            <text:p>2120</text:p>
          </table:table-cell>
          <table:table-cell office:value-type="float" office:value="54492" calcext:value-type="float">
            <text:p>54492</text:p>
          </table:table-cell>
          <table:table-cell office:value-type="float" office:value="65390" calcext:value-type="float">
            <text:p>65390</text:p>
          </table:table-cell>
          <table:table-cell office:value-type="float" office:value="78468" calcext:value-type="float">
            <text:p>78468</text:p>
          </table:table-cell>
          <table:table-cell office:value-type="float" office:value="94162" calcext:value-type="float">
            <text:p>94162</text:p>
          </table:table-cell>
          <table:table-cell office:value-type="float" office:value="112994" calcext:value-type="float">
            <text:p>112994</text:p>
          </table:table-cell>
          <table:table-cell office:value-type="float" office:value="523061" calcext:value-type="float">
            <text:p>523061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5404" calcext:value-type="float">
            <text:p>25404</text:p>
          </table:table-cell>
          <table:table-cell office:value-type="float" office:value="30485" calcext:value-type="float">
            <text:p>30485</text:p>
          </table:table-cell>
          <table:table-cell office:value-type="float" office:value="36582" calcext:value-type="float">
            <text:p>36582</text:p>
          </table:table-cell>
          <table:table-cell office:value-type="float" office:value="43898" calcext:value-type="float">
            <text:p>43898</text:p>
          </table:table-cell>
          <table:table-cell office:value-type="float" office:value="25232" calcext:value-type="float">
            <text:p>25232</text:p>
          </table:table-cell>
          <table:table-cell office:value-type="float" office:value="63214" calcext:value-type="float">
            <text:p>63214</text:p>
          </table:table-cell>
          <table:table-cell office:value-type="float" office:value="75857" calcext:value-type="float">
            <text:p>75857</text:p>
          </table:table-cell>
          <table:table-cell office:value-type="float" office:value="91028" calcext:value-type="float">
            <text:p>91028</text:p>
          </table:table-cell>
          <table:table-cell office:value-type="float" office:value="109234" calcext:value-type="float">
            <text:p>109234</text:p>
          </table:table-cell>
          <table:table-cell office:value-type="float" office:value="131081" calcext:value-type="float">
            <text:p>131081</text:p>
          </table:table-cell>
          <table:table-cell office:value-type="float" office:value="606783" calcext:value-type="float">
            <text:p>606783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9421" calcext:value-type="float">
            <text:p>29421</text:p>
          </table:table-cell>
          <table:table-cell office:value-type="float" office:value="35305" calcext:value-type="float">
            <text:p>35305</text:p>
          </table:table-cell>
          <table:table-cell office:value-type="float" office:value="42366" calcext:value-type="float">
            <text:p>42366</text:p>
          </table:table-cell>
          <table:table-cell office:value-type="float" office:value="50839" calcext:value-type="float">
            <text:p>50839</text:p>
          </table:table-cell>
          <table:table-cell office:value-type="float" office:value="49071" calcext:value-type="float">
            <text:p>49071</text:p>
          </table:table-cell>
          <table:table-cell office:value-type="float" office:value="73208" calcext:value-type="float">
            <text:p>73208</text:p>
          </table:table-cell>
          <table:table-cell office:value-type="float" office:value="87850" calcext:value-type="float">
            <text:p>87850</text:p>
          </table:table-cell>
          <table:table-cell office:value-type="float" office:value="105420" calcext:value-type="float">
            <text:p>105420</text:p>
          </table:table-cell>
          <table:table-cell office:value-type="float" office:value="126504" calcext:value-type="float">
            <text:p>126504</text:p>
          </table:table-cell>
          <table:table-cell office:value-type="float" office:value="151805" calcext:value-type="float">
            <text:p>151805</text:p>
          </table:table-cell>
          <table:table-cell office:value-type="float" office:value="702718" calcext:value-type="float">
            <text:p>702718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5182" calcext:value-type="float">
            <text:p>65182</text:p>
          </table:table-cell>
          <table:table-cell office:value-type="float" office:value="78218" calcext:value-type="float">
            <text:p>78218</text:p>
          </table:table-cell>
          <table:table-cell office:value-type="float" office:value="93862" calcext:value-type="float">
            <text:p>93862</text:p>
          </table:table-cell>
          <table:table-cell office:value-type="float" office:value="112634" calcext:value-type="float">
            <text:p>112634</text:p>
          </table:table-cell>
          <table:table-cell office:value-type="float" office:value="51553" calcext:value-type="float">
            <text:p>51553</text:p>
          </table:table-cell>
          <table:table-cell office:value-type="float" office:value="162193" calcext:value-type="float">
            <text:p>162193</text:p>
          </table:table-cell>
          <table:table-cell office:value-type="float" office:value="194632" calcext:value-type="float">
            <text:p>194632</text:p>
          </table:table-cell>
          <table:table-cell office:value-type="float" office:value="233558" calcext:value-type="float">
            <text:p>233558</text:p>
          </table:table-cell>
          <table:table-cell office:value-type="float" office:value="280270" calcext:value-type="float">
            <text:p>280270</text:p>
          </table:table-cell>
          <table:table-cell office:value-type="float" office:value="336324" calcext:value-type="float">
            <text:p>336324</text:p>
          </table:table-cell>
          <table:table-cell office:value-type="float" office:value="1556873" calcext:value-type="float">
            <text:p>1556873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333" calcext:value-type="float">
            <text:p>9333</text:p>
          </table:table-cell>
          <table:table-cell office:value-type="float" office:value="11200" calcext:value-type="float">
            <text:p>11200</text:p>
          </table:table-cell>
          <table:table-cell office:value-type="float" office:value="13440" calcext:value-type="float">
            <text:p>13440</text:p>
          </table:table-cell>
          <table:table-cell office:value-type="float" office:value="16128" calcext:value-type="float">
            <text:p>16128</text:p>
          </table:table-cell>
          <table:table-cell office:value-type="float" office:value="79481" calcext:value-type="float">
            <text:p>79481</text:p>
          </table:table-cell>
          <table:table-cell office:value-type="float" office:value="23225" calcext:value-type="float">
            <text:p>23225</text:p>
          </table:table-cell>
          <table:table-cell office:value-type="float" office:value="27870" calcext:value-type="float">
            <text:p>27870</text:p>
          </table:table-cell>
          <table:table-cell office:value-type="float" office:value="33444" calcext:value-type="float">
            <text:p>33444</text:p>
          </table:table-cell>
          <table:table-cell office:value-type="float" office:value="40133" calcext:value-type="float">
            <text:p>40133</text:p>
          </table:table-cell>
          <table:table-cell office:value-type="float" office:value="48160" calcext:value-type="float">
            <text:p>48160</text:p>
          </table:table-cell>
          <table:table-cell office:value-type="float" office:value="222933" calcext:value-type="float">
            <text:p>222933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350" calcext:value-type="float">
            <text:p>3350</text:p>
          </table:table-cell>
          <table:table-cell office:value-type="float" office:value="4020" calcext:value-type="float">
            <text:p>4020</text:p>
          </table:table-cell>
          <table:table-cell office:value-type="float" office:value="4824" calcext:value-type="float">
            <text:p>4824</text:p>
          </table:table-cell>
          <table:table-cell office:value-type="float" office:value="5789" calcext:value-type="float">
            <text:p>5789</text:p>
          </table:table-cell>
          <table:table-cell office:value-type="float" office:value="4731" calcext:value-type="float">
            <text:p>4731</text:p>
          </table:table-cell>
          <table:table-cell office:value-type="float" office:value="8336" calcext:value-type="float">
            <text:p>8336</text:p>
          </table:table-cell>
          <table:table-cell office:value-type="float" office:value="10003" calcext:value-type="float">
            <text:p>10003</text:p>
          </table:table-cell>
          <table:table-cell office:value-type="float" office:value="12004" calcext:value-type="float">
            <text:p>12004</text:p>
          </table:table-cell>
          <table:table-cell office:value-type="float" office:value="14405" calcext:value-type="float">
            <text:p>14405</text:p>
          </table:table-cell>
          <table:table-cell office:value-type="float" office:value="17286" calcext:value-type="float">
            <text:p>17286</text:p>
          </table:table-cell>
          <table:table-cell office:value-type="float" office:value="80017" calcext:value-type="float">
            <text:p>80017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84060" calcext:value-type="float">
            <text:p>84060</text:p>
          </table:table-cell>
          <table:table-cell office:value-type="float" office:value="100872" calcext:value-type="float">
            <text:p>100872</text:p>
          </table:table-cell>
          <table:table-cell office:value-type="float" office:value="121046" calcext:value-type="float">
            <text:p>121046</text:p>
          </table:table-cell>
          <table:table-cell office:value-type="float" office:value="145255" calcext:value-type="float">
            <text:p>145255</text:p>
          </table:table-cell>
          <table:table-cell office:value-type="float" office:value="1608" calcext:value-type="float">
            <text:p>1608</text:p>
          </table:table-cell>
          <table:table-cell office:value-type="float" office:value="209167" calcext:value-type="float">
            <text:p>209167</text:p>
          </table:table-cell>
          <table:table-cell office:value-type="float" office:value="251000" calcext:value-type="float">
            <text:p>251000</text:p>
          </table:table-cell>
          <table:table-cell office:value-type="float" office:value="301200" calcext:value-type="float">
            <text:p>301200</text:p>
          </table:table-cell>
          <table:table-cell office:value-type="float" office:value="361440" calcext:value-type="float">
            <text:p>361440</text:p>
          </table:table-cell>
          <table:table-cell office:value-type="float" office:value="433728" calcext:value-type="float">
            <text:p>433728</text:p>
          </table:table-cell>
          <table:table-cell office:value-type="float" office:value="2007768" calcext:value-type="float">
            <text:p>2007768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1295" calcext:value-type="float">
            <text:p>21295</text:p>
          </table:table-cell>
          <table:table-cell office:value-type="float" office:value="25554" calcext:value-type="float">
            <text:p>25554</text:p>
          </table:table-cell>
          <table:table-cell office:value-type="float" office:value="30665" calcext:value-type="float">
            <text:p>30665</text:p>
          </table:table-cell>
          <table:table-cell office:value-type="float" office:value="36798" calcext:value-type="float">
            <text:p>36798</text:p>
          </table:table-cell>
          <table:table-cell office:value-type="float" office:value="92235" calcext:value-type="float">
            <text:p>92235</text:p>
          </table:table-cell>
          <table:table-cell office:value-type="float" office:value="52990" calcext:value-type="float">
            <text:p>52990</text:p>
          </table:table-cell>
          <table:table-cell office:value-type="float" office:value="63588" calcext:value-type="float">
            <text:p>63588</text:p>
          </table:table-cell>
          <table:table-cell office:value-type="float" office:value="76306" calcext:value-type="float">
            <text:p>76306</text:p>
          </table:table-cell>
          <table:table-cell office:value-type="float" office:value="91567" calcext:value-type="float">
            <text:p>91567</text:p>
          </table:table-cell>
          <table:table-cell office:value-type="float" office:value="109880" calcext:value-type="float">
            <text:p>109880</text:p>
          </table:table-cell>
          <table:table-cell office:value-type="float" office:value="508643" calcext:value-type="float">
            <text:p>508643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4310" calcext:value-type="float">
            <text:p>24310</text:p>
          </table:table-cell>
          <table:table-cell office:value-type="float" office:value="29172" calcext:value-type="float">
            <text:p>29172</text:p>
          </table:table-cell>
          <table:table-cell office:value-type="float" office:value="35006" calcext:value-type="float">
            <text:p>35006</text:p>
          </table:table-cell>
          <table:table-cell office:value-type="float" office:value="42007" calcext:value-type="float">
            <text:p>42007</text:p>
          </table:table-cell>
          <table:table-cell office:value-type="float" office:value="35041" calcext:value-type="float">
            <text:p>35041</text:p>
          </table:table-cell>
          <table:table-cell office:value-type="float" office:value="60490" calcext:value-type="float">
            <text:p>60490</text:p>
          </table:table-cell>
          <table:table-cell office:value-type="float" office:value="72588" calcext:value-type="float">
            <text:p>72588</text:p>
          </table:table-cell>
          <table:table-cell office:value-type="float" office:value="87106" calcext:value-type="float">
            <text:p>87106</text:p>
          </table:table-cell>
          <table:table-cell office:value-type="float" office:value="104527" calcext:value-type="float">
            <text:p>104527</text:p>
          </table:table-cell>
          <table:table-cell office:value-type="float" office:value="125432" calcext:value-type="float">
            <text:p>125432</text:p>
          </table:table-cell>
          <table:table-cell office:value-type="float" office:value="580638" calcext:value-type="float">
            <text:p>580638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60602" calcext:value-type="float">
            <text:p>60602</text:p>
          </table:table-cell>
          <table:table-cell office:value-type="float" office:value="72722" calcext:value-type="float">
            <text:p>72722</text:p>
          </table:table-cell>
          <table:table-cell office:value-type="float" office:value="87266" calcext:value-type="float">
            <text:p>87266</text:p>
          </table:table-cell>
          <table:table-cell office:value-type="float" office:value="104719" calcext:value-type="float">
            <text:p>104719</text:p>
          </table:table-cell>
          <table:table-cell office:value-type="float" office:value="92968" calcext:value-type="float">
            <text:p>92968</text:p>
          </table:table-cell>
          <table:table-cell office:value-type="float" office:value="150796" calcext:value-type="float">
            <text:p>150796</text:p>
          </table:table-cell>
          <table:table-cell office:value-type="float" office:value="180955" calcext:value-type="float">
            <text:p>180955</text:p>
          </table:table-cell>
          <table:table-cell office:value-type="float" office:value="217146" calcext:value-type="float">
            <text:p>217146</text:p>
          </table:table-cell>
          <table:table-cell office:value-type="float" office:value="260575" calcext:value-type="float">
            <text:p>260575</text:p>
          </table:table-cell>
          <table:table-cell office:value-type="float" office:value="312690" calcext:value-type="float">
            <text:p>312690</text:p>
          </table:table-cell>
          <table:table-cell office:value-type="float" office:value="1447471" calcext:value-type="float">
            <text:p>1447471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40241" calcext:value-type="float">
            <text:p>40241</text:p>
          </table:table-cell>
          <table:table-cell office:value-type="float" office:value="48289" calcext:value-type="float">
            <text:p>48289</text:p>
          </table:table-cell>
          <table:table-cell office:value-type="float" office:value="57947" calcext:value-type="float">
            <text:p>57947</text:p>
          </table:table-cell>
          <table:table-cell office:value-type="float" office:value="69536" calcext:value-type="float">
            <text:p>69536</text:p>
          </table:table-cell>
          <table:table-cell office:value-type="float" office:value="36088" calcext:value-type="float">
            <text:p>36088</text:p>
          </table:table-cell>
          <table:table-cell office:value-type="float" office:value="100132" calcext:value-type="float">
            <text:p>100132</text:p>
          </table:table-cell>
          <table:table-cell office:value-type="float" office:value="120158" calcext:value-type="float">
            <text:p>120158</text:p>
          </table:table-cell>
          <table:table-cell office:value-type="float" office:value="144190" calcext:value-type="float">
            <text:p>144190</text:p>
          </table:table-cell>
          <table:table-cell office:value-type="float" office:value="173028" calcext:value-type="float">
            <text:p>173028</text:p>
          </table:table-cell>
          <table:table-cell office:value-type="float" office:value="207634" calcext:value-type="float">
            <text:p>207634</text:p>
          </table:table-cell>
          <table:table-cell office:value-type="float" office:value="961155" calcext:value-type="float">
            <text:p>961155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5856" calcext:value-type="float">
            <text:p>15856</text:p>
          </table:table-cell>
          <table:table-cell office:value-type="float" office:value="19027" calcext:value-type="float">
            <text:p>19027</text:p>
          </table:table-cell>
          <table:table-cell office:value-type="float" office:value="22832" calcext:value-type="float">
            <text:p>22832</text:p>
          </table:table-cell>
          <table:table-cell office:value-type="float" office:value="27398" calcext:value-type="float">
            <text:p>27398</text:p>
          </table:table-cell>
          <table:table-cell office:value-type="float" office:value="92633" calcext:value-type="float">
            <text:p>92633</text:p>
          </table:table-cell>
          <table:table-cell office:value-type="float" office:value="39454" calcext:value-type="float">
            <text:p>39454</text:p>
          </table:table-cell>
          <table:table-cell office:value-type="float" office:value="47345" calcext:value-type="float">
            <text:p>47345</text:p>
          </table:table-cell>
          <table:table-cell office:value-type="float" office:value="56814" calcext:value-type="float">
            <text:p>56814</text:p>
          </table:table-cell>
          <table:table-cell office:value-type="float" office:value="68177" calcext:value-type="float">
            <text:p>68177</text:p>
          </table:table-cell>
          <table:table-cell office:value-type="float" office:value="81812" calcext:value-type="float">
            <text:p>81812</text:p>
          </table:table-cell>
          <table:table-cell office:value-type="float" office:value="378715" calcext:value-type="float">
            <text:p>378715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5570" calcext:value-type="float">
            <text:p>5570</text:p>
          </table:table-cell>
          <table:table-cell office:value-type="float" office:value="6684" calcext:value-type="float">
            <text:p>6684</text:p>
          </table:table-cell>
          <table:table-cell office:value-type="float" office:value="8021" calcext:value-type="float">
            <text:p>8021</text:p>
          </table:table-cell>
          <table:table-cell office:value-type="float" office:value="9625" calcext:value-type="float">
            <text:p>9625</text:p>
          </table:table-cell>
          <table:table-cell office:value-type="float" office:value="14192" calcext:value-type="float">
            <text:p>14192</text:p>
          </table:table-cell>
          <table:table-cell office:value-type="float" office:value="13860" calcext:value-type="float">
            <text:p>13860</text:p>
          </table:table-cell>
          <table:table-cell office:value-type="float" office:value="16632" calcext:value-type="float">
            <text:p>16632</text:p>
          </table:table-cell>
          <table:table-cell office:value-type="float" office:value="19958" calcext:value-type="float">
            <text:p>19958</text:p>
          </table:table-cell>
          <table:table-cell office:value-type="float" office:value="23950" calcext:value-type="float">
            <text:p>23950</text:p>
          </table:table-cell>
          <table:table-cell office:value-type="float" office:value="28740" calcext:value-type="float">
            <text:p>28740</text:p>
          </table:table-cell>
          <table:table-cell office:value-type="float" office:value="133040" calcext:value-type="float">
            <text:p>133040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79718" calcext:value-type="float">
            <text:p>79718</text:p>
          </table:table-cell>
          <table:table-cell office:value-type="float" office:value="95662" calcext:value-type="float">
            <text:p>95662</text:p>
          </table:table-cell>
          <table:table-cell office:value-type="float" office:value="114794" calcext:value-type="float">
            <text:p>114794</text:p>
          </table:table-cell>
          <table:table-cell office:value-type="float" office:value="137753" calcext:value-type="float">
            <text:p>137753</text:p>
          </table:table-cell>
          <table:table-cell office:value-type="float" office:value="97839" calcext:value-type="float">
            <text:p>97839</text:p>
          </table:table-cell>
          <table:table-cell office:value-type="float" office:value="198365" calcext:value-type="float">
            <text:p>198365</text:p>
          </table:table-cell>
          <table:table-cell office:value-type="float" office:value="238038" calcext:value-type="float">
            <text:p>238038</text:p>
          </table:table-cell>
          <table:table-cell office:value-type="float" office:value="285646" calcext:value-type="float">
            <text:p>285646</text:p>
          </table:table-cell>
          <table:table-cell office:value-type="float" office:value="342775" calcext:value-type="float">
            <text:p>342775</text:p>
          </table:table-cell>
          <table:table-cell office:value-type="float" office:value="411330" calcext:value-type="float">
            <text:p>411330</text:p>
          </table:table-cell>
          <table:table-cell office:value-type="float" office:value="1904081" calcext:value-type="float">
            <text:p>1904081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9283" calcext:value-type="float">
            <text:p>19283</text:p>
          </table:table-cell>
          <table:table-cell office:value-type="float" office:value="23140" calcext:value-type="float">
            <text:p>23140</text:p>
          </table:table-cell>
          <table:table-cell office:value-type="float" office:value="27768" calcext:value-type="float">
            <text:p>27768</text:p>
          </table:table-cell>
          <table:table-cell office:value-type="float" office:value="33322" calcext:value-type="float">
            <text:p>33322</text:p>
          </table:table-cell>
          <table:table-cell office:value-type="float" office:value="55868" calcext:value-type="float">
            <text:p>55868</text:p>
          </table:table-cell>
          <table:table-cell office:value-type="float" office:value="47983" calcext:value-type="float">
            <text:p>47983</text:p>
          </table:table-cell>
          <table:table-cell office:value-type="float" office:value="57580" calcext:value-type="float">
            <text:p>57580</text:p>
          </table:table-cell>
          <table:table-cell office:value-type="float" office:value="69096" calcext:value-type="float">
            <text:p>69096</text:p>
          </table:table-cell>
          <table:table-cell office:value-type="float" office:value="82915" calcext:value-type="float">
            <text:p>82915</text:p>
          </table:table-cell>
          <table:table-cell office:value-type="float" office:value="99498" calcext:value-type="float">
            <text:p>99498</text:p>
          </table:table-cell>
          <table:table-cell office:value-type="float" office:value="460585" calcext:value-type="float">
            <text:p>460585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7884" calcext:value-type="float">
            <text:p>67884</text:p>
          </table:table-cell>
          <table:table-cell office:value-type="float" office:value="81461" calcext:value-type="float">
            <text:p>81461</text:p>
          </table:table-cell>
          <table:table-cell office:value-type="float" office:value="97753" calcext:value-type="float">
            <text:p>97753</text:p>
          </table:table-cell>
          <table:table-cell office:value-type="float" office:value="117304" calcext:value-type="float">
            <text:p>117304</text:p>
          </table:table-cell>
          <table:table-cell office:value-type="float" office:value="49531" calcext:value-type="float">
            <text:p>49531</text:p>
          </table:table-cell>
          <table:table-cell office:value-type="float" office:value="168918" calcext:value-type="float">
            <text:p>168918</text:p>
          </table:table-cell>
          <table:table-cell office:value-type="float" office:value="202702" calcext:value-type="float">
            <text:p>202702</text:p>
          </table:table-cell>
          <table:table-cell office:value-type="float" office:value="243242" calcext:value-type="float">
            <text:p>243242</text:p>
          </table:table-cell>
          <table:table-cell office:value-type="float" office:value="291890" calcext:value-type="float">
            <text:p>291890</text:p>
          </table:table-cell>
          <table:table-cell office:value-type="float" office:value="350268" calcext:value-type="float">
            <text:p>350268</text:p>
          </table:table-cell>
          <table:table-cell office:value-type="float" office:value="1621422" calcext:value-type="float">
            <text:p>1621422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6511" calcext:value-type="float">
            <text:p>16511</text:p>
          </table:table-cell>
          <table:table-cell office:value-type="float" office:value="19813" calcext:value-type="float">
            <text:p>19813</text:p>
          </table:table-cell>
          <table:table-cell office:value-type="float" office:value="23776" calcext:value-type="float">
            <text:p>23776</text:p>
          </table:table-cell>
          <table:table-cell office:value-type="float" office:value="28531" calcext:value-type="float">
            <text:p>28531</text:p>
          </table:table-cell>
          <table:table-cell office:value-type="float" office:value="14593" calcext:value-type="float">
            <text:p>14593</text:p>
          </table:table-cell>
          <table:table-cell office:value-type="float" office:value="41084" calcext:value-type="float">
            <text:p>41084</text:p>
          </table:table-cell>
          <table:table-cell office:value-type="float" office:value="49301" calcext:value-type="float">
            <text:p>49301</text:p>
          </table:table-cell>
          <table:table-cell office:value-type="float" office:value="59161" calcext:value-type="float">
            <text:p>59161</text:p>
          </table:table-cell>
          <table:table-cell office:value-type="float" office:value="70993" calcext:value-type="float">
            <text:p>70993</text:p>
          </table:table-cell>
          <table:table-cell office:value-type="float" office:value="85192" calcext:value-type="float">
            <text:p>85192</text:p>
          </table:table-cell>
          <table:table-cell office:value-type="float" office:value="394362" calcext:value-type="float">
            <text:p>394362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93112" calcext:value-type="float">
            <text:p>93112</text:p>
          </table:table-cell>
          <table:table-cell office:value-type="float" office:value="111734" calcext:value-type="float">
            <text:p>111734</text:p>
          </table:table-cell>
          <table:table-cell office:value-type="float" office:value="134081" calcext:value-type="float">
            <text:p>134081</text:p>
          </table:table-cell>
          <table:table-cell office:value-type="float" office:value="160897" calcext:value-type="float">
            <text:p>160897</text:p>
          </table:table-cell>
          <table:table-cell office:value-type="float" office:value="35260" calcext:value-type="float">
            <text:p>35260</text:p>
          </table:table-cell>
          <table:table-cell office:value-type="float" office:value="231691" calcext:value-type="float">
            <text:p>231691</text:p>
          </table:table-cell>
          <table:table-cell office:value-type="float" office:value="278029" calcext:value-type="float">
            <text:p>278029</text:p>
          </table:table-cell>
          <table:table-cell office:value-type="float" office:value="333635" calcext:value-type="float">
            <text:p>333635</text:p>
          </table:table-cell>
          <table:table-cell office:value-type="float" office:value="400362" calcext:value-type="float">
            <text:p>400362</text:p>
          </table:table-cell>
          <table:table-cell office:value-type="float" office:value="480434" calcext:value-type="float">
            <text:p>480434</text:p>
          </table:table-cell>
          <table:table-cell office:value-type="float" office:value="2223975" calcext:value-type="float">
            <text:p>2223975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7841" calcext:value-type="float">
            <text:p>97841</text:p>
          </table:table-cell>
          <table:table-cell office:value-type="float" office:value="117409" calcext:value-type="float">
            <text:p>117409</text:p>
          </table:table-cell>
          <table:table-cell office:value-type="float" office:value="140891" calcext:value-type="float">
            <text:p>140891</text:p>
          </table:table-cell>
          <table:table-cell office:value-type="float" office:value="169069" calcext:value-type="float">
            <text:p>169069</text:p>
          </table:table-cell>
          <table:table-cell office:value-type="float" office:value="23966" calcext:value-type="float">
            <text:p>23966</text:p>
          </table:table-cell>
          <table:table-cell office:value-type="float" office:value="243460" calcext:value-type="float">
            <text:p>243460</text:p>
          </table:table-cell>
          <table:table-cell office:value-type="float" office:value="292152" calcext:value-type="float">
            <text:p>292152</text:p>
          </table:table-cell>
          <table:table-cell office:value-type="float" office:value="350582" calcext:value-type="float">
            <text:p>350582</text:p>
          </table:table-cell>
          <table:table-cell office:value-type="float" office:value="420698" calcext:value-type="float">
            <text:p>420698</text:p>
          </table:table-cell>
          <table:table-cell office:value-type="float" office:value="504838" calcext:value-type="float">
            <text:p>504838</text:p>
          </table:table-cell>
          <table:table-cell office:value-type="float" office:value="2336940" calcext:value-type="float">
            <text:p>2336940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82313" calcext:value-type="float">
            <text:p>82313</text:p>
          </table:table-cell>
          <table:table-cell office:value-type="float" office:value="98776" calcext:value-type="float">
            <text:p>98776</text:p>
          </table:table-cell>
          <table:table-cell office:value-type="float" office:value="118531" calcext:value-type="float">
            <text:p>118531</text:p>
          </table:table-cell>
          <table:table-cell office:value-type="float" office:value="142237" calcext:value-type="float">
            <text:p>142237</text:p>
          </table:table-cell>
          <table:table-cell office:value-type="float" office:value="26261" calcext:value-type="float">
            <text:p>26261</text:p>
          </table:table-cell>
          <table:table-cell office:value-type="float" office:value="204821" calcext:value-type="float">
            <text:p>204821</text:p>
          </table:table-cell>
          <table:table-cell office:value-type="float" office:value="245785" calcext:value-type="float">
            <text:p>245785</text:p>
          </table:table-cell>
          <table:table-cell office:value-type="float" office:value="294942" calcext:value-type="float">
            <text:p>294942</text:p>
          </table:table-cell>
          <table:table-cell office:value-type="float" office:value="353930" calcext:value-type="float">
            <text:p>353930</text:p>
          </table:table-cell>
          <table:table-cell office:value-type="float" office:value="424716" calcext:value-type="float">
            <text:p>424716</text:p>
          </table:table-cell>
          <table:table-cell office:value-type="float" office:value="1966051" calcext:value-type="float">
            <text:p>1966051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6179" calcext:value-type="float">
            <text:p>6179</text:p>
          </table:table-cell>
          <table:table-cell office:value-type="float" office:value="7415" calcext:value-type="float">
            <text:p>7415</text:p>
          </table:table-cell>
          <table:table-cell office:value-type="float" office:value="8898" calcext:value-type="float">
            <text:p>8898</text:p>
          </table:table-cell>
          <table:table-cell office:value-type="float" office:value="10678" calcext:value-type="float">
            <text:p>10678</text:p>
          </table:table-cell>
          <table:table-cell office:value-type="float" office:value="70546" calcext:value-type="float">
            <text:p>70546</text:p>
          </table:table-cell>
          <table:table-cell office:value-type="float" office:value="15377" calcext:value-type="float">
            <text:p>15377</text:p>
          </table:table-cell>
          <table:table-cell office:value-type="float" office:value="18452" calcext:value-type="float">
            <text:p>18452</text:p>
          </table:table-cell>
          <table:table-cell office:value-type="float" office:value="22142" calcext:value-type="float">
            <text:p>22142</text:p>
          </table:table-cell>
          <table:table-cell office:value-type="float" office:value="26570" calcext:value-type="float">
            <text:p>26570</text:p>
          </table:table-cell>
          <table:table-cell office:value-type="float" office:value="31884" calcext:value-type="float">
            <text:p>31884</text:p>
          </table:table-cell>
          <table:table-cell office:value-type="float" office:value="147595" calcext:value-type="float">
            <text:p>147595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57908" calcext:value-type="float">
            <text:p>57908</text:p>
          </table:table-cell>
          <table:table-cell office:value-type="float" office:value="69490" calcext:value-type="float">
            <text:p>69490</text:p>
          </table:table-cell>
          <table:table-cell office:value-type="float" office:value="83388" calcext:value-type="float">
            <text:p>83388</text:p>
          </table:table-cell>
          <table:table-cell office:value-type="float" office:value="100066" calcext:value-type="float">
            <text:p>100066</text:p>
          </table:table-cell>
          <table:table-cell office:value-type="float" office:value="7331" calcext:value-type="float">
            <text:p>7331</text:p>
          </table:table-cell>
          <table:table-cell office:value-type="float" office:value="144095" calcext:value-type="float">
            <text:p>144095</text:p>
          </table:table-cell>
          <table:table-cell office:value-type="float" office:value="172914" calcext:value-type="float">
            <text:p>172914</text:p>
          </table:table-cell>
          <table:table-cell office:value-type="float" office:value="207497" calcext:value-type="float">
            <text:p>207497</text:p>
          </table:table-cell>
          <table:table-cell office:value-type="float" office:value="248996" calcext:value-type="float">
            <text:p>248996</text:p>
          </table:table-cell>
          <table:table-cell office:value-type="float" office:value="298795" calcext:value-type="float">
            <text:p>298795</text:p>
          </table:table-cell>
          <table:table-cell office:value-type="float" office:value="1383149" calcext:value-type="float">
            <text:p>1383149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42092" calcext:value-type="float">
            <text:p>42092</text:p>
          </table:table-cell>
          <table:table-cell office:value-type="float" office:value="50510" calcext:value-type="float">
            <text:p>50510</text:p>
          </table:table-cell>
          <table:table-cell office:value-type="float" office:value="60612" calcext:value-type="float">
            <text:p>60612</text:p>
          </table:table-cell>
          <table:table-cell office:value-type="float" office:value="72734" calcext:value-type="float">
            <text:p>72734</text:p>
          </table:table-cell>
          <table:table-cell office:value-type="float" office:value="24814" calcext:value-type="float">
            <text:p>24814</text:p>
          </table:table-cell>
          <table:table-cell office:value-type="float" office:value="104737" calcext:value-type="float">
            <text:p>104737</text:p>
          </table:table-cell>
          <table:table-cell office:value-type="float" office:value="125684" calcext:value-type="float">
            <text:p>125684</text:p>
          </table:table-cell>
          <table:table-cell office:value-type="float" office:value="150821" calcext:value-type="float">
            <text:p>150821</text:p>
          </table:table-cell>
          <table:table-cell office:value-type="float" office:value="180985" calcext:value-type="float">
            <text:p>180985</text:p>
          </table:table-cell>
          <table:table-cell office:value-type="float" office:value="217182" calcext:value-type="float">
            <text:p>217182</text:p>
          </table:table-cell>
          <table:table-cell office:value-type="float" office:value="1005357" calcext:value-type="float">
            <text:p>1005357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6646" calcext:value-type="float">
            <text:p>56646</text:p>
          </table:table-cell>
          <table:table-cell office:value-type="float" office:value="67975" calcext:value-type="float">
            <text:p>67975</text:p>
          </table:table-cell>
          <table:table-cell office:value-type="float" office:value="81570" calcext:value-type="float">
            <text:p>81570</text:p>
          </table:table-cell>
          <table:table-cell office:value-type="float" office:value="97884" calcext:value-type="float">
            <text:p>97884</text:p>
          </table:table-cell>
          <table:table-cell office:value-type="float" office:value="69784" calcext:value-type="float">
            <text:p>69784</text:p>
          </table:table-cell>
          <table:table-cell office:value-type="float" office:value="140953" calcext:value-type="float">
            <text:p>140953</text:p>
          </table:table-cell>
          <table:table-cell office:value-type="float" office:value="169144" calcext:value-type="float">
            <text:p>169144</text:p>
          </table:table-cell>
          <table:table-cell office:value-type="float" office:value="202973" calcext:value-type="float">
            <text:p>202973</text:p>
          </table:table-cell>
          <table:table-cell office:value-type="float" office:value="243568" calcext:value-type="float">
            <text:p>243568</text:p>
          </table:table-cell>
          <table:table-cell office:value-type="float" office:value="292282" calcext:value-type="float">
            <text:p>292282</text:p>
          </table:table-cell>
          <table:table-cell office:value-type="float" office:value="1352995" calcext:value-type="float">
            <text:p>1352995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6951" calcext:value-type="float">
            <text:p>16951</text:p>
          </table:table-cell>
          <table:table-cell office:value-type="float" office:value="20341" calcext:value-type="float">
            <text:p>20341</text:p>
          </table:table-cell>
          <table:table-cell office:value-type="float" office:value="24409" calcext:value-type="float">
            <text:p>24409</text:p>
          </table:table-cell>
          <table:table-cell office:value-type="float" office:value="29291" calcext:value-type="float">
            <text:p>29291</text:p>
          </table:table-cell>
          <table:table-cell office:value-type="float" office:value="76708" calcext:value-type="float">
            <text:p>76708</text:p>
          </table:table-cell>
          <table:table-cell office:value-type="float" office:value="42179" calcext:value-type="float">
            <text:p>42179</text:p>
          </table:table-cell>
          <table:table-cell office:value-type="float" office:value="50615" calcext:value-type="float">
            <text:p>50615</text:p>
          </table:table-cell>
          <table:table-cell office:value-type="float" office:value="60738" calcext:value-type="float">
            <text:p>60738</text:p>
          </table:table-cell>
          <table:table-cell office:value-type="float" office:value="72886" calcext:value-type="float">
            <text:p>72886</text:p>
          </table:table-cell>
          <table:table-cell office:value-type="float" office:value="87463" calcext:value-type="float">
            <text:p>87463</text:p>
          </table:table-cell>
          <table:table-cell office:value-type="float" office:value="404873" calcext:value-type="float">
            <text:p>404873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43730" calcext:value-type="float">
            <text:p>43730</text:p>
          </table:table-cell>
          <table:table-cell office:value-type="float" office:value="52476" calcext:value-type="float">
            <text:p>52476</text:p>
          </table:table-cell>
          <table:table-cell office:value-type="float" office:value="62971" calcext:value-type="float">
            <text:p>62971</text:p>
          </table:table-cell>
          <table:table-cell office:value-type="float" office:value="75565" calcext:value-type="float">
            <text:p>75565</text:p>
          </table:table-cell>
          <table:table-cell office:value-type="float" office:value="79278" calcext:value-type="float">
            <text:p>79278</text:p>
          </table:table-cell>
          <table:table-cell office:value-type="float" office:value="108814" calcext:value-type="float">
            <text:p>108814</text:p>
          </table:table-cell>
          <table:table-cell office:value-type="float" office:value="130577" calcext:value-type="float">
            <text:p>130577</text:p>
          </table:table-cell>
          <table:table-cell office:value-type="float" office:value="156692" calcext:value-type="float">
            <text:p>156692</text:p>
          </table:table-cell>
          <table:table-cell office:value-type="float" office:value="188030" calcext:value-type="float">
            <text:p>188030</text:p>
          </table:table-cell>
          <table:table-cell office:value-type="float" office:value="225636" calcext:value-type="float">
            <text:p>225636</text:p>
          </table:table-cell>
          <table:table-cell office:value-type="float" office:value="1044491" calcext:value-type="float">
            <text:p>1044491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46229" calcext:value-type="float">
            <text:p>46229</text:p>
          </table:table-cell>
          <table:table-cell office:value-type="float" office:value="55475" calcext:value-type="float">
            <text:p>55475</text:p>
          </table:table-cell>
          <table:table-cell office:value-type="float" office:value="66570" calcext:value-type="float">
            <text:p>66570</text:p>
          </table:table-cell>
          <table:table-cell office:value-type="float" office:value="79884" calcext:value-type="float">
            <text:p>79884</text:p>
          </table:table-cell>
          <table:table-cell office:value-type="float" office:value="58585" calcext:value-type="float">
            <text:p>58585</text:p>
          </table:table-cell>
          <table:table-cell office:value-type="float" office:value="115033" calcext:value-type="float">
            <text:p>115033</text:p>
          </table:table-cell>
          <table:table-cell office:value-type="float" office:value="138040" calcext:value-type="float">
            <text:p>138040</text:p>
          </table:table-cell>
          <table:table-cell office:value-type="float" office:value="165648" calcext:value-type="float">
            <text:p>165648</text:p>
          </table:table-cell>
          <table:table-cell office:value-type="float" office:value="198778" calcext:value-type="float">
            <text:p>198778</text:p>
          </table:table-cell>
          <table:table-cell office:value-type="float" office:value="238534" calcext:value-type="float">
            <text:p>238534</text:p>
          </table:table-cell>
          <table:table-cell office:value-type="float" office:value="1104191" calcext:value-type="float">
            <text:p>1104191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76669" calcext:value-type="float">
            <text:p>76669</text:p>
          </table:table-cell>
          <table:table-cell office:value-type="float" office:value="92003" calcext:value-type="float">
            <text:p>92003</text:p>
          </table:table-cell>
          <table:table-cell office:value-type="float" office:value="110404" calcext:value-type="float">
            <text:p>110404</text:p>
          </table:table-cell>
          <table:table-cell office:value-type="float" office:value="132485" calcext:value-type="float">
            <text:p>132485</text:p>
          </table:table-cell>
          <table:table-cell office:value-type="float" office:value="39099" calcext:value-type="float">
            <text:p>39099</text:p>
          </table:table-cell>
          <table:table-cell office:value-type="float" office:value="190778" calcext:value-type="float">
            <text:p>190778</text:p>
          </table:table-cell>
          <table:table-cell office:value-type="float" office:value="228934" calcext:value-type="float">
            <text:p>228934</text:p>
          </table:table-cell>
          <table:table-cell office:value-type="float" office:value="274721" calcext:value-type="float">
            <text:p>274721</text:p>
          </table:table-cell>
          <table:table-cell office:value-type="float" office:value="329665" calcext:value-type="float">
            <text:p>329665</text:p>
          </table:table-cell>
          <table:table-cell office:value-type="float" office:value="395598" calcext:value-type="float">
            <text:p>395598</text:p>
          </table:table-cell>
          <table:table-cell office:value-type="float" office:value="1831257" calcext:value-type="float">
            <text:p>1831257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0015" calcext:value-type="float">
            <text:p>20015</text:p>
          </table:table-cell>
          <table:table-cell office:value-type="float" office:value="24018" calcext:value-type="float">
            <text:p>24018</text:p>
          </table:table-cell>
          <table:table-cell office:value-type="float" office:value="28822" calcext:value-type="float">
            <text:p>28822</text:p>
          </table:table-cell>
          <table:table-cell office:value-type="float" office:value="34586" calcext:value-type="float">
            <text:p>34586</text:p>
          </table:table-cell>
          <table:table-cell office:value-type="float" office:value="89301" calcext:value-type="float">
            <text:p>89301</text:p>
          </table:table-cell>
          <table:table-cell office:value-type="float" office:value="49804" calcext:value-type="float">
            <text:p>49804</text:p>
          </table:table-cell>
          <table:table-cell office:value-type="float" office:value="59765" calcext:value-type="float">
            <text:p>59765</text:p>
          </table:table-cell>
          <table:table-cell office:value-type="float" office:value="71718" calcext:value-type="float">
            <text:p>71718</text:p>
          </table:table-cell>
          <table:table-cell office:value-type="float" office:value="86062" calcext:value-type="float">
            <text:p>86062</text:p>
          </table:table-cell>
          <table:table-cell office:value-type="float" office:value="103274" calcext:value-type="float">
            <text:p>103274</text:p>
          </table:table-cell>
          <table:table-cell office:value-type="float" office:value="478064" calcext:value-type="float">
            <text:p>478064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43716" calcext:value-type="float">
            <text:p>43716</text:p>
          </table:table-cell>
          <table:table-cell office:value-type="float" office:value="52459" calcext:value-type="float">
            <text:p>52459</text:p>
          </table:table-cell>
          <table:table-cell office:value-type="float" office:value="62951" calcext:value-type="float">
            <text:p>62951</text:p>
          </table:table-cell>
          <table:table-cell office:value-type="float" office:value="75541" calcext:value-type="float">
            <text:p>75541</text:p>
          </table:table-cell>
          <table:table-cell office:value-type="float" office:value="94479" calcext:value-type="float">
            <text:p>94479</text:p>
          </table:table-cell>
          <table:table-cell office:value-type="float" office:value="108779" calcext:value-type="float">
            <text:p>108779</text:p>
          </table:table-cell>
          <table:table-cell office:value-type="float" office:value="130535" calcext:value-type="float">
            <text:p>130535</text:p>
          </table:table-cell>
          <table:table-cell office:value-type="float" office:value="156642" calcext:value-type="float">
            <text:p>156642</text:p>
          </table:table-cell>
          <table:table-cell office:value-type="float" office:value="187970" calcext:value-type="float">
            <text:p>187970</text:p>
          </table:table-cell>
          <table:table-cell office:value-type="float" office:value="225564" calcext:value-type="float">
            <text:p>225564</text:p>
          </table:table-cell>
          <table:table-cell office:value-type="float" office:value="1044157" calcext:value-type="float">
            <text:p>1044157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5715" calcext:value-type="float">
            <text:p>35715</text:p>
          </table:table-cell>
          <table:table-cell office:value-type="float" office:value="42858" calcext:value-type="float">
            <text:p>42858</text:p>
          </table:table-cell>
          <table:table-cell office:value-type="float" office:value="51430" calcext:value-type="float">
            <text:p>51430</text:p>
          </table:table-cell>
          <table:table-cell office:value-type="float" office:value="61716" calcext:value-type="float">
            <text:p>61716</text:p>
          </table:table-cell>
          <table:table-cell office:value-type="float" office:value="46190" calcext:value-type="float">
            <text:p>46190</text:p>
          </table:table-cell>
          <table:table-cell office:value-type="float" office:value="88871" calcext:value-type="float">
            <text:p>88871</text:p>
          </table:table-cell>
          <table:table-cell office:value-type="float" office:value="106645" calcext:value-type="float">
            <text:p>106645</text:p>
          </table:table-cell>
          <table:table-cell office:value-type="float" office:value="127974" calcext:value-type="float">
            <text:p>127974</text:p>
          </table:table-cell>
          <table:table-cell office:value-type="float" office:value="153569" calcext:value-type="float">
            <text:p>153569</text:p>
          </table:table-cell>
          <table:table-cell office:value-type="float" office:value="184283" calcext:value-type="float">
            <text:p>184283</text:p>
          </table:table-cell>
          <table:table-cell office:value-type="float" office:value="853061" calcext:value-type="float">
            <text:p>853061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57664" calcext:value-type="float">
            <text:p>57664</text:p>
          </table:table-cell>
          <table:table-cell office:value-type="float" office:value="69197" calcext:value-type="float">
            <text:p>69197</text:p>
          </table:table-cell>
          <table:table-cell office:value-type="float" office:value="83036" calcext:value-type="float">
            <text:p>83036</text:p>
          </table:table-cell>
          <table:table-cell office:value-type="float" office:value="99643" calcext:value-type="float">
            <text:p>99643</text:p>
          </table:table-cell>
          <table:table-cell office:value-type="float" office:value="53063" calcext:value-type="float">
            <text:p>53063</text:p>
          </table:table-cell>
          <table:table-cell office:value-type="float" office:value="143486" calcext:value-type="float">
            <text:p>143486</text:p>
          </table:table-cell>
          <table:table-cell office:value-type="float" office:value="172183" calcext:value-type="float">
            <text:p>172183</text:p>
          </table:table-cell>
          <table:table-cell office:value-type="float" office:value="206620" calcext:value-type="float">
            <text:p>206620</text:p>
          </table:table-cell>
          <table:table-cell office:value-type="float" office:value="247944" calcext:value-type="float">
            <text:p>247944</text:p>
          </table:table-cell>
          <table:table-cell office:value-type="float" office:value="297533" calcext:value-type="float">
            <text:p>297533</text:p>
          </table:table-cell>
          <table:table-cell office:value-type="float" office:value="1377306" calcext:value-type="float">
            <text:p>1377306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74425" calcext:value-type="float">
            <text:p>74425</text:p>
          </table:table-cell>
          <table:table-cell office:value-type="float" office:value="89310" calcext:value-type="float">
            <text:p>89310</text:p>
          </table:table-cell>
          <table:table-cell office:value-type="float" office:value="107172" calcext:value-type="float">
            <text:p>107172</text:p>
          </table:table-cell>
          <table:table-cell office:value-type="float" office:value="128606" calcext:value-type="float">
            <text:p>128606</text:p>
          </table:table-cell>
          <table:table-cell office:value-type="float" office:value="78717" calcext:value-type="float">
            <text:p>78717</text:p>
          </table:table-cell>
          <table:table-cell office:value-type="float" office:value="185192" calcext:value-type="float">
            <text:p>185192</text:p>
          </table:table-cell>
          <table:table-cell office:value-type="float" office:value="222230" calcext:value-type="float">
            <text:p>222230</text:p>
          </table:table-cell>
          <table:table-cell office:value-type="float" office:value="266676" calcext:value-type="float">
            <text:p>266676</text:p>
          </table:table-cell>
          <table:table-cell office:value-type="float" office:value="320011" calcext:value-type="float">
            <text:p>320011</text:p>
          </table:table-cell>
          <table:table-cell office:value-type="float" office:value="384013" calcext:value-type="float">
            <text:p>384013</text:p>
          </table:table-cell>
          <table:table-cell office:value-type="float" office:value="1777635" calcext:value-type="float">
            <text:p>1777635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55349" calcext:value-type="float">
            <text:p>55349</text:p>
          </table:table-cell>
          <table:table-cell office:value-type="float" office:value="66419" calcext:value-type="float">
            <text:p>66419</text:p>
          </table:table-cell>
          <table:table-cell office:value-type="float" office:value="79703" calcext:value-type="float">
            <text:p>79703</text:p>
          </table:table-cell>
          <table:table-cell office:value-type="float" office:value="95644" calcext:value-type="float">
            <text:p>95644</text:p>
          </table:table-cell>
          <table:table-cell office:value-type="float" office:value="18126" calcext:value-type="float">
            <text:p>18126</text:p>
          </table:table-cell>
          <table:table-cell office:value-type="float" office:value="137728" calcext:value-type="float">
            <text:p>137728</text:p>
          </table:table-cell>
          <table:table-cell office:value-type="float" office:value="165274" calcext:value-type="float">
            <text:p>165274</text:p>
          </table:table-cell>
          <table:table-cell office:value-type="float" office:value="198329" calcext:value-type="float">
            <text:p>198329</text:p>
          </table:table-cell>
          <table:table-cell office:value-type="float" office:value="237995" calcext:value-type="float">
            <text:p>237995</text:p>
          </table:table-cell>
          <table:table-cell office:value-type="float" office:value="285594" calcext:value-type="float">
            <text:p>285594</text:p>
          </table:table-cell>
          <table:table-cell office:value-type="float" office:value="1322035" calcext:value-type="float">
            <text:p>1322035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3575" calcext:value-type="float">
            <text:p>23575</text:p>
          </table:table-cell>
          <table:table-cell office:value-type="float" office:value="28290" calcext:value-type="float">
            <text:p>28290</text:p>
          </table:table-cell>
          <table:table-cell office:value-type="float" office:value="33948" calcext:value-type="float">
            <text:p>33948</text:p>
          </table:table-cell>
          <table:table-cell office:value-type="float" office:value="40738" calcext:value-type="float">
            <text:p>40738</text:p>
          </table:table-cell>
          <table:table-cell office:value-type="float" office:value="62422" calcext:value-type="float">
            <text:p>62422</text:p>
          </table:table-cell>
          <table:table-cell office:value-type="float" office:value="58663" calcext:value-type="float">
            <text:p>58663</text:p>
          </table:table-cell>
          <table:table-cell office:value-type="float" office:value="70396" calcext:value-type="float">
            <text:p>70396</text:p>
          </table:table-cell>
          <table:table-cell office:value-type="float" office:value="84475" calcext:value-type="float">
            <text:p>84475</text:p>
          </table:table-cell>
          <table:table-cell office:value-type="float" office:value="101370" calcext:value-type="float">
            <text:p>101370</text:p>
          </table:table-cell>
          <table:table-cell office:value-type="float" office:value="121644" calcext:value-type="float">
            <text:p>121644</text:p>
          </table:table-cell>
          <table:table-cell office:value-type="float" office:value="563099" calcext:value-type="float">
            <text:p>563099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6300" calcext:value-type="float">
            <text:p>36300</text:p>
          </table:table-cell>
          <table:table-cell office:value-type="float" office:value="43560" calcext:value-type="float">
            <text:p>43560</text:p>
          </table:table-cell>
          <table:table-cell office:value-type="float" office:value="52272" calcext:value-type="float">
            <text:p>52272</text:p>
          </table:table-cell>
          <table:table-cell office:value-type="float" office:value="62726" calcext:value-type="float">
            <text:p>62726</text:p>
          </table:table-cell>
          <table:table-cell office:value-type="float" office:value="71810" calcext:value-type="float">
            <text:p>71810</text:p>
          </table:table-cell>
          <table:table-cell office:value-type="float" office:value="90325" calcext:value-type="float">
            <text:p>90325</text:p>
          </table:table-cell>
          <table:table-cell office:value-type="float" office:value="108390" calcext:value-type="float">
            <text:p>108390</text:p>
          </table:table-cell>
          <table:table-cell office:value-type="float" office:value="130068" calcext:value-type="float">
            <text:p>130068</text:p>
          </table:table-cell>
          <table:table-cell office:value-type="float" office:value="156082" calcext:value-type="float">
            <text:p>156082</text:p>
          </table:table-cell>
          <table:table-cell office:value-type="float" office:value="187298" calcext:value-type="float">
            <text:p>187298</text:p>
          </table:table-cell>
          <table:table-cell office:value-type="float" office:value="867021" calcext:value-type="float">
            <text:p>867021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9052" calcext:value-type="float">
            <text:p>69052</text:p>
          </table:table-cell>
          <table:table-cell office:value-type="float" office:value="82862" calcext:value-type="float">
            <text:p>82862</text:p>
          </table:table-cell>
          <table:table-cell office:value-type="float" office:value="99434" calcext:value-type="float">
            <text:p>99434</text:p>
          </table:table-cell>
          <table:table-cell office:value-type="float" office:value="119321" calcext:value-type="float">
            <text:p>119321</text:p>
          </table:table-cell>
          <table:table-cell office:value-type="float" office:value="96469" calcext:value-type="float">
            <text:p>96469</text:p>
          </table:table-cell>
          <table:table-cell office:value-type="float" office:value="171822" calcext:value-type="float">
            <text:p>171822</text:p>
          </table:table-cell>
          <table:table-cell office:value-type="float" office:value="206186" calcext:value-type="float">
            <text:p>206186</text:p>
          </table:table-cell>
          <table:table-cell office:value-type="float" office:value="247423" calcext:value-type="float">
            <text:p>247423</text:p>
          </table:table-cell>
          <table:table-cell office:value-type="float" office:value="296908" calcext:value-type="float">
            <text:p>296908</text:p>
          </table:table-cell>
          <table:table-cell office:value-type="float" office:value="356290" calcext:value-type="float">
            <text:p>356290</text:p>
          </table:table-cell>
          <table:table-cell office:value-type="float" office:value="1649298" calcext:value-type="float">
            <text:p>1649298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37905" calcext:value-type="float">
            <text:p>37905</text:p>
          </table:table-cell>
          <table:table-cell office:value-type="float" office:value="45486" calcext:value-type="float">
            <text:p>45486</text:p>
          </table:table-cell>
          <table:table-cell office:value-type="float" office:value="54583" calcext:value-type="float">
            <text:p>54583</text:p>
          </table:table-cell>
          <table:table-cell office:value-type="float" office:value="65500" calcext:value-type="float">
            <text:p>65500</text:p>
          </table:table-cell>
          <table:table-cell office:value-type="float" office:value="2575" calcext:value-type="float">
            <text:p>2575</text:p>
          </table:table-cell>
          <table:table-cell office:value-type="float" office:value="94320" calcext:value-type="float">
            <text:p>94320</text:p>
          </table:table-cell>
          <table:table-cell office:value-type="float" office:value="113184" calcext:value-type="float">
            <text:p>113184</text:p>
          </table:table-cell>
          <table:table-cell office:value-type="float" office:value="135821" calcext:value-type="float">
            <text:p>135821</text:p>
          </table:table-cell>
          <table:table-cell office:value-type="float" office:value="162985" calcext:value-type="float">
            <text:p>162985</text:p>
          </table:table-cell>
          <table:table-cell office:value-type="float" office:value="195582" calcext:value-type="float">
            <text:p>195582</text:p>
          </table:table-cell>
          <table:table-cell office:value-type="float" office:value="905366" calcext:value-type="float">
            <text:p>905366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4358" calcext:value-type="float">
            <text:p>24358</text:p>
          </table:table-cell>
          <table:table-cell office:value-type="float" office:value="29230" calcext:value-type="float">
            <text:p>29230</text:p>
          </table:table-cell>
          <table:table-cell office:value-type="float" office:value="35076" calcext:value-type="float">
            <text:p>35076</text:p>
          </table:table-cell>
          <table:table-cell office:value-type="float" office:value="42091" calcext:value-type="float">
            <text:p>42091</text:p>
          </table:table-cell>
          <table:table-cell office:value-type="float" office:value="44092" calcext:value-type="float">
            <text:p>44092</text:p>
          </table:table-cell>
          <table:table-cell office:value-type="float" office:value="60611" calcext:value-type="float">
            <text:p>60611</text:p>
          </table:table-cell>
          <table:table-cell office:value-type="float" office:value="72733" calcext:value-type="float">
            <text:p>72733</text:p>
          </table:table-cell>
          <table:table-cell office:value-type="float" office:value="87280" calcext:value-type="float">
            <text:p>87280</text:p>
          </table:table-cell>
          <table:table-cell office:value-type="float" office:value="104736" calcext:value-type="float">
            <text:p>104736</text:p>
          </table:table-cell>
          <table:table-cell office:value-type="float" office:value="125683" calcext:value-type="float">
            <text:p>125683</text:p>
          </table:table-cell>
          <table:table-cell office:value-type="float" office:value="581798" calcext:value-type="float">
            <text:p>581798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48515" calcext:value-type="float">
            <text:p>48515</text:p>
          </table:table-cell>
          <table:table-cell office:value-type="float" office:value="58218" calcext:value-type="float">
            <text:p>58218</text:p>
          </table:table-cell>
          <table:table-cell office:value-type="float" office:value="69862" calcext:value-type="float">
            <text:p>69862</text:p>
          </table:table-cell>
          <table:table-cell office:value-type="float" office:value="83834" calcext:value-type="float">
            <text:p>83834</text:p>
          </table:table-cell>
          <table:table-cell office:value-type="float" office:value="97735" calcext:value-type="float">
            <text:p>97735</text:p>
          </table:table-cell>
          <table:table-cell office:value-type="float" office:value="120721" calcext:value-type="float">
            <text:p>120721</text:p>
          </table:table-cell>
          <table:table-cell office:value-type="float" office:value="144865" calcext:value-type="float">
            <text:p>144865</text:p>
          </table:table-cell>
          <table:table-cell office:value-type="float" office:value="173838" calcext:value-type="float">
            <text:p>173838</text:p>
          </table:table-cell>
          <table:table-cell office:value-type="float" office:value="208606" calcext:value-type="float">
            <text:p>208606</text:p>
          </table:table-cell>
          <table:table-cell office:value-type="float" office:value="250327" calcext:value-type="float">
            <text:p>250327</text:p>
          </table:table-cell>
          <table:table-cell office:value-type="float" office:value="1158786" calcext:value-type="float">
            <text:p>1158786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73727" calcext:value-type="float">
            <text:p>73727</text:p>
          </table:table-cell>
          <table:table-cell office:value-type="float" office:value="88472" calcext:value-type="float">
            <text:p>88472</text:p>
          </table:table-cell>
          <table:table-cell office:value-type="float" office:value="106166" calcext:value-type="float">
            <text:p>106166</text:p>
          </table:table-cell>
          <table:table-cell office:value-type="float" office:value="127399" calcext:value-type="float">
            <text:p>127399</text:p>
          </table:table-cell>
          <table:table-cell office:value-type="float" office:value="43999" calcext:value-type="float">
            <text:p>43999</text:p>
          </table:table-cell>
          <table:table-cell office:value-type="float" office:value="183455" calcext:value-type="float">
            <text:p>183455</text:p>
          </table:table-cell>
          <table:table-cell office:value-type="float" office:value="220146" calcext:value-type="float">
            <text:p>220146</text:p>
          </table:table-cell>
          <table:table-cell office:value-type="float" office:value="264175" calcext:value-type="float">
            <text:p>264175</text:p>
          </table:table-cell>
          <table:table-cell office:value-type="float" office:value="317010" calcext:value-type="float">
            <text:p>317010</text:p>
          </table:table-cell>
          <table:table-cell office:value-type="float" office:value="380412" calcext:value-type="float">
            <text:p>380412</text:p>
          </table:table-cell>
          <table:table-cell office:value-type="float" office:value="1760962" calcext:value-type="float">
            <text:p>1760962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6666" calcext:value-type="float">
            <text:p>16666</text:p>
          </table:table-cell>
          <table:table-cell office:value-type="float" office:value="19999" calcext:value-type="float">
            <text:p>19999</text:p>
          </table:table-cell>
          <table:table-cell office:value-type="float" office:value="23999" calcext:value-type="float">
            <text:p>23999</text:p>
          </table:table-cell>
          <table:table-cell office:value-type="float" office:value="28799" calcext:value-type="float">
            <text:p>28799</text:p>
          </table:table-cell>
          <table:table-cell office:value-type="float" office:value="16915" calcext:value-type="float">
            <text:p>16915</text:p>
          </table:table-cell>
          <table:table-cell office:value-type="float" office:value="41471" calcext:value-type="float">
            <text:p>41471</text:p>
          </table:table-cell>
          <table:table-cell office:value-type="float" office:value="49765" calcext:value-type="float">
            <text:p>49765</text:p>
          </table:table-cell>
          <table:table-cell office:value-type="float" office:value="59718" calcext:value-type="float">
            <text:p>59718</text:p>
          </table:table-cell>
          <table:table-cell office:value-type="float" office:value="71662" calcext:value-type="float">
            <text:p>71662</text:p>
          </table:table-cell>
          <table:table-cell office:value-type="float" office:value="85994" calcext:value-type="float">
            <text:p>85994</text:p>
          </table:table-cell>
          <table:table-cell office:value-type="float" office:value="398073" calcext:value-type="float">
            <text:p>398073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88936" calcext:value-type="float">
            <text:p>88936</text:p>
          </table:table-cell>
          <table:table-cell office:value-type="float" office:value="106723" calcext:value-type="float">
            <text:p>106723</text:p>
          </table:table-cell>
          <table:table-cell office:value-type="float" office:value="128068" calcext:value-type="float">
            <text:p>128068</text:p>
          </table:table-cell>
          <table:table-cell office:value-type="float" office:value="153682" calcext:value-type="float">
            <text:p>153682</text:p>
          </table:table-cell>
          <table:table-cell office:value-type="float" office:value="38917" calcext:value-type="float">
            <text:p>38917</text:p>
          </table:table-cell>
          <table:table-cell office:value-type="float" office:value="221302" calcext:value-type="float">
            <text:p>221302</text:p>
          </table:table-cell>
          <table:table-cell office:value-type="float" office:value="265562" calcext:value-type="float">
            <text:p>265562</text:p>
          </table:table-cell>
          <table:table-cell office:value-type="float" office:value="318674" calcext:value-type="float">
            <text:p>318674</text:p>
          </table:table-cell>
          <table:table-cell office:value-type="float" office:value="382409" calcext:value-type="float">
            <text:p>382409</text:p>
          </table:table-cell>
          <table:table-cell office:value-type="float" office:value="458891" calcext:value-type="float">
            <text:p>458891</text:p>
          </table:table-cell>
          <table:table-cell office:value-type="float" office:value="2124247" calcext:value-type="float">
            <text:p>2124247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51536" calcext:value-type="float">
            <text:p>51536</text:p>
          </table:table-cell>
          <table:table-cell office:value-type="float" office:value="61843" calcext:value-type="float">
            <text:p>61843</text:p>
          </table:table-cell>
          <table:table-cell office:value-type="float" office:value="74212" calcext:value-type="float">
            <text:p>74212</text:p>
          </table:table-cell>
          <table:table-cell office:value-type="float" office:value="89054" calcext:value-type="float">
            <text:p>89054</text:p>
          </table:table-cell>
          <table:table-cell office:value-type="float" office:value="66214" calcext:value-type="float">
            <text:p>66214</text:p>
          </table:table-cell>
          <table:table-cell office:value-type="float" office:value="128238" calcext:value-type="float">
            <text:p>128238</text:p>
          </table:table-cell>
          <table:table-cell office:value-type="float" office:value="153886" calcext:value-type="float">
            <text:p>153886</text:p>
          </table:table-cell>
          <table:table-cell office:value-type="float" office:value="184663" calcext:value-type="float">
            <text:p>184663</text:p>
          </table:table-cell>
          <table:table-cell office:value-type="float" office:value="221596" calcext:value-type="float">
            <text:p>221596</text:p>
          </table:table-cell>
          <table:table-cell office:value-type="float" office:value="265915" calcext:value-type="float">
            <text:p>265915</text:p>
          </table:table-cell>
          <table:table-cell office:value-type="float" office:value="1230943" calcext:value-type="float">
            <text:p>1230943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4610" calcext:value-type="float">
            <text:p>24610</text:p>
          </table:table-cell>
          <table:table-cell office:value-type="float" office:value="29532" calcext:value-type="float">
            <text:p>29532</text:p>
          </table:table-cell>
          <table:table-cell office:value-type="float" office:value="35438" calcext:value-type="float">
            <text:p>35438</text:p>
          </table:table-cell>
          <table:table-cell office:value-type="float" office:value="42526" calcext:value-type="float">
            <text:p>42526</text:p>
          </table:table-cell>
          <table:table-cell office:value-type="float" office:value="96843" calcext:value-type="float">
            <text:p>96843</text:p>
          </table:table-cell>
          <table:table-cell office:value-type="float" office:value="61237" calcext:value-type="float">
            <text:p>61237</text:p>
          </table:table-cell>
          <table:table-cell office:value-type="float" office:value="73484" calcext:value-type="float">
            <text:p>73484</text:p>
          </table:table-cell>
          <table:table-cell office:value-type="float" office:value="88181" calcext:value-type="float">
            <text:p>88181</text:p>
          </table:table-cell>
          <table:table-cell office:value-type="float" office:value="105817" calcext:value-type="float">
            <text:p>105817</text:p>
          </table:table-cell>
          <table:table-cell office:value-type="float" office:value="126980" calcext:value-type="float">
            <text:p>126980</text:p>
          </table:table-cell>
          <table:table-cell office:value-type="float" office:value="587805" calcext:value-type="float">
            <text:p>587805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0160" calcext:value-type="float">
            <text:p>10160</text:p>
          </table:table-cell>
          <table:table-cell office:value-type="float" office:value="12192" calcext:value-type="float">
            <text:p>12192</text:p>
          </table:table-cell>
          <table:table-cell office:value-type="float" office:value="14630" calcext:value-type="float">
            <text:p>14630</text:p>
          </table:table-cell>
          <table:table-cell office:value-type="float" office:value="17556" calcext:value-type="float">
            <text:p>17556</text:p>
          </table:table-cell>
          <table:table-cell office:value-type="float" office:value="77479" calcext:value-type="float">
            <text:p>77479</text:p>
          </table:table-cell>
          <table:table-cell office:value-type="float" office:value="25280" calcext:value-type="float">
            <text:p>25280</text:p>
          </table:table-cell>
          <table:table-cell office:value-type="float" office:value="30336" calcext:value-type="float">
            <text:p>30336</text:p>
          </table:table-cell>
          <table:table-cell office:value-type="float" office:value="36403" calcext:value-type="float">
            <text:p>36403</text:p>
          </table:table-cell>
          <table:table-cell office:value-type="float" office:value="43684" calcext:value-type="float">
            <text:p>43684</text:p>
          </table:table-cell>
          <table:table-cell office:value-type="float" office:value="52421" calcext:value-type="float">
            <text:p>52421</text:p>
          </table:table-cell>
          <table:table-cell office:value-type="float" office:value="242662" calcext:value-type="float">
            <text:p>242662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58279" calcext:value-type="float">
            <text:p>58279</text:p>
          </table:table-cell>
          <table:table-cell office:value-type="float" office:value="69935" calcext:value-type="float">
            <text:p>69935</text:p>
          </table:table-cell>
          <table:table-cell office:value-type="float" office:value="83922" calcext:value-type="float">
            <text:p>83922</text:p>
          </table:table-cell>
          <table:table-cell office:value-type="float" office:value="100706" calcext:value-type="float">
            <text:p>100706</text:p>
          </table:table-cell>
          <table:table-cell office:value-type="float" office:value="75228" calcext:value-type="float">
            <text:p>75228</text:p>
          </table:table-cell>
          <table:table-cell office:value-type="float" office:value="145016" calcext:value-type="float">
            <text:p>145016</text:p>
          </table:table-cell>
          <table:table-cell office:value-type="float" office:value="174019" calcext:value-type="float">
            <text:p>174019</text:p>
          </table:table-cell>
          <table:table-cell office:value-type="float" office:value="208823" calcext:value-type="float">
            <text:p>208823</text:p>
          </table:table-cell>
          <table:table-cell office:value-type="float" office:value="250588" calcext:value-type="float">
            <text:p>250588</text:p>
          </table:table-cell>
          <table:table-cell office:value-type="float" office:value="300706" calcext:value-type="float">
            <text:p>300706</text:p>
          </table:table-cell>
          <table:table-cell office:value-type="float" office:value="1391994" calcext:value-type="float">
            <text:p>1391994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2286" calcext:value-type="float">
            <text:p>12286</text:p>
          </table:table-cell>
          <table:table-cell office:value-type="float" office:value="14743" calcext:value-type="float">
            <text:p>14743</text:p>
          </table:table-cell>
          <table:table-cell office:value-type="float" office:value="17692" calcext:value-type="float">
            <text:p>17692</text:p>
          </table:table-cell>
          <table:table-cell office:value-type="float" office:value="21230" calcext:value-type="float">
            <text:p>21230</text:p>
          </table:table-cell>
          <table:table-cell office:value-type="float" office:value="40055" calcext:value-type="float">
            <text:p>40055</text:p>
          </table:table-cell>
          <table:table-cell office:value-type="float" office:value="30571" calcext:value-type="float">
            <text:p>30571</text:p>
          </table:table-cell>
          <table:table-cell office:value-type="float" office:value="36685" calcext:value-type="float">
            <text:p>36685</text:p>
          </table:table-cell>
          <table:table-cell office:value-type="float" office:value="44022" calcext:value-type="float">
            <text:p>44022</text:p>
          </table:table-cell>
          <table:table-cell office:value-type="float" office:value="52826" calcext:value-type="float">
            <text:p>52826</text:p>
          </table:table-cell>
          <table:table-cell office:value-type="float" office:value="63391" calcext:value-type="float">
            <text:p>63391</text:p>
          </table:table-cell>
          <table:table-cell office:value-type="float" office:value="293446" calcext:value-type="float">
            <text:p>293446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89285" calcext:value-type="float">
            <text:p>89285</text:p>
          </table:table-cell>
          <table:table-cell office:value-type="float" office:value="107142" calcext:value-type="float">
            <text:p>107142</text:p>
          </table:table-cell>
          <table:table-cell office:value-type="float" office:value="128570" calcext:value-type="float">
            <text:p>128570</text:p>
          </table:table-cell>
          <table:table-cell office:value-type="float" office:value="154284" calcext:value-type="float">
            <text:p>154284</text:p>
          </table:table-cell>
          <table:table-cell office:value-type="float" office:value="55323" calcext:value-type="float">
            <text:p>55323</text:p>
          </table:table-cell>
          <table:table-cell office:value-type="float" office:value="222169" calcext:value-type="float">
            <text:p>222169</text:p>
          </table:table-cell>
          <table:table-cell office:value-type="float" office:value="266603" calcext:value-type="float">
            <text:p>266603</text:p>
          </table:table-cell>
          <table:table-cell office:value-type="float" office:value="319924" calcext:value-type="float">
            <text:p>319924</text:p>
          </table:table-cell>
          <table:table-cell office:value-type="float" office:value="383909" calcext:value-type="float">
            <text:p>383909</text:p>
          </table:table-cell>
          <table:table-cell office:value-type="float" office:value="460691" calcext:value-type="float">
            <text:p>460691</text:p>
          </table:table-cell>
          <table:table-cell office:value-type="float" office:value="2132577" calcext:value-type="float">
            <text:p>2132577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49902" calcext:value-type="float">
            <text:p>49902</text:p>
          </table:table-cell>
          <table:table-cell office:value-type="float" office:value="59882" calcext:value-type="float">
            <text:p>59882</text:p>
          </table:table-cell>
          <table:table-cell office:value-type="float" office:value="71858" calcext:value-type="float">
            <text:p>71858</text:p>
          </table:table-cell>
          <table:table-cell office:value-type="float" office:value="86230" calcext:value-type="float">
            <text:p>86230</text:p>
          </table:table-cell>
          <table:table-cell office:value-type="float" office:value="93183" calcext:value-type="float">
            <text:p>93183</text:p>
          </table:table-cell>
          <table:table-cell office:value-type="float" office:value="124171" calcext:value-type="float">
            <text:p>124171</text:p>
          </table:table-cell>
          <table:table-cell office:value-type="float" office:value="149005" calcext:value-type="float">
            <text:p>149005</text:p>
          </table:table-cell>
          <table:table-cell office:value-type="float" office:value="178806" calcext:value-type="float">
            <text:p>178806</text:p>
          </table:table-cell>
          <table:table-cell office:value-type="float" office:value="214567" calcext:value-type="float">
            <text:p>214567</text:p>
          </table:table-cell>
          <table:table-cell office:value-type="float" office:value="257480" calcext:value-type="float">
            <text:p>257480</text:p>
          </table:table-cell>
          <table:table-cell office:value-type="float" office:value="1191901" calcext:value-type="float">
            <text:p>1191901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8666" calcext:value-type="float">
            <text:p>28666</text:p>
          </table:table-cell>
          <table:table-cell office:value-type="float" office:value="34399" calcext:value-type="float">
            <text:p>34399</text:p>
          </table:table-cell>
          <table:table-cell office:value-type="float" office:value="41279" calcext:value-type="float">
            <text:p>41279</text:p>
          </table:table-cell>
          <table:table-cell office:value-type="float" office:value="49535" calcext:value-type="float">
            <text:p>49535</text:p>
          </table:table-cell>
          <table:table-cell office:value-type="float" office:value="7010" calcext:value-type="float">
            <text:p>7010</text:p>
          </table:table-cell>
          <table:table-cell office:value-type="float" office:value="71330" calcext:value-type="float">
            <text:p>71330</text:p>
          </table:table-cell>
          <table:table-cell office:value-type="float" office:value="85596" calcext:value-type="float">
            <text:p>85596</text:p>
          </table:table-cell>
          <table:table-cell office:value-type="float" office:value="102715" calcext:value-type="float">
            <text:p>102715</text:p>
          </table:table-cell>
          <table:table-cell office:value-type="float" office:value="123258" calcext:value-type="float">
            <text:p>123258</text:p>
          </table:table-cell>
          <table:table-cell office:value-type="float" office:value="147910" calcext:value-type="float">
            <text:p>147910</text:p>
          </table:table-cell>
          <table:table-cell office:value-type="float" office:value="684688" calcext:value-type="float">
            <text:p>684688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76116" calcext:value-type="float">
            <text:p>76116</text:p>
          </table:table-cell>
          <table:table-cell office:value-type="float" office:value="91339" calcext:value-type="float">
            <text:p>91339</text:p>
          </table:table-cell>
          <table:table-cell office:value-type="float" office:value="109607" calcext:value-type="float">
            <text:p>109607</text:p>
          </table:table-cell>
          <table:table-cell office:value-type="float" office:value="131528" calcext:value-type="float">
            <text:p>131528</text:p>
          </table:table-cell>
          <table:table-cell office:value-type="float" office:value="54329" calcext:value-type="float">
            <text:p>54329</text:p>
          </table:table-cell>
          <table:table-cell office:value-type="float" office:value="189401" calcext:value-type="float">
            <text:p>189401</text:p>
          </table:table-cell>
          <table:table-cell office:value-type="float" office:value="227281" calcext:value-type="float">
            <text:p>227281</text:p>
          </table:table-cell>
          <table:table-cell office:value-type="float" office:value="272737" calcext:value-type="float">
            <text:p>272737</text:p>
          </table:table-cell>
          <table:table-cell office:value-type="float" office:value="327284" calcext:value-type="float">
            <text:p>327284</text:p>
          </table:table-cell>
          <table:table-cell office:value-type="float" office:value="392741" calcext:value-type="float">
            <text:p>392741</text:p>
          </table:table-cell>
          <table:table-cell office:value-type="float" office:value="1818034" calcext:value-type="float">
            <text:p>1818034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77216" calcext:value-type="float">
            <text:p>77216</text:p>
          </table:table-cell>
          <table:table-cell office:value-type="float" office:value="92659" calcext:value-type="float">
            <text:p>92659</text:p>
          </table:table-cell>
          <table:table-cell office:value-type="float" office:value="111191" calcext:value-type="float">
            <text:p>111191</text:p>
          </table:table-cell>
          <table:table-cell office:value-type="float" office:value="133429" calcext:value-type="float">
            <text:p>133429</text:p>
          </table:table-cell>
          <table:table-cell office:value-type="float" office:value="32976" calcext:value-type="float">
            <text:p>32976</text:p>
          </table:table-cell>
          <table:table-cell office:value-type="float" office:value="192138" calcext:value-type="float">
            <text:p>192138</text:p>
          </table:table-cell>
          <table:table-cell office:value-type="float" office:value="230566" calcext:value-type="float">
            <text:p>230566</text:p>
          </table:table-cell>
          <table:table-cell office:value-type="float" office:value="276679" calcext:value-type="float">
            <text:p>276679</text:p>
          </table:table-cell>
          <table:table-cell office:value-type="float" office:value="332015" calcext:value-type="float">
            <text:p>332015</text:p>
          </table:table-cell>
          <table:table-cell office:value-type="float" office:value="398418" calcext:value-type="float">
            <text:p>398418</text:p>
          </table:table-cell>
          <table:table-cell office:value-type="float" office:value="1844311" calcext:value-type="float">
            <text:p>1844311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9426" calcext:value-type="float">
            <text:p>39426</text:p>
          </table:table-cell>
          <table:table-cell office:value-type="float" office:value="47311" calcext:value-type="float">
            <text:p>47311</text:p>
          </table:table-cell>
          <table:table-cell office:value-type="float" office:value="56773" calcext:value-type="float">
            <text:p>56773</text:p>
          </table:table-cell>
          <table:table-cell office:value-type="float" office:value="68128" calcext:value-type="float">
            <text:p>68128</text:p>
          </table:table-cell>
          <table:table-cell office:value-type="float" office:value="35293" calcext:value-type="float">
            <text:p>35293</text:p>
          </table:table-cell>
          <table:table-cell office:value-type="float" office:value="98105" calcext:value-type="float">
            <text:p>98105</text:p>
          </table:table-cell>
          <table:table-cell office:value-type="float" office:value="117726" calcext:value-type="float">
            <text:p>117726</text:p>
          </table:table-cell>
          <table:table-cell office:value-type="float" office:value="141271" calcext:value-type="float">
            <text:p>141271</text:p>
          </table:table-cell>
          <table:table-cell office:value-type="float" office:value="169525" calcext:value-type="float">
            <text:p>169525</text:p>
          </table:table-cell>
          <table:table-cell office:value-type="float" office:value="203430" calcext:value-type="float">
            <text:p>203430</text:p>
          </table:table-cell>
          <table:table-cell office:value-type="float" office:value="941695" calcext:value-type="float">
            <text:p>941695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7983" calcext:value-type="float">
            <text:p>37983</text:p>
          </table:table-cell>
          <table:table-cell office:value-type="float" office:value="45580" calcext:value-type="float">
            <text:p>45580</text:p>
          </table:table-cell>
          <table:table-cell office:value-type="float" office:value="54696" calcext:value-type="float">
            <text:p>54696</text:p>
          </table:table-cell>
          <table:table-cell office:value-type="float" office:value="65635" calcext:value-type="float">
            <text:p>65635</text:p>
          </table:table-cell>
          <table:table-cell office:value-type="float" office:value="42833" calcext:value-type="float">
            <text:p>42833</text:p>
          </table:table-cell>
          <table:table-cell office:value-type="float" office:value="94514" calcext:value-type="float">
            <text:p>94514</text:p>
          </table:table-cell>
          <table:table-cell office:value-type="float" office:value="113417" calcext:value-type="float">
            <text:p>113417</text:p>
          </table:table-cell>
          <table:table-cell office:value-type="float" office:value="136100" calcext:value-type="float">
            <text:p>136100</text:p>
          </table:table-cell>
          <table:table-cell office:value-type="float" office:value="163320" calcext:value-type="float">
            <text:p>163320</text:p>
          </table:table-cell>
          <table:table-cell office:value-type="float" office:value="195984" calcext:value-type="float">
            <text:p>195984</text:p>
          </table:table-cell>
          <table:table-cell office:value-type="float" office:value="907229" calcext:value-type="float">
            <text:p>907229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86123" calcext:value-type="float">
            <text:p>86123</text:p>
          </table:table-cell>
          <table:table-cell office:value-type="float" office:value="103348" calcext:value-type="float">
            <text:p>103348</text:p>
          </table:table-cell>
          <table:table-cell office:value-type="float" office:value="124018" calcext:value-type="float">
            <text:p>124018</text:p>
          </table:table-cell>
          <table:table-cell office:value-type="float" office:value="148822" calcext:value-type="float">
            <text:p>148822</text:p>
          </table:table-cell>
          <table:table-cell office:value-type="float" office:value="94132" calcext:value-type="float">
            <text:p>94132</text:p>
          </table:table-cell>
          <table:table-cell office:value-type="float" office:value="214303" calcext:value-type="float">
            <text:p>214303</text:p>
          </table:table-cell>
          <table:table-cell office:value-type="float" office:value="257164" calcext:value-type="float">
            <text:p>257164</text:p>
          </table:table-cell>
          <table:table-cell office:value-type="float" office:value="308597" calcext:value-type="float">
            <text:p>308597</text:p>
          </table:table-cell>
          <table:table-cell office:value-type="float" office:value="370316" calcext:value-type="float">
            <text:p>370316</text:p>
          </table:table-cell>
          <table:table-cell office:value-type="float" office:value="444379" calcext:value-type="float">
            <text:p>444379</text:p>
          </table:table-cell>
          <table:table-cell office:value-type="float" office:value="2057070" calcext:value-type="float">
            <text:p>2057070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3727" calcext:value-type="float">
            <text:p>13727</text:p>
          </table:table-cell>
          <table:table-cell office:value-type="float" office:value="16472" calcext:value-type="float">
            <text:p>16472</text:p>
          </table:table-cell>
          <table:table-cell office:value-type="float" office:value="19766" calcext:value-type="float">
            <text:p>19766</text:p>
          </table:table-cell>
          <table:table-cell office:value-type="float" office:value="23719" calcext:value-type="float">
            <text:p>23719</text:p>
          </table:table-cell>
          <table:table-cell office:value-type="float" office:value="95218" calcext:value-type="float">
            <text:p>95218</text:p>
          </table:table-cell>
          <table:table-cell office:value-type="float" office:value="34156" calcext:value-type="float">
            <text:p>34156</text:p>
          </table:table-cell>
          <table:table-cell office:value-type="float" office:value="40987" calcext:value-type="float">
            <text:p>40987</text:p>
          </table:table-cell>
          <table:table-cell office:value-type="float" office:value="49184" calcext:value-type="float">
            <text:p>49184</text:p>
          </table:table-cell>
          <table:table-cell office:value-type="float" office:value="59021" calcext:value-type="float">
            <text:p>59021</text:p>
          </table:table-cell>
          <table:table-cell office:value-type="float" office:value="70825" calcext:value-type="float">
            <text:p>70825</text:p>
          </table:table-cell>
          <table:table-cell office:value-type="float" office:value="327857" calcext:value-type="float">
            <text:p>327857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90744" calcext:value-type="float">
            <text:p>90744</text:p>
          </table:table-cell>
          <table:table-cell office:value-type="float" office:value="108893" calcext:value-type="float">
            <text:p>108893</text:p>
          </table:table-cell>
          <table:table-cell office:value-type="float" office:value="130672" calcext:value-type="float">
            <text:p>130672</text:p>
          </table:table-cell>
          <table:table-cell office:value-type="float" office:value="156806" calcext:value-type="float">
            <text:p>156806</text:p>
          </table:table-cell>
          <table:table-cell office:value-type="float" office:value="14197" calcext:value-type="float">
            <text:p>14197</text:p>
          </table:table-cell>
          <table:table-cell office:value-type="float" office:value="225800" calcext:value-type="float">
            <text:p>225800</text:p>
          </table:table-cell>
          <table:table-cell office:value-type="float" office:value="270960" calcext:value-type="float">
            <text:p>270960</text:p>
          </table:table-cell>
          <table:table-cell office:value-type="float" office:value="325152" calcext:value-type="float">
            <text:p>325152</text:p>
          </table:table-cell>
          <table:table-cell office:value-type="float" office:value="390182" calcext:value-type="float">
            <text:p>390182</text:p>
          </table:table-cell>
          <table:table-cell office:value-type="float" office:value="468218" calcext:value-type="float">
            <text:p>468218</text:p>
          </table:table-cell>
          <table:table-cell office:value-type="float" office:value="2167427" calcext:value-type="float">
            <text:p>2167427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662" calcext:value-type="float">
            <text:p>22662</text:p>
          </table:table-cell>
          <table:table-cell office:value-type="float" office:value="27194" calcext:value-type="float">
            <text:p>27194</text:p>
          </table:table-cell>
          <table:table-cell office:value-type="float" office:value="32633" calcext:value-type="float">
            <text:p>32633</text:p>
          </table:table-cell>
          <table:table-cell office:value-type="float" office:value="39160" calcext:value-type="float">
            <text:p>39160</text:p>
          </table:table-cell>
          <table:table-cell office:value-type="float" office:value="4600" calcext:value-type="float">
            <text:p>4600</text:p>
          </table:table-cell>
          <table:table-cell office:value-type="float" office:value="56390" calcext:value-type="float">
            <text:p>56390</text:p>
          </table:table-cell>
          <table:table-cell office:value-type="float" office:value="67668" calcext:value-type="float">
            <text:p>67668</text:p>
          </table:table-cell>
          <table:table-cell office:value-type="float" office:value="81202" calcext:value-type="float">
            <text:p>81202</text:p>
          </table:table-cell>
          <table:table-cell office:value-type="float" office:value="97442" calcext:value-type="float">
            <text:p>97442</text:p>
          </table:table-cell>
          <table:table-cell office:value-type="float" office:value="116930" calcext:value-type="float">
            <text:p>116930</text:p>
          </table:table-cell>
          <table:table-cell office:value-type="float" office:value="541281" calcext:value-type="float">
            <text:p>541281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99042" calcext:value-type="float">
            <text:p>99042</text:p>
          </table:table-cell>
          <table:table-cell office:value-type="float" office:value="118850" calcext:value-type="float">
            <text:p>118850</text:p>
          </table:table-cell>
          <table:table-cell office:value-type="float" office:value="142620" calcext:value-type="float">
            <text:p>142620</text:p>
          </table:table-cell>
          <table:table-cell office:value-type="float" office:value="171144" calcext:value-type="float">
            <text:p>171144</text:p>
          </table:table-cell>
          <table:table-cell office:value-type="float" office:value="29469" calcext:value-type="float">
            <text:p>29469</text:p>
          </table:table-cell>
          <table:table-cell office:value-type="float" office:value="246448" calcext:value-type="float">
            <text:p>246448</text:p>
          </table:table-cell>
          <table:table-cell office:value-type="float" office:value="295738" calcext:value-type="float">
            <text:p>295738</text:p>
          </table:table-cell>
          <table:table-cell office:value-type="float" office:value="354886" calcext:value-type="float">
            <text:p>354886</text:p>
          </table:table-cell>
          <table:table-cell office:value-type="float" office:value="425863" calcext:value-type="float">
            <text:p>425863</text:p>
          </table:table-cell>
          <table:table-cell office:value-type="float" office:value="511036" calcext:value-type="float">
            <text:p>511036</text:p>
          </table:table-cell>
          <table:table-cell office:value-type="float" office:value="2365627" calcext:value-type="float">
            <text:p>2365627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236" calcext:value-type="float">
            <text:p>3236</text:p>
          </table:table-cell>
          <table:table-cell office:value-type="float" office:value="3883" calcext:value-type="float">
            <text:p>3883</text:p>
          </table:table-cell>
          <table:table-cell office:value-type="float" office:value="4660" calcext:value-type="float">
            <text:p>4660</text:p>
          </table:table-cell>
          <table:table-cell office:value-type="float" office:value="5592" calcext:value-type="float">
            <text:p>5592</text:p>
          </table:table-cell>
          <table:table-cell office:value-type="float" office:value="77612" calcext:value-type="float">
            <text:p>77612</text:p>
          </table:table-cell>
          <table:table-cell office:value-type="float" office:value="8052" calcext:value-type="float">
            <text:p>8052</text:p>
          </table:table-cell>
          <table:table-cell office:value-type="float" office:value="9662" calcext:value-type="float">
            <text:p>9662</text:p>
          </table:table-cell>
          <table:table-cell office:value-type="float" office:value="11594" calcext:value-type="float">
            <text:p>11594</text:p>
          </table:table-cell>
          <table:table-cell office:value-type="float" office:value="13913" calcext:value-type="float">
            <text:p>13913</text:p>
          </table:table-cell>
          <table:table-cell office:value-type="float" office:value="16696" calcext:value-type="float">
            <text:p>16696</text:p>
          </table:table-cell>
          <table:table-cell office:value-type="float" office:value="77288" calcext:value-type="float">
            <text:p>77288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818" calcext:value-type="float">
            <text:p>3818</text:p>
          </table:table-cell>
          <table:table-cell office:value-type="float" office:value="4582" calcext:value-type="float">
            <text:p>4582</text:p>
          </table:table-cell>
          <table:table-cell office:value-type="float" office:value="5498" calcext:value-type="float">
            <text:p>5498</text:p>
          </table:table-cell>
          <table:table-cell office:value-type="float" office:value="6598" calcext:value-type="float">
            <text:p>6598</text:p>
          </table:table-cell>
          <table:table-cell office:value-type="float" office:value="21258" calcext:value-type="float">
            <text:p>21258</text:p>
          </table:table-cell>
          <table:table-cell office:value-type="float" office:value="9502" calcext:value-type="float">
            <text:p>9502</text:p>
          </table:table-cell>
          <table:table-cell office:value-type="float" office:value="11402" calcext:value-type="float">
            <text:p>11402</text:p>
          </table:table-cell>
          <table:table-cell office:value-type="float" office:value="13682" calcext:value-type="float">
            <text:p>13682</text:p>
          </table:table-cell>
          <table:table-cell office:value-type="float" office:value="16418" calcext:value-type="float">
            <text:p>16418</text:p>
          </table:table-cell>
          <table:table-cell office:value-type="float" office:value="19702" calcext:value-type="float">
            <text:p>19702</text:p>
          </table:table-cell>
          <table:table-cell office:value-type="float" office:value="91202" calcext:value-type="float">
            <text:p>91202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83592" calcext:value-type="float">
            <text:p>83592</text:p>
          </table:table-cell>
          <table:table-cell office:value-type="float" office:value="100310" calcext:value-type="float">
            <text:p>100310</text:p>
          </table:table-cell>
          <table:table-cell office:value-type="float" office:value="120372" calcext:value-type="float">
            <text:p>120372</text:p>
          </table:table-cell>
          <table:table-cell office:value-type="float" office:value="144446" calcext:value-type="float">
            <text:p>144446</text:p>
          </table:table-cell>
          <table:table-cell office:value-type="float" office:value="84247" calcext:value-type="float">
            <text:p>84247</text:p>
          </table:table-cell>
          <table:table-cell office:value-type="float" office:value="208002" calcext:value-type="float">
            <text:p>208002</text:p>
          </table:table-cell>
          <table:table-cell office:value-type="float" office:value="249602" calcext:value-type="float">
            <text:p>249602</text:p>
          </table:table-cell>
          <table:table-cell office:value-type="float" office:value="299522" calcext:value-type="float">
            <text:p>299522</text:p>
          </table:table-cell>
          <table:table-cell office:value-type="float" office:value="359426" calcext:value-type="float">
            <text:p>359426</text:p>
          </table:table-cell>
          <table:table-cell office:value-type="float" office:value="431311" calcext:value-type="float">
            <text:p>431311</text:p>
          </table:table-cell>
          <table:table-cell office:value-type="float" office:value="1996583" calcext:value-type="float">
            <text:p>1996583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2607" calcext:value-type="float">
            <text:p>42607</text:p>
          </table:table-cell>
          <table:table-cell office:value-type="float" office:value="51128" calcext:value-type="float">
            <text:p>51128</text:p>
          </table:table-cell>
          <table:table-cell office:value-type="float" office:value="61354" calcext:value-type="float">
            <text:p>61354</text:p>
          </table:table-cell>
          <table:table-cell office:value-type="float" office:value="73625" calcext:value-type="float">
            <text:p>73625</text:p>
          </table:table-cell>
          <table:table-cell office:value-type="float" office:value="38317" calcext:value-type="float">
            <text:p>38317</text:p>
          </table:table-cell>
          <table:table-cell office:value-type="float" office:value="106020" calcext:value-type="float">
            <text:p>106020</text:p>
          </table:table-cell>
          <table:table-cell office:value-type="float" office:value="127224" calcext:value-type="float">
            <text:p>127224</text:p>
          </table:table-cell>
          <table:table-cell office:value-type="float" office:value="152669" calcext:value-type="float">
            <text:p>152669</text:p>
          </table:table-cell>
          <table:table-cell office:value-type="float" office:value="183203" calcext:value-type="float">
            <text:p>183203</text:p>
          </table:table-cell>
          <table:table-cell office:value-type="float" office:value="219844" calcext:value-type="float">
            <text:p>219844</text:p>
          </table:table-cell>
          <table:table-cell office:value-type="float" office:value="1017674" calcext:value-type="float">
            <text:p>1017674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87909" calcext:value-type="float">
            <text:p>87909</text:p>
          </table:table-cell>
          <table:table-cell office:value-type="float" office:value="105491" calcext:value-type="float">
            <text:p>105491</text:p>
          </table:table-cell>
          <table:table-cell office:value-type="float" office:value="126589" calcext:value-type="float">
            <text:p>126589</text:p>
          </table:table-cell>
          <table:table-cell office:value-type="float" office:value="151907" calcext:value-type="float">
            <text:p>151907</text:p>
          </table:table-cell>
          <table:table-cell office:value-type="float" office:value="93590" calcext:value-type="float">
            <text:p>93590</text:p>
          </table:table-cell>
          <table:table-cell office:value-type="float" office:value="218746" calcext:value-type="float">
            <text:p>218746</text:p>
          </table:table-cell>
          <table:table-cell office:value-type="float" office:value="262495" calcext:value-type="float">
            <text:p>262495</text:p>
          </table:table-cell>
          <table:table-cell office:value-type="float" office:value="314994" calcext:value-type="float">
            <text:p>314994</text:p>
          </table:table-cell>
          <table:table-cell office:value-type="float" office:value="377993" calcext:value-type="float">
            <text:p>377993</text:p>
          </table:table-cell>
          <table:table-cell office:value-type="float" office:value="453592" calcext:value-type="float">
            <text:p>453592</text:p>
          </table:table-cell>
          <table:table-cell office:value-type="float" office:value="2099716" calcext:value-type="float">
            <text:p>2099716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82469" calcext:value-type="float">
            <text:p>82469</text:p>
          </table:table-cell>
          <table:table-cell office:value-type="float" office:value="98963" calcext:value-type="float">
            <text:p>98963</text:p>
          </table:table-cell>
          <table:table-cell office:value-type="float" office:value="118756" calcext:value-type="float">
            <text:p>118756</text:p>
          </table:table-cell>
          <table:table-cell office:value-type="float" office:value="142507" calcext:value-type="float">
            <text:p>142507</text:p>
          </table:table-cell>
          <table:table-cell office:value-type="float" office:value="95935" calcext:value-type="float">
            <text:p>95935</text:p>
          </table:table-cell>
          <table:table-cell office:value-type="float" office:value="205210" calcext:value-type="float">
            <text:p>205210</text:p>
          </table:table-cell>
          <table:table-cell office:value-type="float" office:value="246252" calcext:value-type="float">
            <text:p>246252</text:p>
          </table:table-cell>
          <table:table-cell office:value-type="float" office:value="295502" calcext:value-type="float">
            <text:p>295502</text:p>
          </table:table-cell>
          <table:table-cell office:value-type="float" office:value="354602" calcext:value-type="float">
            <text:p>354602</text:p>
          </table:table-cell>
          <table:table-cell office:value-type="float" office:value="425522" calcext:value-type="float">
            <text:p>425522</text:p>
          </table:table-cell>
          <table:table-cell office:value-type="float" office:value="1969783" calcext:value-type="float">
            <text:p>1969783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8740" calcext:value-type="float">
            <text:p>28740</text:p>
          </table:table-cell>
          <table:table-cell office:value-type="float" office:value="34488" calcext:value-type="float">
            <text:p>34488</text:p>
          </table:table-cell>
          <table:table-cell office:value-type="float" office:value="41386" calcext:value-type="float">
            <text:p>41386</text:p>
          </table:table-cell>
          <table:table-cell office:value-type="float" office:value="49663" calcext:value-type="float">
            <text:p>49663</text:p>
          </table:table-cell>
          <table:table-cell office:value-type="float" office:value="86125" calcext:value-type="float">
            <text:p>86125</text:p>
          </table:table-cell>
          <table:table-cell office:value-type="float" office:value="71515" calcext:value-type="float">
            <text:p>71515</text:p>
          </table:table-cell>
          <table:table-cell office:value-type="float" office:value="85818" calcext:value-type="float">
            <text:p>85818</text:p>
          </table:table-cell>
          <table:table-cell office:value-type="float" office:value="102982" calcext:value-type="float">
            <text:p>102982</text:p>
          </table:table-cell>
          <table:table-cell office:value-type="float" office:value="123578" calcext:value-type="float">
            <text:p>123578</text:p>
          </table:table-cell>
          <table:table-cell office:value-type="float" office:value="148294" calcext:value-type="float">
            <text:p>148294</text:p>
          </table:table-cell>
          <table:table-cell office:value-type="float" office:value="686464" calcext:value-type="float">
            <text:p>686464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0094" calcext:value-type="float">
            <text:p>40094</text:p>
          </table:table-cell>
          <table:table-cell office:value-type="float" office:value="48113" calcext:value-type="float">
            <text:p>48113</text:p>
          </table:table-cell>
          <table:table-cell office:value-type="float" office:value="57736" calcext:value-type="float">
            <text:p>57736</text:p>
          </table:table-cell>
          <table:table-cell office:value-type="float" office:value="69283" calcext:value-type="float">
            <text:p>69283</text:p>
          </table:table-cell>
          <table:table-cell office:value-type="float" office:value="16644" calcext:value-type="float">
            <text:p>16644</text:p>
          </table:table-cell>
          <table:table-cell office:value-type="float" office:value="99768" calcext:value-type="float">
            <text:p>99768</text:p>
          </table:table-cell>
          <table:table-cell office:value-type="float" office:value="119722" calcext:value-type="float">
            <text:p>119722</text:p>
          </table:table-cell>
          <table:table-cell office:value-type="float" office:value="143666" calcext:value-type="float">
            <text:p>143666</text:p>
          </table:table-cell>
          <table:table-cell office:value-type="float" office:value="172399" calcext:value-type="float">
            <text:p>172399</text:p>
          </table:table-cell>
          <table:table-cell office:value-type="float" office:value="206879" calcext:value-type="float">
            <text:p>206879</text:p>
          </table:table-cell>
          <table:table-cell office:value-type="float" office:value="957660" calcext:value-type="float">
            <text:p>957660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6885" calcext:value-type="float">
            <text:p>46885</text:p>
          </table:table-cell>
          <table:table-cell office:value-type="float" office:value="56262" calcext:value-type="float">
            <text:p>56262</text:p>
          </table:table-cell>
          <table:table-cell office:value-type="float" office:value="67514" calcext:value-type="float">
            <text:p>67514</text:p>
          </table:table-cell>
          <table:table-cell office:value-type="float" office:value="81017" calcext:value-type="float">
            <text:p>81017</text:p>
          </table:table-cell>
          <table:table-cell office:value-type="float" office:value="45912" calcext:value-type="float">
            <text:p>45912</text:p>
          </table:table-cell>
          <table:table-cell office:value-type="float" office:value="116664" calcext:value-type="float">
            <text:p>116664</text:p>
          </table:table-cell>
          <table:table-cell office:value-type="float" office:value="139997" calcext:value-type="float">
            <text:p>139997</text:p>
          </table:table-cell>
          <table:table-cell office:value-type="float" office:value="167996" calcext:value-type="float">
            <text:p>167996</text:p>
          </table:table-cell>
          <table:table-cell office:value-type="float" office:value="201595" calcext:value-type="float">
            <text:p>201595</text:p>
          </table:table-cell>
          <table:table-cell office:value-type="float" office:value="241914" calcext:value-type="float">
            <text:p>241914</text:p>
          </table:table-cell>
          <table:table-cell office:value-type="float" office:value="1119844" calcext:value-type="float">
            <text:p>1119844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55711" calcext:value-type="float">
            <text:p>55711</text:p>
          </table:table-cell>
          <table:table-cell office:value-type="float" office:value="66853" calcext:value-type="float">
            <text:p>66853</text:p>
          </table:table-cell>
          <table:table-cell office:value-type="float" office:value="80224" calcext:value-type="float">
            <text:p>80224</text:p>
          </table:table-cell>
          <table:table-cell office:value-type="float" office:value="96269" calcext:value-type="float">
            <text:p>96269</text:p>
          </table:table-cell>
          <table:table-cell office:value-type="float" office:value="22512" calcext:value-type="float">
            <text:p>22512</text:p>
          </table:table-cell>
          <table:table-cell office:value-type="float" office:value="138628" calcext:value-type="float">
            <text:p>138628</text:p>
          </table:table-cell>
          <table:table-cell office:value-type="float" office:value="166354" calcext:value-type="float">
            <text:p>166354</text:p>
          </table:table-cell>
          <table:table-cell office:value-type="float" office:value="199625" calcext:value-type="float">
            <text:p>199625</text:p>
          </table:table-cell>
          <table:table-cell office:value-type="float" office:value="239550" calcext:value-type="float">
            <text:p>239550</text:p>
          </table:table-cell>
          <table:table-cell office:value-type="float" office:value="287460" calcext:value-type="float">
            <text:p>287460</text:p>
          </table:table-cell>
          <table:table-cell office:value-type="float" office:value="1330674" calcext:value-type="float">
            <text:p>1330674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51801" calcext:value-type="float">
            <text:p>51801</text:p>
          </table:table-cell>
          <table:table-cell office:value-type="float" office:value="62161" calcext:value-type="float">
            <text:p>62161</text:p>
          </table:table-cell>
          <table:table-cell office:value-type="float" office:value="74593" calcext:value-type="float">
            <text:p>74593</text:p>
          </table:table-cell>
          <table:table-cell office:value-type="float" office:value="89512" calcext:value-type="float">
            <text:p>89512</text:p>
          </table:table-cell>
          <table:table-cell office:value-type="float" office:value="32925" calcext:value-type="float">
            <text:p>32925</text:p>
          </table:table-cell>
          <table:table-cell office:value-type="float" office:value="128897" calcext:value-type="float">
            <text:p>128897</text:p>
          </table:table-cell>
          <table:table-cell office:value-type="float" office:value="154676" calcext:value-type="float">
            <text:p>154676</text:p>
          </table:table-cell>
          <table:table-cell office:value-type="float" office:value="185611" calcext:value-type="float">
            <text:p>185611</text:p>
          </table:table-cell>
          <table:table-cell office:value-type="float" office:value="222733" calcext:value-type="float">
            <text:p>222733</text:p>
          </table:table-cell>
          <table:table-cell office:value-type="float" office:value="267280" calcext:value-type="float">
            <text:p>267280</text:p>
          </table:table-cell>
          <table:table-cell office:value-type="float" office:value="1237264" calcext:value-type="float">
            <text:p>1237264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73670" calcext:value-type="float">
            <text:p>73670</text:p>
          </table:table-cell>
          <table:table-cell office:value-type="float" office:value="88404" calcext:value-type="float">
            <text:p>88404</text:p>
          </table:table-cell>
          <table:table-cell office:value-type="float" office:value="106085" calcext:value-type="float">
            <text:p>106085</text:p>
          </table:table-cell>
          <table:table-cell office:value-type="float" office:value="127302" calcext:value-type="float">
            <text:p>127302</text:p>
          </table:table-cell>
          <table:table-cell office:value-type="float" office:value="50483" calcext:value-type="float">
            <text:p>50483</text:p>
          </table:table-cell>
          <table:table-cell office:value-type="float" office:value="183314" calcext:value-type="float">
            <text:p>183314</text:p>
          </table:table-cell>
          <table:table-cell office:value-type="float" office:value="219977" calcext:value-type="float">
            <text:p>219977</text:p>
          </table:table-cell>
          <table:table-cell office:value-type="float" office:value="263972" calcext:value-type="float">
            <text:p>263972</text:p>
          </table:table-cell>
          <table:table-cell office:value-type="float" office:value="316766" calcext:value-type="float">
            <text:p>316766</text:p>
          </table:table-cell>
          <table:table-cell office:value-type="float" office:value="380119" calcext:value-type="float">
            <text:p>380119</text:p>
          </table:table-cell>
          <table:table-cell office:value-type="float" office:value="1759609" calcext:value-type="float">
            <text:p>1759609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88300" calcext:value-type="float">
            <text:p>88300</text:p>
          </table:table-cell>
          <table:table-cell office:value-type="float" office:value="105960" calcext:value-type="float">
            <text:p>105960</text:p>
          </table:table-cell>
          <table:table-cell office:value-type="float" office:value="127152" calcext:value-type="float">
            <text:p>127152</text:p>
          </table:table-cell>
          <table:table-cell office:value-type="float" office:value="152582" calcext:value-type="float">
            <text:p>152582</text:p>
          </table:table-cell>
          <table:table-cell office:value-type="float" office:value="14056" calcext:value-type="float">
            <text:p>14056</text:p>
          </table:table-cell>
          <table:table-cell office:value-type="float" office:value="219718" calcext:value-type="float">
            <text:p>219718</text:p>
          </table:table-cell>
          <table:table-cell office:value-type="float" office:value="263662" calcext:value-type="float">
            <text:p>263662</text:p>
          </table:table-cell>
          <table:table-cell office:value-type="float" office:value="316394" calcext:value-type="float">
            <text:p>316394</text:p>
          </table:table-cell>
          <table:table-cell office:value-type="float" office:value="379673" calcext:value-type="float">
            <text:p>379673</text:p>
          </table:table-cell>
          <table:table-cell office:value-type="float" office:value="455608" calcext:value-type="float">
            <text:p>455608</text:p>
          </table:table-cell>
          <table:table-cell office:value-type="float" office:value="2109049" calcext:value-type="float">
            <text:p>2109049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3066" calcext:value-type="float">
            <text:p>13066</text:p>
          </table:table-cell>
          <table:table-cell office:value-type="float" office:value="15679" calcext:value-type="float">
            <text:p>15679</text:p>
          </table:table-cell>
          <table:table-cell office:value-type="float" office:value="18815" calcext:value-type="float">
            <text:p>18815</text:p>
          </table:table-cell>
          <table:table-cell office:value-type="float" office:value="22578" calcext:value-type="float">
            <text:p>22578</text:p>
          </table:table-cell>
          <table:table-cell office:value-type="float" office:value="50534" calcext:value-type="float">
            <text:p>50534</text:p>
          </table:table-cell>
          <table:table-cell office:value-type="float" office:value="32513" calcext:value-type="float">
            <text:p>32513</text:p>
          </table:table-cell>
          <table:table-cell office:value-type="float" office:value="39016" calcext:value-type="float">
            <text:p>39016</text:p>
          </table:table-cell>
          <table:table-cell office:value-type="float" office:value="46819" calcext:value-type="float">
            <text:p>46819</text:p>
          </table:table-cell>
          <table:table-cell office:value-type="float" office:value="56183" calcext:value-type="float">
            <text:p>56183</text:p>
          </table:table-cell>
          <table:table-cell office:value-type="float" office:value="67420" calcext:value-type="float">
            <text:p>67420</text:p>
          </table:table-cell>
          <table:table-cell office:value-type="float" office:value="312089" calcext:value-type="float">
            <text:p>312089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7610" calcext:value-type="float">
            <text:p>27610</text:p>
          </table:table-cell>
          <table:table-cell office:value-type="float" office:value="33132" calcext:value-type="float">
            <text:p>33132</text:p>
          </table:table-cell>
          <table:table-cell office:value-type="float" office:value="39758" calcext:value-type="float">
            <text:p>39758</text:p>
          </table:table-cell>
          <table:table-cell office:value-type="float" office:value="47710" calcext:value-type="float">
            <text:p>47710</text:p>
          </table:table-cell>
          <table:table-cell office:value-type="float" office:value="81763" calcext:value-type="float">
            <text:p>81763</text:p>
          </table:table-cell>
          <table:table-cell office:value-type="float" office:value="68702" calcext:value-type="float">
            <text:p>68702</text:p>
          </table:table-cell>
          <table:table-cell office:value-type="float" office:value="82442" calcext:value-type="float">
            <text:p>82442</text:p>
          </table:table-cell>
          <table:table-cell office:value-type="float" office:value="98930" calcext:value-type="float">
            <text:p>98930</text:p>
          </table:table-cell>
          <table:table-cell office:value-type="float" office:value="118716" calcext:value-type="float">
            <text:p>118716</text:p>
          </table:table-cell>
          <table:table-cell office:value-type="float" office:value="142459" calcext:value-type="float">
            <text:p>142459</text:p>
          </table:table-cell>
          <table:table-cell office:value-type="float" office:value="659459" calcext:value-type="float">
            <text:p>659459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92611" calcext:value-type="float">
            <text:p>92611</text:p>
          </table:table-cell>
          <table:table-cell office:value-type="float" office:value="111133" calcext:value-type="float">
            <text:p>111133</text:p>
          </table:table-cell>
          <table:table-cell office:value-type="float" office:value="133360" calcext:value-type="float">
            <text:p>133360</text:p>
          </table:table-cell>
          <table:table-cell office:value-type="float" office:value="160032" calcext:value-type="float">
            <text:p>160032</text:p>
          </table:table-cell>
          <table:table-cell office:value-type="float" office:value="99659" calcext:value-type="float">
            <text:p>99659</text:p>
          </table:table-cell>
          <table:table-cell office:value-type="float" office:value="230446" calcext:value-type="float">
            <text:p>230446</text:p>
          </table:table-cell>
          <table:table-cell office:value-type="float" office:value="276535" calcext:value-type="float">
            <text:p>276535</text:p>
          </table:table-cell>
          <table:table-cell office:value-type="float" office:value="331842" calcext:value-type="float">
            <text:p>331842</text:p>
          </table:table-cell>
          <table:table-cell office:value-type="float" office:value="398210" calcext:value-type="float">
            <text:p>398210</text:p>
          </table:table-cell>
          <table:table-cell office:value-type="float" office:value="477852" calcext:value-type="float">
            <text:p>477852</text:p>
          </table:table-cell>
          <table:table-cell office:value-type="float" office:value="2212021" calcext:value-type="float">
            <text:p>2212021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81037" calcext:value-type="float">
            <text:p>81037</text:p>
          </table:table-cell>
          <table:table-cell office:value-type="float" office:value="97244" calcext:value-type="float">
            <text:p>97244</text:p>
          </table:table-cell>
          <table:table-cell office:value-type="float" office:value="116693" calcext:value-type="float">
            <text:p>116693</text:p>
          </table:table-cell>
          <table:table-cell office:value-type="float" office:value="140032" calcext:value-type="float">
            <text:p>140032</text:p>
          </table:table-cell>
          <table:table-cell office:value-type="float" office:value="61318" calcext:value-type="float">
            <text:p>61318</text:p>
          </table:table-cell>
          <table:table-cell office:value-type="float" office:value="201646" calcext:value-type="float">
            <text:p>201646</text:p>
          </table:table-cell>
          <table:table-cell office:value-type="float" office:value="241975" calcext:value-type="float">
            <text:p>241975</text:p>
          </table:table-cell>
          <table:table-cell office:value-type="float" office:value="290370" calcext:value-type="float">
            <text:p>290370</text:p>
          </table:table-cell>
          <table:table-cell office:value-type="float" office:value="348444" calcext:value-type="float">
            <text:p>348444</text:p>
          </table:table-cell>
          <table:table-cell office:value-type="float" office:value="418133" calcext:value-type="float">
            <text:p>418133</text:p>
          </table:table-cell>
          <table:table-cell office:value-type="float" office:value="1935574" calcext:value-type="float">
            <text:p>1935574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8207" calcext:value-type="float">
            <text:p>28207</text:p>
          </table:table-cell>
          <table:table-cell office:value-type="float" office:value="33848" calcext:value-type="float">
            <text:p>33848</text:p>
          </table:table-cell>
          <table:table-cell office:value-type="float" office:value="40618" calcext:value-type="float">
            <text:p>40618</text:p>
          </table:table-cell>
          <table:table-cell office:value-type="float" office:value="48742" calcext:value-type="float">
            <text:p>48742</text:p>
          </table:table-cell>
          <table:table-cell office:value-type="float" office:value="1824" calcext:value-type="float">
            <text:p>1824</text:p>
          </table:table-cell>
          <table:table-cell office:value-type="float" office:value="70188" calcext:value-type="float">
            <text:p>70188</text:p>
          </table:table-cell>
          <table:table-cell office:value-type="float" office:value="84226" calcext:value-type="float">
            <text:p>84226</text:p>
          </table:table-cell>
          <table:table-cell office:value-type="float" office:value="101071" calcext:value-type="float">
            <text:p>101071</text:p>
          </table:table-cell>
          <table:table-cell office:value-type="float" office:value="121285" calcext:value-type="float">
            <text:p>121285</text:p>
          </table:table-cell>
          <table:table-cell office:value-type="float" office:value="145542" calcext:value-type="float">
            <text:p>145542</text:p>
          </table:table-cell>
          <table:table-cell office:value-type="float" office:value="673727" calcext:value-type="float">
            <text:p>673727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8828" calcext:value-type="float">
            <text:p>68828</text:p>
          </table:table-cell>
          <table:table-cell office:value-type="float" office:value="82594" calcext:value-type="float">
            <text:p>82594</text:p>
          </table:table-cell>
          <table:table-cell office:value-type="float" office:value="99113" calcext:value-type="float">
            <text:p>99113</text:p>
          </table:table-cell>
          <table:table-cell office:value-type="float" office:value="118936" calcext:value-type="float">
            <text:p>118936</text:p>
          </table:table-cell>
          <table:table-cell office:value-type="float" office:value="68160" calcext:value-type="float">
            <text:p>68160</text:p>
          </table:table-cell>
          <table:table-cell office:value-type="float" office:value="171268" calcext:value-type="float">
            <text:p>171268</text:p>
          </table:table-cell>
          <table:table-cell office:value-type="float" office:value="205522" calcext:value-type="float">
            <text:p>205522</text:p>
          </table:table-cell>
          <table:table-cell office:value-type="float" office:value="246626" calcext:value-type="float">
            <text:p>246626</text:p>
          </table:table-cell>
          <table:table-cell office:value-type="float" office:value="295951" calcext:value-type="float">
            <text:p>295951</text:p>
          </table:table-cell>
          <table:table-cell office:value-type="float" office:value="355141" calcext:value-type="float">
            <text:p>355141</text:p>
          </table:table-cell>
          <table:table-cell office:value-type="float" office:value="1643979" calcext:value-type="float">
            <text:p>1643979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41616" calcext:value-type="float">
            <text:p>41616</text:p>
          </table:table-cell>
          <table:table-cell office:value-type="float" office:value="49939" calcext:value-type="float">
            <text:p>49939</text:p>
          </table:table-cell>
          <table:table-cell office:value-type="float" office:value="59927" calcext:value-type="float">
            <text:p>59927</text:p>
          </table:table-cell>
          <table:table-cell office:value-type="float" office:value="71912" calcext:value-type="float">
            <text:p>71912</text:p>
          </table:table-cell>
          <table:table-cell office:value-type="float" office:value="22865" calcext:value-type="float">
            <text:p>22865</text:p>
          </table:table-cell>
          <table:table-cell office:value-type="float" office:value="103553" calcext:value-type="float">
            <text:p>103553</text:p>
          </table:table-cell>
          <table:table-cell office:value-type="float" office:value="124264" calcext:value-type="float">
            <text:p>124264</text:p>
          </table:table-cell>
          <table:table-cell office:value-type="float" office:value="149117" calcext:value-type="float">
            <text:p>149117</text:p>
          </table:table-cell>
          <table:table-cell office:value-type="float" office:value="178940" calcext:value-type="float">
            <text:p>178940</text:p>
          </table:table-cell>
          <table:table-cell office:value-type="float" office:value="214728" calcext:value-type="float">
            <text:p>214728</text:p>
          </table:table-cell>
          <table:table-cell office:value-type="float" office:value="993996" calcext:value-type="float">
            <text:p>993996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6832" calcext:value-type="float">
            <text:p>66832</text:p>
          </table:table-cell>
          <table:table-cell office:value-type="float" office:value="80198" calcext:value-type="float">
            <text:p>80198</text:p>
          </table:table-cell>
          <table:table-cell office:value-type="float" office:value="96238" calcext:value-type="float">
            <text:p>96238</text:p>
          </table:table-cell>
          <table:table-cell office:value-type="float" office:value="115486" calcext:value-type="float">
            <text:p>115486</text:p>
          </table:table-cell>
          <table:table-cell office:value-type="float" office:value="24098" calcext:value-type="float">
            <text:p>24098</text:p>
          </table:table-cell>
          <table:table-cell office:value-type="float" office:value="166300" calcext:value-type="float">
            <text:p>166300</text:p>
          </table:table-cell>
          <table:table-cell office:value-type="float" office:value="199560" calcext:value-type="float">
            <text:p>199560</text:p>
          </table:table-cell>
          <table:table-cell office:value-type="float" office:value="239472" calcext:value-type="float">
            <text:p>239472</text:p>
          </table:table-cell>
          <table:table-cell office:value-type="float" office:value="287366" calcext:value-type="float">
            <text:p>287366</text:p>
          </table:table-cell>
          <table:table-cell office:value-type="float" office:value="344839" calcext:value-type="float">
            <text:p>344839</text:p>
          </table:table-cell>
          <table:table-cell office:value-type="float" office:value="1596291" calcext:value-type="float">
            <text:p>1596291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75793" calcext:value-type="float">
            <text:p>75793</text:p>
          </table:table-cell>
          <table:table-cell office:value-type="float" office:value="90952" calcext:value-type="float">
            <text:p>90952</text:p>
          </table:table-cell>
          <table:table-cell office:value-type="float" office:value="109142" calcext:value-type="float">
            <text:p>109142</text:p>
          </table:table-cell>
          <table:table-cell office:value-type="float" office:value="130970" calcext:value-type="float">
            <text:p>130970</text:p>
          </table:table-cell>
          <table:table-cell office:value-type="float" office:value="59262" calcext:value-type="float">
            <text:p>59262</text:p>
          </table:table-cell>
          <table:table-cell office:value-type="float" office:value="188597" calcext:value-type="float">
            <text:p>188597</text:p>
          </table:table-cell>
          <table:table-cell office:value-type="float" office:value="226316" calcext:value-type="float">
            <text:p>226316</text:p>
          </table:table-cell>
          <table:table-cell office:value-type="float" office:value="271579" calcext:value-type="float">
            <text:p>271579</text:p>
          </table:table-cell>
          <table:table-cell office:value-type="float" office:value="325895" calcext:value-type="float">
            <text:p>325895</text:p>
          </table:table-cell>
          <table:table-cell office:value-type="float" office:value="391074" calcext:value-type="float">
            <text:p>391074</text:p>
          </table:table-cell>
          <table:table-cell office:value-type="float" office:value="1810318" calcext:value-type="float">
            <text:p>1810318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900" calcext:value-type="float">
            <text:p>900</text:p>
          </table:table-cell>
          <table:table-cell office:value-type="float" office:value="1080" calcext:value-type="float">
            <text:p>1080</text:p>
          </table:table-cell>
          <table:table-cell office:value-type="float" office:value="1296" calcext:value-type="float">
            <text:p>1296</text:p>
          </table:table-cell>
          <table:table-cell office:value-type="float" office:value="1555" calcext:value-type="float">
            <text:p>1555</text:p>
          </table:table-cell>
          <table:table-cell office:value-type="float" office:value="33867" calcext:value-type="float">
            <text:p>33867</text:p>
          </table:table-cell>
          <table:table-cell office:value-type="float" office:value="2239" calcext:value-type="float">
            <text:p>2239</text:p>
          </table:table-cell>
          <table:table-cell office:value-type="float" office:value="2687" calcext:value-type="float">
            <text:p>2687</text:p>
          </table:table-cell>
          <table:table-cell office:value-type="float" office:value="3224" calcext:value-type="float">
            <text:p>3224</text:p>
          </table:table-cell>
          <table:table-cell office:value-type="float" office:value="3869" calcext:value-type="float">
            <text:p>3869</text:p>
          </table:table-cell>
          <table:table-cell office:value-type="float" office:value="4643" calcext:value-type="float">
            <text:p>4643</text:p>
          </table:table-cell>
          <table:table-cell office:value-type="float" office:value="21493" calcext:value-type="float">
            <text:p>21493</text:p>
          </table:table-cell>
          <table:table-cell office:value-type="string" calcext:value-type="string">
            <text:p>Medium Number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85123" calcext:value-type="float">
            <text:p>85123</text:p>
          </table:table-cell>
          <table:table-cell office:value-type="float" office:value="102148" calcext:value-type="float">
            <text:p>102148</text:p>
          </table:table-cell>
          <table:table-cell office:value-type="float" office:value="122578" calcext:value-type="float">
            <text:p>122578</text:p>
          </table:table-cell>
          <table:table-cell office:value-type="float" office:value="147094" calcext:value-type="float">
            <text:p>147094</text:p>
          </table:table-cell>
          <table:table-cell office:value-type="float" office:value="23405" calcext:value-type="float">
            <text:p>23405</text:p>
          </table:table-cell>
          <table:table-cell office:value-type="float" office:value="211816" calcext:value-type="float">
            <text:p>211816</text:p>
          </table:table-cell>
          <table:table-cell office:value-type="float" office:value="254179" calcext:value-type="float">
            <text:p>254179</text:p>
          </table:table-cell>
          <table:table-cell office:value-type="float" office:value="305015" calcext:value-type="float">
            <text:p>305015</text:p>
          </table:table-cell>
          <table:table-cell office:value-type="float" office:value="366018" calcext:value-type="float">
            <text:p>366018</text:p>
          </table:table-cell>
          <table:table-cell office:value-type="float" office:value="439222" calcext:value-type="float">
            <text:p>439222</text:p>
          </table:table-cell>
          <table:table-cell office:value-type="float" office:value="2033193" calcext:value-type="float">
            <text:p>2033193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98754" calcext:value-type="float">
            <text:p>98754</text:p>
          </table:table-cell>
          <table:table-cell office:value-type="float" office:value="118505" calcext:value-type="float">
            <text:p>118505</text:p>
          </table:table-cell>
          <table:table-cell office:value-type="float" office:value="142206" calcext:value-type="float">
            <text:p>142206</text:p>
          </table:table-cell>
          <table:table-cell office:value-type="float" office:value="170647" calcext:value-type="float">
            <text:p>170647</text:p>
          </table:table-cell>
          <table:table-cell office:value-type="float" office:value="36596" calcext:value-type="float">
            <text:p>36596</text:p>
          </table:table-cell>
          <table:table-cell office:value-type="float" office:value="245731" calcext:value-type="float">
            <text:p>245731</text:p>
          </table:table-cell>
          <table:table-cell office:value-type="float" office:value="294877" calcext:value-type="float">
            <text:p>294877</text:p>
          </table:table-cell>
          <table:table-cell office:value-type="float" office:value="353852" calcext:value-type="float">
            <text:p>353852</text:p>
          </table:table-cell>
          <table:table-cell office:value-type="float" office:value="424622" calcext:value-type="float">
            <text:p>424622</text:p>
          </table:table-cell>
          <table:table-cell office:value-type="float" office:value="509546" calcext:value-type="float">
            <text:p>509546</text:p>
          </table:table-cell>
          <table:table-cell office:value-type="float" office:value="2358740" calcext:value-type="float">
            <text:p>2358740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78086" calcext:value-type="float">
            <text:p>78086</text:p>
          </table:table-cell>
          <table:table-cell office:value-type="float" office:value="93703" calcext:value-type="float">
            <text:p>93703</text:p>
          </table:table-cell>
          <table:table-cell office:value-type="float" office:value="112444" calcext:value-type="float">
            <text:p>112444</text:p>
          </table:table-cell>
          <table:table-cell office:value-type="float" office:value="134933" calcext:value-type="float">
            <text:p>134933</text:p>
          </table:table-cell>
          <table:table-cell office:value-type="float" office:value="74970" calcext:value-type="float">
            <text:p>74970</text:p>
          </table:table-cell>
          <table:table-cell office:value-type="float" office:value="194304" calcext:value-type="float">
            <text:p>194304</text:p>
          </table:table-cell>
          <table:table-cell office:value-type="float" office:value="233165" calcext:value-type="float">
            <text:p>233165</text:p>
          </table:table-cell>
          <table:table-cell office:value-type="float" office:value="279798" calcext:value-type="float">
            <text:p>279798</text:p>
          </table:table-cell>
          <table:table-cell office:value-type="float" office:value="335758" calcext:value-type="float">
            <text:p>335758</text:p>
          </table:table-cell>
          <table:table-cell office:value-type="float" office:value="402910" calcext:value-type="float">
            <text:p>402910</text:p>
          </table:table-cell>
          <table:table-cell office:value-type="float" office:value="1865101" calcext:value-type="float">
            <text:p>1865101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45791" calcext:value-type="float">
            <text:p>45791</text:p>
          </table:table-cell>
          <table:table-cell office:value-type="float" office:value="54949" calcext:value-type="float">
            <text:p>54949</text:p>
          </table:table-cell>
          <table:table-cell office:value-type="float" office:value="65939" calcext:value-type="float">
            <text:p>65939</text:p>
          </table:table-cell>
          <table:table-cell office:value-type="float" office:value="79127" calcext:value-type="float">
            <text:p>79127</text:p>
          </table:table-cell>
          <table:table-cell office:value-type="float" office:value="40771" calcext:value-type="float">
            <text:p>40771</text:p>
          </table:table-cell>
          <table:table-cell office:value-type="float" office:value="113942" calcext:value-type="float">
            <text:p>113942</text:p>
          </table:table-cell>
          <table:table-cell office:value-type="float" office:value="136730" calcext:value-type="float">
            <text:p>136730</text:p>
          </table:table-cell>
          <table:table-cell office:value-type="float" office:value="164076" calcext:value-type="float">
            <text:p>164076</text:p>
          </table:table-cell>
          <table:table-cell office:value-type="float" office:value="196891" calcext:value-type="float">
            <text:p>196891</text:p>
          </table:table-cell>
          <table:table-cell office:value-type="float" office:value="236269" calcext:value-type="float">
            <text:p>236269</text:p>
          </table:table-cell>
          <table:table-cell office:value-type="float" office:value="1093714" calcext:value-type="float">
            <text:p>1093714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1627" calcext:value-type="float">
            <text:p>31627</text:p>
          </table:table-cell>
          <table:table-cell office:value-type="float" office:value="37952" calcext:value-type="float">
            <text:p>37952</text:p>
          </table:table-cell>
          <table:table-cell office:value-type="float" office:value="45542" calcext:value-type="float">
            <text:p>45542</text:p>
          </table:table-cell>
          <table:table-cell office:value-type="float" office:value="54650" calcext:value-type="float">
            <text:p>54650</text:p>
          </table:table-cell>
          <table:table-cell office:value-type="float" office:value="10642" calcext:value-type="float">
            <text:p>10642</text:p>
          </table:table-cell>
          <table:table-cell office:value-type="float" office:value="78696" calcext:value-type="float">
            <text:p>78696</text:p>
          </table:table-cell>
          <table:table-cell office:value-type="float" office:value="94435" calcext:value-type="float">
            <text:p>94435</text:p>
          </table:table-cell>
          <table:table-cell office:value-type="float" office:value="113322" calcext:value-type="float">
            <text:p>113322</text:p>
          </table:table-cell>
          <table:table-cell office:value-type="float" office:value="135986" calcext:value-type="float">
            <text:p>135986</text:p>
          </table:table-cell>
          <table:table-cell office:value-type="float" office:value="163183" calcext:value-type="float">
            <text:p>163183</text:p>
          </table:table-cell>
          <table:table-cell office:value-type="float" office:value="755393" calcext:value-type="float">
            <text:p>755393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71532" calcext:value-type="float">
            <text:p>71532</text:p>
          </table:table-cell>
          <table:table-cell office:value-type="float" office:value="85838" calcext:value-type="float">
            <text:p>85838</text:p>
          </table:table-cell>
          <table:table-cell office:value-type="float" office:value="103006" calcext:value-type="float">
            <text:p>103006</text:p>
          </table:table-cell>
          <table:table-cell office:value-type="float" office:value="123607" calcext:value-type="float">
            <text:p>123607</text:p>
          </table:table-cell>
          <table:table-cell office:value-type="float" office:value="25827" calcext:value-type="float">
            <text:p>25827</text:p>
          </table:table-cell>
          <table:table-cell office:value-type="float" office:value="177994" calcext:value-type="float">
            <text:p>177994</text:p>
          </table:table-cell>
          <table:table-cell office:value-type="float" office:value="213593" calcext:value-type="float">
            <text:p>213593</text:p>
          </table:table-cell>
          <table:table-cell office:value-type="float" office:value="256312" calcext:value-type="float">
            <text:p>256312</text:p>
          </table:table-cell>
          <table:table-cell office:value-type="float" office:value="307574" calcext:value-type="float">
            <text:p>307574</text:p>
          </table:table-cell>
          <table:table-cell office:value-type="float" office:value="369089" calcext:value-type="float">
            <text:p>369089</text:p>
          </table:table-cell>
          <table:table-cell office:value-type="float" office:value="1708545" calcext:value-type="float">
            <text:p>1708545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63763" calcext:value-type="float">
            <text:p>63763</text:p>
          </table:table-cell>
          <table:table-cell office:value-type="float" office:value="76516" calcext:value-type="float">
            <text:p>76516</text:p>
          </table:table-cell>
          <table:table-cell office:value-type="float" office:value="91819" calcext:value-type="float">
            <text:p>91819</text:p>
          </table:table-cell>
          <table:table-cell office:value-type="float" office:value="110183" calcext:value-type="float">
            <text:p>110183</text:p>
          </table:table-cell>
          <table:table-cell office:value-type="float" office:value="13216" calcext:value-type="float">
            <text:p>13216</text:p>
          </table:table-cell>
          <table:table-cell office:value-type="float" office:value="158664" calcext:value-type="float">
            <text:p>158664</text:p>
          </table:table-cell>
          <table:table-cell office:value-type="float" office:value="190397" calcext:value-type="float">
            <text:p>190397</text:p>
          </table:table-cell>
          <table:table-cell office:value-type="float" office:value="228476" calcext:value-type="float">
            <text:p>228476</text:p>
          </table:table-cell>
          <table:table-cell office:value-type="float" office:value="274171" calcext:value-type="float">
            <text:p>274171</text:p>
          </table:table-cell>
          <table:table-cell office:value-type="float" office:value="329005" calcext:value-type="float">
            <text:p>329005</text:p>
          </table:table-cell>
          <table:table-cell office:value-type="float" office:value="1522994" calcext:value-type="float">
            <text:p>1522994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75094" calcext:value-type="float">
            <text:p>75094</text:p>
          </table:table-cell>
          <table:table-cell office:value-type="float" office:value="90113" calcext:value-type="float">
            <text:p>90113</text:p>
          </table:table-cell>
          <table:table-cell office:value-type="float" office:value="108136" calcext:value-type="float">
            <text:p>108136</text:p>
          </table:table-cell>
          <table:table-cell office:value-type="float" office:value="129763" calcext:value-type="float">
            <text:p>129763</text:p>
          </table:table-cell>
          <table:table-cell office:value-type="float" office:value="64514" calcext:value-type="float">
            <text:p>64514</text:p>
          </table:table-cell>
          <table:table-cell office:value-type="float" office:value="186859" calcext:value-type="float">
            <text:p>186859</text:p>
          </table:table-cell>
          <table:table-cell office:value-type="float" office:value="224231" calcext:value-type="float">
            <text:p>224231</text:p>
          </table:table-cell>
          <table:table-cell office:value-type="float" office:value="269077" calcext:value-type="float">
            <text:p>269077</text:p>
          </table:table-cell>
          <table:table-cell office:value-type="float" office:value="322892" calcext:value-type="float">
            <text:p>322892</text:p>
          </table:table-cell>
          <table:table-cell office:value-type="float" office:value="387470" calcext:value-type="float">
            <text:p>387470</text:p>
          </table:table-cell>
          <table:table-cell office:value-type="float" office:value="1793635" calcext:value-type="float">
            <text:p>1793635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9973" calcext:value-type="float">
            <text:p>19973</text:p>
          </table:table-cell>
          <table:table-cell office:value-type="float" office:value="23968" calcext:value-type="float">
            <text:p>23968</text:p>
          </table:table-cell>
          <table:table-cell office:value-type="float" office:value="28762" calcext:value-type="float">
            <text:p>28762</text:p>
          </table:table-cell>
          <table:table-cell office:value-type="float" office:value="34514" calcext:value-type="float">
            <text:p>34514</text:p>
          </table:table-cell>
          <table:table-cell office:value-type="float" office:value="79133" calcext:value-type="float">
            <text:p>79133</text:p>
          </table:table-cell>
          <table:table-cell office:value-type="float" office:value="49700" calcext:value-type="float">
            <text:p>49700</text:p>
          </table:table-cell>
          <table:table-cell office:value-type="float" office:value="59640" calcext:value-type="float">
            <text:p>59640</text:p>
          </table:table-cell>
          <table:table-cell office:value-type="float" office:value="71568" calcext:value-type="float">
            <text:p>71568</text:p>
          </table:table-cell>
          <table:table-cell office:value-type="float" office:value="85882" calcext:value-type="float">
            <text:p>85882</text:p>
          </table:table-cell>
          <table:table-cell office:value-type="float" office:value="103058" calcext:value-type="float">
            <text:p>103058</text:p>
          </table:table-cell>
          <table:table-cell office:value-type="float" office:value="477065" calcext:value-type="float">
            <text:p>477065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70115" calcext:value-type="float">
            <text:p>70115</text:p>
          </table:table-cell>
          <table:table-cell office:value-type="float" office:value="84138" calcext:value-type="float">
            <text:p>84138</text:p>
          </table:table-cell>
          <table:table-cell office:value-type="float" office:value="100966" calcext:value-type="float">
            <text:p>100966</text:p>
          </table:table-cell>
          <table:table-cell office:value-type="float" office:value="121159" calcext:value-type="float">
            <text:p>121159</text:p>
          </table:table-cell>
          <table:table-cell office:value-type="float" office:value="89618" calcext:value-type="float">
            <text:p>89618</text:p>
          </table:table-cell>
          <table:table-cell office:value-type="float" office:value="174469" calcext:value-type="float">
            <text:p>174469</text:p>
          </table:table-cell>
          <table:table-cell office:value-type="float" office:value="209363" calcext:value-type="float">
            <text:p>209363</text:p>
          </table:table-cell>
          <table:table-cell office:value-type="float" office:value="251236" calcext:value-type="float">
            <text:p>251236</text:p>
          </table:table-cell>
          <table:table-cell office:value-type="float" office:value="301483" calcext:value-type="float">
            <text:p>301483</text:p>
          </table:table-cell>
          <table:table-cell office:value-type="float" office:value="361780" calcext:value-type="float">
            <text:p>361780</text:p>
          </table:table-cell>
          <table:table-cell office:value-type="float" office:value="1674709" calcext:value-type="float">
            <text:p>1674709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96022" calcext:value-type="float">
            <text:p>96022</text:p>
          </table:table-cell>
          <table:table-cell office:value-type="float" office:value="115226" calcext:value-type="float">
            <text:p>115226</text:p>
          </table:table-cell>
          <table:table-cell office:value-type="float" office:value="138271" calcext:value-type="float">
            <text:p>138271</text:p>
          </table:table-cell>
          <table:table-cell office:value-type="float" office:value="165925" calcext:value-type="float">
            <text:p>165925</text:p>
          </table:table-cell>
          <table:table-cell office:value-type="float" office:value="20964" calcext:value-type="float">
            <text:p>20964</text:p>
          </table:table-cell>
          <table:table-cell office:value-type="float" office:value="238932" calcext:value-type="float">
            <text:p>238932</text:p>
          </table:table-cell>
          <table:table-cell office:value-type="float" office:value="286718" calcext:value-type="float">
            <text:p>286718</text:p>
          </table:table-cell>
          <table:table-cell office:value-type="float" office:value="344062" calcext:value-type="float">
            <text:p>344062</text:p>
          </table:table-cell>
          <table:table-cell office:value-type="float" office:value="412874" calcext:value-type="float">
            <text:p>412874</text:p>
          </table:table-cell>
          <table:table-cell office:value-type="float" office:value="495449" calcext:value-type="float">
            <text:p>495449</text:p>
          </table:table-cell>
          <table:table-cell office:value-type="float" office:value="2293479" calcext:value-type="float">
            <text:p>2293479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45351" calcext:value-type="float">
            <text:p>45351</text:p>
          </table:table-cell>
          <table:table-cell office:value-type="float" office:value="54421" calcext:value-type="float">
            <text:p>54421</text:p>
          </table:table-cell>
          <table:table-cell office:value-type="float" office:value="65305" calcext:value-type="float">
            <text:p>65305</text:p>
          </table:table-cell>
          <table:table-cell office:value-type="float" office:value="78366" calcext:value-type="float">
            <text:p>78366</text:p>
          </table:table-cell>
          <table:table-cell office:value-type="float" office:value="41528" calcext:value-type="float">
            <text:p>41528</text:p>
          </table:table-cell>
          <table:table-cell office:value-type="float" office:value="112847" calcext:value-type="float">
            <text:p>112847</text:p>
          </table:table-cell>
          <table:table-cell office:value-type="float" office:value="135416" calcext:value-type="float">
            <text:p>135416</text:p>
          </table:table-cell>
          <table:table-cell office:value-type="float" office:value="162499" calcext:value-type="float">
            <text:p>162499</text:p>
          </table:table-cell>
          <table:table-cell office:value-type="float" office:value="194999" calcext:value-type="float">
            <text:p>194999</text:p>
          </table:table-cell>
          <table:table-cell office:value-type="float" office:value="233999" calcext:value-type="float">
            <text:p>233999</text:p>
          </table:table-cell>
          <table:table-cell office:value-type="float" office:value="1083203" calcext:value-type="float">
            <text:p>1083203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91359" calcext:value-type="float">
            <text:p>91359</text:p>
          </table:table-cell>
          <table:table-cell office:value-type="float" office:value="109631" calcext:value-type="float">
            <text:p>109631</text:p>
          </table:table-cell>
          <table:table-cell office:value-type="float" office:value="131557" calcext:value-type="float">
            <text:p>131557</text:p>
          </table:table-cell>
          <table:table-cell office:value-type="float" office:value="157868" calcext:value-type="float">
            <text:p>157868</text:p>
          </table:table-cell>
          <table:table-cell office:value-type="float" office:value="36302" calcext:value-type="float">
            <text:p>36302</text:p>
          </table:table-cell>
          <table:table-cell office:value-type="float" office:value="227330" calcext:value-type="float">
            <text:p>227330</text:p>
          </table:table-cell>
          <table:table-cell office:value-type="float" office:value="272796" calcext:value-type="float">
            <text:p>272796</text:p>
          </table:table-cell>
          <table:table-cell office:value-type="float" office:value="327355" calcext:value-type="float">
            <text:p>327355</text:p>
          </table:table-cell>
          <table:table-cell office:value-type="float" office:value="392826" calcext:value-type="float">
            <text:p>392826</text:p>
          </table:table-cell>
          <table:table-cell office:value-type="float" office:value="471391" calcext:value-type="float">
            <text:p>471391</text:p>
          </table:table-cell>
          <table:table-cell office:value-type="float" office:value="2182113" calcext:value-type="float">
            <text:p>2182113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0071" calcext:value-type="float">
            <text:p>20071</text:p>
          </table:table-cell>
          <table:table-cell office:value-type="float" office:value="24085" calcext:value-type="float">
            <text:p>24085</text:p>
          </table:table-cell>
          <table:table-cell office:value-type="float" office:value="28902" calcext:value-type="float">
            <text:p>28902</text:p>
          </table:table-cell>
          <table:table-cell office:value-type="float" office:value="34682" calcext:value-type="float">
            <text:p>34682</text:p>
          </table:table-cell>
          <table:table-cell office:value-type="float" office:value="9980" calcext:value-type="float">
            <text:p>9980</text:p>
          </table:table-cell>
          <table:table-cell office:value-type="float" office:value="49942" calcext:value-type="float">
            <text:p>49942</text:p>
          </table:table-cell>
          <table:table-cell office:value-type="float" office:value="59930" calcext:value-type="float">
            <text:p>59930</text:p>
          </table:table-cell>
          <table:table-cell office:value-type="float" office:value="71916" calcext:value-type="float">
            <text:p>71916</text:p>
          </table:table-cell>
          <table:table-cell office:value-type="float" office:value="86299" calcext:value-type="float">
            <text:p>86299</text:p>
          </table:table-cell>
          <table:table-cell office:value-type="float" office:value="103559" calcext:value-type="float">
            <text:p>103559</text:p>
          </table:table-cell>
          <table:table-cell office:value-type="float" office:value="479386" calcext:value-type="float">
            <text:p>479386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7872" calcext:value-type="float">
            <text:p>37872</text:p>
          </table:table-cell>
          <table:table-cell office:value-type="float" office:value="45446" calcext:value-type="float">
            <text:p>45446</text:p>
          </table:table-cell>
          <table:table-cell office:value-type="float" office:value="54535" calcext:value-type="float">
            <text:p>54535</text:p>
          </table:table-cell>
          <table:table-cell office:value-type="float" office:value="65442" calcext:value-type="float">
            <text:p>65442</text:p>
          </table:table-cell>
          <table:table-cell office:value-type="float" office:value="84923" calcext:value-type="float">
            <text:p>84923</text:p>
          </table:table-cell>
          <table:table-cell office:value-type="float" office:value="94236" calcext:value-type="float">
            <text:p>94236</text:p>
          </table:table-cell>
          <table:table-cell office:value-type="float" office:value="113083" calcext:value-type="float">
            <text:p>113083</text:p>
          </table:table-cell>
          <table:table-cell office:value-type="float" office:value="135700" calcext:value-type="float">
            <text:p>135700</text:p>
          </table:table-cell>
          <table:table-cell office:value-type="float" office:value="162840" calcext:value-type="float">
            <text:p>162840</text:p>
          </table:table-cell>
          <table:table-cell office:value-type="float" office:value="195408" calcext:value-type="float">
            <text:p>195408</text:p>
          </table:table-cell>
          <table:table-cell office:value-type="float" office:value="904562" calcext:value-type="float">
            <text:p>904562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5429" calcext:value-type="float">
            <text:p>45429</text:p>
          </table:table-cell>
          <table:table-cell office:value-type="float" office:value="54515" calcext:value-type="float">
            <text:p>54515</text:p>
          </table:table-cell>
          <table:table-cell office:value-type="float" office:value="65418" calcext:value-type="float">
            <text:p>65418</text:p>
          </table:table-cell>
          <table:table-cell office:value-type="float" office:value="78502" calcext:value-type="float">
            <text:p>78502</text:p>
          </table:table-cell>
          <table:table-cell office:value-type="float" office:value="89293" calcext:value-type="float">
            <text:p>89293</text:p>
          </table:table-cell>
          <table:table-cell office:value-type="float" office:value="113042" calcext:value-type="float">
            <text:p>113042</text:p>
          </table:table-cell>
          <table:table-cell office:value-type="float" office:value="135650" calcext:value-type="float">
            <text:p>135650</text:p>
          </table:table-cell>
          <table:table-cell office:value-type="float" office:value="162780" calcext:value-type="float">
            <text:p>162780</text:p>
          </table:table-cell>
          <table:table-cell office:value-type="float" office:value="195336" calcext:value-type="float">
            <text:p>195336</text:p>
          </table:table-cell>
          <table:table-cell office:value-type="float" office:value="234403" calcext:value-type="float">
            <text:p>234403</text:p>
          </table:table-cell>
          <table:table-cell office:value-type="float" office:value="1085075" calcext:value-type="float">
            <text:p>1085075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527" calcext:value-type="float">
            <text:p>6527</text:p>
          </table:table-cell>
          <table:table-cell office:value-type="float" office:value="7832" calcext:value-type="float">
            <text:p>7832</text:p>
          </table:table-cell>
          <table:table-cell office:value-type="float" office:value="9398" calcext:value-type="float">
            <text:p>9398</text:p>
          </table:table-cell>
          <table:table-cell office:value-type="float" office:value="11278" calcext:value-type="float">
            <text:p>11278</text:p>
          </table:table-cell>
          <table:table-cell office:value-type="float" office:value="76305" calcext:value-type="float">
            <text:p>76305</text:p>
          </table:table-cell>
          <table:table-cell office:value-type="float" office:value="16241" calcext:value-type="float">
            <text:p>16241</text:p>
          </table:table-cell>
          <table:table-cell office:value-type="float" office:value="19489" calcext:value-type="float">
            <text:p>19489</text:p>
          </table:table-cell>
          <table:table-cell office:value-type="float" office:value="23387" calcext:value-type="float">
            <text:p>23387</text:p>
          </table:table-cell>
          <table:table-cell office:value-type="float" office:value="28064" calcext:value-type="float">
            <text:p>28064</text:p>
          </table:table-cell>
          <table:table-cell office:value-type="float" office:value="33677" calcext:value-type="float">
            <text:p>33677</text:p>
          </table:table-cell>
          <table:table-cell office:value-type="float" office:value="155893" calcext:value-type="float">
            <text:p>155893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46404" calcext:value-type="float">
            <text:p>46404</text:p>
          </table:table-cell>
          <table:table-cell office:value-type="float" office:value="55685" calcext:value-type="float">
            <text:p>55685</text:p>
          </table:table-cell>
          <table:table-cell office:value-type="float" office:value="66822" calcext:value-type="float">
            <text:p>66822</text:p>
          </table:table-cell>
          <table:table-cell office:value-type="float" office:value="80186" calcext:value-type="float">
            <text:p>80186</text:p>
          </table:table-cell>
          <table:table-cell office:value-type="float" office:value="40997" calcext:value-type="float">
            <text:p>40997</text:p>
          </table:table-cell>
          <table:table-cell office:value-type="float" office:value="115468" calcext:value-type="float">
            <text:p>115468</text:p>
          </table:table-cell>
          <table:table-cell office:value-type="float" office:value="138562" calcext:value-type="float">
            <text:p>138562</text:p>
          </table:table-cell>
          <table:table-cell office:value-type="float" office:value="166274" calcext:value-type="float">
            <text:p>166274</text:p>
          </table:table-cell>
          <table:table-cell office:value-type="float" office:value="199529" calcext:value-type="float">
            <text:p>199529</text:p>
          </table:table-cell>
          <table:table-cell office:value-type="float" office:value="239435" calcext:value-type="float">
            <text:p>239435</text:p>
          </table:table-cell>
          <table:table-cell office:value-type="float" office:value="1108365" calcext:value-type="float">
            <text:p>1108365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4320" calcext:value-type="float">
            <text:p>14320</text:p>
          </table:table-cell>
          <table:table-cell office:value-type="float" office:value="17184" calcext:value-type="float">
            <text:p>17184</text:p>
          </table:table-cell>
          <table:table-cell office:value-type="float" office:value="20621" calcext:value-type="float">
            <text:p>20621</text:p>
          </table:table-cell>
          <table:table-cell office:value-type="float" office:value="24745" calcext:value-type="float">
            <text:p>24745</text:p>
          </table:table-cell>
          <table:table-cell office:value-type="float" office:value="70782" calcext:value-type="float">
            <text:p>70782</text:p>
          </table:table-cell>
          <table:table-cell office:value-type="float" office:value="35633" calcext:value-type="float">
            <text:p>35633</text:p>
          </table:table-cell>
          <table:table-cell office:value-type="float" office:value="42760" calcext:value-type="float">
            <text:p>42760</text:p>
          </table:table-cell>
          <table:table-cell office:value-type="float" office:value="51312" calcext:value-type="float">
            <text:p>51312</text:p>
          </table:table-cell>
          <table:table-cell office:value-type="float" office:value="61574" calcext:value-type="float">
            <text:p>61574</text:p>
          </table:table-cell>
          <table:table-cell office:value-type="float" office:value="73889" calcext:value-type="float">
            <text:p>73889</text:p>
          </table:table-cell>
          <table:table-cell office:value-type="float" office:value="342038" calcext:value-type="float">
            <text:p>342038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8750" calcext:value-type="float">
            <text:p>8750</text:p>
          </table:table-cell>
          <table:table-cell office:value-type="float" office:value="10500" calcext:value-type="float">
            <text:p>10500</text:p>
          </table:table-cell>
          <table:table-cell office:value-type="float" office:value="12600" calcext:value-type="float">
            <text:p>12600</text:p>
          </table:table-cell>
          <table:table-cell office:value-type="float" office:value="15120" calcext:value-type="float">
            <text:p>15120</text:p>
          </table:table-cell>
          <table:table-cell office:value-type="float" office:value="52172" calcext:value-type="float">
            <text:p>52172</text:p>
          </table:table-cell>
          <table:table-cell office:value-type="float" office:value="21773" calcext:value-type="float">
            <text:p>21773</text:p>
          </table:table-cell>
          <table:table-cell office:value-type="float" office:value="26128" calcext:value-type="float">
            <text:p>26128</text:p>
          </table:table-cell>
          <table:table-cell office:value-type="float" office:value="31354" calcext:value-type="float">
            <text:p>31354</text:p>
          </table:table-cell>
          <table:table-cell office:value-type="float" office:value="37625" calcext:value-type="float">
            <text:p>37625</text:p>
          </table:table-cell>
          <table:table-cell office:value-type="float" office:value="45150" calcext:value-type="float">
            <text:p>45150</text:p>
          </table:table-cell>
          <table:table-cell office:value-type="float" office:value="209000" calcext:value-type="float">
            <text:p>209000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78655" calcext:value-type="float">
            <text:p>78655</text:p>
          </table:table-cell>
          <table:table-cell office:value-type="float" office:value="94386" calcext:value-type="float">
            <text:p>94386</text:p>
          </table:table-cell>
          <table:table-cell office:value-type="float" office:value="113263" calcext:value-type="float">
            <text:p>113263</text:p>
          </table:table-cell>
          <table:table-cell office:value-type="float" office:value="135916" calcext:value-type="float">
            <text:p>135916</text:p>
          </table:table-cell>
          <table:table-cell office:value-type="float" office:value="49691" calcext:value-type="float">
            <text:p>49691</text:p>
          </table:table-cell>
          <table:table-cell office:value-type="float" office:value="195719" calcext:value-type="float">
            <text:p>195719</text:p>
          </table:table-cell>
          <table:table-cell office:value-type="float" office:value="234863" calcext:value-type="float">
            <text:p>234863</text:p>
          </table:table-cell>
          <table:table-cell office:value-type="float" office:value="281836" calcext:value-type="float">
            <text:p>281836</text:p>
          </table:table-cell>
          <table:table-cell office:value-type="float" office:value="338203" calcext:value-type="float">
            <text:p>338203</text:p>
          </table:table-cell>
          <table:table-cell office:value-type="float" office:value="405844" calcext:value-type="float">
            <text:p>405844</text:p>
          </table:table-cell>
          <table:table-cell office:value-type="float" office:value="1878685" calcext:value-type="float">
            <text:p>1878685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43571" calcext:value-type="float">
            <text:p>43571</text:p>
          </table:table-cell>
          <table:table-cell office:value-type="float" office:value="52285" calcext:value-type="float">
            <text:p>52285</text:p>
          </table:table-cell>
          <table:table-cell office:value-type="float" office:value="62742" calcext:value-type="float">
            <text:p>62742</text:p>
          </table:table-cell>
          <table:table-cell office:value-type="float" office:value="75290" calcext:value-type="float">
            <text:p>75290</text:p>
          </table:table-cell>
          <table:table-cell office:value-type="float" office:value="45776" calcext:value-type="float">
            <text:p>45776</text:p>
          </table:table-cell>
          <table:table-cell office:value-type="float" office:value="108418" calcext:value-type="float">
            <text:p>108418</text:p>
          </table:table-cell>
          <table:table-cell office:value-type="float" office:value="130102" calcext:value-type="float">
            <text:p>130102</text:p>
          </table:table-cell>
          <table:table-cell office:value-type="float" office:value="156122" calcext:value-type="float">
            <text:p>156122</text:p>
          </table:table-cell>
          <table:table-cell office:value-type="float" office:value="187346" calcext:value-type="float">
            <text:p>187346</text:p>
          </table:table-cell>
          <table:table-cell office:value-type="float" office:value="224815" calcext:value-type="float">
            <text:p>224815</text:p>
          </table:table-cell>
          <table:table-cell office:value-type="float" office:value="1040691" calcext:value-type="float">
            <text:p>1040691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91452" calcext:value-type="float">
            <text:p>91452</text:p>
          </table:table-cell>
          <table:table-cell office:value-type="float" office:value="109742" calcext:value-type="float">
            <text:p>109742</text:p>
          </table:table-cell>
          <table:table-cell office:value-type="float" office:value="131690" calcext:value-type="float">
            <text:p>131690</text:p>
          </table:table-cell>
          <table:table-cell office:value-type="float" office:value="158028" calcext:value-type="float">
            <text:p>158028</text:p>
          </table:table-cell>
          <table:table-cell office:value-type="float" office:value="99866" calcext:value-type="float">
            <text:p>99866</text:p>
          </table:table-cell>
          <table:table-cell office:value-type="float" office:value="227561" calcext:value-type="float">
            <text:p>227561</text:p>
          </table:table-cell>
          <table:table-cell office:value-type="float" office:value="273073" calcext:value-type="float">
            <text:p>273073</text:p>
          </table:table-cell>
          <table:table-cell office:value-type="float" office:value="327688" calcext:value-type="float">
            <text:p>327688</text:p>
          </table:table-cell>
          <table:table-cell office:value-type="float" office:value="393226" calcext:value-type="float">
            <text:p>393226</text:p>
          </table:table-cell>
          <table:table-cell office:value-type="float" office:value="471871" calcext:value-type="float">
            <text:p>471871</text:p>
          </table:table-cell>
          <table:table-cell office:value-type="float" office:value="2184331" calcext:value-type="float">
            <text:p>2184331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75504" calcext:value-type="float">
            <text:p>75504</text:p>
          </table:table-cell>
          <table:table-cell office:value-type="float" office:value="90605" calcext:value-type="float">
            <text:p>90605</text:p>
          </table:table-cell>
          <table:table-cell office:value-type="float" office:value="108726" calcext:value-type="float">
            <text:p>108726</text:p>
          </table:table-cell>
          <table:table-cell office:value-type="float" office:value="130471" calcext:value-type="float">
            <text:p>130471</text:p>
          </table:table-cell>
          <table:table-cell office:value-type="float" office:value="41695" calcext:value-type="float">
            <text:p>41695</text:p>
          </table:table-cell>
          <table:table-cell office:value-type="float" office:value="187878" calcext:value-type="float">
            <text:p>187878</text:p>
          </table:table-cell>
          <table:table-cell office:value-type="float" office:value="225454" calcext:value-type="float">
            <text:p>225454</text:p>
          </table:table-cell>
          <table:table-cell office:value-type="float" office:value="270545" calcext:value-type="float">
            <text:p>270545</text:p>
          </table:table-cell>
          <table:table-cell office:value-type="float" office:value="324654" calcext:value-type="float">
            <text:p>324654</text:p>
          </table:table-cell>
          <table:table-cell office:value-type="float" office:value="389585" calcext:value-type="float">
            <text:p>389585</text:p>
          </table:table-cell>
          <table:table-cell office:value-type="float" office:value="1803422" calcext:value-type="float">
            <text:p>1803422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6175" calcext:value-type="float">
            <text:p>16175</text:p>
          </table:table-cell>
          <table:table-cell office:value-type="float" office:value="19410" calcext:value-type="float">
            <text:p>19410</text:p>
          </table:table-cell>
          <table:table-cell office:value-type="float" office:value="23292" calcext:value-type="float">
            <text:p>23292</text:p>
          </table:table-cell>
          <table:table-cell office:value-type="float" office:value="27950" calcext:value-type="float">
            <text:p>27950</text:p>
          </table:table-cell>
          <table:table-cell office:value-type="float" office:value="22936" calcext:value-type="float">
            <text:p>22936</text:p>
          </table:table-cell>
          <table:table-cell office:value-type="float" office:value="40248" calcext:value-type="float">
            <text:p>40248</text:p>
          </table:table-cell>
          <table:table-cell office:value-type="float" office:value="48298" calcext:value-type="float">
            <text:p>48298</text:p>
          </table:table-cell>
          <table:table-cell office:value-type="float" office:value="57958" calcext:value-type="float">
            <text:p>57958</text:p>
          </table:table-cell>
          <table:table-cell office:value-type="float" office:value="69550" calcext:value-type="float">
            <text:p>69550</text:p>
          </table:table-cell>
          <table:table-cell office:value-type="float" office:value="83460" calcext:value-type="float">
            <text:p>83460</text:p>
          </table:table-cell>
          <table:table-cell office:value-type="float" office:value="386341" calcext:value-type="float">
            <text:p>386341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3063" calcext:value-type="float">
            <text:p>13063</text:p>
          </table:table-cell>
          <table:table-cell office:value-type="float" office:value="15676" calcext:value-type="float">
            <text:p>15676</text:p>
          </table:table-cell>
          <table:table-cell office:value-type="float" office:value="18811" calcext:value-type="float">
            <text:p>18811</text:p>
          </table:table-cell>
          <table:table-cell office:value-type="float" office:value="22573" calcext:value-type="float">
            <text:p>22573</text:p>
          </table:table-cell>
          <table:table-cell office:value-type="float" office:value="53517" calcext:value-type="float">
            <text:p>53517</text:p>
          </table:table-cell>
          <table:table-cell office:value-type="float" office:value="32506" calcext:value-type="float">
            <text:p>32506</text:p>
          </table:table-cell>
          <table:table-cell office:value-type="float" office:value="39007" calcext:value-type="float">
            <text:p>39007</text:p>
          </table:table-cell>
          <table:table-cell office:value-type="float" office:value="46808" calcext:value-type="float">
            <text:p>46808</text:p>
          </table:table-cell>
          <table:table-cell office:value-type="float" office:value="56170" calcext:value-type="float">
            <text:p>56170</text:p>
          </table:table-cell>
          <table:table-cell office:value-type="float" office:value="67404" calcext:value-type="float">
            <text:p>67404</text:p>
          </table:table-cell>
          <table:table-cell office:value-type="float" office:value="312018" calcext:value-type="float">
            <text:p>312018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6081" calcext:value-type="float">
            <text:p>26081</text:p>
          </table:table-cell>
          <table:table-cell office:value-type="float" office:value="31297" calcext:value-type="float">
            <text:p>31297</text:p>
          </table:table-cell>
          <table:table-cell office:value-type="float" office:value="37556" calcext:value-type="float">
            <text:p>37556</text:p>
          </table:table-cell>
          <table:table-cell office:value-type="float" office:value="45067" calcext:value-type="float">
            <text:p>45067</text:p>
          </table:table-cell>
          <table:table-cell office:value-type="float" office:value="35078" calcext:value-type="float">
            <text:p>35078</text:p>
          </table:table-cell>
          <table:table-cell office:value-type="float" office:value="64896" calcext:value-type="float">
            <text:p>64896</text:p>
          </table:table-cell>
          <table:table-cell office:value-type="float" office:value="77875" calcext:value-type="float">
            <text:p>77875</text:p>
          </table:table-cell>
          <table:table-cell office:value-type="float" office:value="93450" calcext:value-type="float">
            <text:p>93450</text:p>
          </table:table-cell>
          <table:table-cell office:value-type="float" office:value="112140" calcext:value-type="float">
            <text:p>112140</text:p>
          </table:table-cell>
          <table:table-cell office:value-type="float" office:value="134568" calcext:value-type="float">
            <text:p>134568</text:p>
          </table:table-cell>
          <table:table-cell office:value-type="float" office:value="622930" calcext:value-type="float">
            <text:p>622930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68077" calcext:value-type="float">
            <text:p>68077</text:p>
          </table:table-cell>
          <table:table-cell office:value-type="float" office:value="81692" calcext:value-type="float">
            <text:p>81692</text:p>
          </table:table-cell>
          <table:table-cell office:value-type="float" office:value="98030" calcext:value-type="float">
            <text:p>98030</text:p>
          </table:table-cell>
          <table:table-cell office:value-type="float" office:value="117636" calcext:value-type="float">
            <text:p>117636</text:p>
          </table:table-cell>
          <table:table-cell office:value-type="float" office:value="70258" calcext:value-type="float">
            <text:p>70258</text:p>
          </table:table-cell>
          <table:table-cell office:value-type="float" office:value="169396" calcext:value-type="float">
            <text:p>169396</text:p>
          </table:table-cell>
          <table:table-cell office:value-type="float" office:value="203275" calcext:value-type="float">
            <text:p>203275</text:p>
          </table:table-cell>
          <table:table-cell office:value-type="float" office:value="243930" calcext:value-type="float">
            <text:p>243930</text:p>
          </table:table-cell>
          <table:table-cell office:value-type="float" office:value="292716" calcext:value-type="float">
            <text:p>292716</text:p>
          </table:table-cell>
          <table:table-cell office:value-type="float" office:value="351259" calcext:value-type="float">
            <text:p>351259</text:p>
          </table:table-cell>
          <table:table-cell office:value-type="float" office:value="1626011" calcext:value-type="float">
            <text:p>1626011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6114" calcext:value-type="float">
            <text:p>6114</text:p>
          </table:table-cell>
          <table:table-cell office:value-type="float" office:value="7337" calcext:value-type="float">
            <text:p>7337</text:p>
          </table:table-cell>
          <table:table-cell office:value-type="float" office:value="8804" calcext:value-type="float">
            <text:p>8804</text:p>
          </table:table-cell>
          <table:table-cell office:value-type="float" office:value="10565" calcext:value-type="float">
            <text:p>10565</text:p>
          </table:table-cell>
          <table:table-cell office:value-type="float" office:value="39897" calcext:value-type="float">
            <text:p>39897</text:p>
          </table:table-cell>
          <table:table-cell office:value-type="float" office:value="15214" calcext:value-type="float">
            <text:p>15214</text:p>
          </table:table-cell>
          <table:table-cell office:value-type="float" office:value="18257" calcext:value-type="float">
            <text:p>18257</text:p>
          </table:table-cell>
          <table:table-cell office:value-type="float" office:value="21908" calcext:value-type="float">
            <text:p>21908</text:p>
          </table:table-cell>
          <table:table-cell office:value-type="float" office:value="26290" calcext:value-type="float">
            <text:p>26290</text:p>
          </table:table-cell>
          <table:table-cell office:value-type="float" office:value="31548" calcext:value-type="float">
            <text:p>31548</text:p>
          </table:table-cell>
          <table:table-cell office:value-type="float" office:value="146037" calcext:value-type="float">
            <text:p>146037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8873" calcext:value-type="float">
            <text:p>38873</text:p>
          </table:table-cell>
          <table:table-cell office:value-type="float" office:value="46648" calcext:value-type="float">
            <text:p>46648</text:p>
          </table:table-cell>
          <table:table-cell office:value-type="float" office:value="55978" calcext:value-type="float">
            <text:p>55978</text:p>
          </table:table-cell>
          <table:table-cell office:value-type="float" office:value="67174" calcext:value-type="float">
            <text:p>67174</text:p>
          </table:table-cell>
          <table:table-cell office:value-type="float" office:value="36910" calcext:value-type="float">
            <text:p>36910</text:p>
          </table:table-cell>
          <table:table-cell office:value-type="float" office:value="96731" calcext:value-type="float">
            <text:p>96731</text:p>
          </table:table-cell>
          <table:table-cell office:value-type="float" office:value="116077" calcext:value-type="float">
            <text:p>116077</text:p>
          </table:table-cell>
          <table:table-cell office:value-type="float" office:value="139292" calcext:value-type="float">
            <text:p>139292</text:p>
          </table:table-cell>
          <table:table-cell office:value-type="float" office:value="167150" calcext:value-type="float">
            <text:p>167150</text:p>
          </table:table-cell>
          <table:table-cell office:value-type="float" office:value="200580" calcext:value-type="float">
            <text:p>200580</text:p>
          </table:table-cell>
          <table:table-cell office:value-type="float" office:value="928503" calcext:value-type="float">
            <text:p>928503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46074" calcext:value-type="float">
            <text:p>46074</text:p>
          </table:table-cell>
          <table:table-cell office:value-type="float" office:value="55289" calcext:value-type="float">
            <text:p>55289</text:p>
          </table:table-cell>
          <table:table-cell office:value-type="float" office:value="66347" calcext:value-type="float">
            <text:p>66347</text:p>
          </table:table-cell>
          <table:table-cell office:value-type="float" office:value="79616" calcext:value-type="float">
            <text:p>79616</text:p>
          </table:table-cell>
          <table:table-cell office:value-type="float" office:value="19846" calcext:value-type="float">
            <text:p>19846</text:p>
          </table:table-cell>
          <table:table-cell office:value-type="float" office:value="114647" calcext:value-type="float">
            <text:p>114647</text:p>
          </table:table-cell>
          <table:table-cell office:value-type="float" office:value="137576" calcext:value-type="float">
            <text:p>137576</text:p>
          </table:table-cell>
          <table:table-cell office:value-type="float" office:value="165091" calcext:value-type="float">
            <text:p>165091</text:p>
          </table:table-cell>
          <table:table-cell office:value-type="float" office:value="198109" calcext:value-type="float">
            <text:p>198109</text:p>
          </table:table-cell>
          <table:table-cell office:value-type="float" office:value="237731" calcext:value-type="float">
            <text:p>237731</text:p>
          </table:table-cell>
          <table:table-cell office:value-type="float" office:value="1100480" calcext:value-type="float">
            <text:p>1100480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4934" calcext:value-type="float">
            <text:p>4934</text:p>
          </table:table-cell>
          <table:table-cell office:value-type="float" office:value="5921" calcext:value-type="float">
            <text:p>5921</text:p>
          </table:table-cell>
          <table:table-cell office:value-type="float" office:value="7105" calcext:value-type="float">
            <text:p>7105</text:p>
          </table:table-cell>
          <table:table-cell office:value-type="float" office:value="8526" calcext:value-type="float">
            <text:p>8526</text:p>
          </table:table-cell>
          <table:table-cell office:value-type="float" office:value="29012" calcext:value-type="float">
            <text:p>29012</text:p>
          </table:table-cell>
          <table:table-cell office:value-type="float" office:value="12277" calcext:value-type="float">
            <text:p>12277</text:p>
          </table:table-cell>
          <table:table-cell office:value-type="float" office:value="14732" calcext:value-type="float">
            <text:p>14732</text:p>
          </table:table-cell>
          <table:table-cell office:value-type="float" office:value="17678" calcext:value-type="float">
            <text:p>17678</text:p>
          </table:table-cell>
          <table:table-cell office:value-type="float" office:value="21214" calcext:value-type="float">
            <text:p>21214</text:p>
          </table:table-cell>
          <table:table-cell office:value-type="float" office:value="25457" calcext:value-type="float">
            <text:p>25457</text:p>
          </table:table-cell>
          <table:table-cell office:value-type="float" office:value="117844" calcext:value-type="float">
            <text:p>117844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8187" calcext:value-type="float">
            <text:p>38187</text:p>
          </table:table-cell>
          <table:table-cell office:value-type="float" office:value="45824" calcext:value-type="float">
            <text:p>45824</text:p>
          </table:table-cell>
          <table:table-cell office:value-type="float" office:value="54989" calcext:value-type="float">
            <text:p>54989</text:p>
          </table:table-cell>
          <table:table-cell office:value-type="float" office:value="65987" calcext:value-type="float">
            <text:p>65987</text:p>
          </table:table-cell>
          <table:table-cell office:value-type="float" office:value="1567" calcext:value-type="float">
            <text:p>1567</text:p>
          </table:table-cell>
          <table:table-cell office:value-type="float" office:value="95021" calcext:value-type="float">
            <text:p>95021</text:p>
          </table:table-cell>
          <table:table-cell office:value-type="float" office:value="114025" calcext:value-type="float">
            <text:p>114025</text:p>
          </table:table-cell>
          <table:table-cell office:value-type="float" office:value="136830" calcext:value-type="float">
            <text:p>136830</text:p>
          </table:table-cell>
          <table:table-cell office:value-type="float" office:value="164196" calcext:value-type="float">
            <text:p>164196</text:p>
          </table:table-cell>
          <table:table-cell office:value-type="float" office:value="197035" calcext:value-type="float">
            <text:p>197035</text:p>
          </table:table-cell>
          <table:table-cell office:value-type="float" office:value="912094" calcext:value-type="float">
            <text:p>912094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42552" calcext:value-type="float">
            <text:p>42552</text:p>
          </table:table-cell>
          <table:table-cell office:value-type="float" office:value="51062" calcext:value-type="float">
            <text:p>51062</text:p>
          </table:table-cell>
          <table:table-cell office:value-type="float" office:value="61274" calcext:value-type="float">
            <text:p>61274</text:p>
          </table:table-cell>
          <table:table-cell office:value-type="float" office:value="73529" calcext:value-type="float">
            <text:p>73529</text:p>
          </table:table-cell>
          <table:table-cell office:value-type="float" office:value="39855" calcext:value-type="float">
            <text:p>39855</text:p>
          </table:table-cell>
          <table:table-cell office:value-type="float" office:value="105882" calcext:value-type="float">
            <text:p>105882</text:p>
          </table:table-cell>
          <table:table-cell office:value-type="float" office:value="127058" calcext:value-type="float">
            <text:p>127058</text:p>
          </table:table-cell>
          <table:table-cell office:value-type="float" office:value="152470" calcext:value-type="float">
            <text:p>152470</text:p>
          </table:table-cell>
          <table:table-cell office:value-type="float" office:value="182964" calcext:value-type="float">
            <text:p>182964</text:p>
          </table:table-cell>
          <table:table-cell office:value-type="float" office:value="219557" calcext:value-type="float">
            <text:p>219557</text:p>
          </table:table-cell>
          <table:table-cell office:value-type="float" office:value="1016348" calcext:value-type="float">
            <text:p>1016348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521" calcext:value-type="float">
            <text:p>6521</text:p>
          </table:table-cell>
          <table:table-cell office:value-type="float" office:value="7825" calcext:value-type="float">
            <text:p>7825</text:p>
          </table:table-cell>
          <table:table-cell office:value-type="float" office:value="9390" calcext:value-type="float">
            <text:p>9390</text:p>
          </table:table-cell>
          <table:table-cell office:value-type="float" office:value="11268" calcext:value-type="float">
            <text:p>11268</text:p>
          </table:table-cell>
          <table:table-cell office:value-type="float" office:value="11238" calcext:value-type="float">
            <text:p>11238</text:p>
          </table:table-cell>
          <table:table-cell office:value-type="float" office:value="16226" calcext:value-type="float">
            <text:p>16226</text:p>
          </table:table-cell>
          <table:table-cell office:value-type="float" office:value="19471" calcext:value-type="float">
            <text:p>19471</text:p>
          </table:table-cell>
          <table:table-cell office:value-type="float" office:value="23365" calcext:value-type="float">
            <text:p>23365</text:p>
          </table:table-cell>
          <table:table-cell office:value-type="float" office:value="28038" calcext:value-type="float">
            <text:p>28038</text:p>
          </table:table-cell>
          <table:table-cell office:value-type="float" office:value="33646" calcext:value-type="float">
            <text:p>33646</text:p>
          </table:table-cell>
          <table:table-cell office:value-type="float" office:value="155750" calcext:value-type="float">
            <text:p>155750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93365" calcext:value-type="float">
            <text:p>93365</text:p>
          </table:table-cell>
          <table:table-cell office:value-type="float" office:value="112038" calcext:value-type="float">
            <text:p>112038</text:p>
          </table:table-cell>
          <table:table-cell office:value-type="float" office:value="134446" calcext:value-type="float">
            <text:p>134446</text:p>
          </table:table-cell>
          <table:table-cell office:value-type="float" office:value="161335" calcext:value-type="float">
            <text:p>161335</text:p>
          </table:table-cell>
          <table:table-cell office:value-type="float" office:value="10588" calcext:value-type="float">
            <text:p>10588</text:p>
          </table:table-cell>
          <table:table-cell office:value-type="float" office:value="232322" calcext:value-type="float">
            <text:p>232322</text:p>
          </table:table-cell>
          <table:table-cell office:value-type="float" office:value="278786" calcext:value-type="float">
            <text:p>278786</text:p>
          </table:table-cell>
          <table:table-cell office:value-type="float" office:value="334543" calcext:value-type="float">
            <text:p>334543</text:p>
          </table:table-cell>
          <table:table-cell office:value-type="float" office:value="401452" calcext:value-type="float">
            <text:p>401452</text:p>
          </table:table-cell>
          <table:table-cell office:value-type="float" office:value="481742" calcext:value-type="float">
            <text:p>481742</text:p>
          </table:table-cell>
          <table:table-cell office:value-type="float" office:value="2230029" calcext:value-type="float">
            <text:p>2230029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53781" calcext:value-type="float">
            <text:p>53781</text:p>
          </table:table-cell>
          <table:table-cell office:value-type="float" office:value="64537" calcext:value-type="float">
            <text:p>64537</text:p>
          </table:table-cell>
          <table:table-cell office:value-type="float" office:value="77444" calcext:value-type="float">
            <text:p>77444</text:p>
          </table:table-cell>
          <table:table-cell office:value-type="float" office:value="92933" calcext:value-type="float">
            <text:p>92933</text:p>
          </table:table-cell>
          <table:table-cell office:value-type="float" office:value="50924" calcext:value-type="float">
            <text:p>50924</text:p>
          </table:table-cell>
          <table:table-cell office:value-type="float" office:value="133824" calcext:value-type="float">
            <text:p>133824</text:p>
          </table:table-cell>
          <table:table-cell office:value-type="float" office:value="160589" calcext:value-type="float">
            <text:p>160589</text:p>
          </table:table-cell>
          <table:table-cell office:value-type="float" office:value="192707" calcext:value-type="float">
            <text:p>192707</text:p>
          </table:table-cell>
          <table:table-cell office:value-type="float" office:value="231248" calcext:value-type="float">
            <text:p>231248</text:p>
          </table:table-cell>
          <table:table-cell office:value-type="float" office:value="277498" calcext:value-type="float">
            <text:p>277498</text:p>
          </table:table-cell>
          <table:table-cell office:value-type="float" office:value="1284561" calcext:value-type="float">
            <text:p>1284561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77135" calcext:value-type="float">
            <text:p>77135</text:p>
          </table:table-cell>
          <table:table-cell office:value-type="float" office:value="92562" calcext:value-type="float">
            <text:p>92562</text:p>
          </table:table-cell>
          <table:table-cell office:value-type="float" office:value="111074" calcext:value-type="float">
            <text:p>111074</text:p>
          </table:table-cell>
          <table:table-cell office:value-type="float" office:value="133289" calcext:value-type="float">
            <text:p>133289</text:p>
          </table:table-cell>
          <table:table-cell office:value-type="float" office:value="6029" calcext:value-type="float">
            <text:p>6029</text:p>
          </table:table-cell>
          <table:table-cell office:value-type="float" office:value="191936" calcext:value-type="float">
            <text:p>191936</text:p>
          </table:table-cell>
          <table:table-cell office:value-type="float" office:value="230323" calcext:value-type="float">
            <text:p>230323</text:p>
          </table:table-cell>
          <table:table-cell office:value-type="float" office:value="276388" calcext:value-type="float">
            <text:p>276388</text:p>
          </table:table-cell>
          <table:table-cell office:value-type="float" office:value="331666" calcext:value-type="float">
            <text:p>331666</text:p>
          </table:table-cell>
          <table:table-cell office:value-type="float" office:value="397999" calcext:value-type="float">
            <text:p>397999</text:p>
          </table:table-cell>
          <table:table-cell office:value-type="float" office:value="1842372" calcext:value-type="float">
            <text:p>1842372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62113" calcext:value-type="float">
            <text:p>62113</text:p>
          </table:table-cell>
          <table:table-cell office:value-type="float" office:value="74536" calcext:value-type="float">
            <text:p>74536</text:p>
          </table:table-cell>
          <table:table-cell office:value-type="float" office:value="89443" calcext:value-type="float">
            <text:p>89443</text:p>
          </table:table-cell>
          <table:table-cell office:value-type="float" office:value="107332" calcext:value-type="float">
            <text:p>107332</text:p>
          </table:table-cell>
          <table:table-cell office:value-type="float" office:value="40944" calcext:value-type="float">
            <text:p>40944</text:p>
          </table:table-cell>
          <table:table-cell office:value-type="float" office:value="154558" calcext:value-type="float">
            <text:p>154558</text:p>
          </table:table-cell>
          <table:table-cell office:value-type="float" office:value="185470" calcext:value-type="float">
            <text:p>185470</text:p>
          </table:table-cell>
          <table:table-cell office:value-type="float" office:value="222564" calcext:value-type="float">
            <text:p>222564</text:p>
          </table:table-cell>
          <table:table-cell office:value-type="float" office:value="267077" calcext:value-type="float">
            <text:p>267077</text:p>
          </table:table-cell>
          <table:table-cell office:value-type="float" office:value="320492" calcext:value-type="float">
            <text:p>320492</text:p>
          </table:table-cell>
          <table:table-cell office:value-type="float" office:value="1483585" calcext:value-type="float">
            <text:p>1483585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74707" calcext:value-type="float">
            <text:p>74707</text:p>
          </table:table-cell>
          <table:table-cell office:value-type="float" office:value="89648" calcext:value-type="float">
            <text:p>89648</text:p>
          </table:table-cell>
          <table:table-cell office:value-type="float" office:value="107578" calcext:value-type="float">
            <text:p>107578</text:p>
          </table:table-cell>
          <table:table-cell office:value-type="float" office:value="129094" calcext:value-type="float">
            <text:p>129094</text:p>
          </table:table-cell>
          <table:table-cell office:value-type="float" office:value="69958" calcext:value-type="float">
            <text:p>69958</text:p>
          </table:table-cell>
          <table:table-cell office:value-type="float" office:value="185896" calcext:value-type="float">
            <text:p>185896</text:p>
          </table:table-cell>
          <table:table-cell office:value-type="float" office:value="223075" calcext:value-type="float">
            <text:p>223075</text:p>
          </table:table-cell>
          <table:table-cell office:value-type="float" office:value="267690" calcext:value-type="float">
            <text:p>267690</text:p>
          </table:table-cell>
          <table:table-cell office:value-type="float" office:value="321228" calcext:value-type="float">
            <text:p>321228</text:p>
          </table:table-cell>
          <table:table-cell office:value-type="float" office:value="385474" calcext:value-type="float">
            <text:p>385474</text:p>
          </table:table-cell>
          <table:table-cell office:value-type="float" office:value="1784390" calcext:value-type="float">
            <text:p>1784390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54929" calcext:value-type="float">
            <text:p>54929</text:p>
          </table:table-cell>
          <table:table-cell office:value-type="float" office:value="65915" calcext:value-type="float">
            <text:p>65915</text:p>
          </table:table-cell>
          <table:table-cell office:value-type="float" office:value="79098" calcext:value-type="float">
            <text:p>79098</text:p>
          </table:table-cell>
          <table:table-cell office:value-type="float" office:value="94918" calcext:value-type="float">
            <text:p>94918</text:p>
          </table:table-cell>
          <table:table-cell office:value-type="float" office:value="26899" calcext:value-type="float">
            <text:p>26899</text:p>
          </table:table-cell>
          <table:table-cell office:value-type="float" office:value="136682" calcext:value-type="float">
            <text:p>136682</text:p>
          </table:table-cell>
          <table:table-cell office:value-type="float" office:value="164018" calcext:value-type="float">
            <text:p>164018</text:p>
          </table:table-cell>
          <table:table-cell office:value-type="float" office:value="196822" calcext:value-type="float">
            <text:p>196822</text:p>
          </table:table-cell>
          <table:table-cell office:value-type="float" office:value="236186" calcext:value-type="float">
            <text:p>236186</text:p>
          </table:table-cell>
          <table:table-cell office:value-type="float" office:value="283423" calcext:value-type="float">
            <text:p>283423</text:p>
          </table:table-cell>
          <table:table-cell office:value-type="float" office:value="1311991" calcext:value-type="float">
            <text:p>1311991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48585" calcext:value-type="float">
            <text:p>48585</text:p>
          </table:table-cell>
          <table:table-cell office:value-type="float" office:value="58302" calcext:value-type="float">
            <text:p>58302</text:p>
          </table:table-cell>
          <table:table-cell office:value-type="float" office:value="69962" calcext:value-type="float">
            <text:p>69962</text:p>
          </table:table-cell>
          <table:table-cell office:value-type="float" office:value="83954" calcext:value-type="float">
            <text:p>83954</text:p>
          </table:table-cell>
          <table:table-cell office:value-type="float" office:value="93103" calcext:value-type="float">
            <text:p>93103</text:p>
          </table:table-cell>
          <table:table-cell office:value-type="float" office:value="120894" calcext:value-type="float">
            <text:p>120894</text:p>
          </table:table-cell>
          <table:table-cell office:value-type="float" office:value="145073" calcext:value-type="float">
            <text:p>145073</text:p>
          </table:table-cell>
          <table:table-cell office:value-type="float" office:value="174088" calcext:value-type="float">
            <text:p>174088</text:p>
          </table:table-cell>
          <table:table-cell office:value-type="float" office:value="208906" calcext:value-type="float">
            <text:p>208906</text:p>
          </table:table-cell>
          <table:table-cell office:value-type="float" office:value="250687" calcext:value-type="float">
            <text:p>250687</text:p>
          </table:table-cell>
          <table:table-cell office:value-type="float" office:value="1160451" calcext:value-type="float">
            <text:p>1160451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86528" calcext:value-type="float">
            <text:p>86528</text:p>
          </table:table-cell>
          <table:table-cell office:value-type="float" office:value="103834" calcext:value-type="float">
            <text:p>103834</text:p>
          </table:table-cell>
          <table:table-cell office:value-type="float" office:value="124601" calcext:value-type="float">
            <text:p>124601</text:p>
          </table:table-cell>
          <table:table-cell office:value-type="float" office:value="149521" calcext:value-type="float">
            <text:p>149521</text:p>
          </table:table-cell>
          <table:table-cell office:value-type="float" office:value="72478" calcext:value-type="float">
            <text:p>72478</text:p>
          </table:table-cell>
          <table:table-cell office:value-type="float" office:value="215310" calcext:value-type="float">
            <text:p>215310</text:p>
          </table:table-cell>
          <table:table-cell office:value-type="float" office:value="258372" calcext:value-type="float">
            <text:p>258372</text:p>
          </table:table-cell>
          <table:table-cell office:value-type="float" office:value="310046" calcext:value-type="float">
            <text:p>310046</text:p>
          </table:table-cell>
          <table:table-cell office:value-type="float" office:value="372055" calcext:value-type="float">
            <text:p>372055</text:p>
          </table:table-cell>
          <table:table-cell office:value-type="float" office:value="446466" calcext:value-type="float">
            <text:p>446466</text:p>
          </table:table-cell>
          <table:table-cell office:value-type="float" office:value="2066733" calcext:value-type="float">
            <text:p>2066733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93510" calcext:value-type="float">
            <text:p>93510</text:p>
          </table:table-cell>
          <table:table-cell office:value-type="float" office:value="112212" calcext:value-type="float">
            <text:p>112212</text:p>
          </table:table-cell>
          <table:table-cell office:value-type="float" office:value="134654" calcext:value-type="float">
            <text:p>134654</text:p>
          </table:table-cell>
          <table:table-cell office:value-type="float" office:value="161585" calcext:value-type="float">
            <text:p>161585</text:p>
          </table:table-cell>
          <table:table-cell office:value-type="float" office:value="187" calcext:value-type="float">
            <text:p>187</text:p>
          </table:table-cell>
          <table:table-cell office:value-type="float" office:value="232682" calcext:value-type="float">
            <text:p>232682</text:p>
          </table:table-cell>
          <table:table-cell office:value-type="float" office:value="279218" calcext:value-type="float">
            <text:p>279218</text:p>
          </table:table-cell>
          <table:table-cell office:value-type="float" office:value="335062" calcext:value-type="float">
            <text:p>335062</text:p>
          </table:table-cell>
          <table:table-cell office:value-type="float" office:value="402074" calcext:value-type="float">
            <text:p>402074</text:p>
          </table:table-cell>
          <table:table-cell office:value-type="float" office:value="482489" calcext:value-type="float">
            <text:p>482489</text:p>
          </table:table-cell>
          <table:table-cell office:value-type="float" office:value="2233486" calcext:value-type="float">
            <text:p>2233486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98939" calcext:value-type="float">
            <text:p>98939</text:p>
          </table:table-cell>
          <table:table-cell office:value-type="float" office:value="118727" calcext:value-type="float">
            <text:p>118727</text:p>
          </table:table-cell>
          <table:table-cell office:value-type="float" office:value="142472" calcext:value-type="float">
            <text:p>142472</text:p>
          </table:table-cell>
          <table:table-cell office:value-type="float" office:value="170966" calcext:value-type="float">
            <text:p>170966</text:p>
          </table:table-cell>
          <table:table-cell office:value-type="float" office:value="35409" calcext:value-type="float">
            <text:p>35409</text:p>
          </table:table-cell>
          <table:table-cell office:value-type="float" office:value="246191" calcext:value-type="float">
            <text:p>246191</text:p>
          </table:table-cell>
          <table:table-cell office:value-type="float" office:value="295429" calcext:value-type="float">
            <text:p>295429</text:p>
          </table:table-cell>
          <table:table-cell office:value-type="float" office:value="354515" calcext:value-type="float">
            <text:p>354515</text:p>
          </table:table-cell>
          <table:table-cell office:value-type="float" office:value="425418" calcext:value-type="float">
            <text:p>425418</text:p>
          </table:table-cell>
          <table:table-cell office:value-type="float" office:value="510502" calcext:value-type="float">
            <text:p>510502</text:p>
          </table:table-cell>
          <table:table-cell office:value-type="float" office:value="2363159" calcext:value-type="float">
            <text:p>2363159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55079" calcext:value-type="float">
            <text:p>55079</text:p>
          </table:table-cell>
          <table:table-cell office:value-type="float" office:value="66095" calcext:value-type="float">
            <text:p>66095</text:p>
          </table:table-cell>
          <table:table-cell office:value-type="float" office:value="79314" calcext:value-type="float">
            <text:p>79314</text:p>
          </table:table-cell>
          <table:table-cell office:value-type="float" office:value="95177" calcext:value-type="float">
            <text:p>95177</text:p>
          </table:table-cell>
          <table:table-cell office:value-type="float" office:value="12792" calcext:value-type="float">
            <text:p>12792</text:p>
          </table:table-cell>
          <table:table-cell office:value-type="float" office:value="137054" calcext:value-type="float">
            <text:p>137054</text:p>
          </table:table-cell>
          <table:table-cell office:value-type="float" office:value="164465" calcext:value-type="float">
            <text:p>164465</text:p>
          </table:table-cell>
          <table:table-cell office:value-type="float" office:value="197358" calcext:value-type="float">
            <text:p>197358</text:p>
          </table:table-cell>
          <table:table-cell office:value-type="float" office:value="236830" calcext:value-type="float">
            <text:p>236830</text:p>
          </table:table-cell>
          <table:table-cell office:value-type="float" office:value="284196" calcext:value-type="float">
            <text:p>284196</text:p>
          </table:table-cell>
          <table:table-cell office:value-type="float" office:value="1315568" calcext:value-type="float">
            <text:p>1315568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72969" calcext:value-type="float">
            <text:p>72969</text:p>
          </table:table-cell>
          <table:table-cell office:value-type="float" office:value="87563" calcext:value-type="float">
            <text:p>87563</text:p>
          </table:table-cell>
          <table:table-cell office:value-type="float" office:value="105076" calcext:value-type="float">
            <text:p>105076</text:p>
          </table:table-cell>
          <table:table-cell office:value-type="float" office:value="126091" calcext:value-type="float">
            <text:p>126091</text:p>
          </table:table-cell>
          <table:table-cell office:value-type="float" office:value="77683" calcext:value-type="float">
            <text:p>77683</text:p>
          </table:table-cell>
          <table:table-cell office:value-type="float" office:value="181571" calcext:value-type="float">
            <text:p>181571</text:p>
          </table:table-cell>
          <table:table-cell office:value-type="float" office:value="217885" calcext:value-type="float">
            <text:p>217885</text:p>
          </table:table-cell>
          <table:table-cell office:value-type="float" office:value="261462" calcext:value-type="float">
            <text:p>261462</text:p>
          </table:table-cell>
          <table:table-cell office:value-type="float" office:value="313754" calcext:value-type="float">
            <text:p>313754</text:p>
          </table:table-cell>
          <table:table-cell office:value-type="float" office:value="376505" calcext:value-type="float">
            <text:p>376505</text:p>
          </table:table-cell>
          <table:table-cell office:value-type="float" office:value="1742876" calcext:value-type="float">
            <text:p>1742876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93998" calcext:value-type="float">
            <text:p>93998</text:p>
          </table:table-cell>
          <table:table-cell office:value-type="float" office:value="112798" calcext:value-type="float">
            <text:p>112798</text:p>
          </table:table-cell>
          <table:table-cell office:value-type="float" office:value="135358" calcext:value-type="float">
            <text:p>135358</text:p>
          </table:table-cell>
          <table:table-cell office:value-type="float" office:value="162430" calcext:value-type="float">
            <text:p>162430</text:p>
          </table:table-cell>
          <table:table-cell office:value-type="float" office:value="74026" calcext:value-type="float">
            <text:p>74026</text:p>
          </table:table-cell>
          <table:table-cell office:value-type="float" office:value="233899" calcext:value-type="float">
            <text:p>233899</text:p>
          </table:table-cell>
          <table:table-cell office:value-type="float" office:value="280679" calcext:value-type="float">
            <text:p>280679</text:p>
          </table:table-cell>
          <table:table-cell office:value-type="float" office:value="336815" calcext:value-type="float">
            <text:p>336815</text:p>
          </table:table-cell>
          <table:table-cell office:value-type="float" office:value="404178" calcext:value-type="float">
            <text:p>404178</text:p>
          </table:table-cell>
          <table:table-cell office:value-type="float" office:value="485014" calcext:value-type="float">
            <text:p>485014</text:p>
          </table:table-cell>
          <table:table-cell office:value-type="float" office:value="2245169" calcext:value-type="float">
            <text:p>2245169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66308" calcext:value-type="float">
            <text:p>66308</text:p>
          </table:table-cell>
          <table:table-cell office:value-type="float" office:value="79570" calcext:value-type="float">
            <text:p>79570</text:p>
          </table:table-cell>
          <table:table-cell office:value-type="float" office:value="95484" calcext:value-type="float">
            <text:p>95484</text:p>
          </table:table-cell>
          <table:table-cell office:value-type="float" office:value="114581" calcext:value-type="float">
            <text:p>114581</text:p>
          </table:table-cell>
          <table:table-cell office:value-type="float" office:value="24037" calcext:value-type="float">
            <text:p>24037</text:p>
          </table:table-cell>
          <table:table-cell office:value-type="float" office:value="164996" calcext:value-type="float">
            <text:p>164996</text:p>
          </table:table-cell>
          <table:table-cell office:value-type="float" office:value="197995" calcext:value-type="float">
            <text:p>197995</text:p>
          </table:table-cell>
          <table:table-cell office:value-type="float" office:value="237594" calcext:value-type="float">
            <text:p>237594</text:p>
          </table:table-cell>
          <table:table-cell office:value-type="float" office:value="285113" calcext:value-type="float">
            <text:p>285113</text:p>
          </table:table-cell>
          <table:table-cell office:value-type="float" office:value="342136" calcext:value-type="float">
            <text:p>342136</text:p>
          </table:table-cell>
          <table:table-cell office:value-type="float" office:value="1583777" calcext:value-type="float">
            <text:p>1583777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98403" calcext:value-type="float">
            <text:p>98403</text:p>
          </table:table-cell>
          <table:table-cell office:value-type="float" office:value="118084" calcext:value-type="float">
            <text:p>118084</text:p>
          </table:table-cell>
          <table:table-cell office:value-type="float" office:value="141701" calcext:value-type="float">
            <text:p>141701</text:p>
          </table:table-cell>
          <table:table-cell office:value-type="float" office:value="170041" calcext:value-type="float">
            <text:p>170041</text:p>
          </table:table-cell>
          <table:table-cell office:value-type="float" office:value="87869" calcext:value-type="float">
            <text:p>87869</text:p>
          </table:table-cell>
          <table:table-cell office:value-type="float" office:value="244859" calcext:value-type="float">
            <text:p>244859</text:p>
          </table:table-cell>
          <table:table-cell office:value-type="float" office:value="293831" calcext:value-type="float">
            <text:p>293831</text:p>
          </table:table-cell>
          <table:table-cell office:value-type="float" office:value="352597" calcext:value-type="float">
            <text:p>352597</text:p>
          </table:table-cell>
          <table:table-cell office:value-type="float" office:value="423116" calcext:value-type="float">
            <text:p>423116</text:p>
          </table:table-cell>
          <table:table-cell office:value-type="float" office:value="507739" calcext:value-type="float">
            <text:p>507739</text:p>
          </table:table-cell>
          <table:table-cell office:value-type="float" office:value="2350371" calcext:value-type="float">
            <text:p>2350371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5885" calcext:value-type="float">
            <text:p>35885</text:p>
          </table:table-cell>
          <table:table-cell office:value-type="float" office:value="43062" calcext:value-type="float">
            <text:p>43062</text:p>
          </table:table-cell>
          <table:table-cell office:value-type="float" office:value="51674" calcext:value-type="float">
            <text:p>51674</text:p>
          </table:table-cell>
          <table:table-cell office:value-type="float" office:value="62009" calcext:value-type="float">
            <text:p>62009</text:p>
          </table:table-cell>
          <table:table-cell office:value-type="float" office:value="98245" calcext:value-type="float">
            <text:p>98245</text:p>
          </table:table-cell>
          <table:table-cell office:value-type="float" office:value="89293" calcext:value-type="float">
            <text:p>89293</text:p>
          </table:table-cell>
          <table:table-cell office:value-type="float" office:value="107152" calcext:value-type="float">
            <text:p>107152</text:p>
          </table:table-cell>
          <table:table-cell office:value-type="float" office:value="128582" calcext:value-type="float">
            <text:p>128582</text:p>
          </table:table-cell>
          <table:table-cell office:value-type="float" office:value="154298" calcext:value-type="float">
            <text:p>154298</text:p>
          </table:table-cell>
          <table:table-cell office:value-type="float" office:value="185158" calcext:value-type="float">
            <text:p>185158</text:p>
          </table:table-cell>
          <table:table-cell office:value-type="float" office:value="857113" calcext:value-type="float">
            <text:p>857113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43118" calcext:value-type="float">
            <text:p>43118</text:p>
          </table:table-cell>
          <table:table-cell office:value-type="float" office:value="51742" calcext:value-type="float">
            <text:p>51742</text:p>
          </table:table-cell>
          <table:table-cell office:value-type="float" office:value="62090" calcext:value-type="float">
            <text:p>62090</text:p>
          </table:table-cell>
          <table:table-cell office:value-type="float" office:value="74508" calcext:value-type="float">
            <text:p>74508</text:p>
          </table:table-cell>
          <table:table-cell office:value-type="float" office:value="12606" calcext:value-type="float">
            <text:p>12606</text:p>
          </table:table-cell>
          <table:table-cell office:value-type="float" office:value="107292" calcext:value-type="float">
            <text:p>107292</text:p>
          </table:table-cell>
          <table:table-cell office:value-type="float" office:value="128750" calcext:value-type="float">
            <text:p>128750</text:p>
          </table:table-cell>
          <table:table-cell office:value-type="float" office:value="154500" calcext:value-type="float">
            <text:p>154500</text:p>
          </table:table-cell>
          <table:table-cell office:value-type="float" office:value="185400" calcext:value-type="float">
            <text:p>185400</text:p>
          </table:table-cell>
          <table:table-cell office:value-type="float" office:value="222480" calcext:value-type="float">
            <text:p>222480</text:p>
          </table:table-cell>
          <table:table-cell office:value-type="float" office:value="1029880" calcext:value-type="float">
            <text:p>1029880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78315" calcext:value-type="float">
            <text:p>78315</text:p>
          </table:table-cell>
          <table:table-cell office:value-type="float" office:value="93978" calcext:value-type="float">
            <text:p>93978</text:p>
          </table:table-cell>
          <table:table-cell office:value-type="float" office:value="112774" calcext:value-type="float">
            <text:p>112774</text:p>
          </table:table-cell>
          <table:table-cell office:value-type="float" office:value="135329" calcext:value-type="float">
            <text:p>135329</text:p>
          </table:table-cell>
          <table:table-cell office:value-type="float" office:value="83272" calcext:value-type="float">
            <text:p>83272</text:p>
          </table:table-cell>
          <table:table-cell office:value-type="float" office:value="194874" calcext:value-type="float">
            <text:p>194874</text:p>
          </table:table-cell>
          <table:table-cell office:value-type="float" office:value="233849" calcext:value-type="float">
            <text:p>233849</text:p>
          </table:table-cell>
          <table:table-cell office:value-type="float" office:value="280619" calcext:value-type="float">
            <text:p>280619</text:p>
          </table:table-cell>
          <table:table-cell office:value-type="float" office:value="336743" calcext:value-type="float">
            <text:p>336743</text:p>
          </table:table-cell>
          <table:table-cell office:value-type="float" office:value="404092" calcext:value-type="float">
            <text:p>404092</text:p>
          </table:table-cell>
          <table:table-cell office:value-type="float" office:value="1870573" calcext:value-type="float">
            <text:p>1870573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50999" calcext:value-type="float">
            <text:p>50999</text:p>
          </table:table-cell>
          <table:table-cell office:value-type="float" office:value="61199" calcext:value-type="float">
            <text:p>61199</text:p>
          </table:table-cell>
          <table:table-cell office:value-type="float" office:value="73439" calcext:value-type="float">
            <text:p>73439</text:p>
          </table:table-cell>
          <table:table-cell office:value-type="float" office:value="88127" calcext:value-type="float">
            <text:p>88127</text:p>
          </table:table-cell>
          <table:table-cell office:value-type="float" office:value="81782" calcext:value-type="float">
            <text:p>81782</text:p>
          </table:table-cell>
          <table:table-cell office:value-type="float" office:value="126902" calcext:value-type="float">
            <text:p>126902</text:p>
          </table:table-cell>
          <table:table-cell office:value-type="float" office:value="152282" calcext:value-type="float">
            <text:p>152282</text:p>
          </table:table-cell>
          <table:table-cell office:value-type="float" office:value="182738" calcext:value-type="float">
            <text:p>182738</text:p>
          </table:table-cell>
          <table:table-cell office:value-type="float" office:value="219286" calcext:value-type="float">
            <text:p>219286</text:p>
          </table:table-cell>
          <table:table-cell office:value-type="float" office:value="263143" calcext:value-type="float">
            <text:p>263143</text:p>
          </table:table-cell>
          <table:table-cell office:value-type="float" office:value="1218115" calcext:value-type="float">
            <text:p>1218115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7971" calcext:value-type="float">
            <text:p>67971</text:p>
          </table:table-cell>
          <table:table-cell office:value-type="float" office:value="81565" calcext:value-type="float">
            <text:p>81565</text:p>
          </table:table-cell>
          <table:table-cell office:value-type="float" office:value="97878" calcext:value-type="float">
            <text:p>97878</text:p>
          </table:table-cell>
          <table:table-cell office:value-type="float" office:value="117454" calcext:value-type="float">
            <text:p>117454</text:p>
          </table:table-cell>
          <table:table-cell office:value-type="float" office:value="88299" calcext:value-type="float">
            <text:p>88299</text:p>
          </table:table-cell>
          <table:table-cell office:value-type="float" office:value="169134" calcext:value-type="float">
            <text:p>169134</text:p>
          </table:table-cell>
          <table:table-cell office:value-type="float" office:value="202961" calcext:value-type="float">
            <text:p>202961</text:p>
          </table:table-cell>
          <table:table-cell office:value-type="float" office:value="243553" calcext:value-type="float">
            <text:p>243553</text:p>
          </table:table-cell>
          <table:table-cell office:value-type="float" office:value="292264" calcext:value-type="float">
            <text:p>292264</text:p>
          </table:table-cell>
          <table:table-cell office:value-type="float" office:value="350717" calcext:value-type="float">
            <text:p>350717</text:p>
          </table:table-cell>
          <table:table-cell office:value-type="float" office:value="1623497" calcext:value-type="float">
            <text:p>1623497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62812" calcext:value-type="float">
            <text:p>62812</text:p>
          </table:table-cell>
          <table:table-cell office:value-type="float" office:value="75374" calcext:value-type="float">
            <text:p>75374</text:p>
          </table:table-cell>
          <table:table-cell office:value-type="float" office:value="90449" calcext:value-type="float">
            <text:p>90449</text:p>
          </table:table-cell>
          <table:table-cell office:value-type="float" office:value="108539" calcext:value-type="float">
            <text:p>108539</text:p>
          </table:table-cell>
          <table:table-cell office:value-type="float" office:value="7257" calcext:value-type="float">
            <text:p>7257</text:p>
          </table:table-cell>
          <table:table-cell office:value-type="float" office:value="156296" calcext:value-type="float">
            <text:p>156296</text:p>
          </table:table-cell>
          <table:table-cell office:value-type="float" office:value="187555" calcext:value-type="float">
            <text:p>187555</text:p>
          </table:table-cell>
          <table:table-cell office:value-type="float" office:value="225066" calcext:value-type="float">
            <text:p>225066</text:p>
          </table:table-cell>
          <table:table-cell office:value-type="float" office:value="270079" calcext:value-type="float">
            <text:p>270079</text:p>
          </table:table-cell>
          <table:table-cell office:value-type="float" office:value="324095" calcext:value-type="float">
            <text:p>324095</text:p>
          </table:table-cell>
          <table:table-cell office:value-type="float" office:value="1500265" calcext:value-type="float">
            <text:p>1500265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5914" calcext:value-type="float">
            <text:p>5914</text:p>
          </table:table-cell>
          <table:table-cell office:value-type="float" office:value="7097" calcext:value-type="float">
            <text:p>7097</text:p>
          </table:table-cell>
          <table:table-cell office:value-type="float" office:value="8516" calcext:value-type="float">
            <text:p>8516</text:p>
          </table:table-cell>
          <table:table-cell office:value-type="float" office:value="10219" calcext:value-type="float">
            <text:p>10219</text:p>
          </table:table-cell>
          <table:table-cell office:value-type="float" office:value="73500" calcext:value-type="float">
            <text:p>73500</text:p>
          </table:table-cell>
          <table:table-cell office:value-type="float" office:value="14716" calcext:value-type="float">
            <text:p>14716</text:p>
          </table:table-cell>
          <table:table-cell office:value-type="float" office:value="17659" calcext:value-type="float">
            <text:p>17659</text:p>
          </table:table-cell>
          <table:table-cell office:value-type="float" office:value="21191" calcext:value-type="float">
            <text:p>21191</text:p>
          </table:table-cell>
          <table:table-cell office:value-type="float" office:value="25429" calcext:value-type="float">
            <text:p>25429</text:p>
          </table:table-cell>
          <table:table-cell office:value-type="float" office:value="30515" calcext:value-type="float">
            <text:p>30515</text:p>
          </table:table-cell>
          <table:table-cell office:value-type="float" office:value="141256" calcext:value-type="float">
            <text:p>141256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63735" calcext:value-type="float">
            <text:p>63735</text:p>
          </table:table-cell>
          <table:table-cell office:value-type="float" office:value="76482" calcext:value-type="float">
            <text:p>76482</text:p>
          </table:table-cell>
          <table:table-cell office:value-type="float" office:value="91778" calcext:value-type="float">
            <text:p>91778</text:p>
          </table:table-cell>
          <table:table-cell office:value-type="float" office:value="110134" calcext:value-type="float">
            <text:p>110134</text:p>
          </table:table-cell>
          <table:table-cell office:value-type="float" office:value="95681" calcext:value-type="float">
            <text:p>95681</text:p>
          </table:table-cell>
          <table:table-cell office:value-type="float" office:value="158593" calcext:value-type="float">
            <text:p>158593</text:p>
          </table:table-cell>
          <table:table-cell office:value-type="float" office:value="190312" calcext:value-type="float">
            <text:p>190312</text:p>
          </table:table-cell>
          <table:table-cell office:value-type="float" office:value="228374" calcext:value-type="float">
            <text:p>228374</text:p>
          </table:table-cell>
          <table:table-cell office:value-type="float" office:value="274049" calcext:value-type="float">
            <text:p>274049</text:p>
          </table:table-cell>
          <table:table-cell office:value-type="float" office:value="328859" calcext:value-type="float">
            <text:p>328859</text:p>
          </table:table-cell>
          <table:table-cell office:value-type="float" office:value="1522316" calcext:value-type="float">
            <text:p>1522316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54917" calcext:value-type="float">
            <text:p>54917</text:p>
          </table:table-cell>
          <table:table-cell office:value-type="float" office:value="65900" calcext:value-type="float">
            <text:p>65900</text:p>
          </table:table-cell>
          <table:table-cell office:value-type="float" office:value="79080" calcext:value-type="float">
            <text:p>79080</text:p>
          </table:table-cell>
          <table:table-cell office:value-type="float" office:value="94896" calcext:value-type="float">
            <text:p>94896</text:p>
          </table:table-cell>
          <table:table-cell office:value-type="float" office:value="62596" calcext:value-type="float">
            <text:p>62596</text:p>
          </table:table-cell>
          <table:table-cell office:value-type="float" office:value="136650" calcext:value-type="float">
            <text:p>136650</text:p>
          </table:table-cell>
          <table:table-cell office:value-type="float" office:value="163980" calcext:value-type="float">
            <text:p>163980</text:p>
          </table:table-cell>
          <table:table-cell office:value-type="float" office:value="196776" calcext:value-type="float">
            <text:p>196776</text:p>
          </table:table-cell>
          <table:table-cell office:value-type="float" office:value="236131" calcext:value-type="float">
            <text:p>236131</text:p>
          </table:table-cell>
          <table:table-cell office:value-type="float" office:value="283357" calcext:value-type="float">
            <text:p>283357</text:p>
          </table:table-cell>
          <table:table-cell office:value-type="float" office:value="1311687" calcext:value-type="float">
            <text:p>1311687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60333" calcext:value-type="float">
            <text:p>60333</text:p>
          </table:table-cell>
          <table:table-cell office:value-type="float" office:value="72400" calcext:value-type="float">
            <text:p>72400</text:p>
          </table:table-cell>
          <table:table-cell office:value-type="float" office:value="86880" calcext:value-type="float">
            <text:p>86880</text:p>
          </table:table-cell>
          <table:table-cell office:value-type="float" office:value="104256" calcext:value-type="float">
            <text:p>104256</text:p>
          </table:table-cell>
          <table:table-cell office:value-type="float" office:value="49018" calcext:value-type="float">
            <text:p>49018</text:p>
          </table:table-cell>
          <table:table-cell office:value-type="float" office:value="150128" calcext:value-type="float">
            <text:p>150128</text:p>
          </table:table-cell>
          <table:table-cell office:value-type="float" office:value="180154" calcext:value-type="float">
            <text:p>180154</text:p>
          </table:table-cell>
          <table:table-cell office:value-type="float" office:value="216185" calcext:value-type="float">
            <text:p>216185</text:p>
          </table:table-cell>
          <table:table-cell office:value-type="float" office:value="259422" calcext:value-type="float">
            <text:p>259422</text:p>
          </table:table-cell>
          <table:table-cell office:value-type="float" office:value="311306" calcext:value-type="float">
            <text:p>311306</text:p>
          </table:table-cell>
          <table:table-cell office:value-type="float" office:value="1441064" calcext:value-type="float">
            <text:p>1441064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6151" calcext:value-type="float">
            <text:p>26151</text:p>
          </table:table-cell>
          <table:table-cell office:value-type="float" office:value="31381" calcext:value-type="float">
            <text:p>31381</text:p>
          </table:table-cell>
          <table:table-cell office:value-type="float" office:value="37657" calcext:value-type="float">
            <text:p>37657</text:p>
          </table:table-cell>
          <table:table-cell office:value-type="float" office:value="45188" calcext:value-type="float">
            <text:p>45188</text:p>
          </table:table-cell>
          <table:table-cell office:value-type="float" office:value="79272" calcext:value-type="float">
            <text:p>79272</text:p>
          </table:table-cell>
          <table:table-cell office:value-type="float" office:value="65071" calcext:value-type="float">
            <text:p>65071</text:p>
          </table:table-cell>
          <table:table-cell office:value-type="float" office:value="78085" calcext:value-type="float">
            <text:p>78085</text:p>
          </table:table-cell>
          <table:table-cell office:value-type="float" office:value="93702" calcext:value-type="float">
            <text:p>93702</text:p>
          </table:table-cell>
          <table:table-cell office:value-type="float" office:value="112442" calcext:value-type="float">
            <text:p>112442</text:p>
          </table:table-cell>
          <table:table-cell office:value-type="float" office:value="134930" calcext:value-type="float">
            <text:p>134930</text:p>
          </table:table-cell>
          <table:table-cell office:value-type="float" office:value="624607" calcext:value-type="float">
            <text:p>624607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83851" calcext:value-type="float">
            <text:p>83851</text:p>
          </table:table-cell>
          <table:table-cell office:value-type="float" office:value="100621" calcext:value-type="float">
            <text:p>100621</text:p>
          </table:table-cell>
          <table:table-cell office:value-type="float" office:value="120745" calcext:value-type="float">
            <text:p>120745</text:p>
          </table:table-cell>
          <table:table-cell office:value-type="float" office:value="144894" calcext:value-type="float">
            <text:p>144894</text:p>
          </table:table-cell>
          <table:table-cell office:value-type="float" office:value="57457" calcext:value-type="float">
            <text:p>57457</text:p>
          </table:table-cell>
          <table:table-cell office:value-type="float" office:value="208648" calcext:value-type="float">
            <text:p>208648</text:p>
          </table:table-cell>
          <table:table-cell office:value-type="float" office:value="250378" calcext:value-type="float">
            <text:p>250378</text:p>
          </table:table-cell>
          <table:table-cell office:value-type="float" office:value="300454" calcext:value-type="float">
            <text:p>300454</text:p>
          </table:table-cell>
          <table:table-cell office:value-type="float" office:value="360545" calcext:value-type="float">
            <text:p>360545</text:p>
          </table:table-cell>
          <table:table-cell office:value-type="float" office:value="432654" calcext:value-type="float">
            <text:p>432654</text:p>
          </table:table-cell>
          <table:table-cell office:value-type="float" office:value="2002790" calcext:value-type="float">
            <text:p>2002790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83953" calcext:value-type="float">
            <text:p>83953</text:p>
          </table:table-cell>
          <table:table-cell office:value-type="float" office:value="100744" calcext:value-type="float">
            <text:p>100744</text:p>
          </table:table-cell>
          <table:table-cell office:value-type="float" office:value="120893" calcext:value-type="float">
            <text:p>120893</text:p>
          </table:table-cell>
          <table:table-cell office:value-type="float" office:value="145072" calcext:value-type="float">
            <text:p>145072</text:p>
          </table:table-cell>
          <table:table-cell office:value-type="float" office:value="47811" calcext:value-type="float">
            <text:p>47811</text:p>
          </table:table-cell>
          <table:table-cell office:value-type="float" office:value="208903" calcext:value-type="float">
            <text:p>208903</text:p>
          </table:table-cell>
          <table:table-cell office:value-type="float" office:value="250684" calcext:value-type="float">
            <text:p>250684</text:p>
          </table:table-cell>
          <table:table-cell office:value-type="float" office:value="300821" calcext:value-type="float">
            <text:p>300821</text:p>
          </table:table-cell>
          <table:table-cell office:value-type="float" office:value="360985" calcext:value-type="float">
            <text:p>360985</text:p>
          </table:table-cell>
          <table:table-cell office:value-type="float" office:value="433182" calcext:value-type="float">
            <text:p>433182</text:p>
          </table:table-cell>
          <table:table-cell office:value-type="float" office:value="2005237" calcext:value-type="float">
            <text:p>2005237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9534" calcext:value-type="float">
            <text:p>29534</text:p>
          </table:table-cell>
          <table:table-cell office:value-type="float" office:value="35441" calcext:value-type="float">
            <text:p>35441</text:p>
          </table:table-cell>
          <table:table-cell office:value-type="float" office:value="42529" calcext:value-type="float">
            <text:p>42529</text:p>
          </table:table-cell>
          <table:table-cell office:value-type="float" office:value="51035" calcext:value-type="float">
            <text:p>51035</text:p>
          </table:table-cell>
          <table:table-cell office:value-type="float" office:value="78061" calcext:value-type="float">
            <text:p>78061</text:p>
          </table:table-cell>
          <table:table-cell office:value-type="float" office:value="73490" calcext:value-type="float">
            <text:p>73490</text:p>
          </table:table-cell>
          <table:table-cell office:value-type="float" office:value="88188" calcext:value-type="float">
            <text:p>88188</text:p>
          </table:table-cell>
          <table:table-cell office:value-type="float" office:value="105826" calcext:value-type="float">
            <text:p>105826</text:p>
          </table:table-cell>
          <table:table-cell office:value-type="float" office:value="126991" calcext:value-type="float">
            <text:p>126991</text:p>
          </table:table-cell>
          <table:table-cell office:value-type="float" office:value="152389" calcext:value-type="float">
            <text:p>152389</text:p>
          </table:table-cell>
          <table:table-cell office:value-type="float" office:value="705423" calcext:value-type="float">
            <text:p>705423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85237" calcext:value-type="float">
            <text:p>85237</text:p>
          </table:table-cell>
          <table:table-cell office:value-type="float" office:value="102284" calcext:value-type="float">
            <text:p>102284</text:p>
          </table:table-cell>
          <table:table-cell office:value-type="float" office:value="122741" calcext:value-type="float">
            <text:p>122741</text:p>
          </table:table-cell>
          <table:table-cell office:value-type="float" office:value="147289" calcext:value-type="float">
            <text:p>147289</text:p>
          </table:table-cell>
          <table:table-cell office:value-type="float" office:value="59834" calcext:value-type="float">
            <text:p>59834</text:p>
          </table:table-cell>
          <table:table-cell office:value-type="float" office:value="212096" calcext:value-type="float">
            <text:p>212096</text:p>
          </table:table-cell>
          <table:table-cell office:value-type="float" office:value="254515" calcext:value-type="float">
            <text:p>254515</text:p>
          </table:table-cell>
          <table:table-cell office:value-type="float" office:value="305418" calcext:value-type="float">
            <text:p>305418</text:p>
          </table:table-cell>
          <table:table-cell office:value-type="float" office:value="366502" calcext:value-type="float">
            <text:p>366502</text:p>
          </table:table-cell>
          <table:table-cell office:value-type="float" office:value="439802" calcext:value-type="float">
            <text:p>439802</text:p>
          </table:table-cell>
          <table:table-cell office:value-type="float" office:value="2035884" calcext:value-type="float">
            <text:p>2035884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7479" calcext:value-type="float">
            <text:p>47479</text:p>
          </table:table-cell>
          <table:table-cell office:value-type="float" office:value="56975" calcext:value-type="float">
            <text:p>56975</text:p>
          </table:table-cell>
          <table:table-cell office:value-type="float" office:value="68370" calcext:value-type="float">
            <text:p>68370</text:p>
          </table:table-cell>
          <table:table-cell office:value-type="float" office:value="82044" calcext:value-type="float">
            <text:p>82044</text:p>
          </table:table-cell>
          <table:table-cell office:value-type="float" office:value="39274" calcext:value-type="float">
            <text:p>39274</text:p>
          </table:table-cell>
          <table:table-cell office:value-type="float" office:value="118144" calcext:value-type="float">
            <text:p>118144</text:p>
          </table:table-cell>
          <table:table-cell office:value-type="float" office:value="141773" calcext:value-type="float">
            <text:p>141773</text:p>
          </table:table-cell>
          <table:table-cell office:value-type="float" office:value="170128" calcext:value-type="float">
            <text:p>170128</text:p>
          </table:table-cell>
          <table:table-cell office:value-type="float" office:value="204154" calcext:value-type="float">
            <text:p>204154</text:p>
          </table:table-cell>
          <table:table-cell office:value-type="float" office:value="244985" calcext:value-type="float">
            <text:p>244985</text:p>
          </table:table-cell>
          <table:table-cell office:value-type="float" office:value="1134052" calcext:value-type="float">
            <text:p>1134052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40819" calcext:value-type="float">
            <text:p>40819</text:p>
          </table:table-cell>
          <table:table-cell office:value-type="float" office:value="48983" calcext:value-type="float">
            <text:p>48983</text:p>
          </table:table-cell>
          <table:table-cell office:value-type="float" office:value="58780" calcext:value-type="float">
            <text:p>58780</text:p>
          </table:table-cell>
          <table:table-cell office:value-type="float" office:value="70536" calcext:value-type="float">
            <text:p>70536</text:p>
          </table:table-cell>
          <table:table-cell office:value-type="float" office:value="63" calcext:value-type="float">
            <text:p>63</text:p>
          </table:table-cell>
          <table:table-cell office:value-type="float" office:value="101572" calcext:value-type="float">
            <text:p>101572</text:p>
          </table:table-cell>
          <table:table-cell office:value-type="float" office:value="121886" calcext:value-type="float">
            <text:p>121886</text:p>
          </table:table-cell>
          <table:table-cell office:value-type="float" office:value="146263" calcext:value-type="float">
            <text:p>146263</text:p>
          </table:table-cell>
          <table:table-cell office:value-type="float" office:value="175516" calcext:value-type="float">
            <text:p>175516</text:p>
          </table:table-cell>
          <table:table-cell office:value-type="float" office:value="210619" calcext:value-type="float">
            <text:p>210619</text:p>
          </table:table-cell>
          <table:table-cell office:value-type="float" office:value="974974" calcext:value-type="float">
            <text:p>974974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97497" calcext:value-type="float">
            <text:p>97497</text:p>
          </table:table-cell>
          <table:table-cell office:value-type="float" office:value="116996" calcext:value-type="float">
            <text:p>116996</text:p>
          </table:table-cell>
          <table:table-cell office:value-type="float" office:value="140395" calcext:value-type="float">
            <text:p>140395</text:p>
          </table:table-cell>
          <table:table-cell office:value-type="float" office:value="168474" calcext:value-type="float">
            <text:p>168474</text:p>
          </table:table-cell>
          <table:table-cell office:value-type="float" office:value="11367" calcext:value-type="float">
            <text:p>11367</text:p>
          </table:table-cell>
          <table:table-cell office:value-type="float" office:value="242603" calcext:value-type="float">
            <text:p>242603</text:p>
          </table:table-cell>
          <table:table-cell office:value-type="float" office:value="291124" calcext:value-type="float">
            <text:p>291124</text:p>
          </table:table-cell>
          <table:table-cell office:value-type="float" office:value="349349" calcext:value-type="float">
            <text:p>349349</text:p>
          </table:table-cell>
          <table:table-cell office:value-type="float" office:value="419219" calcext:value-type="float">
            <text:p>419219</text:p>
          </table:table-cell>
          <table:table-cell office:value-type="float" office:value="503063" calcext:value-type="float">
            <text:p>503063</text:p>
          </table:table-cell>
          <table:table-cell office:value-type="float" office:value="2328720" calcext:value-type="float">
            <text:p>2328720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266" calcext:value-type="float">
            <text:p>2266</text:p>
          </table:table-cell>
          <table:table-cell office:value-type="float" office:value="2719" calcext:value-type="float">
            <text:p>2719</text:p>
          </table:table-cell>
          <table:table-cell office:value-type="float" office:value="3263" calcext:value-type="float">
            <text:p>3263</text:p>
          </table:table-cell>
          <table:table-cell office:value-type="float" office:value="3916" calcext:value-type="float">
            <text:p>3916</text:p>
          </table:table-cell>
          <table:table-cell office:value-type="float" office:value="28485" calcext:value-type="float">
            <text:p>28485</text:p>
          </table:table-cell>
          <table:table-cell office:value-type="float" office:value="5639" calcext:value-type="float">
            <text:p>5639</text:p>
          </table:table-cell>
          <table:table-cell office:value-type="float" office:value="6767" calcext:value-type="float">
            <text:p>6767</text:p>
          </table:table-cell>
          <table:table-cell office:value-type="float" office:value="8120" calcext:value-type="float">
            <text:p>8120</text:p>
          </table:table-cell>
          <table:table-cell office:value-type="float" office:value="9744" calcext:value-type="float">
            <text:p>9744</text:p>
          </table:table-cell>
          <table:table-cell office:value-type="float" office:value="11693" calcext:value-type="float">
            <text:p>11693</text:p>
          </table:table-cell>
          <table:table-cell office:value-type="float" office:value="54127" calcext:value-type="float">
            <text:p>54127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79389" calcext:value-type="float">
            <text:p>79389</text:p>
          </table:table-cell>
          <table:table-cell office:value-type="float" office:value="95267" calcext:value-type="float">
            <text:p>95267</text:p>
          </table:table-cell>
          <table:table-cell office:value-type="float" office:value="114320" calcext:value-type="float">
            <text:p>114320</text:p>
          </table:table-cell>
          <table:table-cell office:value-type="float" office:value="137184" calcext:value-type="float">
            <text:p>137184</text:p>
          </table:table-cell>
          <table:table-cell office:value-type="float" office:value="32241" calcext:value-type="float">
            <text:p>32241</text:p>
          </table:table-cell>
          <table:table-cell office:value-type="float" office:value="197545" calcext:value-type="float">
            <text:p>197545</text:p>
          </table:table-cell>
          <table:table-cell office:value-type="float" office:value="237054" calcext:value-type="float">
            <text:p>237054</text:p>
          </table:table-cell>
          <table:table-cell office:value-type="float" office:value="284465" calcext:value-type="float">
            <text:p>284465</text:p>
          </table:table-cell>
          <table:table-cell office:value-type="float" office:value="341358" calcext:value-type="float">
            <text:p>341358</text:p>
          </table:table-cell>
          <table:table-cell office:value-type="float" office:value="409630" calcext:value-type="float">
            <text:p>409630</text:p>
          </table:table-cell>
          <table:table-cell office:value-type="float" office:value="1896212" calcext:value-type="float">
            <text:p>1896212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74332" calcext:value-type="float">
            <text:p>74332</text:p>
          </table:table-cell>
          <table:table-cell office:value-type="float" office:value="89198" calcext:value-type="float">
            <text:p>89198</text:p>
          </table:table-cell>
          <table:table-cell office:value-type="float" office:value="107038" calcext:value-type="float">
            <text:p>107038</text:p>
          </table:table-cell>
          <table:table-cell office:value-type="float" office:value="128446" calcext:value-type="float">
            <text:p>128446</text:p>
          </table:table-cell>
          <table:table-cell office:value-type="float" office:value="55162" calcext:value-type="float">
            <text:p>55162</text:p>
          </table:table-cell>
          <table:table-cell office:value-type="float" office:value="184962" calcext:value-type="float">
            <text:p>184962</text:p>
          </table:table-cell>
          <table:table-cell office:value-type="float" office:value="221954" calcext:value-type="float">
            <text:p>221954</text:p>
          </table:table-cell>
          <table:table-cell office:value-type="float" office:value="266345" calcext:value-type="float">
            <text:p>266345</text:p>
          </table:table-cell>
          <table:table-cell office:value-type="float" office:value="319614" calcext:value-type="float">
            <text:p>319614</text:p>
          </table:table-cell>
          <table:table-cell office:value-type="float" office:value="383537" calcext:value-type="float">
            <text:p>383537</text:p>
          </table:table-cell>
          <table:table-cell office:value-type="float" office:value="1775426" calcext:value-type="float">
            <text:p>1775426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3913" calcext:value-type="float">
            <text:p>13913</text:p>
          </table:table-cell>
          <table:table-cell office:value-type="float" office:value="16696" calcext:value-type="float">
            <text:p>16696</text:p>
          </table:table-cell>
          <table:table-cell office:value-type="float" office:value="20035" calcext:value-type="float">
            <text:p>20035</text:p>
          </table:table-cell>
          <table:table-cell office:value-type="float" office:value="24042" calcext:value-type="float">
            <text:p>24042</text:p>
          </table:table-cell>
          <table:table-cell office:value-type="float" office:value="19197" calcext:value-type="float">
            <text:p>19197</text:p>
          </table:table-cell>
          <table:table-cell office:value-type="float" office:value="34620" calcext:value-type="float">
            <text:p>34620</text:p>
          </table:table-cell>
          <table:table-cell office:value-type="float" office:value="41544" calcext:value-type="float">
            <text:p>41544</text:p>
          </table:table-cell>
          <table:table-cell office:value-type="float" office:value="49853" calcext:value-type="float">
            <text:p>49853</text:p>
          </table:table-cell>
          <table:table-cell office:value-type="float" office:value="59824" calcext:value-type="float">
            <text:p>59824</text:p>
          </table:table-cell>
          <table:table-cell office:value-type="float" office:value="71789" calcext:value-type="float">
            <text:p>71789</text:p>
          </table:table-cell>
          <table:table-cell office:value-type="float" office:value="332316" calcext:value-type="float">
            <text:p>332316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76112" calcext:value-type="float">
            <text:p>76112</text:p>
          </table:table-cell>
          <table:table-cell office:value-type="float" office:value="91334" calcext:value-type="float">
            <text:p>91334</text:p>
          </table:table-cell>
          <table:table-cell office:value-type="float" office:value="109601" calcext:value-type="float">
            <text:p>109601</text:p>
          </table:table-cell>
          <table:table-cell office:value-type="float" office:value="131521" calcext:value-type="float">
            <text:p>131521</text:p>
          </table:table-cell>
          <table:table-cell office:value-type="float" office:value="6402" calcext:value-type="float">
            <text:p>6402</text:p>
          </table:table-cell>
          <table:table-cell office:value-type="float" office:value="189390" calcext:value-type="float">
            <text:p>189390</text:p>
          </table:table-cell>
          <table:table-cell office:value-type="float" office:value="227268" calcext:value-type="float">
            <text:p>227268</text:p>
          </table:table-cell>
          <table:table-cell office:value-type="float" office:value="272722" calcext:value-type="float">
            <text:p>272722</text:p>
          </table:table-cell>
          <table:table-cell office:value-type="float" office:value="327266" calcext:value-type="float">
            <text:p>327266</text:p>
          </table:table-cell>
          <table:table-cell office:value-type="float" office:value="392719" calcext:value-type="float">
            <text:p>392719</text:p>
          </table:table-cell>
          <table:table-cell office:value-type="float" office:value="1817933" calcext:value-type="float">
            <text:p>1817933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45256" calcext:value-type="float">
            <text:p>45256</text:p>
          </table:table-cell>
          <table:table-cell office:value-type="float" office:value="54307" calcext:value-type="float">
            <text:p>54307</text:p>
          </table:table-cell>
          <table:table-cell office:value-type="float" office:value="65168" calcext:value-type="float">
            <text:p>65168</text:p>
          </table:table-cell>
          <table:table-cell office:value-type="float" office:value="78202" calcext:value-type="float">
            <text:p>78202</text:p>
          </table:table-cell>
          <table:table-cell office:value-type="float" office:value="2063" calcext:value-type="float">
            <text:p>2063</text:p>
          </table:table-cell>
          <table:table-cell office:value-type="float" office:value="112610" calcext:value-type="float">
            <text:p>112610</text:p>
          </table:table-cell>
          <table:table-cell office:value-type="float" office:value="135132" calcext:value-type="float">
            <text:p>135132</text:p>
          </table:table-cell>
          <table:table-cell office:value-type="float" office:value="162158" calcext:value-type="float">
            <text:p>162158</text:p>
          </table:table-cell>
          <table:table-cell office:value-type="float" office:value="194590" calcext:value-type="float">
            <text:p>194590</text:p>
          </table:table-cell>
          <table:table-cell office:value-type="float" office:value="233508" calcext:value-type="float">
            <text:p>233508</text:p>
          </table:table-cell>
          <table:table-cell office:value-type="float" office:value="1080931" calcext:value-type="float">
            <text:p>1080931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87167" calcext:value-type="float">
            <text:p>87167</text:p>
          </table:table-cell>
          <table:table-cell office:value-type="float" office:value="104600" calcext:value-type="float">
            <text:p>104600</text:p>
          </table:table-cell>
          <table:table-cell office:value-type="float" office:value="125520" calcext:value-type="float">
            <text:p>125520</text:p>
          </table:table-cell>
          <table:table-cell office:value-type="float" office:value="150624" calcext:value-type="float">
            <text:p>150624</text:p>
          </table:table-cell>
          <table:table-cell office:value-type="float" office:value="89431" calcext:value-type="float">
            <text:p>89431</text:p>
          </table:table-cell>
          <table:table-cell office:value-type="float" office:value="216899" calcext:value-type="float">
            <text:p>216899</text:p>
          </table:table-cell>
          <table:table-cell office:value-type="float" office:value="260279" calcext:value-type="float">
            <text:p>260279</text:p>
          </table:table-cell>
          <table:table-cell office:value-type="float" office:value="312335" calcext:value-type="float">
            <text:p>312335</text:p>
          </table:table-cell>
          <table:table-cell office:value-type="float" office:value="374802" calcext:value-type="float">
            <text:p>374802</text:p>
          </table:table-cell>
          <table:table-cell office:value-type="float" office:value="449762" calcext:value-type="float">
            <text:p>449762</text:p>
          </table:table-cell>
          <table:table-cell office:value-type="float" office:value="2081988" calcext:value-type="float">
            <text:p>2081988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6153" calcext:value-type="float">
            <text:p>16153</text:p>
          </table:table-cell>
          <table:table-cell office:value-type="float" office:value="19384" calcext:value-type="float">
            <text:p>19384</text:p>
          </table:table-cell>
          <table:table-cell office:value-type="float" office:value="23261" calcext:value-type="float">
            <text:p>23261</text:p>
          </table:table-cell>
          <table:table-cell office:value-type="float" office:value="27913" calcext:value-type="float">
            <text:p>27913</text:p>
          </table:table-cell>
          <table:table-cell office:value-type="float" office:value="50281" calcext:value-type="float">
            <text:p>50281</text:p>
          </table:table-cell>
          <table:table-cell office:value-type="float" office:value="40195" calcext:value-type="float">
            <text:p>40195</text:p>
          </table:table-cell>
          <table:table-cell office:value-type="float" office:value="48234" calcext:value-type="float">
            <text:p>48234</text:p>
          </table:table-cell>
          <table:table-cell office:value-type="float" office:value="57881" calcext:value-type="float">
            <text:p>57881</text:p>
          </table:table-cell>
          <table:table-cell office:value-type="float" office:value="69457" calcext:value-type="float">
            <text:p>69457</text:p>
          </table:table-cell>
          <table:table-cell office:value-type="float" office:value="83348" calcext:value-type="float">
            <text:p>83348</text:p>
          </table:table-cell>
          <table:table-cell office:value-type="float" office:value="385826" calcext:value-type="float">
            <text:p>385826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0021" calcext:value-type="float">
            <text:p>10021</text:p>
          </table:table-cell>
          <table:table-cell office:value-type="float" office:value="12025" calcext:value-type="float">
            <text:p>12025</text:p>
          </table:table-cell>
          <table:table-cell office:value-type="float" office:value="14430" calcext:value-type="float">
            <text:p>14430</text:p>
          </table:table-cell>
          <table:table-cell office:value-type="float" office:value="17316" calcext:value-type="float">
            <text:p>17316</text:p>
          </table:table-cell>
          <table:table-cell office:value-type="float" office:value="68264" calcext:value-type="float">
            <text:p>68264</text:p>
          </table:table-cell>
          <table:table-cell office:value-type="float" office:value="24935" calcext:value-type="float">
            <text:p>24935</text:p>
          </table:table-cell>
          <table:table-cell office:value-type="float" office:value="29922" calcext:value-type="float">
            <text:p>29922</text:p>
          </table:table-cell>
          <table:table-cell office:value-type="float" office:value="35906" calcext:value-type="float">
            <text:p>35906</text:p>
          </table:table-cell>
          <table:table-cell office:value-type="float" office:value="43087" calcext:value-type="float">
            <text:p>43087</text:p>
          </table:table-cell>
          <table:table-cell office:value-type="float" office:value="51704" calcext:value-type="float">
            <text:p>51704</text:p>
          </table:table-cell>
          <table:table-cell office:value-type="float" office:value="239346" calcext:value-type="float">
            <text:p>239346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8678" calcext:value-type="float">
            <text:p>8678</text:p>
          </table:table-cell>
          <table:table-cell office:value-type="float" office:value="10414" calcext:value-type="float">
            <text:p>10414</text:p>
          </table:table-cell>
          <table:table-cell office:value-type="float" office:value="12497" calcext:value-type="float">
            <text:p>12497</text:p>
          </table:table-cell>
          <table:table-cell office:value-type="float" office:value="14996" calcext:value-type="float">
            <text:p>14996</text:p>
          </table:table-cell>
          <table:table-cell office:value-type="float" office:value="22428" calcext:value-type="float">
            <text:p>22428</text:p>
          </table:table-cell>
          <table:table-cell office:value-type="float" office:value="21594" calcext:value-type="float">
            <text:p>21594</text:p>
          </table:table-cell>
          <table:table-cell office:value-type="float" office:value="25913" calcext:value-type="float">
            <text:p>25913</text:p>
          </table:table-cell>
          <table:table-cell office:value-type="float" office:value="31096" calcext:value-type="float">
            <text:p>31096</text:p>
          </table:table-cell>
          <table:table-cell office:value-type="float" office:value="37315" calcext:value-type="float">
            <text:p>37315</text:p>
          </table:table-cell>
          <table:table-cell office:value-type="float" office:value="44778" calcext:value-type="float">
            <text:p>44778</text:p>
          </table:table-cell>
          <table:table-cell office:value-type="float" office:value="207281" calcext:value-type="float">
            <text:p>207281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97505" calcext:value-type="float">
            <text:p>97505</text:p>
          </table:table-cell>
          <table:table-cell office:value-type="float" office:value="117006" calcext:value-type="float">
            <text:p>117006</text:p>
          </table:table-cell>
          <table:table-cell office:value-type="float" office:value="140407" calcext:value-type="float">
            <text:p>140407</text:p>
          </table:table-cell>
          <table:table-cell office:value-type="float" office:value="168488" calcext:value-type="float">
            <text:p>168488</text:p>
          </table:table-cell>
          <table:table-cell office:value-type="float" office:value="23446" calcext:value-type="float">
            <text:p>23446</text:p>
          </table:table-cell>
          <table:table-cell office:value-type="float" office:value="242623" calcext:value-type="float">
            <text:p>242623</text:p>
          </table:table-cell>
          <table:table-cell office:value-type="float" office:value="291148" calcext:value-type="float">
            <text:p>291148</text:p>
          </table:table-cell>
          <table:table-cell office:value-type="float" office:value="349378" calcext:value-type="float">
            <text:p>349378</text:p>
          </table:table-cell>
          <table:table-cell office:value-type="float" office:value="419254" calcext:value-type="float">
            <text:p>419254</text:p>
          </table:table-cell>
          <table:table-cell office:value-type="float" office:value="503105" calcext:value-type="float">
            <text:p>503105</text:p>
          </table:table-cell>
          <table:table-cell office:value-type="float" office:value="2328914" calcext:value-type="float">
            <text:p>2328914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173" calcext:value-type="float">
            <text:p>1173</text:p>
          </table:table-cell>
          <table:table-cell office:value-type="float" office:value="1408" calcext:value-type="float">
            <text:p>1408</text:p>
          </table:table-cell>
          <table:table-cell office:value-type="float" office:value="1690" calcext:value-type="float">
            <text:p>1690</text:p>
          </table:table-cell>
          <table:table-cell office:value-type="float" office:value="2028" calcext:value-type="float">
            <text:p>2028</text:p>
          </table:table-cell>
          <table:table-cell office:value-type="float" office:value="59980" calcext:value-type="float">
            <text:p>59980</text:p>
          </table:table-cell>
          <table:table-cell office:value-type="float" office:value="2921" calcext:value-type="float">
            <text:p>2921</text:p>
          </table:table-cell>
          <table:table-cell office:value-type="float" office:value="3505" calcext:value-type="float">
            <text:p>3505</text:p>
          </table:table-cell>
          <table:table-cell office:value-type="float" office:value="4206" calcext:value-type="float">
            <text:p>4206</text:p>
          </table:table-cell>
          <table:table-cell office:value-type="float" office:value="5047" calcext:value-type="float">
            <text:p>5047</text:p>
          </table:table-cell>
          <table:table-cell office:value-type="float" office:value="6056" calcext:value-type="float">
            <text:p>6056</text:p>
          </table:table-cell>
          <table:table-cell office:value-type="float" office:value="28034" calcext:value-type="float">
            <text:p>28034</text:p>
          </table:table-cell>
          <table:table-cell office:value-type="string" calcext:value-type="string">
            <text:p>Medium Number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89186" calcext:value-type="float">
            <text:p>89186</text:p>
          </table:table-cell>
          <table:table-cell office:value-type="float" office:value="107023" calcext:value-type="float">
            <text:p>107023</text:p>
          </table:table-cell>
          <table:table-cell office:value-type="float" office:value="128428" calcext:value-type="float">
            <text:p>128428</text:p>
          </table:table-cell>
          <table:table-cell office:value-type="float" office:value="154114" calcext:value-type="float">
            <text:p>154114</text:p>
          </table:table-cell>
          <table:table-cell office:value-type="float" office:value="49625" calcext:value-type="float">
            <text:p>49625</text:p>
          </table:table-cell>
          <table:table-cell office:value-type="float" office:value="221924" calcext:value-type="float">
            <text:p>221924</text:p>
          </table:table-cell>
          <table:table-cell office:value-type="float" office:value="266309" calcext:value-type="float">
            <text:p>266309</text:p>
          </table:table-cell>
          <table:table-cell office:value-type="float" office:value="319571" calcext:value-type="float">
            <text:p>319571</text:p>
          </table:table-cell>
          <table:table-cell office:value-type="float" office:value="383485" calcext:value-type="float">
            <text:p>383485</text:p>
          </table:table-cell>
          <table:table-cell office:value-type="float" office:value="460182" calcext:value-type="float">
            <text:p>460182</text:p>
          </table:table-cell>
          <table:table-cell office:value-type="float" office:value="2130222" calcext:value-type="float">
            <text:p>2130222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71488" calcext:value-type="float">
            <text:p>71488</text:p>
          </table:table-cell>
          <table:table-cell office:value-type="float" office:value="85786" calcext:value-type="float">
            <text:p>85786</text:p>
          </table:table-cell>
          <table:table-cell office:value-type="float" office:value="102943" calcext:value-type="float">
            <text:p>102943</text:p>
          </table:table-cell>
          <table:table-cell office:value-type="float" office:value="123532" calcext:value-type="float">
            <text:p>123532</text:p>
          </table:table-cell>
          <table:table-cell office:value-type="float" office:value="50174" calcext:value-type="float">
            <text:p>50174</text:p>
          </table:table-cell>
          <table:table-cell office:value-type="float" office:value="177886" calcext:value-type="float">
            <text:p>177886</text:p>
          </table:table-cell>
          <table:table-cell office:value-type="float" office:value="213463" calcext:value-type="float">
            <text:p>213463</text:p>
          </table:table-cell>
          <table:table-cell office:value-type="float" office:value="256156" calcext:value-type="float">
            <text:p>256156</text:p>
          </table:table-cell>
          <table:table-cell office:value-type="float" office:value="307387" calcext:value-type="float">
            <text:p>307387</text:p>
          </table:table-cell>
          <table:table-cell office:value-type="float" office:value="368864" calcext:value-type="float">
            <text:p>368864</text:p>
          </table:table-cell>
          <table:table-cell office:value-type="float" office:value="1707505" calcext:value-type="float">
            <text:p>1707505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71604" calcext:value-type="float">
            <text:p>71604</text:p>
          </table:table-cell>
          <table:table-cell office:value-type="float" office:value="85925" calcext:value-type="float">
            <text:p>85925</text:p>
          </table:table-cell>
          <table:table-cell office:value-type="float" office:value="103110" calcext:value-type="float">
            <text:p>103110</text:p>
          </table:table-cell>
          <table:table-cell office:value-type="float" office:value="123732" calcext:value-type="float">
            <text:p>123732</text:p>
          </table:table-cell>
          <table:table-cell office:value-type="float" office:value="21720" calcext:value-type="float">
            <text:p>21720</text:p>
          </table:table-cell>
          <table:table-cell office:value-type="float" office:value="178174" calcext:value-type="float">
            <text:p>178174</text:p>
          </table:table-cell>
          <table:table-cell office:value-type="float" office:value="213809" calcext:value-type="float">
            <text:p>213809</text:p>
          </table:table-cell>
          <table:table-cell office:value-type="float" office:value="256571" calcext:value-type="float">
            <text:p>256571</text:p>
          </table:table-cell>
          <table:table-cell office:value-type="float" office:value="307885" calcext:value-type="float">
            <text:p>307885</text:p>
          </table:table-cell>
          <table:table-cell office:value-type="float" office:value="369462" calcext:value-type="float">
            <text:p>369462</text:p>
          </table:table-cell>
          <table:table-cell office:value-type="float" office:value="1710272" calcext:value-type="float">
            <text:p>1710272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6426" calcext:value-type="float">
            <text:p>26426</text:p>
          </table:table-cell>
          <table:table-cell office:value-type="float" office:value="31711" calcext:value-type="float">
            <text:p>31711</text:p>
          </table:table-cell>
          <table:table-cell office:value-type="float" office:value="38053" calcext:value-type="float">
            <text:p>38053</text:p>
          </table:table-cell>
          <table:table-cell office:value-type="float" office:value="45664" calcext:value-type="float">
            <text:p>45664</text:p>
          </table:table-cell>
          <table:table-cell office:value-type="float" office:value="58647" calcext:value-type="float">
            <text:p>58647</text:p>
          </table:table-cell>
          <table:table-cell office:value-type="float" office:value="65756" calcext:value-type="float">
            <text:p>65756</text:p>
          </table:table-cell>
          <table:table-cell office:value-type="float" office:value="78907" calcext:value-type="float">
            <text:p>78907</text:p>
          </table:table-cell>
          <table:table-cell office:value-type="float" office:value="94688" calcext:value-type="float">
            <text:p>94688</text:p>
          </table:table-cell>
          <table:table-cell office:value-type="float" office:value="113626" calcext:value-type="float">
            <text:p>113626</text:p>
          </table:table-cell>
          <table:table-cell office:value-type="float" office:value="136351" calcext:value-type="float">
            <text:p>136351</text:p>
          </table:table-cell>
          <table:table-cell office:value-type="float" office:value="631182" calcext:value-type="float">
            <text:p>631182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93294" calcext:value-type="float">
            <text:p>93294</text:p>
          </table:table-cell>
          <table:table-cell office:value-type="float" office:value="111953" calcext:value-type="float">
            <text:p>111953</text:p>
          </table:table-cell>
          <table:table-cell office:value-type="float" office:value="134344" calcext:value-type="float">
            <text:p>134344</text:p>
          </table:table-cell>
          <table:table-cell office:value-type="float" office:value="161213" calcext:value-type="float">
            <text:p>161213</text:p>
          </table:table-cell>
          <table:table-cell office:value-type="float" office:value="18387" calcext:value-type="float">
            <text:p>18387</text:p>
          </table:table-cell>
          <table:table-cell office:value-type="float" office:value="232147" calcext:value-type="float">
            <text:p>232147</text:p>
          </table:table-cell>
          <table:table-cell office:value-type="float" office:value="278576" calcext:value-type="float">
            <text:p>278576</text:p>
          </table:table-cell>
          <table:table-cell office:value-type="float" office:value="334291" calcext:value-type="float">
            <text:p>334291</text:p>
          </table:table-cell>
          <table:table-cell office:value-type="float" office:value="401149" calcext:value-type="float">
            <text:p>401149</text:p>
          </table:table-cell>
          <table:table-cell office:value-type="float" office:value="481379" calcext:value-type="float">
            <text:p>481379</text:p>
          </table:table-cell>
          <table:table-cell office:value-type="float" office:value="2228346" calcext:value-type="float">
            <text:p>2228346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1356" calcext:value-type="float">
            <text:p>11356</text:p>
          </table:table-cell>
          <table:table-cell office:value-type="float" office:value="13627" calcext:value-type="float">
            <text:p>13627</text:p>
          </table:table-cell>
          <table:table-cell office:value-type="float" office:value="16352" calcext:value-type="float">
            <text:p>16352</text:p>
          </table:table-cell>
          <table:table-cell office:value-type="float" office:value="19622" calcext:value-type="float">
            <text:p>19622</text:p>
          </table:table-cell>
          <table:table-cell office:value-type="float" office:value="56584" calcext:value-type="float">
            <text:p>56584</text:p>
          </table:table-cell>
          <table:table-cell office:value-type="float" office:value="28255" calcext:value-type="float">
            <text:p>28255</text:p>
          </table:table-cell>
          <table:table-cell office:value-type="float" office:value="33906" calcext:value-type="float">
            <text:p>33906</text:p>
          </table:table-cell>
          <table:table-cell office:value-type="float" office:value="40687" calcext:value-type="float">
            <text:p>40687</text:p>
          </table:table-cell>
          <table:table-cell office:value-type="float" office:value="48824" calcext:value-type="float">
            <text:p>48824</text:p>
          </table:table-cell>
          <table:table-cell office:value-type="float" office:value="58589" calcext:value-type="float">
            <text:p>58589</text:p>
          </table:table-cell>
          <table:table-cell office:value-type="float" office:value="271218" calcext:value-type="float">
            <text:p>271218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1637" calcext:value-type="float">
            <text:p>41637</text:p>
          </table:table-cell>
          <table:table-cell office:value-type="float" office:value="49964" calcext:value-type="float">
            <text:p>49964</text:p>
          </table:table-cell>
          <table:table-cell office:value-type="float" office:value="59957" calcext:value-type="float">
            <text:p>59957</text:p>
          </table:table-cell>
          <table:table-cell office:value-type="float" office:value="71948" calcext:value-type="float">
            <text:p>71948</text:p>
          </table:table-cell>
          <table:table-cell office:value-type="float" office:value="67122" calcext:value-type="float">
            <text:p>67122</text:p>
          </table:table-cell>
          <table:table-cell office:value-type="float" office:value="103606" calcext:value-type="float">
            <text:p>103606</text:p>
          </table:table-cell>
          <table:table-cell office:value-type="float" office:value="124327" calcext:value-type="float">
            <text:p>124327</text:p>
          </table:table-cell>
          <table:table-cell office:value-type="float" office:value="149192" calcext:value-type="float">
            <text:p>149192</text:p>
          </table:table-cell>
          <table:table-cell office:value-type="float" office:value="179030" calcext:value-type="float">
            <text:p>179030</text:p>
          </table:table-cell>
          <table:table-cell office:value-type="float" office:value="214836" calcext:value-type="float">
            <text:p>214836</text:p>
          </table:table-cell>
          <table:table-cell office:value-type="float" office:value="994497" calcext:value-type="float">
            <text:p>994497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9206" calcext:value-type="float">
            <text:p>49206</text:p>
          </table:table-cell>
          <table:table-cell office:value-type="float" office:value="59047" calcext:value-type="float">
            <text:p>59047</text:p>
          </table:table-cell>
          <table:table-cell office:value-type="float" office:value="70856" calcext:value-type="float">
            <text:p>70856</text:p>
          </table:table-cell>
          <table:table-cell office:value-type="float" office:value="85027" calcext:value-type="float">
            <text:p>85027</text:p>
          </table:table-cell>
          <table:table-cell office:value-type="float" office:value="91428" calcext:value-type="float">
            <text:p>91428</text:p>
          </table:table-cell>
          <table:table-cell office:value-type="float" office:value="122438" calcext:value-type="float">
            <text:p>122438</text:p>
          </table:table-cell>
          <table:table-cell office:value-type="float" office:value="146926" calcext:value-type="float">
            <text:p>146926</text:p>
          </table:table-cell>
          <table:table-cell office:value-type="float" office:value="176311" calcext:value-type="float">
            <text:p>176311</text:p>
          </table:table-cell>
          <table:table-cell office:value-type="float" office:value="211573" calcext:value-type="float">
            <text:p>211573</text:p>
          </table:table-cell>
          <table:table-cell office:value-type="float" office:value="253888" calcext:value-type="float">
            <text:p>253888</text:p>
          </table:table-cell>
          <table:table-cell office:value-type="float" office:value="1175272" calcext:value-type="float">
            <text:p>1175272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78883" calcext:value-type="float">
            <text:p>78883</text:p>
          </table:table-cell>
          <table:table-cell office:value-type="float" office:value="94660" calcext:value-type="float">
            <text:p>94660</text:p>
          </table:table-cell>
          <table:table-cell office:value-type="float" office:value="113592" calcext:value-type="float">
            <text:p>113592</text:p>
          </table:table-cell>
          <table:table-cell office:value-type="float" office:value="136310" calcext:value-type="float">
            <text:p>136310</text:p>
          </table:table-cell>
          <table:table-cell office:value-type="float" office:value="80433" calcext:value-type="float">
            <text:p>80433</text:p>
          </table:table-cell>
          <table:table-cell office:value-type="float" office:value="196286" calcext:value-type="float">
            <text:p>196286</text:p>
          </table:table-cell>
          <table:table-cell office:value-type="float" office:value="235543" calcext:value-type="float">
            <text:p>235543</text:p>
          </table:table-cell>
          <table:table-cell office:value-type="float" office:value="282652" calcext:value-type="float">
            <text:p>282652</text:p>
          </table:table-cell>
          <table:table-cell office:value-type="float" office:value="339182" calcext:value-type="float">
            <text:p>339182</text:p>
          </table:table-cell>
          <table:table-cell office:value-type="float" office:value="407018" calcext:value-type="float">
            <text:p>407018</text:p>
          </table:table-cell>
          <table:table-cell office:value-type="float" office:value="1884126" calcext:value-type="float">
            <text:p>1884126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35332" calcext:value-type="float">
            <text:p>35332</text:p>
          </table:table-cell>
          <table:table-cell office:value-type="float" office:value="42398" calcext:value-type="float">
            <text:p>42398</text:p>
          </table:table-cell>
          <table:table-cell office:value-type="float" office:value="50878" calcext:value-type="float">
            <text:p>50878</text:p>
          </table:table-cell>
          <table:table-cell office:value-type="float" office:value="61054" calcext:value-type="float">
            <text:p>61054</text:p>
          </table:table-cell>
          <table:table-cell office:value-type="float" office:value="8183" calcext:value-type="float">
            <text:p>8183</text:p>
          </table:table-cell>
          <table:table-cell office:value-type="float" office:value="87918" calcext:value-type="float">
            <text:p>87918</text:p>
          </table:table-cell>
          <table:table-cell office:value-type="float" office:value="105502" calcext:value-type="float">
            <text:p>105502</text:p>
          </table:table-cell>
          <table:table-cell office:value-type="float" office:value="126602" calcext:value-type="float">
            <text:p>126602</text:p>
          </table:table-cell>
          <table:table-cell office:value-type="float" office:value="151922" calcext:value-type="float">
            <text:p>151922</text:p>
          </table:table-cell>
          <table:table-cell office:value-type="float" office:value="182306" calcext:value-type="float">
            <text:p>182306</text:p>
          </table:table-cell>
          <table:table-cell office:value-type="float" office:value="843912" calcext:value-type="float">
            <text:p>843912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1924" calcext:value-type="float">
            <text:p>11924</text:p>
          </table:table-cell>
          <table:table-cell office:value-type="float" office:value="14309" calcext:value-type="float">
            <text:p>14309</text:p>
          </table:table-cell>
          <table:table-cell office:value-type="float" office:value="17171" calcext:value-type="float">
            <text:p>17171</text:p>
          </table:table-cell>
          <table:table-cell office:value-type="float" office:value="20605" calcext:value-type="float">
            <text:p>20605</text:p>
          </table:table-cell>
          <table:table-cell office:value-type="float" office:value="17563" calcext:value-type="float">
            <text:p>17563</text:p>
          </table:table-cell>
          <table:table-cell office:value-type="float" office:value="29671" calcext:value-type="float">
            <text:p>29671</text:p>
          </table:table-cell>
          <table:table-cell office:value-type="float" office:value="35605" calcext:value-type="float">
            <text:p>35605</text:p>
          </table:table-cell>
          <table:table-cell office:value-type="float" office:value="42726" calcext:value-type="float">
            <text:p>42726</text:p>
          </table:table-cell>
          <table:table-cell office:value-type="float" office:value="51271" calcext:value-type="float">
            <text:p>51271</text:p>
          </table:table-cell>
          <table:table-cell office:value-type="float" office:value="61525" calcext:value-type="float">
            <text:p>61525</text:p>
          </table:table-cell>
          <table:table-cell office:value-type="float" office:value="284807" calcext:value-type="float">
            <text:p>284807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90344" calcext:value-type="float">
            <text:p>90344</text:p>
          </table:table-cell>
          <table:table-cell office:value-type="float" office:value="108413" calcext:value-type="float">
            <text:p>108413</text:p>
          </table:table-cell>
          <table:table-cell office:value-type="float" office:value="130096" calcext:value-type="float">
            <text:p>130096</text:p>
          </table:table-cell>
          <table:table-cell office:value-type="float" office:value="156115" calcext:value-type="float">
            <text:p>156115</text:p>
          </table:table-cell>
          <table:table-cell office:value-type="float" office:value="93951" calcext:value-type="float">
            <text:p>93951</text:p>
          </table:table-cell>
          <table:table-cell office:value-type="float" office:value="224806" calcext:value-type="float">
            <text:p>224806</text:p>
          </table:table-cell>
          <table:table-cell office:value-type="float" office:value="269767" calcext:value-type="float">
            <text:p>269767</text:p>
          </table:table-cell>
          <table:table-cell office:value-type="float" office:value="323720" calcext:value-type="float">
            <text:p>323720</text:p>
          </table:table-cell>
          <table:table-cell office:value-type="float" office:value="388464" calcext:value-type="float">
            <text:p>388464</text:p>
          </table:table-cell>
          <table:table-cell office:value-type="float" office:value="466157" calcext:value-type="float">
            <text:p>466157</text:p>
          </table:table-cell>
          <table:table-cell office:value-type="float" office:value="2157882" calcext:value-type="float">
            <text:p>2157882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63928" calcext:value-type="float">
            <text:p>63928</text:p>
          </table:table-cell>
          <table:table-cell office:value-type="float" office:value="76714" calcext:value-type="float">
            <text:p>76714</text:p>
          </table:table-cell>
          <table:table-cell office:value-type="float" office:value="92057" calcext:value-type="float">
            <text:p>92057</text:p>
          </table:table-cell>
          <table:table-cell office:value-type="float" office:value="110468" calcext:value-type="float">
            <text:p>110468</text:p>
          </table:table-cell>
          <table:table-cell office:value-type="float" office:value="30988" calcext:value-type="float">
            <text:p>30988</text:p>
          </table:table-cell>
          <table:table-cell office:value-type="float" office:value="159074" calcext:value-type="float">
            <text:p>159074</text:p>
          </table:table-cell>
          <table:table-cell office:value-type="float" office:value="190889" calcext:value-type="float">
            <text:p>190889</text:p>
          </table:table-cell>
          <table:table-cell office:value-type="float" office:value="229067" calcext:value-type="float">
            <text:p>229067</text:p>
          </table:table-cell>
          <table:table-cell office:value-type="float" office:value="274880" calcext:value-type="float">
            <text:p>274880</text:p>
          </table:table-cell>
          <table:table-cell office:value-type="float" office:value="329856" calcext:value-type="float">
            <text:p>329856</text:p>
          </table:table-cell>
          <table:table-cell office:value-type="float" office:value="1526933" calcext:value-type="float">
            <text:p>1526933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35107" calcext:value-type="float">
            <text:p>35107</text:p>
          </table:table-cell>
          <table:table-cell office:value-type="float" office:value="42128" calcext:value-type="float">
            <text:p>42128</text:p>
          </table:table-cell>
          <table:table-cell office:value-type="float" office:value="50554" calcext:value-type="float">
            <text:p>50554</text:p>
          </table:table-cell>
          <table:table-cell office:value-type="float" office:value="60665" calcext:value-type="float">
            <text:p>60665</text:p>
          </table:table-cell>
          <table:table-cell office:value-type="float" office:value="46075" calcext:value-type="float">
            <text:p>46075</text:p>
          </table:table-cell>
          <table:table-cell office:value-type="float" office:value="87358" calcext:value-type="float">
            <text:p>87358</text:p>
          </table:table-cell>
          <table:table-cell office:value-type="float" office:value="104830" calcext:value-type="float">
            <text:p>104830</text:p>
          </table:table-cell>
          <table:table-cell office:value-type="float" office:value="125796" calcext:value-type="float">
            <text:p>125796</text:p>
          </table:table-cell>
          <table:table-cell office:value-type="float" office:value="150955" calcext:value-type="float">
            <text:p>150955</text:p>
          </table:table-cell>
          <table:table-cell office:value-type="float" office:value="181146" calcext:value-type="float">
            <text:p>181146</text:p>
          </table:table-cell>
          <table:table-cell office:value-type="float" office:value="838539" calcext:value-type="float">
            <text:p>838539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9315" calcext:value-type="float">
            <text:p>49315</text:p>
          </table:table-cell>
          <table:table-cell office:value-type="float" office:value="59178" calcext:value-type="float">
            <text:p>59178</text:p>
          </table:table-cell>
          <table:table-cell office:value-type="float" office:value="71014" calcext:value-type="float">
            <text:p>71014</text:p>
          </table:table-cell>
          <table:table-cell office:value-type="float" office:value="85217" calcext:value-type="float">
            <text:p>85217</text:p>
          </table:table-cell>
          <table:table-cell office:value-type="float" office:value="39162" calcext:value-type="float">
            <text:p>39162</text:p>
          </table:table-cell>
          <table:table-cell office:value-type="float" office:value="122712" calcext:value-type="float">
            <text:p>122712</text:p>
          </table:table-cell>
          <table:table-cell office:value-type="float" office:value="147254" calcext:value-type="float">
            <text:p>147254</text:p>
          </table:table-cell>
          <table:table-cell office:value-type="float" office:value="176705" calcext:value-type="float">
            <text:p>176705</text:p>
          </table:table-cell>
          <table:table-cell office:value-type="float" office:value="212046" calcext:value-type="float">
            <text:p>212046</text:p>
          </table:table-cell>
          <table:table-cell office:value-type="float" office:value="254455" calcext:value-type="float">
            <text:p>254455</text:p>
          </table:table-cell>
          <table:table-cell office:value-type="float" office:value="1177896" calcext:value-type="float">
            <text:p>1177896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52749" calcext:value-type="float">
            <text:p>52749</text:p>
          </table:table-cell>
          <table:table-cell office:value-type="float" office:value="63299" calcext:value-type="float">
            <text:p>63299</text:p>
          </table:table-cell>
          <table:table-cell office:value-type="float" office:value="75959" calcext:value-type="float">
            <text:p>75959</text:p>
          </table:table-cell>
          <table:table-cell office:value-type="float" office:value="91151" calcext:value-type="float">
            <text:p>91151</text:p>
          </table:table-cell>
          <table:table-cell office:value-type="float" office:value="53442" calcext:value-type="float">
            <text:p>53442</text:p>
          </table:table-cell>
          <table:table-cell office:value-type="float" office:value="131257" calcext:value-type="float">
            <text:p>131257</text:p>
          </table:table-cell>
          <table:table-cell office:value-type="float" office:value="157508" calcext:value-type="float">
            <text:p>157508</text:p>
          </table:table-cell>
          <table:table-cell office:value-type="float" office:value="189010" calcext:value-type="float">
            <text:p>189010</text:p>
          </table:table-cell>
          <table:table-cell office:value-type="float" office:value="226812" calcext:value-type="float">
            <text:p>226812</text:p>
          </table:table-cell>
          <table:table-cell office:value-type="float" office:value="272174" calcext:value-type="float">
            <text:p>272174</text:p>
          </table:table-cell>
          <table:table-cell office:value-type="float" office:value="1259919" calcext:value-type="float">
            <text:p>1259919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72304" calcext:value-type="float">
            <text:p>72304</text:p>
          </table:table-cell>
          <table:table-cell office:value-type="float" office:value="86765" calcext:value-type="float">
            <text:p>86765</text:p>
          </table:table-cell>
          <table:table-cell office:value-type="float" office:value="104118" calcext:value-type="float">
            <text:p>104118</text:p>
          </table:table-cell>
          <table:table-cell office:value-type="float" office:value="124942" calcext:value-type="float">
            <text:p>124942</text:p>
          </table:table-cell>
          <table:table-cell office:value-type="float" office:value="63497" calcext:value-type="float">
            <text:p>63497</text:p>
          </table:table-cell>
          <table:table-cell office:value-type="float" office:value="179916" calcext:value-type="float">
            <text:p>179916</text:p>
          </table:table-cell>
          <table:table-cell office:value-type="float" office:value="215899" calcext:value-type="float">
            <text:p>215899</text:p>
          </table:table-cell>
          <table:table-cell office:value-type="float" office:value="259079" calcext:value-type="float">
            <text:p>259079</text:p>
          </table:table-cell>
          <table:table-cell office:value-type="float" office:value="310895" calcext:value-type="float">
            <text:p>310895</text:p>
          </table:table-cell>
          <table:table-cell office:value-type="float" office:value="373074" calcext:value-type="float">
            <text:p>373074</text:p>
          </table:table-cell>
          <table:table-cell office:value-type="float" office:value="1726992" calcext:value-type="float">
            <text:p>1726992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72193" calcext:value-type="float">
            <text:p>72193</text:p>
          </table:table-cell>
          <table:table-cell office:value-type="float" office:value="86632" calcext:value-type="float">
            <text:p>86632</text:p>
          </table:table-cell>
          <table:table-cell office:value-type="float" office:value="103958" calcext:value-type="float">
            <text:p>103958</text:p>
          </table:table-cell>
          <table:table-cell office:value-type="float" office:value="124750" calcext:value-type="float">
            <text:p>124750</text:p>
          </table:table-cell>
          <table:table-cell office:value-type="float" office:value="39103" calcext:value-type="float">
            <text:p>39103</text:p>
          </table:table-cell>
          <table:table-cell office:value-type="float" office:value="179640" calcext:value-type="float">
            <text:p>179640</text:p>
          </table:table-cell>
          <table:table-cell office:value-type="float" office:value="215568" calcext:value-type="float">
            <text:p>215568</text:p>
          </table:table-cell>
          <table:table-cell office:value-type="float" office:value="258682" calcext:value-type="float">
            <text:p>258682</text:p>
          </table:table-cell>
          <table:table-cell office:value-type="float" office:value="310418" calcext:value-type="float">
            <text:p>310418</text:p>
          </table:table-cell>
          <table:table-cell office:value-type="float" office:value="372502" calcext:value-type="float">
            <text:p>372502</text:p>
          </table:table-cell>
          <table:table-cell office:value-type="float" office:value="1724343" calcext:value-type="float">
            <text:p>1724343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1127" calcext:value-type="float">
            <text:p>11127</text:p>
          </table:table-cell>
          <table:table-cell office:value-type="float" office:value="13352" calcext:value-type="float">
            <text:p>13352</text:p>
          </table:table-cell>
          <table:table-cell office:value-type="float" office:value="16022" calcext:value-type="float">
            <text:p>16022</text:p>
          </table:table-cell>
          <table:table-cell office:value-type="float" office:value="19226" calcext:value-type="float">
            <text:p>19226</text:p>
          </table:table-cell>
          <table:table-cell office:value-type="float" office:value="26600" calcext:value-type="float">
            <text:p>26600</text:p>
          </table:table-cell>
          <table:table-cell office:value-type="float" office:value="27685" calcext:value-type="float">
            <text:p>27685</text:p>
          </table:table-cell>
          <table:table-cell office:value-type="float" office:value="33222" calcext:value-type="float">
            <text:p>33222</text:p>
          </table:table-cell>
          <table:table-cell office:value-type="float" office:value="39866" calcext:value-type="float">
            <text:p>39866</text:p>
          </table:table-cell>
          <table:table-cell office:value-type="float" office:value="47839" calcext:value-type="float">
            <text:p>47839</text:p>
          </table:table-cell>
          <table:table-cell office:value-type="float" office:value="57407" calcext:value-type="float">
            <text:p>57407</text:p>
          </table:table-cell>
          <table:table-cell office:value-type="float" office:value="265746" calcext:value-type="float">
            <text:p>265746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52613" calcext:value-type="float">
            <text:p>52613</text:p>
          </table:table-cell>
          <table:table-cell office:value-type="float" office:value="63136" calcext:value-type="float">
            <text:p>63136</text:p>
          </table:table-cell>
          <table:table-cell office:value-type="float" office:value="75763" calcext:value-type="float">
            <text:p>75763</text:p>
          </table:table-cell>
          <table:table-cell office:value-type="float" office:value="90916" calcext:value-type="float">
            <text:p>90916</text:p>
          </table:table-cell>
          <table:table-cell office:value-type="float" office:value="60317" calcext:value-type="float">
            <text:p>60317</text:p>
          </table:table-cell>
          <table:table-cell office:value-type="float" office:value="130919" calcext:value-type="float">
            <text:p>130919</text:p>
          </table:table-cell>
          <table:table-cell office:value-type="float" office:value="157103" calcext:value-type="float">
            <text:p>157103</text:p>
          </table:table-cell>
          <table:table-cell office:value-type="float" office:value="188524" calcext:value-type="float">
            <text:p>188524</text:p>
          </table:table-cell>
          <table:table-cell office:value-type="float" office:value="226229" calcext:value-type="float">
            <text:p>226229</text:p>
          </table:table-cell>
          <table:table-cell office:value-type="float" office:value="271475" calcext:value-type="float">
            <text:p>271475</text:p>
          </table:table-cell>
          <table:table-cell office:value-type="float" office:value="1256678" calcext:value-type="float">
            <text:p>1256678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6388" calcext:value-type="float">
            <text:p>46388</text:p>
          </table:table-cell>
          <table:table-cell office:value-type="float" office:value="55666" calcext:value-type="float">
            <text:p>55666</text:p>
          </table:table-cell>
          <table:table-cell office:value-type="float" office:value="66799" calcext:value-type="float">
            <text:p>66799</text:p>
          </table:table-cell>
          <table:table-cell office:value-type="float" office:value="80159" calcext:value-type="float">
            <text:p>80159</text:p>
          </table:table-cell>
          <table:table-cell office:value-type="float" office:value="78036" calcext:value-type="float">
            <text:p>78036</text:p>
          </table:table-cell>
          <table:table-cell office:value-type="float" office:value="115429" calcext:value-type="float">
            <text:p>115429</text:p>
          </table:table-cell>
          <table:table-cell office:value-type="float" office:value="138515" calcext:value-type="float">
            <text:p>138515</text:p>
          </table:table-cell>
          <table:table-cell office:value-type="float" office:value="166218" calcext:value-type="float">
            <text:p>166218</text:p>
          </table:table-cell>
          <table:table-cell office:value-type="float" office:value="199462" calcext:value-type="float">
            <text:p>199462</text:p>
          </table:table-cell>
          <table:table-cell office:value-type="float" office:value="239354" calcext:value-type="float">
            <text:p>239354</text:p>
          </table:table-cell>
          <table:table-cell office:value-type="float" office:value="1107990" calcext:value-type="float">
            <text:p>1107990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97627" calcext:value-type="float">
            <text:p>97627</text:p>
          </table:table-cell>
          <table:table-cell office:value-type="float" office:value="117152" calcext:value-type="float">
            <text:p>117152</text:p>
          </table:table-cell>
          <table:table-cell office:value-type="float" office:value="140582" calcext:value-type="float">
            <text:p>140582</text:p>
          </table:table-cell>
          <table:table-cell office:value-type="float" office:value="168698" calcext:value-type="float">
            <text:p>168698</text:p>
          </table:table-cell>
          <table:table-cell office:value-type="float" office:value="11777" calcext:value-type="float">
            <text:p>11777</text:p>
          </table:table-cell>
          <table:table-cell office:value-type="float" office:value="242926" calcext:value-type="float">
            <text:p>242926</text:p>
          </table:table-cell>
          <table:table-cell office:value-type="float" office:value="291511" calcext:value-type="float">
            <text:p>291511</text:p>
          </table:table-cell>
          <table:table-cell office:value-type="float" office:value="349813" calcext:value-type="float">
            <text:p>349813</text:p>
          </table:table-cell>
          <table:table-cell office:value-type="float" office:value="419776" calcext:value-type="float">
            <text:p>419776</text:p>
          </table:table-cell>
          <table:table-cell office:value-type="float" office:value="503731" calcext:value-type="float">
            <text:p>503731</text:p>
          </table:table-cell>
          <table:table-cell office:value-type="float" office:value="2331816" calcext:value-type="float">
            <text:p>2331816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87394" calcext:value-type="float">
            <text:p>87394</text:p>
          </table:table-cell>
          <table:table-cell office:value-type="float" office:value="104873" calcext:value-type="float">
            <text:p>104873</text:p>
          </table:table-cell>
          <table:table-cell office:value-type="float" office:value="125848" calcext:value-type="float">
            <text:p>125848</text:p>
          </table:table-cell>
          <table:table-cell office:value-type="float" office:value="151018" calcext:value-type="float">
            <text:p>151018</text:p>
          </table:table-cell>
          <table:table-cell office:value-type="float" office:value="71747" calcext:value-type="float">
            <text:p>71747</text:p>
          </table:table-cell>
          <table:table-cell office:value-type="float" office:value="217466" calcext:value-type="float">
            <text:p>217466</text:p>
          </table:table-cell>
          <table:table-cell office:value-type="float" office:value="260959" calcext:value-type="float">
            <text:p>260959</text:p>
          </table:table-cell>
          <table:table-cell office:value-type="float" office:value="313151" calcext:value-type="float">
            <text:p>313151</text:p>
          </table:table-cell>
          <table:table-cell office:value-type="float" office:value="375781" calcext:value-type="float">
            <text:p>375781</text:p>
          </table:table-cell>
          <table:table-cell office:value-type="float" office:value="450937" calcext:value-type="float">
            <text:p>450937</text:p>
          </table:table-cell>
          <table:table-cell office:value-type="float" office:value="2087427" calcext:value-type="float">
            <text:p>2087427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69920" calcext:value-type="float">
            <text:p>69920</text:p>
          </table:table-cell>
          <table:table-cell office:value-type="float" office:value="83904" calcext:value-type="float">
            <text:p>83904</text:p>
          </table:table-cell>
          <table:table-cell office:value-type="float" office:value="100685" calcext:value-type="float">
            <text:p>100685</text:p>
          </table:table-cell>
          <table:table-cell office:value-type="float" office:value="120822" calcext:value-type="float">
            <text:p>120822</text:p>
          </table:table-cell>
          <table:table-cell office:value-type="float" office:value="56020" calcext:value-type="float">
            <text:p>56020</text:p>
          </table:table-cell>
          <table:table-cell office:value-type="float" office:value="173983" calcext:value-type="float">
            <text:p>173983</text:p>
          </table:table-cell>
          <table:table-cell office:value-type="float" office:value="208780" calcext:value-type="float">
            <text:p>208780</text:p>
          </table:table-cell>
          <table:table-cell office:value-type="float" office:value="250536" calcext:value-type="float">
            <text:p>250536</text:p>
          </table:table-cell>
          <table:table-cell office:value-type="float" office:value="300643" calcext:value-type="float">
            <text:p>300643</text:p>
          </table:table-cell>
          <table:table-cell office:value-type="float" office:value="360772" calcext:value-type="float">
            <text:p>360772</text:p>
          </table:table-cell>
          <table:table-cell office:value-type="float" office:value="1670045" calcext:value-type="float">
            <text:p>1670045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78247" calcext:value-type="float">
            <text:p>78247</text:p>
          </table:table-cell>
          <table:table-cell office:value-type="float" office:value="93896" calcext:value-type="float">
            <text:p>93896</text:p>
          </table:table-cell>
          <table:table-cell office:value-type="float" office:value="112675" calcext:value-type="float">
            <text:p>112675</text:p>
          </table:table-cell>
          <table:table-cell office:value-type="float" office:value="135210" calcext:value-type="float">
            <text:p>135210</text:p>
          </table:table-cell>
          <table:table-cell office:value-type="float" office:value="17002" calcext:value-type="float">
            <text:p>17002</text:p>
          </table:table-cell>
          <table:table-cell office:value-type="float" office:value="194702" calcext:value-type="float">
            <text:p>194702</text:p>
          </table:table-cell>
          <table:table-cell office:value-type="float" office:value="233642" calcext:value-type="float">
            <text:p>233642</text:p>
          </table:table-cell>
          <table:table-cell office:value-type="float" office:value="280370" calcext:value-type="float">
            <text:p>280370</text:p>
          </table:table-cell>
          <table:table-cell office:value-type="float" office:value="336444" calcext:value-type="float">
            <text:p>336444</text:p>
          </table:table-cell>
          <table:table-cell office:value-type="float" office:value="403733" calcext:value-type="float">
            <text:p>403733</text:p>
          </table:table-cell>
          <table:table-cell office:value-type="float" office:value="1868919" calcext:value-type="float">
            <text:p>1868919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0623" calcext:value-type="float">
            <text:p>10623</text:p>
          </table:table-cell>
          <table:table-cell office:value-type="float" office:value="12748" calcext:value-type="float">
            <text:p>12748</text:p>
          </table:table-cell>
          <table:table-cell office:value-type="float" office:value="15298" calcext:value-type="float">
            <text:p>15298</text:p>
          </table:table-cell>
          <table:table-cell office:value-type="float" office:value="18358" calcext:value-type="float">
            <text:p>18358</text:p>
          </table:table-cell>
          <table:table-cell office:value-type="float" office:value="20506" calcext:value-type="float">
            <text:p>20506</text:p>
          </table:table-cell>
          <table:table-cell office:value-type="float" office:value="26436" calcext:value-type="float">
            <text:p>26436</text:p>
          </table:table-cell>
          <table:table-cell office:value-type="float" office:value="31723" calcext:value-type="float">
            <text:p>31723</text:p>
          </table:table-cell>
          <table:table-cell office:value-type="float" office:value="38068" calcext:value-type="float">
            <text:p>38068</text:p>
          </table:table-cell>
          <table:table-cell office:value-type="float" office:value="45682" calcext:value-type="float">
            <text:p>45682</text:p>
          </table:table-cell>
          <table:table-cell office:value-type="float" office:value="54818" calcext:value-type="float">
            <text:p>54818</text:p>
          </table:table-cell>
          <table:table-cell office:value-type="float" office:value="253754" calcext:value-type="float">
            <text:p>253754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87357" calcext:value-type="float">
            <text:p>87357</text:p>
          </table:table-cell>
          <table:table-cell office:value-type="float" office:value="104828" calcext:value-type="float">
            <text:p>104828</text:p>
          </table:table-cell>
          <table:table-cell office:value-type="float" office:value="125794" calcext:value-type="float">
            <text:p>125794</text:p>
          </table:table-cell>
          <table:table-cell office:value-type="float" office:value="150953" calcext:value-type="float">
            <text:p>150953</text:p>
          </table:table-cell>
          <table:table-cell office:value-type="float" office:value="59392" calcext:value-type="float">
            <text:p>59392</text:p>
          </table:table-cell>
          <table:table-cell office:value-type="float" office:value="217373" calcext:value-type="float">
            <text:p>217373</text:p>
          </table:table-cell>
          <table:table-cell office:value-type="float" office:value="260848" calcext:value-type="float">
            <text:p>260848</text:p>
          </table:table-cell>
          <table:table-cell office:value-type="float" office:value="313018" calcext:value-type="float">
            <text:p>313018</text:p>
          </table:table-cell>
          <table:table-cell office:value-type="float" office:value="375622" calcext:value-type="float">
            <text:p>375622</text:p>
          </table:table-cell>
          <table:table-cell office:value-type="float" office:value="450746" calcext:value-type="float">
            <text:p>450746</text:p>
          </table:table-cell>
          <table:table-cell office:value-type="float" office:value="2086539" calcext:value-type="float">
            <text:p>2086539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74411" calcext:value-type="float">
            <text:p>74411</text:p>
          </table:table-cell>
          <table:table-cell office:value-type="float" office:value="89293" calcext:value-type="float">
            <text:p>89293</text:p>
          </table:table-cell>
          <table:table-cell office:value-type="float" office:value="107152" calcext:value-type="float">
            <text:p>107152</text:p>
          </table:table-cell>
          <table:table-cell office:value-type="float" office:value="128582" calcext:value-type="float">
            <text:p>128582</text:p>
          </table:table-cell>
          <table:table-cell office:value-type="float" office:value="38922" calcext:value-type="float">
            <text:p>38922</text:p>
          </table:table-cell>
          <table:table-cell office:value-type="float" office:value="185158" calcext:value-type="float">
            <text:p>185158</text:p>
          </table:table-cell>
          <table:table-cell office:value-type="float" office:value="222190" calcext:value-type="float">
            <text:p>222190</text:p>
          </table:table-cell>
          <table:table-cell office:value-type="float" office:value="266628" calcext:value-type="float">
            <text:p>266628</text:p>
          </table:table-cell>
          <table:table-cell office:value-type="float" office:value="319954" calcext:value-type="float">
            <text:p>319954</text:p>
          </table:table-cell>
          <table:table-cell office:value-type="float" office:value="383945" calcext:value-type="float">
            <text:p>383945</text:p>
          </table:table-cell>
          <table:table-cell office:value-type="float" office:value="1777313" calcext:value-type="float">
            <text:p>1777313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86082" calcext:value-type="float">
            <text:p>86082</text:p>
          </table:table-cell>
          <table:table-cell office:value-type="float" office:value="103298" calcext:value-type="float">
            <text:p>103298</text:p>
          </table:table-cell>
          <table:table-cell office:value-type="float" office:value="123958" calcext:value-type="float">
            <text:p>123958</text:p>
          </table:table-cell>
          <table:table-cell office:value-type="float" office:value="148750" calcext:value-type="float">
            <text:p>148750</text:p>
          </table:table-cell>
          <table:table-cell office:value-type="float" office:value="67237" calcext:value-type="float">
            <text:p>67237</text:p>
          </table:table-cell>
          <table:table-cell office:value-type="float" office:value="214200" calcext:value-type="float">
            <text:p>214200</text:p>
          </table:table-cell>
          <table:table-cell office:value-type="float" office:value="257040" calcext:value-type="float">
            <text:p>257040</text:p>
          </table:table-cell>
          <table:table-cell office:value-type="float" office:value="308448" calcext:value-type="float">
            <text:p>308448</text:p>
          </table:table-cell>
          <table:table-cell office:value-type="float" office:value="370138" calcext:value-type="float">
            <text:p>370138</text:p>
          </table:table-cell>
          <table:table-cell office:value-type="float" office:value="444166" calcext:value-type="float">
            <text:p>444166</text:p>
          </table:table-cell>
          <table:table-cell office:value-type="float" office:value="2056080" calcext:value-type="float">
            <text:p>2056080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79292" calcext:value-type="float">
            <text:p>79292</text:p>
          </table:table-cell>
          <table:table-cell office:value-type="float" office:value="95150" calcext:value-type="float">
            <text:p>95150</text:p>
          </table:table-cell>
          <table:table-cell office:value-type="float" office:value="114180" calcext:value-type="float">
            <text:p>114180</text:p>
          </table:table-cell>
          <table:table-cell office:value-type="float" office:value="137016" calcext:value-type="float">
            <text:p>137016</text:p>
          </table:table-cell>
          <table:table-cell office:value-type="float" office:value="86315" calcext:value-type="float">
            <text:p>86315</text:p>
          </table:table-cell>
          <table:table-cell office:value-type="float" office:value="197303" calcext:value-type="float">
            <text:p>197303</text:p>
          </table:table-cell>
          <table:table-cell office:value-type="float" office:value="236764" calcext:value-type="float">
            <text:p>236764</text:p>
          </table:table-cell>
          <table:table-cell office:value-type="float" office:value="284117" calcext:value-type="float">
            <text:p>284117</text:p>
          </table:table-cell>
          <table:table-cell office:value-type="float" office:value="340940" calcext:value-type="float">
            <text:p>340940</text:p>
          </table:table-cell>
          <table:table-cell office:value-type="float" office:value="409128" calcext:value-type="float">
            <text:p>409128</text:p>
          </table:table-cell>
          <table:table-cell office:value-type="float" office:value="1893890" calcext:value-type="float">
            <text:p>1893890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5445" calcext:value-type="float">
            <text:p>5445</text:p>
          </table:table-cell>
          <table:table-cell office:value-type="float" office:value="6534" calcext:value-type="float">
            <text:p>6534</text:p>
          </table:table-cell>
          <table:table-cell office:value-type="float" office:value="7841" calcext:value-type="float">
            <text:p>7841</text:p>
          </table:table-cell>
          <table:table-cell office:value-type="float" office:value="9409" calcext:value-type="float">
            <text:p>9409</text:p>
          </table:table-cell>
          <table:table-cell office:value-type="float" office:value="85312" calcext:value-type="float">
            <text:p>85312</text:p>
          </table:table-cell>
          <table:table-cell office:value-type="float" office:value="13549" calcext:value-type="float">
            <text:p>13549</text:p>
          </table:table-cell>
          <table:table-cell office:value-type="float" office:value="16259" calcext:value-type="float">
            <text:p>16259</text:p>
          </table:table-cell>
          <table:table-cell office:value-type="float" office:value="19511" calcext:value-type="float">
            <text:p>19511</text:p>
          </table:table-cell>
          <table:table-cell office:value-type="float" office:value="23413" calcext:value-type="float">
            <text:p>23413</text:p>
          </table:table-cell>
          <table:table-cell office:value-type="float" office:value="28096" calcext:value-type="float">
            <text:p>28096</text:p>
          </table:table-cell>
          <table:table-cell office:value-type="float" office:value="130057" calcext:value-type="float">
            <text:p>130057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3600" calcext:value-type="float">
            <text:p>3600</text:p>
          </table:table-cell>
          <table:table-cell office:value-type="float" office:value="4320" calcext:value-type="float">
            <text:p>4320</text:p>
          </table:table-cell>
          <table:table-cell office:value-type="float" office:value="5184" calcext:value-type="float">
            <text:p>5184</text:p>
          </table:table-cell>
          <table:table-cell office:value-type="float" office:value="6221" calcext:value-type="float">
            <text:p>6221</text:p>
          </table:table-cell>
          <table:table-cell office:value-type="float" office:value="29604" calcext:value-type="float">
            <text:p>29604</text:p>
          </table:table-cell>
          <table:table-cell office:value-type="float" office:value="8958" calcext:value-type="float">
            <text:p>8958</text:p>
          </table:table-cell>
          <table:table-cell office:value-type="float" office:value="10750" calcext:value-type="float">
            <text:p>10750</text:p>
          </table:table-cell>
          <table:table-cell office:value-type="float" office:value="12900" calcext:value-type="float">
            <text:p>12900</text:p>
          </table:table-cell>
          <table:table-cell office:value-type="float" office:value="15480" calcext:value-type="float">
            <text:p>15480</text:p>
          </table:table-cell>
          <table:table-cell office:value-type="float" office:value="18576" calcext:value-type="float">
            <text:p>18576</text:p>
          </table:table-cell>
          <table:table-cell office:value-type="float" office:value="85989" calcext:value-type="float">
            <text:p>85989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7256" calcext:value-type="float">
            <text:p>17256</text:p>
          </table:table-cell>
          <table:table-cell office:value-type="float" office:value="20707" calcext:value-type="float">
            <text:p>20707</text:p>
          </table:table-cell>
          <table:table-cell office:value-type="float" office:value="24848" calcext:value-type="float">
            <text:p>24848</text:p>
          </table:table-cell>
          <table:table-cell office:value-type="float" office:value="29818" calcext:value-type="float">
            <text:p>29818</text:p>
          </table:table-cell>
          <table:table-cell office:value-type="float" office:value="61897" calcext:value-type="float">
            <text:p>61897</text:p>
          </table:table-cell>
          <table:table-cell office:value-type="float" office:value="42938" calcext:value-type="float">
            <text:p>42938</text:p>
          </table:table-cell>
          <table:table-cell office:value-type="float" office:value="51526" calcext:value-type="float">
            <text:p>51526</text:p>
          </table:table-cell>
          <table:table-cell office:value-type="float" office:value="61831" calcext:value-type="float">
            <text:p>61831</text:p>
          </table:table-cell>
          <table:table-cell office:value-type="float" office:value="74197" calcext:value-type="float">
            <text:p>74197</text:p>
          </table:table-cell>
          <table:table-cell office:value-type="float" office:value="89036" calcext:value-type="float">
            <text:p>89036</text:p>
          </table:table-cell>
          <table:table-cell office:value-type="float" office:value="412157" calcext:value-type="float">
            <text:p>412157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56111" calcext:value-type="float">
            <text:p>56111</text:p>
          </table:table-cell>
          <table:table-cell office:value-type="float" office:value="67333" calcext:value-type="float">
            <text:p>67333</text:p>
          </table:table-cell>
          <table:table-cell office:value-type="float" office:value="80800" calcext:value-type="float">
            <text:p>80800</text:p>
          </table:table-cell>
          <table:table-cell office:value-type="float" office:value="96960" calcext:value-type="float">
            <text:p>96960</text:p>
          </table:table-cell>
          <table:table-cell office:value-type="float" office:value="14877" calcext:value-type="float">
            <text:p>14877</text:p>
          </table:table-cell>
          <table:table-cell office:value-type="float" office:value="139622" calcext:value-type="float">
            <text:p>139622</text:p>
          </table:table-cell>
          <table:table-cell office:value-type="float" office:value="167546" calcext:value-type="float">
            <text:p>167546</text:p>
          </table:table-cell>
          <table:table-cell office:value-type="float" office:value="201055" calcext:value-type="float">
            <text:p>201055</text:p>
          </table:table-cell>
          <table:table-cell office:value-type="float" office:value="241266" calcext:value-type="float">
            <text:p>241266</text:p>
          </table:table-cell>
          <table:table-cell office:value-type="float" office:value="289519" calcext:value-type="float">
            <text:p>289519</text:p>
          </table:table-cell>
          <table:table-cell office:value-type="float" office:value="1340212" calcext:value-type="float">
            <text:p>1340212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33831" calcext:value-type="float">
            <text:p>33831</text:p>
          </table:table-cell>
          <table:table-cell office:value-type="float" office:value="40597" calcext:value-type="float">
            <text:p>40597</text:p>
          </table:table-cell>
          <table:table-cell office:value-type="float" office:value="48716" calcext:value-type="float">
            <text:p>48716</text:p>
          </table:table-cell>
          <table:table-cell office:value-type="float" office:value="58459" calcext:value-type="float">
            <text:p>58459</text:p>
          </table:table-cell>
          <table:table-cell office:value-type="float" office:value="81093" calcext:value-type="float">
            <text:p>81093</text:p>
          </table:table-cell>
          <table:table-cell office:value-type="float" office:value="84181" calcext:value-type="float">
            <text:p>84181</text:p>
          </table:table-cell>
          <table:table-cell office:value-type="float" office:value="101017" calcext:value-type="float">
            <text:p>101017</text:p>
          </table:table-cell>
          <table:table-cell office:value-type="float" office:value="121220" calcext:value-type="float">
            <text:p>121220</text:p>
          </table:table-cell>
          <table:table-cell office:value-type="float" office:value="145464" calcext:value-type="float">
            <text:p>145464</text:p>
          </table:table-cell>
          <table:table-cell office:value-type="float" office:value="174557" calcext:value-type="float">
            <text:p>174557</text:p>
          </table:table-cell>
          <table:table-cell office:value-type="float" office:value="808042" calcext:value-type="float">
            <text:p>808042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93299" calcext:value-type="float">
            <text:p>93299</text:p>
          </table:table-cell>
          <table:table-cell office:value-type="float" office:value="111959" calcext:value-type="float">
            <text:p>111959</text:p>
          </table:table-cell>
          <table:table-cell office:value-type="float" office:value="134351" calcext:value-type="float">
            <text:p>134351</text:p>
          </table:table-cell>
          <table:table-cell office:value-type="float" office:value="161221" calcext:value-type="float">
            <text:p>161221</text:p>
          </table:table-cell>
          <table:table-cell office:value-type="float" office:value="88387" calcext:value-type="float">
            <text:p>88387</text:p>
          </table:table-cell>
          <table:table-cell office:value-type="float" office:value="232158" calcext:value-type="float">
            <text:p>232158</text:p>
          </table:table-cell>
          <table:table-cell office:value-type="float" office:value="278590" calcext:value-type="float">
            <text:p>278590</text:p>
          </table:table-cell>
          <table:table-cell office:value-type="float" office:value="334308" calcext:value-type="float">
            <text:p>334308</text:p>
          </table:table-cell>
          <table:table-cell office:value-type="float" office:value="401170" calcext:value-type="float">
            <text:p>401170</text:p>
          </table:table-cell>
          <table:table-cell office:value-type="float" office:value="481404" calcext:value-type="float">
            <text:p>481404</text:p>
          </table:table-cell>
          <table:table-cell office:value-type="float" office:value="2228460" calcext:value-type="float">
            <text:p>2228460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37120" calcext:value-type="float">
            <text:p>37120</text:p>
          </table:table-cell>
          <table:table-cell office:value-type="float" office:value="44544" calcext:value-type="float">
            <text:p>44544</text:p>
          </table:table-cell>
          <table:table-cell office:value-type="float" office:value="53453" calcext:value-type="float">
            <text:p>53453</text:p>
          </table:table-cell>
          <table:table-cell office:value-type="float" office:value="64144" calcext:value-type="float">
            <text:p>64144</text:p>
          </table:table-cell>
          <table:table-cell office:value-type="float" office:value="92500" calcext:value-type="float">
            <text:p>92500</text:p>
          </table:table-cell>
          <table:table-cell office:value-type="float" office:value="92368" calcext:value-type="float">
            <text:p>92368</text:p>
          </table:table-cell>
          <table:table-cell office:value-type="float" office:value="110842" calcext:value-type="float">
            <text:p>110842</text:p>
          </table:table-cell>
          <table:table-cell office:value-type="float" office:value="133010" calcext:value-type="float">
            <text:p>133010</text:p>
          </table:table-cell>
          <table:table-cell office:value-type="float" office:value="159612" calcext:value-type="float">
            <text:p>159612</text:p>
          </table:table-cell>
          <table:table-cell office:value-type="float" office:value="191534" calcext:value-type="float">
            <text:p>191534</text:p>
          </table:table-cell>
          <table:table-cell office:value-type="float" office:value="886627" calcext:value-type="float">
            <text:p>886627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60904" calcext:value-type="float">
            <text:p>60904</text:p>
          </table:table-cell>
          <table:table-cell office:value-type="float" office:value="73085" calcext:value-type="float">
            <text:p>73085</text:p>
          </table:table-cell>
          <table:table-cell office:value-type="float" office:value="87702" calcext:value-type="float">
            <text:p>87702</text:p>
          </table:table-cell>
          <table:table-cell office:value-type="float" office:value="105242" calcext:value-type="float">
            <text:p>105242</text:p>
          </table:table-cell>
          <table:table-cell office:value-type="float" office:value="62205" calcext:value-type="float">
            <text:p>62205</text:p>
          </table:table-cell>
          <table:table-cell office:value-type="float" office:value="151548" calcext:value-type="float">
            <text:p>151548</text:p>
          </table:table-cell>
          <table:table-cell office:value-type="float" office:value="181858" calcext:value-type="float">
            <text:p>181858</text:p>
          </table:table-cell>
          <table:table-cell office:value-type="float" office:value="218230" calcext:value-type="float">
            <text:p>218230</text:p>
          </table:table-cell>
          <table:table-cell office:value-type="float" office:value="261876" calcext:value-type="float">
            <text:p>261876</text:p>
          </table:table-cell>
          <table:table-cell office:value-type="float" office:value="314251" calcext:value-type="float">
            <text:p>314251</text:p>
          </table:table-cell>
          <table:table-cell office:value-type="float" office:value="1454696" calcext:value-type="float">
            <text:p>1454696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9418" calcext:value-type="float">
            <text:p>9418</text:p>
          </table:table-cell>
          <table:table-cell office:value-type="float" office:value="11302" calcext:value-type="float">
            <text:p>11302</text:p>
          </table:table-cell>
          <table:table-cell office:value-type="float" office:value="13562" calcext:value-type="float">
            <text:p>13562</text:p>
          </table:table-cell>
          <table:table-cell office:value-type="float" office:value="16274" calcext:value-type="float">
            <text:p>16274</text:p>
          </table:table-cell>
          <table:table-cell office:value-type="float" office:value="57257" calcext:value-type="float">
            <text:p>57257</text:p>
          </table:table-cell>
          <table:table-cell office:value-type="float" office:value="23435" calcext:value-type="float">
            <text:p>23435</text:p>
          </table:table-cell>
          <table:table-cell office:value-type="float" office:value="28122" calcext:value-type="float">
            <text:p>28122</text:p>
          </table:table-cell>
          <table:table-cell office:value-type="float" office:value="33746" calcext:value-type="float">
            <text:p>33746</text:p>
          </table:table-cell>
          <table:table-cell office:value-type="float" office:value="40495" calcext:value-type="float">
            <text:p>40495</text:p>
          </table:table-cell>
          <table:table-cell office:value-type="float" office:value="48594" calcext:value-type="float">
            <text:p>48594</text:p>
          </table:table-cell>
          <table:table-cell office:value-type="float" office:value="224948" calcext:value-type="float">
            <text:p>224948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50815" calcext:value-type="float">
            <text:p>50815</text:p>
          </table:table-cell>
          <table:table-cell office:value-type="float" office:value="60978" calcext:value-type="float">
            <text:p>60978</text:p>
          </table:table-cell>
          <table:table-cell office:value-type="float" office:value="73174" calcext:value-type="float">
            <text:p>73174</text:p>
          </table:table-cell>
          <table:table-cell office:value-type="float" office:value="87809" calcext:value-type="float">
            <text:p>87809</text:p>
          </table:table-cell>
          <table:table-cell office:value-type="float" office:value="62281" calcext:value-type="float">
            <text:p>62281</text:p>
          </table:table-cell>
          <table:table-cell office:value-type="float" office:value="126445" calcext:value-type="float">
            <text:p>126445</text:p>
          </table:table-cell>
          <table:table-cell office:value-type="float" office:value="151734" calcext:value-type="float">
            <text:p>151734</text:p>
          </table:table-cell>
          <table:table-cell office:value-type="float" office:value="182081" calcext:value-type="float">
            <text:p>182081</text:p>
          </table:table-cell>
          <table:table-cell office:value-type="float" office:value="218497" calcext:value-type="float">
            <text:p>218497</text:p>
          </table:table-cell>
          <table:table-cell office:value-type="float" office:value="262196" calcext:value-type="float">
            <text:p>262196</text:p>
          </table:table-cell>
          <table:table-cell office:value-type="float" office:value="1213729" calcext:value-type="float">
            <text:p>1213729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37913" calcext:value-type="float">
            <text:p>37913</text:p>
          </table:table-cell>
          <table:table-cell office:value-type="float" office:value="45496" calcext:value-type="float">
            <text:p>45496</text:p>
          </table:table-cell>
          <table:table-cell office:value-type="float" office:value="54595" calcext:value-type="float">
            <text:p>54595</text:p>
          </table:table-cell>
          <table:table-cell office:value-type="float" office:value="65514" calcext:value-type="float">
            <text:p>65514</text:p>
          </table:table-cell>
          <table:table-cell office:value-type="float" office:value="24448" calcext:value-type="float">
            <text:p>24448</text:p>
          </table:table-cell>
          <table:table-cell office:value-type="float" office:value="94340" calcext:value-type="float">
            <text:p>94340</text:p>
          </table:table-cell>
          <table:table-cell office:value-type="float" office:value="113208" calcext:value-type="float">
            <text:p>113208</text:p>
          </table:table-cell>
          <table:table-cell office:value-type="float" office:value="135850" calcext:value-type="float">
            <text:p>135850</text:p>
          </table:table-cell>
          <table:table-cell office:value-type="float" office:value="163020" calcext:value-type="float">
            <text:p>163020</text:p>
          </table:table-cell>
          <table:table-cell office:value-type="float" office:value="195624" calcext:value-type="float">
            <text:p>195624</text:p>
          </table:table-cell>
          <table:table-cell office:value-type="float" office:value="905560" calcext:value-type="float">
            <text:p>905560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95781" calcext:value-type="float">
            <text:p>95781</text:p>
          </table:table-cell>
          <table:table-cell office:value-type="float" office:value="114937" calcext:value-type="float">
            <text:p>114937</text:p>
          </table:table-cell>
          <table:table-cell office:value-type="float" office:value="137924" calcext:value-type="float">
            <text:p>137924</text:p>
          </table:table-cell>
          <table:table-cell office:value-type="float" office:value="165509" calcext:value-type="float">
            <text:p>165509</text:p>
          </table:table-cell>
          <table:table-cell office:value-type="float" office:value="21432" calcext:value-type="float">
            <text:p>21432</text:p>
          </table:table-cell>
          <table:table-cell office:value-type="float" office:value="238333" calcext:value-type="float">
            <text:p>238333</text:p>
          </table:table-cell>
          <table:table-cell office:value-type="float" office:value="286000" calcext:value-type="float">
            <text:p>286000</text:p>
          </table:table-cell>
          <table:table-cell office:value-type="float" office:value="343200" calcext:value-type="float">
            <text:p>343200</text:p>
          </table:table-cell>
          <table:table-cell office:value-type="float" office:value="411840" calcext:value-type="float">
            <text:p>411840</text:p>
          </table:table-cell>
          <table:table-cell office:value-type="float" office:value="494208" calcext:value-type="float">
            <text:p>494208</text:p>
          </table:table-cell>
          <table:table-cell office:value-type="float" office:value="2287732" calcext:value-type="float">
            <text:p>2287732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36901" calcext:value-type="float">
            <text:p>36901</text:p>
          </table:table-cell>
          <table:table-cell office:value-type="float" office:value="44281" calcext:value-type="float">
            <text:p>44281</text:p>
          </table:table-cell>
          <table:table-cell office:value-type="float" office:value="53137" calcext:value-type="float">
            <text:p>53137</text:p>
          </table:table-cell>
          <table:table-cell office:value-type="float" office:value="63764" calcext:value-type="float">
            <text:p>63764</text:p>
          </table:table-cell>
          <table:table-cell office:value-type="float" office:value="89236" calcext:value-type="float">
            <text:p>89236</text:p>
          </table:table-cell>
          <table:table-cell office:value-type="float" office:value="91820" calcext:value-type="float">
            <text:p>91820</text:p>
          </table:table-cell>
          <table:table-cell office:value-type="float" office:value="110184" calcext:value-type="float">
            <text:p>110184</text:p>
          </table:table-cell>
          <table:table-cell office:value-type="float" office:value="132221" calcext:value-type="float">
            <text:p>132221</text:p>
          </table:table-cell>
          <table:table-cell office:value-type="float" office:value="158665" calcext:value-type="float">
            <text:p>158665</text:p>
          </table:table-cell>
          <table:table-cell office:value-type="float" office:value="190398" calcext:value-type="float">
            <text:p>190398</text:p>
          </table:table-cell>
          <table:table-cell office:value-type="float" office:value="881371" calcext:value-type="float">
            <text:p>881371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8956" calcext:value-type="float">
            <text:p>18956</text:p>
          </table:table-cell>
          <table:table-cell office:value-type="float" office:value="22747" calcext:value-type="float">
            <text:p>22747</text:p>
          </table:table-cell>
          <table:table-cell office:value-type="float" office:value="27296" calcext:value-type="float">
            <text:p>27296</text:p>
          </table:table-cell>
          <table:table-cell office:value-type="float" office:value="32755" calcext:value-type="float">
            <text:p>32755</text:p>
          </table:table-cell>
          <table:table-cell office:value-type="float" office:value="61554" calcext:value-type="float">
            <text:p>61554</text:p>
          </table:table-cell>
          <table:table-cell office:value-type="float" office:value="47167" calcext:value-type="float">
            <text:p>47167</text:p>
          </table:table-cell>
          <table:table-cell office:value-type="float" office:value="56600" calcext:value-type="float">
            <text:p>56600</text:p>
          </table:table-cell>
          <table:table-cell office:value-type="float" office:value="67920" calcext:value-type="float">
            <text:p>67920</text:p>
          </table:table-cell>
          <table:table-cell office:value-type="float" office:value="81504" calcext:value-type="float">
            <text:p>81504</text:p>
          </table:table-cell>
          <table:table-cell office:value-type="float" office:value="97805" calcext:value-type="float">
            <text:p>97805</text:p>
          </table:table-cell>
          <table:table-cell office:value-type="float" office:value="452750" calcext:value-type="float">
            <text:p>452750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5010" calcext:value-type="float">
            <text:p>15010</text:p>
          </table:table-cell>
          <table:table-cell office:value-type="float" office:value="18012" calcext:value-type="float">
            <text:p>18012</text:p>
          </table:table-cell>
          <table:table-cell office:value-type="float" office:value="21614" calcext:value-type="float">
            <text:p>21614</text:p>
          </table:table-cell>
          <table:table-cell office:value-type="float" office:value="25937" calcext:value-type="float">
            <text:p>25937</text:p>
          </table:table-cell>
          <table:table-cell office:value-type="float" office:value="36729" calcext:value-type="float">
            <text:p>36729</text:p>
          </table:table-cell>
          <table:table-cell office:value-type="float" office:value="37349" calcext:value-type="float">
            <text:p>37349</text:p>
          </table:table-cell>
          <table:table-cell office:value-type="float" office:value="44819" calcext:value-type="float">
            <text:p>44819</text:p>
          </table:table-cell>
          <table:table-cell office:value-type="float" office:value="53783" calcext:value-type="float">
            <text:p>53783</text:p>
          </table:table-cell>
          <table:table-cell office:value-type="float" office:value="64540" calcext:value-type="float">
            <text:p>64540</text:p>
          </table:table-cell>
          <table:table-cell office:value-type="float" office:value="77448" calcext:value-type="float">
            <text:p>77448</text:p>
          </table:table-cell>
          <table:table-cell office:value-type="float" office:value="358512" calcext:value-type="float">
            <text:p>358512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91449" calcext:value-type="float">
            <text:p>91449</text:p>
          </table:table-cell>
          <table:table-cell office:value-type="float" office:value="109739" calcext:value-type="float">
            <text:p>109739</text:p>
          </table:table-cell>
          <table:table-cell office:value-type="float" office:value="131687" calcext:value-type="float">
            <text:p>131687</text:p>
          </table:table-cell>
          <table:table-cell office:value-type="float" office:value="158024" calcext:value-type="float">
            <text:p>158024</text:p>
          </table:table-cell>
          <table:table-cell office:value-type="float" office:value="54928" calcext:value-type="float">
            <text:p>54928</text:p>
          </table:table-cell>
          <table:table-cell office:value-type="float" office:value="227555" calcext:value-type="float">
            <text:p>227555</text:p>
          </table:table-cell>
          <table:table-cell office:value-type="float" office:value="273066" calcext:value-type="float">
            <text:p>273066</text:p>
          </table:table-cell>
          <table:table-cell office:value-type="float" office:value="327679" calcext:value-type="float">
            <text:p>327679</text:p>
          </table:table-cell>
          <table:table-cell office:value-type="float" office:value="393215" calcext:value-type="float">
            <text:p>393215</text:p>
          </table:table-cell>
          <table:table-cell office:value-type="float" office:value="471858" calcext:value-type="float">
            <text:p>471858</text:p>
          </table:table-cell>
          <table:table-cell office:value-type="float" office:value="2184272" calcext:value-type="float">
            <text:p>2184272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93523" calcext:value-type="float">
            <text:p>93523</text:p>
          </table:table-cell>
          <table:table-cell office:value-type="float" office:value="112228" calcext:value-type="float">
            <text:p>112228</text:p>
          </table:table-cell>
          <table:table-cell office:value-type="float" office:value="134674" calcext:value-type="float">
            <text:p>134674</text:p>
          </table:table-cell>
          <table:table-cell office:value-type="float" office:value="161609" calcext:value-type="float">
            <text:p>161609</text:p>
          </table:table-cell>
          <table:table-cell office:value-type="float" office:value="37445" calcext:value-type="float">
            <text:p>37445</text:p>
          </table:table-cell>
          <table:table-cell office:value-type="float" office:value="232717" calcext:value-type="float">
            <text:p>232717</text:p>
          </table:table-cell>
          <table:table-cell office:value-type="float" office:value="279260" calcext:value-type="float">
            <text:p>279260</text:p>
          </table:table-cell>
          <table:table-cell office:value-type="float" office:value="335112" calcext:value-type="float">
            <text:p>335112</text:p>
          </table:table-cell>
          <table:table-cell office:value-type="float" office:value="402134" calcext:value-type="float">
            <text:p>402134</text:p>
          </table:table-cell>
          <table:table-cell office:value-type="float" office:value="482561" calcext:value-type="float">
            <text:p>482561</text:p>
          </table:table-cell>
          <table:table-cell office:value-type="float" office:value="2233818" calcext:value-type="float">
            <text:p>2233818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684" calcext:value-type="float">
            <text:p>684</text:p>
          </table:table-cell>
          <table:table-cell office:value-type="float" office:value="821" calcext:value-type="float">
            <text:p>821</text:p>
          </table:table-cell>
          <table:table-cell office:value-type="float" office:value="985" calcext:value-type="float">
            <text:p>985</text:p>
          </table:table-cell>
          <table:table-cell office:value-type="float" office:value="1182" calcext:value-type="float">
            <text:p>1182</text:p>
          </table:table-cell>
          <table:table-cell office:value-type="float" office:value="38741" calcext:value-type="float">
            <text:p>38741</text:p>
          </table:table-cell>
          <table:table-cell office:value-type="float" office:value="1702" calcext:value-type="float">
            <text:p>1702</text:p>
          </table:table-cell>
          <table:table-cell office:value-type="float" office:value="2042" calcext:value-type="float">
            <text:p>2042</text:p>
          </table:table-cell>
          <table:table-cell office:value-type="float" office:value="2450" calcext:value-type="float">
            <text:p>2450</text:p>
          </table:table-cell>
          <table:table-cell office:value-type="float" office:value="2940" calcext:value-type="float">
            <text:p>2940</text:p>
          </table:table-cell>
          <table:table-cell office:value-type="float" office:value="3528" calcext:value-type="float">
            <text:p>3528</text:p>
          </table:table-cell>
          <table:table-cell office:value-type="float" office:value="16334" calcext:value-type="float">
            <text:p>16334</text:p>
          </table:table-cell>
          <table:table-cell office:value-type="string" calcext:value-type="string">
            <text:p>Medium Number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94515" calcext:value-type="float">
            <text:p>94515</text:p>
          </table:table-cell>
          <table:table-cell office:value-type="float" office:value="113418" calcext:value-type="float">
            <text:p>113418</text:p>
          </table:table-cell>
          <table:table-cell office:value-type="float" office:value="136102" calcext:value-type="float">
            <text:p>136102</text:p>
          </table:table-cell>
          <table:table-cell office:value-type="float" office:value="163322" calcext:value-type="float">
            <text:p>163322</text:p>
          </table:table-cell>
          <table:table-cell office:value-type="float" office:value="55629" calcext:value-type="float">
            <text:p>55629</text:p>
          </table:table-cell>
          <table:table-cell office:value-type="float" office:value="235183" calcext:value-type="float">
            <text:p>235183</text:p>
          </table:table-cell>
          <table:table-cell office:value-type="float" office:value="282220" calcext:value-type="float">
            <text:p>282220</text:p>
          </table:table-cell>
          <table:table-cell office:value-type="float" office:value="338664" calcext:value-type="float">
            <text:p>338664</text:p>
          </table:table-cell>
          <table:table-cell office:value-type="float" office:value="406397" calcext:value-type="float">
            <text:p>406397</text:p>
          </table:table-cell>
          <table:table-cell office:value-type="float" office:value="487676" calcext:value-type="float">
            <text:p>487676</text:p>
          </table:table-cell>
          <table:table-cell office:value-type="float" office:value="2257497" calcext:value-type="float">
            <text:p>2257497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99757" calcext:value-type="float">
            <text:p>99757</text:p>
          </table:table-cell>
          <table:table-cell office:value-type="float" office:value="119708" calcext:value-type="float">
            <text:p>119708</text:p>
          </table:table-cell>
          <table:table-cell office:value-type="float" office:value="143650" calcext:value-type="float">
            <text:p>143650</text:p>
          </table:table-cell>
          <table:table-cell office:value-type="float" office:value="172380" calcext:value-type="float">
            <text:p>172380</text:p>
          </table:table-cell>
          <table:table-cell office:value-type="float" office:value="57638" calcext:value-type="float">
            <text:p>57638</text:p>
          </table:table-cell>
          <table:table-cell office:value-type="float" office:value="248227" calcext:value-type="float">
            <text:p>248227</text:p>
          </table:table-cell>
          <table:table-cell office:value-type="float" office:value="297872" calcext:value-type="float">
            <text:p>297872</text:p>
          </table:table-cell>
          <table:table-cell office:value-type="float" office:value="357446" calcext:value-type="float">
            <text:p>357446</text:p>
          </table:table-cell>
          <table:table-cell office:value-type="float" office:value="428935" calcext:value-type="float">
            <text:p>428935</text:p>
          </table:table-cell>
          <table:table-cell office:value-type="float" office:value="514722" calcext:value-type="float">
            <text:p>514722</text:p>
          </table:table-cell>
          <table:table-cell office:value-type="float" office:value="2382697" calcext:value-type="float">
            <text:p>2382697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68421" calcext:value-type="float">
            <text:p>68421</text:p>
          </table:table-cell>
          <table:table-cell office:value-type="float" office:value="82105" calcext:value-type="float">
            <text:p>82105</text:p>
          </table:table-cell>
          <table:table-cell office:value-type="float" office:value="98526" calcext:value-type="float">
            <text:p>98526</text:p>
          </table:table-cell>
          <table:table-cell office:value-type="float" office:value="118231" calcext:value-type="float">
            <text:p>118231</text:p>
          </table:table-cell>
          <table:table-cell office:value-type="float" office:value="72985" calcext:value-type="float">
            <text:p>72985</text:p>
          </table:table-cell>
          <table:table-cell office:value-type="float" office:value="170252" calcext:value-type="float">
            <text:p>170252</text:p>
          </table:table-cell>
          <table:table-cell office:value-type="float" office:value="204302" calcext:value-type="float">
            <text:p>204302</text:p>
          </table:table-cell>
          <table:table-cell office:value-type="float" office:value="245162" calcext:value-type="float">
            <text:p>245162</text:p>
          </table:table-cell>
          <table:table-cell office:value-type="float" office:value="294194" calcext:value-type="float">
            <text:p>294194</text:p>
          </table:table-cell>
          <table:table-cell office:value-type="float" office:value="353033" calcext:value-type="float">
            <text:p>353033</text:p>
          </table:table-cell>
          <table:table-cell office:value-type="float" office:value="1634226" calcext:value-type="float">
            <text:p>1634226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52809" calcext:value-type="float">
            <text:p>52809</text:p>
          </table:table-cell>
          <table:table-cell office:value-type="float" office:value="63371" calcext:value-type="float">
            <text:p>63371</text:p>
          </table:table-cell>
          <table:table-cell office:value-type="float" office:value="76045" calcext:value-type="float">
            <text:p>76045</text:p>
          </table:table-cell>
          <table:table-cell office:value-type="float" office:value="91254" calcext:value-type="float">
            <text:p>91254</text:p>
          </table:table-cell>
          <table:table-cell office:value-type="float" office:value="60294" calcext:value-type="float">
            <text:p>60294</text:p>
          </table:table-cell>
          <table:table-cell office:value-type="float" office:value="131406" calcext:value-type="float">
            <text:p>131406</text:p>
          </table:table-cell>
          <table:table-cell office:value-type="float" office:value="157687" calcext:value-type="float">
            <text:p>157687</text:p>
          </table:table-cell>
          <table:table-cell office:value-type="float" office:value="189224" calcext:value-type="float">
            <text:p>189224</text:p>
          </table:table-cell>
          <table:table-cell office:value-type="float" office:value="227069" calcext:value-type="float">
            <text:p>227069</text:p>
          </table:table-cell>
          <table:table-cell office:value-type="float" office:value="272483" calcext:value-type="float">
            <text:p>272483</text:p>
          </table:table-cell>
          <table:table-cell office:value-type="float" office:value="1261348" calcext:value-type="float">
            <text:p>1261348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2440" calcext:value-type="float">
            <text:p>22440</text:p>
          </table:table-cell>
          <table:table-cell office:value-type="float" office:value="26928" calcext:value-type="float">
            <text:p>26928</text:p>
          </table:table-cell>
          <table:table-cell office:value-type="float" office:value="32314" calcext:value-type="float">
            <text:p>32314</text:p>
          </table:table-cell>
          <table:table-cell office:value-type="float" office:value="38777" calcext:value-type="float">
            <text:p>38777</text:p>
          </table:table-cell>
          <table:table-cell office:value-type="float" office:value="14984" calcext:value-type="float">
            <text:p>14984</text:p>
          </table:table-cell>
          <table:table-cell office:value-type="float" office:value="55838" calcext:value-type="float">
            <text:p>55838</text:p>
          </table:table-cell>
          <table:table-cell office:value-type="float" office:value="67006" calcext:value-type="float">
            <text:p>67006</text:p>
          </table:table-cell>
          <table:table-cell office:value-type="float" office:value="80407" calcext:value-type="float">
            <text:p>80407</text:p>
          </table:table-cell>
          <table:table-cell office:value-type="float" office:value="96488" calcext:value-type="float">
            <text:p>96488</text:p>
          </table:table-cell>
          <table:table-cell office:value-type="float" office:value="115786" calcext:value-type="float">
            <text:p>115786</text:p>
          </table:table-cell>
          <table:table-cell office:value-type="float" office:value="535984" calcext:value-type="float">
            <text:p>535984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71225" calcext:value-type="float">
            <text:p>71225</text:p>
          </table:table-cell>
          <table:table-cell office:value-type="float" office:value="85470" calcext:value-type="float">
            <text:p>85470</text:p>
          </table:table-cell>
          <table:table-cell office:value-type="float" office:value="102564" calcext:value-type="float">
            <text:p>102564</text:p>
          </table:table-cell>
          <table:table-cell office:value-type="float" office:value="123077" calcext:value-type="float">
            <text:p>123077</text:p>
          </table:table-cell>
          <table:table-cell office:value-type="float" office:value="23702" calcext:value-type="float">
            <text:p>23702</text:p>
          </table:table-cell>
          <table:table-cell office:value-type="float" office:value="177230" calcext:value-type="float">
            <text:p>177230</text:p>
          </table:table-cell>
          <table:table-cell office:value-type="float" office:value="212676" calcext:value-type="float">
            <text:p>212676</text:p>
          </table:table-cell>
          <table:table-cell office:value-type="float" office:value="255211" calcext:value-type="float">
            <text:p>255211</text:p>
          </table:table-cell>
          <table:table-cell office:value-type="float" office:value="306253" calcext:value-type="float">
            <text:p>306253</text:p>
          </table:table-cell>
          <table:table-cell office:value-type="float" office:value="367504" calcext:value-type="float">
            <text:p>367504</text:p>
          </table:table-cell>
          <table:table-cell office:value-type="float" office:value="1701210" calcext:value-type="float">
            <text:p>1701210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63581" calcext:value-type="float">
            <text:p>63581</text:p>
          </table:table-cell>
          <table:table-cell office:value-type="float" office:value="76297" calcext:value-type="float">
            <text:p>76297</text:p>
          </table:table-cell>
          <table:table-cell office:value-type="float" office:value="91556" calcext:value-type="float">
            <text:p>91556</text:p>
          </table:table-cell>
          <table:table-cell office:value-type="float" office:value="109867" calcext:value-type="float">
            <text:p>109867</text:p>
          </table:table-cell>
          <table:table-cell office:value-type="float" office:value="88501" calcext:value-type="float">
            <text:p>88501</text:p>
          </table:table-cell>
          <table:table-cell office:value-type="float" office:value="158208" calcext:value-type="float">
            <text:p>158208</text:p>
          </table:table-cell>
          <table:table-cell office:value-type="float" office:value="189850" calcext:value-type="float">
            <text:p>189850</text:p>
          </table:table-cell>
          <table:table-cell office:value-type="float" office:value="227820" calcext:value-type="float">
            <text:p>227820</text:p>
          </table:table-cell>
          <table:table-cell office:value-type="float" office:value="273384" calcext:value-type="float">
            <text:p>273384</text:p>
          </table:table-cell>
          <table:table-cell office:value-type="float" office:value="328061" calcext:value-type="float">
            <text:p>328061</text:p>
          </table:table-cell>
          <table:table-cell office:value-type="float" office:value="1518624" calcext:value-type="float">
            <text:p>1518624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2399" calcext:value-type="float">
            <text:p>22399</text:p>
          </table:table-cell>
          <table:table-cell office:value-type="float" office:value="26879" calcext:value-type="float">
            <text:p>26879</text:p>
          </table:table-cell>
          <table:table-cell office:value-type="float" office:value="32255" calcext:value-type="float">
            <text:p>32255</text:p>
          </table:table-cell>
          <table:table-cell office:value-type="float" office:value="38706" calcext:value-type="float">
            <text:p>38706</text:p>
          </table:table-cell>
          <table:table-cell office:value-type="float" office:value="55144" calcext:value-type="float">
            <text:p>55144</text:p>
          </table:table-cell>
          <table:table-cell office:value-type="float" office:value="55736" calcext:value-type="float">
            <text:p>55736</text:p>
          </table:table-cell>
          <table:table-cell office:value-type="float" office:value="66883" calcext:value-type="float">
            <text:p>66883</text:p>
          </table:table-cell>
          <table:table-cell office:value-type="float" office:value="80260" calcext:value-type="float">
            <text:p>80260</text:p>
          </table:table-cell>
          <table:table-cell office:value-type="float" office:value="96312" calcext:value-type="float">
            <text:p>96312</text:p>
          </table:table-cell>
          <table:table-cell office:value-type="float" office:value="115574" calcext:value-type="float">
            <text:p>115574</text:p>
          </table:table-cell>
          <table:table-cell office:value-type="float" office:value="535004" calcext:value-type="float">
            <text:p>535004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90497" calcext:value-type="float">
            <text:p>90497</text:p>
          </table:table-cell>
          <table:table-cell office:value-type="float" office:value="108596" calcext:value-type="float">
            <text:p>108596</text:p>
          </table:table-cell>
          <table:table-cell office:value-type="float" office:value="130315" calcext:value-type="float">
            <text:p>130315</text:p>
          </table:table-cell>
          <table:table-cell office:value-type="float" office:value="156378" calcext:value-type="float">
            <text:p>156378</text:p>
          </table:table-cell>
          <table:table-cell office:value-type="float" office:value="34731" calcext:value-type="float">
            <text:p>34731</text:p>
          </table:table-cell>
          <table:table-cell office:value-type="float" office:value="225185" calcext:value-type="float">
            <text:p>225185</text:p>
          </table:table-cell>
          <table:table-cell office:value-type="float" office:value="270222" calcext:value-type="float">
            <text:p>270222</text:p>
          </table:table-cell>
          <table:table-cell office:value-type="float" office:value="324266" calcext:value-type="float">
            <text:p>324266</text:p>
          </table:table-cell>
          <table:table-cell office:value-type="float" office:value="389119" calcext:value-type="float">
            <text:p>389119</text:p>
          </table:table-cell>
          <table:table-cell office:value-type="float" office:value="466943" calcext:value-type="float">
            <text:p>466943</text:p>
          </table:table-cell>
          <table:table-cell office:value-type="float" office:value="2161521" calcext:value-type="float">
            <text:p>2161521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71491" calcext:value-type="float">
            <text:p>71491</text:p>
          </table:table-cell>
          <table:table-cell office:value-type="float" office:value="85789" calcext:value-type="float">
            <text:p>85789</text:p>
          </table:table-cell>
          <table:table-cell office:value-type="float" office:value="102947" calcext:value-type="float">
            <text:p>102947</text:p>
          </table:table-cell>
          <table:table-cell office:value-type="float" office:value="123536" calcext:value-type="float">
            <text:p>123536</text:p>
          </table:table-cell>
          <table:table-cell office:value-type="float" office:value="24004" calcext:value-type="float">
            <text:p>24004</text:p>
          </table:table-cell>
          <table:table-cell office:value-type="float" office:value="177892" calcext:value-type="float">
            <text:p>177892</text:p>
          </table:table-cell>
          <table:table-cell office:value-type="float" office:value="213470" calcext:value-type="float">
            <text:p>213470</text:p>
          </table:table-cell>
          <table:table-cell office:value-type="float" office:value="256164" calcext:value-type="float">
            <text:p>256164</text:p>
          </table:table-cell>
          <table:table-cell office:value-type="float" office:value="307397" calcext:value-type="float">
            <text:p>307397</text:p>
          </table:table-cell>
          <table:table-cell office:value-type="float" office:value="368876" calcext:value-type="float">
            <text:p>368876</text:p>
          </table:table-cell>
          <table:table-cell office:value-type="float" office:value="1707562" calcext:value-type="float">
            <text:p>1707562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82367" calcext:value-type="float">
            <text:p>82367</text:p>
          </table:table-cell>
          <table:table-cell office:value-type="float" office:value="98840" calcext:value-type="float">
            <text:p>98840</text:p>
          </table:table-cell>
          <table:table-cell office:value-type="float" office:value="118608" calcext:value-type="float">
            <text:p>118608</text:p>
          </table:table-cell>
          <table:table-cell office:value-type="float" office:value="142330" calcext:value-type="float">
            <text:p>142330</text:p>
          </table:table-cell>
          <table:table-cell office:value-type="float" office:value="63363" calcext:value-type="float">
            <text:p>63363</text:p>
          </table:table-cell>
          <table:table-cell office:value-type="float" office:value="204955" calcext:value-type="float">
            <text:p>204955</text:p>
          </table:table-cell>
          <table:table-cell office:value-type="float" office:value="245946" calcext:value-type="float">
            <text:p>245946</text:p>
          </table:table-cell>
          <table:table-cell office:value-type="float" office:value="295135" calcext:value-type="float">
            <text:p>295135</text:p>
          </table:table-cell>
          <table:table-cell office:value-type="float" office:value="354162" calcext:value-type="float">
            <text:p>354162</text:p>
          </table:table-cell>
          <table:table-cell office:value-type="float" office:value="424994" calcext:value-type="float">
            <text:p>424994</text:p>
          </table:table-cell>
          <table:table-cell office:value-type="float" office:value="1967337" calcext:value-type="float">
            <text:p>1967337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55180" calcext:value-type="float">
            <text:p>55180</text:p>
          </table:table-cell>
          <table:table-cell office:value-type="float" office:value="66216" calcext:value-type="float">
            <text:p>66216</text:p>
          </table:table-cell>
          <table:table-cell office:value-type="float" office:value="79459" calcext:value-type="float">
            <text:p>79459</text:p>
          </table:table-cell>
          <table:table-cell office:value-type="float" office:value="95351" calcext:value-type="float">
            <text:p>95351</text:p>
          </table:table-cell>
          <table:table-cell office:value-type="float" office:value="64020" calcext:value-type="float">
            <text:p>64020</text:p>
          </table:table-cell>
          <table:table-cell office:value-type="float" office:value="137305" calcext:value-type="float">
            <text:p>137305</text:p>
          </table:table-cell>
          <table:table-cell office:value-type="float" office:value="164766" calcext:value-type="float">
            <text:p>164766</text:p>
          </table:table-cell>
          <table:table-cell office:value-type="float" office:value="197719" calcext:value-type="float">
            <text:p>197719</text:p>
          </table:table-cell>
          <table:table-cell office:value-type="float" office:value="237263" calcext:value-type="float">
            <text:p>237263</text:p>
          </table:table-cell>
          <table:table-cell office:value-type="float" office:value="284716" calcext:value-type="float">
            <text:p>284716</text:p>
          </table:table-cell>
          <table:table-cell office:value-type="float" office:value="1317975" calcext:value-type="float">
            <text:p>1317975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3613" calcext:value-type="float">
            <text:p>23613</text:p>
          </table:table-cell>
          <table:table-cell office:value-type="float" office:value="28336" calcext:value-type="float">
            <text:p>28336</text:p>
          </table:table-cell>
          <table:table-cell office:value-type="float" office:value="34003" calcext:value-type="float">
            <text:p>34003</text:p>
          </table:table-cell>
          <table:table-cell office:value-type="float" office:value="40804" calcext:value-type="float">
            <text:p>40804</text:p>
          </table:table-cell>
          <table:table-cell office:value-type="float" office:value="82132" calcext:value-type="float">
            <text:p>82132</text:p>
          </table:table-cell>
          <table:table-cell office:value-type="float" office:value="58758" calcext:value-type="float">
            <text:p>58758</text:p>
          </table:table-cell>
          <table:table-cell office:value-type="float" office:value="70510" calcext:value-type="float">
            <text:p>70510</text:p>
          </table:table-cell>
          <table:table-cell office:value-type="float" office:value="84612" calcext:value-type="float">
            <text:p>84612</text:p>
          </table:table-cell>
          <table:table-cell office:value-type="float" office:value="101534" calcext:value-type="float">
            <text:p>101534</text:p>
          </table:table-cell>
          <table:table-cell office:value-type="float" office:value="121841" calcext:value-type="float">
            <text:p>121841</text:p>
          </table:table-cell>
          <table:table-cell office:value-type="float" office:value="564011" calcext:value-type="float">
            <text:p>564011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96008" calcext:value-type="float">
            <text:p>96008</text:p>
          </table:table-cell>
          <table:table-cell office:value-type="float" office:value="115210" calcext:value-type="float">
            <text:p>115210</text:p>
          </table:table-cell>
          <table:table-cell office:value-type="float" office:value="138252" calcext:value-type="float">
            <text:p>138252</text:p>
          </table:table-cell>
          <table:table-cell office:value-type="float" office:value="165902" calcext:value-type="float">
            <text:p>165902</text:p>
          </table:table-cell>
          <table:table-cell office:value-type="float" office:value="63002" calcext:value-type="float">
            <text:p>63002</text:p>
          </table:table-cell>
          <table:table-cell office:value-type="float" office:value="238898" calcext:value-type="float">
            <text:p>238898</text:p>
          </table:table-cell>
          <table:table-cell office:value-type="float" office:value="286678" calcext:value-type="float">
            <text:p>286678</text:p>
          </table:table-cell>
          <table:table-cell office:value-type="float" office:value="344014" calcext:value-type="float">
            <text:p>344014</text:p>
          </table:table-cell>
          <table:table-cell office:value-type="float" office:value="412817" calcext:value-type="float">
            <text:p>412817</text:p>
          </table:table-cell>
          <table:table-cell office:value-type="float" office:value="495380" calcext:value-type="float">
            <text:p>495380</text:p>
          </table:table-cell>
          <table:table-cell office:value-type="float" office:value="2293159" calcext:value-type="float">
            <text:p>2293159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8937" calcext:value-type="float">
            <text:p>28937</text:p>
          </table:table-cell>
          <table:table-cell office:value-type="float" office:value="34724" calcext:value-type="float">
            <text:p>34724</text:p>
          </table:table-cell>
          <table:table-cell office:value-type="float" office:value="41669" calcext:value-type="float">
            <text:p>41669</text:p>
          </table:table-cell>
          <table:table-cell office:value-type="float" office:value="50003" calcext:value-type="float">
            <text:p>50003</text:p>
          </table:table-cell>
          <table:table-cell office:value-type="float" office:value="62564" calcext:value-type="float">
            <text:p>62564</text:p>
          </table:table-cell>
          <table:table-cell office:value-type="float" office:value="72005" calcext:value-type="float">
            <text:p>72005</text:p>
          </table:table-cell>
          <table:table-cell office:value-type="float" office:value="86406" calcext:value-type="float">
            <text:p>86406</text:p>
          </table:table-cell>
          <table:table-cell office:value-type="float" office:value="103687" calcext:value-type="float">
            <text:p>103687</text:p>
          </table:table-cell>
          <table:table-cell office:value-type="float" office:value="124424" calcext:value-type="float">
            <text:p>124424</text:p>
          </table:table-cell>
          <table:table-cell office:value-type="float" office:value="149309" calcext:value-type="float">
            <text:p>149309</text:p>
          </table:table-cell>
          <table:table-cell office:value-type="float" office:value="691164" calcext:value-type="float">
            <text:p>691164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32402" calcext:value-type="float">
            <text:p>32402</text:p>
          </table:table-cell>
          <table:table-cell office:value-type="float" office:value="38882" calcext:value-type="float">
            <text:p>38882</text:p>
          </table:table-cell>
          <table:table-cell office:value-type="float" office:value="46658" calcext:value-type="float">
            <text:p>46658</text:p>
          </table:table-cell>
          <table:table-cell office:value-type="float" office:value="55990" calcext:value-type="float">
            <text:p>55990</text:p>
          </table:table-cell>
          <table:table-cell office:value-type="float" office:value="45544" calcext:value-type="float">
            <text:p>45544</text:p>
          </table:table-cell>
          <table:table-cell office:value-type="float" office:value="80626" calcext:value-type="float">
            <text:p>80626</text:p>
          </table:table-cell>
          <table:table-cell office:value-type="float" office:value="96751" calcext:value-type="float">
            <text:p>96751</text:p>
          </table:table-cell>
          <table:table-cell office:value-type="float" office:value="116101" calcext:value-type="float">
            <text:p>116101</text:p>
          </table:table-cell>
          <table:table-cell office:value-type="float" office:value="139321" calcext:value-type="float">
            <text:p>139321</text:p>
          </table:table-cell>
          <table:table-cell office:value-type="float" office:value="167185" calcext:value-type="float">
            <text:p>167185</text:p>
          </table:table-cell>
          <table:table-cell office:value-type="float" office:value="773916" calcext:value-type="float">
            <text:p>773916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9906" calcext:value-type="float">
            <text:p>9906</text:p>
          </table:table-cell>
          <table:table-cell office:value-type="float" office:value="11887" calcext:value-type="float">
            <text:p>11887</text:p>
          </table:table-cell>
          <table:table-cell office:value-type="float" office:value="14264" calcext:value-type="float">
            <text:p>14264</text:p>
          </table:table-cell>
          <table:table-cell office:value-type="float" office:value="17117" calcext:value-type="float">
            <text:p>17117</text:p>
          </table:table-cell>
          <table:table-cell office:value-type="float" office:value="48339" calcext:value-type="float">
            <text:p>48339</text:p>
          </table:table-cell>
          <table:table-cell office:value-type="float" office:value="24648" calcext:value-type="float">
            <text:p>24648</text:p>
          </table:table-cell>
          <table:table-cell office:value-type="float" office:value="29578" calcext:value-type="float">
            <text:p>29578</text:p>
          </table:table-cell>
          <table:table-cell office:value-type="float" office:value="35494" calcext:value-type="float">
            <text:p>35494</text:p>
          </table:table-cell>
          <table:table-cell office:value-type="float" office:value="42593" calcext:value-type="float">
            <text:p>42593</text:p>
          </table:table-cell>
          <table:table-cell office:value-type="float" office:value="51112" calcext:value-type="float">
            <text:p>51112</text:p>
          </table:table-cell>
          <table:table-cell office:value-type="float" office:value="236599" calcext:value-type="float">
            <text:p>236599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345" calcext:value-type="float">
            <text:p>1345</text:p>
          </table:table-cell>
          <table:table-cell office:value-type="float" office:value="1614" calcext:value-type="float">
            <text:p>1614</text:p>
          </table:table-cell>
          <table:table-cell office:value-type="float" office:value="1937" calcext:value-type="float">
            <text:p>1937</text:p>
          </table:table-cell>
          <table:table-cell office:value-type="float" office:value="2324" calcext:value-type="float">
            <text:p>2324</text:p>
          </table:table-cell>
          <table:table-cell office:value-type="float" office:value="52476" calcext:value-type="float">
            <text:p>52476</text:p>
          </table:table-cell>
          <table:table-cell office:value-type="float" office:value="3347" calcext:value-type="float">
            <text:p>3347</text:p>
          </table:table-cell>
          <table:table-cell office:value-type="float" office:value="4016" calcext:value-type="float">
            <text:p>4016</text:p>
          </table:table-cell>
          <table:table-cell office:value-type="float" office:value="4819" calcext:value-type="float">
            <text:p>4819</text:p>
          </table:table-cell>
          <table:table-cell office:value-type="float" office:value="5783" calcext:value-type="float">
            <text:p>5783</text:p>
          </table:table-cell>
          <table:table-cell office:value-type="float" office:value="6940" calcext:value-type="float">
            <text:p>6940</text:p>
          </table:table-cell>
          <table:table-cell office:value-type="float" office:value="32125" calcext:value-type="float">
            <text:p>32125</text:p>
          </table:table-cell>
          <table:table-cell office:value-type="string" calcext:value-type="string">
            <text:p>Medium Number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9813" calcext:value-type="float">
            <text:p>29813</text:p>
          </table:table-cell>
          <table:table-cell office:value-type="float" office:value="35776" calcext:value-type="float">
            <text:p>35776</text:p>
          </table:table-cell>
          <table:table-cell office:value-type="float" office:value="42931" calcext:value-type="float">
            <text:p>42931</text:p>
          </table:table-cell>
          <table:table-cell office:value-type="float" office:value="51517" calcext:value-type="float">
            <text:p>51517</text:p>
          </table:table-cell>
          <table:table-cell office:value-type="float" office:value="27837" calcext:value-type="float">
            <text:p>27837</text:p>
          </table:table-cell>
          <table:table-cell office:value-type="float" office:value="74184" calcext:value-type="float">
            <text:p>74184</text:p>
          </table:table-cell>
          <table:table-cell office:value-type="float" office:value="89021" calcext:value-type="float">
            <text:p>89021</text:p>
          </table:table-cell>
          <table:table-cell office:value-type="float" office:value="106825" calcext:value-type="float">
            <text:p>106825</text:p>
          </table:table-cell>
          <table:table-cell office:value-type="float" office:value="128190" calcext:value-type="float">
            <text:p>128190</text:p>
          </table:table-cell>
          <table:table-cell office:value-type="float" office:value="153828" calcext:value-type="float">
            <text:p>153828</text:p>
          </table:table-cell>
          <table:table-cell office:value-type="float" office:value="712085" calcext:value-type="float">
            <text:p>712085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3499" calcext:value-type="float">
            <text:p>43499</text:p>
          </table:table-cell>
          <table:table-cell office:value-type="float" office:value="52199" calcext:value-type="float">
            <text:p>52199</text:p>
          </table:table-cell>
          <table:table-cell office:value-type="float" office:value="62639" calcext:value-type="float">
            <text:p>62639</text:p>
          </table:table-cell>
          <table:table-cell office:value-type="float" office:value="75167" calcext:value-type="float">
            <text:p>75167</text:p>
          </table:table-cell>
          <table:table-cell office:value-type="float" office:value="23639" calcext:value-type="float">
            <text:p>23639</text:p>
          </table:table-cell>
          <table:table-cell office:value-type="float" office:value="108240" calcext:value-type="float">
            <text:p>108240</text:p>
          </table:table-cell>
          <table:table-cell office:value-type="float" office:value="129888" calcext:value-type="float">
            <text:p>129888</text:p>
          </table:table-cell>
          <table:table-cell office:value-type="float" office:value="155866" calcext:value-type="float">
            <text:p>155866</text:p>
          </table:table-cell>
          <table:table-cell office:value-type="float" office:value="187039" calcext:value-type="float">
            <text:p>187039</text:p>
          </table:table-cell>
          <table:table-cell office:value-type="float" office:value="224447" calcext:value-type="float">
            <text:p>224447</text:p>
          </table:table-cell>
          <table:table-cell office:value-type="float" office:value="1038984" calcext:value-type="float">
            <text:p>1038984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87699" calcext:value-type="float">
            <text:p>87699</text:p>
          </table:table-cell>
          <table:table-cell office:value-type="float" office:value="105239" calcext:value-type="float">
            <text:p>105239</text:p>
          </table:table-cell>
          <table:table-cell office:value-type="float" office:value="126287" calcext:value-type="float">
            <text:p>126287</text:p>
          </table:table-cell>
          <table:table-cell office:value-type="float" office:value="151544" calcext:value-type="float">
            <text:p>151544</text:p>
          </table:table-cell>
          <table:table-cell office:value-type="float" office:value="4652" calcext:value-type="float">
            <text:p>4652</text:p>
          </table:table-cell>
          <table:table-cell office:value-type="float" office:value="218224" calcext:value-type="float">
            <text:p>218224</text:p>
          </table:table-cell>
          <table:table-cell office:value-type="float" office:value="261869" calcext:value-type="float">
            <text:p>261869</text:p>
          </table:table-cell>
          <table:table-cell office:value-type="float" office:value="314243" calcext:value-type="float">
            <text:p>314243</text:p>
          </table:table-cell>
          <table:table-cell office:value-type="float" office:value="377092" calcext:value-type="float">
            <text:p>377092</text:p>
          </table:table-cell>
          <table:table-cell office:value-type="float" office:value="452510" calcext:value-type="float">
            <text:p>452510</text:p>
          </table:table-cell>
          <table:table-cell office:value-type="float" office:value="2094707" calcext:value-type="float">
            <text:p>2094707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69972" calcext:value-type="float">
            <text:p>69972</text:p>
          </table:table-cell>
          <table:table-cell office:value-type="float" office:value="83966" calcext:value-type="float">
            <text:p>83966</text:p>
          </table:table-cell>
          <table:table-cell office:value-type="float" office:value="100759" calcext:value-type="float">
            <text:p>100759</text:p>
          </table:table-cell>
          <table:table-cell office:value-type="float" office:value="120911" calcext:value-type="float">
            <text:p>120911</text:p>
          </table:table-cell>
          <table:table-cell office:value-type="float" office:value="21061" calcext:value-type="float">
            <text:p>21061</text:p>
          </table:table-cell>
          <table:table-cell office:value-type="float" office:value="174112" calcext:value-type="float">
            <text:p>174112</text:p>
          </table:table-cell>
          <table:table-cell office:value-type="float" office:value="208934" calcext:value-type="float">
            <text:p>208934</text:p>
          </table:table-cell>
          <table:table-cell office:value-type="float" office:value="250721" calcext:value-type="float">
            <text:p>250721</text:p>
          </table:table-cell>
          <table:table-cell office:value-type="float" office:value="300865" calcext:value-type="float">
            <text:p>300865</text:p>
          </table:table-cell>
          <table:table-cell office:value-type="float" office:value="361038" calcext:value-type="float">
            <text:p>361038</text:p>
          </table:table-cell>
          <table:table-cell office:value-type="float" office:value="1671278" calcext:value-type="float">
            <text:p>1671278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2347" calcext:value-type="float">
            <text:p>42347</text:p>
          </table:table-cell>
          <table:table-cell office:value-type="float" office:value="50816" calcext:value-type="float">
            <text:p>50816</text:p>
          </table:table-cell>
          <table:table-cell office:value-type="float" office:value="60979" calcext:value-type="float">
            <text:p>60979</text:p>
          </table:table-cell>
          <table:table-cell office:value-type="float" office:value="73175" calcext:value-type="float">
            <text:p>73175</text:p>
          </table:table-cell>
          <table:table-cell office:value-type="float" office:value="47849" calcext:value-type="float">
            <text:p>47849</text:p>
          </table:table-cell>
          <table:table-cell office:value-type="float" office:value="105372" calcext:value-type="float">
            <text:p>105372</text:p>
          </table:table-cell>
          <table:table-cell office:value-type="float" office:value="126446" calcext:value-type="float">
            <text:p>126446</text:p>
          </table:table-cell>
          <table:table-cell office:value-type="float" office:value="151735" calcext:value-type="float">
            <text:p>151735</text:p>
          </table:table-cell>
          <table:table-cell office:value-type="float" office:value="182082" calcext:value-type="float">
            <text:p>182082</text:p>
          </table:table-cell>
          <table:table-cell office:value-type="float" office:value="218498" calcext:value-type="float">
            <text:p>218498</text:p>
          </table:table-cell>
          <table:table-cell office:value-type="float" office:value="1011450" calcext:value-type="float">
            <text:p>1011450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1973" calcext:value-type="float">
            <text:p>11973</text:p>
          </table:table-cell>
          <table:table-cell office:value-type="float" office:value="14368" calcext:value-type="float">
            <text:p>14368</text:p>
          </table:table-cell>
          <table:table-cell office:value-type="float" office:value="17242" calcext:value-type="float">
            <text:p>17242</text:p>
          </table:table-cell>
          <table:table-cell office:value-type="float" office:value="20690" calcext:value-type="float">
            <text:p>20690</text:p>
          </table:table-cell>
          <table:table-cell office:value-type="float" office:value="2769" calcext:value-type="float">
            <text:p>2769</text:p>
          </table:table-cell>
          <table:table-cell office:value-type="float" office:value="29794" calcext:value-type="float">
            <text:p>29794</text:p>
          </table:table-cell>
          <table:table-cell office:value-type="float" office:value="35753" calcext:value-type="float">
            <text:p>35753</text:p>
          </table:table-cell>
          <table:table-cell office:value-type="float" office:value="42904" calcext:value-type="float">
            <text:p>42904</text:p>
          </table:table-cell>
          <table:table-cell office:value-type="float" office:value="51485" calcext:value-type="float">
            <text:p>51485</text:p>
          </table:table-cell>
          <table:table-cell office:value-type="float" office:value="61782" calcext:value-type="float">
            <text:p>61782</text:p>
          </table:table-cell>
          <table:table-cell office:value-type="float" office:value="285991" calcext:value-type="float">
            <text:p>285991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4798" calcext:value-type="float">
            <text:p>14798</text:p>
          </table:table-cell>
          <table:table-cell office:value-type="float" office:value="17758" calcext:value-type="float">
            <text:p>17758</text:p>
          </table:table-cell>
          <table:table-cell office:value-type="float" office:value="21310" calcext:value-type="float">
            <text:p>21310</text:p>
          </table:table-cell>
          <table:table-cell office:value-type="float" office:value="25572" calcext:value-type="float">
            <text:p>25572</text:p>
          </table:table-cell>
          <table:table-cell office:value-type="float" office:value="18134" calcext:value-type="float">
            <text:p>18134</text:p>
          </table:table-cell>
          <table:table-cell office:value-type="float" office:value="36823" calcext:value-type="float">
            <text:p>36823</text:p>
          </table:table-cell>
          <table:table-cell office:value-type="float" office:value="44188" calcext:value-type="float">
            <text:p>44188</text:p>
          </table:table-cell>
          <table:table-cell office:value-type="float" office:value="53026" calcext:value-type="float">
            <text:p>53026</text:p>
          </table:table-cell>
          <table:table-cell office:value-type="float" office:value="63631" calcext:value-type="float">
            <text:p>63631</text:p>
          </table:table-cell>
          <table:table-cell office:value-type="float" office:value="76357" calcext:value-type="float">
            <text:p>76357</text:p>
          </table:table-cell>
          <table:table-cell office:value-type="float" office:value="353463" calcext:value-type="float">
            <text:p>353463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80161" calcext:value-type="float">
            <text:p>80161</text:p>
          </table:table-cell>
          <table:table-cell office:value-type="float" office:value="96193" calcext:value-type="float">
            <text:p>96193</text:p>
          </table:table-cell>
          <table:table-cell office:value-type="float" office:value="115432" calcext:value-type="float">
            <text:p>115432</text:p>
          </table:table-cell>
          <table:table-cell office:value-type="float" office:value="138518" calcext:value-type="float">
            <text:p>138518</text:p>
          </table:table-cell>
          <table:table-cell office:value-type="float" office:value="93890" calcext:value-type="float">
            <text:p>93890</text:p>
          </table:table-cell>
          <table:table-cell office:value-type="float" office:value="199466" calcext:value-type="float">
            <text:p>199466</text:p>
          </table:table-cell>
          <table:table-cell office:value-type="float" office:value="239359" calcext:value-type="float">
            <text:p>239359</text:p>
          </table:table-cell>
          <table:table-cell office:value-type="float" office:value="287231" calcext:value-type="float">
            <text:p>287231</text:p>
          </table:table-cell>
          <table:table-cell office:value-type="float" office:value="344677" calcext:value-type="float">
            <text:p>344677</text:p>
          </table:table-cell>
          <table:table-cell office:value-type="float" office:value="413612" calcext:value-type="float">
            <text:p>413612</text:p>
          </table:table-cell>
          <table:table-cell office:value-type="float" office:value="1914649" calcext:value-type="float">
            <text:p>1914649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7252" calcext:value-type="float">
            <text:p>27252</text:p>
          </table:table-cell>
          <table:table-cell office:value-type="float" office:value="32702" calcext:value-type="float">
            <text:p>32702</text:p>
          </table:table-cell>
          <table:table-cell office:value-type="float" office:value="39242" calcext:value-type="float">
            <text:p>39242</text:p>
          </table:table-cell>
          <table:table-cell office:value-type="float" office:value="47090" calcext:value-type="float">
            <text:p>47090</text:p>
          </table:table-cell>
          <table:table-cell office:value-type="float" office:value="79204" calcext:value-type="float">
            <text:p>79204</text:p>
          </table:table-cell>
          <table:table-cell office:value-type="float" office:value="67810" calcext:value-type="float">
            <text:p>67810</text:p>
          </table:table-cell>
          <table:table-cell office:value-type="float" office:value="81372" calcext:value-type="float">
            <text:p>81372</text:p>
          </table:table-cell>
          <table:table-cell office:value-type="float" office:value="97646" calcext:value-type="float">
            <text:p>97646</text:p>
          </table:table-cell>
          <table:table-cell office:value-type="float" office:value="117175" calcext:value-type="float">
            <text:p>117175</text:p>
          </table:table-cell>
          <table:table-cell office:value-type="float" office:value="140610" calcext:value-type="float">
            <text:p>140610</text:p>
          </table:table-cell>
          <table:table-cell office:value-type="float" office:value="650899" calcext:value-type="float">
            <text:p>650899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805" calcext:value-type="float">
            <text:p>1805</text:p>
          </table:table-cell>
          <table:table-cell office:value-type="float" office:value="2166" calcext:value-type="float">
            <text:p>2166</text:p>
          </table:table-cell>
          <table:table-cell office:value-type="float" office:value="2599" calcext:value-type="float">
            <text:p>2599</text:p>
          </table:table-cell>
          <table:table-cell office:value-type="float" office:value="3119" calcext:value-type="float">
            <text:p>3119</text:p>
          </table:table-cell>
          <table:table-cell office:value-type="float" office:value="59148" calcext:value-type="float">
            <text:p>59148</text:p>
          </table:table-cell>
          <table:table-cell office:value-type="float" office:value="4492" calcext:value-type="float">
            <text:p>4492</text:p>
          </table:table-cell>
          <table:table-cell office:value-type="float" office:value="5390" calcext:value-type="float">
            <text:p>5390</text:p>
          </table:table-cell>
          <table:table-cell office:value-type="float" office:value="6468" calcext:value-type="float">
            <text:p>6468</text:p>
          </table:table-cell>
          <table:table-cell office:value-type="float" office:value="7762" calcext:value-type="float">
            <text:p>7762</text:p>
          </table:table-cell>
          <table:table-cell office:value-type="float" office:value="9314" calcext:value-type="float">
            <text:p>9314</text:p>
          </table:table-cell>
          <table:table-cell office:value-type="float" office:value="43115" calcext:value-type="float">
            <text:p>43115</text:p>
          </table:table-cell>
          <table:table-cell office:value-type="string" calcext:value-type="string">
            <text:p>Medium Number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418" calcext:value-type="float">
            <text:p>2418</text:p>
          </table:table-cell>
          <table:table-cell office:value-type="float" office:value="2902" calcext:value-type="float">
            <text:p>2902</text:p>
          </table:table-cell>
          <table:table-cell office:value-type="float" office:value="3482" calcext:value-type="float">
            <text:p>3482</text:p>
          </table:table-cell>
          <table:table-cell office:value-type="float" office:value="4178" calcext:value-type="float">
            <text:p>4178</text:p>
          </table:table-cell>
          <table:table-cell office:value-type="float" office:value="14079" calcext:value-type="float">
            <text:p>14079</text:p>
          </table:table-cell>
          <table:table-cell office:value-type="float" office:value="6017" calcext:value-type="float">
            <text:p>6017</text:p>
          </table:table-cell>
          <table:table-cell office:value-type="float" office:value="7220" calcext:value-type="float">
            <text:p>7220</text:p>
          </table:table-cell>
          <table:table-cell office:value-type="float" office:value="8664" calcext:value-type="float">
            <text:p>8664</text:p>
          </table:table-cell>
          <table:table-cell office:value-type="float" office:value="10397" calcext:value-type="float">
            <text:p>10397</text:p>
          </table:table-cell>
          <table:table-cell office:value-type="float" office:value="12476" calcext:value-type="float">
            <text:p>12476</text:p>
          </table:table-cell>
          <table:table-cell office:value-type="float" office:value="57754" calcext:value-type="float">
            <text:p>57754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374" calcext:value-type="float">
            <text:p>2374</text:p>
          </table:table-cell>
          <table:table-cell office:value-type="float" office:value="2849" calcext:value-type="float">
            <text:p>2849</text:p>
          </table:table-cell>
          <table:table-cell office:value-type="float" office:value="3419" calcext:value-type="float">
            <text:p>3419</text:p>
          </table:table-cell>
          <table:table-cell office:value-type="float" office:value="4103" calcext:value-type="float">
            <text:p>4103</text:p>
          </table:table-cell>
          <table:table-cell office:value-type="float" office:value="49311" calcext:value-type="float">
            <text:p>49311</text:p>
          </table:table-cell>
          <table:table-cell office:value-type="float" office:value="5909" calcext:value-type="float">
            <text:p>5909</text:p>
          </table:table-cell>
          <table:table-cell office:value-type="float" office:value="7091" calcext:value-type="float">
            <text:p>7091</text:p>
          </table:table-cell>
          <table:table-cell office:value-type="float" office:value="8509" calcext:value-type="float">
            <text:p>8509</text:p>
          </table:table-cell>
          <table:table-cell office:value-type="float" office:value="10211" calcext:value-type="float">
            <text:p>10211</text:p>
          </table:table-cell>
          <table:table-cell office:value-type="float" office:value="12253" calcext:value-type="float">
            <text:p>12253</text:p>
          </table:table-cell>
          <table:table-cell office:value-type="float" office:value="56718" calcext:value-type="float">
            <text:p>56718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5211" calcext:value-type="float">
            <text:p>25211</text:p>
          </table:table-cell>
          <table:table-cell office:value-type="float" office:value="30253" calcext:value-type="float">
            <text:p>30253</text:p>
          </table:table-cell>
          <table:table-cell office:value-type="float" office:value="36304" calcext:value-type="float">
            <text:p>36304</text:p>
          </table:table-cell>
          <table:table-cell office:value-type="float" office:value="43565" calcext:value-type="float">
            <text:p>43565</text:p>
          </table:table-cell>
          <table:table-cell office:value-type="float" office:value="12448" calcext:value-type="float">
            <text:p>12448</text:p>
          </table:table-cell>
          <table:table-cell office:value-type="float" office:value="62734" calcext:value-type="float">
            <text:p>62734</text:p>
          </table:table-cell>
          <table:table-cell office:value-type="float" office:value="75281" calcext:value-type="float">
            <text:p>75281</text:p>
          </table:table-cell>
          <table:table-cell office:value-type="float" office:value="90337" calcext:value-type="float">
            <text:p>90337</text:p>
          </table:table-cell>
          <table:table-cell office:value-type="float" office:value="108404" calcext:value-type="float">
            <text:p>108404</text:p>
          </table:table-cell>
          <table:table-cell office:value-type="float" office:value="130085" calcext:value-type="float">
            <text:p>130085</text:p>
          </table:table-cell>
          <table:table-cell office:value-type="float" office:value="602174" calcext:value-type="float">
            <text:p>602174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72141" calcext:value-type="float">
            <text:p>72141</text:p>
          </table:table-cell>
          <table:table-cell office:value-type="float" office:value="86569" calcext:value-type="float">
            <text:p>86569</text:p>
          </table:table-cell>
          <table:table-cell office:value-type="float" office:value="103883" calcext:value-type="float">
            <text:p>103883</text:p>
          </table:table-cell>
          <table:table-cell office:value-type="float" office:value="124660" calcext:value-type="float">
            <text:p>124660</text:p>
          </table:table-cell>
          <table:table-cell office:value-type="float" office:value="33125" calcext:value-type="float">
            <text:p>33125</text:p>
          </table:table-cell>
          <table:table-cell office:value-type="float" office:value="179510" calcext:value-type="float">
            <text:p>179510</text:p>
          </table:table-cell>
          <table:table-cell office:value-type="float" office:value="215412" calcext:value-type="float">
            <text:p>215412</text:p>
          </table:table-cell>
          <table:table-cell office:value-type="float" office:value="258494" calcext:value-type="float">
            <text:p>258494</text:p>
          </table:table-cell>
          <table:table-cell office:value-type="float" office:value="310193" calcext:value-type="float">
            <text:p>310193</text:p>
          </table:table-cell>
          <table:table-cell office:value-type="float" office:value="372232" calcext:value-type="float">
            <text:p>372232</text:p>
          </table:table-cell>
          <table:table-cell office:value-type="float" office:value="1723094" calcext:value-type="float">
            <text:p>1723094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7822" calcext:value-type="float">
            <text:p>7822</text:p>
          </table:table-cell>
          <table:table-cell office:value-type="float" office:value="9386" calcext:value-type="float">
            <text:p>9386</text:p>
          </table:table-cell>
          <table:table-cell office:value-type="float" office:value="11263" calcext:value-type="float">
            <text:p>11263</text:p>
          </table:table-cell>
          <table:table-cell office:value-type="float" office:value="13516" calcext:value-type="float">
            <text:p>13516</text:p>
          </table:table-cell>
          <table:table-cell office:value-type="float" office:value="47194" calcext:value-type="float">
            <text:p>47194</text:p>
          </table:table-cell>
          <table:table-cell office:value-type="float" office:value="19463" calcext:value-type="float">
            <text:p>19463</text:p>
          </table:table-cell>
          <table:table-cell office:value-type="float" office:value="23356" calcext:value-type="float">
            <text:p>23356</text:p>
          </table:table-cell>
          <table:table-cell office:value-type="float" office:value="28027" calcext:value-type="float">
            <text:p>28027</text:p>
          </table:table-cell>
          <table:table-cell office:value-type="float" office:value="33632" calcext:value-type="float">
            <text:p>33632</text:p>
          </table:table-cell>
          <table:table-cell office:value-type="float" office:value="40358" calcext:value-type="float">
            <text:p>40358</text:p>
          </table:table-cell>
          <table:table-cell office:value-type="float" office:value="186823" calcext:value-type="float">
            <text:p>186823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1979" calcext:value-type="float">
            <text:p>41979</text:p>
          </table:table-cell>
          <table:table-cell office:value-type="float" office:value="50375" calcext:value-type="float">
            <text:p>50375</text:p>
          </table:table-cell>
          <table:table-cell office:value-type="float" office:value="60450" calcext:value-type="float">
            <text:p>60450</text:p>
          </table:table-cell>
          <table:table-cell office:value-type="float" office:value="72540" calcext:value-type="float">
            <text:p>72540</text:p>
          </table:table-cell>
          <table:table-cell office:value-type="float" office:value="77772" calcext:value-type="float">
            <text:p>77772</text:p>
          </table:table-cell>
          <table:table-cell office:value-type="float" office:value="104458" calcext:value-type="float">
            <text:p>104458</text:p>
          </table:table-cell>
          <table:table-cell office:value-type="float" office:value="125350" calcext:value-type="float">
            <text:p>125350</text:p>
          </table:table-cell>
          <table:table-cell office:value-type="float" office:value="150420" calcext:value-type="float">
            <text:p>150420</text:p>
          </table:table-cell>
          <table:table-cell office:value-type="float" office:value="180504" calcext:value-type="float">
            <text:p>180504</text:p>
          </table:table-cell>
          <table:table-cell office:value-type="float" office:value="216605" calcext:value-type="float">
            <text:p>216605</text:p>
          </table:table-cell>
          <table:table-cell office:value-type="float" office:value="1002681" calcext:value-type="float">
            <text:p>1002681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51515" calcext:value-type="float">
            <text:p>51515</text:p>
          </table:table-cell>
          <table:table-cell office:value-type="float" office:value="61818" calcext:value-type="float">
            <text:p>61818</text:p>
          </table:table-cell>
          <table:table-cell office:value-type="float" office:value="74182" calcext:value-type="float">
            <text:p>74182</text:p>
          </table:table-cell>
          <table:table-cell office:value-type="float" office:value="89018" calcext:value-type="float">
            <text:p>89018</text:p>
          </table:table-cell>
          <table:table-cell office:value-type="float" office:value="55260" calcext:value-type="float">
            <text:p>55260</text:p>
          </table:table-cell>
          <table:table-cell office:value-type="float" office:value="128186" calcext:value-type="float">
            <text:p>128186</text:p>
          </table:table-cell>
          <table:table-cell office:value-type="float" office:value="153823" calcext:value-type="float">
            <text:p>153823</text:p>
          </table:table-cell>
          <table:table-cell office:value-type="float" office:value="184588" calcext:value-type="float">
            <text:p>184588</text:p>
          </table:table-cell>
          <table:table-cell office:value-type="float" office:value="221506" calcext:value-type="float">
            <text:p>221506</text:p>
          </table:table-cell>
          <table:table-cell office:value-type="float" office:value="265807" calcext:value-type="float">
            <text:p>265807</text:p>
          </table:table-cell>
          <table:table-cell office:value-type="float" office:value="1230443" calcext:value-type="float">
            <text:p>1230443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7700" calcext:value-type="float">
            <text:p>7700</text:p>
          </table:table-cell>
          <table:table-cell office:value-type="float" office:value="9240" calcext:value-type="float">
            <text:p>9240</text:p>
          </table:table-cell>
          <table:table-cell office:value-type="float" office:value="11088" calcext:value-type="float">
            <text:p>11088</text:p>
          </table:table-cell>
          <table:table-cell office:value-type="float" office:value="13306" calcext:value-type="float">
            <text:p>13306</text:p>
          </table:table-cell>
          <table:table-cell office:value-type="float" office:value="2144" calcext:value-type="float">
            <text:p>2144</text:p>
          </table:table-cell>
          <table:table-cell office:value-type="float" office:value="19160" calcext:value-type="float">
            <text:p>19160</text:p>
          </table:table-cell>
          <table:table-cell office:value-type="float" office:value="22992" calcext:value-type="float">
            <text:p>22992</text:p>
          </table:table-cell>
          <table:table-cell office:value-type="float" office:value="27590" calcext:value-type="float">
            <text:p>27590</text:p>
          </table:table-cell>
          <table:table-cell office:value-type="float" office:value="33108" calcext:value-type="float">
            <text:p>33108</text:p>
          </table:table-cell>
          <table:table-cell office:value-type="float" office:value="39730" calcext:value-type="float">
            <text:p>39730</text:p>
          </table:table-cell>
          <table:table-cell office:value-type="float" office:value="183914" calcext:value-type="float">
            <text:p>183914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9536" calcext:value-type="float">
            <text:p>19536</text:p>
          </table:table-cell>
          <table:table-cell office:value-type="float" office:value="23443" calcext:value-type="float">
            <text:p>23443</text:p>
          </table:table-cell>
          <table:table-cell office:value-type="float" office:value="28132" calcext:value-type="float">
            <text:p>28132</text:p>
          </table:table-cell>
          <table:table-cell office:value-type="float" office:value="33758" calcext:value-type="float">
            <text:p>33758</text:p>
          </table:table-cell>
          <table:table-cell office:value-type="float" office:value="14487" calcext:value-type="float">
            <text:p>14487</text:p>
          </table:table-cell>
          <table:table-cell office:value-type="float" office:value="48612" calcext:value-type="float">
            <text:p>48612</text:p>
          </table:table-cell>
          <table:table-cell office:value-type="float" office:value="58334" calcext:value-type="float">
            <text:p>58334</text:p>
          </table:table-cell>
          <table:table-cell office:value-type="float" office:value="70001" calcext:value-type="float">
            <text:p>70001</text:p>
          </table:table-cell>
          <table:table-cell office:value-type="float" office:value="84001" calcext:value-type="float">
            <text:p>84001</text:p>
          </table:table-cell>
          <table:table-cell office:value-type="float" office:value="100801" calcext:value-type="float">
            <text:p>100801</text:p>
          </table:table-cell>
          <table:table-cell office:value-type="float" office:value="466618" calcext:value-type="float">
            <text:p>466618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30763" calcext:value-type="float">
            <text:p>30763</text:p>
          </table:table-cell>
          <table:table-cell office:value-type="float" office:value="36916" calcext:value-type="float">
            <text:p>36916</text:p>
          </table:table-cell>
          <table:table-cell office:value-type="float" office:value="44299" calcext:value-type="float">
            <text:p>44299</text:p>
          </table:table-cell>
          <table:table-cell office:value-type="float" office:value="53159" calcext:value-type="float">
            <text:p>53159</text:p>
          </table:table-cell>
          <table:table-cell office:value-type="float" office:value="61712" calcext:value-type="float">
            <text:p>61712</text:p>
          </table:table-cell>
          <table:table-cell office:value-type="float" office:value="76549" calcext:value-type="float">
            <text:p>76549</text:p>
          </table:table-cell>
          <table:table-cell office:value-type="float" office:value="91859" calcext:value-type="float">
            <text:p>91859</text:p>
          </table:table-cell>
          <table:table-cell office:value-type="float" office:value="110231" calcext:value-type="float">
            <text:p>110231</text:p>
          </table:table-cell>
          <table:table-cell office:value-type="float" office:value="132277" calcext:value-type="float">
            <text:p>132277</text:p>
          </table:table-cell>
          <table:table-cell office:value-type="float" office:value="158732" calcext:value-type="float">
            <text:p>158732</text:p>
          </table:table-cell>
          <table:table-cell office:value-type="float" office:value="734785" calcext:value-type="float">
            <text:p>734785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95507" calcext:value-type="float">
            <text:p>95507</text:p>
          </table:table-cell>
          <table:table-cell office:value-type="float" office:value="114608" calcext:value-type="float">
            <text:p>114608</text:p>
          </table:table-cell>
          <table:table-cell office:value-type="float" office:value="137530" calcext:value-type="float">
            <text:p>137530</text:p>
          </table:table-cell>
          <table:table-cell office:value-type="float" office:value="165036" calcext:value-type="float">
            <text:p>165036</text:p>
          </table:table-cell>
          <table:table-cell office:value-type="float" office:value="61477" calcext:value-type="float">
            <text:p>61477</text:p>
          </table:table-cell>
          <table:table-cell office:value-type="float" office:value="237652" calcext:value-type="float">
            <text:p>237652</text:p>
          </table:table-cell>
          <table:table-cell office:value-type="float" office:value="285182" calcext:value-type="float">
            <text:p>285182</text:p>
          </table:table-cell>
          <table:table-cell office:value-type="float" office:value="342218" calcext:value-type="float">
            <text:p>342218</text:p>
          </table:table-cell>
          <table:table-cell office:value-type="float" office:value="410662" calcext:value-type="float">
            <text:p>410662</text:p>
          </table:table-cell>
          <table:table-cell office:value-type="float" office:value="492794" calcext:value-type="float">
            <text:p>492794</text:p>
          </table:table-cell>
          <table:table-cell office:value-type="float" office:value="2281189" calcext:value-type="float">
            <text:p>2281189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89726" calcext:value-type="float">
            <text:p>89726</text:p>
          </table:table-cell>
          <table:table-cell office:value-type="float" office:value="107671" calcext:value-type="float">
            <text:p>107671</text:p>
          </table:table-cell>
          <table:table-cell office:value-type="float" office:value="129205" calcext:value-type="float">
            <text:p>129205</text:p>
          </table:table-cell>
          <table:table-cell office:value-type="float" office:value="155046" calcext:value-type="float">
            <text:p>155046</text:p>
          </table:table-cell>
          <table:table-cell office:value-type="float" office:value="13040" calcext:value-type="float">
            <text:p>13040</text:p>
          </table:table-cell>
          <table:table-cell office:value-type="float" office:value="223266" calcext:value-type="float">
            <text:p>223266</text:p>
          </table:table-cell>
          <table:table-cell office:value-type="float" office:value="267919" calcext:value-type="float">
            <text:p>267919</text:p>
          </table:table-cell>
          <table:table-cell office:value-type="float" office:value="321503" calcext:value-type="float">
            <text:p>321503</text:p>
          </table:table-cell>
          <table:table-cell office:value-type="float" office:value="385804" calcext:value-type="float">
            <text:p>385804</text:p>
          </table:table-cell>
          <table:table-cell office:value-type="float" office:value="462965" calcext:value-type="float">
            <text:p>462965</text:p>
          </table:table-cell>
          <table:table-cell office:value-type="float" office:value="2143105" calcext:value-type="float">
            <text:p>2143105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7468" calcext:value-type="float">
            <text:p>47468</text:p>
          </table:table-cell>
          <table:table-cell office:value-type="float" office:value="56962" calcext:value-type="float">
            <text:p>56962</text:p>
          </table:table-cell>
          <table:table-cell office:value-type="float" office:value="68354" calcext:value-type="float">
            <text:p>68354</text:p>
          </table:table-cell>
          <table:table-cell office:value-type="float" office:value="82025" calcext:value-type="float">
            <text:p>82025</text:p>
          </table:table-cell>
          <table:table-cell office:value-type="float" office:value="35507" calcext:value-type="float">
            <text:p>35507</text:p>
          </table:table-cell>
          <table:table-cell office:value-type="float" office:value="118116" calcext:value-type="float">
            <text:p>118116</text:p>
          </table:table-cell>
          <table:table-cell office:value-type="float" office:value="141739" calcext:value-type="float">
            <text:p>141739</text:p>
          </table:table-cell>
          <table:table-cell office:value-type="float" office:value="170087" calcext:value-type="float">
            <text:p>170087</text:p>
          </table:table-cell>
          <table:table-cell office:value-type="float" office:value="204104" calcext:value-type="float">
            <text:p>204104</text:p>
          </table:table-cell>
          <table:table-cell office:value-type="float" office:value="244925" calcext:value-type="float">
            <text:p>244925</text:p>
          </table:table-cell>
          <table:table-cell office:value-type="float" office:value="1133780" calcext:value-type="float">
            <text:p>1133780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63292" calcext:value-type="float">
            <text:p>63292</text:p>
          </table:table-cell>
          <table:table-cell office:value-type="float" office:value="75950" calcext:value-type="float">
            <text:p>75950</text:p>
          </table:table-cell>
          <table:table-cell office:value-type="float" office:value="91140" calcext:value-type="float">
            <text:p>91140</text:p>
          </table:table-cell>
          <table:table-cell office:value-type="float" office:value="109368" calcext:value-type="float">
            <text:p>109368</text:p>
          </table:table-cell>
          <table:table-cell office:value-type="float" office:value="2600" calcext:value-type="float">
            <text:p>2600</text:p>
          </table:table-cell>
          <table:table-cell office:value-type="float" office:value="157490" calcext:value-type="float">
            <text:p>157490</text:p>
          </table:table-cell>
          <table:table-cell office:value-type="float" office:value="188988" calcext:value-type="float">
            <text:p>188988</text:p>
          </table:table-cell>
          <table:table-cell office:value-type="float" office:value="226786" calcext:value-type="float">
            <text:p>226786</text:p>
          </table:table-cell>
          <table:table-cell office:value-type="float" office:value="272143" calcext:value-type="float">
            <text:p>272143</text:p>
          </table:table-cell>
          <table:table-cell office:value-type="float" office:value="326572" calcext:value-type="float">
            <text:p>326572</text:p>
          </table:table-cell>
          <table:table-cell office:value-type="float" office:value="1511729" calcext:value-type="float">
            <text:p>1511729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6249" calcext:value-type="float">
            <text:p>56249</text:p>
          </table:table-cell>
          <table:table-cell office:value-type="float" office:value="67499" calcext:value-type="float">
            <text:p>67499</text:p>
          </table:table-cell>
          <table:table-cell office:value-type="float" office:value="80999" calcext:value-type="float">
            <text:p>80999</text:p>
          </table:table-cell>
          <table:table-cell office:value-type="float" office:value="97199" calcext:value-type="float">
            <text:p>97199</text:p>
          </table:table-cell>
          <table:table-cell office:value-type="float" office:value="51888" calcext:value-type="float">
            <text:p>51888</text:p>
          </table:table-cell>
          <table:table-cell office:value-type="float" office:value="139967" calcext:value-type="float">
            <text:p>139967</text:p>
          </table:table-cell>
          <table:table-cell office:value-type="float" office:value="167960" calcext:value-type="float">
            <text:p>167960</text:p>
          </table:table-cell>
          <table:table-cell office:value-type="float" office:value="201552" calcext:value-type="float">
            <text:p>201552</text:p>
          </table:table-cell>
          <table:table-cell office:value-type="float" office:value="241862" calcext:value-type="float">
            <text:p>241862</text:p>
          </table:table-cell>
          <table:table-cell office:value-type="float" office:value="290234" calcext:value-type="float">
            <text:p>290234</text:p>
          </table:table-cell>
          <table:table-cell office:value-type="float" office:value="1343521" calcext:value-type="float">
            <text:p>1343521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91389" calcext:value-type="float">
            <text:p>91389</text:p>
          </table:table-cell>
          <table:table-cell office:value-type="float" office:value="109667" calcext:value-type="float">
            <text:p>109667</text:p>
          </table:table-cell>
          <table:table-cell office:value-type="float" office:value="131600" calcext:value-type="float">
            <text:p>131600</text:p>
          </table:table-cell>
          <table:table-cell office:value-type="float" office:value="157920" calcext:value-type="float">
            <text:p>157920</text:p>
          </table:table-cell>
          <table:table-cell office:value-type="float" office:value="79952" calcext:value-type="float">
            <text:p>79952</text:p>
          </table:table-cell>
          <table:table-cell office:value-type="float" office:value="227405" calcext:value-type="float">
            <text:p>227405</text:p>
          </table:table-cell>
          <table:table-cell office:value-type="float" office:value="272886" calcext:value-type="float">
            <text:p>272886</text:p>
          </table:table-cell>
          <table:table-cell office:value-type="float" office:value="327463" calcext:value-type="float">
            <text:p>327463</text:p>
          </table:table-cell>
          <table:table-cell office:value-type="float" office:value="392956" calcext:value-type="float">
            <text:p>392956</text:p>
          </table:table-cell>
          <table:table-cell office:value-type="float" office:value="471547" calcext:value-type="float">
            <text:p>471547</text:p>
          </table:table-cell>
          <table:table-cell office:value-type="float" office:value="2182833" calcext:value-type="float">
            <text:p>2182833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45485" calcext:value-type="float">
            <text:p>45485</text:p>
          </table:table-cell>
          <table:table-cell office:value-type="float" office:value="54582" calcext:value-type="float">
            <text:p>54582</text:p>
          </table:table-cell>
          <table:table-cell office:value-type="float" office:value="65498" calcext:value-type="float">
            <text:p>65498</text:p>
          </table:table-cell>
          <table:table-cell office:value-type="float" office:value="78598" calcext:value-type="float">
            <text:p>78598</text:p>
          </table:table-cell>
          <table:table-cell office:value-type="float" office:value="95391" calcext:value-type="float">
            <text:p>95391</text:p>
          </table:table-cell>
          <table:table-cell office:value-type="float" office:value="113182" calcext:value-type="float">
            <text:p>113182</text:p>
          </table:table-cell>
          <table:table-cell office:value-type="float" office:value="135818" calcext:value-type="float">
            <text:p>135818</text:p>
          </table:table-cell>
          <table:table-cell office:value-type="float" office:value="162982" calcext:value-type="float">
            <text:p>162982</text:p>
          </table:table-cell>
          <table:table-cell office:value-type="float" office:value="195578" calcext:value-type="float">
            <text:p>195578</text:p>
          </table:table-cell>
          <table:table-cell office:value-type="float" office:value="234694" calcext:value-type="float">
            <text:p>234694</text:p>
          </table:table-cell>
          <table:table-cell office:value-type="float" office:value="1086417" calcext:value-type="float">
            <text:p>1086417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63340" calcext:value-type="float">
            <text:p>63340</text:p>
          </table:table-cell>
          <table:table-cell office:value-type="float" office:value="76008" calcext:value-type="float">
            <text:p>76008</text:p>
          </table:table-cell>
          <table:table-cell office:value-type="float" office:value="91210" calcext:value-type="float">
            <text:p>91210</text:p>
          </table:table-cell>
          <table:table-cell office:value-type="float" office:value="109452" calcext:value-type="float">
            <text:p>109452</text:p>
          </table:table-cell>
          <table:table-cell office:value-type="float" office:value="67908" calcext:value-type="float">
            <text:p>67908</text:p>
          </table:table-cell>
          <table:table-cell office:value-type="float" office:value="157610" calcext:value-type="float">
            <text:p>157610</text:p>
          </table:table-cell>
          <table:table-cell office:value-type="float" office:value="189132" calcext:value-type="float">
            <text:p>189132</text:p>
          </table:table-cell>
          <table:table-cell office:value-type="float" office:value="226958" calcext:value-type="float">
            <text:p>226958</text:p>
          </table:table-cell>
          <table:table-cell office:value-type="float" office:value="272350" calcext:value-type="float">
            <text:p>272350</text:p>
          </table:table-cell>
          <table:table-cell office:value-type="float" office:value="326820" calcext:value-type="float">
            <text:p>326820</text:p>
          </table:table-cell>
          <table:table-cell office:value-type="float" office:value="1512880" calcext:value-type="float">
            <text:p>1512880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7103" calcext:value-type="float">
            <text:p>7103</text:p>
          </table:table-cell>
          <table:table-cell office:value-type="float" office:value="8524" calcext:value-type="float">
            <text:p>8524</text:p>
          </table:table-cell>
          <table:table-cell office:value-type="float" office:value="10229" calcext:value-type="float">
            <text:p>10229</text:p>
          </table:table-cell>
          <table:table-cell office:value-type="float" office:value="12275" calcext:value-type="float">
            <text:p>12275</text:p>
          </table:table-cell>
          <table:table-cell office:value-type="float" office:value="4960" calcext:value-type="float">
            <text:p>4960</text:p>
          </table:table-cell>
          <table:table-cell office:value-type="float" office:value="17676" calcext:value-type="float">
            <text:p>17676</text:p>
          </table:table-cell>
          <table:table-cell office:value-type="float" office:value="21211" calcext:value-type="float">
            <text:p>21211</text:p>
          </table:table-cell>
          <table:table-cell office:value-type="float" office:value="25453" calcext:value-type="float">
            <text:p>25453</text:p>
          </table:table-cell>
          <table:table-cell office:value-type="float" office:value="30544" calcext:value-type="float">
            <text:p>30544</text:p>
          </table:table-cell>
          <table:table-cell office:value-type="float" office:value="36653" calcext:value-type="float">
            <text:p>36653</text:p>
          </table:table-cell>
          <table:table-cell office:value-type="float" office:value="169668" calcext:value-type="float">
            <text:p>169668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3680" calcext:value-type="float">
            <text:p>53680</text:p>
          </table:table-cell>
          <table:table-cell office:value-type="float" office:value="64416" calcext:value-type="float">
            <text:p>64416</text:p>
          </table:table-cell>
          <table:table-cell office:value-type="float" office:value="77299" calcext:value-type="float">
            <text:p>77299</text:p>
          </table:table-cell>
          <table:table-cell office:value-type="float" office:value="92759" calcext:value-type="float">
            <text:p>92759</text:p>
          </table:table-cell>
          <table:table-cell office:value-type="float" office:value="37457" calcext:value-type="float">
            <text:p>37457</text:p>
          </table:table-cell>
          <table:table-cell office:value-type="float" office:value="133573" calcext:value-type="float">
            <text:p>133573</text:p>
          </table:table-cell>
          <table:table-cell office:value-type="float" office:value="160288" calcext:value-type="float">
            <text:p>160288</text:p>
          </table:table-cell>
          <table:table-cell office:value-type="float" office:value="192346" calcext:value-type="float">
            <text:p>192346</text:p>
          </table:table-cell>
          <table:table-cell office:value-type="float" office:value="230815" calcext:value-type="float">
            <text:p>230815</text:p>
          </table:table-cell>
          <table:table-cell office:value-type="float" office:value="276978" calcext:value-type="float">
            <text:p>276978</text:p>
          </table:table-cell>
          <table:table-cell office:value-type="float" office:value="1282154" calcext:value-type="float">
            <text:p>1282154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57227" calcext:value-type="float">
            <text:p>57227</text:p>
          </table:table-cell>
          <table:table-cell office:value-type="float" office:value="68672" calcext:value-type="float">
            <text:p>68672</text:p>
          </table:table-cell>
          <table:table-cell office:value-type="float" office:value="82406" calcext:value-type="float">
            <text:p>82406</text:p>
          </table:table-cell>
          <table:table-cell office:value-type="float" office:value="98887" calcext:value-type="float">
            <text:p>98887</text:p>
          </table:table-cell>
          <table:table-cell office:value-type="float" office:value="78545" calcext:value-type="float">
            <text:p>78545</text:p>
          </table:table-cell>
          <table:table-cell office:value-type="float" office:value="142397" calcext:value-type="float">
            <text:p>142397</text:p>
          </table:table-cell>
          <table:table-cell office:value-type="float" office:value="170876" calcext:value-type="float">
            <text:p>170876</text:p>
          </table:table-cell>
          <table:table-cell office:value-type="float" office:value="205051" calcext:value-type="float">
            <text:p>205051</text:p>
          </table:table-cell>
          <table:table-cell office:value-type="float" office:value="246061" calcext:value-type="float">
            <text:p>246061</text:p>
          </table:table-cell>
          <table:table-cell office:value-type="float" office:value="295273" calcext:value-type="float">
            <text:p>295273</text:p>
          </table:table-cell>
          <table:table-cell office:value-type="float" office:value="1366850" calcext:value-type="float">
            <text:p>1366850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88361" calcext:value-type="float">
            <text:p>88361</text:p>
          </table:table-cell>
          <table:table-cell office:value-type="float" office:value="106033" calcext:value-type="float">
            <text:p>106033</text:p>
          </table:table-cell>
          <table:table-cell office:value-type="float" office:value="127240" calcext:value-type="float">
            <text:p>127240</text:p>
          </table:table-cell>
          <table:table-cell office:value-type="float" office:value="152688" calcext:value-type="float">
            <text:p>152688</text:p>
          </table:table-cell>
          <table:table-cell office:value-type="float" office:value="84119" calcext:value-type="float">
            <text:p>84119</text:p>
          </table:table-cell>
          <table:table-cell office:value-type="float" office:value="219871" calcext:value-type="float">
            <text:p>219871</text:p>
          </table:table-cell>
          <table:table-cell office:value-type="float" office:value="263845" calcext:value-type="float">
            <text:p>263845</text:p>
          </table:table-cell>
          <table:table-cell office:value-type="float" office:value="316614" calcext:value-type="float">
            <text:p>316614</text:p>
          </table:table-cell>
          <table:table-cell office:value-type="float" office:value="379937" calcext:value-type="float">
            <text:p>379937</text:p>
          </table:table-cell>
          <table:table-cell office:value-type="float" office:value="455924" calcext:value-type="float">
            <text:p>455924</text:p>
          </table:table-cell>
          <table:table-cell office:value-type="float" office:value="2110513" calcext:value-type="float">
            <text:p>2110513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62964" calcext:value-type="float">
            <text:p>62964</text:p>
          </table:table-cell>
          <table:table-cell office:value-type="float" office:value="75557" calcext:value-type="float">
            <text:p>75557</text:p>
          </table:table-cell>
          <table:table-cell office:value-type="float" office:value="90668" calcext:value-type="float">
            <text:p>90668</text:p>
          </table:table-cell>
          <table:table-cell office:value-type="float" office:value="108802" calcext:value-type="float">
            <text:p>108802</text:p>
          </table:table-cell>
          <table:table-cell office:value-type="float" office:value="47936" calcext:value-type="float">
            <text:p>47936</text:p>
          </table:table-cell>
          <table:table-cell office:value-type="float" office:value="156674" calcext:value-type="float">
            <text:p>156674</text:p>
          </table:table-cell>
          <table:table-cell office:value-type="float" office:value="188009" calcext:value-type="float">
            <text:p>188009</text:p>
          </table:table-cell>
          <table:table-cell office:value-type="float" office:value="225611" calcext:value-type="float">
            <text:p>225611</text:p>
          </table:table-cell>
          <table:table-cell office:value-type="float" office:value="270733" calcext:value-type="float">
            <text:p>270733</text:p>
          </table:table-cell>
          <table:table-cell office:value-type="float" office:value="324880" calcext:value-type="float">
            <text:p>324880</text:p>
          </table:table-cell>
          <table:table-cell office:value-type="float" office:value="1503898" calcext:value-type="float">
            <text:p>1503898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50885" calcext:value-type="float">
            <text:p>50885</text:p>
          </table:table-cell>
          <table:table-cell office:value-type="float" office:value="61062" calcext:value-type="float">
            <text:p>61062</text:p>
          </table:table-cell>
          <table:table-cell office:value-type="float" office:value="73274" calcext:value-type="float">
            <text:p>73274</text:p>
          </table:table-cell>
          <table:table-cell office:value-type="float" office:value="87929" calcext:value-type="float">
            <text:p>87929</text:p>
          </table:table-cell>
          <table:table-cell office:value-type="float" office:value="89702" calcext:value-type="float">
            <text:p>89702</text:p>
          </table:table-cell>
          <table:table-cell office:value-type="float" office:value="126618" calcext:value-type="float">
            <text:p>126618</text:p>
          </table:table-cell>
          <table:table-cell office:value-type="float" office:value="151942" calcext:value-type="float">
            <text:p>151942</text:p>
          </table:table-cell>
          <table:table-cell office:value-type="float" office:value="182330" calcext:value-type="float">
            <text:p>182330</text:p>
          </table:table-cell>
          <table:table-cell office:value-type="float" office:value="218796" calcext:value-type="float">
            <text:p>218796</text:p>
          </table:table-cell>
          <table:table-cell office:value-type="float" office:value="262555" calcext:value-type="float">
            <text:p>262555</text:p>
          </table:table-cell>
          <table:table-cell office:value-type="float" office:value="1215391" calcext:value-type="float">
            <text:p>1215391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47460" calcext:value-type="float">
            <text:p>47460</text:p>
          </table:table-cell>
          <table:table-cell office:value-type="float" office:value="56952" calcext:value-type="float">
            <text:p>56952</text:p>
          </table:table-cell>
          <table:table-cell office:value-type="float" office:value="68342" calcext:value-type="float">
            <text:p>68342</text:p>
          </table:table-cell>
          <table:table-cell office:value-type="float" office:value="82010" calcext:value-type="float">
            <text:p>82010</text:p>
          </table:table-cell>
          <table:table-cell office:value-type="float" office:value="34063" calcext:value-type="float">
            <text:p>34063</text:p>
          </table:table-cell>
          <table:table-cell office:value-type="float" office:value="118094" calcext:value-type="float">
            <text:p>118094</text:p>
          </table:table-cell>
          <table:table-cell office:value-type="float" office:value="141713" calcext:value-type="float">
            <text:p>141713</text:p>
          </table:table-cell>
          <table:table-cell office:value-type="float" office:value="170056" calcext:value-type="float">
            <text:p>170056</text:p>
          </table:table-cell>
          <table:table-cell office:value-type="float" office:value="204067" calcext:value-type="float">
            <text:p>204067</text:p>
          </table:table-cell>
          <table:table-cell office:value-type="float" office:value="244880" calcext:value-type="float">
            <text:p>244880</text:p>
          </table:table-cell>
          <table:table-cell office:value-type="float" office:value="1133574" calcext:value-type="float">
            <text:p>1133574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49124" calcext:value-type="float">
            <text:p>49124</text:p>
          </table:table-cell>
          <table:table-cell office:value-type="float" office:value="58949" calcext:value-type="float">
            <text:p>58949</text:p>
          </table:table-cell>
          <table:table-cell office:value-type="float" office:value="70739" calcext:value-type="float">
            <text:p>70739</text:p>
          </table:table-cell>
          <table:table-cell office:value-type="float" office:value="84887" calcext:value-type="float">
            <text:p>84887</text:p>
          </table:table-cell>
          <table:table-cell office:value-type="float" office:value="3580" calcext:value-type="float">
            <text:p>3580</text:p>
          </table:table-cell>
          <table:table-cell office:value-type="float" office:value="122237" calcext:value-type="float">
            <text:p>122237</text:p>
          </table:table-cell>
          <table:table-cell office:value-type="float" office:value="146684" calcext:value-type="float">
            <text:p>146684</text:p>
          </table:table-cell>
          <table:table-cell office:value-type="float" office:value="176021" calcext:value-type="float">
            <text:p>176021</text:p>
          </table:table-cell>
          <table:table-cell office:value-type="float" office:value="211225" calcext:value-type="float">
            <text:p>211225</text:p>
          </table:table-cell>
          <table:table-cell office:value-type="float" office:value="253470" calcext:value-type="float">
            <text:p>253470</text:p>
          </table:table-cell>
          <table:table-cell office:value-type="float" office:value="1173336" calcext:value-type="float">
            <text:p>1173336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94124" calcext:value-type="float">
            <text:p>94124</text:p>
          </table:table-cell>
          <table:table-cell office:value-type="float" office:value="112949" calcext:value-type="float">
            <text:p>112949</text:p>
          </table:table-cell>
          <table:table-cell office:value-type="float" office:value="135539" calcext:value-type="float">
            <text:p>135539</text:p>
          </table:table-cell>
          <table:table-cell office:value-type="float" office:value="162647" calcext:value-type="float">
            <text:p>162647</text:p>
          </table:table-cell>
          <table:table-cell office:value-type="float" office:value="31406" calcext:value-type="float">
            <text:p>31406</text:p>
          </table:table-cell>
          <table:table-cell office:value-type="float" office:value="234211" calcext:value-type="float">
            <text:p>234211</text:p>
          </table:table-cell>
          <table:table-cell office:value-type="float" office:value="281053" calcext:value-type="float">
            <text:p>281053</text:p>
          </table:table-cell>
          <table:table-cell office:value-type="float" office:value="337264" calcext:value-type="float">
            <text:p>337264</text:p>
          </table:table-cell>
          <table:table-cell office:value-type="float" office:value="404717" calcext:value-type="float">
            <text:p>404717</text:p>
          </table:table-cell>
          <table:table-cell office:value-type="float" office:value="485660" calcext:value-type="float">
            <text:p>485660</text:p>
          </table:table-cell>
          <table:table-cell office:value-type="float" office:value="2248164" calcext:value-type="float">
            <text:p>2248164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85050" calcext:value-type="float">
            <text:p>85050</text:p>
          </table:table-cell>
          <table:table-cell office:value-type="float" office:value="102060" calcext:value-type="float">
            <text:p>102060</text:p>
          </table:table-cell>
          <table:table-cell office:value-type="float" office:value="122472" calcext:value-type="float">
            <text:p>122472</text:p>
          </table:table-cell>
          <table:table-cell office:value-type="float" office:value="146966" calcext:value-type="float">
            <text:p>146966</text:p>
          </table:table-cell>
          <table:table-cell office:value-type="float" office:value="18819" calcext:value-type="float">
            <text:p>18819</text:p>
          </table:table-cell>
          <table:table-cell office:value-type="float" office:value="211631" calcext:value-type="float">
            <text:p>211631</text:p>
          </table:table-cell>
          <table:table-cell office:value-type="float" office:value="253957" calcext:value-type="float">
            <text:p>253957</text:p>
          </table:table-cell>
          <table:table-cell office:value-type="float" office:value="304748" calcext:value-type="float">
            <text:p>304748</text:p>
          </table:table-cell>
          <table:table-cell office:value-type="float" office:value="365698" calcext:value-type="float">
            <text:p>365698</text:p>
          </table:table-cell>
          <table:table-cell office:value-type="float" office:value="438838" calcext:value-type="float">
            <text:p>438838</text:p>
          </table:table-cell>
          <table:table-cell office:value-type="float" office:value="2031420" calcext:value-type="float">
            <text:p>2031420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34269" calcext:value-type="float">
            <text:p>34269</text:p>
          </table:table-cell>
          <table:table-cell office:value-type="float" office:value="41123" calcext:value-type="float">
            <text:p>41123</text:p>
          </table:table-cell>
          <table:table-cell office:value-type="float" office:value="49348" calcext:value-type="float">
            <text:p>49348</text:p>
          </table:table-cell>
          <table:table-cell office:value-type="float" office:value="59218" calcext:value-type="float">
            <text:p>59218</text:p>
          </table:table-cell>
          <table:table-cell office:value-type="float" office:value="32955" calcext:value-type="float">
            <text:p>32955</text:p>
          </table:table-cell>
          <table:table-cell office:value-type="float" office:value="85274" calcext:value-type="float">
            <text:p>85274</text:p>
          </table:table-cell>
          <table:table-cell office:value-type="float" office:value="102329" calcext:value-type="float">
            <text:p>102329</text:p>
          </table:table-cell>
          <table:table-cell office:value-type="float" office:value="122795" calcext:value-type="float">
            <text:p>122795</text:p>
          </table:table-cell>
          <table:table-cell office:value-type="float" office:value="147354" calcext:value-type="float">
            <text:p>147354</text:p>
          </table:table-cell>
          <table:table-cell office:value-type="float" office:value="176825" calcext:value-type="float">
            <text:p>176825</text:p>
          </table:table-cell>
          <table:table-cell office:value-type="float" office:value="818535" calcext:value-type="float">
            <text:p>818535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2253" calcext:value-type="float">
            <text:p>12253</text:p>
          </table:table-cell>
          <table:table-cell office:value-type="float" office:value="14704" calcext:value-type="float">
            <text:p>14704</text:p>
          </table:table-cell>
          <table:table-cell office:value-type="float" office:value="17645" calcext:value-type="float">
            <text:p>17645</text:p>
          </table:table-cell>
          <table:table-cell office:value-type="float" office:value="21174" calcext:value-type="float">
            <text:p>21174</text:p>
          </table:table-cell>
          <table:table-cell office:value-type="float" office:value="80172" calcext:value-type="float">
            <text:p>80172</text:p>
          </table:table-cell>
          <table:table-cell office:value-type="float" office:value="30491" calcext:value-type="float">
            <text:p>30491</text:p>
          </table:table-cell>
          <table:table-cell office:value-type="float" office:value="36589" calcext:value-type="float">
            <text:p>36589</text:p>
          </table:table-cell>
          <table:table-cell office:value-type="float" office:value="43907" calcext:value-type="float">
            <text:p>43907</text:p>
          </table:table-cell>
          <table:table-cell office:value-type="float" office:value="52688" calcext:value-type="float">
            <text:p>52688</text:p>
          </table:table-cell>
          <table:table-cell office:value-type="float" office:value="63226" calcext:value-type="float">
            <text:p>63226</text:p>
          </table:table-cell>
          <table:table-cell office:value-type="float" office:value="292677" calcext:value-type="float">
            <text:p>292677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726" calcext:value-type="float">
            <text:p>1726</text:p>
          </table:table-cell>
          <table:table-cell office:value-type="float" office:value="2071" calcext:value-type="float">
            <text:p>2071</text:p>
          </table:table-cell>
          <table:table-cell office:value-type="float" office:value="2485" calcext:value-type="float">
            <text:p>2485</text:p>
          </table:table-cell>
          <table:table-cell office:value-type="float" office:value="2982" calcext:value-type="float">
            <text:p>2982</text:p>
          </table:table-cell>
          <table:table-cell office:value-type="float" office:value="59712" calcext:value-type="float">
            <text:p>59712</text:p>
          </table:table-cell>
          <table:table-cell office:value-type="float" office:value="4294" calcext:value-type="float">
            <text:p>4294</text:p>
          </table:table-cell>
          <table:table-cell office:value-type="float" office:value="5153" calcext:value-type="float">
            <text:p>5153</text:p>
          </table:table-cell>
          <table:table-cell office:value-type="float" office:value="6184" calcext:value-type="float">
            <text:p>6184</text:p>
          </table:table-cell>
          <table:table-cell office:value-type="float" office:value="7421" calcext:value-type="float">
            <text:p>7421</text:p>
          </table:table-cell>
          <table:table-cell office:value-type="float" office:value="8905" calcext:value-type="float">
            <text:p>8905</text:p>
          </table:table-cell>
          <table:table-cell office:value-type="float" office:value="41221" calcext:value-type="float">
            <text:p>41221</text:p>
          </table:table-cell>
          <table:table-cell office:value-type="string" calcext:value-type="string">
            <text:p>Medium Number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6722" calcext:value-type="float">
            <text:p>86722</text:p>
          </table:table-cell>
          <table:table-cell office:value-type="float" office:value="104066" calcext:value-type="float">
            <text:p>104066</text:p>
          </table:table-cell>
          <table:table-cell office:value-type="float" office:value="124879" calcext:value-type="float">
            <text:p>124879</text:p>
          </table:table-cell>
          <table:table-cell office:value-type="float" office:value="149855" calcext:value-type="float">
            <text:p>149855</text:p>
          </table:table-cell>
          <table:table-cell office:value-type="float" office:value="45024" calcext:value-type="float">
            <text:p>45024</text:p>
          </table:table-cell>
          <table:table-cell office:value-type="float" office:value="215791" calcext:value-type="float">
            <text:p>215791</text:p>
          </table:table-cell>
          <table:table-cell office:value-type="float" office:value="258949" calcext:value-type="float">
            <text:p>258949</text:p>
          </table:table-cell>
          <table:table-cell office:value-type="float" office:value="310739" calcext:value-type="float">
            <text:p>310739</text:p>
          </table:table-cell>
          <table:table-cell office:value-type="float" office:value="372887" calcext:value-type="float">
            <text:p>372887</text:p>
          </table:table-cell>
          <table:table-cell office:value-type="float" office:value="447464" calcext:value-type="float">
            <text:p>447464</text:p>
          </table:table-cell>
          <table:table-cell office:value-type="float" office:value="2071352" calcext:value-type="float">
            <text:p>2071352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79973" calcext:value-type="float">
            <text:p>79973</text:p>
          </table:table-cell>
          <table:table-cell office:value-type="float" office:value="95968" calcext:value-type="float">
            <text:p>95968</text:p>
          </table:table-cell>
          <table:table-cell office:value-type="float" office:value="115162" calcext:value-type="float">
            <text:p>115162</text:p>
          </table:table-cell>
          <table:table-cell office:value-type="float" office:value="138194" calcext:value-type="float">
            <text:p>138194</text:p>
          </table:table-cell>
          <table:table-cell office:value-type="float" office:value="1273" calcext:value-type="float">
            <text:p>1273</text:p>
          </table:table-cell>
          <table:table-cell office:value-type="float" office:value="199000" calcext:value-type="float">
            <text:p>199000</text:p>
          </table:table-cell>
          <table:table-cell office:value-type="float" office:value="238800" calcext:value-type="float">
            <text:p>238800</text:p>
          </table:table-cell>
          <table:table-cell office:value-type="float" office:value="286560" calcext:value-type="float">
            <text:p>286560</text:p>
          </table:table-cell>
          <table:table-cell office:value-type="float" office:value="343872" calcext:value-type="float">
            <text:p>343872</text:p>
          </table:table-cell>
          <table:table-cell office:value-type="float" office:value="412646" calcext:value-type="float">
            <text:p>412646</text:p>
          </table:table-cell>
          <table:table-cell office:value-type="float" office:value="1910175" calcext:value-type="float">
            <text:p>1910175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66975" calcext:value-type="float">
            <text:p>66975</text:p>
          </table:table-cell>
          <table:table-cell office:value-type="float" office:value="80370" calcext:value-type="float">
            <text:p>80370</text:p>
          </table:table-cell>
          <table:table-cell office:value-type="float" office:value="96444" calcext:value-type="float">
            <text:p>96444</text:p>
          </table:table-cell>
          <table:table-cell office:value-type="float" office:value="115733" calcext:value-type="float">
            <text:p>115733</text:p>
          </table:table-cell>
          <table:table-cell office:value-type="float" office:value="47484" calcext:value-type="float">
            <text:p>47484</text:p>
          </table:table-cell>
          <table:table-cell office:value-type="float" office:value="166656" calcext:value-type="float">
            <text:p>166656</text:p>
          </table:table-cell>
          <table:table-cell office:value-type="float" office:value="199987" calcext:value-type="float">
            <text:p>199987</text:p>
          </table:table-cell>
          <table:table-cell office:value-type="float" office:value="239984" calcext:value-type="float">
            <text:p>239984</text:p>
          </table:table-cell>
          <table:table-cell office:value-type="float" office:value="287981" calcext:value-type="float">
            <text:p>287981</text:p>
          </table:table-cell>
          <table:table-cell office:value-type="float" office:value="345577" calcext:value-type="float">
            <text:p>345577</text:p>
          </table:table-cell>
          <table:table-cell office:value-type="float" office:value="1599707" calcext:value-type="float">
            <text:p>1599707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064" calcext:value-type="float">
            <text:p>1064</text:p>
          </table:table-cell>
          <table:table-cell office:value-type="float" office:value="1277" calcext:value-type="float">
            <text:p>1277</text:p>
          </table:table-cell>
          <table:table-cell office:value-type="float" office:value="1532" calcext:value-type="float">
            <text:p>1532</text:p>
          </table:table-cell>
          <table:table-cell office:value-type="float" office:value="1838" calcext:value-type="float">
            <text:p>1838</text:p>
          </table:table-cell>
          <table:table-cell office:value-type="float" office:value="30290" calcext:value-type="float">
            <text:p>30290</text:p>
          </table:table-cell>
          <table:table-cell office:value-type="float" office:value="2647" calcext:value-type="float">
            <text:p>2647</text:p>
          </table:table-cell>
          <table:table-cell office:value-type="float" office:value="3176" calcext:value-type="float">
            <text:p>3176</text:p>
          </table:table-cell>
          <table:table-cell office:value-type="float" office:value="3811" calcext:value-type="float">
            <text:p>3811</text:p>
          </table:table-cell>
          <table:table-cell office:value-type="float" office:value="4573" calcext:value-type="float">
            <text:p>4573</text:p>
          </table:table-cell>
          <table:table-cell office:value-type="float" office:value="5488" calcext:value-type="float">
            <text:p>5488</text:p>
          </table:table-cell>
          <table:table-cell office:value-type="float" office:value="25406" calcext:value-type="float">
            <text:p>25406</text:p>
          </table:table-cell>
          <table:table-cell office:value-type="string" calcext:value-type="string">
            <text:p>Medium Number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48082" calcext:value-type="float">
            <text:p>48082</text:p>
          </table:table-cell>
          <table:table-cell office:value-type="float" office:value="57698" calcext:value-type="float">
            <text:p>57698</text:p>
          </table:table-cell>
          <table:table-cell office:value-type="float" office:value="69238" calcext:value-type="float">
            <text:p>69238</text:p>
          </table:table-cell>
          <table:table-cell office:value-type="float" office:value="83086" calcext:value-type="float">
            <text:p>83086</text:p>
          </table:table-cell>
          <table:table-cell office:value-type="float" office:value="77801" calcext:value-type="float">
            <text:p>77801</text:p>
          </table:table-cell>
          <table:table-cell office:value-type="float" office:value="119644" calcext:value-type="float">
            <text:p>119644</text:p>
          </table:table-cell>
          <table:table-cell office:value-type="float" office:value="143573" calcext:value-type="float">
            <text:p>143573</text:p>
          </table:table-cell>
          <table:table-cell office:value-type="float" office:value="172288" calcext:value-type="float">
            <text:p>172288</text:p>
          </table:table-cell>
          <table:table-cell office:value-type="float" office:value="206746" calcext:value-type="float">
            <text:p>206746</text:p>
          </table:table-cell>
          <table:table-cell office:value-type="float" office:value="248095" calcext:value-type="float">
            <text:p>248095</text:p>
          </table:table-cell>
          <table:table-cell office:value-type="float" office:value="1148450" calcext:value-type="float">
            <text:p>1148450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33944" calcext:value-type="float">
            <text:p>33944</text:p>
          </table:table-cell>
          <table:table-cell office:value-type="float" office:value="40733" calcext:value-type="float">
            <text:p>40733</text:p>
          </table:table-cell>
          <table:table-cell office:value-type="float" office:value="48880" calcext:value-type="float">
            <text:p>48880</text:p>
          </table:table-cell>
          <table:table-cell office:value-type="float" office:value="58656" calcext:value-type="float">
            <text:p>58656</text:p>
          </table:table-cell>
          <table:table-cell office:value-type="float" office:value="61387" calcext:value-type="float">
            <text:p>61387</text:p>
          </table:table-cell>
          <table:table-cell office:value-type="float" office:value="84464" calcext:value-type="float">
            <text:p>84464</text:p>
          </table:table-cell>
          <table:table-cell office:value-type="float" office:value="101357" calcext:value-type="float">
            <text:p>101357</text:p>
          </table:table-cell>
          <table:table-cell office:value-type="float" office:value="121628" calcext:value-type="float">
            <text:p>121628</text:p>
          </table:table-cell>
          <table:table-cell office:value-type="float" office:value="145954" calcext:value-type="float">
            <text:p>145954</text:p>
          </table:table-cell>
          <table:table-cell office:value-type="float" office:value="175145" calcext:value-type="float">
            <text:p>175145</text:p>
          </table:table-cell>
          <table:table-cell office:value-type="float" office:value="810761" calcext:value-type="float">
            <text:p>810761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30802" calcext:value-type="float">
            <text:p>30802</text:p>
          </table:table-cell>
          <table:table-cell office:value-type="float" office:value="36962" calcext:value-type="float">
            <text:p>36962</text:p>
          </table:table-cell>
          <table:table-cell office:value-type="float" office:value="44354" calcext:value-type="float">
            <text:p>44354</text:p>
          </table:table-cell>
          <table:table-cell office:value-type="float" office:value="53225" calcext:value-type="float">
            <text:p>53225</text:p>
          </table:table-cell>
          <table:table-cell office:value-type="float" office:value="88463" calcext:value-type="float">
            <text:p>88463</text:p>
          </table:table-cell>
          <table:table-cell office:value-type="float" office:value="76644" calcext:value-type="float">
            <text:p>76644</text:p>
          </table:table-cell>
          <table:table-cell office:value-type="float" office:value="91973" calcext:value-type="float">
            <text:p>91973</text:p>
          </table:table-cell>
          <table:table-cell office:value-type="float" office:value="110368" calcext:value-type="float">
            <text:p>110368</text:p>
          </table:table-cell>
          <table:table-cell office:value-type="float" office:value="132442" calcext:value-type="float">
            <text:p>132442</text:p>
          </table:table-cell>
          <table:table-cell office:value-type="float" office:value="158930" calcext:value-type="float">
            <text:p>158930</text:p>
          </table:table-cell>
          <table:table-cell office:value-type="float" office:value="735700" calcext:value-type="float">
            <text:p>735700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21963" calcext:value-type="float">
            <text:p>21963</text:p>
          </table:table-cell>
          <table:table-cell office:value-type="float" office:value="26356" calcext:value-type="float">
            <text:p>26356</text:p>
          </table:table-cell>
          <table:table-cell office:value-type="float" office:value="31627" calcext:value-type="float">
            <text:p>31627</text:p>
          </table:table-cell>
          <table:table-cell office:value-type="float" office:value="37952" calcext:value-type="float">
            <text:p>37952</text:p>
          </table:table-cell>
          <table:table-cell office:value-type="float" office:value="809" calcext:value-type="float">
            <text:p>809</text:p>
          </table:table-cell>
          <table:table-cell office:value-type="float" office:value="54650" calcext:value-type="float">
            <text:p>54650</text:p>
          </table:table-cell>
          <table:table-cell office:value-type="float" office:value="65580" calcext:value-type="float">
            <text:p>65580</text:p>
          </table:table-cell>
          <table:table-cell office:value-type="float" office:value="78696" calcext:value-type="float">
            <text:p>78696</text:p>
          </table:table-cell>
          <table:table-cell office:value-type="float" office:value="94435" calcext:value-type="float">
            <text:p>94435</text:p>
          </table:table-cell>
          <table:table-cell office:value-type="float" office:value="113322" calcext:value-type="float">
            <text:p>113322</text:p>
          </table:table-cell>
          <table:table-cell office:value-type="float" office:value="524581" calcext:value-type="float">
            <text:p>524581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68294" calcext:value-type="float">
            <text:p>68294</text:p>
          </table:table-cell>
          <table:table-cell office:value-type="float" office:value="81953" calcext:value-type="float">
            <text:p>81953</text:p>
          </table:table-cell>
          <table:table-cell office:value-type="float" office:value="98344" calcext:value-type="float">
            <text:p>98344</text:p>
          </table:table-cell>
          <table:table-cell office:value-type="float" office:value="118013" calcext:value-type="float">
            <text:p>118013</text:p>
          </table:table-cell>
          <table:table-cell office:value-type="float" office:value="80639" calcext:value-type="float">
            <text:p>80639</text:p>
          </table:table-cell>
          <table:table-cell office:value-type="float" office:value="169939" calcext:value-type="float">
            <text:p>169939</text:p>
          </table:table-cell>
          <table:table-cell office:value-type="float" office:value="203927" calcext:value-type="float">
            <text:p>203927</text:p>
          </table:table-cell>
          <table:table-cell office:value-type="float" office:value="244712" calcext:value-type="float">
            <text:p>244712</text:p>
          </table:table-cell>
          <table:table-cell office:value-type="float" office:value="293654" calcext:value-type="float">
            <text:p>293654</text:p>
          </table:table-cell>
          <table:table-cell office:value-type="float" office:value="352385" calcext:value-type="float">
            <text:p>352385</text:p>
          </table:table-cell>
          <table:table-cell office:value-type="float" office:value="1631221" calcext:value-type="float">
            <text:p>1631221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5279" calcext:value-type="float">
            <text:p>15279</text:p>
          </table:table-cell>
          <table:table-cell office:value-type="float" office:value="18335" calcext:value-type="float">
            <text:p>18335</text:p>
          </table:table-cell>
          <table:table-cell office:value-type="float" office:value="22002" calcext:value-type="float">
            <text:p>22002</text:p>
          </table:table-cell>
          <table:table-cell office:value-type="float" office:value="26402" calcext:value-type="float">
            <text:p>26402</text:p>
          </table:table-cell>
          <table:table-cell office:value-type="float" office:value="55749" calcext:value-type="float">
            <text:p>55749</text:p>
          </table:table-cell>
          <table:table-cell office:value-type="float" office:value="38018" calcext:value-type="float">
            <text:p>38018</text:p>
          </table:table-cell>
          <table:table-cell office:value-type="float" office:value="45622" calcext:value-type="float">
            <text:p>45622</text:p>
          </table:table-cell>
          <table:table-cell office:value-type="float" office:value="54746" calcext:value-type="float">
            <text:p>54746</text:p>
          </table:table-cell>
          <table:table-cell office:value-type="float" office:value="65695" calcext:value-type="float">
            <text:p>65695</text:p>
          </table:table-cell>
          <table:table-cell office:value-type="float" office:value="78834" calcext:value-type="float">
            <text:p>78834</text:p>
          </table:table-cell>
          <table:table-cell office:value-type="float" office:value="364933" calcext:value-type="float">
            <text:p>364933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44436" calcext:value-type="float">
            <text:p>44436</text:p>
          </table:table-cell>
          <table:table-cell office:value-type="float" office:value="53323" calcext:value-type="float">
            <text:p>53323</text:p>
          </table:table-cell>
          <table:table-cell office:value-type="float" office:value="63988" calcext:value-type="float">
            <text:p>63988</text:p>
          </table:table-cell>
          <table:table-cell office:value-type="float" office:value="76786" calcext:value-type="float">
            <text:p>76786</text:p>
          </table:table-cell>
          <table:table-cell office:value-type="float" office:value="82206" calcext:value-type="float">
            <text:p>82206</text:p>
          </table:table-cell>
          <table:table-cell office:value-type="float" office:value="110572" calcext:value-type="float">
            <text:p>110572</text:p>
          </table:table-cell>
          <table:table-cell office:value-type="float" office:value="132686" calcext:value-type="float">
            <text:p>132686</text:p>
          </table:table-cell>
          <table:table-cell office:value-type="float" office:value="159223" calcext:value-type="float">
            <text:p>159223</text:p>
          </table:table-cell>
          <table:table-cell office:value-type="float" office:value="191068" calcext:value-type="float">
            <text:p>191068</text:p>
          </table:table-cell>
          <table:table-cell office:value-type="float" office:value="229282" calcext:value-type="float">
            <text:p>229282</text:p>
          </table:table-cell>
          <table:table-cell office:value-type="float" office:value="1061364" calcext:value-type="float">
            <text:p>1061364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95751" calcext:value-type="float">
            <text:p>95751</text:p>
          </table:table-cell>
          <table:table-cell office:value-type="float" office:value="114901" calcext:value-type="float">
            <text:p>114901</text:p>
          </table:table-cell>
          <table:table-cell office:value-type="float" office:value="137881" calcext:value-type="float">
            <text:p>137881</text:p>
          </table:table-cell>
          <table:table-cell office:value-type="float" office:value="165457" calcext:value-type="float">
            <text:p>165457</text:p>
          </table:table-cell>
          <table:table-cell office:value-type="float" office:value="85526" calcext:value-type="float">
            <text:p>85526</text:p>
          </table:table-cell>
          <table:table-cell office:value-type="float" office:value="238258" calcext:value-type="float">
            <text:p>238258</text:p>
          </table:table-cell>
          <table:table-cell office:value-type="float" office:value="285910" calcext:value-type="float">
            <text:p>285910</text:p>
          </table:table-cell>
          <table:table-cell office:value-type="float" office:value="343092" calcext:value-type="float">
            <text:p>343092</text:p>
          </table:table-cell>
          <table:table-cell office:value-type="float" office:value="411710" calcext:value-type="float">
            <text:p>411710</text:p>
          </table:table-cell>
          <table:table-cell office:value-type="float" office:value="494052" calcext:value-type="float">
            <text:p>494052</text:p>
          </table:table-cell>
          <table:table-cell office:value-type="float" office:value="2287012" calcext:value-type="float">
            <text:p>2287012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64279" calcext:value-type="float">
            <text:p>64279</text:p>
          </table:table-cell>
          <table:table-cell office:value-type="float" office:value="77135" calcext:value-type="float">
            <text:p>77135</text:p>
          </table:table-cell>
          <table:table-cell office:value-type="float" office:value="92562" calcext:value-type="float">
            <text:p>92562</text:p>
          </table:table-cell>
          <table:table-cell office:value-type="float" office:value="111074" calcext:value-type="float">
            <text:p>111074</text:p>
          </table:table-cell>
          <table:table-cell office:value-type="float" office:value="93530" calcext:value-type="float">
            <text:p>93530</text:p>
          </table:table-cell>
          <table:table-cell office:value-type="float" office:value="159947" calcext:value-type="float">
            <text:p>159947</text:p>
          </table:table-cell>
          <table:table-cell office:value-type="float" office:value="191936" calcext:value-type="float">
            <text:p>191936</text:p>
          </table:table-cell>
          <table:table-cell office:value-type="float" office:value="230323" calcext:value-type="float">
            <text:p>230323</text:p>
          </table:table-cell>
          <table:table-cell office:value-type="float" office:value="276388" calcext:value-type="float">
            <text:p>276388</text:p>
          </table:table-cell>
          <table:table-cell office:value-type="float" office:value="331666" calcext:value-type="float">
            <text:p>331666</text:p>
          </table:table-cell>
          <table:table-cell office:value-type="float" office:value="1535310" calcext:value-type="float">
            <text:p>1535310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0550" calcext:value-type="float">
            <text:p>10550</text:p>
          </table:table-cell>
          <table:table-cell office:value-type="float" office:value="12660" calcext:value-type="float">
            <text:p>12660</text:p>
          </table:table-cell>
          <table:table-cell office:value-type="float" office:value="15192" calcext:value-type="float">
            <text:p>15192</text:p>
          </table:table-cell>
          <table:table-cell office:value-type="float" office:value="18230" calcext:value-type="float">
            <text:p>18230</text:p>
          </table:table-cell>
          <table:table-cell office:value-type="float" office:value="16085" calcext:value-type="float">
            <text:p>16085</text:p>
          </table:table-cell>
          <table:table-cell office:value-type="float" office:value="26251" calcext:value-type="float">
            <text:p>26251</text:p>
          </table:table-cell>
          <table:table-cell office:value-type="float" office:value="31501" calcext:value-type="float">
            <text:p>31501</text:p>
          </table:table-cell>
          <table:table-cell office:value-type="float" office:value="37801" calcext:value-type="float">
            <text:p>37801</text:p>
          </table:table-cell>
          <table:table-cell office:value-type="float" office:value="45361" calcext:value-type="float">
            <text:p>45361</text:p>
          </table:table-cell>
          <table:table-cell office:value-type="float" office:value="54433" calcext:value-type="float">
            <text:p>54433</text:p>
          </table:table-cell>
          <table:table-cell office:value-type="float" office:value="251979" calcext:value-type="float">
            <text:p>251979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68065" calcext:value-type="float">
            <text:p>68065</text:p>
          </table:table-cell>
          <table:table-cell office:value-type="float" office:value="81678" calcext:value-type="float">
            <text:p>81678</text:p>
          </table:table-cell>
          <table:table-cell office:value-type="float" office:value="98014" calcext:value-type="float">
            <text:p>98014</text:p>
          </table:table-cell>
          <table:table-cell office:value-type="float" office:value="117617" calcext:value-type="float">
            <text:p>117617</text:p>
          </table:table-cell>
          <table:table-cell office:value-type="float" office:value="99347" calcext:value-type="float">
            <text:p>99347</text:p>
          </table:table-cell>
          <table:table-cell office:value-type="float" office:value="169368" calcext:value-type="float">
            <text:p>169368</text:p>
          </table:table-cell>
          <table:table-cell office:value-type="float" office:value="203242" calcext:value-type="float">
            <text:p>203242</text:p>
          </table:table-cell>
          <table:table-cell office:value-type="float" office:value="243890" calcext:value-type="float">
            <text:p>243890</text:p>
          </table:table-cell>
          <table:table-cell office:value-type="float" office:value="292668" calcext:value-type="float">
            <text:p>292668</text:p>
          </table:table-cell>
          <table:table-cell office:value-type="float" office:value="351202" calcext:value-type="float">
            <text:p>351202</text:p>
          </table:table-cell>
          <table:table-cell office:value-type="float" office:value="1625744" calcext:value-type="float">
            <text:p>1625744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8667" calcext:value-type="float">
            <text:p>8667</text:p>
          </table:table-cell>
          <table:table-cell office:value-type="float" office:value="10400" calcext:value-type="float">
            <text:p>10400</text:p>
          </table:table-cell>
          <table:table-cell office:value-type="float" office:value="12480" calcext:value-type="float">
            <text:p>12480</text:p>
          </table:table-cell>
          <table:table-cell office:value-type="float" office:value="14976" calcext:value-type="float">
            <text:p>14976</text:p>
          </table:table-cell>
          <table:table-cell office:value-type="float" office:value="43214" calcext:value-type="float">
            <text:p>43214</text:p>
          </table:table-cell>
          <table:table-cell office:value-type="float" office:value="21565" calcext:value-type="float">
            <text:p>21565</text:p>
          </table:table-cell>
          <table:table-cell office:value-type="float" office:value="25878" calcext:value-type="float">
            <text:p>25878</text:p>
          </table:table-cell>
          <table:table-cell office:value-type="float" office:value="31054" calcext:value-type="float">
            <text:p>31054</text:p>
          </table:table-cell>
          <table:table-cell office:value-type="float" office:value="37265" calcext:value-type="float">
            <text:p>37265</text:p>
          </table:table-cell>
          <table:table-cell office:value-type="float" office:value="44718" calcext:value-type="float">
            <text:p>44718</text:p>
          </table:table-cell>
          <table:table-cell office:value-type="float" office:value="207003" calcext:value-type="float">
            <text:p>207003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61602" calcext:value-type="float">
            <text:p>61602</text:p>
          </table:table-cell>
          <table:table-cell office:value-type="float" office:value="73922" calcext:value-type="float">
            <text:p>73922</text:p>
          </table:table-cell>
          <table:table-cell office:value-type="float" office:value="88706" calcext:value-type="float">
            <text:p>88706</text:p>
          </table:table-cell>
          <table:table-cell office:value-type="float" office:value="106447" calcext:value-type="float">
            <text:p>106447</text:p>
          </table:table-cell>
          <table:table-cell office:value-type="float" office:value="23695" calcext:value-type="float">
            <text:p>23695</text:p>
          </table:table-cell>
          <table:table-cell office:value-type="float" office:value="153283" calcext:value-type="float">
            <text:p>153283</text:p>
          </table:table-cell>
          <table:table-cell office:value-type="float" office:value="183940" calcext:value-type="float">
            <text:p>183940</text:p>
          </table:table-cell>
          <table:table-cell office:value-type="float" office:value="220728" calcext:value-type="float">
            <text:p>220728</text:p>
          </table:table-cell>
          <table:table-cell office:value-type="float" office:value="264874" calcext:value-type="float">
            <text:p>264874</text:p>
          </table:table-cell>
          <table:table-cell office:value-type="float" office:value="317849" calcext:value-type="float">
            <text:p>317849</text:p>
          </table:table-cell>
          <table:table-cell office:value-type="float" office:value="1471351" calcext:value-type="float">
            <text:p>1471351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5842" calcext:value-type="float">
            <text:p>25842</text:p>
          </table:table-cell>
          <table:table-cell office:value-type="float" office:value="31010" calcext:value-type="float">
            <text:p>31010</text:p>
          </table:table-cell>
          <table:table-cell office:value-type="float" office:value="37212" calcext:value-type="float">
            <text:p>37212</text:p>
          </table:table-cell>
          <table:table-cell office:value-type="float" office:value="44654" calcext:value-type="float">
            <text:p>44654</text:p>
          </table:table-cell>
          <table:table-cell office:value-type="float" office:value="38960" calcext:value-type="float">
            <text:p>38960</text:p>
          </table:table-cell>
          <table:table-cell office:value-type="float" office:value="64302" calcext:value-type="float">
            <text:p>64302</text:p>
          </table:table-cell>
          <table:table-cell office:value-type="float" office:value="77162" calcext:value-type="float">
            <text:p>77162</text:p>
          </table:table-cell>
          <table:table-cell office:value-type="float" office:value="92594" calcext:value-type="float">
            <text:p>92594</text:p>
          </table:table-cell>
          <table:table-cell office:value-type="float" office:value="111113" calcext:value-type="float">
            <text:p>111113</text:p>
          </table:table-cell>
          <table:table-cell office:value-type="float" office:value="133336" calcext:value-type="float">
            <text:p>133336</text:p>
          </table:table-cell>
          <table:table-cell office:value-type="float" office:value="617225" calcext:value-type="float">
            <text:p>617225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62799" calcext:value-type="float">
            <text:p>62799</text:p>
          </table:table-cell>
          <table:table-cell office:value-type="float" office:value="75359" calcext:value-type="float">
            <text:p>75359</text:p>
          </table:table-cell>
          <table:table-cell office:value-type="float" office:value="90431" calcext:value-type="float">
            <text:p>90431</text:p>
          </table:table-cell>
          <table:table-cell office:value-type="float" office:value="108517" calcext:value-type="float">
            <text:p>108517</text:p>
          </table:table-cell>
          <table:table-cell office:value-type="float" office:value="44260" calcext:value-type="float">
            <text:p>44260</text:p>
          </table:table-cell>
          <table:table-cell office:value-type="float" office:value="156264" calcext:value-type="float">
            <text:p>156264</text:p>
          </table:table-cell>
          <table:table-cell office:value-type="float" office:value="187517" calcext:value-type="float">
            <text:p>187517</text:p>
          </table:table-cell>
          <table:table-cell office:value-type="float" office:value="225020" calcext:value-type="float">
            <text:p>225020</text:p>
          </table:table-cell>
          <table:table-cell office:value-type="float" office:value="270024" calcext:value-type="float">
            <text:p>270024</text:p>
          </table:table-cell>
          <table:table-cell office:value-type="float" office:value="324029" calcext:value-type="float">
            <text:p>324029</text:p>
          </table:table-cell>
          <table:table-cell office:value-type="float" office:value="1499960" calcext:value-type="float">
            <text:p>1499960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76709" calcext:value-type="float">
            <text:p>76709</text:p>
          </table:table-cell>
          <table:table-cell office:value-type="float" office:value="92051" calcext:value-type="float">
            <text:p>92051</text:p>
          </table:table-cell>
          <table:table-cell office:value-type="float" office:value="110461" calcext:value-type="float">
            <text:p>110461</text:p>
          </table:table-cell>
          <table:table-cell office:value-type="float" office:value="132553" calcext:value-type="float">
            <text:p>132553</text:p>
          </table:table-cell>
          <table:table-cell office:value-type="float" office:value="94605" calcext:value-type="float">
            <text:p>94605</text:p>
          </table:table-cell>
          <table:table-cell office:value-type="float" office:value="190877" calcext:value-type="float">
            <text:p>190877</text:p>
          </table:table-cell>
          <table:table-cell office:value-type="float" office:value="229052" calcext:value-type="float">
            <text:p>229052</text:p>
          </table:table-cell>
          <table:table-cell office:value-type="float" office:value="274862" calcext:value-type="float">
            <text:p>274862</text:p>
          </table:table-cell>
          <table:table-cell office:value-type="float" office:value="329834" calcext:value-type="float">
            <text:p>329834</text:p>
          </table:table-cell>
          <table:table-cell office:value-type="float" office:value="395801" calcext:value-type="float">
            <text:p>395801</text:p>
          </table:table-cell>
          <table:table-cell office:value-type="float" office:value="1832200" calcext:value-type="float">
            <text:p>1832200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5797" calcext:value-type="float">
            <text:p>5797</text:p>
          </table:table-cell>
          <table:table-cell office:value-type="float" office:value="6956" calcext:value-type="float">
            <text:p>6956</text:p>
          </table:table-cell>
          <table:table-cell office:value-type="float" office:value="8347" calcext:value-type="float">
            <text:p>8347</text:p>
          </table:table-cell>
          <table:table-cell office:value-type="float" office:value="10016" calcext:value-type="float">
            <text:p>10016</text:p>
          </table:table-cell>
          <table:table-cell office:value-type="float" office:value="58421" calcext:value-type="float">
            <text:p>58421</text:p>
          </table:table-cell>
          <table:table-cell office:value-type="float" office:value="14423" calcext:value-type="float">
            <text:p>14423</text:p>
          </table:table-cell>
          <table:table-cell office:value-type="float" office:value="17308" calcext:value-type="float">
            <text:p>17308</text:p>
          </table:table-cell>
          <table:table-cell office:value-type="float" office:value="20770" calcext:value-type="float">
            <text:p>20770</text:p>
          </table:table-cell>
          <table:table-cell office:value-type="float" office:value="24924" calcext:value-type="float">
            <text:p>24924</text:p>
          </table:table-cell>
          <table:table-cell office:value-type="float" office:value="29909" calcext:value-type="float">
            <text:p>29909</text:p>
          </table:table-cell>
          <table:table-cell office:value-type="float" office:value="138450" calcext:value-type="float">
            <text:p>138450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83446" calcext:value-type="float">
            <text:p>83446</text:p>
          </table:table-cell>
          <table:table-cell office:value-type="float" office:value="100135" calcext:value-type="float">
            <text:p>100135</text:p>
          </table:table-cell>
          <table:table-cell office:value-type="float" office:value="120162" calcext:value-type="float">
            <text:p>120162</text:p>
          </table:table-cell>
          <table:table-cell office:value-type="float" office:value="144194" calcext:value-type="float">
            <text:p>144194</text:p>
          </table:table-cell>
          <table:table-cell office:value-type="float" office:value="8302" calcext:value-type="float">
            <text:p>8302</text:p>
          </table:table-cell>
          <table:table-cell office:value-type="float" office:value="207640" calcext:value-type="float">
            <text:p>207640</text:p>
          </table:table-cell>
          <table:table-cell office:value-type="float" office:value="249168" calcext:value-type="float">
            <text:p>249168</text:p>
          </table:table-cell>
          <table:table-cell office:value-type="float" office:value="299002" calcext:value-type="float">
            <text:p>299002</text:p>
          </table:table-cell>
          <table:table-cell office:value-type="float" office:value="358802" calcext:value-type="float">
            <text:p>358802</text:p>
          </table:table-cell>
          <table:table-cell office:value-type="float" office:value="430562" calcext:value-type="float">
            <text:p>430562</text:p>
          </table:table-cell>
          <table:table-cell office:value-type="float" office:value="1993111" calcext:value-type="float">
            <text:p>1993111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0108" calcext:value-type="float">
            <text:p>20108</text:p>
          </table:table-cell>
          <table:table-cell office:value-type="float" office:value="24130" calcext:value-type="float">
            <text:p>24130</text:p>
          </table:table-cell>
          <table:table-cell office:value-type="float" office:value="28956" calcext:value-type="float">
            <text:p>28956</text:p>
          </table:table-cell>
          <table:table-cell office:value-type="float" office:value="34747" calcext:value-type="float">
            <text:p>34747</text:p>
          </table:table-cell>
          <table:table-cell office:value-type="float" office:value="85665" calcext:value-type="float">
            <text:p>85665</text:p>
          </table:table-cell>
          <table:table-cell office:value-type="float" office:value="50035" calcext:value-type="float">
            <text:p>50035</text:p>
          </table:table-cell>
          <table:table-cell office:value-type="float" office:value="60042" calcext:value-type="float">
            <text:p>60042</text:p>
          </table:table-cell>
          <table:table-cell office:value-type="float" office:value="72050" calcext:value-type="float">
            <text:p>72050</text:p>
          </table:table-cell>
          <table:table-cell office:value-type="float" office:value="86460" calcext:value-type="float">
            <text:p>86460</text:p>
          </table:table-cell>
          <table:table-cell office:value-type="float" office:value="103752" calcext:value-type="float">
            <text:p>103752</text:p>
          </table:table-cell>
          <table:table-cell office:value-type="float" office:value="480280" calcext:value-type="float">
            <text:p>480280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85711" calcext:value-type="float">
            <text:p>85711</text:p>
          </table:table-cell>
          <table:table-cell office:value-type="float" office:value="102853" calcext:value-type="float">
            <text:p>102853</text:p>
          </table:table-cell>
          <table:table-cell office:value-type="float" office:value="123424" calcext:value-type="float">
            <text:p>123424</text:p>
          </table:table-cell>
          <table:table-cell office:value-type="float" office:value="148109" calcext:value-type="float">
            <text:p>148109</text:p>
          </table:table-cell>
          <table:table-cell office:value-type="float" office:value="9862" calcext:value-type="float">
            <text:p>9862</text:p>
          </table:table-cell>
          <table:table-cell office:value-type="float" office:value="213277" calcext:value-type="float">
            <text:p>213277</text:p>
          </table:table-cell>
          <table:table-cell office:value-type="float" office:value="255932" calcext:value-type="float">
            <text:p>255932</text:p>
          </table:table-cell>
          <table:table-cell office:value-type="float" office:value="307118" calcext:value-type="float">
            <text:p>307118</text:p>
          </table:table-cell>
          <table:table-cell office:value-type="float" office:value="368542" calcext:value-type="float">
            <text:p>368542</text:p>
          </table:table-cell>
          <table:table-cell office:value-type="float" office:value="442250" calcext:value-type="float">
            <text:p>442250</text:p>
          </table:table-cell>
          <table:table-cell office:value-type="float" office:value="2047216" calcext:value-type="float">
            <text:p>2047216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8963" calcext:value-type="float">
            <text:p>18963</text:p>
          </table:table-cell>
          <table:table-cell office:value-type="float" office:value="22756" calcext:value-type="float">
            <text:p>22756</text:p>
          </table:table-cell>
          <table:table-cell office:value-type="float" office:value="27307" calcext:value-type="float">
            <text:p>27307</text:p>
          </table:table-cell>
          <table:table-cell office:value-type="float" office:value="32768" calcext:value-type="float">
            <text:p>32768</text:p>
          </table:table-cell>
          <table:table-cell office:value-type="float" office:value="34222" calcext:value-type="float">
            <text:p>34222</text:p>
          </table:table-cell>
          <table:table-cell office:value-type="float" office:value="47186" calcext:value-type="float">
            <text:p>47186</text:p>
          </table:table-cell>
          <table:table-cell office:value-type="float" office:value="56623" calcext:value-type="float">
            <text:p>56623</text:p>
          </table:table-cell>
          <table:table-cell office:value-type="float" office:value="67948" calcext:value-type="float">
            <text:p>67948</text:p>
          </table:table-cell>
          <table:table-cell office:value-type="float" office:value="81538" calcext:value-type="float">
            <text:p>81538</text:p>
          </table:table-cell>
          <table:table-cell office:value-type="float" office:value="97846" calcext:value-type="float">
            <text:p>97846</text:p>
          </table:table-cell>
          <table:table-cell office:value-type="float" office:value="452935" calcext:value-type="float">
            <text:p>452935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3791" calcext:value-type="float">
            <text:p>53791</text:p>
          </table:table-cell>
          <table:table-cell office:value-type="float" office:value="64549" calcext:value-type="float">
            <text:p>64549</text:p>
          </table:table-cell>
          <table:table-cell office:value-type="float" office:value="77459" calcext:value-type="float">
            <text:p>77459</text:p>
          </table:table-cell>
          <table:table-cell office:value-type="float" office:value="92951" calcext:value-type="float">
            <text:p>92951</text:p>
          </table:table-cell>
          <table:table-cell office:value-type="float" office:value="57984" calcext:value-type="float">
            <text:p>57984</text:p>
          </table:table-cell>
          <table:table-cell office:value-type="float" office:value="133849" calcext:value-type="float">
            <text:p>133849</text:p>
          </table:table-cell>
          <table:table-cell office:value-type="float" office:value="160619" calcext:value-type="float">
            <text:p>160619</text:p>
          </table:table-cell>
          <table:table-cell office:value-type="float" office:value="192743" calcext:value-type="float">
            <text:p>192743</text:p>
          </table:table-cell>
          <table:table-cell office:value-type="float" office:value="231292" calcext:value-type="float">
            <text:p>231292</text:p>
          </table:table-cell>
          <table:table-cell office:value-type="float" office:value="277550" calcext:value-type="float">
            <text:p>277550</text:p>
          </table:table-cell>
          <table:table-cell office:value-type="float" office:value="1284803" calcext:value-type="float">
            <text:p>1284803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4356" calcext:value-type="float">
            <text:p>14356</text:p>
          </table:table-cell>
          <table:table-cell office:value-type="float" office:value="17227" calcext:value-type="float">
            <text:p>17227</text:p>
          </table:table-cell>
          <table:table-cell office:value-type="float" office:value="20672" calcext:value-type="float">
            <text:p>20672</text:p>
          </table:table-cell>
          <table:table-cell office:value-type="float" office:value="24806" calcext:value-type="float">
            <text:p>24806</text:p>
          </table:table-cell>
          <table:table-cell office:value-type="float" office:value="35362" calcext:value-type="float">
            <text:p>35362</text:p>
          </table:table-cell>
          <table:table-cell office:value-type="float" office:value="35720" calcext:value-type="float">
            <text:p>35720</text:p>
          </table:table-cell>
          <table:table-cell office:value-type="float" office:value="42864" calcext:value-type="float">
            <text:p>42864</text:p>
          </table:table-cell>
          <table:table-cell office:value-type="float" office:value="51437" calcext:value-type="float">
            <text:p>51437</text:p>
          </table:table-cell>
          <table:table-cell office:value-type="float" office:value="61724" calcext:value-type="float">
            <text:p>61724</text:p>
          </table:table-cell>
          <table:table-cell office:value-type="float" office:value="74069" calcext:value-type="float">
            <text:p>74069</text:p>
          </table:table-cell>
          <table:table-cell office:value-type="float" office:value="342875" calcext:value-type="float">
            <text:p>342875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4694" calcext:value-type="float">
            <text:p>24694</text:p>
          </table:table-cell>
          <table:table-cell office:value-type="float" office:value="29633" calcext:value-type="float">
            <text:p>29633</text:p>
          </table:table-cell>
          <table:table-cell office:value-type="float" office:value="35560" calcext:value-type="float">
            <text:p>35560</text:p>
          </table:table-cell>
          <table:table-cell office:value-type="float" office:value="42672" calcext:value-type="float">
            <text:p>42672</text:p>
          </table:table-cell>
          <table:table-cell office:value-type="float" office:value="60148" calcext:value-type="float">
            <text:p>60148</text:p>
          </table:table-cell>
          <table:table-cell office:value-type="float" office:value="61447" calcext:value-type="float">
            <text:p>61447</text:p>
          </table:table-cell>
          <table:table-cell office:value-type="float" office:value="73736" calcext:value-type="float">
            <text:p>73736</text:p>
          </table:table-cell>
          <table:table-cell office:value-type="float" office:value="88483" calcext:value-type="float">
            <text:p>88483</text:p>
          </table:table-cell>
          <table:table-cell office:value-type="float" office:value="106180" calcext:value-type="float">
            <text:p>106180</text:p>
          </table:table-cell>
          <table:table-cell office:value-type="float" office:value="127416" calcext:value-type="float">
            <text:p>127416</text:p>
          </table:table-cell>
          <table:table-cell office:value-type="float" office:value="589821" calcext:value-type="float">
            <text:p>589821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55306" calcext:value-type="float">
            <text:p>55306</text:p>
          </table:table-cell>
          <table:table-cell office:value-type="float" office:value="66367" calcext:value-type="float">
            <text:p>66367</text:p>
          </table:table-cell>
          <table:table-cell office:value-type="float" office:value="79640" calcext:value-type="float">
            <text:p>79640</text:p>
          </table:table-cell>
          <table:table-cell office:value-type="float" office:value="95568" calcext:value-type="float">
            <text:p>95568</text:p>
          </table:table-cell>
          <table:table-cell office:value-type="float" office:value="58403" calcext:value-type="float">
            <text:p>58403</text:p>
          </table:table-cell>
          <table:table-cell office:value-type="float" office:value="137618" calcext:value-type="float">
            <text:p>137618</text:p>
          </table:table-cell>
          <table:table-cell office:value-type="float" office:value="165142" calcext:value-type="float">
            <text:p>165142</text:p>
          </table:table-cell>
          <table:table-cell office:value-type="float" office:value="198170" calcext:value-type="float">
            <text:p>198170</text:p>
          </table:table-cell>
          <table:table-cell office:value-type="float" office:value="237804" calcext:value-type="float">
            <text:p>237804</text:p>
          </table:table-cell>
          <table:table-cell office:value-type="float" office:value="285365" calcext:value-type="float">
            <text:p>285365</text:p>
          </table:table-cell>
          <table:table-cell office:value-type="float" office:value="1320980" calcext:value-type="float">
            <text:p>1320980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94230" calcext:value-type="float">
            <text:p>94230</text:p>
          </table:table-cell>
          <table:table-cell office:value-type="float" office:value="113076" calcext:value-type="float">
            <text:p>113076</text:p>
          </table:table-cell>
          <table:table-cell office:value-type="float" office:value="135691" calcext:value-type="float">
            <text:p>135691</text:p>
          </table:table-cell>
          <table:table-cell office:value-type="float" office:value="162829" calcext:value-type="float">
            <text:p>162829</text:p>
          </table:table-cell>
          <table:table-cell office:value-type="float" office:value="50150" calcext:value-type="float">
            <text:p>50150</text:p>
          </table:table-cell>
          <table:table-cell office:value-type="float" office:value="234474" calcext:value-type="float">
            <text:p>234474</text:p>
          </table:table-cell>
          <table:table-cell office:value-type="float" office:value="281369" calcext:value-type="float">
            <text:p>281369</text:p>
          </table:table-cell>
          <table:table-cell office:value-type="float" office:value="337643" calcext:value-type="float">
            <text:p>337643</text:p>
          </table:table-cell>
          <table:table-cell office:value-type="float" office:value="405172" calcext:value-type="float">
            <text:p>405172</text:p>
          </table:table-cell>
          <table:table-cell office:value-type="float" office:value="486206" calcext:value-type="float">
            <text:p>486206</text:p>
          </table:table-cell>
          <table:table-cell office:value-type="float" office:value="2250690" calcext:value-type="float">
            <text:p>2250690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42542" calcext:value-type="float">
            <text:p>42542</text:p>
          </table:table-cell>
          <table:table-cell office:value-type="float" office:value="51050" calcext:value-type="float">
            <text:p>51050</text:p>
          </table:table-cell>
          <table:table-cell office:value-type="float" office:value="61260" calcext:value-type="float">
            <text:p>61260</text:p>
          </table:table-cell>
          <table:table-cell office:value-type="float" office:value="73512" calcext:value-type="float">
            <text:p>73512</text:p>
          </table:table-cell>
          <table:table-cell office:value-type="float" office:value="11208" calcext:value-type="float">
            <text:p>11208</text:p>
          </table:table-cell>
          <table:table-cell office:value-type="float" office:value="105857" calcext:value-type="float">
            <text:p>105857</text:p>
          </table:table-cell>
          <table:table-cell office:value-type="float" office:value="127028" calcext:value-type="float">
            <text:p>127028</text:p>
          </table:table-cell>
          <table:table-cell office:value-type="float" office:value="152434" calcext:value-type="float">
            <text:p>152434</text:p>
          </table:table-cell>
          <table:table-cell office:value-type="float" office:value="182921" calcext:value-type="float">
            <text:p>182921</text:p>
          </table:table-cell>
          <table:table-cell office:value-type="float" office:value="219505" calcext:value-type="float">
            <text:p>219505</text:p>
          </table:table-cell>
          <table:table-cell office:value-type="float" office:value="1016109" calcext:value-type="float">
            <text:p>1016109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6784" calcext:value-type="float">
            <text:p>16784</text:p>
          </table:table-cell>
          <table:table-cell office:value-type="float" office:value="20141" calcext:value-type="float">
            <text:p>20141</text:p>
          </table:table-cell>
          <table:table-cell office:value-type="float" office:value="24169" calcext:value-type="float">
            <text:p>24169</text:p>
          </table:table-cell>
          <table:table-cell office:value-type="float" office:value="29003" calcext:value-type="float">
            <text:p>29003</text:p>
          </table:table-cell>
          <table:table-cell office:value-type="float" office:value="50622" calcext:value-type="float">
            <text:p>50622</text:p>
          </table:table-cell>
          <table:table-cell office:value-type="float" office:value="41765" calcext:value-type="float">
            <text:p>41765</text:p>
          </table:table-cell>
          <table:table-cell office:value-type="float" office:value="50118" calcext:value-type="float">
            <text:p>50118</text:p>
          </table:table-cell>
          <table:table-cell office:value-type="float" office:value="60142" calcext:value-type="float">
            <text:p>60142</text:p>
          </table:table-cell>
          <table:table-cell office:value-type="float" office:value="72170" calcext:value-type="float">
            <text:p>72170</text:p>
          </table:table-cell>
          <table:table-cell office:value-type="float" office:value="86604" calcext:value-type="float">
            <text:p>86604</text:p>
          </table:table-cell>
          <table:table-cell office:value-type="float" office:value="400896" calcext:value-type="float">
            <text:p>400896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73527" calcext:value-type="float">
            <text:p>73527</text:p>
          </table:table-cell>
          <table:table-cell office:value-type="float" office:value="88232" calcext:value-type="float">
            <text:p>88232</text:p>
          </table:table-cell>
          <table:table-cell office:value-type="float" office:value="105878" calcext:value-type="float">
            <text:p>105878</text:p>
          </table:table-cell>
          <table:table-cell office:value-type="float" office:value="127054" calcext:value-type="float">
            <text:p>127054</text:p>
          </table:table-cell>
          <table:table-cell office:value-type="float" office:value="51249" calcext:value-type="float">
            <text:p>51249</text:p>
          </table:table-cell>
          <table:table-cell office:value-type="float" office:value="182958" calcext:value-type="float">
            <text:p>182958</text:p>
          </table:table-cell>
          <table:table-cell office:value-type="float" office:value="219550" calcext:value-type="float">
            <text:p>219550</text:p>
          </table:table-cell>
          <table:table-cell office:value-type="float" office:value="263460" calcext:value-type="float">
            <text:p>263460</text:p>
          </table:table-cell>
          <table:table-cell office:value-type="float" office:value="316152" calcext:value-type="float">
            <text:p>316152</text:p>
          </table:table-cell>
          <table:table-cell office:value-type="float" office:value="379382" calcext:value-type="float">
            <text:p>379382</text:p>
          </table:table-cell>
          <table:table-cell office:value-type="float" office:value="1756193" calcext:value-type="float">
            <text:p>1756193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36738" calcext:value-type="float">
            <text:p>36738</text:p>
          </table:table-cell>
          <table:table-cell office:value-type="float" office:value="44086" calcext:value-type="float">
            <text:p>44086</text:p>
          </table:table-cell>
          <table:table-cell office:value-type="float" office:value="52903" calcext:value-type="float">
            <text:p>52903</text:p>
          </table:table-cell>
          <table:table-cell office:value-type="float" office:value="63484" calcext:value-type="float">
            <text:p>63484</text:p>
          </table:table-cell>
          <table:table-cell office:value-type="float" office:value="56492" calcext:value-type="float">
            <text:p>56492</text:p>
          </table:table-cell>
          <table:table-cell office:value-type="float" office:value="91417" calcext:value-type="float">
            <text:p>91417</text:p>
          </table:table-cell>
          <table:table-cell office:value-type="float" office:value="109700" calcext:value-type="float">
            <text:p>109700</text:p>
          </table:table-cell>
          <table:table-cell office:value-type="float" office:value="131640" calcext:value-type="float">
            <text:p>131640</text:p>
          </table:table-cell>
          <table:table-cell office:value-type="float" office:value="157968" calcext:value-type="float">
            <text:p>157968</text:p>
          </table:table-cell>
          <table:table-cell office:value-type="float" office:value="189562" calcext:value-type="float">
            <text:p>189562</text:p>
          </table:table-cell>
          <table:table-cell office:value-type="float" office:value="877498" calcext:value-type="float">
            <text:p>877498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88240" calcext:value-type="float">
            <text:p>88240</text:p>
          </table:table-cell>
          <table:table-cell office:value-type="float" office:value="105888" calcext:value-type="float">
            <text:p>105888</text:p>
          </table:table-cell>
          <table:table-cell office:value-type="float" office:value="127066" calcext:value-type="float">
            <text:p>127066</text:p>
          </table:table-cell>
          <table:table-cell office:value-type="float" office:value="152479" calcext:value-type="float">
            <text:p>152479</text:p>
          </table:table-cell>
          <table:table-cell office:value-type="float" office:value="34060" calcext:value-type="float">
            <text:p>34060</text:p>
          </table:table-cell>
          <table:table-cell office:value-type="float" office:value="219570" calcext:value-type="float">
            <text:p>219570</text:p>
          </table:table-cell>
          <table:table-cell office:value-type="float" office:value="263484" calcext:value-type="float">
            <text:p>263484</text:p>
          </table:table-cell>
          <table:table-cell office:value-type="float" office:value="316181" calcext:value-type="float">
            <text:p>316181</text:p>
          </table:table-cell>
          <table:table-cell office:value-type="float" office:value="379417" calcext:value-type="float">
            <text:p>379417</text:p>
          </table:table-cell>
          <table:table-cell office:value-type="float" office:value="455300" calcext:value-type="float">
            <text:p>455300</text:p>
          </table:table-cell>
          <table:table-cell office:value-type="float" office:value="2107625" calcext:value-type="float">
            <text:p>2107625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99925" calcext:value-type="float">
            <text:p>99925</text:p>
          </table:table-cell>
          <table:table-cell office:value-type="float" office:value="119910" calcext:value-type="float">
            <text:p>119910</text:p>
          </table:table-cell>
          <table:table-cell office:value-type="float" office:value="143892" calcext:value-type="float">
            <text:p>143892</text:p>
          </table:table-cell>
          <table:table-cell office:value-type="float" office:value="172670" calcext:value-type="float">
            <text:p>172670</text:p>
          </table:table-cell>
          <table:table-cell office:value-type="float" office:value="68045" calcext:value-type="float">
            <text:p>68045</text:p>
          </table:table-cell>
          <table:table-cell office:value-type="float" office:value="248645" calcext:value-type="float">
            <text:p>248645</text:p>
          </table:table-cell>
          <table:table-cell office:value-type="float" office:value="298374" calcext:value-type="float">
            <text:p>298374</text:p>
          </table:table-cell>
          <table:table-cell office:value-type="float" office:value="358049" calcext:value-type="float">
            <text:p>358049</text:p>
          </table:table-cell>
          <table:table-cell office:value-type="float" office:value="429659" calcext:value-type="float">
            <text:p>429659</text:p>
          </table:table-cell>
          <table:table-cell office:value-type="float" office:value="515591" calcext:value-type="float">
            <text:p>515591</text:p>
          </table:table-cell>
          <table:table-cell office:value-type="float" office:value="2386715" calcext:value-type="float">
            <text:p>2386715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82409" calcext:value-type="float">
            <text:p>82409</text:p>
          </table:table-cell>
          <table:table-cell office:value-type="float" office:value="98891" calcext:value-type="float">
            <text:p>98891</text:p>
          </table:table-cell>
          <table:table-cell office:value-type="float" office:value="118669" calcext:value-type="float">
            <text:p>118669</text:p>
          </table:table-cell>
          <table:table-cell office:value-type="float" office:value="142403" calcext:value-type="float">
            <text:p>142403</text:p>
          </table:table-cell>
          <table:table-cell office:value-type="float" office:value="88583" calcext:value-type="float">
            <text:p>88583</text:p>
          </table:table-cell>
          <table:table-cell office:value-type="float" office:value="205061" calcext:value-type="float">
            <text:p>205061</text:p>
          </table:table-cell>
          <table:table-cell office:value-type="float" office:value="246073" calcext:value-type="float">
            <text:p>246073</text:p>
          </table:table-cell>
          <table:table-cell office:value-type="float" office:value="295288" calcext:value-type="float">
            <text:p>295288</text:p>
          </table:table-cell>
          <table:table-cell office:value-type="float" office:value="354346" calcext:value-type="float">
            <text:p>354346</text:p>
          </table:table-cell>
          <table:table-cell office:value-type="float" office:value="425215" calcext:value-type="float">
            <text:p>425215</text:p>
          </table:table-cell>
          <table:table-cell office:value-type="float" office:value="1968355" calcext:value-type="float">
            <text:p>1968355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54983" calcext:value-type="float">
            <text:p>54983</text:p>
          </table:table-cell>
          <table:table-cell office:value-type="float" office:value="65980" calcext:value-type="float">
            <text:p>65980</text:p>
          </table:table-cell>
          <table:table-cell office:value-type="float" office:value="79176" calcext:value-type="float">
            <text:p>79176</text:p>
          </table:table-cell>
          <table:table-cell office:value-type="float" office:value="95011" calcext:value-type="float">
            <text:p>95011</text:p>
          </table:table-cell>
          <table:table-cell office:value-type="float" office:value="60843" calcext:value-type="float">
            <text:p>60843</text:p>
          </table:table-cell>
          <table:table-cell office:value-type="float" office:value="136816" calcext:value-type="float">
            <text:p>136816</text:p>
          </table:table-cell>
          <table:table-cell office:value-type="float" office:value="164179" calcext:value-type="float">
            <text:p>164179</text:p>
          </table:table-cell>
          <table:table-cell office:value-type="float" office:value="197015" calcext:value-type="float">
            <text:p>197015</text:p>
          </table:table-cell>
          <table:table-cell office:value-type="float" office:value="236418" calcext:value-type="float">
            <text:p>236418</text:p>
          </table:table-cell>
          <table:table-cell office:value-type="float" office:value="283702" calcext:value-type="float">
            <text:p>283702</text:p>
          </table:table-cell>
          <table:table-cell office:value-type="float" office:value="1313280" calcext:value-type="float">
            <text:p>1313280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3583" calcext:value-type="float">
            <text:p>13583</text:p>
          </table:table-cell>
          <table:table-cell office:value-type="float" office:value="16300" calcext:value-type="float">
            <text:p>16300</text:p>
          </table:table-cell>
          <table:table-cell office:value-type="float" office:value="19560" calcext:value-type="float">
            <text:p>19560</text:p>
          </table:table-cell>
          <table:table-cell office:value-type="float" office:value="23472" calcext:value-type="float">
            <text:p>23472</text:p>
          </table:table-cell>
          <table:table-cell office:value-type="float" office:value="84484" calcext:value-type="float">
            <text:p>84484</text:p>
          </table:table-cell>
          <table:table-cell office:value-type="float" office:value="33799" calcext:value-type="float">
            <text:p>33799</text:p>
          </table:table-cell>
          <table:table-cell office:value-type="float" office:value="40559" calcext:value-type="float">
            <text:p>40559</text:p>
          </table:table-cell>
          <table:table-cell office:value-type="float" office:value="48671" calcext:value-type="float">
            <text:p>48671</text:p>
          </table:table-cell>
          <table:table-cell office:value-type="float" office:value="58405" calcext:value-type="float">
            <text:p>58405</text:p>
          </table:table-cell>
          <table:table-cell office:value-type="float" office:value="70086" calcext:value-type="float">
            <text:p>70086</text:p>
          </table:table-cell>
          <table:table-cell office:value-type="float" office:value="324435" calcext:value-type="float">
            <text:p>324435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63344" calcext:value-type="float">
            <text:p>63344</text:p>
          </table:table-cell>
          <table:table-cell office:value-type="float" office:value="76013" calcext:value-type="float">
            <text:p>76013</text:p>
          </table:table-cell>
          <table:table-cell office:value-type="float" office:value="91216" calcext:value-type="float">
            <text:p>91216</text:p>
          </table:table-cell>
          <table:table-cell office:value-type="float" office:value="109459" calcext:value-type="float">
            <text:p>109459</text:p>
          </table:table-cell>
          <table:table-cell office:value-type="float" office:value="81021" calcext:value-type="float">
            <text:p>81021</text:p>
          </table:table-cell>
          <table:table-cell office:value-type="float" office:value="157621" calcext:value-type="float">
            <text:p>157621</text:p>
          </table:table-cell>
          <table:table-cell office:value-type="float" office:value="189145" calcext:value-type="float">
            <text:p>189145</text:p>
          </table:table-cell>
          <table:table-cell office:value-type="float" office:value="226974" calcext:value-type="float">
            <text:p>226974</text:p>
          </table:table-cell>
          <table:table-cell office:value-type="float" office:value="272369" calcext:value-type="float">
            <text:p>272369</text:p>
          </table:table-cell>
          <table:table-cell office:value-type="float" office:value="326843" calcext:value-type="float">
            <text:p>326843</text:p>
          </table:table-cell>
          <table:table-cell office:value-type="float" office:value="1512984" calcext:value-type="float">
            <text:p>1512984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7823" calcext:value-type="float">
            <text:p>27823</text:p>
          </table:table-cell>
          <table:table-cell office:value-type="float" office:value="33388" calcext:value-type="float">
            <text:p>33388</text:p>
          </table:table-cell>
          <table:table-cell office:value-type="float" office:value="40066" calcext:value-type="float">
            <text:p>40066</text:p>
          </table:table-cell>
          <table:table-cell office:value-type="float" office:value="48079" calcext:value-type="float">
            <text:p>48079</text:p>
          </table:table-cell>
          <table:table-cell office:value-type="float" office:value="65018" calcext:value-type="float">
            <text:p>65018</text:p>
          </table:table-cell>
          <table:table-cell office:value-type="float" office:value="69234" calcext:value-type="float">
            <text:p>69234</text:p>
          </table:table-cell>
          <table:table-cell office:value-type="float" office:value="83081" calcext:value-type="float">
            <text:p>83081</text:p>
          </table:table-cell>
          <table:table-cell office:value-type="float" office:value="99697" calcext:value-type="float">
            <text:p>99697</text:p>
          </table:table-cell>
          <table:table-cell office:value-type="float" office:value="119636" calcext:value-type="float">
            <text:p>119636</text:p>
          </table:table-cell>
          <table:table-cell office:value-type="float" office:value="143563" calcext:value-type="float">
            <text:p>143563</text:p>
          </table:table-cell>
          <table:table-cell office:value-type="float" office:value="664567" calcext:value-type="float">
            <text:p>664567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3900" calcext:value-type="float">
            <text:p>3900</text:p>
          </table:table-cell>
          <table:table-cell office:value-type="float" office:value="4680" calcext:value-type="float">
            <text:p>4680</text:p>
          </table:table-cell>
          <table:table-cell office:value-type="float" office:value="5616" calcext:value-type="float">
            <text:p>5616</text:p>
          </table:table-cell>
          <table:table-cell office:value-type="float" office:value="6739" calcext:value-type="float">
            <text:p>6739</text:p>
          </table:table-cell>
          <table:table-cell office:value-type="float" office:value="66308" calcext:value-type="float">
            <text:p>66308</text:p>
          </table:table-cell>
          <table:table-cell office:value-type="float" office:value="9704" calcext:value-type="float">
            <text:p>9704</text:p>
          </table:table-cell>
          <table:table-cell office:value-type="float" office:value="11645" calcext:value-type="float">
            <text:p>11645</text:p>
          </table:table-cell>
          <table:table-cell office:value-type="float" office:value="13974" calcext:value-type="float">
            <text:p>13974</text:p>
          </table:table-cell>
          <table:table-cell office:value-type="float" office:value="16769" calcext:value-type="float">
            <text:p>16769</text:p>
          </table:table-cell>
          <table:table-cell office:value-type="float" office:value="20123" calcext:value-type="float">
            <text:p>20123</text:p>
          </table:table-cell>
          <table:table-cell office:value-type="float" office:value="93150" calcext:value-type="float">
            <text:p>93150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2417" calcext:value-type="float">
            <text:p>12417</text:p>
          </table:table-cell>
          <table:table-cell office:value-type="float" office:value="14900" calcext:value-type="float">
            <text:p>14900</text:p>
          </table:table-cell>
          <table:table-cell office:value-type="float" office:value="17880" calcext:value-type="float">
            <text:p>17880</text:p>
          </table:table-cell>
          <table:table-cell office:value-type="float" office:value="21456" calcext:value-type="float">
            <text:p>21456</text:p>
          </table:table-cell>
          <table:table-cell office:value-type="float" office:value="12553" calcext:value-type="float">
            <text:p>12553</text:p>
          </table:table-cell>
          <table:table-cell office:value-type="float" office:value="30896" calcext:value-type="float">
            <text:p>30896</text:p>
          </table:table-cell>
          <table:table-cell office:value-type="float" office:value="37075" calcext:value-type="float">
            <text:p>37075</text:p>
          </table:table-cell>
          <table:table-cell office:value-type="float" office:value="44490" calcext:value-type="float">
            <text:p>44490</text:p>
          </table:table-cell>
          <table:table-cell office:value-type="float" office:value="53388" calcext:value-type="float">
            <text:p>53388</text:p>
          </table:table-cell>
          <table:table-cell office:value-type="float" office:value="64066" calcext:value-type="float">
            <text:p>64066</text:p>
          </table:table-cell>
          <table:table-cell office:value-type="float" office:value="296568" calcext:value-type="float">
            <text:p>296568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72093" calcext:value-type="float">
            <text:p>72093</text:p>
          </table:table-cell>
          <table:table-cell office:value-type="float" office:value="86512" calcext:value-type="float">
            <text:p>86512</text:p>
          </table:table-cell>
          <table:table-cell office:value-type="float" office:value="103814" calcext:value-type="float">
            <text:p>103814</text:p>
          </table:table-cell>
          <table:table-cell office:value-type="float" office:value="124577" calcext:value-type="float">
            <text:p>124577</text:p>
          </table:table-cell>
          <table:table-cell office:value-type="float" office:value="45814" calcext:value-type="float">
            <text:p>45814</text:p>
          </table:table-cell>
          <table:table-cell office:value-type="float" office:value="179390" calcext:value-type="float">
            <text:p>179390</text:p>
          </table:table-cell>
          <table:table-cell office:value-type="float" office:value="215268" calcext:value-type="float">
            <text:p>215268</text:p>
          </table:table-cell>
          <table:table-cell office:value-type="float" office:value="258322" calcext:value-type="float">
            <text:p>258322</text:p>
          </table:table-cell>
          <table:table-cell office:value-type="float" office:value="309986" calcext:value-type="float">
            <text:p>309986</text:p>
          </table:table-cell>
          <table:table-cell office:value-type="float" office:value="371983" calcext:value-type="float">
            <text:p>371983</text:p>
          </table:table-cell>
          <table:table-cell office:value-type="float" office:value="1721945" calcext:value-type="float">
            <text:p>1721945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39381" calcext:value-type="float">
            <text:p>39381</text:p>
          </table:table-cell>
          <table:table-cell office:value-type="float" office:value="47257" calcext:value-type="float">
            <text:p>47257</text:p>
          </table:table-cell>
          <table:table-cell office:value-type="float" office:value="56708" calcext:value-type="float">
            <text:p>56708</text:p>
          </table:table-cell>
          <table:table-cell office:value-type="float" office:value="68050" calcext:value-type="float">
            <text:p>68050</text:p>
          </table:table-cell>
          <table:table-cell office:value-type="float" office:value="5397" calcext:value-type="float">
            <text:p>5397</text:p>
          </table:table-cell>
          <table:table-cell office:value-type="float" office:value="97992" calcext:value-type="float">
            <text:p>97992</text:p>
          </table:table-cell>
          <table:table-cell office:value-type="float" office:value="117590" calcext:value-type="float">
            <text:p>117590</text:p>
          </table:table-cell>
          <table:table-cell office:value-type="float" office:value="141108" calcext:value-type="float">
            <text:p>141108</text:p>
          </table:table-cell>
          <table:table-cell office:value-type="float" office:value="169330" calcext:value-type="float">
            <text:p>169330</text:p>
          </table:table-cell>
          <table:table-cell office:value-type="float" office:value="203196" calcext:value-type="float">
            <text:p>203196</text:p>
          </table:table-cell>
          <table:table-cell office:value-type="float" office:value="940612" calcext:value-type="float">
            <text:p>940612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98156" calcext:value-type="float">
            <text:p>98156</text:p>
          </table:table-cell>
          <table:table-cell office:value-type="float" office:value="117787" calcext:value-type="float">
            <text:p>117787</text:p>
          </table:table-cell>
          <table:table-cell office:value-type="float" office:value="141344" calcext:value-type="float">
            <text:p>141344</text:p>
          </table:table-cell>
          <table:table-cell office:value-type="float" office:value="169613" calcext:value-type="float">
            <text:p>169613</text:p>
          </table:table-cell>
          <table:table-cell office:value-type="float" office:value="25843" calcext:value-type="float">
            <text:p>25843</text:p>
          </table:table-cell>
          <table:table-cell office:value-type="float" office:value="244243" calcext:value-type="float">
            <text:p>244243</text:p>
          </table:table-cell>
          <table:table-cell office:value-type="float" office:value="293092" calcext:value-type="float">
            <text:p>293092</text:p>
          </table:table-cell>
          <table:table-cell office:value-type="float" office:value="351710" calcext:value-type="float">
            <text:p>351710</text:p>
          </table:table-cell>
          <table:table-cell office:value-type="float" office:value="422052" calcext:value-type="float">
            <text:p>422052</text:p>
          </table:table-cell>
          <table:table-cell office:value-type="float" office:value="506462" calcext:value-type="float">
            <text:p>506462</text:p>
          </table:table-cell>
          <table:table-cell office:value-type="float" office:value="2344459" calcext:value-type="float">
            <text:p>2344459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66021" calcext:value-type="float">
            <text:p>66021</text:p>
          </table:table-cell>
          <table:table-cell office:value-type="float" office:value="79225" calcext:value-type="float">
            <text:p>79225</text:p>
          </table:table-cell>
          <table:table-cell office:value-type="float" office:value="95070" calcext:value-type="float">
            <text:p>95070</text:p>
          </table:table-cell>
          <table:table-cell office:value-type="float" office:value="114084" calcext:value-type="float">
            <text:p>114084</text:p>
          </table:table-cell>
          <table:table-cell office:value-type="float" office:value="53832" calcext:value-type="float">
            <text:p>53832</text:p>
          </table:table-cell>
          <table:table-cell office:value-type="float" office:value="164281" calcext:value-type="float">
            <text:p>164281</text:p>
          </table:table-cell>
          <table:table-cell office:value-type="float" office:value="197137" calcext:value-type="float">
            <text:p>197137</text:p>
          </table:table-cell>
          <table:table-cell office:value-type="float" office:value="236564" calcext:value-type="float">
            <text:p>236564</text:p>
          </table:table-cell>
          <table:table-cell office:value-type="float" office:value="283877" calcext:value-type="float">
            <text:p>283877</text:p>
          </table:table-cell>
          <table:table-cell office:value-type="float" office:value="340652" calcext:value-type="float">
            <text:p>340652</text:p>
          </table:table-cell>
          <table:table-cell office:value-type="float" office:value="1576911" calcext:value-type="float">
            <text:p>1576911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32921" calcext:value-type="float">
            <text:p>32921</text:p>
          </table:table-cell>
          <table:table-cell office:value-type="float" office:value="39505" calcext:value-type="float">
            <text:p>39505</text:p>
          </table:table-cell>
          <table:table-cell office:value-type="float" office:value="47406" calcext:value-type="float">
            <text:p>47406</text:p>
          </table:table-cell>
          <table:table-cell office:value-type="float" office:value="56887" calcext:value-type="float">
            <text:p>56887</text:p>
          </table:table-cell>
          <table:table-cell office:value-type="float" office:value="10404" calcext:value-type="float">
            <text:p>10404</text:p>
          </table:table-cell>
          <table:table-cell office:value-type="float" office:value="81917" calcext:value-type="float">
            <text:p>81917</text:p>
          </table:table-cell>
          <table:table-cell office:value-type="float" office:value="98300" calcext:value-type="float">
            <text:p>98300</text:p>
          </table:table-cell>
          <table:table-cell office:value-type="float" office:value="117960" calcext:value-type="float">
            <text:p>117960</text:p>
          </table:table-cell>
          <table:table-cell office:value-type="float" office:value="141552" calcext:value-type="float">
            <text:p>141552</text:p>
          </table:table-cell>
          <table:table-cell office:value-type="float" office:value="169862" calcext:value-type="float">
            <text:p>169862</text:p>
          </table:table-cell>
          <table:table-cell office:value-type="float" office:value="786310" calcext:value-type="float">
            <text:p>786310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98037" calcext:value-type="float">
            <text:p>98037</text:p>
          </table:table-cell>
          <table:table-cell office:value-type="float" office:value="117644" calcext:value-type="float">
            <text:p>117644</text:p>
          </table:table-cell>
          <table:table-cell office:value-type="float" office:value="141173" calcext:value-type="float">
            <text:p>141173</text:p>
          </table:table-cell>
          <table:table-cell office:value-type="float" office:value="169408" calcext:value-type="float">
            <text:p>169408</text:p>
          </table:table-cell>
          <table:table-cell office:value-type="float" office:value="84449" calcext:value-type="float">
            <text:p>84449</text:p>
          </table:table-cell>
          <table:table-cell office:value-type="float" office:value="243948" calcext:value-type="float">
            <text:p>243948</text:p>
          </table:table-cell>
          <table:table-cell office:value-type="float" office:value="292738" calcext:value-type="float">
            <text:p>292738</text:p>
          </table:table-cell>
          <table:table-cell office:value-type="float" office:value="351286" calcext:value-type="float">
            <text:p>351286</text:p>
          </table:table-cell>
          <table:table-cell office:value-type="float" office:value="421543" calcext:value-type="float">
            <text:p>421543</text:p>
          </table:table-cell>
          <table:table-cell office:value-type="float" office:value="505852" calcext:value-type="float">
            <text:p>505852</text:p>
          </table:table-cell>
          <table:table-cell office:value-type="float" office:value="2341629" calcext:value-type="float">
            <text:p>2341629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6954" calcext:value-type="float">
            <text:p>6954</text:p>
          </table:table-cell>
          <table:table-cell office:value-type="float" office:value="8345" calcext:value-type="float">
            <text:p>8345</text:p>
          </table:table-cell>
          <table:table-cell office:value-type="float" office:value="10014" calcext:value-type="float">
            <text:p>10014</text:p>
          </table:table-cell>
          <table:table-cell office:value-type="float" office:value="12017" calcext:value-type="float">
            <text:p>12017</text:p>
          </table:table-cell>
          <table:table-cell office:value-type="float" office:value="39550" calcext:value-type="float">
            <text:p>39550</text:p>
          </table:table-cell>
          <table:table-cell office:value-type="float" office:value="17304" calcext:value-type="float">
            <text:p>17304</text:p>
          </table:table-cell>
          <table:table-cell office:value-type="float" office:value="20765" calcext:value-type="float">
            <text:p>20765</text:p>
          </table:table-cell>
          <table:table-cell office:value-type="float" office:value="24918" calcext:value-type="float">
            <text:p>24918</text:p>
          </table:table-cell>
          <table:table-cell office:value-type="float" office:value="29902" calcext:value-type="float">
            <text:p>29902</text:p>
          </table:table-cell>
          <table:table-cell office:value-type="float" office:value="35882" calcext:value-type="float">
            <text:p>35882</text:p>
          </table:table-cell>
          <table:table-cell office:value-type="float" office:value="166101" calcext:value-type="float">
            <text:p>166101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506" calcext:value-type="float">
            <text:p>506</text:p>
          </table:table-cell>
          <table:table-cell office:value-type="float" office:value="607" calcext:value-type="float">
            <text:p>607</text:p>
          </table:table-cell>
          <table:table-cell office:value-type="float" office:value="728" calcext:value-type="float">
            <text:p>728</text:p>
          </table:table-cell>
          <table:table-cell office:value-type="float" office:value="874" calcext:value-type="float">
            <text:p>874</text:p>
          </table:table-cell>
          <table:table-cell office:value-type="float" office:value="27991" calcext:value-type="float">
            <text:p>27991</text:p>
          </table:table-cell>
          <table:table-cell office:value-type="float" office:value="1259" calcext:value-type="float">
            <text:p>1259</text:p>
          </table:table-cell>
          <table:table-cell office:value-type="float" office:value="1511" calcext:value-type="float">
            <text:p>1511</text:p>
          </table:table-cell>
          <table:table-cell office:value-type="float" office:value="1813" calcext:value-type="float">
            <text:p>1813</text:p>
          </table:table-cell>
          <table:table-cell office:value-type="float" office:value="2176" calcext:value-type="float">
            <text:p>2176</text:p>
          </table:table-cell>
          <table:table-cell office:value-type="float" office:value="2611" calcext:value-type="float">
            <text:p>2611</text:p>
          </table:table-cell>
          <table:table-cell office:value-type="float" office:value="12085" calcext:value-type="float">
            <text:p>12085</text:p>
          </table:table-cell>
          <table:table-cell office:value-type="string" calcext:value-type="string">
            <text:p>Medium Number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39781" calcext:value-type="float">
            <text:p>39781</text:p>
          </table:table-cell>
          <table:table-cell office:value-type="float" office:value="47737" calcext:value-type="float">
            <text:p>47737</text:p>
          </table:table-cell>
          <table:table-cell office:value-type="float" office:value="57284" calcext:value-type="float">
            <text:p>57284</text:p>
          </table:table-cell>
          <table:table-cell office:value-type="float" office:value="68741" calcext:value-type="float">
            <text:p>68741</text:p>
          </table:table-cell>
          <table:table-cell office:value-type="float" office:value="63177" calcext:value-type="float">
            <text:p>63177</text:p>
          </table:table-cell>
          <table:table-cell office:value-type="float" office:value="98987" calcext:value-type="float">
            <text:p>98987</text:p>
          </table:table-cell>
          <table:table-cell office:value-type="float" office:value="118784" calcext:value-type="float">
            <text:p>118784</text:p>
          </table:table-cell>
          <table:table-cell office:value-type="float" office:value="142541" calcext:value-type="float">
            <text:p>142541</text:p>
          </table:table-cell>
          <table:table-cell office:value-type="float" office:value="171049" calcext:value-type="float">
            <text:p>171049</text:p>
          </table:table-cell>
          <table:table-cell office:value-type="float" office:value="205259" calcext:value-type="float">
            <text:p>205259</text:p>
          </table:table-cell>
          <table:table-cell office:value-type="float" office:value="950163" calcext:value-type="float">
            <text:p>950163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80476" calcext:value-type="float">
            <text:p>80476</text:p>
          </table:table-cell>
          <table:table-cell office:value-type="float" office:value="96571" calcext:value-type="float">
            <text:p>96571</text:p>
          </table:table-cell>
          <table:table-cell office:value-type="float" office:value="115885" calcext:value-type="float">
            <text:p>115885</text:p>
          </table:table-cell>
          <table:table-cell office:value-type="float" office:value="139062" calcext:value-type="float">
            <text:p>139062</text:p>
          </table:table-cell>
          <table:table-cell office:value-type="float" office:value="95314" calcext:value-type="float">
            <text:p>95314</text:p>
          </table:table-cell>
          <table:table-cell office:value-type="float" office:value="200249" calcext:value-type="float">
            <text:p>200249</text:p>
          </table:table-cell>
          <table:table-cell office:value-type="float" office:value="240299" calcext:value-type="float">
            <text:p>240299</text:p>
          </table:table-cell>
          <table:table-cell office:value-type="float" office:value="288359" calcext:value-type="float">
            <text:p>288359</text:p>
          </table:table-cell>
          <table:table-cell office:value-type="float" office:value="346031" calcext:value-type="float">
            <text:p>346031</text:p>
          </table:table-cell>
          <table:table-cell office:value-type="float" office:value="415237" calcext:value-type="float">
            <text:p>415237</text:p>
          </table:table-cell>
          <table:table-cell office:value-type="float" office:value="1922169" calcext:value-type="float">
            <text:p>1922169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7495" calcext:value-type="float">
            <text:p>17495</text:p>
          </table:table-cell>
          <table:table-cell office:value-type="float" office:value="20994" calcext:value-type="float">
            <text:p>20994</text:p>
          </table:table-cell>
          <table:table-cell office:value-type="float" office:value="25193" calcext:value-type="float">
            <text:p>25193</text:p>
          </table:table-cell>
          <table:table-cell office:value-type="float" office:value="30232" calcext:value-type="float">
            <text:p>30232</text:p>
          </table:table-cell>
          <table:table-cell office:value-type="float" office:value="23602" calcext:value-type="float">
            <text:p>23602</text:p>
          </table:table-cell>
          <table:table-cell office:value-type="float" office:value="43534" calcext:value-type="float">
            <text:p>43534</text:p>
          </table:table-cell>
          <table:table-cell office:value-type="float" office:value="52241" calcext:value-type="float">
            <text:p>52241</text:p>
          </table:table-cell>
          <table:table-cell office:value-type="float" office:value="62689" calcext:value-type="float">
            <text:p>62689</text:p>
          </table:table-cell>
          <table:table-cell office:value-type="float" office:value="75227" calcext:value-type="float">
            <text:p>75227</text:p>
          </table:table-cell>
          <table:table-cell office:value-type="float" office:value="90272" calcext:value-type="float">
            <text:p>90272</text:p>
          </table:table-cell>
          <table:table-cell office:value-type="float" office:value="417877" calcext:value-type="float">
            <text:p>417877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8854" calcext:value-type="float">
            <text:p>28854</text:p>
          </table:table-cell>
          <table:table-cell office:value-type="float" office:value="34625" calcext:value-type="float">
            <text:p>34625</text:p>
          </table:table-cell>
          <table:table-cell office:value-type="float" office:value="41550" calcext:value-type="float">
            <text:p>41550</text:p>
          </table:table-cell>
          <table:table-cell office:value-type="float" office:value="49860" calcext:value-type="float">
            <text:p>49860</text:p>
          </table:table-cell>
          <table:table-cell office:value-type="float" office:value="90552" calcext:value-type="float">
            <text:p>90552</text:p>
          </table:table-cell>
          <table:table-cell office:value-type="float" office:value="71798" calcext:value-type="float">
            <text:p>71798</text:p>
          </table:table-cell>
          <table:table-cell office:value-type="float" office:value="86158" calcext:value-type="float">
            <text:p>86158</text:p>
          </table:table-cell>
          <table:table-cell office:value-type="float" office:value="103390" calcext:value-type="float">
            <text:p>103390</text:p>
          </table:table-cell>
          <table:table-cell office:value-type="float" office:value="124068" calcext:value-type="float">
            <text:p>124068</text:p>
          </table:table-cell>
          <table:table-cell office:value-type="float" office:value="148882" calcext:value-type="float">
            <text:p>148882</text:p>
          </table:table-cell>
          <table:table-cell office:value-type="float" office:value="689185" calcext:value-type="float">
            <text:p>689185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0698" calcext:value-type="float">
            <text:p>20698</text:p>
          </table:table-cell>
          <table:table-cell office:value-type="float" office:value="24838" calcext:value-type="float">
            <text:p>24838</text:p>
          </table:table-cell>
          <table:table-cell office:value-type="float" office:value="29806" calcext:value-type="float">
            <text:p>29806</text:p>
          </table:table-cell>
          <table:table-cell office:value-type="float" office:value="35767" calcext:value-type="float">
            <text:p>35767</text:p>
          </table:table-cell>
          <table:table-cell office:value-type="float" office:value="42002" calcext:value-type="float">
            <text:p>42002</text:p>
          </table:table-cell>
          <table:table-cell office:value-type="float" office:value="51504" calcext:value-type="float">
            <text:p>51504</text:p>
          </table:table-cell>
          <table:table-cell office:value-type="float" office:value="61805" calcext:value-type="float">
            <text:p>61805</text:p>
          </table:table-cell>
          <table:table-cell office:value-type="float" office:value="74166" calcext:value-type="float">
            <text:p>74166</text:p>
          </table:table-cell>
          <table:table-cell office:value-type="float" office:value="88999" calcext:value-type="float">
            <text:p>88999</text:p>
          </table:table-cell>
          <table:table-cell office:value-type="float" office:value="106799" calcext:value-type="float">
            <text:p>106799</text:p>
          </table:table-cell>
          <table:table-cell office:value-type="float" office:value="494382" calcext:value-type="float">
            <text:p>494382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27659" calcext:value-type="float">
            <text:p>27659</text:p>
          </table:table-cell>
          <table:table-cell office:value-type="float" office:value="33191" calcext:value-type="float">
            <text:p>33191</text:p>
          </table:table-cell>
          <table:table-cell office:value-type="float" office:value="39829" calcext:value-type="float">
            <text:p>39829</text:p>
          </table:table-cell>
          <table:table-cell office:value-type="float" office:value="47795" calcext:value-type="float">
            <text:p>47795</text:p>
          </table:table-cell>
          <table:table-cell office:value-type="float" office:value="43361" calcext:value-type="float">
            <text:p>43361</text:p>
          </table:table-cell>
          <table:table-cell office:value-type="float" office:value="68825" calcext:value-type="float">
            <text:p>68825</text:p>
          </table:table-cell>
          <table:table-cell office:value-type="float" office:value="82590" calcext:value-type="float">
            <text:p>82590</text:p>
          </table:table-cell>
          <table:table-cell office:value-type="float" office:value="99108" calcext:value-type="float">
            <text:p>99108</text:p>
          </table:table-cell>
          <table:table-cell office:value-type="float" office:value="118930" calcext:value-type="float">
            <text:p>118930</text:p>
          </table:table-cell>
          <table:table-cell office:value-type="float" office:value="142716" calcext:value-type="float">
            <text:p>142716</text:p>
          </table:table-cell>
          <table:table-cell office:value-type="float" office:value="660643" calcext:value-type="float">
            <text:p>660643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36810" calcext:value-type="float">
            <text:p>36810</text:p>
          </table:table-cell>
          <table:table-cell office:value-type="float" office:value="44172" calcext:value-type="float">
            <text:p>44172</text:p>
          </table:table-cell>
          <table:table-cell office:value-type="float" office:value="53006" calcext:value-type="float">
            <text:p>53006</text:p>
          </table:table-cell>
          <table:table-cell office:value-type="float" office:value="63607" calcext:value-type="float">
            <text:p>63607</text:p>
          </table:table-cell>
          <table:table-cell office:value-type="float" office:value="96097" calcext:value-type="float">
            <text:p>96097</text:p>
          </table:table-cell>
          <table:table-cell office:value-type="float" office:value="91594" calcext:value-type="float">
            <text:p>91594</text:p>
          </table:table-cell>
          <table:table-cell office:value-type="float" office:value="109913" calcext:value-type="float">
            <text:p>109913</text:p>
          </table:table-cell>
          <table:table-cell office:value-type="float" office:value="131896" calcext:value-type="float">
            <text:p>131896</text:p>
          </table:table-cell>
          <table:table-cell office:value-type="float" office:value="158275" calcext:value-type="float">
            <text:p>158275</text:p>
          </table:table-cell>
          <table:table-cell office:value-type="float" office:value="189930" calcext:value-type="float">
            <text:p>189930</text:p>
          </table:table-cell>
          <table:table-cell office:value-type="float" office:value="879203" calcext:value-type="float">
            <text:p>879203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3877" calcext:value-type="float">
            <text:p>23877</text:p>
          </table:table-cell>
          <table:table-cell office:value-type="float" office:value="28652" calcext:value-type="float">
            <text:p>28652</text:p>
          </table:table-cell>
          <table:table-cell office:value-type="float" office:value="34382" calcext:value-type="float">
            <text:p>34382</text:p>
          </table:table-cell>
          <table:table-cell office:value-type="float" office:value="41258" calcext:value-type="float">
            <text:p>41258</text:p>
          </table:table-cell>
          <table:table-cell office:value-type="float" office:value="36847" calcext:value-type="float">
            <text:p>36847</text:p>
          </table:table-cell>
          <table:table-cell office:value-type="float" office:value="59412" calcext:value-type="float">
            <text:p>59412</text:p>
          </table:table-cell>
          <table:table-cell office:value-type="float" office:value="71294" calcext:value-type="float">
            <text:p>71294</text:p>
          </table:table-cell>
          <table:table-cell office:value-type="float" office:value="85553" calcext:value-type="float">
            <text:p>85553</text:p>
          </table:table-cell>
          <table:table-cell office:value-type="float" office:value="102664" calcext:value-type="float">
            <text:p>102664</text:p>
          </table:table-cell>
          <table:table-cell office:value-type="float" office:value="123197" calcext:value-type="float">
            <text:p>123197</text:p>
          </table:table-cell>
          <table:table-cell office:value-type="float" office:value="570289" calcext:value-type="float">
            <text:p>570289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89775" calcext:value-type="float">
            <text:p>89775</text:p>
          </table:table-cell>
          <table:table-cell office:value-type="float" office:value="107730" calcext:value-type="float">
            <text:p>107730</text:p>
          </table:table-cell>
          <table:table-cell office:value-type="float" office:value="129276" calcext:value-type="float">
            <text:p>129276</text:p>
          </table:table-cell>
          <table:table-cell office:value-type="float" office:value="155131" calcext:value-type="float">
            <text:p>155131</text:p>
          </table:table-cell>
          <table:table-cell office:value-type="float" office:value="99513" calcext:value-type="float">
            <text:p>99513</text:p>
          </table:table-cell>
          <table:table-cell office:value-type="float" office:value="223388" calcext:value-type="float">
            <text:p>223388</text:p>
          </table:table-cell>
          <table:table-cell office:value-type="float" office:value="268066" calcext:value-type="float">
            <text:p>268066</text:p>
          </table:table-cell>
          <table:table-cell office:value-type="float" office:value="321679" calcext:value-type="float">
            <text:p>321679</text:p>
          </table:table-cell>
          <table:table-cell office:value-type="float" office:value="386015" calcext:value-type="float">
            <text:p>386015</text:p>
          </table:table-cell>
          <table:table-cell office:value-type="float" office:value="463218" calcext:value-type="float">
            <text:p>463218</text:p>
          </table:table-cell>
          <table:table-cell office:value-type="float" office:value="2144278" calcext:value-type="float">
            <text:p>2144278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6321" calcext:value-type="float">
            <text:p>6321</text:p>
          </table:table-cell>
          <table:table-cell office:value-type="float" office:value="7585" calcext:value-type="float">
            <text:p>7585</text:p>
          </table:table-cell>
          <table:table-cell office:value-type="float" office:value="9102" calcext:value-type="float">
            <text:p>9102</text:p>
          </table:table-cell>
          <table:table-cell office:value-type="float" office:value="10922" calcext:value-type="float">
            <text:p>10922</text:p>
          </table:table-cell>
          <table:table-cell office:value-type="float" office:value="3143" calcext:value-type="float">
            <text:p>3143</text:p>
          </table:table-cell>
          <table:table-cell office:value-type="float" office:value="15727" calcext:value-type="float">
            <text:p>15727</text:p>
          </table:table-cell>
          <table:table-cell office:value-type="float" office:value="18872" calcext:value-type="float">
            <text:p>18872</text:p>
          </table:table-cell>
          <table:table-cell office:value-type="float" office:value="22646" calcext:value-type="float">
            <text:p>22646</text:p>
          </table:table-cell>
          <table:table-cell office:value-type="float" office:value="27175" calcext:value-type="float">
            <text:p>27175</text:p>
          </table:table-cell>
          <table:table-cell office:value-type="float" office:value="32610" calcext:value-type="float">
            <text:p>32610</text:p>
          </table:table-cell>
          <table:table-cell office:value-type="float" office:value="150960" calcext:value-type="float">
            <text:p>150960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93934" calcext:value-type="float">
            <text:p>93934</text:p>
          </table:table-cell>
          <table:table-cell office:value-type="float" office:value="112721" calcext:value-type="float">
            <text:p>112721</text:p>
          </table:table-cell>
          <table:table-cell office:value-type="float" office:value="135265" calcext:value-type="float">
            <text:p>135265</text:p>
          </table:table-cell>
          <table:table-cell office:value-type="float" office:value="162318" calcext:value-type="float">
            <text:p>162318</text:p>
          </table:table-cell>
          <table:table-cell office:value-type="float" office:value="29767" calcext:value-type="float">
            <text:p>29767</text:p>
          </table:table-cell>
          <table:table-cell office:value-type="float" office:value="233738" calcext:value-type="float">
            <text:p>233738</text:p>
          </table:table-cell>
          <table:table-cell office:value-type="float" office:value="280486" calcext:value-type="float">
            <text:p>280486</text:p>
          </table:table-cell>
          <table:table-cell office:value-type="float" office:value="336583" calcext:value-type="float">
            <text:p>336583</text:p>
          </table:table-cell>
          <table:table-cell office:value-type="float" office:value="403900" calcext:value-type="float">
            <text:p>403900</text:p>
          </table:table-cell>
          <table:table-cell office:value-type="float" office:value="484680" calcext:value-type="float">
            <text:p>484680</text:p>
          </table:table-cell>
          <table:table-cell office:value-type="float" office:value="2243625" calcext:value-type="float">
            <text:p>2243625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3025" calcext:value-type="float">
            <text:p>23025</text:p>
          </table:table-cell>
          <table:table-cell office:value-type="float" office:value="27630" calcext:value-type="float">
            <text:p>27630</text:p>
          </table:table-cell>
          <table:table-cell office:value-type="float" office:value="33156" calcext:value-type="float">
            <text:p>33156</text:p>
          </table:table-cell>
          <table:table-cell office:value-type="float" office:value="39787" calcext:value-type="float">
            <text:p>39787</text:p>
          </table:table-cell>
          <table:table-cell office:value-type="float" office:value="48896" calcext:value-type="float">
            <text:p>48896</text:p>
          </table:table-cell>
          <table:table-cell office:value-type="float" office:value="57293" calcext:value-type="float">
            <text:p>57293</text:p>
          </table:table-cell>
          <table:table-cell office:value-type="float" office:value="68752" calcext:value-type="float">
            <text:p>68752</text:p>
          </table:table-cell>
          <table:table-cell office:value-type="float" office:value="82502" calcext:value-type="float">
            <text:p>82502</text:p>
          </table:table-cell>
          <table:table-cell office:value-type="float" office:value="99002" calcext:value-type="float">
            <text:p>99002</text:p>
          </table:table-cell>
          <table:table-cell office:value-type="float" office:value="118802" calcext:value-type="float">
            <text:p>118802</text:p>
          </table:table-cell>
          <table:table-cell office:value-type="float" office:value="549949" calcext:value-type="float">
            <text:p>549949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75914" calcext:value-type="float">
            <text:p>75914</text:p>
          </table:table-cell>
          <table:table-cell office:value-type="float" office:value="91097" calcext:value-type="float">
            <text:p>91097</text:p>
          </table:table-cell>
          <table:table-cell office:value-type="float" office:value="109316" calcext:value-type="float">
            <text:p>109316</text:p>
          </table:table-cell>
          <table:table-cell office:value-type="float" office:value="131179" calcext:value-type="float">
            <text:p>131179</text:p>
          </table:table-cell>
          <table:table-cell office:value-type="float" office:value="82313" calcext:value-type="float">
            <text:p>82313</text:p>
          </table:table-cell>
          <table:table-cell office:value-type="float" office:value="188898" calcext:value-type="float">
            <text:p>188898</text:p>
          </table:table-cell>
          <table:table-cell office:value-type="float" office:value="226678" calcext:value-type="float">
            <text:p>226678</text:p>
          </table:table-cell>
          <table:table-cell office:value-type="float" office:value="272014" calcext:value-type="float">
            <text:p>272014</text:p>
          </table:table-cell>
          <table:table-cell office:value-type="float" office:value="326417" calcext:value-type="float">
            <text:p>326417</text:p>
          </table:table-cell>
          <table:table-cell office:value-type="float" office:value="391700" calcext:value-type="float">
            <text:p>391700</text:p>
          </table:table-cell>
          <table:table-cell office:value-type="float" office:value="1813213" calcext:value-type="float">
            <text:p>1813213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35923" calcext:value-type="float">
            <text:p>35923</text:p>
          </table:table-cell>
          <table:table-cell office:value-type="float" office:value="43108" calcext:value-type="float">
            <text:p>43108</text:p>
          </table:table-cell>
          <table:table-cell office:value-type="float" office:value="51730" calcext:value-type="float">
            <text:p>51730</text:p>
          </table:table-cell>
          <table:table-cell office:value-type="float" office:value="62076" calcext:value-type="float">
            <text:p>62076</text:p>
          </table:table-cell>
          <table:table-cell office:value-type="float" office:value="45656" calcext:value-type="float">
            <text:p>45656</text:p>
          </table:table-cell>
          <table:table-cell office:value-type="float" office:value="89389" calcext:value-type="float">
            <text:p>89389</text:p>
          </table:table-cell>
          <table:table-cell office:value-type="float" office:value="107267" calcext:value-type="float">
            <text:p>107267</text:p>
          </table:table-cell>
          <table:table-cell office:value-type="float" office:value="128720" calcext:value-type="float">
            <text:p>128720</text:p>
          </table:table-cell>
          <table:table-cell office:value-type="float" office:value="154464" calcext:value-type="float">
            <text:p>154464</text:p>
          </table:table-cell>
          <table:table-cell office:value-type="float" office:value="185357" calcext:value-type="float">
            <text:p>185357</text:p>
          </table:table-cell>
          <table:table-cell office:value-type="float" office:value="858034" calcext:value-type="float">
            <text:p>858034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75185" calcext:value-type="float">
            <text:p>75185</text:p>
          </table:table-cell>
          <table:table-cell office:value-type="float" office:value="90222" calcext:value-type="float">
            <text:p>90222</text:p>
          </table:table-cell>
          <table:table-cell office:value-type="float" office:value="108266" calcext:value-type="float">
            <text:p>108266</text:p>
          </table:table-cell>
          <table:table-cell office:value-type="float" office:value="129919" calcext:value-type="float">
            <text:p>129919</text:p>
          </table:table-cell>
          <table:table-cell office:value-type="float" office:value="14907" calcext:value-type="float">
            <text:p>14907</text:p>
          </table:table-cell>
          <table:table-cell office:value-type="float" office:value="187084" calcext:value-type="float">
            <text:p>187084</text:p>
          </table:table-cell>
          <table:table-cell office:value-type="float" office:value="224501" calcext:value-type="float">
            <text:p>224501</text:p>
          </table:table-cell>
          <table:table-cell office:value-type="float" office:value="269401" calcext:value-type="float">
            <text:p>269401</text:p>
          </table:table-cell>
          <table:table-cell office:value-type="float" office:value="323281" calcext:value-type="float">
            <text:p>323281</text:p>
          </table:table-cell>
          <table:table-cell office:value-type="float" office:value="387937" calcext:value-type="float">
            <text:p>387937</text:p>
          </table:table-cell>
          <table:table-cell office:value-type="float" office:value="1795796" calcext:value-type="float">
            <text:p>1795796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51601" calcext:value-type="float">
            <text:p>51601</text:p>
          </table:table-cell>
          <table:table-cell office:value-type="float" office:value="61921" calcext:value-type="float">
            <text:p>61921</text:p>
          </table:table-cell>
          <table:table-cell office:value-type="float" office:value="74305" calcext:value-type="float">
            <text:p>74305</text:p>
          </table:table-cell>
          <table:table-cell office:value-type="float" office:value="89166" calcext:value-type="float">
            <text:p>89166</text:p>
          </table:table-cell>
          <table:table-cell office:value-type="float" office:value="65291" calcext:value-type="float">
            <text:p>65291</text:p>
          </table:table-cell>
          <table:table-cell office:value-type="float" office:value="128399" calcext:value-type="float">
            <text:p>128399</text:p>
          </table:table-cell>
          <table:table-cell office:value-type="float" office:value="154079" calcext:value-type="float">
            <text:p>154079</text:p>
          </table:table-cell>
          <table:table-cell office:value-type="float" office:value="184895" calcext:value-type="float">
            <text:p>184895</text:p>
          </table:table-cell>
          <table:table-cell office:value-type="float" office:value="221874" calcext:value-type="float">
            <text:p>221874</text:p>
          </table:table-cell>
          <table:table-cell office:value-type="float" office:value="266249" calcext:value-type="float">
            <text:p>266249</text:p>
          </table:table-cell>
          <table:table-cell office:value-type="float" office:value="1232489" calcext:value-type="float">
            <text:p>1232489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24918" calcext:value-type="float">
            <text:p>24918</text:p>
          </table:table-cell>
          <table:table-cell office:value-type="float" office:value="29902" calcext:value-type="float">
            <text:p>29902</text:p>
          </table:table-cell>
          <table:table-cell office:value-type="float" office:value="35882" calcext:value-type="float">
            <text:p>35882</text:p>
          </table:table-cell>
          <table:table-cell office:value-type="float" office:value="43058" calcext:value-type="float">
            <text:p>43058</text:p>
          </table:table-cell>
          <table:table-cell office:value-type="float" office:value="21571" calcext:value-type="float">
            <text:p>21571</text:p>
          </table:table-cell>
          <table:table-cell office:value-type="float" office:value="62004" calcext:value-type="float">
            <text:p>62004</text:p>
          </table:table-cell>
          <table:table-cell office:value-type="float" office:value="74405" calcext:value-type="float">
            <text:p>74405</text:p>
          </table:table-cell>
          <table:table-cell office:value-type="float" office:value="89286" calcext:value-type="float">
            <text:p>89286</text:p>
          </table:table-cell>
          <table:table-cell office:value-type="float" office:value="107143" calcext:value-type="float">
            <text:p>107143</text:p>
          </table:table-cell>
          <table:table-cell office:value-type="float" office:value="128572" calcext:value-type="float">
            <text:p>128572</text:p>
          </table:table-cell>
          <table:table-cell office:value-type="float" office:value="595170" calcext:value-type="float">
            <text:p>595170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2027" calcext:value-type="float">
            <text:p>12027</text:p>
          </table:table-cell>
          <table:table-cell office:value-type="float" office:value="14432" calcext:value-type="float">
            <text:p>14432</text:p>
          </table:table-cell>
          <table:table-cell office:value-type="float" office:value="17318" calcext:value-type="float">
            <text:p>17318</text:p>
          </table:table-cell>
          <table:table-cell office:value-type="float" office:value="20782" calcext:value-type="float">
            <text:p>20782</text:p>
          </table:table-cell>
          <table:table-cell office:value-type="float" office:value="23152" calcext:value-type="float">
            <text:p>23152</text:p>
          </table:table-cell>
          <table:table-cell office:value-type="float" office:value="29926" calcext:value-type="float">
            <text:p>29926</text:p>
          </table:table-cell>
          <table:table-cell office:value-type="float" office:value="35911" calcext:value-type="float">
            <text:p>35911</text:p>
          </table:table-cell>
          <table:table-cell office:value-type="float" office:value="43093" calcext:value-type="float">
            <text:p>43093</text:p>
          </table:table-cell>
          <table:table-cell office:value-type="float" office:value="51712" calcext:value-type="float">
            <text:p>51712</text:p>
          </table:table-cell>
          <table:table-cell office:value-type="float" office:value="62054" calcext:value-type="float">
            <text:p>62054</text:p>
          </table:table-cell>
          <table:table-cell office:value-type="float" office:value="287255" calcext:value-type="float">
            <text:p>287255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52070" calcext:value-type="float">
            <text:p>52070</text:p>
          </table:table-cell>
          <table:table-cell office:value-type="float" office:value="62484" calcext:value-type="float">
            <text:p>62484</text:p>
          </table:table-cell>
          <table:table-cell office:value-type="float" office:value="74981" calcext:value-type="float">
            <text:p>74981</text:p>
          </table:table-cell>
          <table:table-cell office:value-type="float" office:value="89977" calcext:value-type="float">
            <text:p>89977</text:p>
          </table:table-cell>
          <table:table-cell office:value-type="float" office:value="22937" calcext:value-type="float">
            <text:p>22937</text:p>
          </table:table-cell>
          <table:table-cell office:value-type="float" office:value="129566" calcext:value-type="float">
            <text:p>129566</text:p>
          </table:table-cell>
          <table:table-cell office:value-type="float" office:value="155479" calcext:value-type="float">
            <text:p>155479</text:p>
          </table:table-cell>
          <table:table-cell office:value-type="float" office:value="186575" calcext:value-type="float">
            <text:p>186575</text:p>
          </table:table-cell>
          <table:table-cell office:value-type="float" office:value="223890" calcext:value-type="float">
            <text:p>223890</text:p>
          </table:table-cell>
          <table:table-cell office:value-type="float" office:value="268668" calcext:value-type="float">
            <text:p>268668</text:p>
          </table:table-cell>
          <table:table-cell office:value-type="float" office:value="1243690" calcext:value-type="float">
            <text:p>1243690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43807" calcext:value-type="float">
            <text:p>43807</text:p>
          </table:table-cell>
          <table:table-cell office:value-type="float" office:value="52568" calcext:value-type="float">
            <text:p>52568</text:p>
          </table:table-cell>
          <table:table-cell office:value-type="float" office:value="63082" calcext:value-type="float">
            <text:p>63082</text:p>
          </table:table-cell>
          <table:table-cell office:value-type="float" office:value="75698" calcext:value-type="float">
            <text:p>75698</text:p>
          </table:table-cell>
          <table:table-cell office:value-type="float" office:value="73616" calcext:value-type="float">
            <text:p>73616</text:p>
          </table:table-cell>
          <table:table-cell office:value-type="float" office:value="109006" calcext:value-type="float">
            <text:p>109006</text:p>
          </table:table-cell>
          <table:table-cell office:value-type="float" office:value="130807" calcext:value-type="float">
            <text:p>130807</text:p>
          </table:table-cell>
          <table:table-cell office:value-type="float" office:value="156968" calcext:value-type="float">
            <text:p>156968</text:p>
          </table:table-cell>
          <table:table-cell office:value-type="float" office:value="188362" calcext:value-type="float">
            <text:p>188362</text:p>
          </table:table-cell>
          <table:table-cell office:value-type="float" office:value="226034" calcext:value-type="float">
            <text:p>226034</text:p>
          </table:table-cell>
          <table:table-cell office:value-type="float" office:value="1046332" calcext:value-type="float">
            <text:p>1046332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75774" calcext:value-type="float">
            <text:p>75774</text:p>
          </table:table-cell>
          <table:table-cell office:value-type="float" office:value="90929" calcext:value-type="float">
            <text:p>90929</text:p>
          </table:table-cell>
          <table:table-cell office:value-type="float" office:value="109115" calcext:value-type="float">
            <text:p>109115</text:p>
          </table:table-cell>
          <table:table-cell office:value-type="float" office:value="130938" calcext:value-type="float">
            <text:p>130938</text:p>
          </table:table-cell>
          <table:table-cell office:value-type="float" office:value="2015" calcext:value-type="float">
            <text:p>2015</text:p>
          </table:table-cell>
          <table:table-cell office:value-type="float" office:value="188551" calcext:value-type="float">
            <text:p>188551</text:p>
          </table:table-cell>
          <table:table-cell office:value-type="float" office:value="226261" calcext:value-type="float">
            <text:p>226261</text:p>
          </table:table-cell>
          <table:table-cell office:value-type="float" office:value="271513" calcext:value-type="float">
            <text:p>271513</text:p>
          </table:table-cell>
          <table:table-cell office:value-type="float" office:value="325816" calcext:value-type="float">
            <text:p>325816</text:p>
          </table:table-cell>
          <table:table-cell office:value-type="float" office:value="390979" calcext:value-type="float">
            <text:p>390979</text:p>
          </table:table-cell>
          <table:table-cell office:value-type="float" office:value="1809876" calcext:value-type="float">
            <text:p>1809876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69939" calcext:value-type="float">
            <text:p>69939</text:p>
          </table:table-cell>
          <table:table-cell office:value-type="float" office:value="83927" calcext:value-type="float">
            <text:p>83927</text:p>
          </table:table-cell>
          <table:table-cell office:value-type="float" office:value="100712" calcext:value-type="float">
            <text:p>100712</text:p>
          </table:table-cell>
          <table:table-cell office:value-type="float" office:value="120854" calcext:value-type="float">
            <text:p>120854</text:p>
          </table:table-cell>
          <table:table-cell office:value-type="float" office:value="34467" calcext:value-type="float">
            <text:p>34467</text:p>
          </table:table-cell>
          <table:table-cell office:value-type="float" office:value="174030" calcext:value-type="float">
            <text:p>174030</text:p>
          </table:table-cell>
          <table:table-cell office:value-type="float" office:value="208836" calcext:value-type="float">
            <text:p>208836</text:p>
          </table:table-cell>
          <table:table-cell office:value-type="float" office:value="250603" calcext:value-type="float">
            <text:p>250603</text:p>
          </table:table-cell>
          <table:table-cell office:value-type="float" office:value="300724" calcext:value-type="float">
            <text:p>300724</text:p>
          </table:table-cell>
          <table:table-cell office:value-type="float" office:value="360869" calcext:value-type="float">
            <text:p>360869</text:p>
          </table:table-cell>
          <table:table-cell office:value-type="float" office:value="1670494" calcext:value-type="float">
            <text:p>1670494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83054" calcext:value-type="float">
            <text:p>83054</text:p>
          </table:table-cell>
          <table:table-cell office:value-type="float" office:value="99665" calcext:value-type="float">
            <text:p>99665</text:p>
          </table:table-cell>
          <table:table-cell office:value-type="float" office:value="119598" calcext:value-type="float">
            <text:p>119598</text:p>
          </table:table-cell>
          <table:table-cell office:value-type="float" office:value="143518" calcext:value-type="float">
            <text:p>143518</text:p>
          </table:table-cell>
          <table:table-cell office:value-type="float" office:value="45907" calcext:value-type="float">
            <text:p>45907</text:p>
          </table:table-cell>
          <table:table-cell office:value-type="float" office:value="206666" calcext:value-type="float">
            <text:p>206666</text:p>
          </table:table-cell>
          <table:table-cell office:value-type="float" office:value="247999" calcext:value-type="float">
            <text:p>247999</text:p>
          </table:table-cell>
          <table:table-cell office:value-type="float" office:value="297599" calcext:value-type="float">
            <text:p>297599</text:p>
          </table:table-cell>
          <table:table-cell office:value-type="float" office:value="357119" calcext:value-type="float">
            <text:p>357119</text:p>
          </table:table-cell>
          <table:table-cell office:value-type="float" office:value="428543" calcext:value-type="float">
            <text:p>428543</text:p>
          </table:table-cell>
          <table:table-cell office:value-type="float" office:value="1983761" calcext:value-type="float">
            <text:p>1983761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81511" calcext:value-type="float">
            <text:p>81511</text:p>
          </table:table-cell>
          <table:table-cell office:value-type="float" office:value="97813" calcext:value-type="float">
            <text:p>97813</text:p>
          </table:table-cell>
          <table:table-cell office:value-type="float" office:value="117376" calcext:value-type="float">
            <text:p>117376</text:p>
          </table:table-cell>
          <table:table-cell office:value-type="float" office:value="140851" calcext:value-type="float">
            <text:p>140851</text:p>
          </table:table-cell>
          <table:table-cell office:value-type="float" office:value="98628" calcext:value-type="float">
            <text:p>98628</text:p>
          </table:table-cell>
          <table:table-cell office:value-type="float" office:value="202825" calcext:value-type="float">
            <text:p>202825</text:p>
          </table:table-cell>
          <table:table-cell office:value-type="float" office:value="243390" calcext:value-type="float">
            <text:p>243390</text:p>
          </table:table-cell>
          <table:table-cell office:value-type="float" office:value="292068" calcext:value-type="float">
            <text:p>292068</text:p>
          </table:table-cell>
          <table:table-cell office:value-type="float" office:value="350482" calcext:value-type="float">
            <text:p>350482</text:p>
          </table:table-cell>
          <table:table-cell office:value-type="float" office:value="420578" calcext:value-type="float">
            <text:p>420578</text:p>
          </table:table-cell>
          <table:table-cell office:value-type="float" office:value="1946894" calcext:value-type="float">
            <text:p>1946894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28789" calcext:value-type="float">
            <text:p>28789</text:p>
          </table:table-cell>
          <table:table-cell office:value-type="float" office:value="34547" calcext:value-type="float">
            <text:p>34547</text:p>
          </table:table-cell>
          <table:table-cell office:value-type="float" office:value="41456" calcext:value-type="float">
            <text:p>41456</text:p>
          </table:table-cell>
          <table:table-cell office:value-type="float" office:value="49747" calcext:value-type="float">
            <text:p>49747</text:p>
          </table:table-cell>
          <table:table-cell office:value-type="float" office:value="69710" calcext:value-type="float">
            <text:p>69710</text:p>
          </table:table-cell>
          <table:table-cell office:value-type="float" office:value="71635" calcext:value-type="float">
            <text:p>71635</text:p>
          </table:table-cell>
          <table:table-cell office:value-type="float" office:value="85962" calcext:value-type="float">
            <text:p>85962</text:p>
          </table:table-cell>
          <table:table-cell office:value-type="float" office:value="103154" calcext:value-type="float">
            <text:p>103154</text:p>
          </table:table-cell>
          <table:table-cell office:value-type="float" office:value="123785" calcext:value-type="float">
            <text:p>123785</text:p>
          </table:table-cell>
          <table:table-cell office:value-type="float" office:value="148542" calcext:value-type="float">
            <text:p>148542</text:p>
          </table:table-cell>
          <table:table-cell office:value-type="float" office:value="687617" calcext:value-type="float">
            <text:p>687617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7585" calcext:value-type="float">
            <text:p>7585</text:p>
          </table:table-cell>
          <table:table-cell office:value-type="float" office:value="9102" calcext:value-type="float">
            <text:p>9102</text:p>
          </table:table-cell>
          <table:table-cell office:value-type="float" office:value="10922" calcext:value-type="float">
            <text:p>10922</text:p>
          </table:table-cell>
          <table:table-cell office:value-type="float" office:value="13106" calcext:value-type="float">
            <text:p>13106</text:p>
          </table:table-cell>
          <table:table-cell office:value-type="float" office:value="65583" calcext:value-type="float">
            <text:p>65583</text:p>
          </table:table-cell>
          <table:table-cell office:value-type="float" office:value="18872" calcext:value-type="float">
            <text:p>18872</text:p>
          </table:table-cell>
          <table:table-cell office:value-type="float" office:value="22646" calcext:value-type="float">
            <text:p>22646</text:p>
          </table:table-cell>
          <table:table-cell office:value-type="float" office:value="27175" calcext:value-type="float">
            <text:p>27175</text:p>
          </table:table-cell>
          <table:table-cell office:value-type="float" office:value="32610" calcext:value-type="float">
            <text:p>32610</text:p>
          </table:table-cell>
          <table:table-cell office:value-type="float" office:value="39132" calcext:value-type="float">
            <text:p>39132</text:p>
          </table:table-cell>
          <table:table-cell office:value-type="float" office:value="181150" calcext:value-type="float">
            <text:p>181150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91289" calcext:value-type="float">
            <text:p>91289</text:p>
          </table:table-cell>
          <table:table-cell office:value-type="float" office:value="109547" calcext:value-type="float">
            <text:p>109547</text:p>
          </table:table-cell>
          <table:table-cell office:value-type="float" office:value="131456" calcext:value-type="float">
            <text:p>131456</text:p>
          </table:table-cell>
          <table:table-cell office:value-type="float" office:value="157747" calcext:value-type="float">
            <text:p>157747</text:p>
          </table:table-cell>
          <table:table-cell office:value-type="float" office:value="55484" calcext:value-type="float">
            <text:p>55484</text:p>
          </table:table-cell>
          <table:table-cell office:value-type="float" office:value="227155" calcext:value-type="float">
            <text:p>227155</text:p>
          </table:table-cell>
          <table:table-cell office:value-type="float" office:value="272586" calcext:value-type="float">
            <text:p>272586</text:p>
          </table:table-cell>
          <table:table-cell office:value-type="float" office:value="327103" calcext:value-type="float">
            <text:p>327103</text:p>
          </table:table-cell>
          <table:table-cell office:value-type="float" office:value="392524" calcext:value-type="float">
            <text:p>392524</text:p>
          </table:table-cell>
          <table:table-cell office:value-type="float" office:value="471029" calcext:value-type="float">
            <text:p>471029</text:p>
          </table:table-cell>
          <table:table-cell office:value-type="float" office:value="2180436" calcext:value-type="float">
            <text:p>2180436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5813" calcext:value-type="float">
            <text:p>65813</text:p>
          </table:table-cell>
          <table:table-cell office:value-type="float" office:value="78976" calcext:value-type="float">
            <text:p>78976</text:p>
          </table:table-cell>
          <table:table-cell office:value-type="float" office:value="94771" calcext:value-type="float">
            <text:p>94771</text:p>
          </table:table-cell>
          <table:table-cell office:value-type="float" office:value="113725" calcext:value-type="float">
            <text:p>113725</text:p>
          </table:table-cell>
          <table:table-cell office:value-type="float" office:value="53296" calcext:value-type="float">
            <text:p>53296</text:p>
          </table:table-cell>
          <table:table-cell office:value-type="float" office:value="163764" calcext:value-type="float">
            <text:p>163764</text:p>
          </table:table-cell>
          <table:table-cell office:value-type="float" office:value="196517" calcext:value-type="float">
            <text:p>196517</text:p>
          </table:table-cell>
          <table:table-cell office:value-type="float" office:value="235820" calcext:value-type="float">
            <text:p>235820</text:p>
          </table:table-cell>
          <table:table-cell office:value-type="float" office:value="282984" calcext:value-type="float">
            <text:p>282984</text:p>
          </table:table-cell>
          <table:table-cell office:value-type="float" office:value="339581" calcext:value-type="float">
            <text:p>339581</text:p>
          </table:table-cell>
          <table:table-cell office:value-type="float" office:value="1571951" calcext:value-type="float">
            <text:p>1571951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52347" calcext:value-type="float">
            <text:p>52347</text:p>
          </table:table-cell>
          <table:table-cell office:value-type="float" office:value="62816" calcext:value-type="float">
            <text:p>62816</text:p>
          </table:table-cell>
          <table:table-cell office:value-type="float" office:value="75379" calcext:value-type="float">
            <text:p>75379</text:p>
          </table:table-cell>
          <table:table-cell office:value-type="float" office:value="90455" calcext:value-type="float">
            <text:p>90455</text:p>
          </table:table-cell>
          <table:table-cell office:value-type="float" office:value="29247" calcext:value-type="float">
            <text:p>29247</text:p>
          </table:table-cell>
          <table:table-cell office:value-type="float" office:value="130255" calcext:value-type="float">
            <text:p>130255</text:p>
          </table:table-cell>
          <table:table-cell office:value-type="float" office:value="156306" calcext:value-type="float">
            <text:p>156306</text:p>
          </table:table-cell>
          <table:table-cell office:value-type="float" office:value="187567" calcext:value-type="float">
            <text:p>187567</text:p>
          </table:table-cell>
          <table:table-cell office:value-type="float" office:value="225080" calcext:value-type="float">
            <text:p>225080</text:p>
          </table:table-cell>
          <table:table-cell office:value-type="float" office:value="270096" calcext:value-type="float">
            <text:p>270096</text:p>
          </table:table-cell>
          <table:table-cell office:value-type="float" office:value="1250301" calcext:value-type="float">
            <text:p>1250301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60550" calcext:value-type="float">
            <text:p>60550</text:p>
          </table:table-cell>
          <table:table-cell office:value-type="float" office:value="72660" calcext:value-type="float">
            <text:p>72660</text:p>
          </table:table-cell>
          <table:table-cell office:value-type="float" office:value="87192" calcext:value-type="float">
            <text:p>87192</text:p>
          </table:table-cell>
          <table:table-cell office:value-type="float" office:value="104630" calcext:value-type="float">
            <text:p>104630</text:p>
          </table:table-cell>
          <table:table-cell office:value-type="float" office:value="48453" calcext:value-type="float">
            <text:p>48453</text:p>
          </table:table-cell>
          <table:table-cell office:value-type="float" office:value="150667" calcext:value-type="float">
            <text:p>150667</text:p>
          </table:table-cell>
          <table:table-cell office:value-type="float" office:value="180800" calcext:value-type="float">
            <text:p>180800</text:p>
          </table:table-cell>
          <table:table-cell office:value-type="float" office:value="216960" calcext:value-type="float">
            <text:p>216960</text:p>
          </table:table-cell>
          <table:table-cell office:value-type="float" office:value="260352" calcext:value-type="float">
            <text:p>260352</text:p>
          </table:table-cell>
          <table:table-cell office:value-type="float" office:value="312422" calcext:value-type="float">
            <text:p>312422</text:p>
          </table:table-cell>
          <table:table-cell office:value-type="float" office:value="1446233" calcext:value-type="float">
            <text:p>1446233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81947" calcext:value-type="float">
            <text:p>81947</text:p>
          </table:table-cell>
          <table:table-cell office:value-type="float" office:value="98336" calcext:value-type="float">
            <text:p>98336</text:p>
          </table:table-cell>
          <table:table-cell office:value-type="float" office:value="118003" calcext:value-type="float">
            <text:p>118003</text:p>
          </table:table-cell>
          <table:table-cell office:value-type="float" office:value="141604" calcext:value-type="float">
            <text:p>141604</text:p>
          </table:table-cell>
          <table:table-cell office:value-type="float" office:value="33922" calcext:value-type="float">
            <text:p>33922</text:p>
          </table:table-cell>
          <table:table-cell office:value-type="float" office:value="203910" calcext:value-type="float">
            <text:p>203910</text:p>
          </table:table-cell>
          <table:table-cell office:value-type="float" office:value="244692" calcext:value-type="float">
            <text:p>244692</text:p>
          </table:table-cell>
          <table:table-cell office:value-type="float" office:value="293630" calcext:value-type="float">
            <text:p>293630</text:p>
          </table:table-cell>
          <table:table-cell office:value-type="float" office:value="352356" calcext:value-type="float">
            <text:p>352356</text:p>
          </table:table-cell>
          <table:table-cell office:value-type="float" office:value="422827" calcext:value-type="float">
            <text:p>422827</text:p>
          </table:table-cell>
          <table:table-cell office:value-type="float" office:value="1957305" calcext:value-type="float">
            <text:p>1957305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83518" calcext:value-type="float">
            <text:p>83518</text:p>
          </table:table-cell>
          <table:table-cell office:value-type="float" office:value="100222" calcext:value-type="float">
            <text:p>100222</text:p>
          </table:table-cell>
          <table:table-cell office:value-type="float" office:value="120266" calcext:value-type="float">
            <text:p>120266</text:p>
          </table:table-cell>
          <table:table-cell office:value-type="float" office:value="144319" calcext:value-type="float">
            <text:p>144319</text:p>
          </table:table-cell>
          <table:table-cell office:value-type="float" office:value="68075" calcext:value-type="float">
            <text:p>68075</text:p>
          </table:table-cell>
          <table:table-cell office:value-type="float" office:value="207820" calcext:value-type="float">
            <text:p>207820</text:p>
          </table:table-cell>
          <table:table-cell office:value-type="float" office:value="249384" calcext:value-type="float">
            <text:p>249384</text:p>
          </table:table-cell>
          <table:table-cell office:value-type="float" office:value="299261" calcext:value-type="float">
            <text:p>299261</text:p>
          </table:table-cell>
          <table:table-cell office:value-type="float" office:value="359113" calcext:value-type="float">
            <text:p>359113</text:p>
          </table:table-cell>
          <table:table-cell office:value-type="float" office:value="430936" calcext:value-type="float">
            <text:p>430936</text:p>
          </table:table-cell>
          <table:table-cell office:value-type="float" office:value="1994839" calcext:value-type="float">
            <text:p>1994839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0777" calcext:value-type="float">
            <text:p>10777</text:p>
          </table:table-cell>
          <table:table-cell office:value-type="float" office:value="12932" calcext:value-type="float">
            <text:p>12932</text:p>
          </table:table-cell>
          <table:table-cell office:value-type="float" office:value="15518" calcext:value-type="float">
            <text:p>15518</text:p>
          </table:table-cell>
          <table:table-cell office:value-type="float" office:value="18622" calcext:value-type="float">
            <text:p>18622</text:p>
          </table:table-cell>
          <table:table-cell office:value-type="float" office:value="53851" calcext:value-type="float">
            <text:p>53851</text:p>
          </table:table-cell>
          <table:table-cell office:value-type="float" office:value="26815" calcext:value-type="float">
            <text:p>26815</text:p>
          </table:table-cell>
          <table:table-cell office:value-type="float" office:value="32178" calcext:value-type="float">
            <text:p>32178</text:p>
          </table:table-cell>
          <table:table-cell office:value-type="float" office:value="38614" calcext:value-type="float">
            <text:p>38614</text:p>
          </table:table-cell>
          <table:table-cell office:value-type="float" office:value="46337" calcext:value-type="float">
            <text:p>46337</text:p>
          </table:table-cell>
          <table:table-cell office:value-type="float" office:value="55604" calcext:value-type="float">
            <text:p>55604</text:p>
          </table:table-cell>
          <table:table-cell office:value-type="float" office:value="257397" calcext:value-type="float">
            <text:p>257397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20468" calcext:value-type="float">
            <text:p>20468</text:p>
          </table:table-cell>
          <table:table-cell office:value-type="float" office:value="24562" calcext:value-type="float">
            <text:p>24562</text:p>
          </table:table-cell>
          <table:table-cell office:value-type="float" office:value="29474" calcext:value-type="float">
            <text:p>29474</text:p>
          </table:table-cell>
          <table:table-cell office:value-type="float" office:value="35369" calcext:value-type="float">
            <text:p>35369</text:p>
          </table:table-cell>
          <table:table-cell office:value-type="float" office:value="80121" calcext:value-type="float">
            <text:p>80121</text:p>
          </table:table-cell>
          <table:table-cell office:value-type="float" office:value="50932" calcext:value-type="float">
            <text:p>50932</text:p>
          </table:table-cell>
          <table:table-cell office:value-type="float" office:value="61118" calcext:value-type="float">
            <text:p>61118</text:p>
          </table:table-cell>
          <table:table-cell office:value-type="float" office:value="73342" calcext:value-type="float">
            <text:p>73342</text:p>
          </table:table-cell>
          <table:table-cell office:value-type="float" office:value="88010" calcext:value-type="float">
            <text:p>88010</text:p>
          </table:table-cell>
          <table:table-cell office:value-type="float" office:value="105612" calcext:value-type="float">
            <text:p>105612</text:p>
          </table:table-cell>
          <table:table-cell office:value-type="float" office:value="488887" calcext:value-type="float">
            <text:p>488887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92893" calcext:value-type="float">
            <text:p>92893</text:p>
          </table:table-cell>
          <table:table-cell office:value-type="float" office:value="111472" calcext:value-type="float">
            <text:p>111472</text:p>
          </table:table-cell>
          <table:table-cell office:value-type="float" office:value="133766" calcext:value-type="float">
            <text:p>133766</text:p>
          </table:table-cell>
          <table:table-cell office:value-type="float" office:value="160519" calcext:value-type="float">
            <text:p>160519</text:p>
          </table:table-cell>
          <table:table-cell office:value-type="float" office:value="24003" calcext:value-type="float">
            <text:p>24003</text:p>
          </table:table-cell>
          <table:table-cell office:value-type="float" office:value="231148" calcext:value-type="float">
            <text:p>231148</text:p>
          </table:table-cell>
          <table:table-cell office:value-type="float" office:value="277378" calcext:value-type="float">
            <text:p>277378</text:p>
          </table:table-cell>
          <table:table-cell office:value-type="float" office:value="332854" calcext:value-type="float">
            <text:p>332854</text:p>
          </table:table-cell>
          <table:table-cell office:value-type="float" office:value="399425" calcext:value-type="float">
            <text:p>399425</text:p>
          </table:table-cell>
          <table:table-cell office:value-type="float" office:value="479310" calcext:value-type="float">
            <text:p>479310</text:p>
          </table:table-cell>
          <table:table-cell office:value-type="float" office:value="2218765" calcext:value-type="float">
            <text:p>2218765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77685" calcext:value-type="float">
            <text:p>77685</text:p>
          </table:table-cell>
          <table:table-cell office:value-type="float" office:value="93222" calcext:value-type="float">
            <text:p>93222</text:p>
          </table:table-cell>
          <table:table-cell office:value-type="float" office:value="111866" calcext:value-type="float">
            <text:p>111866</text:p>
          </table:table-cell>
          <table:table-cell office:value-type="float" office:value="134239" calcext:value-type="float">
            <text:p>134239</text:p>
          </table:table-cell>
          <table:table-cell office:value-type="float" office:value="78800" calcext:value-type="float">
            <text:p>78800</text:p>
          </table:table-cell>
          <table:table-cell office:value-type="float" office:value="193304" calcext:value-type="float">
            <text:p>193304</text:p>
          </table:table-cell>
          <table:table-cell office:value-type="float" office:value="231965" calcext:value-type="float">
            <text:p>231965</text:p>
          </table:table-cell>
          <table:table-cell office:value-type="float" office:value="278358" calcext:value-type="float">
            <text:p>278358</text:p>
          </table:table-cell>
          <table:table-cell office:value-type="float" office:value="334030" calcext:value-type="float">
            <text:p>334030</text:p>
          </table:table-cell>
          <table:table-cell office:value-type="float" office:value="400836" calcext:value-type="float">
            <text:p>400836</text:p>
          </table:table-cell>
          <table:table-cell office:value-type="float" office:value="1855505" calcext:value-type="float">
            <text:p>1855505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4218" calcext:value-type="float">
            <text:p>4218</text:p>
          </table:table-cell>
          <table:table-cell office:value-type="float" office:value="5062" calcext:value-type="float">
            <text:p>5062</text:p>
          </table:table-cell>
          <table:table-cell office:value-type="float" office:value="6074" calcext:value-type="float">
            <text:p>6074</text:p>
          </table:table-cell>
          <table:table-cell office:value-type="float" office:value="7289" calcext:value-type="float">
            <text:p>7289</text:p>
          </table:table-cell>
          <table:table-cell office:value-type="float" office:value="48002" calcext:value-type="float">
            <text:p>48002</text:p>
          </table:table-cell>
          <table:table-cell office:value-type="float" office:value="10496" calcext:value-type="float">
            <text:p>10496</text:p>
          </table:table-cell>
          <table:table-cell office:value-type="float" office:value="12595" calcext:value-type="float">
            <text:p>12595</text:p>
          </table:table-cell>
          <table:table-cell office:value-type="float" office:value="15114" calcext:value-type="float">
            <text:p>15114</text:p>
          </table:table-cell>
          <table:table-cell office:value-type="float" office:value="18137" calcext:value-type="float">
            <text:p>18137</text:p>
          </table:table-cell>
          <table:table-cell office:value-type="float" office:value="21764" calcext:value-type="float">
            <text:p>21764</text:p>
          </table:table-cell>
          <table:table-cell office:value-type="float" office:value="100749" calcext:value-type="float">
            <text:p>100749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9303" calcext:value-type="float">
            <text:p>49303</text:p>
          </table:table-cell>
          <table:table-cell office:value-type="float" office:value="59164" calcext:value-type="float">
            <text:p>59164</text:p>
          </table:table-cell>
          <table:table-cell office:value-type="float" office:value="70997" calcext:value-type="float">
            <text:p>70997</text:p>
          </table:table-cell>
          <table:table-cell office:value-type="float" office:value="85196" calcext:value-type="float">
            <text:p>85196</text:p>
          </table:table-cell>
          <table:table-cell office:value-type="float" office:value="24428" calcext:value-type="float">
            <text:p>24428</text:p>
          </table:table-cell>
          <table:table-cell office:value-type="float" office:value="122682" calcext:value-type="float">
            <text:p>122682</text:p>
          </table:table-cell>
          <table:table-cell office:value-type="float" office:value="147218" calcext:value-type="float">
            <text:p>147218</text:p>
          </table:table-cell>
          <table:table-cell office:value-type="float" office:value="176662" calcext:value-type="float">
            <text:p>176662</text:p>
          </table:table-cell>
          <table:table-cell office:value-type="float" office:value="211994" calcext:value-type="float">
            <text:p>211994</text:p>
          </table:table-cell>
          <table:table-cell office:value-type="float" office:value="254393" calcext:value-type="float">
            <text:p>254393</text:p>
          </table:table-cell>
          <table:table-cell office:value-type="float" office:value="1177609" calcext:value-type="float">
            <text:p>1177609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5887" calcext:value-type="float">
            <text:p>15887</text:p>
          </table:table-cell>
          <table:table-cell office:value-type="float" office:value="19064" calcext:value-type="float">
            <text:p>19064</text:p>
          </table:table-cell>
          <table:table-cell office:value-type="float" office:value="22877" calcext:value-type="float">
            <text:p>22877</text:p>
          </table:table-cell>
          <table:table-cell office:value-type="float" office:value="27452" calcext:value-type="float">
            <text:p>27452</text:p>
          </table:table-cell>
          <table:table-cell office:value-type="float" office:value="13730" calcext:value-type="float">
            <text:p>13730</text:p>
          </table:table-cell>
          <table:table-cell office:value-type="float" office:value="39530" calcext:value-type="float">
            <text:p>39530</text:p>
          </table:table-cell>
          <table:table-cell office:value-type="float" office:value="47436" calcext:value-type="float">
            <text:p>47436</text:p>
          </table:table-cell>
          <table:table-cell office:value-type="float" office:value="56923" calcext:value-type="float">
            <text:p>56923</text:p>
          </table:table-cell>
          <table:table-cell office:value-type="float" office:value="68308" calcext:value-type="float">
            <text:p>68308</text:p>
          </table:table-cell>
          <table:table-cell office:value-type="float" office:value="81970" calcext:value-type="float">
            <text:p>81970</text:p>
          </table:table-cell>
          <table:table-cell office:value-type="float" office:value="379447" calcext:value-type="float">
            <text:p>379447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57673" calcext:value-type="float">
            <text:p>57673</text:p>
          </table:table-cell>
          <table:table-cell office:value-type="float" office:value="69208" calcext:value-type="float">
            <text:p>69208</text:p>
          </table:table-cell>
          <table:table-cell office:value-type="float" office:value="83050" calcext:value-type="float">
            <text:p>83050</text:p>
          </table:table-cell>
          <table:table-cell office:value-type="float" office:value="99660" calcext:value-type="float">
            <text:p>99660</text:p>
          </table:table-cell>
          <table:table-cell office:value-type="float" office:value="57476" calcext:value-type="float">
            <text:p>57476</text:p>
          </table:table-cell>
          <table:table-cell office:value-type="float" office:value="143510" calcext:value-type="float">
            <text:p>143510</text:p>
          </table:table-cell>
          <table:table-cell office:value-type="float" office:value="172212" calcext:value-type="float">
            <text:p>172212</text:p>
          </table:table-cell>
          <table:table-cell office:value-type="float" office:value="206654" calcext:value-type="float">
            <text:p>206654</text:p>
          </table:table-cell>
          <table:table-cell office:value-type="float" office:value="247985" calcext:value-type="float">
            <text:p>247985</text:p>
          </table:table-cell>
          <table:table-cell office:value-type="float" office:value="297582" calcext:value-type="float">
            <text:p>297582</text:p>
          </table:table-cell>
          <table:table-cell office:value-type="float" office:value="1377534" calcext:value-type="float">
            <text:p>1377534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25941" calcext:value-type="float">
            <text:p>25941</text:p>
          </table:table-cell>
          <table:table-cell office:value-type="float" office:value="31129" calcext:value-type="float">
            <text:p>31129</text:p>
          </table:table-cell>
          <table:table-cell office:value-type="float" office:value="37355" calcext:value-type="float">
            <text:p>37355</text:p>
          </table:table-cell>
          <table:table-cell office:value-type="float" office:value="44826" calcext:value-type="float">
            <text:p>44826</text:p>
          </table:table-cell>
          <table:table-cell office:value-type="float" office:value="82427" calcext:value-type="float">
            <text:p>82427</text:p>
          </table:table-cell>
          <table:table-cell office:value-type="float" office:value="64549" calcext:value-type="float">
            <text:p>64549</text:p>
          </table:table-cell>
          <table:table-cell office:value-type="float" office:value="77459" calcext:value-type="float">
            <text:p>77459</text:p>
          </table:table-cell>
          <table:table-cell office:value-type="float" office:value="92951" calcext:value-type="float">
            <text:p>92951</text:p>
          </table:table-cell>
          <table:table-cell office:value-type="float" office:value="111541" calcext:value-type="float">
            <text:p>111541</text:p>
          </table:table-cell>
          <table:table-cell office:value-type="float" office:value="133849" calcext:value-type="float">
            <text:p>133849</text:p>
          </table:table-cell>
          <table:table-cell office:value-type="float" office:value="619600" calcext:value-type="float">
            <text:p>619600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50436" calcext:value-type="float">
            <text:p>50436</text:p>
          </table:table-cell>
          <table:table-cell office:value-type="float" office:value="60523" calcext:value-type="float">
            <text:p>60523</text:p>
          </table:table-cell>
          <table:table-cell office:value-type="float" office:value="72628" calcext:value-type="float">
            <text:p>72628</text:p>
          </table:table-cell>
          <table:table-cell office:value-type="float" office:value="87154" calcext:value-type="float">
            <text:p>87154</text:p>
          </table:table-cell>
          <table:table-cell office:value-type="float" office:value="25086" calcext:value-type="float">
            <text:p>25086</text:p>
          </table:table-cell>
          <table:table-cell office:value-type="float" office:value="125502" calcext:value-type="float">
            <text:p>125502</text:p>
          </table:table-cell>
          <table:table-cell office:value-type="float" office:value="150602" calcext:value-type="float">
            <text:p>150602</text:p>
          </table:table-cell>
          <table:table-cell office:value-type="float" office:value="180722" calcext:value-type="float">
            <text:p>180722</text:p>
          </table:table-cell>
          <table:table-cell office:value-type="float" office:value="216866" calcext:value-type="float">
            <text:p>216866</text:p>
          </table:table-cell>
          <table:table-cell office:value-type="float" office:value="260239" calcext:value-type="float">
            <text:p>260239</text:p>
          </table:table-cell>
          <table:table-cell office:value-type="float" office:value="1204672" calcext:value-type="float">
            <text:p>1204672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37918" calcext:value-type="float">
            <text:p>37918</text:p>
          </table:table-cell>
          <table:table-cell office:value-type="float" office:value="45502" calcext:value-type="float">
            <text:p>45502</text:p>
          </table:table-cell>
          <table:table-cell office:value-type="float" office:value="54602" calcext:value-type="float">
            <text:p>54602</text:p>
          </table:table-cell>
          <table:table-cell office:value-type="float" office:value="65522" calcext:value-type="float">
            <text:p>65522</text:p>
          </table:table-cell>
          <table:table-cell office:value-type="float" office:value="95533" calcext:value-type="float">
            <text:p>95533</text:p>
          </table:table-cell>
          <table:table-cell office:value-type="float" office:value="94351" calcext:value-type="float">
            <text:p>94351</text:p>
          </table:table-cell>
          <table:table-cell office:value-type="float" office:value="113221" calcext:value-type="float">
            <text:p>113221</text:p>
          </table:table-cell>
          <table:table-cell office:value-type="float" office:value="135865" calcext:value-type="float">
            <text:p>135865</text:p>
          </table:table-cell>
          <table:table-cell office:value-type="float" office:value="163038" calcext:value-type="float">
            <text:p>163038</text:p>
          </table:table-cell>
          <table:table-cell office:value-type="float" office:value="195646" calcext:value-type="float">
            <text:p>195646</text:p>
          </table:table-cell>
          <table:table-cell office:value-type="float" office:value="905665" calcext:value-type="float">
            <text:p>905665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93717" calcext:value-type="float">
            <text:p>93717</text:p>
          </table:table-cell>
          <table:table-cell office:value-type="float" office:value="112460" calcext:value-type="float">
            <text:p>112460</text:p>
          </table:table-cell>
          <table:table-cell office:value-type="float" office:value="134952" calcext:value-type="float">
            <text:p>134952</text:p>
          </table:table-cell>
          <table:table-cell office:value-type="float" office:value="161942" calcext:value-type="float">
            <text:p>161942</text:p>
          </table:table-cell>
          <table:table-cell office:value-type="float" office:value="84263" calcext:value-type="float">
            <text:p>84263</text:p>
          </table:table-cell>
          <table:table-cell office:value-type="float" office:value="233196" calcext:value-type="float">
            <text:p>233196</text:p>
          </table:table-cell>
          <table:table-cell office:value-type="float" office:value="279835" calcext:value-type="float">
            <text:p>279835</text:p>
          </table:table-cell>
          <table:table-cell office:value-type="float" office:value="335802" calcext:value-type="float">
            <text:p>335802</text:p>
          </table:table-cell>
          <table:table-cell office:value-type="float" office:value="402962" calcext:value-type="float">
            <text:p>402962</text:p>
          </table:table-cell>
          <table:table-cell office:value-type="float" office:value="483554" calcext:value-type="float">
            <text:p>483554</text:p>
          </table:table-cell>
          <table:table-cell office:value-type="float" office:value="2238420" calcext:value-type="float">
            <text:p>2238420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92652" calcext:value-type="float">
            <text:p>92652</text:p>
          </table:table-cell>
          <table:table-cell office:value-type="float" office:value="111182" calcext:value-type="float">
            <text:p>111182</text:p>
          </table:table-cell>
          <table:table-cell office:value-type="float" office:value="133418" calcext:value-type="float">
            <text:p>133418</text:p>
          </table:table-cell>
          <table:table-cell office:value-type="float" office:value="160102" calcext:value-type="float">
            <text:p>160102</text:p>
          </table:table-cell>
          <table:table-cell office:value-type="float" office:value="22863" calcext:value-type="float">
            <text:p>22863</text:p>
          </table:table-cell>
          <table:table-cell office:value-type="float" office:value="230546" calcext:value-type="float">
            <text:p>230546</text:p>
          </table:table-cell>
          <table:table-cell office:value-type="float" office:value="276655" calcext:value-type="float">
            <text:p>276655</text:p>
          </table:table-cell>
          <table:table-cell office:value-type="float" office:value="331986" calcext:value-type="float">
            <text:p>331986</text:p>
          </table:table-cell>
          <table:table-cell office:value-type="float" office:value="398383" calcext:value-type="float">
            <text:p>398383</text:p>
          </table:table-cell>
          <table:table-cell office:value-type="float" office:value="478060" calcext:value-type="float">
            <text:p>478060</text:p>
          </table:table-cell>
          <table:table-cell office:value-type="float" office:value="2212984" calcext:value-type="float">
            <text:p>2212984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66758" calcext:value-type="float">
            <text:p>66758</text:p>
          </table:table-cell>
          <table:table-cell office:value-type="float" office:value="80110" calcext:value-type="float">
            <text:p>80110</text:p>
          </table:table-cell>
          <table:table-cell office:value-type="float" office:value="96132" calcext:value-type="float">
            <text:p>96132</text:p>
          </table:table-cell>
          <table:table-cell office:value-type="float" office:value="115358" calcext:value-type="float">
            <text:p>115358</text:p>
          </table:table-cell>
          <table:table-cell office:value-type="float" office:value="9059" calcext:value-type="float">
            <text:p>9059</text:p>
          </table:table-cell>
          <table:table-cell office:value-type="float" office:value="166116" calcext:value-type="float">
            <text:p>166116</text:p>
          </table:table-cell>
          <table:table-cell office:value-type="float" office:value="199339" calcext:value-type="float">
            <text:p>199339</text:p>
          </table:table-cell>
          <table:table-cell office:value-type="float" office:value="239207" calcext:value-type="float">
            <text:p>239207</text:p>
          </table:table-cell>
          <table:table-cell office:value-type="float" office:value="287048" calcext:value-type="float">
            <text:p>287048</text:p>
          </table:table-cell>
          <table:table-cell office:value-type="float" office:value="344458" calcext:value-type="float">
            <text:p>344458</text:p>
          </table:table-cell>
          <table:table-cell office:value-type="float" office:value="1594526" calcext:value-type="float">
            <text:p>1594526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1865" calcext:value-type="float">
            <text:p>11865</text:p>
          </table:table-cell>
          <table:table-cell office:value-type="float" office:value="14238" calcext:value-type="float">
            <text:p>14238</text:p>
          </table:table-cell>
          <table:table-cell office:value-type="float" office:value="17086" calcext:value-type="float">
            <text:p>17086</text:p>
          </table:table-cell>
          <table:table-cell office:value-type="float" office:value="20503" calcext:value-type="float">
            <text:p>20503</text:p>
          </table:table-cell>
          <table:table-cell office:value-type="float" office:value="12808" calcext:value-type="float">
            <text:p>12808</text:p>
          </table:table-cell>
          <table:table-cell office:value-type="float" office:value="29525" calcext:value-type="float">
            <text:p>29525</text:p>
          </table:table-cell>
          <table:table-cell office:value-type="float" office:value="35430" calcext:value-type="float">
            <text:p>35430</text:p>
          </table:table-cell>
          <table:table-cell office:value-type="float" office:value="42516" calcext:value-type="float">
            <text:p>42516</text:p>
          </table:table-cell>
          <table:table-cell office:value-type="float" office:value="51019" calcext:value-type="float">
            <text:p>51019</text:p>
          </table:table-cell>
          <table:table-cell office:value-type="float" office:value="61223" calcext:value-type="float">
            <text:p>61223</text:p>
          </table:table-cell>
          <table:table-cell office:value-type="float" office:value="283405" calcext:value-type="float">
            <text:p>283405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9600" calcext:value-type="float">
            <text:p>9600</text:p>
          </table:table-cell>
          <table:table-cell office:value-type="float" office:value="11520" calcext:value-type="float">
            <text:p>11520</text:p>
          </table:table-cell>
          <table:table-cell office:value-type="float" office:value="13824" calcext:value-type="float">
            <text:p>13824</text:p>
          </table:table-cell>
          <table:table-cell office:value-type="float" office:value="16589" calcext:value-type="float">
            <text:p>16589</text:p>
          </table:table-cell>
          <table:table-cell office:value-type="float" office:value="88590" calcext:value-type="float">
            <text:p>88590</text:p>
          </table:table-cell>
          <table:table-cell office:value-type="float" office:value="23888" calcext:value-type="float">
            <text:p>23888</text:p>
          </table:table-cell>
          <table:table-cell office:value-type="float" office:value="28666" calcext:value-type="float">
            <text:p>28666</text:p>
          </table:table-cell>
          <table:table-cell office:value-type="float" office:value="34399" calcext:value-type="float">
            <text:p>34399</text:p>
          </table:table-cell>
          <table:table-cell office:value-type="float" office:value="41279" calcext:value-type="float">
            <text:p>41279</text:p>
          </table:table-cell>
          <table:table-cell office:value-type="float" office:value="49535" calcext:value-type="float">
            <text:p>49535</text:p>
          </table:table-cell>
          <table:table-cell office:value-type="float" office:value="229300" calcext:value-type="float">
            <text:p>229300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61384" calcext:value-type="float">
            <text:p>61384</text:p>
          </table:table-cell>
          <table:table-cell office:value-type="float" office:value="73661" calcext:value-type="float">
            <text:p>73661</text:p>
          </table:table-cell>
          <table:table-cell office:value-type="float" office:value="88393" calcext:value-type="float">
            <text:p>88393</text:p>
          </table:table-cell>
          <table:table-cell office:value-type="float" office:value="106072" calcext:value-type="float">
            <text:p>106072</text:p>
          </table:table-cell>
          <table:table-cell office:value-type="float" office:value="12808" calcext:value-type="float">
            <text:p>12808</text:p>
          </table:table-cell>
          <table:table-cell office:value-type="float" office:value="152743" calcext:value-type="float">
            <text:p>152743</text:p>
          </table:table-cell>
          <table:table-cell office:value-type="float" office:value="183292" calcext:value-type="float">
            <text:p>183292</text:p>
          </table:table-cell>
          <table:table-cell office:value-type="float" office:value="219950" calcext:value-type="float">
            <text:p>219950</text:p>
          </table:table-cell>
          <table:table-cell office:value-type="float" office:value="263940" calcext:value-type="float">
            <text:p>263940</text:p>
          </table:table-cell>
          <table:table-cell office:value-type="float" office:value="316728" calcext:value-type="float">
            <text:p>316728</text:p>
          </table:table-cell>
          <table:table-cell office:value-type="float" office:value="1466163" calcext:value-type="float">
            <text:p>1466163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77405" calcext:value-type="float">
            <text:p>77405</text:p>
          </table:table-cell>
          <table:table-cell office:value-type="float" office:value="92886" calcext:value-type="float">
            <text:p>92886</text:p>
          </table:table-cell>
          <table:table-cell office:value-type="float" office:value="111463" calcext:value-type="float">
            <text:p>111463</text:p>
          </table:table-cell>
          <table:table-cell office:value-type="float" office:value="133756" calcext:value-type="float">
            <text:p>133756</text:p>
          </table:table-cell>
          <table:table-cell office:value-type="float" office:value="70402" calcext:value-type="float">
            <text:p>70402</text:p>
          </table:table-cell>
          <table:table-cell office:value-type="float" office:value="192608" calcext:value-type="float">
            <text:p>192608</text:p>
          </table:table-cell>
          <table:table-cell office:value-type="float" office:value="231130" calcext:value-type="float">
            <text:p>231130</text:p>
          </table:table-cell>
          <table:table-cell office:value-type="float" office:value="277356" calcext:value-type="float">
            <text:p>277356</text:p>
          </table:table-cell>
          <table:table-cell office:value-type="float" office:value="332827" calcext:value-type="float">
            <text:p>332827</text:p>
          </table:table-cell>
          <table:table-cell office:value-type="float" office:value="399392" calcext:value-type="float">
            <text:p>399392</text:p>
          </table:table-cell>
          <table:table-cell office:value-type="float" office:value="1848823" calcext:value-type="float">
            <text:p>1848823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77635" calcext:value-type="float">
            <text:p>77635</text:p>
          </table:table-cell>
          <table:table-cell office:value-type="float" office:value="93162" calcext:value-type="float">
            <text:p>93162</text:p>
          </table:table-cell>
          <table:table-cell office:value-type="float" office:value="111794" calcext:value-type="float">
            <text:p>111794</text:p>
          </table:table-cell>
          <table:table-cell office:value-type="float" office:value="134153" calcext:value-type="float">
            <text:p>134153</text:p>
          </table:table-cell>
          <table:table-cell office:value-type="float" office:value="74151" calcext:value-type="float">
            <text:p>74151</text:p>
          </table:table-cell>
          <table:table-cell office:value-type="float" office:value="193181" calcext:value-type="float">
            <text:p>193181</text:p>
          </table:table-cell>
          <table:table-cell office:value-type="float" office:value="231817" calcext:value-type="float">
            <text:p>231817</text:p>
          </table:table-cell>
          <table:table-cell office:value-type="float" office:value="278180" calcext:value-type="float">
            <text:p>278180</text:p>
          </table:table-cell>
          <table:table-cell office:value-type="float" office:value="333816" calcext:value-type="float">
            <text:p>333816</text:p>
          </table:table-cell>
          <table:table-cell office:value-type="float" office:value="400579" calcext:value-type="float">
            <text:p>400579</text:p>
          </table:table-cell>
          <table:table-cell office:value-type="float" office:value="1854317" calcext:value-type="float">
            <text:p>1854317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82835" calcext:value-type="float">
            <text:p>82835</text:p>
          </table:table-cell>
          <table:table-cell office:value-type="float" office:value="99402" calcext:value-type="float">
            <text:p>99402</text:p>
          </table:table-cell>
          <table:table-cell office:value-type="float" office:value="119282" calcext:value-type="float">
            <text:p>119282</text:p>
          </table:table-cell>
          <table:table-cell office:value-type="float" office:value="143138" calcext:value-type="float">
            <text:p>143138</text:p>
          </table:table-cell>
          <table:table-cell office:value-type="float" office:value="33150" calcext:value-type="float">
            <text:p>33150</text:p>
          </table:table-cell>
          <table:table-cell office:value-type="float" office:value="206119" calcext:value-type="float">
            <text:p>206119</text:p>
          </table:table-cell>
          <table:table-cell office:value-type="float" office:value="247343" calcext:value-type="float">
            <text:p>247343</text:p>
          </table:table-cell>
          <table:table-cell office:value-type="float" office:value="296812" calcext:value-type="float">
            <text:p>296812</text:p>
          </table:table-cell>
          <table:table-cell office:value-type="float" office:value="356174" calcext:value-type="float">
            <text:p>356174</text:p>
          </table:table-cell>
          <table:table-cell office:value-type="float" office:value="427409" calcext:value-type="float">
            <text:p>427409</text:p>
          </table:table-cell>
          <table:table-cell office:value-type="float" office:value="1978514" calcext:value-type="float">
            <text:p>1978514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97735" calcext:value-type="float">
            <text:p>97735</text:p>
          </table:table-cell>
          <table:table-cell office:value-type="float" office:value="117282" calcext:value-type="float">
            <text:p>117282</text:p>
          </table:table-cell>
          <table:table-cell office:value-type="float" office:value="140738" calcext:value-type="float">
            <text:p>140738</text:p>
          </table:table-cell>
          <table:table-cell office:value-type="float" office:value="168886" calcext:value-type="float">
            <text:p>168886</text:p>
          </table:table-cell>
          <table:table-cell office:value-type="float" office:value="31930" calcext:value-type="float">
            <text:p>31930</text:p>
          </table:table-cell>
          <table:table-cell office:value-type="float" office:value="243196" calcext:value-type="float">
            <text:p>243196</text:p>
          </table:table-cell>
          <table:table-cell office:value-type="float" office:value="291835" calcext:value-type="float">
            <text:p>291835</text:p>
          </table:table-cell>
          <table:table-cell office:value-type="float" office:value="350202" calcext:value-type="float">
            <text:p>350202</text:p>
          </table:table-cell>
          <table:table-cell office:value-type="float" office:value="420242" calcext:value-type="float">
            <text:p>420242</text:p>
          </table:table-cell>
          <table:table-cell office:value-type="float" office:value="504290" calcext:value-type="float">
            <text:p>504290</text:p>
          </table:table-cell>
          <table:table-cell office:value-type="float" office:value="2334406" calcext:value-type="float">
            <text:p>2334406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84038" calcext:value-type="float">
            <text:p>84038</text:p>
          </table:table-cell>
          <table:table-cell office:value-type="float" office:value="100846" calcext:value-type="float">
            <text:p>100846</text:p>
          </table:table-cell>
          <table:table-cell office:value-type="float" office:value="121015" calcext:value-type="float">
            <text:p>121015</text:p>
          </table:table-cell>
          <table:table-cell office:value-type="float" office:value="145218" calcext:value-type="float">
            <text:p>145218</text:p>
          </table:table-cell>
          <table:table-cell office:value-type="float" office:value="13993" calcext:value-type="float">
            <text:p>13993</text:p>
          </table:table-cell>
          <table:table-cell office:value-type="float" office:value="209114" calcext:value-type="float">
            <text:p>209114</text:p>
          </table:table-cell>
          <table:table-cell office:value-type="float" office:value="250937" calcext:value-type="float">
            <text:p>250937</text:p>
          </table:table-cell>
          <table:table-cell office:value-type="float" office:value="301124" calcext:value-type="float">
            <text:p>301124</text:p>
          </table:table-cell>
          <table:table-cell office:value-type="float" office:value="361349" calcext:value-type="float">
            <text:p>361349</text:p>
          </table:table-cell>
          <table:table-cell office:value-type="float" office:value="433619" calcext:value-type="float">
            <text:p>433619</text:p>
          </table:table-cell>
          <table:table-cell office:value-type="float" office:value="2007260" calcext:value-type="float">
            <text:p>2007260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74639" calcext:value-type="float">
            <text:p>74639</text:p>
          </table:table-cell>
          <table:table-cell office:value-type="float" office:value="89567" calcext:value-type="float">
            <text:p>89567</text:p>
          </table:table-cell>
          <table:table-cell office:value-type="float" office:value="107480" calcext:value-type="float">
            <text:p>107480</text:p>
          </table:table-cell>
          <table:table-cell office:value-type="float" office:value="128976" calcext:value-type="float">
            <text:p>128976</text:p>
          </table:table-cell>
          <table:table-cell office:value-type="float" office:value="16730" calcext:value-type="float">
            <text:p>16730</text:p>
          </table:table-cell>
          <table:table-cell office:value-type="float" office:value="185725" calcext:value-type="float">
            <text:p>185725</text:p>
          </table:table-cell>
          <table:table-cell office:value-type="float" office:value="222870" calcext:value-type="float">
            <text:p>222870</text:p>
          </table:table-cell>
          <table:table-cell office:value-type="float" office:value="267444" calcext:value-type="float">
            <text:p>267444</text:p>
          </table:table-cell>
          <table:table-cell office:value-type="float" office:value="320933" calcext:value-type="float">
            <text:p>320933</text:p>
          </table:table-cell>
          <table:table-cell office:value-type="float" office:value="385120" calcext:value-type="float">
            <text:p>385120</text:p>
          </table:table-cell>
          <table:table-cell office:value-type="float" office:value="1782754" calcext:value-type="float">
            <text:p>1782754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55934" calcext:value-type="float">
            <text:p>55934</text:p>
          </table:table-cell>
          <table:table-cell office:value-type="float" office:value="67121" calcext:value-type="float">
            <text:p>67121</text:p>
          </table:table-cell>
          <table:table-cell office:value-type="float" office:value="80545" calcext:value-type="float">
            <text:p>80545</text:p>
          </table:table-cell>
          <table:table-cell office:value-type="float" office:value="96654" calcext:value-type="float">
            <text:p>96654</text:p>
          </table:table-cell>
          <table:table-cell office:value-type="float" office:value="2332" calcext:value-type="float">
            <text:p>2332</text:p>
          </table:table-cell>
          <table:table-cell office:value-type="float" office:value="139182" calcext:value-type="float">
            <text:p>139182</text:p>
          </table:table-cell>
          <table:table-cell office:value-type="float" office:value="167018" calcext:value-type="float">
            <text:p>167018</text:p>
          </table:table-cell>
          <table:table-cell office:value-type="float" office:value="200422" calcext:value-type="float">
            <text:p>200422</text:p>
          </table:table-cell>
          <table:table-cell office:value-type="float" office:value="240506" calcext:value-type="float">
            <text:p>240506</text:p>
          </table:table-cell>
          <table:table-cell office:value-type="float" office:value="288607" calcext:value-type="float">
            <text:p>288607</text:p>
          </table:table-cell>
          <table:table-cell office:value-type="float" office:value="1335989" calcext:value-type="float">
            <text:p>1335989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76791" calcext:value-type="float">
            <text:p>76791</text:p>
          </table:table-cell>
          <table:table-cell office:value-type="float" office:value="92149" calcext:value-type="float">
            <text:p>92149</text:p>
          </table:table-cell>
          <table:table-cell office:value-type="float" office:value="110579" calcext:value-type="float">
            <text:p>110579</text:p>
          </table:table-cell>
          <table:table-cell office:value-type="float" office:value="132695" calcext:value-type="float">
            <text:p>132695</text:p>
          </table:table-cell>
          <table:table-cell office:value-type="float" office:value="75828" calcext:value-type="float">
            <text:p>75828</text:p>
          </table:table-cell>
          <table:table-cell office:value-type="float" office:value="191081" calcext:value-type="float">
            <text:p>191081</text:p>
          </table:table-cell>
          <table:table-cell office:value-type="float" office:value="229297" calcext:value-type="float">
            <text:p>229297</text:p>
          </table:table-cell>
          <table:table-cell office:value-type="float" office:value="275156" calcext:value-type="float">
            <text:p>275156</text:p>
          </table:table-cell>
          <table:table-cell office:value-type="float" office:value="330187" calcext:value-type="float">
            <text:p>330187</text:p>
          </table:table-cell>
          <table:table-cell office:value-type="float" office:value="396224" calcext:value-type="float">
            <text:p>396224</text:p>
          </table:table-cell>
          <table:table-cell office:value-type="float" office:value="1834159" calcext:value-type="float">
            <text:p>1834159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32087" calcext:value-type="float">
            <text:p>32087</text:p>
          </table:table-cell>
          <table:table-cell office:value-type="float" office:value="38504" calcext:value-type="float">
            <text:p>38504</text:p>
          </table:table-cell>
          <table:table-cell office:value-type="float" office:value="46205" calcext:value-type="float">
            <text:p>46205</text:p>
          </table:table-cell>
          <table:table-cell office:value-type="float" office:value="55446" calcext:value-type="float">
            <text:p>55446</text:p>
          </table:table-cell>
          <table:table-cell office:value-type="float" office:value="16372" calcext:value-type="float">
            <text:p>16372</text:p>
          </table:table-cell>
          <table:table-cell office:value-type="float" office:value="79842" calcext:value-type="float">
            <text:p>79842</text:p>
          </table:table-cell>
          <table:table-cell office:value-type="float" office:value="95810" calcext:value-type="float">
            <text:p>95810</text:p>
          </table:table-cell>
          <table:table-cell office:value-type="float" office:value="114972" calcext:value-type="float">
            <text:p>114972</text:p>
          </table:table-cell>
          <table:table-cell office:value-type="float" office:value="137966" calcext:value-type="float">
            <text:p>137966</text:p>
          </table:table-cell>
          <table:table-cell office:value-type="float" office:value="165559" calcext:value-type="float">
            <text:p>165559</text:p>
          </table:table-cell>
          <table:table-cell office:value-type="float" office:value="766391" calcext:value-type="float">
            <text:p>766391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26850" calcext:value-type="float">
            <text:p>26850</text:p>
          </table:table-cell>
          <table:table-cell office:value-type="float" office:value="32220" calcext:value-type="float">
            <text:p>32220</text:p>
          </table:table-cell>
          <table:table-cell office:value-type="float" office:value="38664" calcext:value-type="float">
            <text:p>38664</text:p>
          </table:table-cell>
          <table:table-cell office:value-type="float" office:value="46397" calcext:value-type="float">
            <text:p>46397</text:p>
          </table:table-cell>
          <table:table-cell office:value-type="float" office:value="90347" calcext:value-type="float">
            <text:p>90347</text:p>
          </table:table-cell>
          <table:table-cell office:value-type="float" office:value="66811" calcext:value-type="float">
            <text:p>66811</text:p>
          </table:table-cell>
          <table:table-cell office:value-type="float" office:value="80173" calcext:value-type="float">
            <text:p>80173</text:p>
          </table:table-cell>
          <table:table-cell office:value-type="float" office:value="96208" calcext:value-type="float">
            <text:p>96208</text:p>
          </table:table-cell>
          <table:table-cell office:value-type="float" office:value="115450" calcext:value-type="float">
            <text:p>115450</text:p>
          </table:table-cell>
          <table:table-cell office:value-type="float" office:value="138540" calcext:value-type="float">
            <text:p>138540</text:p>
          </table:table-cell>
          <table:table-cell office:value-type="float" office:value="641313" calcext:value-type="float">
            <text:p>641313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67959" calcext:value-type="float">
            <text:p>67959</text:p>
          </table:table-cell>
          <table:table-cell office:value-type="float" office:value="81551" calcext:value-type="float">
            <text:p>81551</text:p>
          </table:table-cell>
          <table:table-cell office:value-type="float" office:value="97861" calcext:value-type="float">
            <text:p>97861</text:p>
          </table:table-cell>
          <table:table-cell office:value-type="float" office:value="117433" calcext:value-type="float">
            <text:p>117433</text:p>
          </table:table-cell>
          <table:table-cell office:value-type="float" office:value="91487" calcext:value-type="float">
            <text:p>91487</text:p>
          </table:table-cell>
          <table:table-cell office:value-type="float" office:value="169104" calcext:value-type="float">
            <text:p>169104</text:p>
          </table:table-cell>
          <table:table-cell office:value-type="float" office:value="202925" calcext:value-type="float">
            <text:p>202925</text:p>
          </table:table-cell>
          <table:table-cell office:value-type="float" office:value="243510" calcext:value-type="float">
            <text:p>243510</text:p>
          </table:table-cell>
          <table:table-cell office:value-type="float" office:value="292212" calcext:value-type="float">
            <text:p>292212</text:p>
          </table:table-cell>
          <table:table-cell office:value-type="float" office:value="350654" calcext:value-type="float">
            <text:p>350654</text:p>
          </table:table-cell>
          <table:table-cell office:value-type="float" office:value="1623209" calcext:value-type="float">
            <text:p>1623209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94489" calcext:value-type="float">
            <text:p>94489</text:p>
          </table:table-cell>
          <table:table-cell office:value-type="float" office:value="113387" calcext:value-type="float">
            <text:p>113387</text:p>
          </table:table-cell>
          <table:table-cell office:value-type="float" office:value="136064" calcext:value-type="float">
            <text:p>136064</text:p>
          </table:table-cell>
          <table:table-cell office:value-type="float" office:value="163277" calcext:value-type="float">
            <text:p>163277</text:p>
          </table:table-cell>
          <table:table-cell office:value-type="float" office:value="28943" calcext:value-type="float">
            <text:p>28943</text:p>
          </table:table-cell>
          <table:table-cell office:value-type="float" office:value="235118" calcext:value-type="float">
            <text:p>235118</text:p>
          </table:table-cell>
          <table:table-cell office:value-type="float" office:value="282142" calcext:value-type="float">
            <text:p>282142</text:p>
          </table:table-cell>
          <table:table-cell office:value-type="float" office:value="338570" calcext:value-type="float">
            <text:p>338570</text:p>
          </table:table-cell>
          <table:table-cell office:value-type="float" office:value="406284" calcext:value-type="float">
            <text:p>406284</text:p>
          </table:table-cell>
          <table:table-cell office:value-type="float" office:value="487541" calcext:value-type="float">
            <text:p>487541</text:p>
          </table:table-cell>
          <table:table-cell office:value-type="float" office:value="2256872" calcext:value-type="float">
            <text:p>2256872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28300" calcext:value-type="float">
            <text:p>28300</text:p>
          </table:table-cell>
          <table:table-cell office:value-type="float" office:value="33960" calcext:value-type="float">
            <text:p>33960</text:p>
          </table:table-cell>
          <table:table-cell office:value-type="float" office:value="40752" calcext:value-type="float">
            <text:p>40752</text:p>
          </table:table-cell>
          <table:table-cell office:value-type="float" office:value="48902" calcext:value-type="float">
            <text:p>48902</text:p>
          </table:table-cell>
          <table:table-cell office:value-type="float" office:value="16122" calcext:value-type="float">
            <text:p>16122</text:p>
          </table:table-cell>
          <table:table-cell office:value-type="float" office:value="70418" calcext:value-type="float">
            <text:p>70418</text:p>
          </table:table-cell>
          <table:table-cell office:value-type="float" office:value="84502" calcext:value-type="float">
            <text:p>84502</text:p>
          </table:table-cell>
          <table:table-cell office:value-type="float" office:value="101402" calcext:value-type="float">
            <text:p>101402</text:p>
          </table:table-cell>
          <table:table-cell office:value-type="float" office:value="121682" calcext:value-type="float">
            <text:p>121682</text:p>
          </table:table-cell>
          <table:table-cell office:value-type="float" office:value="146018" calcext:value-type="float">
            <text:p>146018</text:p>
          </table:table-cell>
          <table:table-cell office:value-type="float" office:value="675936" calcext:value-type="float">
            <text:p>675936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28185" calcext:value-type="float">
            <text:p>28185</text:p>
          </table:table-cell>
          <table:table-cell office:value-type="float" office:value="33822" calcext:value-type="float">
            <text:p>33822</text:p>
          </table:table-cell>
          <table:table-cell office:value-type="float" office:value="40586" calcext:value-type="float">
            <text:p>40586</text:p>
          </table:table-cell>
          <table:table-cell office:value-type="float" office:value="48703" calcext:value-type="float">
            <text:p>48703</text:p>
          </table:table-cell>
          <table:table-cell office:value-type="float" office:value="90524" calcext:value-type="float">
            <text:p>90524</text:p>
          </table:table-cell>
          <table:table-cell office:value-type="float" office:value="70133" calcext:value-type="float">
            <text:p>70133</text:p>
          </table:table-cell>
          <table:table-cell office:value-type="float" office:value="84160" calcext:value-type="float">
            <text:p>84160</text:p>
          </table:table-cell>
          <table:table-cell office:value-type="float" office:value="100992" calcext:value-type="float">
            <text:p>100992</text:p>
          </table:table-cell>
          <table:table-cell office:value-type="float" office:value="121190" calcext:value-type="float">
            <text:p>121190</text:p>
          </table:table-cell>
          <table:table-cell office:value-type="float" office:value="145428" calcext:value-type="float">
            <text:p>145428</text:p>
          </table:table-cell>
          <table:table-cell office:value-type="float" office:value="673199" calcext:value-type="float">
            <text:p>673199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2371" calcext:value-type="float">
            <text:p>62371</text:p>
          </table:table-cell>
          <table:table-cell office:value-type="float" office:value="74845" calcext:value-type="float">
            <text:p>74845</text:p>
          </table:table-cell>
          <table:table-cell office:value-type="float" office:value="89814" calcext:value-type="float">
            <text:p>89814</text:p>
          </table:table-cell>
          <table:table-cell office:value-type="float" office:value="107777" calcext:value-type="float">
            <text:p>107777</text:p>
          </table:table-cell>
          <table:table-cell office:value-type="float" office:value="94102" calcext:value-type="float">
            <text:p>94102</text:p>
          </table:table-cell>
          <table:table-cell office:value-type="float" office:value="155198" calcext:value-type="float">
            <text:p>155198</text:p>
          </table:table-cell>
          <table:table-cell office:value-type="float" office:value="186238" calcext:value-type="float">
            <text:p>186238</text:p>
          </table:table-cell>
          <table:table-cell office:value-type="float" office:value="223486" calcext:value-type="float">
            <text:p>223486</text:p>
          </table:table-cell>
          <table:table-cell office:value-type="float" office:value="268183" calcext:value-type="float">
            <text:p>268183</text:p>
          </table:table-cell>
          <table:table-cell office:value-type="float" office:value="321820" calcext:value-type="float">
            <text:p>321820</text:p>
          </table:table-cell>
          <table:table-cell office:value-type="float" office:value="1489732" calcext:value-type="float">
            <text:p>1489732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86349" calcext:value-type="float">
            <text:p>86349</text:p>
          </table:table-cell>
          <table:table-cell office:value-type="float" office:value="103619" calcext:value-type="float">
            <text:p>103619</text:p>
          </table:table-cell>
          <table:table-cell office:value-type="float" office:value="124343" calcext:value-type="float">
            <text:p>124343</text:p>
          </table:table-cell>
          <table:table-cell office:value-type="float" office:value="149212" calcext:value-type="float">
            <text:p>149212</text:p>
          </table:table-cell>
          <table:table-cell office:value-type="float" office:value="64665" calcext:value-type="float">
            <text:p>64665</text:p>
          </table:table-cell>
          <table:table-cell office:value-type="float" office:value="214865" calcext:value-type="float">
            <text:p>214865</text:p>
          </table:table-cell>
          <table:table-cell office:value-type="float" office:value="257838" calcext:value-type="float">
            <text:p>257838</text:p>
          </table:table-cell>
          <table:table-cell office:value-type="float" office:value="309406" calcext:value-type="float">
            <text:p>309406</text:p>
          </table:table-cell>
          <table:table-cell office:value-type="float" office:value="371287" calcext:value-type="float">
            <text:p>371287</text:p>
          </table:table-cell>
          <table:table-cell office:value-type="float" office:value="445544" calcext:value-type="float">
            <text:p>445544</text:p>
          </table:table-cell>
          <table:table-cell office:value-type="float" office:value="2062463" calcext:value-type="float">
            <text:p>2062463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86941" calcext:value-type="float">
            <text:p>86941</text:p>
          </table:table-cell>
          <table:table-cell office:value-type="float" office:value="104329" calcext:value-type="float">
            <text:p>104329</text:p>
          </table:table-cell>
          <table:table-cell office:value-type="float" office:value="125195" calcext:value-type="float">
            <text:p>125195</text:p>
          </table:table-cell>
          <table:table-cell office:value-type="float" office:value="150234" calcext:value-type="float">
            <text:p>150234</text:p>
          </table:table-cell>
          <table:table-cell office:value-type="float" office:value="76126" calcext:value-type="float">
            <text:p>76126</text:p>
          </table:table-cell>
          <table:table-cell office:value-type="float" office:value="216337" calcext:value-type="float">
            <text:p>216337</text:p>
          </table:table-cell>
          <table:table-cell office:value-type="float" office:value="259604" calcext:value-type="float">
            <text:p>259604</text:p>
          </table:table-cell>
          <table:table-cell office:value-type="float" office:value="311525" calcext:value-type="float">
            <text:p>311525</text:p>
          </table:table-cell>
          <table:table-cell office:value-type="float" office:value="373830" calcext:value-type="float">
            <text:p>373830</text:p>
          </table:table-cell>
          <table:table-cell office:value-type="float" office:value="448596" calcext:value-type="float">
            <text:p>448596</text:p>
          </table:table-cell>
          <table:table-cell office:value-type="float" office:value="2076591" calcext:value-type="float">
            <text:p>2076591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42512" calcext:value-type="float">
            <text:p>42512</text:p>
          </table:table-cell>
          <table:table-cell office:value-type="float" office:value="51014" calcext:value-type="float">
            <text:p>51014</text:p>
          </table:table-cell>
          <table:table-cell office:value-type="float" office:value="61217" calcext:value-type="float">
            <text:p>61217</text:p>
          </table:table-cell>
          <table:table-cell office:value-type="float" office:value="73460" calcext:value-type="float">
            <text:p>73460</text:p>
          </table:table-cell>
          <table:table-cell office:value-type="float" office:value="7943" calcext:value-type="float">
            <text:p>7943</text:p>
          </table:table-cell>
          <table:table-cell office:value-type="float" office:value="105782" calcext:value-type="float">
            <text:p>105782</text:p>
          </table:table-cell>
          <table:table-cell office:value-type="float" office:value="126938" calcext:value-type="float">
            <text:p>126938</text:p>
          </table:table-cell>
          <table:table-cell office:value-type="float" office:value="152326" calcext:value-type="float">
            <text:p>152326</text:p>
          </table:table-cell>
          <table:table-cell office:value-type="float" office:value="182791" calcext:value-type="float">
            <text:p>182791</text:p>
          </table:table-cell>
          <table:table-cell office:value-type="float" office:value="219349" calcext:value-type="float">
            <text:p>219349</text:p>
          </table:table-cell>
          <table:table-cell office:value-type="float" office:value="1015389" calcext:value-type="float">
            <text:p>1015389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0686" calcext:value-type="float">
            <text:p>60686</text:p>
          </table:table-cell>
          <table:table-cell office:value-type="float" office:value="72823" calcext:value-type="float">
            <text:p>72823</text:p>
          </table:table-cell>
          <table:table-cell office:value-type="float" office:value="87388" calcext:value-type="float">
            <text:p>87388</text:p>
          </table:table-cell>
          <table:table-cell office:value-type="float" office:value="104866" calcext:value-type="float">
            <text:p>104866</text:p>
          </table:table-cell>
          <table:table-cell office:value-type="float" office:value="4941" calcext:value-type="float">
            <text:p>4941</text:p>
          </table:table-cell>
          <table:table-cell office:value-type="float" office:value="151007" calcext:value-type="float">
            <text:p>151007</text:p>
          </table:table-cell>
          <table:table-cell office:value-type="float" office:value="181208" calcext:value-type="float">
            <text:p>181208</text:p>
          </table:table-cell>
          <table:table-cell office:value-type="float" office:value="217450" calcext:value-type="float">
            <text:p>217450</text:p>
          </table:table-cell>
          <table:table-cell office:value-type="float" office:value="260940" calcext:value-type="float">
            <text:p>260940</text:p>
          </table:table-cell>
          <table:table-cell office:value-type="float" office:value="313128" calcext:value-type="float">
            <text:p>313128</text:p>
          </table:table-cell>
          <table:table-cell office:value-type="float" office:value="1449496" calcext:value-type="float">
            <text:p>1449496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0684" calcext:value-type="float">
            <text:p>10684</text:p>
          </table:table-cell>
          <table:table-cell office:value-type="float" office:value="12821" calcext:value-type="float">
            <text:p>12821</text:p>
          </table:table-cell>
          <table:table-cell office:value-type="float" office:value="15385" calcext:value-type="float">
            <text:p>15385</text:p>
          </table:table-cell>
          <table:table-cell office:value-type="float" office:value="18462" calcext:value-type="float">
            <text:p>18462</text:p>
          </table:table-cell>
          <table:table-cell office:value-type="float" office:value="65422" calcext:value-type="float">
            <text:p>65422</text:p>
          </table:table-cell>
          <table:table-cell office:value-type="float" office:value="26585" calcext:value-type="float">
            <text:p>26585</text:p>
          </table:table-cell>
          <table:table-cell office:value-type="float" office:value="31902" calcext:value-type="float">
            <text:p>31902</text:p>
          </table:table-cell>
          <table:table-cell office:value-type="float" office:value="38282" calcext:value-type="float">
            <text:p>38282</text:p>
          </table:table-cell>
          <table:table-cell office:value-type="float" office:value="45938" calcext:value-type="float">
            <text:p>45938</text:p>
          </table:table-cell>
          <table:table-cell office:value-type="float" office:value="55126" calcext:value-type="float">
            <text:p>55126</text:p>
          </table:table-cell>
          <table:table-cell office:value-type="float" office:value="255185" calcext:value-type="float">
            <text:p>255185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27072" calcext:value-type="float">
            <text:p>27072</text:p>
          </table:table-cell>
          <table:table-cell office:value-type="float" office:value="32486" calcext:value-type="float">
            <text:p>32486</text:p>
          </table:table-cell>
          <table:table-cell office:value-type="float" office:value="38983" calcext:value-type="float">
            <text:p>38983</text:p>
          </table:table-cell>
          <table:table-cell office:value-type="float" office:value="46780" calcext:value-type="float">
            <text:p>46780</text:p>
          </table:table-cell>
          <table:table-cell office:value-type="float" office:value="46763" calcext:value-type="float">
            <text:p>46763</text:p>
          </table:table-cell>
          <table:table-cell office:value-type="float" office:value="67363" calcext:value-type="float">
            <text:p>67363</text:p>
          </table:table-cell>
          <table:table-cell office:value-type="float" office:value="80836" calcext:value-type="float">
            <text:p>80836</text:p>
          </table:table-cell>
          <table:table-cell office:value-type="float" office:value="97003" calcext:value-type="float">
            <text:p>97003</text:p>
          </table:table-cell>
          <table:table-cell office:value-type="float" office:value="116404" calcext:value-type="float">
            <text:p>116404</text:p>
          </table:table-cell>
          <table:table-cell office:value-type="float" office:value="139685" calcext:value-type="float">
            <text:p>139685</text:p>
          </table:table-cell>
          <table:table-cell office:value-type="float" office:value="646612" calcext:value-type="float">
            <text:p>646612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97161" calcext:value-type="float">
            <text:p>97161</text:p>
          </table:table-cell>
          <table:table-cell office:value-type="float" office:value="116593" calcext:value-type="float">
            <text:p>116593</text:p>
          </table:table-cell>
          <table:table-cell office:value-type="float" office:value="139912" calcext:value-type="float">
            <text:p>139912</text:p>
          </table:table-cell>
          <table:table-cell office:value-type="float" office:value="167894" calcext:value-type="float">
            <text:p>167894</text:p>
          </table:table-cell>
          <table:table-cell office:value-type="float" office:value="7509" calcext:value-type="float">
            <text:p>7509</text:p>
          </table:table-cell>
          <table:table-cell office:value-type="float" office:value="241768" calcext:value-type="float">
            <text:p>241768</text:p>
          </table:table-cell>
          <table:table-cell office:value-type="float" office:value="290122" calcext:value-type="float">
            <text:p>290122</text:p>
          </table:table-cell>
          <table:table-cell office:value-type="float" office:value="348146" calcext:value-type="float">
            <text:p>348146</text:p>
          </table:table-cell>
          <table:table-cell office:value-type="float" office:value="417775" calcext:value-type="float">
            <text:p>417775</text:p>
          </table:table-cell>
          <table:table-cell office:value-type="float" office:value="501330" calcext:value-type="float">
            <text:p>501330</text:p>
          </table:table-cell>
          <table:table-cell office:value-type="float" office:value="2320701" calcext:value-type="float">
            <text:p>2320701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9215" calcext:value-type="float">
            <text:p>19215</text:p>
          </table:table-cell>
          <table:table-cell office:value-type="float" office:value="23058" calcext:value-type="float">
            <text:p>23058</text:p>
          </table:table-cell>
          <table:table-cell office:value-type="float" office:value="27670" calcext:value-type="float">
            <text:p>27670</text:p>
          </table:table-cell>
          <table:table-cell office:value-type="float" office:value="33204" calcext:value-type="float">
            <text:p>33204</text:p>
          </table:table-cell>
          <table:table-cell office:value-type="float" office:value="36275" calcext:value-type="float">
            <text:p>36275</text:p>
          </table:table-cell>
          <table:table-cell office:value-type="float" office:value="47814" calcext:value-type="float">
            <text:p>47814</text:p>
          </table:table-cell>
          <table:table-cell office:value-type="float" office:value="57377" calcext:value-type="float">
            <text:p>57377</text:p>
          </table:table-cell>
          <table:table-cell office:value-type="float" office:value="68852" calcext:value-type="float">
            <text:p>68852</text:p>
          </table:table-cell>
          <table:table-cell office:value-type="float" office:value="82622" calcext:value-type="float">
            <text:p>82622</text:p>
          </table:table-cell>
          <table:table-cell office:value-type="float" office:value="99146" calcext:value-type="float">
            <text:p>99146</text:p>
          </table:table-cell>
          <table:table-cell office:value-type="float" office:value="458958" calcext:value-type="float">
            <text:p>458958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3008" calcext:value-type="float">
            <text:p>3008</text:p>
          </table:table-cell>
          <table:table-cell office:value-type="float" office:value="3610" calcext:value-type="float">
            <text:p>3610</text:p>
          </table:table-cell>
          <table:table-cell office:value-type="float" office:value="4332" calcext:value-type="float">
            <text:p>4332</text:p>
          </table:table-cell>
          <table:table-cell office:value-type="float" office:value="5198" calcext:value-type="float">
            <text:p>5198</text:p>
          </table:table-cell>
          <table:table-cell office:value-type="float" office:value="78027" calcext:value-type="float">
            <text:p>78027</text:p>
          </table:table-cell>
          <table:table-cell office:value-type="float" office:value="7486" calcext:value-type="float">
            <text:p>7486</text:p>
          </table:table-cell>
          <table:table-cell office:value-type="float" office:value="8983" calcext:value-type="float">
            <text:p>8983</text:p>
          </table:table-cell>
          <table:table-cell office:value-type="float" office:value="10780" calcext:value-type="float">
            <text:p>10780</text:p>
          </table:table-cell>
          <table:table-cell office:value-type="float" office:value="12936" calcext:value-type="float">
            <text:p>12936</text:p>
          </table:table-cell>
          <table:table-cell office:value-type="float" office:value="15523" calcext:value-type="float">
            <text:p>15523</text:p>
          </table:table-cell>
          <table:table-cell office:value-type="float" office:value="71856" calcext:value-type="float">
            <text:p>71856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35271" calcext:value-type="float">
            <text:p>35271</text:p>
          </table:table-cell>
          <table:table-cell office:value-type="float" office:value="42325" calcext:value-type="float">
            <text:p>42325</text:p>
          </table:table-cell>
          <table:table-cell office:value-type="float" office:value="50790" calcext:value-type="float">
            <text:p>50790</text:p>
          </table:table-cell>
          <table:table-cell office:value-type="float" office:value="60948" calcext:value-type="float">
            <text:p>60948</text:p>
          </table:table-cell>
          <table:table-cell office:value-type="float" office:value="88806" calcext:value-type="float">
            <text:p>88806</text:p>
          </table:table-cell>
          <table:table-cell office:value-type="float" office:value="87766" calcext:value-type="float">
            <text:p>87766</text:p>
          </table:table-cell>
          <table:table-cell office:value-type="float" office:value="105319" calcext:value-type="float">
            <text:p>105319</text:p>
          </table:table-cell>
          <table:table-cell office:value-type="float" office:value="126383" calcext:value-type="float">
            <text:p>126383</text:p>
          </table:table-cell>
          <table:table-cell office:value-type="float" office:value="151660" calcext:value-type="float">
            <text:p>151660</text:p>
          </table:table-cell>
          <table:table-cell office:value-type="float" office:value="181992" calcext:value-type="float">
            <text:p>181992</text:p>
          </table:table-cell>
          <table:table-cell office:value-type="float" office:value="842454" calcext:value-type="float">
            <text:p>842454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82610" calcext:value-type="float">
            <text:p>82610</text:p>
          </table:table-cell>
          <table:table-cell office:value-type="float" office:value="99132" calcext:value-type="float">
            <text:p>99132</text:p>
          </table:table-cell>
          <table:table-cell office:value-type="float" office:value="118958" calcext:value-type="float">
            <text:p>118958</text:p>
          </table:table-cell>
          <table:table-cell office:value-type="float" office:value="142750" calcext:value-type="float">
            <text:p>142750</text:p>
          </table:table-cell>
          <table:table-cell office:value-type="float" office:value="16528" calcext:value-type="float">
            <text:p>16528</text:p>
          </table:table-cell>
          <table:table-cell office:value-type="float" office:value="205560" calcext:value-type="float">
            <text:p>205560</text:p>
          </table:table-cell>
          <table:table-cell office:value-type="float" office:value="246672" calcext:value-type="float">
            <text:p>246672</text:p>
          </table:table-cell>
          <table:table-cell office:value-type="float" office:value="296006" calcext:value-type="float">
            <text:p>296006</text:p>
          </table:table-cell>
          <table:table-cell office:value-type="float" office:value="355207" calcext:value-type="float">
            <text:p>355207</text:p>
          </table:table-cell>
          <table:table-cell office:value-type="float" office:value="426248" calcext:value-type="float">
            <text:p>426248</text:p>
          </table:table-cell>
          <table:table-cell office:value-type="float" office:value="1973143" calcext:value-type="float">
            <text:p>1973143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85249" calcext:value-type="float">
            <text:p>85249</text:p>
          </table:table-cell>
          <table:table-cell office:value-type="float" office:value="102299" calcext:value-type="float">
            <text:p>102299</text:p>
          </table:table-cell>
          <table:table-cell office:value-type="float" office:value="122759" calcext:value-type="float">
            <text:p>122759</text:p>
          </table:table-cell>
          <table:table-cell office:value-type="float" office:value="147311" calcext:value-type="float">
            <text:p>147311</text:p>
          </table:table-cell>
          <table:table-cell office:value-type="float" office:value="88329" calcext:value-type="float">
            <text:p>88329</text:p>
          </table:table-cell>
          <table:table-cell office:value-type="float" office:value="212128" calcext:value-type="float">
            <text:p>212128</text:p>
          </table:table-cell>
          <table:table-cell office:value-type="float" office:value="254554" calcext:value-type="float">
            <text:p>254554</text:p>
          </table:table-cell>
          <table:table-cell office:value-type="float" office:value="305465" calcext:value-type="float">
            <text:p>305465</text:p>
          </table:table-cell>
          <table:table-cell office:value-type="float" office:value="366558" calcext:value-type="float">
            <text:p>366558</text:p>
          </table:table-cell>
          <table:table-cell office:value-type="float" office:value="439870" calcext:value-type="float">
            <text:p>439870</text:p>
          </table:table-cell>
          <table:table-cell office:value-type="float" office:value="2036193" calcext:value-type="float">
            <text:p>2036193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62956" calcext:value-type="float">
            <text:p>62956</text:p>
          </table:table-cell>
          <table:table-cell office:value-type="float" office:value="75547" calcext:value-type="float">
            <text:p>75547</text:p>
          </table:table-cell>
          <table:table-cell office:value-type="float" office:value="90656" calcext:value-type="float">
            <text:p>90656</text:p>
          </table:table-cell>
          <table:table-cell office:value-type="float" office:value="108787" calcext:value-type="float">
            <text:p>108787</text:p>
          </table:table-cell>
          <table:table-cell office:value-type="float" office:value="97132" calcext:value-type="float">
            <text:p>97132</text:p>
          </table:table-cell>
          <table:table-cell office:value-type="float" office:value="156653" calcext:value-type="float">
            <text:p>156653</text:p>
          </table:table-cell>
          <table:table-cell office:value-type="float" office:value="187984" calcext:value-type="float">
            <text:p>187984</text:p>
          </table:table-cell>
          <table:table-cell office:value-type="float" office:value="225581" calcext:value-type="float">
            <text:p>225581</text:p>
          </table:table-cell>
          <table:table-cell office:value-type="float" office:value="270697" calcext:value-type="float">
            <text:p>270697</text:p>
          </table:table-cell>
          <table:table-cell office:value-type="float" office:value="324836" calcext:value-type="float">
            <text:p>324836</text:p>
          </table:table-cell>
          <table:table-cell office:value-type="float" office:value="1503697" calcext:value-type="float">
            <text:p>1503697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37259" calcext:value-type="float">
            <text:p>37259</text:p>
          </table:table-cell>
          <table:table-cell office:value-type="float" office:value="44711" calcext:value-type="float">
            <text:p>44711</text:p>
          </table:table-cell>
          <table:table-cell office:value-type="float" office:value="53653" calcext:value-type="float">
            <text:p>53653</text:p>
          </table:table-cell>
          <table:table-cell office:value-type="float" office:value="64384" calcext:value-type="float">
            <text:p>64384</text:p>
          </table:table-cell>
          <table:table-cell office:value-type="float" office:value="48062" calcext:value-type="float">
            <text:p>48062</text:p>
          </table:table-cell>
          <table:table-cell office:value-type="float" office:value="92713" calcext:value-type="float">
            <text:p>92713</text:p>
          </table:table-cell>
          <table:table-cell office:value-type="float" office:value="111256" calcext:value-type="float">
            <text:p>111256</text:p>
          </table:table-cell>
          <table:table-cell office:value-type="float" office:value="133507" calcext:value-type="float">
            <text:p>133507</text:p>
          </table:table-cell>
          <table:table-cell office:value-type="float" office:value="160208" calcext:value-type="float">
            <text:p>160208</text:p>
          </table:table-cell>
          <table:table-cell office:value-type="float" office:value="192250" calcext:value-type="float">
            <text:p>192250</text:p>
          </table:table-cell>
          <table:table-cell office:value-type="float" office:value="889941" calcext:value-type="float">
            <text:p>889941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30527" calcext:value-type="float">
            <text:p>30527</text:p>
          </table:table-cell>
          <table:table-cell office:value-type="float" office:value="36632" calcext:value-type="float">
            <text:p>36632</text:p>
          </table:table-cell>
          <table:table-cell office:value-type="float" office:value="43958" calcext:value-type="float">
            <text:p>43958</text:p>
          </table:table-cell>
          <table:table-cell office:value-type="float" office:value="52750" calcext:value-type="float">
            <text:p>52750</text:p>
          </table:table-cell>
          <table:table-cell office:value-type="float" office:value="52760" calcext:value-type="float">
            <text:p>52760</text:p>
          </table:table-cell>
          <table:table-cell office:value-type="float" office:value="75960" calcext:value-type="float">
            <text:p>75960</text:p>
          </table:table-cell>
          <table:table-cell office:value-type="float" office:value="91152" calcext:value-type="float">
            <text:p>91152</text:p>
          </table:table-cell>
          <table:table-cell office:value-type="float" office:value="109382" calcext:value-type="float">
            <text:p>109382</text:p>
          </table:table-cell>
          <table:table-cell office:value-type="float" office:value="131258" calcext:value-type="float">
            <text:p>131258</text:p>
          </table:table-cell>
          <table:table-cell office:value-type="float" office:value="157510" calcext:value-type="float">
            <text:p>157510</text:p>
          </table:table-cell>
          <table:table-cell office:value-type="float" office:value="729129" calcext:value-type="float">
            <text:p>729129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63304" calcext:value-type="float">
            <text:p>63304</text:p>
          </table:table-cell>
          <table:table-cell office:value-type="float" office:value="75965" calcext:value-type="float">
            <text:p>75965</text:p>
          </table:table-cell>
          <table:table-cell office:value-type="float" office:value="91158" calcext:value-type="float">
            <text:p>91158</text:p>
          </table:table-cell>
          <table:table-cell office:value-type="float" office:value="109390" calcext:value-type="float">
            <text:p>109390</text:p>
          </table:table-cell>
          <table:table-cell office:value-type="float" office:value="75165" calcext:value-type="float">
            <text:p>75165</text:p>
          </table:table-cell>
          <table:table-cell office:value-type="float" office:value="157522" calcext:value-type="float">
            <text:p>157522</text:p>
          </table:table-cell>
          <table:table-cell office:value-type="float" office:value="189026" calcext:value-type="float">
            <text:p>189026</text:p>
          </table:table-cell>
          <table:table-cell office:value-type="float" office:value="226831" calcext:value-type="float">
            <text:p>226831</text:p>
          </table:table-cell>
          <table:table-cell office:value-type="float" office:value="272197" calcext:value-type="float">
            <text:p>272197</text:p>
          </table:table-cell>
          <table:table-cell office:value-type="float" office:value="326636" calcext:value-type="float">
            <text:p>326636</text:p>
          </table:table-cell>
          <table:table-cell office:value-type="float" office:value="1512029" calcext:value-type="float">
            <text:p>1512029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53592" calcext:value-type="float">
            <text:p>53592</text:p>
          </table:table-cell>
          <table:table-cell office:value-type="float" office:value="64310" calcext:value-type="float">
            <text:p>64310</text:p>
          </table:table-cell>
          <table:table-cell office:value-type="float" office:value="77172" calcext:value-type="float">
            <text:p>77172</text:p>
          </table:table-cell>
          <table:table-cell office:value-type="float" office:value="92606" calcext:value-type="float">
            <text:p>92606</text:p>
          </table:table-cell>
          <table:table-cell office:value-type="float" office:value="54757" calcext:value-type="float">
            <text:p>54757</text:p>
          </table:table-cell>
          <table:table-cell office:value-type="float" office:value="133352" calcext:value-type="float">
            <text:p>133352</text:p>
          </table:table-cell>
          <table:table-cell office:value-type="float" office:value="160022" calcext:value-type="float">
            <text:p>160022</text:p>
          </table:table-cell>
          <table:table-cell office:value-type="float" office:value="192026" calcext:value-type="float">
            <text:p>192026</text:p>
          </table:table-cell>
          <table:table-cell office:value-type="float" office:value="230431" calcext:value-type="float">
            <text:p>230431</text:p>
          </table:table-cell>
          <table:table-cell office:value-type="float" office:value="276517" calcext:value-type="float">
            <text:p>276517</text:p>
          </table:table-cell>
          <table:table-cell office:value-type="float" office:value="1280028" calcext:value-type="float">
            <text:p>1280028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81877" calcext:value-type="float">
            <text:p>81877</text:p>
          </table:table-cell>
          <table:table-cell office:value-type="float" office:value="98252" calcext:value-type="float">
            <text:p>98252</text:p>
          </table:table-cell>
          <table:table-cell office:value-type="float" office:value="117902" calcext:value-type="float">
            <text:p>117902</text:p>
          </table:table-cell>
          <table:table-cell office:value-type="float" office:value="141482" calcext:value-type="float">
            <text:p>141482</text:p>
          </table:table-cell>
          <table:table-cell office:value-type="float" office:value="86244" calcext:value-type="float">
            <text:p>86244</text:p>
          </table:table-cell>
          <table:table-cell office:value-type="float" office:value="203734" calcext:value-type="float">
            <text:p>203734</text:p>
          </table:table-cell>
          <table:table-cell office:value-type="float" office:value="244481" calcext:value-type="float">
            <text:p>244481</text:p>
          </table:table-cell>
          <table:table-cell office:value-type="float" office:value="293377" calcext:value-type="float">
            <text:p>293377</text:p>
          </table:table-cell>
          <table:table-cell office:value-type="float" office:value="352052" calcext:value-type="float">
            <text:p>352052</text:p>
          </table:table-cell>
          <table:table-cell office:value-type="float" office:value="422462" calcext:value-type="float">
            <text:p>422462</text:p>
          </table:table-cell>
          <table:table-cell office:value-type="float" office:value="1955619" calcext:value-type="float">
            <text:p>1955619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71155" calcext:value-type="float">
            <text:p>71155</text:p>
          </table:table-cell>
          <table:table-cell office:value-type="float" office:value="85386" calcext:value-type="float">
            <text:p>85386</text:p>
          </table:table-cell>
          <table:table-cell office:value-type="float" office:value="102463" calcext:value-type="float">
            <text:p>102463</text:p>
          </table:table-cell>
          <table:table-cell office:value-type="float" office:value="122956" calcext:value-type="float">
            <text:p>122956</text:p>
          </table:table-cell>
          <table:table-cell office:value-type="float" office:value="15320" calcext:value-type="float">
            <text:p>15320</text:p>
          </table:table-cell>
          <table:table-cell office:value-type="float" office:value="177056" calcext:value-type="float">
            <text:p>177056</text:p>
          </table:table-cell>
          <table:table-cell office:value-type="float" office:value="212467" calcext:value-type="float">
            <text:p>212467</text:p>
          </table:table-cell>
          <table:table-cell office:value-type="float" office:value="254960" calcext:value-type="float">
            <text:p>254960</text:p>
          </table:table-cell>
          <table:table-cell office:value-type="float" office:value="305952" calcext:value-type="float">
            <text:p>305952</text:p>
          </table:table-cell>
          <table:table-cell office:value-type="float" office:value="367142" calcext:value-type="float">
            <text:p>367142</text:p>
          </table:table-cell>
          <table:table-cell office:value-type="float" office:value="1699537" calcext:value-type="float">
            <text:p>1699537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48893" calcext:value-type="float">
            <text:p>48893</text:p>
          </table:table-cell>
          <table:table-cell office:value-type="float" office:value="58672" calcext:value-type="float">
            <text:p>58672</text:p>
          </table:table-cell>
          <table:table-cell office:value-type="float" office:value="70406" calcext:value-type="float">
            <text:p>70406</text:p>
          </table:table-cell>
          <table:table-cell office:value-type="float" office:value="84487" calcext:value-type="float">
            <text:p>84487</text:p>
          </table:table-cell>
          <table:table-cell office:value-type="float" office:value="33094" calcext:value-type="float">
            <text:p>33094</text:p>
          </table:table-cell>
          <table:table-cell office:value-type="float" office:value="121661" calcext:value-type="float">
            <text:p>121661</text:p>
          </table:table-cell>
          <table:table-cell office:value-type="float" office:value="145993" calcext:value-type="float">
            <text:p>145993</text:p>
          </table:table-cell>
          <table:table-cell office:value-type="float" office:value="175192" calcext:value-type="float">
            <text:p>175192</text:p>
          </table:table-cell>
          <table:table-cell office:value-type="float" office:value="210230" calcext:value-type="float">
            <text:p>210230</text:p>
          </table:table-cell>
          <table:table-cell office:value-type="float" office:value="252276" calcext:value-type="float">
            <text:p>252276</text:p>
          </table:table-cell>
          <table:table-cell office:value-type="float" office:value="1167810" calcext:value-type="float">
            <text:p>1167810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74243" calcext:value-type="float">
            <text:p>74243</text:p>
          </table:table-cell>
          <table:table-cell office:value-type="float" office:value="89092" calcext:value-type="float">
            <text:p>89092</text:p>
          </table:table-cell>
          <table:table-cell office:value-type="float" office:value="106910" calcext:value-type="float">
            <text:p>106910</text:p>
          </table:table-cell>
          <table:table-cell office:value-type="float" office:value="128292" calcext:value-type="float">
            <text:p>128292</text:p>
          </table:table-cell>
          <table:table-cell office:value-type="float" office:value="45631" calcext:value-type="float">
            <text:p>45631</text:p>
          </table:table-cell>
          <table:table-cell office:value-type="float" office:value="184740" calcext:value-type="float">
            <text:p>184740</text:p>
          </table:table-cell>
          <table:table-cell office:value-type="float" office:value="221688" calcext:value-type="float">
            <text:p>221688</text:p>
          </table:table-cell>
          <table:table-cell office:value-type="float" office:value="266026" calcext:value-type="float">
            <text:p>266026</text:p>
          </table:table-cell>
          <table:table-cell office:value-type="float" office:value="319231" calcext:value-type="float">
            <text:p>319231</text:p>
          </table:table-cell>
          <table:table-cell office:value-type="float" office:value="383077" calcext:value-type="float">
            <text:p>383077</text:p>
          </table:table-cell>
          <table:table-cell office:value-type="float" office:value="1773299" calcext:value-type="float">
            <text:p>1773299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79760" calcext:value-type="float">
            <text:p>79760</text:p>
          </table:table-cell>
          <table:table-cell office:value-type="float" office:value="95712" calcext:value-type="float">
            <text:p>95712</text:p>
          </table:table-cell>
          <table:table-cell office:value-type="float" office:value="114854" calcext:value-type="float">
            <text:p>114854</text:p>
          </table:table-cell>
          <table:table-cell office:value-type="float" office:value="137825" calcext:value-type="float">
            <text:p>137825</text:p>
          </table:table-cell>
          <table:table-cell office:value-type="float" office:value="8358" calcext:value-type="float">
            <text:p>8358</text:p>
          </table:table-cell>
          <table:table-cell office:value-type="float" office:value="198468" calcext:value-type="float">
            <text:p>198468</text:p>
          </table:table-cell>
          <table:table-cell office:value-type="float" office:value="238162" calcext:value-type="float">
            <text:p>238162</text:p>
          </table:table-cell>
          <table:table-cell office:value-type="float" office:value="285794" calcext:value-type="float">
            <text:p>285794</text:p>
          </table:table-cell>
          <table:table-cell office:value-type="float" office:value="342953" calcext:value-type="float">
            <text:p>342953</text:p>
          </table:table-cell>
          <table:table-cell office:value-type="float" office:value="411544" calcext:value-type="float">
            <text:p>411544</text:p>
          </table:table-cell>
          <table:table-cell office:value-type="float" office:value="1905072" calcext:value-type="float">
            <text:p>1905072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45505" calcext:value-type="float">
            <text:p>45505</text:p>
          </table:table-cell>
          <table:table-cell office:value-type="float" office:value="54606" calcext:value-type="float">
            <text:p>54606</text:p>
          </table:table-cell>
          <table:table-cell office:value-type="float" office:value="65527" calcext:value-type="float">
            <text:p>65527</text:p>
          </table:table-cell>
          <table:table-cell office:value-type="float" office:value="78632" calcext:value-type="float">
            <text:p>78632</text:p>
          </table:table-cell>
          <table:table-cell office:value-type="float" office:value="61262" calcext:value-type="float">
            <text:p>61262</text:p>
          </table:table-cell>
          <table:table-cell office:value-type="float" office:value="113230" calcext:value-type="float">
            <text:p>113230</text:p>
          </table:table-cell>
          <table:table-cell office:value-type="float" office:value="135876" calcext:value-type="float">
            <text:p>135876</text:p>
          </table:table-cell>
          <table:table-cell office:value-type="float" office:value="163051" calcext:value-type="float">
            <text:p>163051</text:p>
          </table:table-cell>
          <table:table-cell office:value-type="float" office:value="195661" calcext:value-type="float">
            <text:p>195661</text:p>
          </table:table-cell>
          <table:table-cell office:value-type="float" office:value="234793" calcext:value-type="float">
            <text:p>234793</text:p>
          </table:table-cell>
          <table:table-cell office:value-type="float" office:value="1086881" calcext:value-type="float">
            <text:p>1086881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0097" calcext:value-type="float">
            <text:p>30097</text:p>
          </table:table-cell>
          <table:table-cell office:value-type="float" office:value="36116" calcext:value-type="float">
            <text:p>36116</text:p>
          </table:table-cell>
          <table:table-cell office:value-type="float" office:value="43339" calcext:value-type="float">
            <text:p>43339</text:p>
          </table:table-cell>
          <table:table-cell office:value-type="float" office:value="52007" calcext:value-type="float">
            <text:p>52007</text:p>
          </table:table-cell>
          <table:table-cell office:value-type="float" office:value="73170" calcext:value-type="float">
            <text:p>73170</text:p>
          </table:table-cell>
          <table:table-cell office:value-type="float" office:value="74890" calcext:value-type="float">
            <text:p>74890</text:p>
          </table:table-cell>
          <table:table-cell office:value-type="float" office:value="89868" calcext:value-type="float">
            <text:p>89868</text:p>
          </table:table-cell>
          <table:table-cell office:value-type="float" office:value="107842" calcext:value-type="float">
            <text:p>107842</text:p>
          </table:table-cell>
          <table:table-cell office:value-type="float" office:value="129410" calcext:value-type="float">
            <text:p>129410</text:p>
          </table:table-cell>
          <table:table-cell office:value-type="float" office:value="155292" calcext:value-type="float">
            <text:p>155292</text:p>
          </table:table-cell>
          <table:table-cell office:value-type="float" office:value="718861" calcext:value-type="float">
            <text:p>718861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89133" calcext:value-type="float">
            <text:p>89133</text:p>
          </table:table-cell>
          <table:table-cell office:value-type="float" office:value="106960" calcext:value-type="float">
            <text:p>106960</text:p>
          </table:table-cell>
          <table:table-cell office:value-type="float" office:value="128352" calcext:value-type="float">
            <text:p>128352</text:p>
          </table:table-cell>
          <table:table-cell office:value-type="float" office:value="154022" calcext:value-type="float">
            <text:p>154022</text:p>
          </table:table-cell>
          <table:table-cell office:value-type="float" office:value="65720" calcext:value-type="float">
            <text:p>65720</text:p>
          </table:table-cell>
          <table:table-cell office:value-type="float" office:value="221791" calcext:value-type="float">
            <text:p>221791</text:p>
          </table:table-cell>
          <table:table-cell office:value-type="float" office:value="266149" calcext:value-type="float">
            <text:p>266149</text:p>
          </table:table-cell>
          <table:table-cell office:value-type="float" office:value="319379" calcext:value-type="float">
            <text:p>319379</text:p>
          </table:table-cell>
          <table:table-cell office:value-type="float" office:value="383255" calcext:value-type="float">
            <text:p>383255</text:p>
          </table:table-cell>
          <table:table-cell office:value-type="float" office:value="459906" calcext:value-type="float">
            <text:p>459906</text:p>
          </table:table-cell>
          <table:table-cell office:value-type="float" office:value="2128947" calcext:value-type="float">
            <text:p>2128947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75097" calcext:value-type="float">
            <text:p>75097</text:p>
          </table:table-cell>
          <table:table-cell office:value-type="float" office:value="90116" calcext:value-type="float">
            <text:p>90116</text:p>
          </table:table-cell>
          <table:table-cell office:value-type="float" office:value="108139" calcext:value-type="float">
            <text:p>108139</text:p>
          </table:table-cell>
          <table:table-cell office:value-type="float" office:value="129767" calcext:value-type="float">
            <text:p>129767</text:p>
          </table:table-cell>
          <table:table-cell office:value-type="float" office:value="80433" calcext:value-type="float">
            <text:p>80433</text:p>
          </table:table-cell>
          <table:table-cell office:value-type="float" office:value="186864" calcext:value-type="float">
            <text:p>186864</text:p>
          </table:table-cell>
          <table:table-cell office:value-type="float" office:value="224237" calcext:value-type="float">
            <text:p>224237</text:p>
          </table:table-cell>
          <table:table-cell office:value-type="float" office:value="269084" calcext:value-type="float">
            <text:p>269084</text:p>
          </table:table-cell>
          <table:table-cell office:value-type="float" office:value="322901" calcext:value-type="float">
            <text:p>322901</text:p>
          </table:table-cell>
          <table:table-cell office:value-type="float" office:value="387481" calcext:value-type="float">
            <text:p>387481</text:p>
          </table:table-cell>
          <table:table-cell office:value-type="float" office:value="1793686" calcext:value-type="float">
            <text:p>1793686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47186" calcext:value-type="float">
            <text:p>47186</text:p>
          </table:table-cell>
          <table:table-cell office:value-type="float" office:value="56623" calcext:value-type="float">
            <text:p>56623</text:p>
          </table:table-cell>
          <table:table-cell office:value-type="float" office:value="67948" calcext:value-type="float">
            <text:p>67948</text:p>
          </table:table-cell>
          <table:table-cell office:value-type="float" office:value="81538" calcext:value-type="float">
            <text:p>81538</text:p>
          </table:table-cell>
          <table:table-cell office:value-type="float" office:value="29719" calcext:value-type="float">
            <text:p>29719</text:p>
          </table:table-cell>
          <table:table-cell office:value-type="float" office:value="117415" calcext:value-type="float">
            <text:p>117415</text:p>
          </table:table-cell>
          <table:table-cell office:value-type="float" office:value="140898" calcext:value-type="float">
            <text:p>140898</text:p>
          </table:table-cell>
          <table:table-cell office:value-type="float" office:value="169078" calcext:value-type="float">
            <text:p>169078</text:p>
          </table:table-cell>
          <table:table-cell office:value-type="float" office:value="202894" calcext:value-type="float">
            <text:p>202894</text:p>
          </table:table-cell>
          <table:table-cell office:value-type="float" office:value="243473" calcext:value-type="float">
            <text:p>243473</text:p>
          </table:table-cell>
          <table:table-cell office:value-type="float" office:value="1127053" calcext:value-type="float">
            <text:p>1127053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42001" calcext:value-type="float">
            <text:p>42001</text:p>
          </table:table-cell>
          <table:table-cell office:value-type="float" office:value="50401" calcext:value-type="float">
            <text:p>50401</text:p>
          </table:table-cell>
          <table:table-cell office:value-type="float" office:value="60481" calcext:value-type="float">
            <text:p>60481</text:p>
          </table:table-cell>
          <table:table-cell office:value-type="float" office:value="72577" calcext:value-type="float">
            <text:p>72577</text:p>
          </table:table-cell>
          <table:table-cell office:value-type="float" office:value="81301" calcext:value-type="float">
            <text:p>81301</text:p>
          </table:table-cell>
          <table:table-cell office:value-type="float" office:value="104510" calcext:value-type="float">
            <text:p>104510</text:p>
          </table:table-cell>
          <table:table-cell office:value-type="float" office:value="125412" calcext:value-type="float">
            <text:p>125412</text:p>
          </table:table-cell>
          <table:table-cell office:value-type="float" office:value="150494" calcext:value-type="float">
            <text:p>150494</text:p>
          </table:table-cell>
          <table:table-cell office:value-type="float" office:value="180593" calcext:value-type="float">
            <text:p>180593</text:p>
          </table:table-cell>
          <table:table-cell office:value-type="float" office:value="216712" calcext:value-type="float">
            <text:p>216712</text:p>
          </table:table-cell>
          <table:table-cell office:value-type="float" office:value="1003181" calcext:value-type="float">
            <text:p>1003181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7417" calcext:value-type="float">
            <text:p>17417</text:p>
          </table:table-cell>
          <table:table-cell office:value-type="float" office:value="20900" calcext:value-type="float">
            <text:p>20900</text:p>
          </table:table-cell>
          <table:table-cell office:value-type="float" office:value="25080" calcext:value-type="float">
            <text:p>25080</text:p>
          </table:table-cell>
          <table:table-cell office:value-type="float" office:value="30096" calcext:value-type="float">
            <text:p>30096</text:p>
          </table:table-cell>
          <table:table-cell office:value-type="float" office:value="91981" calcext:value-type="float">
            <text:p>91981</text:p>
          </table:table-cell>
          <table:table-cell office:value-type="float" office:value="43338" calcext:value-type="float">
            <text:p>43338</text:p>
          </table:table-cell>
          <table:table-cell office:value-type="float" office:value="52006" calcext:value-type="float">
            <text:p>52006</text:p>
          </table:table-cell>
          <table:table-cell office:value-type="float" office:value="62407" calcext:value-type="float">
            <text:p>62407</text:p>
          </table:table-cell>
          <table:table-cell office:value-type="float" office:value="74888" calcext:value-type="float">
            <text:p>74888</text:p>
          </table:table-cell>
          <table:table-cell office:value-type="float" office:value="89866" calcext:value-type="float">
            <text:p>89866</text:p>
          </table:table-cell>
          <table:table-cell office:value-type="float" office:value="415998" calcext:value-type="float">
            <text:p>415998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5669" calcext:value-type="float">
            <text:p>25669</text:p>
          </table:table-cell>
          <table:table-cell office:value-type="float" office:value="30803" calcext:value-type="float">
            <text:p>30803</text:p>
          </table:table-cell>
          <table:table-cell office:value-type="float" office:value="36964" calcext:value-type="float">
            <text:p>36964</text:p>
          </table:table-cell>
          <table:table-cell office:value-type="float" office:value="44357" calcext:value-type="float">
            <text:p>44357</text:p>
          </table:table-cell>
          <table:table-cell office:value-type="float" office:value="57081" calcext:value-type="float">
            <text:p>57081</text:p>
          </table:table-cell>
          <table:table-cell office:value-type="float" office:value="63874" calcext:value-type="float">
            <text:p>63874</text:p>
          </table:table-cell>
          <table:table-cell office:value-type="float" office:value="76649" calcext:value-type="float">
            <text:p>76649</text:p>
          </table:table-cell>
          <table:table-cell office:value-type="float" office:value="91979" calcext:value-type="float">
            <text:p>91979</text:p>
          </table:table-cell>
          <table:table-cell office:value-type="float" office:value="110375" calcext:value-type="float">
            <text:p>110375</text:p>
          </table:table-cell>
          <table:table-cell office:value-type="float" office:value="132450" calcext:value-type="float">
            <text:p>132450</text:p>
          </table:table-cell>
          <table:table-cell office:value-type="float" office:value="613120" calcext:value-type="float">
            <text:p>613120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53607" calcext:value-type="float">
            <text:p>53607</text:p>
          </table:table-cell>
          <table:table-cell office:value-type="float" office:value="64328" calcext:value-type="float">
            <text:p>64328</text:p>
          </table:table-cell>
          <table:table-cell office:value-type="float" office:value="77194" calcext:value-type="float">
            <text:p>77194</text:p>
          </table:table-cell>
          <table:table-cell office:value-type="float" office:value="92633" calcext:value-type="float">
            <text:p>92633</text:p>
          </table:table-cell>
          <table:table-cell office:value-type="float" office:value="14529" calcext:value-type="float">
            <text:p>14529</text:p>
          </table:table-cell>
          <table:table-cell office:value-type="float" office:value="133392" calcext:value-type="float">
            <text:p>133392</text:p>
          </table:table-cell>
          <table:table-cell office:value-type="float" office:value="160070" calcext:value-type="float">
            <text:p>160070</text:p>
          </table:table-cell>
          <table:table-cell office:value-type="float" office:value="192084" calcext:value-type="float">
            <text:p>192084</text:p>
          </table:table-cell>
          <table:table-cell office:value-type="float" office:value="230501" calcext:value-type="float">
            <text:p>230501</text:p>
          </table:table-cell>
          <table:table-cell office:value-type="float" office:value="276601" calcext:value-type="float">
            <text:p>276601</text:p>
          </table:table-cell>
          <table:table-cell office:value-type="float" office:value="1280410" calcext:value-type="float">
            <text:p>1280410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65232" calcext:value-type="float">
            <text:p>65232</text:p>
          </table:table-cell>
          <table:table-cell office:value-type="float" office:value="78278" calcext:value-type="float">
            <text:p>78278</text:p>
          </table:table-cell>
          <table:table-cell office:value-type="float" office:value="93934" calcext:value-type="float">
            <text:p>93934</text:p>
          </table:table-cell>
          <table:table-cell office:value-type="float" office:value="112721" calcext:value-type="float">
            <text:p>112721</text:p>
          </table:table-cell>
          <table:table-cell office:value-type="float" office:value="1154" calcext:value-type="float">
            <text:p>1154</text:p>
          </table:table-cell>
          <table:table-cell office:value-type="float" office:value="162318" calcext:value-type="float">
            <text:p>162318</text:p>
          </table:table-cell>
          <table:table-cell office:value-type="float" office:value="194782" calcext:value-type="float">
            <text:p>194782</text:p>
          </table:table-cell>
          <table:table-cell office:value-type="float" office:value="233738" calcext:value-type="float">
            <text:p>233738</text:p>
          </table:table-cell>
          <table:table-cell office:value-type="float" office:value="280486" calcext:value-type="float">
            <text:p>280486</text:p>
          </table:table-cell>
          <table:table-cell office:value-type="float" office:value="336583" calcext:value-type="float">
            <text:p>336583</text:p>
          </table:table-cell>
          <table:table-cell office:value-type="float" office:value="1558072" calcext:value-type="float">
            <text:p>1558072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5950" calcext:value-type="float">
            <text:p>15950</text:p>
          </table:table-cell>
          <table:table-cell office:value-type="float" office:value="19140" calcext:value-type="float">
            <text:p>19140</text:p>
          </table:table-cell>
          <table:table-cell office:value-type="float" office:value="22968" calcext:value-type="float">
            <text:p>22968</text:p>
          </table:table-cell>
          <table:table-cell office:value-type="float" office:value="27562" calcext:value-type="float">
            <text:p>27562</text:p>
          </table:table-cell>
          <table:table-cell office:value-type="float" office:value="443" calcext:value-type="float">
            <text:p>443</text:p>
          </table:table-cell>
          <table:table-cell office:value-type="float" office:value="39689" calcext:value-type="float">
            <text:p>39689</text:p>
          </table:table-cell>
          <table:table-cell office:value-type="float" office:value="47627" calcext:value-type="float">
            <text:p>47627</text:p>
          </table:table-cell>
          <table:table-cell office:value-type="float" office:value="57152" calcext:value-type="float">
            <text:p>57152</text:p>
          </table:table-cell>
          <table:table-cell office:value-type="float" office:value="68582" calcext:value-type="float">
            <text:p>68582</text:p>
          </table:table-cell>
          <table:table-cell office:value-type="float" office:value="82298" calcext:value-type="float">
            <text:p>82298</text:p>
          </table:table-cell>
          <table:table-cell office:value-type="float" office:value="380968" calcext:value-type="float">
            <text:p>380968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49100" calcext:value-type="float">
            <text:p>49100</text:p>
          </table:table-cell>
          <table:table-cell office:value-type="float" office:value="58920" calcext:value-type="float">
            <text:p>58920</text:p>
          </table:table-cell>
          <table:table-cell office:value-type="float" office:value="70704" calcext:value-type="float">
            <text:p>70704</text:p>
          </table:table-cell>
          <table:table-cell office:value-type="float" office:value="84845" calcext:value-type="float">
            <text:p>84845</text:p>
          </table:table-cell>
          <table:table-cell office:value-type="float" office:value="47694" calcext:value-type="float">
            <text:p>47694</text:p>
          </table:table-cell>
          <table:table-cell office:value-type="float" office:value="122177" calcext:value-type="float">
            <text:p>122177</text:p>
          </table:table-cell>
          <table:table-cell office:value-type="float" office:value="146612" calcext:value-type="float">
            <text:p>146612</text:p>
          </table:table-cell>
          <table:table-cell office:value-type="float" office:value="175934" calcext:value-type="float">
            <text:p>175934</text:p>
          </table:table-cell>
          <table:table-cell office:value-type="float" office:value="211121" calcext:value-type="float">
            <text:p>211121</text:p>
          </table:table-cell>
          <table:table-cell office:value-type="float" office:value="253345" calcext:value-type="float">
            <text:p>253345</text:p>
          </table:table-cell>
          <table:table-cell office:value-type="float" office:value="1172758" calcext:value-type="float">
            <text:p>1172758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75882" calcext:value-type="float">
            <text:p>75882</text:p>
          </table:table-cell>
          <table:table-cell office:value-type="float" office:value="91058" calcext:value-type="float">
            <text:p>91058</text:p>
          </table:table-cell>
          <table:table-cell office:value-type="float" office:value="109270" calcext:value-type="float">
            <text:p>109270</text:p>
          </table:table-cell>
          <table:table-cell office:value-type="float" office:value="131124" calcext:value-type="float">
            <text:p>131124</text:p>
          </table:table-cell>
          <table:table-cell office:value-type="float" office:value="86763" calcext:value-type="float">
            <text:p>86763</text:p>
          </table:table-cell>
          <table:table-cell office:value-type="float" office:value="188819" calcext:value-type="float">
            <text:p>188819</text:p>
          </table:table-cell>
          <table:table-cell office:value-type="float" office:value="226583" calcext:value-type="float">
            <text:p>226583</text:p>
          </table:table-cell>
          <table:table-cell office:value-type="float" office:value="271900" calcext:value-type="float">
            <text:p>271900</text:p>
          </table:table-cell>
          <table:table-cell office:value-type="float" office:value="326280" calcext:value-type="float">
            <text:p>326280</text:p>
          </table:table-cell>
          <table:table-cell office:value-type="float" office:value="391536" calcext:value-type="float">
            <text:p>391536</text:p>
          </table:table-cell>
          <table:table-cell office:value-type="float" office:value="1812452" calcext:value-type="float">
            <text:p>1812452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31144" calcext:value-type="float">
            <text:p>31144</text:p>
          </table:table-cell>
          <table:table-cell office:value-type="float" office:value="37373" calcext:value-type="float">
            <text:p>37373</text:p>
          </table:table-cell>
          <table:table-cell office:value-type="float" office:value="44848" calcext:value-type="float">
            <text:p>44848</text:p>
          </table:table-cell>
          <table:table-cell office:value-type="float" office:value="53818" calcext:value-type="float">
            <text:p>53818</text:p>
          </table:table-cell>
          <table:table-cell office:value-type="float" office:value="98742" calcext:value-type="float">
            <text:p>98742</text:p>
          </table:table-cell>
          <table:table-cell office:value-type="float" office:value="77498" calcext:value-type="float">
            <text:p>77498</text:p>
          </table:table-cell>
          <table:table-cell office:value-type="float" office:value="92998" calcext:value-type="float">
            <text:p>92998</text:p>
          </table:table-cell>
          <table:table-cell office:value-type="float" office:value="111598" calcext:value-type="float">
            <text:p>111598</text:p>
          </table:table-cell>
          <table:table-cell office:value-type="float" office:value="133918" calcext:value-type="float">
            <text:p>133918</text:p>
          </table:table-cell>
          <table:table-cell office:value-type="float" office:value="160702" calcext:value-type="float">
            <text:p>160702</text:p>
          </table:table-cell>
          <table:table-cell office:value-type="float" office:value="743897" calcext:value-type="float">
            <text:p>743897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21729" calcext:value-type="float">
            <text:p>21729</text:p>
          </table:table-cell>
          <table:table-cell office:value-type="float" office:value="26075" calcext:value-type="float">
            <text:p>26075</text:p>
          </table:table-cell>
          <table:table-cell office:value-type="float" office:value="31290" calcext:value-type="float">
            <text:p>31290</text:p>
          </table:table-cell>
          <table:table-cell office:value-type="float" office:value="37548" calcext:value-type="float">
            <text:p>37548</text:p>
          </table:table-cell>
          <table:table-cell office:value-type="float" office:value="77829" calcext:value-type="float">
            <text:p>77829</text:p>
          </table:table-cell>
          <table:table-cell office:value-type="float" office:value="54070" calcext:value-type="float">
            <text:p>54070</text:p>
          </table:table-cell>
          <table:table-cell office:value-type="float" office:value="64884" calcext:value-type="float">
            <text:p>64884</text:p>
          </table:table-cell>
          <table:table-cell office:value-type="float" office:value="77861" calcext:value-type="float">
            <text:p>77861</text:p>
          </table:table-cell>
          <table:table-cell office:value-type="float" office:value="93433" calcext:value-type="float">
            <text:p>93433</text:p>
          </table:table-cell>
          <table:table-cell office:value-type="float" office:value="112120" calcext:value-type="float">
            <text:p>112120</text:p>
          </table:table-cell>
          <table:table-cell office:value-type="float" office:value="519010" calcext:value-type="float">
            <text:p>519010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73527" calcext:value-type="float">
            <text:p>73527</text:p>
          </table:table-cell>
          <table:table-cell office:value-type="float" office:value="88232" calcext:value-type="float">
            <text:p>88232</text:p>
          </table:table-cell>
          <table:table-cell office:value-type="float" office:value="105878" calcext:value-type="float">
            <text:p>105878</text:p>
          </table:table-cell>
          <table:table-cell office:value-type="float" office:value="127054" calcext:value-type="float">
            <text:p>127054</text:p>
          </table:table-cell>
          <table:table-cell office:value-type="float" office:value="21241" calcext:value-type="float">
            <text:p>21241</text:p>
          </table:table-cell>
          <table:table-cell office:value-type="float" office:value="182958" calcext:value-type="float">
            <text:p>182958</text:p>
          </table:table-cell>
          <table:table-cell office:value-type="float" office:value="219550" calcext:value-type="float">
            <text:p>219550</text:p>
          </table:table-cell>
          <table:table-cell office:value-type="float" office:value="263460" calcext:value-type="float">
            <text:p>263460</text:p>
          </table:table-cell>
          <table:table-cell office:value-type="float" office:value="316152" calcext:value-type="float">
            <text:p>316152</text:p>
          </table:table-cell>
          <table:table-cell office:value-type="float" office:value="379382" calcext:value-type="float">
            <text:p>379382</text:p>
          </table:table-cell>
          <table:table-cell office:value-type="float" office:value="1756193" calcext:value-type="float">
            <text:p>1756193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67769" calcext:value-type="float">
            <text:p>67769</text:p>
          </table:table-cell>
          <table:table-cell office:value-type="float" office:value="81323" calcext:value-type="float">
            <text:p>81323</text:p>
          </table:table-cell>
          <table:table-cell office:value-type="float" office:value="97588" calcext:value-type="float">
            <text:p>97588</text:p>
          </table:table-cell>
          <table:table-cell office:value-type="float" office:value="117106" calcext:value-type="float">
            <text:p>117106</text:p>
          </table:table-cell>
          <table:table-cell office:value-type="float" office:value="21618" calcext:value-type="float">
            <text:p>21618</text:p>
          </table:table-cell>
          <table:table-cell office:value-type="float" office:value="168632" calcext:value-type="float">
            <text:p>168632</text:p>
          </table:table-cell>
          <table:table-cell office:value-type="float" office:value="202358" calcext:value-type="float">
            <text:p>202358</text:p>
          </table:table-cell>
          <table:table-cell office:value-type="float" office:value="242830" calcext:value-type="float">
            <text:p>242830</text:p>
          </table:table-cell>
          <table:table-cell office:value-type="float" office:value="291396" calcext:value-type="float">
            <text:p>291396</text:p>
          </table:table-cell>
          <table:table-cell office:value-type="float" office:value="349675" calcext:value-type="float">
            <text:p>349675</text:p>
          </table:table-cell>
          <table:table-cell office:value-type="float" office:value="1618677" calcext:value-type="float">
            <text:p>1618677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8998" calcext:value-type="float">
            <text:p>8998</text:p>
          </table:table-cell>
          <table:table-cell office:value-type="float" office:value="10798" calcext:value-type="float">
            <text:p>10798</text:p>
          </table:table-cell>
          <table:table-cell office:value-type="float" office:value="12958" calcext:value-type="float">
            <text:p>12958</text:p>
          </table:table-cell>
          <table:table-cell office:value-type="float" office:value="15550" calcext:value-type="float">
            <text:p>15550</text:p>
          </table:table-cell>
          <table:table-cell office:value-type="float" office:value="66141" calcext:value-type="float">
            <text:p>66141</text:p>
          </table:table-cell>
          <table:table-cell office:value-type="float" office:value="22392" calcext:value-type="float">
            <text:p>22392</text:p>
          </table:table-cell>
          <table:table-cell office:value-type="float" office:value="26870" calcext:value-type="float">
            <text:p>26870</text:p>
          </table:table-cell>
          <table:table-cell office:value-type="float" office:value="32244" calcext:value-type="float">
            <text:p>32244</text:p>
          </table:table-cell>
          <table:table-cell office:value-type="float" office:value="38693" calcext:value-type="float">
            <text:p>38693</text:p>
          </table:table-cell>
          <table:table-cell office:value-type="float" office:value="46432" calcext:value-type="float">
            <text:p>46432</text:p>
          </table:table-cell>
          <table:table-cell office:value-type="float" office:value="214935" calcext:value-type="float">
            <text:p>214935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86575" calcext:value-type="float">
            <text:p>86575</text:p>
          </table:table-cell>
          <table:table-cell office:value-type="float" office:value="103890" calcext:value-type="float">
            <text:p>103890</text:p>
          </table:table-cell>
          <table:table-cell office:value-type="float" office:value="124668" calcext:value-type="float">
            <text:p>124668</text:p>
          </table:table-cell>
          <table:table-cell office:value-type="float" office:value="149602" calcext:value-type="float">
            <text:p>149602</text:p>
          </table:table-cell>
          <table:table-cell office:value-type="float" office:value="14615" calcext:value-type="float">
            <text:p>14615</text:p>
          </table:table-cell>
          <table:table-cell office:value-type="float" office:value="215426" calcext:value-type="float">
            <text:p>215426</text:p>
          </table:table-cell>
          <table:table-cell office:value-type="float" office:value="258511" calcext:value-type="float">
            <text:p>258511</text:p>
          </table:table-cell>
          <table:table-cell office:value-type="float" office:value="310213" calcext:value-type="float">
            <text:p>310213</text:p>
          </table:table-cell>
          <table:table-cell office:value-type="float" office:value="372256" calcext:value-type="float">
            <text:p>372256</text:p>
          </table:table-cell>
          <table:table-cell office:value-type="float" office:value="446707" calcext:value-type="float">
            <text:p>446707</text:p>
          </table:table-cell>
          <table:table-cell office:value-type="float" office:value="2067848" calcext:value-type="float">
            <text:p>2067848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4617" calcext:value-type="float">
            <text:p>4617</text:p>
          </table:table-cell>
          <table:table-cell office:value-type="float" office:value="5540" calcext:value-type="float">
            <text:p>5540</text:p>
          </table:table-cell>
          <table:table-cell office:value-type="float" office:value="6648" calcext:value-type="float">
            <text:p>6648</text:p>
          </table:table-cell>
          <table:table-cell office:value-type="float" office:value="7978" calcext:value-type="float">
            <text:p>7978</text:p>
          </table:table-cell>
          <table:table-cell office:value-type="float" office:value="13395" calcext:value-type="float">
            <text:p>13395</text:p>
          </table:table-cell>
          <table:table-cell office:value-type="float" office:value="11489" calcext:value-type="float">
            <text:p>11489</text:p>
          </table:table-cell>
          <table:table-cell office:value-type="float" office:value="13787" calcext:value-type="float">
            <text:p>13787</text:p>
          </table:table-cell>
          <table:table-cell office:value-type="float" office:value="16544" calcext:value-type="float">
            <text:p>16544</text:p>
          </table:table-cell>
          <table:table-cell office:value-type="float" office:value="19853" calcext:value-type="float">
            <text:p>19853</text:p>
          </table:table-cell>
          <table:table-cell office:value-type="float" office:value="23824" calcext:value-type="float">
            <text:p>23824</text:p>
          </table:table-cell>
          <table:table-cell office:value-type="float" office:value="110280" calcext:value-type="float">
            <text:p>110280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24966" calcext:value-type="float">
            <text:p>24966</text:p>
          </table:table-cell>
          <table:table-cell office:value-type="float" office:value="29959" calcext:value-type="float">
            <text:p>29959</text:p>
          </table:table-cell>
          <table:table-cell office:value-type="float" office:value="35951" calcext:value-type="float">
            <text:p>35951</text:p>
          </table:table-cell>
          <table:table-cell office:value-type="float" office:value="43141" calcext:value-type="float">
            <text:p>43141</text:p>
          </table:table-cell>
          <table:table-cell office:value-type="float" office:value="68208" calcext:value-type="float">
            <text:p>68208</text:p>
          </table:table-cell>
          <table:table-cell office:value-type="float" office:value="62123" calcext:value-type="float">
            <text:p>62123</text:p>
          </table:table-cell>
          <table:table-cell office:value-type="float" office:value="74548" calcext:value-type="float">
            <text:p>74548</text:p>
          </table:table-cell>
          <table:table-cell office:value-type="float" office:value="89458" calcext:value-type="float">
            <text:p>89458</text:p>
          </table:table-cell>
          <table:table-cell office:value-type="float" office:value="107350" calcext:value-type="float">
            <text:p>107350</text:p>
          </table:table-cell>
          <table:table-cell office:value-type="float" office:value="128820" calcext:value-type="float">
            <text:p>128820</text:p>
          </table:table-cell>
          <table:table-cell office:value-type="float" office:value="596316" calcext:value-type="float">
            <text:p>596316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4702" calcext:value-type="float">
            <text:p>24702</text:p>
          </table:table-cell>
          <table:table-cell office:value-type="float" office:value="29642" calcext:value-type="float">
            <text:p>29642</text:p>
          </table:table-cell>
          <table:table-cell office:value-type="float" office:value="35570" calcext:value-type="float">
            <text:p>35570</text:p>
          </table:table-cell>
          <table:table-cell office:value-type="float" office:value="42684" calcext:value-type="float">
            <text:p>42684</text:p>
          </table:table-cell>
          <table:table-cell office:value-type="float" office:value="43545" calcext:value-type="float">
            <text:p>43545</text:p>
          </table:table-cell>
          <table:table-cell office:value-type="float" office:value="61465" calcext:value-type="float">
            <text:p>61465</text:p>
          </table:table-cell>
          <table:table-cell office:value-type="float" office:value="73758" calcext:value-type="float">
            <text:p>73758</text:p>
          </table:table-cell>
          <table:table-cell office:value-type="float" office:value="88510" calcext:value-type="float">
            <text:p>88510</text:p>
          </table:table-cell>
          <table:table-cell office:value-type="float" office:value="106212" calcext:value-type="float">
            <text:p>106212</text:p>
          </table:table-cell>
          <table:table-cell office:value-type="float" office:value="127454" calcext:value-type="float">
            <text:p>127454</text:p>
          </table:table-cell>
          <table:table-cell office:value-type="float" office:value="589997" calcext:value-type="float">
            <text:p>589997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40827" calcext:value-type="float">
            <text:p>40827</text:p>
          </table:table-cell>
          <table:table-cell office:value-type="float" office:value="48992" calcext:value-type="float">
            <text:p>48992</text:p>
          </table:table-cell>
          <table:table-cell office:value-type="float" office:value="58790" calcext:value-type="float">
            <text:p>58790</text:p>
          </table:table-cell>
          <table:table-cell office:value-type="float" office:value="70548" calcext:value-type="float">
            <text:p>70548</text:p>
          </table:table-cell>
          <table:table-cell office:value-type="float" office:value="69797" calcext:value-type="float">
            <text:p>69797</text:p>
          </table:table-cell>
          <table:table-cell office:value-type="float" office:value="101590" calcext:value-type="float">
            <text:p>101590</text:p>
          </table:table-cell>
          <table:table-cell office:value-type="float" office:value="121908" calcext:value-type="float">
            <text:p>121908</text:p>
          </table:table-cell>
          <table:table-cell office:value-type="float" office:value="146290" calcext:value-type="float">
            <text:p>146290</text:p>
          </table:table-cell>
          <table:table-cell office:value-type="float" office:value="175548" calcext:value-type="float">
            <text:p>175548</text:p>
          </table:table-cell>
          <table:table-cell office:value-type="float" office:value="210658" calcext:value-type="float">
            <text:p>210658</text:p>
          </table:table-cell>
          <table:table-cell office:value-type="float" office:value="975151" calcext:value-type="float">
            <text:p>975151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6757" calcext:value-type="float">
            <text:p>6757</text:p>
          </table:table-cell>
          <table:table-cell office:value-type="float" office:value="8108" calcext:value-type="float">
            <text:p>8108</text:p>
          </table:table-cell>
          <table:table-cell office:value-type="float" office:value="9730" calcext:value-type="float">
            <text:p>9730</text:p>
          </table:table-cell>
          <table:table-cell office:value-type="float" office:value="11676" calcext:value-type="float">
            <text:p>11676</text:p>
          </table:table-cell>
          <table:table-cell office:value-type="float" office:value="62422" calcext:value-type="float">
            <text:p>62422</text:p>
          </table:table-cell>
          <table:table-cell office:value-type="float" office:value="16813" calcext:value-type="float">
            <text:p>16813</text:p>
          </table:table-cell>
          <table:table-cell office:value-type="float" office:value="20176" calcext:value-type="float">
            <text:p>20176</text:p>
          </table:table-cell>
          <table:table-cell office:value-type="float" office:value="24211" calcext:value-type="float">
            <text:p>24211</text:p>
          </table:table-cell>
          <table:table-cell office:value-type="float" office:value="29053" calcext:value-type="float">
            <text:p>29053</text:p>
          </table:table-cell>
          <table:table-cell office:value-type="float" office:value="34864" calcext:value-type="float">
            <text:p>34864</text:p>
          </table:table-cell>
          <table:table-cell office:value-type="float" office:value="161388" calcext:value-type="float">
            <text:p>161388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133" calcext:value-type="float">
            <text:p>1133</text:p>
          </table:table-cell>
          <table:table-cell office:value-type="float" office:value="1360" calcext:value-type="float">
            <text:p>1360</text:p>
          </table:table-cell>
          <table:table-cell office:value-type="float" office:value="1632" calcext:value-type="float">
            <text:p>1632</text:p>
          </table:table-cell>
          <table:table-cell office:value-type="float" office:value="1958" calcext:value-type="float">
            <text:p>1958</text:p>
          </table:table-cell>
          <table:table-cell office:value-type="float" office:value="91274" calcext:value-type="float">
            <text:p>91274</text:p>
          </table:table-cell>
          <table:table-cell office:value-type="float" office:value="2820" calcext:value-type="float">
            <text:p>2820</text:p>
          </table:table-cell>
          <table:table-cell office:value-type="float" office:value="3384" calcext:value-type="float">
            <text:p>3384</text:p>
          </table:table-cell>
          <table:table-cell office:value-type="float" office:value="4061" calcext:value-type="float">
            <text:p>4061</text:p>
          </table:table-cell>
          <table:table-cell office:value-type="float" office:value="4873" calcext:value-type="float">
            <text:p>4873</text:p>
          </table:table-cell>
          <table:table-cell office:value-type="float" office:value="5848" calcext:value-type="float">
            <text:p>5848</text:p>
          </table:table-cell>
          <table:table-cell office:value-type="float" office:value="27069" calcext:value-type="float">
            <text:p>27069</text:p>
          </table:table-cell>
          <table:table-cell office:value-type="string" calcext:value-type="string">
            <text:p>Medium Number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50092" calcext:value-type="float">
            <text:p>50092</text:p>
          </table:table-cell>
          <table:table-cell office:value-type="float" office:value="60110" calcext:value-type="float">
            <text:p>60110</text:p>
          </table:table-cell>
          <table:table-cell office:value-type="float" office:value="72132" calcext:value-type="float">
            <text:p>72132</text:p>
          </table:table-cell>
          <table:table-cell office:value-type="float" office:value="86558" calcext:value-type="float">
            <text:p>86558</text:p>
          </table:table-cell>
          <table:table-cell office:value-type="float" office:value="93687" calcext:value-type="float">
            <text:p>93687</text:p>
          </table:table-cell>
          <table:table-cell office:value-type="float" office:value="124644" calcext:value-type="float">
            <text:p>124644</text:p>
          </table:table-cell>
          <table:table-cell office:value-type="float" office:value="149573" calcext:value-type="float">
            <text:p>149573</text:p>
          </table:table-cell>
          <table:table-cell office:value-type="float" office:value="179488" calcext:value-type="float">
            <text:p>179488</text:p>
          </table:table-cell>
          <table:table-cell office:value-type="float" office:value="215386" calcext:value-type="float">
            <text:p>215386</text:p>
          </table:table-cell>
          <table:table-cell office:value-type="float" office:value="258463" calcext:value-type="float">
            <text:p>258463</text:p>
          </table:table-cell>
          <table:table-cell office:value-type="float" office:value="1196446" calcext:value-type="float">
            <text:p>1196446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69846" calcext:value-type="float">
            <text:p>69846</text:p>
          </table:table-cell>
          <table:table-cell office:value-type="float" office:value="83815" calcext:value-type="float">
            <text:p>83815</text:p>
          </table:table-cell>
          <table:table-cell office:value-type="float" office:value="100578" calcext:value-type="float">
            <text:p>100578</text:p>
          </table:table-cell>
          <table:table-cell office:value-type="float" office:value="120694" calcext:value-type="float">
            <text:p>120694</text:p>
          </table:table-cell>
          <table:table-cell office:value-type="float" office:value="7874" calcext:value-type="float">
            <text:p>7874</text:p>
          </table:table-cell>
          <table:table-cell office:value-type="float" office:value="173800" calcext:value-type="float">
            <text:p>173800</text:p>
          </table:table-cell>
          <table:table-cell office:value-type="float" office:value="208560" calcext:value-type="float">
            <text:p>208560</text:p>
          </table:table-cell>
          <table:table-cell office:value-type="float" office:value="250272" calcext:value-type="float">
            <text:p>250272</text:p>
          </table:table-cell>
          <table:table-cell office:value-type="float" office:value="300326" calcext:value-type="float">
            <text:p>300326</text:p>
          </table:table-cell>
          <table:table-cell office:value-type="float" office:value="360391" calcext:value-type="float">
            <text:p>360391</text:p>
          </table:table-cell>
          <table:table-cell office:value-type="float" office:value="1668282" calcext:value-type="float">
            <text:p>1668282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67801" calcext:value-type="float">
            <text:p>67801</text:p>
          </table:table-cell>
          <table:table-cell office:value-type="float" office:value="81361" calcext:value-type="float">
            <text:p>81361</text:p>
          </table:table-cell>
          <table:table-cell office:value-type="float" office:value="97633" calcext:value-type="float">
            <text:p>97633</text:p>
          </table:table-cell>
          <table:table-cell office:value-type="float" office:value="117160" calcext:value-type="float">
            <text:p>117160</text:p>
          </table:table-cell>
          <table:table-cell office:value-type="float" office:value="67520" calcext:value-type="float">
            <text:p>67520</text:p>
          </table:table-cell>
          <table:table-cell office:value-type="float" office:value="168710" calcext:value-type="float">
            <text:p>168710</text:p>
          </table:table-cell>
          <table:table-cell office:value-type="float" office:value="202452" calcext:value-type="float">
            <text:p>202452</text:p>
          </table:table-cell>
          <table:table-cell office:value-type="float" office:value="242942" calcext:value-type="float">
            <text:p>242942</text:p>
          </table:table-cell>
          <table:table-cell office:value-type="float" office:value="291530" calcext:value-type="float">
            <text:p>291530</text:p>
          </table:table-cell>
          <table:table-cell office:value-type="float" office:value="349836" calcext:value-type="float">
            <text:p>349836</text:p>
          </table:table-cell>
          <table:table-cell office:value-type="float" office:value="1619425" calcext:value-type="float">
            <text:p>1619425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7461" calcext:value-type="float">
            <text:p>17461</text:p>
          </table:table-cell>
          <table:table-cell office:value-type="float" office:value="20953" calcext:value-type="float">
            <text:p>20953</text:p>
          </table:table-cell>
          <table:table-cell office:value-type="float" office:value="25144" calcext:value-type="float">
            <text:p>25144</text:p>
          </table:table-cell>
          <table:table-cell office:value-type="float" office:value="30173" calcext:value-type="float">
            <text:p>30173</text:p>
          </table:table-cell>
          <table:table-cell office:value-type="float" office:value="42653" calcext:value-type="float">
            <text:p>42653</text:p>
          </table:table-cell>
          <table:table-cell office:value-type="float" office:value="43450" calcext:value-type="float">
            <text:p>43450</text:p>
          </table:table-cell>
          <table:table-cell office:value-type="float" office:value="52140" calcext:value-type="float">
            <text:p>52140</text:p>
          </table:table-cell>
          <table:table-cell office:value-type="float" office:value="62568" calcext:value-type="float">
            <text:p>62568</text:p>
          </table:table-cell>
          <table:table-cell office:value-type="float" office:value="75082" calcext:value-type="float">
            <text:p>75082</text:p>
          </table:table-cell>
          <table:table-cell office:value-type="float" office:value="90098" calcext:value-type="float">
            <text:p>90098</text:p>
          </table:table-cell>
          <table:table-cell office:value-type="float" office:value="417069" calcext:value-type="float">
            <text:p>417069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43618" calcext:value-type="float">
            <text:p>43618</text:p>
          </table:table-cell>
          <table:table-cell office:value-type="float" office:value="52342" calcext:value-type="float">
            <text:p>52342</text:p>
          </table:table-cell>
          <table:table-cell office:value-type="float" office:value="62810" calcext:value-type="float">
            <text:p>62810</text:p>
          </table:table-cell>
          <table:table-cell office:value-type="float" office:value="75372" calcext:value-type="float">
            <text:p>75372</text:p>
          </table:table-cell>
          <table:table-cell office:value-type="float" office:value="8108" calcext:value-type="float">
            <text:p>8108</text:p>
          </table:table-cell>
          <table:table-cell office:value-type="float" office:value="108535" calcext:value-type="float">
            <text:p>108535</text:p>
          </table:table-cell>
          <table:table-cell office:value-type="float" office:value="130242" calcext:value-type="float">
            <text:p>130242</text:p>
          </table:table-cell>
          <table:table-cell office:value-type="float" office:value="156290" calcext:value-type="float">
            <text:p>156290</text:p>
          </table:table-cell>
          <table:table-cell office:value-type="float" office:value="187548" calcext:value-type="float">
            <text:p>187548</text:p>
          </table:table-cell>
          <table:table-cell office:value-type="float" office:value="225058" calcext:value-type="float">
            <text:p>225058</text:p>
          </table:table-cell>
          <table:table-cell office:value-type="float" office:value="1041815" calcext:value-type="float">
            <text:p>1041815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43376" calcext:value-type="float">
            <text:p>43376</text:p>
          </table:table-cell>
          <table:table-cell office:value-type="float" office:value="52051" calcext:value-type="float">
            <text:p>52051</text:p>
          </table:table-cell>
          <table:table-cell office:value-type="float" office:value="62461" calcext:value-type="float">
            <text:p>62461</text:p>
          </table:table-cell>
          <table:table-cell office:value-type="float" office:value="74953" calcext:value-type="float">
            <text:p>74953</text:p>
          </table:table-cell>
          <table:table-cell office:value-type="float" office:value="67901" calcext:value-type="float">
            <text:p>67901</text:p>
          </table:table-cell>
          <table:table-cell office:value-type="float" office:value="107933" calcext:value-type="float">
            <text:p>107933</text:p>
          </table:table-cell>
          <table:table-cell office:value-type="float" office:value="129520" calcext:value-type="float">
            <text:p>129520</text:p>
          </table:table-cell>
          <table:table-cell office:value-type="float" office:value="155424" calcext:value-type="float">
            <text:p>155424</text:p>
          </table:table-cell>
          <table:table-cell office:value-type="float" office:value="186509" calcext:value-type="float">
            <text:p>186509</text:p>
          </table:table-cell>
          <table:table-cell office:value-type="float" office:value="223811" calcext:value-type="float">
            <text:p>223811</text:p>
          </table:table-cell>
          <table:table-cell office:value-type="float" office:value="1036038" calcext:value-type="float">
            <text:p>1036038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41905" calcext:value-type="float">
            <text:p>41905</text:p>
          </table:table-cell>
          <table:table-cell office:value-type="float" office:value="50286" calcext:value-type="float">
            <text:p>50286</text:p>
          </table:table-cell>
          <table:table-cell office:value-type="float" office:value="60343" calcext:value-type="float">
            <text:p>60343</text:p>
          </table:table-cell>
          <table:table-cell office:value-type="float" office:value="72412" calcext:value-type="float">
            <text:p>72412</text:p>
          </table:table-cell>
          <table:table-cell office:value-type="float" office:value="96250" calcext:value-type="float">
            <text:p>96250</text:p>
          </table:table-cell>
          <table:table-cell office:value-type="float" office:value="104273" calcext:value-type="float">
            <text:p>104273</text:p>
          </table:table-cell>
          <table:table-cell office:value-type="float" office:value="125128" calcext:value-type="float">
            <text:p>125128</text:p>
          </table:table-cell>
          <table:table-cell office:value-type="float" office:value="150154" calcext:value-type="float">
            <text:p>150154</text:p>
          </table:table-cell>
          <table:table-cell office:value-type="float" office:value="180185" calcext:value-type="float">
            <text:p>180185</text:p>
          </table:table-cell>
          <table:table-cell office:value-type="float" office:value="216222" calcext:value-type="float">
            <text:p>216222</text:p>
          </table:table-cell>
          <table:table-cell office:value-type="float" office:value="1000908" calcext:value-type="float">
            <text:p>1000908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49238" calcext:value-type="float">
            <text:p>49238</text:p>
          </table:table-cell>
          <table:table-cell office:value-type="float" office:value="59086" calcext:value-type="float">
            <text:p>59086</text:p>
          </table:table-cell>
          <table:table-cell office:value-type="float" office:value="70903" calcext:value-type="float">
            <text:p>70903</text:p>
          </table:table-cell>
          <table:table-cell office:value-type="float" office:value="85084" calcext:value-type="float">
            <text:p>85084</text:p>
          </table:table-cell>
          <table:table-cell office:value-type="float" office:value="87409" calcext:value-type="float">
            <text:p>87409</text:p>
          </table:table-cell>
          <table:table-cell office:value-type="float" office:value="122521" calcext:value-type="float">
            <text:p>122521</text:p>
          </table:table-cell>
          <table:table-cell office:value-type="float" office:value="147025" calcext:value-type="float">
            <text:p>147025</text:p>
          </table:table-cell>
          <table:table-cell office:value-type="float" office:value="176430" calcext:value-type="float">
            <text:p>176430</text:p>
          </table:table-cell>
          <table:table-cell office:value-type="float" office:value="211716" calcext:value-type="float">
            <text:p>211716</text:p>
          </table:table-cell>
          <table:table-cell office:value-type="float" office:value="254059" calcext:value-type="float">
            <text:p>254059</text:p>
          </table:table-cell>
          <table:table-cell office:value-type="float" office:value="1176062" calcext:value-type="float">
            <text:p>1176062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73526" calcext:value-type="float">
            <text:p>73526</text:p>
          </table:table-cell>
          <table:table-cell office:value-type="float" office:value="88231" calcext:value-type="float">
            <text:p>88231</text:p>
          </table:table-cell>
          <table:table-cell office:value-type="float" office:value="105877" calcext:value-type="float">
            <text:p>105877</text:p>
          </table:table-cell>
          <table:table-cell office:value-type="float" office:value="127052" calcext:value-type="float">
            <text:p>127052</text:p>
          </table:table-cell>
          <table:table-cell office:value-type="float" office:value="67017" calcext:value-type="float">
            <text:p>67017</text:p>
          </table:table-cell>
          <table:table-cell office:value-type="float" office:value="182954" calcext:value-type="float">
            <text:p>182954</text:p>
          </table:table-cell>
          <table:table-cell office:value-type="float" office:value="219545" calcext:value-type="float">
            <text:p>219545</text:p>
          </table:table-cell>
          <table:table-cell office:value-type="float" office:value="263454" calcext:value-type="float">
            <text:p>263454</text:p>
          </table:table-cell>
          <table:table-cell office:value-type="float" office:value="316145" calcext:value-type="float">
            <text:p>316145</text:p>
          </table:table-cell>
          <table:table-cell office:value-type="float" office:value="379374" calcext:value-type="float">
            <text:p>379374</text:p>
          </table:table-cell>
          <table:table-cell office:value-type="float" office:value="1756158" calcext:value-type="float">
            <text:p>1756158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78773" calcext:value-type="float">
            <text:p>78773</text:p>
          </table:table-cell>
          <table:table-cell office:value-type="float" office:value="94528" calcext:value-type="float">
            <text:p>94528</text:p>
          </table:table-cell>
          <table:table-cell office:value-type="float" office:value="113434" calcext:value-type="float">
            <text:p>113434</text:p>
          </table:table-cell>
          <table:table-cell office:value-type="float" office:value="136121" calcext:value-type="float">
            <text:p>136121</text:p>
          </table:table-cell>
          <table:table-cell office:value-type="float" office:value="53972" calcext:value-type="float">
            <text:p>53972</text:p>
          </table:table-cell>
          <table:table-cell office:value-type="float" office:value="196014" calcext:value-type="float">
            <text:p>196014</text:p>
          </table:table-cell>
          <table:table-cell office:value-type="float" office:value="235217" calcext:value-type="float">
            <text:p>235217</text:p>
          </table:table-cell>
          <table:table-cell office:value-type="float" office:value="282260" calcext:value-type="float">
            <text:p>282260</text:p>
          </table:table-cell>
          <table:table-cell office:value-type="float" office:value="338712" calcext:value-type="float">
            <text:p>338712</text:p>
          </table:table-cell>
          <table:table-cell office:value-type="float" office:value="406454" calcext:value-type="float">
            <text:p>406454</text:p>
          </table:table-cell>
          <table:table-cell office:value-type="float" office:value="1881513" calcext:value-type="float">
            <text:p>1881513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51055" calcext:value-type="float">
            <text:p>51055</text:p>
          </table:table-cell>
          <table:table-cell office:value-type="float" office:value="61266" calcext:value-type="float">
            <text:p>61266</text:p>
          </table:table-cell>
          <table:table-cell office:value-type="float" office:value="73519" calcext:value-type="float">
            <text:p>73519</text:p>
          </table:table-cell>
          <table:table-cell office:value-type="float" office:value="88223" calcext:value-type="float">
            <text:p>88223</text:p>
          </table:table-cell>
          <table:table-cell office:value-type="float" office:value="20917" calcext:value-type="float">
            <text:p>20917</text:p>
          </table:table-cell>
          <table:table-cell office:value-type="float" office:value="127042" calcext:value-type="float">
            <text:p>127042</text:p>
          </table:table-cell>
          <table:table-cell office:value-type="float" office:value="152450" calcext:value-type="float">
            <text:p>152450</text:p>
          </table:table-cell>
          <table:table-cell office:value-type="float" office:value="182940" calcext:value-type="float">
            <text:p>182940</text:p>
          </table:table-cell>
          <table:table-cell office:value-type="float" office:value="219528" calcext:value-type="float">
            <text:p>219528</text:p>
          </table:table-cell>
          <table:table-cell office:value-type="float" office:value="263434" calcext:value-type="float">
            <text:p>263434</text:p>
          </table:table-cell>
          <table:table-cell office:value-type="float" office:value="1219457" calcext:value-type="float">
            <text:p>1219457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7711" calcext:value-type="float">
            <text:p>17711</text:p>
          </table:table-cell>
          <table:table-cell office:value-type="float" office:value="21253" calcext:value-type="float">
            <text:p>21253</text:p>
          </table:table-cell>
          <table:table-cell office:value-type="float" office:value="25504" calcext:value-type="float">
            <text:p>25504</text:p>
          </table:table-cell>
          <table:table-cell office:value-type="float" office:value="30605" calcext:value-type="float">
            <text:p>30605</text:p>
          </table:table-cell>
          <table:table-cell office:value-type="float" office:value="77597" calcext:value-type="float">
            <text:p>77597</text:p>
          </table:table-cell>
          <table:table-cell office:value-type="float" office:value="44071" calcext:value-type="float">
            <text:p>44071</text:p>
          </table:table-cell>
          <table:table-cell office:value-type="float" office:value="52885" calcext:value-type="float">
            <text:p>52885</text:p>
          </table:table-cell>
          <table:table-cell office:value-type="float" office:value="63462" calcext:value-type="float">
            <text:p>63462</text:p>
          </table:table-cell>
          <table:table-cell office:value-type="float" office:value="76154" calcext:value-type="float">
            <text:p>76154</text:p>
          </table:table-cell>
          <table:table-cell office:value-type="float" office:value="91385" calcext:value-type="float">
            <text:p>91385</text:p>
          </table:table-cell>
          <table:table-cell office:value-type="float" office:value="423030" calcext:value-type="float">
            <text:p>423030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33289" calcext:value-type="float">
            <text:p>33289</text:p>
          </table:table-cell>
          <table:table-cell office:value-type="float" office:value="39947" calcext:value-type="float">
            <text:p>39947</text:p>
          </table:table-cell>
          <table:table-cell office:value-type="float" office:value="47936" calcext:value-type="float">
            <text:p>47936</text:p>
          </table:table-cell>
          <table:table-cell office:value-type="float" office:value="57523" calcext:value-type="float">
            <text:p>57523</text:p>
          </table:table-cell>
          <table:table-cell office:value-type="float" office:value="66209" calcext:value-type="float">
            <text:p>66209</text:p>
          </table:table-cell>
          <table:table-cell office:value-type="float" office:value="82834" calcext:value-type="float">
            <text:p>82834</text:p>
          </table:table-cell>
          <table:table-cell office:value-type="float" office:value="99401" calcext:value-type="float">
            <text:p>99401</text:p>
          </table:table-cell>
          <table:table-cell office:value-type="float" office:value="119281" calcext:value-type="float">
            <text:p>119281</text:p>
          </table:table-cell>
          <table:table-cell office:value-type="float" office:value="143137" calcext:value-type="float">
            <text:p>143137</text:p>
          </table:table-cell>
          <table:table-cell office:value-type="float" office:value="171764" calcext:value-type="float">
            <text:p>171764</text:p>
          </table:table-cell>
          <table:table-cell office:value-type="float" office:value="795112" calcext:value-type="float">
            <text:p>795112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669" calcext:value-type="float">
            <text:p>6669</text:p>
          </table:table-cell>
          <table:table-cell office:value-type="float" office:value="8003" calcext:value-type="float">
            <text:p>8003</text:p>
          </table:table-cell>
          <table:table-cell office:value-type="float" office:value="9604" calcext:value-type="float">
            <text:p>9604</text:p>
          </table:table-cell>
          <table:table-cell office:value-type="float" office:value="11525" calcext:value-type="float">
            <text:p>11525</text:p>
          </table:table-cell>
          <table:table-cell office:value-type="float" office:value="69119" calcext:value-type="float">
            <text:p>69119</text:p>
          </table:table-cell>
          <table:table-cell office:value-type="float" office:value="16596" calcext:value-type="float">
            <text:p>16596</text:p>
          </table:table-cell>
          <table:table-cell office:value-type="float" office:value="19915" calcext:value-type="float">
            <text:p>19915</text:p>
          </table:table-cell>
          <table:table-cell office:value-type="float" office:value="23898" calcext:value-type="float">
            <text:p>23898</text:p>
          </table:table-cell>
          <table:table-cell office:value-type="float" office:value="28678" calcext:value-type="float">
            <text:p>28678</text:p>
          </table:table-cell>
          <table:table-cell office:value-type="float" office:value="34414" calcext:value-type="float">
            <text:p>34414</text:p>
          </table:table-cell>
          <table:table-cell office:value-type="float" office:value="159302" calcext:value-type="float">
            <text:p>159302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42377" calcext:value-type="float">
            <text:p>42377</text:p>
          </table:table-cell>
          <table:table-cell office:value-type="float" office:value="50852" calcext:value-type="float">
            <text:p>50852</text:p>
          </table:table-cell>
          <table:table-cell office:value-type="float" office:value="61022" calcext:value-type="float">
            <text:p>61022</text:p>
          </table:table-cell>
          <table:table-cell office:value-type="float" office:value="73226" calcext:value-type="float">
            <text:p>73226</text:p>
          </table:table-cell>
          <table:table-cell office:value-type="float" office:value="4995" calcext:value-type="float">
            <text:p>4995</text:p>
          </table:table-cell>
          <table:table-cell office:value-type="float" office:value="105445" calcext:value-type="float">
            <text:p>105445</text:p>
          </table:table-cell>
          <table:table-cell office:value-type="float" office:value="126534" calcext:value-type="float">
            <text:p>126534</text:p>
          </table:table-cell>
          <table:table-cell office:value-type="float" office:value="151841" calcext:value-type="float">
            <text:p>151841</text:p>
          </table:table-cell>
          <table:table-cell office:value-type="float" office:value="182209" calcext:value-type="float">
            <text:p>182209</text:p>
          </table:table-cell>
          <table:table-cell office:value-type="float" office:value="218651" calcext:value-type="float">
            <text:p>218651</text:p>
          </table:table-cell>
          <table:table-cell office:value-type="float" office:value="1012157" calcext:value-type="float">
            <text:p>1012157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74740" calcext:value-type="float">
            <text:p>74740</text:p>
          </table:table-cell>
          <table:table-cell office:value-type="float" office:value="89688" calcext:value-type="float">
            <text:p>89688</text:p>
          </table:table-cell>
          <table:table-cell office:value-type="float" office:value="107626" calcext:value-type="float">
            <text:p>107626</text:p>
          </table:table-cell>
          <table:table-cell office:value-type="float" office:value="129151" calcext:value-type="float">
            <text:p>129151</text:p>
          </table:table-cell>
          <table:table-cell office:value-type="float" office:value="31396" calcext:value-type="float">
            <text:p>31396</text:p>
          </table:table-cell>
          <table:table-cell office:value-type="float" office:value="185977" calcext:value-type="float">
            <text:p>185977</text:p>
          </table:table-cell>
          <table:table-cell office:value-type="float" office:value="223172" calcext:value-type="float">
            <text:p>223172</text:p>
          </table:table-cell>
          <table:table-cell office:value-type="float" office:value="267806" calcext:value-type="float">
            <text:p>267806</text:p>
          </table:table-cell>
          <table:table-cell office:value-type="float" office:value="321367" calcext:value-type="float">
            <text:p>321367</text:p>
          </table:table-cell>
          <table:table-cell office:value-type="float" office:value="385640" calcext:value-type="float">
            <text:p>385640</text:p>
          </table:table-cell>
          <table:table-cell office:value-type="float" office:value="1785167" calcext:value-type="float">
            <text:p>1785167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9787" calcext:value-type="float">
            <text:p>19787</text:p>
          </table:table-cell>
          <table:table-cell office:value-type="float" office:value="23744" calcext:value-type="float">
            <text:p>23744</text:p>
          </table:table-cell>
          <table:table-cell office:value-type="float" office:value="28493" calcext:value-type="float">
            <text:p>28493</text:p>
          </table:table-cell>
          <table:table-cell office:value-type="float" office:value="34192" calcext:value-type="float">
            <text:p>34192</text:p>
          </table:table-cell>
          <table:table-cell office:value-type="float" office:value="28497" calcext:value-type="float">
            <text:p>28497</text:p>
          </table:table-cell>
          <table:table-cell office:value-type="float" office:value="49236" calcext:value-type="float">
            <text:p>49236</text:p>
          </table:table-cell>
          <table:table-cell office:value-type="float" office:value="59083" calcext:value-type="float">
            <text:p>59083</text:p>
          </table:table-cell>
          <table:table-cell office:value-type="float" office:value="70900" calcext:value-type="float">
            <text:p>70900</text:p>
          </table:table-cell>
          <table:table-cell office:value-type="float" office:value="85080" calcext:value-type="float">
            <text:p>85080</text:p>
          </table:table-cell>
          <table:table-cell office:value-type="float" office:value="102096" calcext:value-type="float">
            <text:p>102096</text:p>
          </table:table-cell>
          <table:table-cell office:value-type="float" office:value="472611" calcext:value-type="float">
            <text:p>472611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36973" calcext:value-type="float">
            <text:p>36973</text:p>
          </table:table-cell>
          <table:table-cell office:value-type="float" office:value="44368" calcext:value-type="float">
            <text:p>44368</text:p>
          </table:table-cell>
          <table:table-cell office:value-type="float" office:value="53242" calcext:value-type="float">
            <text:p>53242</text:p>
          </table:table-cell>
          <table:table-cell office:value-type="float" office:value="63890" calcext:value-type="float">
            <text:p>63890</text:p>
          </table:table-cell>
          <table:table-cell office:value-type="float" office:value="95926" calcext:value-type="float">
            <text:p>95926</text:p>
          </table:table-cell>
          <table:table-cell office:value-type="float" office:value="92002" calcext:value-type="float">
            <text:p>92002</text:p>
          </table:table-cell>
          <table:table-cell office:value-type="float" office:value="110402" calcext:value-type="float">
            <text:p>110402</text:p>
          </table:table-cell>
          <table:table-cell office:value-type="float" office:value="132482" calcext:value-type="float">
            <text:p>132482</text:p>
          </table:table-cell>
          <table:table-cell office:value-type="float" office:value="158978" calcext:value-type="float">
            <text:p>158978</text:p>
          </table:table-cell>
          <table:table-cell office:value-type="float" office:value="190774" calcext:value-type="float">
            <text:p>190774</text:p>
          </table:table-cell>
          <table:table-cell office:value-type="float" office:value="883111" calcext:value-type="float">
            <text:p>883111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83186" calcext:value-type="float">
            <text:p>83186</text:p>
          </table:table-cell>
          <table:table-cell office:value-type="float" office:value="99823" calcext:value-type="float">
            <text:p>99823</text:p>
          </table:table-cell>
          <table:table-cell office:value-type="float" office:value="119788" calcext:value-type="float">
            <text:p>119788</text:p>
          </table:table-cell>
          <table:table-cell office:value-type="float" office:value="143746" calcext:value-type="float">
            <text:p>143746</text:p>
          </table:table-cell>
          <table:table-cell office:value-type="float" office:value="96681" calcext:value-type="float">
            <text:p>96681</text:p>
          </table:table-cell>
          <table:table-cell office:value-type="float" office:value="206994" calcext:value-type="float">
            <text:p>206994</text:p>
          </table:table-cell>
          <table:table-cell office:value-type="float" office:value="248393" calcext:value-type="float">
            <text:p>248393</text:p>
          </table:table-cell>
          <table:table-cell office:value-type="float" office:value="298072" calcext:value-type="float">
            <text:p>298072</text:p>
          </table:table-cell>
          <table:table-cell office:value-type="float" office:value="357686" calcext:value-type="float">
            <text:p>357686</text:p>
          </table:table-cell>
          <table:table-cell office:value-type="float" office:value="429223" calcext:value-type="float">
            <text:p>429223</text:p>
          </table:table-cell>
          <table:table-cell office:value-type="float" office:value="1986911" calcext:value-type="float">
            <text:p>1986911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56576" calcext:value-type="float">
            <text:p>56576</text:p>
          </table:table-cell>
          <table:table-cell office:value-type="float" office:value="67891" calcext:value-type="float">
            <text:p>67891</text:p>
          </table:table-cell>
          <table:table-cell office:value-type="float" office:value="81469" calcext:value-type="float">
            <text:p>81469</text:p>
          </table:table-cell>
          <table:table-cell office:value-type="float" office:value="97763" calcext:value-type="float">
            <text:p>97763</text:p>
          </table:table-cell>
          <table:table-cell office:value-type="float" office:value="5858" calcext:value-type="float">
            <text:p>5858</text:p>
          </table:table-cell>
          <table:table-cell office:value-type="float" office:value="140779" calcext:value-type="float">
            <text:p>140779</text:p>
          </table:table-cell>
          <table:table-cell office:value-type="float" office:value="168935" calcext:value-type="float">
            <text:p>168935</text:p>
          </table:table-cell>
          <table:table-cell office:value-type="float" office:value="202722" calcext:value-type="float">
            <text:p>202722</text:p>
          </table:table-cell>
          <table:table-cell office:value-type="float" office:value="243266" calcext:value-type="float">
            <text:p>243266</text:p>
          </table:table-cell>
          <table:table-cell office:value-type="float" office:value="291919" calcext:value-type="float">
            <text:p>291919</text:p>
          </table:table-cell>
          <table:table-cell office:value-type="float" office:value="1351320" calcext:value-type="float">
            <text:p>1351320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3142" calcext:value-type="float">
            <text:p>3142</text:p>
          </table:table-cell>
          <table:table-cell office:value-type="float" office:value="3770" calcext:value-type="float">
            <text:p>3770</text:p>
          </table:table-cell>
          <table:table-cell office:value-type="float" office:value="4524" calcext:value-type="float">
            <text:p>4524</text:p>
          </table:table-cell>
          <table:table-cell office:value-type="float" office:value="5429" calcext:value-type="float">
            <text:p>5429</text:p>
          </table:table-cell>
          <table:table-cell office:value-type="float" office:value="87722" calcext:value-type="float">
            <text:p>87722</text:p>
          </table:table-cell>
          <table:table-cell office:value-type="float" office:value="7818" calcext:value-type="float">
            <text:p>7818</text:p>
          </table:table-cell>
          <table:table-cell office:value-type="float" office:value="9382" calcext:value-type="float">
            <text:p>9382</text:p>
          </table:table-cell>
          <table:table-cell office:value-type="float" office:value="11258" calcext:value-type="float">
            <text:p>11258</text:p>
          </table:table-cell>
          <table:table-cell office:value-type="float" office:value="13510" calcext:value-type="float">
            <text:p>13510</text:p>
          </table:table-cell>
          <table:table-cell office:value-type="float" office:value="16212" calcext:value-type="float">
            <text:p>16212</text:p>
          </table:table-cell>
          <table:table-cell office:value-type="float" office:value="75045" calcext:value-type="float">
            <text:p>75045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39529" calcext:value-type="float">
            <text:p>39529</text:p>
          </table:table-cell>
          <table:table-cell office:value-type="float" office:value="47435" calcext:value-type="float">
            <text:p>47435</text:p>
          </table:table-cell>
          <table:table-cell office:value-type="float" office:value="56922" calcext:value-type="float">
            <text:p>56922</text:p>
          </table:table-cell>
          <table:table-cell office:value-type="float" office:value="68306" calcext:value-type="float">
            <text:p>68306</text:p>
          </table:table-cell>
          <table:table-cell office:value-type="float" office:value="73469" calcext:value-type="float">
            <text:p>73469</text:p>
          </table:table-cell>
          <table:table-cell office:value-type="float" office:value="98360" calcext:value-type="float">
            <text:p>98360</text:p>
          </table:table-cell>
          <table:table-cell office:value-type="float" office:value="118032" calcext:value-type="float">
            <text:p>118032</text:p>
          </table:table-cell>
          <table:table-cell office:value-type="float" office:value="141638" calcext:value-type="float">
            <text:p>141638</text:p>
          </table:table-cell>
          <table:table-cell office:value-type="float" office:value="169966" calcext:value-type="float">
            <text:p>169966</text:p>
          </table:table-cell>
          <table:table-cell office:value-type="float" office:value="203959" calcext:value-type="float">
            <text:p>203959</text:p>
          </table:table-cell>
          <table:table-cell office:value-type="float" office:value="944147" calcext:value-type="float">
            <text:p>944147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48010" calcext:value-type="float">
            <text:p>48010</text:p>
          </table:table-cell>
          <table:table-cell office:value-type="float" office:value="57612" calcext:value-type="float">
            <text:p>57612</text:p>
          </table:table-cell>
          <table:table-cell office:value-type="float" office:value="69134" calcext:value-type="float">
            <text:p>69134</text:p>
          </table:table-cell>
          <table:table-cell office:value-type="float" office:value="82961" calcext:value-type="float">
            <text:p>82961</text:p>
          </table:table-cell>
          <table:table-cell office:value-type="float" office:value="3744" calcext:value-type="float">
            <text:p>3744</text:p>
          </table:table-cell>
          <table:table-cell office:value-type="float" office:value="119464" calcext:value-type="float">
            <text:p>119464</text:p>
          </table:table-cell>
          <table:table-cell office:value-type="float" office:value="143357" calcext:value-type="float">
            <text:p>143357</text:p>
          </table:table-cell>
          <table:table-cell office:value-type="float" office:value="172028" calcext:value-type="float">
            <text:p>172028</text:p>
          </table:table-cell>
          <table:table-cell office:value-type="float" office:value="206434" calcext:value-type="float">
            <text:p>206434</text:p>
          </table:table-cell>
          <table:table-cell office:value-type="float" office:value="247721" calcext:value-type="float">
            <text:p>247721</text:p>
          </table:table-cell>
          <table:table-cell office:value-type="float" office:value="1146721" calcext:value-type="float">
            <text:p>1146721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42503" calcext:value-type="float">
            <text:p>42503</text:p>
          </table:table-cell>
          <table:table-cell office:value-type="float" office:value="51004" calcext:value-type="float">
            <text:p>51004</text:p>
          </table:table-cell>
          <table:table-cell office:value-type="float" office:value="61205" calcext:value-type="float">
            <text:p>61205</text:p>
          </table:table-cell>
          <table:table-cell office:value-type="float" office:value="73446" calcext:value-type="float">
            <text:p>73446</text:p>
          </table:table-cell>
          <table:table-cell office:value-type="float" office:value="76899" calcext:value-type="float">
            <text:p>76899</text:p>
          </table:table-cell>
          <table:table-cell office:value-type="float" office:value="105762" calcext:value-type="float">
            <text:p>105762</text:p>
          </table:table-cell>
          <table:table-cell office:value-type="float" office:value="126914" calcext:value-type="float">
            <text:p>126914</text:p>
          </table:table-cell>
          <table:table-cell office:value-type="float" office:value="152297" calcext:value-type="float">
            <text:p>152297</text:p>
          </table:table-cell>
          <table:table-cell office:value-type="float" office:value="182756" calcext:value-type="float">
            <text:p>182756</text:p>
          </table:table-cell>
          <table:table-cell office:value-type="float" office:value="219307" calcext:value-type="float">
            <text:p>219307</text:p>
          </table:table-cell>
          <table:table-cell office:value-type="float" office:value="1015194" calcext:value-type="float">
            <text:p>1015194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82" calcext:value-type="float">
            <text:p>82</text:p>
          </table:table-cell>
          <table:table-cell office:value-type="float" office:value="98" calcext:value-type="float">
            <text:p>98</text:p>
          </table:table-cell>
          <table:table-cell office:value-type="float" office:value="118" calcext:value-type="float">
            <text:p>118</text:p>
          </table:table-cell>
          <table:table-cell office:value-type="float" office:value="142" calcext:value-type="float">
            <text:p>142</text:p>
          </table:table-cell>
          <table:table-cell office:value-type="float" office:value="47192" calcext:value-type="float">
            <text:p>47192</text:p>
          </table:table-cell>
          <table:table-cell office:value-type="float" office:value="204" calcext:value-type="float">
            <text:p>204</text:p>
          </table:table-cell>
          <table:table-cell office:value-type="float" office:value="245" calcext:value-type="float">
            <text:p>245</text:p>
          </table:table-cell>
          <table:table-cell office:value-type="float" office:value="294" calcext:value-type="float">
            <text:p>294</text:p>
          </table:table-cell>
          <table:table-cell office:value-type="float" office:value="353" calcext:value-type="float">
            <text:p>353</text:p>
          </table:table-cell>
          <table:table-cell office:value-type="float" office:value="424" calcext:value-type="float">
            <text:p>424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Small Number</text:p>
          </table:table-cell>
          <table:table-cell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58101" calcext:value-type="float">
            <text:p>58101</text:p>
          </table:table-cell>
          <table:table-cell office:value-type="float" office:value="69721" calcext:value-type="float">
            <text:p>69721</text:p>
          </table:table-cell>
          <table:table-cell office:value-type="float" office:value="83665" calcext:value-type="float">
            <text:p>83665</text:p>
          </table:table-cell>
          <table:table-cell office:value-type="float" office:value="100398" calcext:value-type="float">
            <text:p>100398</text:p>
          </table:table-cell>
          <table:table-cell office:value-type="float" office:value="30616" calcext:value-type="float">
            <text:p>30616</text:p>
          </table:table-cell>
          <table:table-cell office:value-type="float" office:value="144574" calcext:value-type="float">
            <text:p>144574</text:p>
          </table:table-cell>
          <table:table-cell office:value-type="float" office:value="173489" calcext:value-type="float">
            <text:p>173489</text:p>
          </table:table-cell>
          <table:table-cell office:value-type="float" office:value="208187" calcext:value-type="float">
            <text:p>208187</text:p>
          </table:table-cell>
          <table:table-cell office:value-type="float" office:value="249824" calcext:value-type="float">
            <text:p>249824</text:p>
          </table:table-cell>
          <table:table-cell office:value-type="float" office:value="299789" calcext:value-type="float">
            <text:p>299789</text:p>
          </table:table-cell>
          <table:table-cell office:value-type="float" office:value="1387748" calcext:value-type="float">
            <text:p>1387748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80597" calcext:value-type="float">
            <text:p>80597</text:p>
          </table:table-cell>
          <table:table-cell office:value-type="float" office:value="96716" calcext:value-type="float">
            <text:p>96716</text:p>
          </table:table-cell>
          <table:table-cell office:value-type="float" office:value="116059" calcext:value-type="float">
            <text:p>116059</text:p>
          </table:table-cell>
          <table:table-cell office:value-type="float" office:value="139271" calcext:value-type="float">
            <text:p>139271</text:p>
          </table:table-cell>
          <table:table-cell office:value-type="float" office:value="60338" calcext:value-type="float">
            <text:p>60338</text:p>
          </table:table-cell>
          <table:table-cell office:value-type="float" office:value="200550" calcext:value-type="float">
            <text:p>200550</text:p>
          </table:table-cell>
          <table:table-cell office:value-type="float" office:value="240660" calcext:value-type="float">
            <text:p>240660</text:p>
          </table:table-cell>
          <table:table-cell office:value-type="float" office:value="288792" calcext:value-type="float">
            <text:p>288792</text:p>
          </table:table-cell>
          <table:table-cell office:value-type="float" office:value="346550" calcext:value-type="float">
            <text:p>346550</text:p>
          </table:table-cell>
          <table:table-cell office:value-type="float" office:value="415860" calcext:value-type="float">
            <text:p>415860</text:p>
          </table:table-cell>
          <table:table-cell office:value-type="float" office:value="1925055" calcext:value-type="float">
            <text:p>1925055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77056" calcext:value-type="float">
            <text:p>77056</text:p>
          </table:table-cell>
          <table:table-cell office:value-type="float" office:value="92467" calcext:value-type="float">
            <text:p>92467</text:p>
          </table:table-cell>
          <table:table-cell office:value-type="float" office:value="110960" calcext:value-type="float">
            <text:p>110960</text:p>
          </table:table-cell>
          <table:table-cell office:value-type="float" office:value="133152" calcext:value-type="float">
            <text:p>133152</text:p>
          </table:table-cell>
          <table:table-cell office:value-type="float" office:value="33758" calcext:value-type="float">
            <text:p>33758</text:p>
          </table:table-cell>
          <table:table-cell office:value-type="float" office:value="191738" calcext:value-type="float">
            <text:p>191738</text:p>
          </table:table-cell>
          <table:table-cell office:value-type="float" office:value="230086" calcext:value-type="float">
            <text:p>230086</text:p>
          </table:table-cell>
          <table:table-cell office:value-type="float" office:value="276103" calcext:value-type="float">
            <text:p>276103</text:p>
          </table:table-cell>
          <table:table-cell office:value-type="float" office:value="331324" calcext:value-type="float">
            <text:p>331324</text:p>
          </table:table-cell>
          <table:table-cell office:value-type="float" office:value="397589" calcext:value-type="float">
            <text:p>397589</text:p>
          </table:table-cell>
          <table:table-cell office:value-type="float" office:value="1840475" calcext:value-type="float">
            <text:p>1840475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4533" calcext:value-type="float">
            <text:p>4533</text:p>
          </table:table-cell>
          <table:table-cell office:value-type="float" office:value="5440" calcext:value-type="float">
            <text:p>5440</text:p>
          </table:table-cell>
          <table:table-cell office:value-type="float" office:value="6528" calcext:value-type="float">
            <text:p>6528</text:p>
          </table:table-cell>
          <table:table-cell office:value-type="float" office:value="7834" calcext:value-type="float">
            <text:p>7834</text:p>
          </table:table-cell>
          <table:table-cell office:value-type="float" office:value="77288" calcext:value-type="float">
            <text:p>77288</text:p>
          </table:table-cell>
          <table:table-cell office:value-type="float" office:value="11281" calcext:value-type="float">
            <text:p>11281</text:p>
          </table:table-cell>
          <table:table-cell office:value-type="float" office:value="13537" calcext:value-type="float">
            <text:p>13537</text:p>
          </table:table-cell>
          <table:table-cell office:value-type="float" office:value="16244" calcext:value-type="float">
            <text:p>16244</text:p>
          </table:table-cell>
          <table:table-cell office:value-type="float" office:value="19493" calcext:value-type="float">
            <text:p>19493</text:p>
          </table:table-cell>
          <table:table-cell office:value-type="float" office:value="23392" calcext:value-type="float">
            <text:p>23392</text:p>
          </table:table-cell>
          <table:table-cell office:value-type="float" office:value="108282" calcext:value-type="float">
            <text:p>108282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33507" calcext:value-type="float">
            <text:p>33507</text:p>
          </table:table-cell>
          <table:table-cell office:value-type="float" office:value="40208" calcext:value-type="float">
            <text:p>40208</text:p>
          </table:table-cell>
          <table:table-cell office:value-type="float" office:value="48250" calcext:value-type="float">
            <text:p>48250</text:p>
          </table:table-cell>
          <table:table-cell office:value-type="float" office:value="57900" calcext:value-type="float">
            <text:p>57900</text:p>
          </table:table-cell>
          <table:table-cell office:value-type="float" office:value="82996" calcext:value-type="float">
            <text:p>82996</text:p>
          </table:table-cell>
          <table:table-cell office:value-type="float" office:value="83376" calcext:value-type="float">
            <text:p>83376</text:p>
          </table:table-cell>
          <table:table-cell office:value-type="float" office:value="100051" calcext:value-type="float">
            <text:p>100051</text:p>
          </table:table-cell>
          <table:table-cell office:value-type="float" office:value="120061" calcext:value-type="float">
            <text:p>120061</text:p>
          </table:table-cell>
          <table:table-cell office:value-type="float" office:value="144073" calcext:value-type="float">
            <text:p>144073</text:p>
          </table:table-cell>
          <table:table-cell office:value-type="float" office:value="172888" calcext:value-type="float">
            <text:p>172888</text:p>
          </table:table-cell>
          <table:table-cell office:value-type="float" office:value="800314" calcext:value-type="float">
            <text:p>800314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35116" calcext:value-type="float">
            <text:p>35116</text:p>
          </table:table-cell>
          <table:table-cell office:value-type="float" office:value="42139" calcext:value-type="float">
            <text:p>42139</text:p>
          </table:table-cell>
          <table:table-cell office:value-type="float" office:value="50567" calcext:value-type="float">
            <text:p>50567</text:p>
          </table:table-cell>
          <table:table-cell office:value-type="float" office:value="60680" calcext:value-type="float">
            <text:p>60680</text:p>
          </table:table-cell>
          <table:table-cell office:value-type="float" office:value="20744" calcext:value-type="float">
            <text:p>20744</text:p>
          </table:table-cell>
          <table:table-cell office:value-type="float" office:value="87379" calcext:value-type="float">
            <text:p>87379</text:p>
          </table:table-cell>
          <table:table-cell office:value-type="float" office:value="104855" calcext:value-type="float">
            <text:p>104855</text:p>
          </table:table-cell>
          <table:table-cell office:value-type="float" office:value="125826" calcext:value-type="float">
            <text:p>125826</text:p>
          </table:table-cell>
          <table:table-cell office:value-type="float" office:value="150991" calcext:value-type="float">
            <text:p>150991</text:p>
          </table:table-cell>
          <table:table-cell office:value-type="float" office:value="181189" calcext:value-type="float">
            <text:p>181189</text:p>
          </table:table-cell>
          <table:table-cell office:value-type="float" office:value="838742" calcext:value-type="float">
            <text:p>838742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33157" calcext:value-type="float">
            <text:p>33157</text:p>
          </table:table-cell>
          <table:table-cell office:value-type="float" office:value="39788" calcext:value-type="float">
            <text:p>39788</text:p>
          </table:table-cell>
          <table:table-cell office:value-type="float" office:value="47746" calcext:value-type="float">
            <text:p>47746</text:p>
          </table:table-cell>
          <table:table-cell office:value-type="float" office:value="57295" calcext:value-type="float">
            <text:p>57295</text:p>
          </table:table-cell>
          <table:table-cell office:value-type="float" office:value="30104" calcext:value-type="float">
            <text:p>30104</text:p>
          </table:table-cell>
          <table:table-cell office:value-type="float" office:value="82505" calcext:value-type="float">
            <text:p>82505</text:p>
          </table:table-cell>
          <table:table-cell office:value-type="float" office:value="99006" calcext:value-type="float">
            <text:p>99006</text:p>
          </table:table-cell>
          <table:table-cell office:value-type="float" office:value="118807" calcext:value-type="float">
            <text:p>118807</text:p>
          </table:table-cell>
          <table:table-cell office:value-type="float" office:value="142568" calcext:value-type="float">
            <text:p>142568</text:p>
          </table:table-cell>
          <table:table-cell office:value-type="float" office:value="171082" calcext:value-type="float">
            <text:p>171082</text:p>
          </table:table-cell>
          <table:table-cell office:value-type="float" office:value="791954" calcext:value-type="float">
            <text:p>791954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33040" calcext:value-type="float">
            <text:p>33040</text:p>
          </table:table-cell>
          <table:table-cell office:value-type="float" office:value="39648" calcext:value-type="float">
            <text:p>39648</text:p>
          </table:table-cell>
          <table:table-cell office:value-type="float" office:value="47578" calcext:value-type="float">
            <text:p>47578</text:p>
          </table:table-cell>
          <table:table-cell office:value-type="float" office:value="57094" calcext:value-type="float">
            <text:p>57094</text:p>
          </table:table-cell>
          <table:table-cell office:value-type="float" office:value="54581" calcext:value-type="float">
            <text:p>54581</text:p>
          </table:table-cell>
          <table:table-cell office:value-type="float" office:value="82216" calcext:value-type="float">
            <text:p>82216</text:p>
          </table:table-cell>
          <table:table-cell office:value-type="float" office:value="98659" calcext:value-type="float">
            <text:p>98659</text:p>
          </table:table-cell>
          <table:table-cell office:value-type="float" office:value="118391" calcext:value-type="float">
            <text:p>118391</text:p>
          </table:table-cell>
          <table:table-cell office:value-type="float" office:value="142069" calcext:value-type="float">
            <text:p>142069</text:p>
          </table:table-cell>
          <table:table-cell office:value-type="float" office:value="170483" calcext:value-type="float">
            <text:p>170483</text:p>
          </table:table-cell>
          <table:table-cell office:value-type="float" office:value="789178" calcext:value-type="float">
            <text:p>789178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0949" calcext:value-type="float">
            <text:p>10949</text:p>
          </table:table-cell>
          <table:table-cell office:value-type="float" office:value="13139" calcext:value-type="float">
            <text:p>13139</text:p>
          </table:table-cell>
          <table:table-cell office:value-type="float" office:value="15767" calcext:value-type="float">
            <text:p>15767</text:p>
          </table:table-cell>
          <table:table-cell office:value-type="float" office:value="18920" calcext:value-type="float">
            <text:p>18920</text:p>
          </table:table-cell>
          <table:table-cell office:value-type="float" office:value="29361" calcext:value-type="float">
            <text:p>29361</text:p>
          </table:table-cell>
          <table:table-cell office:value-type="float" office:value="27245" calcext:value-type="float">
            <text:p>27245</text:p>
          </table:table-cell>
          <table:table-cell office:value-type="float" office:value="32694" calcext:value-type="float">
            <text:p>32694</text:p>
          </table:table-cell>
          <table:table-cell office:value-type="float" office:value="39233" calcext:value-type="float">
            <text:p>39233</text:p>
          </table:table-cell>
          <table:table-cell office:value-type="float" office:value="47080" calcext:value-type="float">
            <text:p>47080</text:p>
          </table:table-cell>
          <table:table-cell office:value-type="float" office:value="56496" calcext:value-type="float">
            <text:p>56496</text:p>
          </table:table-cell>
          <table:table-cell office:value-type="float" office:value="261523" calcext:value-type="float">
            <text:p>261523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2991" calcext:value-type="float">
            <text:p>2991</text:p>
          </table:table-cell>
          <table:table-cell office:value-type="float" office:value="3589" calcext:value-type="float">
            <text:p>3589</text:p>
          </table:table-cell>
          <table:table-cell office:value-type="float" office:value="4307" calcext:value-type="float">
            <text:p>4307</text:p>
          </table:table-cell>
          <table:table-cell office:value-type="float" office:value="5168" calcext:value-type="float">
            <text:p>5168</text:p>
          </table:table-cell>
          <table:table-cell office:value-type="float" office:value="61200" calcext:value-type="float">
            <text:p>61200</text:p>
          </table:table-cell>
          <table:table-cell office:value-type="float" office:value="7442" calcext:value-type="float">
            <text:p>7442</text:p>
          </table:table-cell>
          <table:table-cell office:value-type="float" office:value="8930" calcext:value-type="float">
            <text:p>8930</text:p>
          </table:table-cell>
          <table:table-cell office:value-type="float" office:value="10716" calcext:value-type="float">
            <text:p>10716</text:p>
          </table:table-cell>
          <table:table-cell office:value-type="float" office:value="12859" calcext:value-type="float">
            <text:p>12859</text:p>
          </table:table-cell>
          <table:table-cell office:value-type="float" office:value="15431" calcext:value-type="float">
            <text:p>15431</text:p>
          </table:table-cell>
          <table:table-cell office:value-type="float" office:value="71433" calcext:value-type="float">
            <text:p>71433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9974" calcext:value-type="float">
            <text:p>9974</text:p>
          </table:table-cell>
          <table:table-cell office:value-type="float" office:value="11969" calcext:value-type="float">
            <text:p>11969</text:p>
          </table:table-cell>
          <table:table-cell office:value-type="float" office:value="14363" calcext:value-type="float">
            <text:p>14363</text:p>
          </table:table-cell>
          <table:table-cell office:value-type="float" office:value="17236" calcext:value-type="float">
            <text:p>17236</text:p>
          </table:table-cell>
          <table:table-cell office:value-type="float" office:value="82242" calcext:value-type="float">
            <text:p>82242</text:p>
          </table:table-cell>
          <table:table-cell office:value-type="float" office:value="24820" calcext:value-type="float">
            <text:p>24820</text:p>
          </table:table-cell>
          <table:table-cell office:value-type="float" office:value="29784" calcext:value-type="float">
            <text:p>29784</text:p>
          </table:table-cell>
          <table:table-cell office:value-type="float" office:value="35741" calcext:value-type="float">
            <text:p>35741</text:p>
          </table:table-cell>
          <table:table-cell office:value-type="float" office:value="42889" calcext:value-type="float">
            <text:p>42889</text:p>
          </table:table-cell>
          <table:table-cell office:value-type="float" office:value="51467" calcext:value-type="float">
            <text:p>51467</text:p>
          </table:table-cell>
          <table:table-cell office:value-type="float" office:value="238243" calcext:value-type="float">
            <text:p>238243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38185" calcext:value-type="float">
            <text:p>38185</text:p>
          </table:table-cell>
          <table:table-cell office:value-type="float" office:value="45822" calcext:value-type="float">
            <text:p>45822</text:p>
          </table:table-cell>
          <table:table-cell office:value-type="float" office:value="54986" calcext:value-type="float">
            <text:p>54986</text:p>
          </table:table-cell>
          <table:table-cell office:value-type="float" office:value="65983" calcext:value-type="float">
            <text:p>65983</text:p>
          </table:table-cell>
          <table:table-cell office:value-type="float" office:value="12803" calcext:value-type="float">
            <text:p>12803</text:p>
          </table:table-cell>
          <table:table-cell office:value-type="float" office:value="95016" calcext:value-type="float">
            <text:p>95016</text:p>
          </table:table-cell>
          <table:table-cell office:value-type="float" office:value="114019" calcext:value-type="float">
            <text:p>114019</text:p>
          </table:table-cell>
          <table:table-cell office:value-type="float" office:value="136823" calcext:value-type="float">
            <text:p>136823</text:p>
          </table:table-cell>
          <table:table-cell office:value-type="float" office:value="164188" calcext:value-type="float">
            <text:p>164188</text:p>
          </table:table-cell>
          <table:table-cell office:value-type="float" office:value="197026" calcext:value-type="float">
            <text:p>197026</text:p>
          </table:table-cell>
          <table:table-cell office:value-type="float" office:value="912048" calcext:value-type="float">
            <text:p>912048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92998" calcext:value-type="float">
            <text:p>92998</text:p>
          </table:table-cell>
          <table:table-cell office:value-type="float" office:value="111598" calcext:value-type="float">
            <text:p>111598</text:p>
          </table:table-cell>
          <table:table-cell office:value-type="float" office:value="133918" calcext:value-type="float">
            <text:p>133918</text:p>
          </table:table-cell>
          <table:table-cell office:value-type="float" office:value="160702" calcext:value-type="float">
            <text:p>160702</text:p>
          </table:table-cell>
          <table:table-cell office:value-type="float" office:value="87487" calcext:value-type="float">
            <text:p>87487</text:p>
          </table:table-cell>
          <table:table-cell office:value-type="float" office:value="231410" calcext:value-type="float">
            <text:p>231410</text:p>
          </table:table-cell>
          <table:table-cell office:value-type="float" office:value="277692" calcext:value-type="float">
            <text:p>277692</text:p>
          </table:table-cell>
          <table:table-cell office:value-type="float" office:value="333230" calcext:value-type="float">
            <text:p>333230</text:p>
          </table:table-cell>
          <table:table-cell office:value-type="float" office:value="399876" calcext:value-type="float">
            <text:p>399876</text:p>
          </table:table-cell>
          <table:table-cell office:value-type="float" office:value="479851" calcext:value-type="float">
            <text:p>479851</text:p>
          </table:table-cell>
          <table:table-cell office:value-type="float" office:value="2221275" calcext:value-type="float">
            <text:p>2221275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84655" calcext:value-type="float">
            <text:p>84655</text:p>
          </table:table-cell>
          <table:table-cell office:value-type="float" office:value="101586" calcext:value-type="float">
            <text:p>101586</text:p>
          </table:table-cell>
          <table:table-cell office:value-type="float" office:value="121903" calcext:value-type="float">
            <text:p>121903</text:p>
          </table:table-cell>
          <table:table-cell office:value-type="float" office:value="146284" calcext:value-type="float">
            <text:p>146284</text:p>
          </table:table-cell>
          <table:table-cell office:value-type="float" office:value="7070" calcext:value-type="float">
            <text:p>7070</text:p>
          </table:table-cell>
          <table:table-cell office:value-type="float" office:value="210649" calcext:value-type="float">
            <text:p>210649</text:p>
          </table:table-cell>
          <table:table-cell office:value-type="float" office:value="252779" calcext:value-type="float">
            <text:p>252779</text:p>
          </table:table-cell>
          <table:table-cell office:value-type="float" office:value="303335" calcext:value-type="float">
            <text:p>303335</text:p>
          </table:table-cell>
          <table:table-cell office:value-type="float" office:value="364002" calcext:value-type="float">
            <text:p>364002</text:p>
          </table:table-cell>
          <table:table-cell office:value-type="float" office:value="436802" calcext:value-type="float">
            <text:p>436802</text:p>
          </table:table-cell>
          <table:table-cell office:value-type="float" office:value="2021995" calcext:value-type="float">
            <text:p>2021995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94770" calcext:value-type="float">
            <text:p>94770</text:p>
          </table:table-cell>
          <table:table-cell office:value-type="float" office:value="113724" calcext:value-type="float">
            <text:p>113724</text:p>
          </table:table-cell>
          <table:table-cell office:value-type="float" office:value="136469" calcext:value-type="float">
            <text:p>136469</text:p>
          </table:table-cell>
          <table:table-cell office:value-type="float" office:value="163763" calcext:value-type="float">
            <text:p>163763</text:p>
          </table:table-cell>
          <table:table-cell office:value-type="float" office:value="70014" calcext:value-type="float">
            <text:p>70014</text:p>
          </table:table-cell>
          <table:table-cell office:value-type="float" office:value="235819" calcext:value-type="float">
            <text:p>235819</text:p>
          </table:table-cell>
          <table:table-cell office:value-type="float" office:value="282983" calcext:value-type="float">
            <text:p>282983</text:p>
          </table:table-cell>
          <table:table-cell office:value-type="float" office:value="339580" calcext:value-type="float">
            <text:p>339580</text:p>
          </table:table-cell>
          <table:table-cell office:value-type="float" office:value="407496" calcext:value-type="float">
            <text:p>407496</text:p>
          </table:table-cell>
          <table:table-cell office:value-type="float" office:value="488995" calcext:value-type="float">
            <text:p>488995</text:p>
          </table:table-cell>
          <table:table-cell office:value-type="float" office:value="2263599" calcext:value-type="float">
            <text:p>2263599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85111" calcext:value-type="float">
            <text:p>85111</text:p>
          </table:table-cell>
          <table:table-cell office:value-type="float" office:value="102133" calcext:value-type="float">
            <text:p>102133</text:p>
          </table:table-cell>
          <table:table-cell office:value-type="float" office:value="122560" calcext:value-type="float">
            <text:p>122560</text:p>
          </table:table-cell>
          <table:table-cell office:value-type="float" office:value="147072" calcext:value-type="float">
            <text:p>147072</text:p>
          </table:table-cell>
          <table:table-cell office:value-type="float" office:value="48288" calcext:value-type="float">
            <text:p>48288</text:p>
          </table:table-cell>
          <table:table-cell office:value-type="float" office:value="211783" calcext:value-type="float">
            <text:p>211783</text:p>
          </table:table-cell>
          <table:table-cell office:value-type="float" office:value="254140" calcext:value-type="float">
            <text:p>254140</text:p>
          </table:table-cell>
          <table:table-cell office:value-type="float" office:value="304968" calcext:value-type="float">
            <text:p>304968</text:p>
          </table:table-cell>
          <table:table-cell office:value-type="float" office:value="365962" calcext:value-type="float">
            <text:p>365962</text:p>
          </table:table-cell>
          <table:table-cell office:value-type="float" office:value="439154" calcext:value-type="float">
            <text:p>439154</text:p>
          </table:table-cell>
          <table:table-cell office:value-type="float" office:value="2032883" calcext:value-type="float">
            <text:p>2032883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42238" calcext:value-type="float">
            <text:p>42238</text:p>
          </table:table-cell>
          <table:table-cell office:value-type="float" office:value="50686" calcext:value-type="float">
            <text:p>50686</text:p>
          </table:table-cell>
          <table:table-cell office:value-type="float" office:value="60823" calcext:value-type="float">
            <text:p>60823</text:p>
          </table:table-cell>
          <table:table-cell office:value-type="float" office:value="72988" calcext:value-type="float">
            <text:p>72988</text:p>
          </table:table-cell>
          <table:table-cell office:value-type="float" office:value="64320" calcext:value-type="float">
            <text:p>64320</text:p>
          </table:table-cell>
          <table:table-cell office:value-type="float" office:value="105103" calcext:value-type="float">
            <text:p>105103</text:p>
          </table:table-cell>
          <table:table-cell office:value-type="float" office:value="126124" calcext:value-type="float">
            <text:p>126124</text:p>
          </table:table-cell>
          <table:table-cell office:value-type="float" office:value="151349" calcext:value-type="float">
            <text:p>151349</text:p>
          </table:table-cell>
          <table:table-cell office:value-type="float" office:value="181619" calcext:value-type="float">
            <text:p>181619</text:p>
          </table:table-cell>
          <table:table-cell office:value-type="float" office:value="217943" calcext:value-type="float">
            <text:p>217943</text:p>
          </table:table-cell>
          <table:table-cell office:value-type="float" office:value="1008873" calcext:value-type="float">
            <text:p>1008873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87190" calcext:value-type="float">
            <text:p>87190</text:p>
          </table:table-cell>
          <table:table-cell office:value-type="float" office:value="104628" calcext:value-type="float">
            <text:p>104628</text:p>
          </table:table-cell>
          <table:table-cell office:value-type="float" office:value="125554" calcext:value-type="float">
            <text:p>125554</text:p>
          </table:table-cell>
          <table:table-cell office:value-type="float" office:value="150665" calcext:value-type="float">
            <text:p>150665</text:p>
          </table:table-cell>
          <table:table-cell office:value-type="float" office:value="34503" calcext:value-type="float">
            <text:p>34503</text:p>
          </table:table-cell>
          <table:table-cell office:value-type="float" office:value="216958" calcext:value-type="float">
            <text:p>216958</text:p>
          </table:table-cell>
          <table:table-cell office:value-type="float" office:value="260350" calcext:value-type="float">
            <text:p>260350</text:p>
          </table:table-cell>
          <table:table-cell office:value-type="float" office:value="312420" calcext:value-type="float">
            <text:p>312420</text:p>
          </table:table-cell>
          <table:table-cell office:value-type="float" office:value="374904" calcext:value-type="float">
            <text:p>374904</text:p>
          </table:table-cell>
          <table:table-cell office:value-type="float" office:value="449885" calcext:value-type="float">
            <text:p>449885</text:p>
          </table:table-cell>
          <table:table-cell office:value-type="float" office:value="2082554" calcext:value-type="float">
            <text:p>2082554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5935" calcext:value-type="float">
            <text:p>15935</text:p>
          </table:table-cell>
          <table:table-cell office:value-type="float" office:value="19122" calcext:value-type="float">
            <text:p>19122</text:p>
          </table:table-cell>
          <table:table-cell office:value-type="float" office:value="22946" calcext:value-type="float">
            <text:p>22946</text:p>
          </table:table-cell>
          <table:table-cell office:value-type="float" office:value="27535" calcext:value-type="float">
            <text:p>27535</text:p>
          </table:table-cell>
          <table:table-cell office:value-type="float" office:value="80008" calcext:value-type="float">
            <text:p>80008</text:p>
          </table:table-cell>
          <table:table-cell office:value-type="float" office:value="39650" calcext:value-type="float">
            <text:p>39650</text:p>
          </table:table-cell>
          <table:table-cell office:value-type="float" office:value="47580" calcext:value-type="float">
            <text:p>47580</text:p>
          </table:table-cell>
          <table:table-cell office:value-type="float" office:value="57096" calcext:value-type="float">
            <text:p>57096</text:p>
          </table:table-cell>
          <table:table-cell office:value-type="float" office:value="68515" calcext:value-type="float">
            <text:p>68515</text:p>
          </table:table-cell>
          <table:table-cell office:value-type="float" office:value="82218" calcext:value-type="float">
            <text:p>82218</text:p>
          </table:table-cell>
          <table:table-cell office:value-type="float" office:value="380597" calcext:value-type="float">
            <text:p>380597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93769" calcext:value-type="float">
            <text:p>93769</text:p>
          </table:table-cell>
          <table:table-cell office:value-type="float" office:value="112523" calcext:value-type="float">
            <text:p>112523</text:p>
          </table:table-cell>
          <table:table-cell office:value-type="float" office:value="135028" calcext:value-type="float">
            <text:p>135028</text:p>
          </table:table-cell>
          <table:table-cell office:value-type="float" office:value="162034" calcext:value-type="float">
            <text:p>162034</text:p>
          </table:table-cell>
          <table:table-cell office:value-type="float" office:value="59367" calcext:value-type="float">
            <text:p>59367</text:p>
          </table:table-cell>
          <table:table-cell office:value-type="float" office:value="233329" calcext:value-type="float">
            <text:p>233329</text:p>
          </table:table-cell>
          <table:table-cell office:value-type="float" office:value="279995" calcext:value-type="float">
            <text:p>279995</text:p>
          </table:table-cell>
          <table:table-cell office:value-type="float" office:value="335994" calcext:value-type="float">
            <text:p>335994</text:p>
          </table:table-cell>
          <table:table-cell office:value-type="float" office:value="403193" calcext:value-type="float">
            <text:p>403193</text:p>
          </table:table-cell>
          <table:table-cell office:value-type="float" office:value="483832" calcext:value-type="float">
            <text:p>483832</text:p>
          </table:table-cell>
          <table:table-cell office:value-type="float" office:value="2239697" calcext:value-type="float">
            <text:p>2239697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69557" calcext:value-type="float">
            <text:p>69557</text:p>
          </table:table-cell>
          <table:table-cell office:value-type="float" office:value="83468" calcext:value-type="float">
            <text:p>83468</text:p>
          </table:table-cell>
          <table:table-cell office:value-type="float" office:value="100162" calcext:value-type="float">
            <text:p>100162</text:p>
          </table:table-cell>
          <table:table-cell office:value-type="float" office:value="120194" calcext:value-type="float">
            <text:p>120194</text:p>
          </table:table-cell>
          <table:table-cell office:value-type="float" office:value="83683" calcext:value-type="float">
            <text:p>83683</text:p>
          </table:table-cell>
          <table:table-cell office:value-type="float" office:value="173080" calcext:value-type="float">
            <text:p>173080</text:p>
          </table:table-cell>
          <table:table-cell office:value-type="float" office:value="207696" calcext:value-type="float">
            <text:p>207696</text:p>
          </table:table-cell>
          <table:table-cell office:value-type="float" office:value="249235" calcext:value-type="float">
            <text:p>249235</text:p>
          </table:table-cell>
          <table:table-cell office:value-type="float" office:value="299082" calcext:value-type="float">
            <text:p>299082</text:p>
          </table:table-cell>
          <table:table-cell office:value-type="float" office:value="358898" calcext:value-type="float">
            <text:p>358898</text:p>
          </table:table-cell>
          <table:table-cell office:value-type="float" office:value="1661372" calcext:value-type="float">
            <text:p>1661372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7052" calcext:value-type="float">
            <text:p>17052</text:p>
          </table:table-cell>
          <table:table-cell office:value-type="float" office:value="20462" calcext:value-type="float">
            <text:p>20462</text:p>
          </table:table-cell>
          <table:table-cell office:value-type="float" office:value="24554" calcext:value-type="float">
            <text:p>24554</text:p>
          </table:table-cell>
          <table:table-cell office:value-type="float" office:value="29465" calcext:value-type="float">
            <text:p>29465</text:p>
          </table:table-cell>
          <table:table-cell office:value-type="float" office:value="6442" calcext:value-type="float">
            <text:p>6442</text:p>
          </table:table-cell>
          <table:table-cell office:value-type="float" office:value="42430" calcext:value-type="float">
            <text:p>42430</text:p>
          </table:table-cell>
          <table:table-cell office:value-type="float" office:value="50916" calcext:value-type="float">
            <text:p>50916</text:p>
          </table:table-cell>
          <table:table-cell office:value-type="float" office:value="61099" calcext:value-type="float">
            <text:p>61099</text:p>
          </table:table-cell>
          <table:table-cell office:value-type="float" office:value="73319" calcext:value-type="float">
            <text:p>73319</text:p>
          </table:table-cell>
          <table:table-cell office:value-type="float" office:value="87983" calcext:value-type="float">
            <text:p>87983</text:p>
          </table:table-cell>
          <table:table-cell office:value-type="float" office:value="407280" calcext:value-type="float">
            <text:p>407280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70813" calcext:value-type="float">
            <text:p>70813</text:p>
          </table:table-cell>
          <table:table-cell office:value-type="float" office:value="84976" calcext:value-type="float">
            <text:p>84976</text:p>
          </table:table-cell>
          <table:table-cell office:value-type="float" office:value="101971" calcext:value-type="float">
            <text:p>101971</text:p>
          </table:table-cell>
          <table:table-cell office:value-type="float" office:value="122365" calcext:value-type="float">
            <text:p>122365</text:p>
          </table:table-cell>
          <table:table-cell office:value-type="float" office:value="67174" calcext:value-type="float">
            <text:p>67174</text:p>
          </table:table-cell>
          <table:table-cell office:value-type="float" office:value="176206" calcext:value-type="float">
            <text:p>176206</text:p>
          </table:table-cell>
          <table:table-cell office:value-type="float" office:value="211447" calcext:value-type="float">
            <text:p>211447</text:p>
          </table:table-cell>
          <table:table-cell office:value-type="float" office:value="253736" calcext:value-type="float">
            <text:p>253736</text:p>
          </table:table-cell>
          <table:table-cell office:value-type="float" office:value="304483" calcext:value-type="float">
            <text:p>304483</text:p>
          </table:table-cell>
          <table:table-cell office:value-type="float" office:value="365380" calcext:value-type="float">
            <text:p>365380</text:p>
          </table:table-cell>
          <table:table-cell office:value-type="float" office:value="1691377" calcext:value-type="float">
            <text:p>1691377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78482" calcext:value-type="float">
            <text:p>78482</text:p>
          </table:table-cell>
          <table:table-cell office:value-type="float" office:value="94178" calcext:value-type="float">
            <text:p>94178</text:p>
          </table:table-cell>
          <table:table-cell office:value-type="float" office:value="113014" calcext:value-type="float">
            <text:p>113014</text:p>
          </table:table-cell>
          <table:table-cell office:value-type="float" office:value="135617" calcext:value-type="float">
            <text:p>135617</text:p>
          </table:table-cell>
          <table:table-cell office:value-type="float" office:value="43015" calcext:value-type="float">
            <text:p>43015</text:p>
          </table:table-cell>
          <table:table-cell office:value-type="float" office:value="195288" calcext:value-type="float">
            <text:p>195288</text:p>
          </table:table-cell>
          <table:table-cell office:value-type="float" office:value="234346" calcext:value-type="float">
            <text:p>234346</text:p>
          </table:table-cell>
          <table:table-cell office:value-type="float" office:value="281215" calcext:value-type="float">
            <text:p>281215</text:p>
          </table:table-cell>
          <table:table-cell office:value-type="float" office:value="337458" calcext:value-type="float">
            <text:p>337458</text:p>
          </table:table-cell>
          <table:table-cell office:value-type="float" office:value="404950" calcext:value-type="float">
            <text:p>404950</text:p>
          </table:table-cell>
          <table:table-cell office:value-type="float" office:value="1874548" calcext:value-type="float">
            <text:p>1874548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24074" calcext:value-type="float">
            <text:p>24074</text:p>
          </table:table-cell>
          <table:table-cell office:value-type="float" office:value="28889" calcext:value-type="float">
            <text:p>28889</text:p>
          </table:table-cell>
          <table:table-cell office:value-type="float" office:value="34667" calcext:value-type="float">
            <text:p>34667</text:p>
          </table:table-cell>
          <table:table-cell office:value-type="float" office:value="41600" calcext:value-type="float">
            <text:p>41600</text:p>
          </table:table-cell>
          <table:table-cell office:value-type="float" office:value="28272" calcext:value-type="float">
            <text:p>28272</text:p>
          </table:table-cell>
          <table:table-cell office:value-type="float" office:value="59904" calcext:value-type="float">
            <text:p>59904</text:p>
          </table:table-cell>
          <table:table-cell office:value-type="float" office:value="71885" calcext:value-type="float">
            <text:p>71885</text:p>
          </table:table-cell>
          <table:table-cell office:value-type="float" office:value="86262" calcext:value-type="float">
            <text:p>86262</text:p>
          </table:table-cell>
          <table:table-cell office:value-type="float" office:value="103514" calcext:value-type="float">
            <text:p>103514</text:p>
          </table:table-cell>
          <table:table-cell office:value-type="float" office:value="124217" calcext:value-type="float">
            <text:p>124217</text:p>
          </table:table-cell>
          <table:table-cell office:value-type="float" office:value="575012" calcext:value-type="float">
            <text:p>575012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32009" calcext:value-type="float">
            <text:p>32009</text:p>
          </table:table-cell>
          <table:table-cell office:value-type="float" office:value="38411" calcext:value-type="float">
            <text:p>38411</text:p>
          </table:table-cell>
          <table:table-cell office:value-type="float" office:value="46093" calcext:value-type="float">
            <text:p>46093</text:p>
          </table:table-cell>
          <table:table-cell office:value-type="float" office:value="55312" calcext:value-type="float">
            <text:p>55312</text:p>
          </table:table-cell>
          <table:table-cell office:value-type="float" office:value="9740" calcext:value-type="float">
            <text:p>9740</text:p>
          </table:table-cell>
          <table:table-cell office:value-type="float" office:value="79649" calcext:value-type="float">
            <text:p>79649</text:p>
          </table:table-cell>
          <table:table-cell office:value-type="float" office:value="95579" calcext:value-type="float">
            <text:p>95579</text:p>
          </table:table-cell>
          <table:table-cell office:value-type="float" office:value="114695" calcext:value-type="float">
            <text:p>114695</text:p>
          </table:table-cell>
          <table:table-cell office:value-type="float" office:value="137634" calcext:value-type="float">
            <text:p>137634</text:p>
          </table:table-cell>
          <table:table-cell office:value-type="float" office:value="165161" calcext:value-type="float">
            <text:p>165161</text:p>
          </table:table-cell>
          <table:table-cell office:value-type="float" office:value="764543" calcext:value-type="float">
            <text:p>764543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47842" calcext:value-type="float">
            <text:p>47842</text:p>
          </table:table-cell>
          <table:table-cell office:value-type="float" office:value="57410" calcext:value-type="float">
            <text:p>57410</text:p>
          </table:table-cell>
          <table:table-cell office:value-type="float" office:value="68892" calcext:value-type="float">
            <text:p>68892</text:p>
          </table:table-cell>
          <table:table-cell office:value-type="float" office:value="82670" calcext:value-type="float">
            <text:p>82670</text:p>
          </table:table-cell>
          <table:table-cell office:value-type="float" office:value="11609" calcext:value-type="float">
            <text:p>11609</text:p>
          </table:table-cell>
          <table:table-cell office:value-type="float" office:value="119045" calcext:value-type="float">
            <text:p>119045</text:p>
          </table:table-cell>
          <table:table-cell office:value-type="float" office:value="142854" calcext:value-type="float">
            <text:p>142854</text:p>
          </table:table-cell>
          <table:table-cell office:value-type="float" office:value="171425" calcext:value-type="float">
            <text:p>171425</text:p>
          </table:table-cell>
          <table:table-cell office:value-type="float" office:value="205710" calcext:value-type="float">
            <text:p>205710</text:p>
          </table:table-cell>
          <table:table-cell office:value-type="float" office:value="246852" calcext:value-type="float">
            <text:p>246852</text:p>
          </table:table-cell>
          <table:table-cell office:value-type="float" office:value="1142700" calcext:value-type="float">
            <text:p>1142700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33822" calcext:value-type="float">
            <text:p>33822</text:p>
          </table:table-cell>
          <table:table-cell office:value-type="float" office:value="40586" calcext:value-type="float">
            <text:p>40586</text:p>
          </table:table-cell>
          <table:table-cell office:value-type="float" office:value="48703" calcext:value-type="float">
            <text:p>48703</text:p>
          </table:table-cell>
          <table:table-cell office:value-type="float" office:value="58444" calcext:value-type="float">
            <text:p>58444</text:p>
          </table:table-cell>
          <table:table-cell office:value-type="float" office:value="95435" calcext:value-type="float">
            <text:p>95435</text:p>
          </table:table-cell>
          <table:table-cell office:value-type="float" office:value="84160" calcext:value-type="float">
            <text:p>84160</text:p>
          </table:table-cell>
          <table:table-cell office:value-type="float" office:value="100992" calcext:value-type="float">
            <text:p>100992</text:p>
          </table:table-cell>
          <table:table-cell office:value-type="float" office:value="121190" calcext:value-type="float">
            <text:p>121190</text:p>
          </table:table-cell>
          <table:table-cell office:value-type="float" office:value="145428" calcext:value-type="float">
            <text:p>145428</text:p>
          </table:table-cell>
          <table:table-cell office:value-type="float" office:value="174514" calcext:value-type="float">
            <text:p>174514</text:p>
          </table:table-cell>
          <table:table-cell office:value-type="float" office:value="807839" calcext:value-type="float">
            <text:p>807839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7392" calcext:value-type="float">
            <text:p>87392</text:p>
          </table:table-cell>
          <table:table-cell office:value-type="float" office:value="104870" calcext:value-type="float">
            <text:p>104870</text:p>
          </table:table-cell>
          <table:table-cell office:value-type="float" office:value="125844" calcext:value-type="float">
            <text:p>125844</text:p>
          </table:table-cell>
          <table:table-cell office:value-type="float" office:value="151013" calcext:value-type="float">
            <text:p>151013</text:p>
          </table:table-cell>
          <table:table-cell office:value-type="float" office:value="37141" calcext:value-type="float">
            <text:p>37141</text:p>
          </table:table-cell>
          <table:table-cell office:value-type="float" office:value="217459" calcext:value-type="float">
            <text:p>217459</text:p>
          </table:table-cell>
          <table:table-cell office:value-type="float" office:value="260951" calcext:value-type="float">
            <text:p>260951</text:p>
          </table:table-cell>
          <table:table-cell office:value-type="float" office:value="313141" calcext:value-type="float">
            <text:p>313141</text:p>
          </table:table-cell>
          <table:table-cell office:value-type="float" office:value="375769" calcext:value-type="float">
            <text:p>375769</text:p>
          </table:table-cell>
          <table:table-cell office:value-type="float" office:value="450923" calcext:value-type="float">
            <text:p>450923</text:p>
          </table:table-cell>
          <table:table-cell office:value-type="float" office:value="2087362" calcext:value-type="float">
            <text:p>2087362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70907" calcext:value-type="float">
            <text:p>70907</text:p>
          </table:table-cell>
          <table:table-cell office:value-type="float" office:value="85088" calcext:value-type="float">
            <text:p>85088</text:p>
          </table:table-cell>
          <table:table-cell office:value-type="float" office:value="102106" calcext:value-type="float">
            <text:p>102106</text:p>
          </table:table-cell>
          <table:table-cell office:value-type="float" office:value="122527" calcext:value-type="float">
            <text:p>122527</text:p>
          </table:table-cell>
          <table:table-cell office:value-type="float" office:value="14925" calcext:value-type="float">
            <text:p>14925</text:p>
          </table:table-cell>
          <table:table-cell office:value-type="float" office:value="176438" calcext:value-type="float">
            <text:p>176438</text:p>
          </table:table-cell>
          <table:table-cell office:value-type="float" office:value="211726" calcext:value-type="float">
            <text:p>211726</text:p>
          </table:table-cell>
          <table:table-cell office:value-type="float" office:value="254071" calcext:value-type="float">
            <text:p>254071</text:p>
          </table:table-cell>
          <table:table-cell office:value-type="float" office:value="304885" calcext:value-type="float">
            <text:p>304885</text:p>
          </table:table-cell>
          <table:table-cell office:value-type="float" office:value="365862" calcext:value-type="float">
            <text:p>365862</text:p>
          </table:table-cell>
          <table:table-cell office:value-type="float" office:value="1693610" calcext:value-type="float">
            <text:p>1693610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7040" calcext:value-type="float">
            <text:p>87040</text:p>
          </table:table-cell>
          <table:table-cell office:value-type="float" office:value="104448" calcext:value-type="float">
            <text:p>104448</text:p>
          </table:table-cell>
          <table:table-cell office:value-type="float" office:value="125338" calcext:value-type="float">
            <text:p>125338</text:p>
          </table:table-cell>
          <table:table-cell office:value-type="float" office:value="150406" calcext:value-type="float">
            <text:p>150406</text:p>
          </table:table-cell>
          <table:table-cell office:value-type="float" office:value="62931" calcext:value-type="float">
            <text:p>62931</text:p>
          </table:table-cell>
          <table:table-cell office:value-type="float" office:value="216584" calcext:value-type="float">
            <text:p>216584</text:p>
          </table:table-cell>
          <table:table-cell office:value-type="float" office:value="259901" calcext:value-type="float">
            <text:p>259901</text:p>
          </table:table-cell>
          <table:table-cell office:value-type="float" office:value="311881" calcext:value-type="float">
            <text:p>311881</text:p>
          </table:table-cell>
          <table:table-cell office:value-type="float" office:value="374257" calcext:value-type="float">
            <text:p>374257</text:p>
          </table:table-cell>
          <table:table-cell office:value-type="float" office:value="449108" calcext:value-type="float">
            <text:p>449108</text:p>
          </table:table-cell>
          <table:table-cell office:value-type="float" office:value="2078963" calcext:value-type="float">
            <text:p>2078963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4745" calcext:value-type="float">
            <text:p>14745</text:p>
          </table:table-cell>
          <table:table-cell office:value-type="float" office:value="17694" calcext:value-type="float">
            <text:p>17694</text:p>
          </table:table-cell>
          <table:table-cell office:value-type="float" office:value="21233" calcext:value-type="float">
            <text:p>21233</text:p>
          </table:table-cell>
          <table:table-cell office:value-type="float" office:value="25480" calcext:value-type="float">
            <text:p>25480</text:p>
          </table:table-cell>
          <table:table-cell office:value-type="float" office:value="62098" calcext:value-type="float">
            <text:p>62098</text:p>
          </table:table-cell>
          <table:table-cell office:value-type="float" office:value="36691" calcext:value-type="float">
            <text:p>36691</text:p>
          </table:table-cell>
          <table:table-cell office:value-type="float" office:value="44029" calcext:value-type="float">
            <text:p>44029</text:p>
          </table:table-cell>
          <table:table-cell office:value-type="float" office:value="52835" calcext:value-type="float">
            <text:p>52835</text:p>
          </table:table-cell>
          <table:table-cell office:value-type="float" office:value="63402" calcext:value-type="float">
            <text:p>63402</text:p>
          </table:table-cell>
          <table:table-cell office:value-type="float" office:value="76082" calcext:value-type="float">
            <text:p>76082</text:p>
          </table:table-cell>
          <table:table-cell office:value-type="float" office:value="352191" calcext:value-type="float">
            <text:p>352191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23305" calcext:value-type="float">
            <text:p>23305</text:p>
          </table:table-cell>
          <table:table-cell office:value-type="float" office:value="27966" calcext:value-type="float">
            <text:p>27966</text:p>
          </table:table-cell>
          <table:table-cell office:value-type="float" office:value="33559" calcext:value-type="float">
            <text:p>33559</text:p>
          </table:table-cell>
          <table:table-cell office:value-type="float" office:value="40271" calcext:value-type="float">
            <text:p>40271</text:p>
          </table:table-cell>
          <table:table-cell office:value-type="float" office:value="33803" calcext:value-type="float">
            <text:p>33803</text:p>
          </table:table-cell>
          <table:table-cell office:value-type="float" office:value="57990" calcext:value-type="float">
            <text:p>57990</text:p>
          </table:table-cell>
          <table:table-cell office:value-type="float" office:value="69588" calcext:value-type="float">
            <text:p>69588</text:p>
          </table:table-cell>
          <table:table-cell office:value-type="float" office:value="83506" calcext:value-type="float">
            <text:p>83506</text:p>
          </table:table-cell>
          <table:table-cell office:value-type="float" office:value="100207" calcext:value-type="float">
            <text:p>100207</text:p>
          </table:table-cell>
          <table:table-cell office:value-type="float" office:value="120248" calcext:value-type="float">
            <text:p>120248</text:p>
          </table:table-cell>
          <table:table-cell office:value-type="float" office:value="556640" calcext:value-type="float">
            <text:p>556640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74896" calcext:value-type="float">
            <text:p>74896</text:p>
          </table:table-cell>
          <table:table-cell office:value-type="float" office:value="89875" calcext:value-type="float">
            <text:p>89875</text:p>
          </table:table-cell>
          <table:table-cell office:value-type="float" office:value="107850" calcext:value-type="float">
            <text:p>107850</text:p>
          </table:table-cell>
          <table:table-cell office:value-type="float" office:value="129420" calcext:value-type="float">
            <text:p>129420</text:p>
          </table:table-cell>
          <table:table-cell office:value-type="float" office:value="7217" calcext:value-type="float">
            <text:p>7217</text:p>
          </table:table-cell>
          <table:table-cell office:value-type="float" office:value="186365" calcext:value-type="float">
            <text:p>186365</text:p>
          </table:table-cell>
          <table:table-cell office:value-type="float" office:value="223638" calcext:value-type="float">
            <text:p>223638</text:p>
          </table:table-cell>
          <table:table-cell office:value-type="float" office:value="268366" calcext:value-type="float">
            <text:p>268366</text:p>
          </table:table-cell>
          <table:table-cell office:value-type="float" office:value="322039" calcext:value-type="float">
            <text:p>322039</text:p>
          </table:table-cell>
          <table:table-cell office:value-type="float" office:value="386447" calcext:value-type="float">
            <text:p>386447</text:p>
          </table:table-cell>
          <table:table-cell office:value-type="float" office:value="1788896" calcext:value-type="float">
            <text:p>1788896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50263" calcext:value-type="float">
            <text:p>50263</text:p>
          </table:table-cell>
          <table:table-cell office:value-type="float" office:value="60316" calcext:value-type="float">
            <text:p>60316</text:p>
          </table:table-cell>
          <table:table-cell office:value-type="float" office:value="72379" calcext:value-type="float">
            <text:p>72379</text:p>
          </table:table-cell>
          <table:table-cell office:value-type="float" office:value="86855" calcext:value-type="float">
            <text:p>86855</text:p>
          </table:table-cell>
          <table:table-cell office:value-type="float" office:value="43481" calcext:value-type="float">
            <text:p>43481</text:p>
          </table:table-cell>
          <table:table-cell office:value-type="float" office:value="125071" calcext:value-type="float">
            <text:p>125071</text:p>
          </table:table-cell>
          <table:table-cell office:value-type="float" office:value="150085" calcext:value-type="float">
            <text:p>150085</text:p>
          </table:table-cell>
          <table:table-cell office:value-type="float" office:value="180102" calcext:value-type="float">
            <text:p>180102</text:p>
          </table:table-cell>
          <table:table-cell office:value-type="float" office:value="216122" calcext:value-type="float">
            <text:p>216122</text:p>
          </table:table-cell>
          <table:table-cell office:value-type="float" office:value="259346" calcext:value-type="float">
            <text:p>259346</text:p>
          </table:table-cell>
          <table:table-cell office:value-type="float" office:value="1200539" calcext:value-type="float">
            <text:p>1200539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54707" calcext:value-type="float">
            <text:p>54707</text:p>
          </table:table-cell>
          <table:table-cell office:value-type="float" office:value="65648" calcext:value-type="float">
            <text:p>65648</text:p>
          </table:table-cell>
          <table:table-cell office:value-type="float" office:value="78778" calcext:value-type="float">
            <text:p>78778</text:p>
          </table:table-cell>
          <table:table-cell office:value-type="float" office:value="94534" calcext:value-type="float">
            <text:p>94534</text:p>
          </table:table-cell>
          <table:table-cell office:value-type="float" office:value="56464" calcext:value-type="float">
            <text:p>56464</text:p>
          </table:table-cell>
          <table:table-cell office:value-type="float" office:value="136129" calcext:value-type="float">
            <text:p>136129</text:p>
          </table:table-cell>
          <table:table-cell office:value-type="float" office:value="163355" calcext:value-type="float">
            <text:p>163355</text:p>
          </table:table-cell>
          <table:table-cell office:value-type="float" office:value="196026" calcext:value-type="float">
            <text:p>196026</text:p>
          </table:table-cell>
          <table:table-cell office:value-type="float" office:value="235231" calcext:value-type="float">
            <text:p>235231</text:p>
          </table:table-cell>
          <table:table-cell office:value-type="float" office:value="282277" calcext:value-type="float">
            <text:p>282277</text:p>
          </table:table-cell>
          <table:table-cell office:value-type="float" office:value="1306685" calcext:value-type="float">
            <text:p>1306685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0341" calcext:value-type="float">
            <text:p>10341</text:p>
          </table:table-cell>
          <table:table-cell office:value-type="float" office:value="12409" calcext:value-type="float">
            <text:p>12409</text:p>
          </table:table-cell>
          <table:table-cell office:value-type="float" office:value="14891" calcext:value-type="float">
            <text:p>14891</text:p>
          </table:table-cell>
          <table:table-cell office:value-type="float" office:value="17869" calcext:value-type="float">
            <text:p>17869</text:p>
          </table:table-cell>
          <table:table-cell office:value-type="float" office:value="38642" calcext:value-type="float">
            <text:p>38642</text:p>
          </table:table-cell>
          <table:table-cell office:value-type="float" office:value="25732" calcext:value-type="float">
            <text:p>25732</text:p>
          </table:table-cell>
          <table:table-cell office:value-type="float" office:value="30878" calcext:value-type="float">
            <text:p>30878</text:p>
          </table:table-cell>
          <table:table-cell office:value-type="float" office:value="37054" calcext:value-type="float">
            <text:p>37054</text:p>
          </table:table-cell>
          <table:table-cell office:value-type="float" office:value="44465" calcext:value-type="float">
            <text:p>44465</text:p>
          </table:table-cell>
          <table:table-cell office:value-type="float" office:value="53358" calcext:value-type="float">
            <text:p>53358</text:p>
          </table:table-cell>
          <table:table-cell office:value-type="float" office:value="246997" calcext:value-type="float">
            <text:p>246997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67757" calcext:value-type="float">
            <text:p>67757</text:p>
          </table:table-cell>
          <table:table-cell office:value-type="float" office:value="81308" calcext:value-type="float">
            <text:p>81308</text:p>
          </table:table-cell>
          <table:table-cell office:value-type="float" office:value="97570" calcext:value-type="float">
            <text:p>97570</text:p>
          </table:table-cell>
          <table:table-cell office:value-type="float" office:value="117084" calcext:value-type="float">
            <text:p>117084</text:p>
          </table:table-cell>
          <table:table-cell office:value-type="float" office:value="61540" calcext:value-type="float">
            <text:p>61540</text:p>
          </table:table-cell>
          <table:table-cell office:value-type="float" office:value="168601" calcext:value-type="float">
            <text:p>168601</text:p>
          </table:table-cell>
          <table:table-cell office:value-type="float" office:value="202321" calcext:value-type="float">
            <text:p>202321</text:p>
          </table:table-cell>
          <table:table-cell office:value-type="float" office:value="242785" calcext:value-type="float">
            <text:p>242785</text:p>
          </table:table-cell>
          <table:table-cell office:value-type="float" office:value="291342" calcext:value-type="float">
            <text:p>291342</text:p>
          </table:table-cell>
          <table:table-cell office:value-type="float" office:value="349610" calcext:value-type="float">
            <text:p>349610</text:p>
          </table:table-cell>
          <table:table-cell office:value-type="float" office:value="1618378" calcext:value-type="float">
            <text:p>1618378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56424" calcext:value-type="float">
            <text:p>56424</text:p>
          </table:table-cell>
          <table:table-cell office:value-type="float" office:value="67709" calcext:value-type="float">
            <text:p>67709</text:p>
          </table:table-cell>
          <table:table-cell office:value-type="float" office:value="81251" calcext:value-type="float">
            <text:p>81251</text:p>
          </table:table-cell>
          <table:table-cell office:value-type="float" office:value="97501" calcext:value-type="float">
            <text:p>97501</text:p>
          </table:table-cell>
          <table:table-cell office:value-type="float" office:value="92882" calcext:value-type="float">
            <text:p>92882</text:p>
          </table:table-cell>
          <table:table-cell office:value-type="float" office:value="140401" calcext:value-type="float">
            <text:p>140401</text:p>
          </table:table-cell>
          <table:table-cell office:value-type="float" office:value="168481" calcext:value-type="float">
            <text:p>168481</text:p>
          </table:table-cell>
          <table:table-cell office:value-type="float" office:value="202177" calcext:value-type="float">
            <text:p>202177</text:p>
          </table:table-cell>
          <table:table-cell office:value-type="float" office:value="242612" calcext:value-type="float">
            <text:p>242612</text:p>
          </table:table-cell>
          <table:table-cell office:value-type="float" office:value="291134" calcext:value-type="float">
            <text:p>291134</text:p>
          </table:table-cell>
          <table:table-cell office:value-type="float" office:value="1347690" calcext:value-type="float">
            <text:p>1347690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95025" calcext:value-type="float">
            <text:p>95025</text:p>
          </table:table-cell>
          <table:table-cell office:value-type="float" office:value="114030" calcext:value-type="float">
            <text:p>114030</text:p>
          </table:table-cell>
          <table:table-cell office:value-type="float" office:value="136836" calcext:value-type="float">
            <text:p>136836</text:p>
          </table:table-cell>
          <table:table-cell office:value-type="float" office:value="164203" calcext:value-type="float">
            <text:p>164203</text:p>
          </table:table-cell>
          <table:table-cell office:value-type="float" office:value="5075" calcext:value-type="float">
            <text:p>5075</text:p>
          </table:table-cell>
          <table:table-cell office:value-type="float" office:value="236453" calcext:value-type="float">
            <text:p>236453</text:p>
          </table:table-cell>
          <table:table-cell office:value-type="float" office:value="283744" calcext:value-type="float">
            <text:p>283744</text:p>
          </table:table-cell>
          <table:table-cell office:value-type="float" office:value="340493" calcext:value-type="float">
            <text:p>340493</text:p>
          </table:table-cell>
          <table:table-cell office:value-type="float" office:value="408592" calcext:value-type="float">
            <text:p>408592</text:p>
          </table:table-cell>
          <table:table-cell office:value-type="float" office:value="490310" calcext:value-type="float">
            <text:p>490310</text:p>
          </table:table-cell>
          <table:table-cell office:value-type="float" office:value="2269686" calcext:value-type="float">
            <text:p>2269686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97307" calcext:value-type="float">
            <text:p>97307</text:p>
          </table:table-cell>
          <table:table-cell office:value-type="float" office:value="116768" calcext:value-type="float">
            <text:p>116768</text:p>
          </table:table-cell>
          <table:table-cell office:value-type="float" office:value="140122" calcext:value-type="float">
            <text:p>140122</text:p>
          </table:table-cell>
          <table:table-cell office:value-type="float" office:value="168146" calcext:value-type="float">
            <text:p>168146</text:p>
          </table:table-cell>
          <table:table-cell office:value-type="float" office:value="69623" calcext:value-type="float">
            <text:p>69623</text:p>
          </table:table-cell>
          <table:table-cell office:value-type="float" office:value="242130" calcext:value-type="float">
            <text:p>242130</text:p>
          </table:table-cell>
          <table:table-cell office:value-type="float" office:value="290556" calcext:value-type="float">
            <text:p>290556</text:p>
          </table:table-cell>
          <table:table-cell office:value-type="float" office:value="348667" calcext:value-type="float">
            <text:p>348667</text:p>
          </table:table-cell>
          <table:table-cell office:value-type="float" office:value="418400" calcext:value-type="float">
            <text:p>418400</text:p>
          </table:table-cell>
          <table:table-cell office:value-type="float" office:value="502080" calcext:value-type="float">
            <text:p>502080</text:p>
          </table:table-cell>
          <table:table-cell office:value-type="float" office:value="2324176" calcext:value-type="float">
            <text:p>2324176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44677" calcext:value-type="float">
            <text:p>44677</text:p>
          </table:table-cell>
          <table:table-cell office:value-type="float" office:value="53612" calcext:value-type="float">
            <text:p>53612</text:p>
          </table:table-cell>
          <table:table-cell office:value-type="float" office:value="64334" calcext:value-type="float">
            <text:p>64334</text:p>
          </table:table-cell>
          <table:table-cell office:value-type="float" office:value="77201" calcext:value-type="float">
            <text:p>77201</text:p>
          </table:table-cell>
          <table:table-cell office:value-type="float" office:value="40817" calcext:value-type="float">
            <text:p>40817</text:p>
          </table:table-cell>
          <table:table-cell office:value-type="float" office:value="111169" calcext:value-type="float">
            <text:p>111169</text:p>
          </table:table-cell>
          <table:table-cell office:value-type="float" office:value="133403" calcext:value-type="float">
            <text:p>133403</text:p>
          </table:table-cell>
          <table:table-cell office:value-type="float" office:value="160084" calcext:value-type="float">
            <text:p>160084</text:p>
          </table:table-cell>
          <table:table-cell office:value-type="float" office:value="192101" calcext:value-type="float">
            <text:p>192101</text:p>
          </table:table-cell>
          <table:table-cell office:value-type="float" office:value="230521" calcext:value-type="float">
            <text:p>230521</text:p>
          </table:table-cell>
          <table:table-cell office:value-type="float" office:value="1067102" calcext:value-type="float">
            <text:p>1067102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46346" calcext:value-type="float">
            <text:p>46346</text:p>
          </table:table-cell>
          <table:table-cell office:value-type="float" office:value="55615" calcext:value-type="float">
            <text:p>55615</text:p>
          </table:table-cell>
          <table:table-cell office:value-type="float" office:value="66738" calcext:value-type="float">
            <text:p>66738</text:p>
          </table:table-cell>
          <table:table-cell office:value-type="float" office:value="80086" calcext:value-type="float">
            <text:p>80086</text:p>
          </table:table-cell>
          <table:table-cell office:value-type="float" office:value="6017" calcext:value-type="float">
            <text:p>6017</text:p>
          </table:table-cell>
          <table:table-cell office:value-type="float" office:value="115324" calcext:value-type="float">
            <text:p>115324</text:p>
          </table:table-cell>
          <table:table-cell office:value-type="float" office:value="138389" calcext:value-type="float">
            <text:p>138389</text:p>
          </table:table-cell>
          <table:table-cell office:value-type="float" office:value="166067" calcext:value-type="float">
            <text:p>166067</text:p>
          </table:table-cell>
          <table:table-cell office:value-type="float" office:value="199280" calcext:value-type="float">
            <text:p>199280</text:p>
          </table:table-cell>
          <table:table-cell office:value-type="float" office:value="239136" calcext:value-type="float">
            <text:p>239136</text:p>
          </table:table-cell>
          <table:table-cell office:value-type="float" office:value="1106981" calcext:value-type="float">
            <text:p>1106981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25692" calcext:value-type="float">
            <text:p>25692</text:p>
          </table:table-cell>
          <table:table-cell office:value-type="float" office:value="30830" calcext:value-type="float">
            <text:p>30830</text:p>
          </table:table-cell>
          <table:table-cell office:value-type="float" office:value="36996" calcext:value-type="float">
            <text:p>36996</text:p>
          </table:table-cell>
          <table:table-cell office:value-type="float" office:value="44395" calcext:value-type="float">
            <text:p>44395</text:p>
          </table:table-cell>
          <table:table-cell office:value-type="float" office:value="55747" calcext:value-type="float">
            <text:p>55747</text:p>
          </table:table-cell>
          <table:table-cell office:value-type="float" office:value="63929" calcext:value-type="float">
            <text:p>63929</text:p>
          </table:table-cell>
          <table:table-cell office:value-type="float" office:value="76715" calcext:value-type="float">
            <text:p>76715</text:p>
          </table:table-cell>
          <table:table-cell office:value-type="float" office:value="92058" calcext:value-type="float">
            <text:p>92058</text:p>
          </table:table-cell>
          <table:table-cell office:value-type="float" office:value="110470" calcext:value-type="float">
            <text:p>110470</text:p>
          </table:table-cell>
          <table:table-cell office:value-type="float" office:value="132564" calcext:value-type="float">
            <text:p>132564</text:p>
          </table:table-cell>
          <table:table-cell office:value-type="float" office:value="613649" calcext:value-type="float">
            <text:p>613649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2066" calcext:value-type="float">
            <text:p>12066</text:p>
          </table:table-cell>
          <table:table-cell office:value-type="float" office:value="14479" calcext:value-type="float">
            <text:p>14479</text:p>
          </table:table-cell>
          <table:table-cell office:value-type="float" office:value="17375" calcext:value-type="float">
            <text:p>17375</text:p>
          </table:table-cell>
          <table:table-cell office:value-type="float" office:value="20850" calcext:value-type="float">
            <text:p>20850</text:p>
          </table:table-cell>
          <table:table-cell office:value-type="float" office:value="56450" calcext:value-type="float">
            <text:p>56450</text:p>
          </table:table-cell>
          <table:table-cell office:value-type="float" office:value="30024" calcext:value-type="float">
            <text:p>30024</text:p>
          </table:table-cell>
          <table:table-cell office:value-type="float" office:value="36029" calcext:value-type="float">
            <text:p>36029</text:p>
          </table:table-cell>
          <table:table-cell office:value-type="float" office:value="43235" calcext:value-type="float">
            <text:p>43235</text:p>
          </table:table-cell>
          <table:table-cell office:value-type="float" office:value="51882" calcext:value-type="float">
            <text:p>51882</text:p>
          </table:table-cell>
          <table:table-cell office:value-type="float" office:value="62258" calcext:value-type="float">
            <text:p>62258</text:p>
          </table:table-cell>
          <table:table-cell office:value-type="float" office:value="288198" calcext:value-type="float">
            <text:p>288198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79638" calcext:value-type="float">
            <text:p>79638</text:p>
          </table:table-cell>
          <table:table-cell office:value-type="float" office:value="95566" calcext:value-type="float">
            <text:p>95566</text:p>
          </table:table-cell>
          <table:table-cell office:value-type="float" office:value="114679" calcext:value-type="float">
            <text:p>114679</text:p>
          </table:table-cell>
          <table:table-cell office:value-type="float" office:value="137615" calcext:value-type="float">
            <text:p>137615</text:p>
          </table:table-cell>
          <table:table-cell office:value-type="float" office:value="59580" calcext:value-type="float">
            <text:p>59580</text:p>
          </table:table-cell>
          <table:table-cell office:value-type="float" office:value="198166" calcext:value-type="float">
            <text:p>198166</text:p>
          </table:table-cell>
          <table:table-cell office:value-type="float" office:value="237799" calcext:value-type="float">
            <text:p>237799</text:p>
          </table:table-cell>
          <table:table-cell office:value-type="float" office:value="285359" calcext:value-type="float">
            <text:p>285359</text:p>
          </table:table-cell>
          <table:table-cell office:value-type="float" office:value="342431" calcext:value-type="float">
            <text:p>342431</text:p>
          </table:table-cell>
          <table:table-cell office:value-type="float" office:value="410917" calcext:value-type="float">
            <text:p>410917</text:p>
          </table:table-cell>
          <table:table-cell office:value-type="float" office:value="1902170" calcext:value-type="float">
            <text:p>1902170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86884" calcext:value-type="float">
            <text:p>86884</text:p>
          </table:table-cell>
          <table:table-cell office:value-type="float" office:value="104261" calcext:value-type="float">
            <text:p>104261</text:p>
          </table:table-cell>
          <table:table-cell office:value-type="float" office:value="125113" calcext:value-type="float">
            <text:p>125113</text:p>
          </table:table-cell>
          <table:table-cell office:value-type="float" office:value="150136" calcext:value-type="float">
            <text:p>150136</text:p>
          </table:table-cell>
          <table:table-cell office:value-type="float" office:value="35034" calcext:value-type="float">
            <text:p>35034</text:p>
          </table:table-cell>
          <table:table-cell office:value-type="float" office:value="216196" calcext:value-type="float">
            <text:p>216196</text:p>
          </table:table-cell>
          <table:table-cell office:value-type="float" office:value="259435" calcext:value-type="float">
            <text:p>259435</text:p>
          </table:table-cell>
          <table:table-cell office:value-type="float" office:value="311322" calcext:value-type="float">
            <text:p>311322</text:p>
          </table:table-cell>
          <table:table-cell office:value-type="float" office:value="373586" calcext:value-type="float">
            <text:p>373586</text:p>
          </table:table-cell>
          <table:table-cell office:value-type="float" office:value="448303" calcext:value-type="float">
            <text:p>448303</text:p>
          </table:table-cell>
          <table:table-cell office:value-type="float" office:value="2075236" calcext:value-type="float">
            <text:p>2075236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4374" calcext:value-type="float">
            <text:p>14374</text:p>
          </table:table-cell>
          <table:table-cell office:value-type="float" office:value="17249" calcext:value-type="float">
            <text:p>17249</text:p>
          </table:table-cell>
          <table:table-cell office:value-type="float" office:value="20699" calcext:value-type="float">
            <text:p>20699</text:p>
          </table:table-cell>
          <table:table-cell office:value-type="float" office:value="24839" calcext:value-type="float">
            <text:p>24839</text:p>
          </table:table-cell>
          <table:table-cell office:value-type="float" office:value="49892" calcext:value-type="float">
            <text:p>49892</text:p>
          </table:table-cell>
          <table:table-cell office:value-type="float" office:value="35768" calcext:value-type="float">
            <text:p>35768</text:p>
          </table:table-cell>
          <table:table-cell office:value-type="float" office:value="42922" calcext:value-type="float">
            <text:p>42922</text:p>
          </table:table-cell>
          <table:table-cell office:value-type="float" office:value="51506" calcext:value-type="float">
            <text:p>51506</text:p>
          </table:table-cell>
          <table:table-cell office:value-type="float" office:value="61807" calcext:value-type="float">
            <text:p>61807</text:p>
          </table:table-cell>
          <table:table-cell office:value-type="float" office:value="74168" calcext:value-type="float">
            <text:p>74168</text:p>
          </table:table-cell>
          <table:table-cell office:value-type="float" office:value="343332" calcext:value-type="float">
            <text:p>343332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39197" calcext:value-type="float">
            <text:p>39197</text:p>
          </table:table-cell>
          <table:table-cell office:value-type="float" office:value="47036" calcext:value-type="float">
            <text:p>47036</text:p>
          </table:table-cell>
          <table:table-cell office:value-type="float" office:value="56443" calcext:value-type="float">
            <text:p>56443</text:p>
          </table:table-cell>
          <table:table-cell office:value-type="float" office:value="67732" calcext:value-type="float">
            <text:p>67732</text:p>
          </table:table-cell>
          <table:table-cell office:value-type="float" office:value="7061" calcext:value-type="float">
            <text:p>7061</text:p>
          </table:table-cell>
          <table:table-cell office:value-type="float" office:value="97534" calcext:value-type="float">
            <text:p>97534</text:p>
          </table:table-cell>
          <table:table-cell office:value-type="float" office:value="117041" calcext:value-type="float">
            <text:p>117041</text:p>
          </table:table-cell>
          <table:table-cell office:value-type="float" office:value="140449" calcext:value-type="float">
            <text:p>140449</text:p>
          </table:table-cell>
          <table:table-cell office:value-type="float" office:value="168539" calcext:value-type="float">
            <text:p>168539</text:p>
          </table:table-cell>
          <table:table-cell office:value-type="float" office:value="202247" calcext:value-type="float">
            <text:p>202247</text:p>
          </table:table-cell>
          <table:table-cell office:value-type="float" office:value="936218" calcext:value-type="float">
            <text:p>936218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31478" calcext:value-type="float">
            <text:p>31478</text:p>
          </table:table-cell>
          <table:table-cell office:value-type="float" office:value="37774" calcext:value-type="float">
            <text:p>37774</text:p>
          </table:table-cell>
          <table:table-cell office:value-type="float" office:value="45329" calcext:value-type="float">
            <text:p>45329</text:p>
          </table:table-cell>
          <table:table-cell office:value-type="float" office:value="54395" calcext:value-type="float">
            <text:p>54395</text:p>
          </table:table-cell>
          <table:table-cell office:value-type="float" office:value="11413" calcext:value-type="float">
            <text:p>11413</text:p>
          </table:table-cell>
          <table:table-cell office:value-type="float" office:value="78329" calcext:value-type="float">
            <text:p>78329</text:p>
          </table:table-cell>
          <table:table-cell office:value-type="float" office:value="93995" calcext:value-type="float">
            <text:p>93995</text:p>
          </table:table-cell>
          <table:table-cell office:value-type="float" office:value="112794" calcext:value-type="float">
            <text:p>112794</text:p>
          </table:table-cell>
          <table:table-cell office:value-type="float" office:value="135353" calcext:value-type="float">
            <text:p>135353</text:p>
          </table:table-cell>
          <table:table-cell office:value-type="float" office:value="162424" calcext:value-type="float">
            <text:p>162424</text:p>
          </table:table-cell>
          <table:table-cell office:value-type="float" office:value="751871" calcext:value-type="float">
            <text:p>751871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78005" calcext:value-type="float">
            <text:p>78005</text:p>
          </table:table-cell>
          <table:table-cell office:value-type="float" office:value="93606" calcext:value-type="float">
            <text:p>93606</text:p>
          </table:table-cell>
          <table:table-cell office:value-type="float" office:value="112327" calcext:value-type="float">
            <text:p>112327</text:p>
          </table:table-cell>
          <table:table-cell office:value-type="float" office:value="134792" calcext:value-type="float">
            <text:p>134792</text:p>
          </table:table-cell>
          <table:table-cell office:value-type="float" office:value="67550" calcext:value-type="float">
            <text:p>67550</text:p>
          </table:table-cell>
          <table:table-cell office:value-type="float" office:value="194100" calcext:value-type="float">
            <text:p>194100</text:p>
          </table:table-cell>
          <table:table-cell office:value-type="float" office:value="232920" calcext:value-type="float">
            <text:p>232920</text:p>
          </table:table-cell>
          <table:table-cell office:value-type="float" office:value="279504" calcext:value-type="float">
            <text:p>279504</text:p>
          </table:table-cell>
          <table:table-cell office:value-type="float" office:value="335405" calcext:value-type="float">
            <text:p>335405</text:p>
          </table:table-cell>
          <table:table-cell office:value-type="float" office:value="402486" calcext:value-type="float">
            <text:p>402486</text:p>
          </table:table-cell>
          <table:table-cell office:value-type="float" office:value="1863145" calcext:value-type="float">
            <text:p>1863145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9485" calcext:value-type="float">
            <text:p>29485</text:p>
          </table:table-cell>
          <table:table-cell office:value-type="float" office:value="35382" calcext:value-type="float">
            <text:p>35382</text:p>
          </table:table-cell>
          <table:table-cell office:value-type="float" office:value="42458" calcext:value-type="float">
            <text:p>42458</text:p>
          </table:table-cell>
          <table:table-cell office:value-type="float" office:value="50950" calcext:value-type="float">
            <text:p>50950</text:p>
          </table:table-cell>
          <table:table-cell office:value-type="float" office:value="65403" calcext:value-type="float">
            <text:p>65403</text:p>
          </table:table-cell>
          <table:table-cell office:value-type="float" office:value="73368" calcext:value-type="float">
            <text:p>73368</text:p>
          </table:table-cell>
          <table:table-cell office:value-type="float" office:value="88042" calcext:value-type="float">
            <text:p>88042</text:p>
          </table:table-cell>
          <table:table-cell office:value-type="float" office:value="105650" calcext:value-type="float">
            <text:p>105650</text:p>
          </table:table-cell>
          <table:table-cell office:value-type="float" office:value="126780" calcext:value-type="float">
            <text:p>126780</text:p>
          </table:table-cell>
          <table:table-cell office:value-type="float" office:value="152136" calcext:value-type="float">
            <text:p>152136</text:p>
          </table:table-cell>
          <table:table-cell office:value-type="float" office:value="704251" calcext:value-type="float">
            <text:p>704251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5987" calcext:value-type="float">
            <text:p>5987</text:p>
          </table:table-cell>
          <table:table-cell office:value-type="float" office:value="7184" calcext:value-type="float">
            <text:p>7184</text:p>
          </table:table-cell>
          <table:table-cell office:value-type="float" office:value="8621" calcext:value-type="float">
            <text:p>8621</text:p>
          </table:table-cell>
          <table:table-cell office:value-type="float" office:value="10345" calcext:value-type="float">
            <text:p>10345</text:p>
          </table:table-cell>
          <table:table-cell office:value-type="float" office:value="65951" calcext:value-type="float">
            <text:p>65951</text:p>
          </table:table-cell>
          <table:table-cell office:value-type="float" office:value="14897" calcext:value-type="float">
            <text:p>14897</text:p>
          </table:table-cell>
          <table:table-cell office:value-type="float" office:value="17876" calcext:value-type="float">
            <text:p>17876</text:p>
          </table:table-cell>
          <table:table-cell office:value-type="float" office:value="21451" calcext:value-type="float">
            <text:p>21451</text:p>
          </table:table-cell>
          <table:table-cell office:value-type="float" office:value="25741" calcext:value-type="float">
            <text:p>25741</text:p>
          </table:table-cell>
          <table:table-cell office:value-type="float" office:value="30889" calcext:value-type="float">
            <text:p>30889</text:p>
          </table:table-cell>
          <table:table-cell office:value-type="float" office:value="142991" calcext:value-type="float">
            <text:p>142991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97862" calcext:value-type="float">
            <text:p>97862</text:p>
          </table:table-cell>
          <table:table-cell office:value-type="float" office:value="117434" calcext:value-type="float">
            <text:p>117434</text:p>
          </table:table-cell>
          <table:table-cell office:value-type="float" office:value="140921" calcext:value-type="float">
            <text:p>140921</text:p>
          </table:table-cell>
          <table:table-cell office:value-type="float" office:value="169105" calcext:value-type="float">
            <text:p>169105</text:p>
          </table:table-cell>
          <table:table-cell office:value-type="float" office:value="19855" calcext:value-type="float">
            <text:p>19855</text:p>
          </table:table-cell>
          <table:table-cell office:value-type="float" office:value="243511" calcext:value-type="float">
            <text:p>243511</text:p>
          </table:table-cell>
          <table:table-cell office:value-type="float" office:value="292213" calcext:value-type="float">
            <text:p>292213</text:p>
          </table:table-cell>
          <table:table-cell office:value-type="float" office:value="350656" calcext:value-type="float">
            <text:p>350656</text:p>
          </table:table-cell>
          <table:table-cell office:value-type="float" office:value="420787" calcext:value-type="float">
            <text:p>420787</text:p>
          </table:table-cell>
          <table:table-cell office:value-type="float" office:value="504944" calcext:value-type="float">
            <text:p>504944</text:p>
          </table:table-cell>
          <table:table-cell office:value-type="float" office:value="2337433" calcext:value-type="float">
            <text:p>2337433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68303" calcext:value-type="float">
            <text:p>68303</text:p>
          </table:table-cell>
          <table:table-cell office:value-type="float" office:value="81964" calcext:value-type="float">
            <text:p>81964</text:p>
          </table:table-cell>
          <table:table-cell office:value-type="float" office:value="98357" calcext:value-type="float">
            <text:p>98357</text:p>
          </table:table-cell>
          <table:table-cell office:value-type="float" office:value="118028" calcext:value-type="float">
            <text:p>118028</text:p>
          </table:table-cell>
          <table:table-cell office:value-type="float" office:value="47482" calcext:value-type="float">
            <text:p>47482</text:p>
          </table:table-cell>
          <table:table-cell office:value-type="float" office:value="169961" calcext:value-type="float">
            <text:p>169961</text:p>
          </table:table-cell>
          <table:table-cell office:value-type="float" office:value="203953" calcext:value-type="float">
            <text:p>203953</text:p>
          </table:table-cell>
          <table:table-cell office:value-type="float" office:value="244744" calcext:value-type="float">
            <text:p>244744</text:p>
          </table:table-cell>
          <table:table-cell office:value-type="float" office:value="293693" calcext:value-type="float">
            <text:p>293693</text:p>
          </table:table-cell>
          <table:table-cell office:value-type="float" office:value="352432" calcext:value-type="float">
            <text:p>352432</text:p>
          </table:table-cell>
          <table:table-cell office:value-type="float" office:value="1631435" calcext:value-type="float">
            <text:p>1631435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80570" calcext:value-type="float">
            <text:p>80570</text:p>
          </table:table-cell>
          <table:table-cell office:value-type="float" office:value="96684" calcext:value-type="float">
            <text:p>96684</text:p>
          </table:table-cell>
          <table:table-cell office:value-type="float" office:value="116021" calcext:value-type="float">
            <text:p>116021</text:p>
          </table:table-cell>
          <table:table-cell office:value-type="float" office:value="139225" calcext:value-type="float">
            <text:p>139225</text:p>
          </table:table-cell>
          <table:table-cell office:value-type="float" office:value="30140" calcext:value-type="float">
            <text:p>30140</text:p>
          </table:table-cell>
          <table:table-cell office:value-type="float" office:value="200484" calcext:value-type="float">
            <text:p>200484</text:p>
          </table:table-cell>
          <table:table-cell office:value-type="float" office:value="240581" calcext:value-type="float">
            <text:p>240581</text:p>
          </table:table-cell>
          <table:table-cell office:value-type="float" office:value="288697" calcext:value-type="float">
            <text:p>288697</text:p>
          </table:table-cell>
          <table:table-cell office:value-type="float" office:value="346436" calcext:value-type="float">
            <text:p>346436</text:p>
          </table:table-cell>
          <table:table-cell office:value-type="float" office:value="415723" calcext:value-type="float">
            <text:p>415723</text:p>
          </table:table-cell>
          <table:table-cell office:value-type="float" office:value="1924421" calcext:value-type="float">
            <text:p>1924421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45694" calcext:value-type="float">
            <text:p>45694</text:p>
          </table:table-cell>
          <table:table-cell office:value-type="float" office:value="54833" calcext:value-type="float">
            <text:p>54833</text:p>
          </table:table-cell>
          <table:table-cell office:value-type="float" office:value="65800" calcext:value-type="float">
            <text:p>65800</text:p>
          </table:table-cell>
          <table:table-cell office:value-type="float" office:value="78960" calcext:value-type="float">
            <text:p>78960</text:p>
          </table:table-cell>
          <table:table-cell office:value-type="float" office:value="53772" calcext:value-type="float">
            <text:p>53772</text:p>
          </table:table-cell>
          <table:table-cell office:value-type="float" office:value="113702" calcext:value-type="float">
            <text:p>113702</text:p>
          </table:table-cell>
          <table:table-cell office:value-type="float" office:value="136442" calcext:value-type="float">
            <text:p>136442</text:p>
          </table:table-cell>
          <table:table-cell office:value-type="float" office:value="163730" calcext:value-type="float">
            <text:p>163730</text:p>
          </table:table-cell>
          <table:table-cell office:value-type="float" office:value="196476" calcext:value-type="float">
            <text:p>196476</text:p>
          </table:table-cell>
          <table:table-cell office:value-type="float" office:value="235771" calcext:value-type="float">
            <text:p>235771</text:p>
          </table:table-cell>
          <table:table-cell office:value-type="float" office:value="1091408" calcext:value-type="float">
            <text:p>1091408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25212" calcext:value-type="float">
            <text:p>25212</text:p>
          </table:table-cell>
          <table:table-cell office:value-type="float" office:value="30254" calcext:value-type="float">
            <text:p>30254</text:p>
          </table:table-cell>
          <table:table-cell office:value-type="float" office:value="36305" calcext:value-type="float">
            <text:p>36305</text:p>
          </table:table-cell>
          <table:table-cell office:value-type="float" office:value="43566" calcext:value-type="float">
            <text:p>43566</text:p>
          </table:table-cell>
          <table:table-cell office:value-type="float" office:value="20316" calcext:value-type="float">
            <text:p>20316</text:p>
          </table:table-cell>
          <table:table-cell office:value-type="float" office:value="62735" calcext:value-type="float">
            <text:p>62735</text:p>
          </table:table-cell>
          <table:table-cell office:value-type="float" office:value="75282" calcext:value-type="float">
            <text:p>75282</text:p>
          </table:table-cell>
          <table:table-cell office:value-type="float" office:value="90338" calcext:value-type="float">
            <text:p>90338</text:p>
          </table:table-cell>
          <table:table-cell office:value-type="float" office:value="108406" calcext:value-type="float">
            <text:p>108406</text:p>
          </table:table-cell>
          <table:table-cell office:value-type="float" office:value="130087" calcext:value-type="float">
            <text:p>130087</text:p>
          </table:table-cell>
          <table:table-cell office:value-type="float" office:value="602185" calcext:value-type="float">
            <text:p>602185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44787" calcext:value-type="float">
            <text:p>44787</text:p>
          </table:table-cell>
          <table:table-cell office:value-type="float" office:value="53744" calcext:value-type="float">
            <text:p>53744</text:p>
          </table:table-cell>
          <table:table-cell office:value-type="float" office:value="64493" calcext:value-type="float">
            <text:p>64493</text:p>
          </table:table-cell>
          <table:table-cell office:value-type="float" office:value="77392" calcext:value-type="float">
            <text:p>77392</text:p>
          </table:table-cell>
          <table:table-cell office:value-type="float" office:value="34168" calcext:value-type="float">
            <text:p>34168</text:p>
          </table:table-cell>
          <table:table-cell office:value-type="float" office:value="111444" calcext:value-type="float">
            <text:p>111444</text:p>
          </table:table-cell>
          <table:table-cell office:value-type="float" office:value="133733" calcext:value-type="float">
            <text:p>133733</text:p>
          </table:table-cell>
          <table:table-cell office:value-type="float" office:value="160480" calcext:value-type="float">
            <text:p>160480</text:p>
          </table:table-cell>
          <table:table-cell office:value-type="float" office:value="192576" calcext:value-type="float">
            <text:p>192576</text:p>
          </table:table-cell>
          <table:table-cell office:value-type="float" office:value="231091" calcext:value-type="float">
            <text:p>231091</text:p>
          </table:table-cell>
          <table:table-cell office:value-type="float" office:value="1069740" calcext:value-type="float">
            <text:p>1069740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27769" calcext:value-type="float">
            <text:p>27769</text:p>
          </table:table-cell>
          <table:table-cell office:value-type="float" office:value="33323" calcext:value-type="float">
            <text:p>33323</text:p>
          </table:table-cell>
          <table:table-cell office:value-type="float" office:value="39988" calcext:value-type="float">
            <text:p>39988</text:p>
          </table:table-cell>
          <table:table-cell office:value-type="float" office:value="47986" calcext:value-type="float">
            <text:p>47986</text:p>
          </table:table-cell>
          <table:table-cell office:value-type="float" office:value="96065" calcext:value-type="float">
            <text:p>96065</text:p>
          </table:table-cell>
          <table:table-cell office:value-type="float" office:value="69100" calcext:value-type="float">
            <text:p>69100</text:p>
          </table:table-cell>
          <table:table-cell office:value-type="float" office:value="82920" calcext:value-type="float">
            <text:p>82920</text:p>
          </table:table-cell>
          <table:table-cell office:value-type="float" office:value="99504" calcext:value-type="float">
            <text:p>99504</text:p>
          </table:table-cell>
          <table:table-cell office:value-type="float" office:value="119405" calcext:value-type="float">
            <text:p>119405</text:p>
          </table:table-cell>
          <table:table-cell office:value-type="float" office:value="143286" calcext:value-type="float">
            <text:p>143286</text:p>
          </table:table-cell>
          <table:table-cell office:value-type="float" office:value="663281" calcext:value-type="float">
            <text:p>663281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56753" calcext:value-type="float">
            <text:p>56753</text:p>
          </table:table-cell>
          <table:table-cell office:value-type="float" office:value="68104" calcext:value-type="float">
            <text:p>68104</text:p>
          </table:table-cell>
          <table:table-cell office:value-type="float" office:value="81725" calcext:value-type="float">
            <text:p>81725</text:p>
          </table:table-cell>
          <table:table-cell office:value-type="float" office:value="98070" calcext:value-type="float">
            <text:p>98070</text:p>
          </table:table-cell>
          <table:table-cell office:value-type="float" office:value="5140" calcext:value-type="float">
            <text:p>5140</text:p>
          </table:table-cell>
          <table:table-cell office:value-type="float" office:value="141221" calcext:value-type="float">
            <text:p>141221</text:p>
          </table:table-cell>
          <table:table-cell office:value-type="float" office:value="169465" calcext:value-type="float">
            <text:p>169465</text:p>
          </table:table-cell>
          <table:table-cell office:value-type="float" office:value="203358" calcext:value-type="float">
            <text:p>203358</text:p>
          </table:table-cell>
          <table:table-cell office:value-type="float" office:value="244030" calcext:value-type="float">
            <text:p>244030</text:p>
          </table:table-cell>
          <table:table-cell office:value-type="float" office:value="292836" calcext:value-type="float">
            <text:p>292836</text:p>
          </table:table-cell>
          <table:table-cell office:value-type="float" office:value="1355562" calcext:value-type="float">
            <text:p>1355562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46093" calcext:value-type="float">
            <text:p>46093</text:p>
          </table:table-cell>
          <table:table-cell office:value-type="float" office:value="55312" calcext:value-type="float">
            <text:p>55312</text:p>
          </table:table-cell>
          <table:table-cell office:value-type="float" office:value="66374" calcext:value-type="float">
            <text:p>66374</text:p>
          </table:table-cell>
          <table:table-cell office:value-type="float" office:value="79649" calcext:value-type="float">
            <text:p>79649</text:p>
          </table:table-cell>
          <table:table-cell office:value-type="float" office:value="36416" calcext:value-type="float">
            <text:p>36416</text:p>
          </table:table-cell>
          <table:table-cell office:value-type="float" office:value="114695" calcext:value-type="float">
            <text:p>114695</text:p>
          </table:table-cell>
          <table:table-cell office:value-type="float" office:value="137634" calcext:value-type="float">
            <text:p>137634</text:p>
          </table:table-cell>
          <table:table-cell office:value-type="float" office:value="165161" calcext:value-type="float">
            <text:p>165161</text:p>
          </table:table-cell>
          <table:table-cell office:value-type="float" office:value="198193" calcext:value-type="float">
            <text:p>198193</text:p>
          </table:table-cell>
          <table:table-cell office:value-type="float" office:value="237832" calcext:value-type="float">
            <text:p>237832</text:p>
          </table:table-cell>
          <table:table-cell office:value-type="float" office:value="1100943" calcext:value-type="float">
            <text:p>1100943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79686" calcext:value-type="float">
            <text:p>79686</text:p>
          </table:table-cell>
          <table:table-cell office:value-type="float" office:value="95623" calcext:value-type="float">
            <text:p>95623</text:p>
          </table:table-cell>
          <table:table-cell office:value-type="float" office:value="114748" calcext:value-type="float">
            <text:p>114748</text:p>
          </table:table-cell>
          <table:table-cell office:value-type="float" office:value="137698" calcext:value-type="float">
            <text:p>137698</text:p>
          </table:table-cell>
          <table:table-cell office:value-type="float" office:value="5830" calcext:value-type="float">
            <text:p>5830</text:p>
          </table:table-cell>
          <table:table-cell office:value-type="float" office:value="198286" calcext:value-type="float">
            <text:p>198286</text:p>
          </table:table-cell>
          <table:table-cell office:value-type="float" office:value="237943" calcext:value-type="float">
            <text:p>237943</text:p>
          </table:table-cell>
          <table:table-cell office:value-type="float" office:value="285532" calcext:value-type="float">
            <text:p>285532</text:p>
          </table:table-cell>
          <table:table-cell office:value-type="float" office:value="342638" calcext:value-type="float">
            <text:p>342638</text:p>
          </table:table-cell>
          <table:table-cell office:value-type="float" office:value="411166" calcext:value-type="float">
            <text:p>411166</text:p>
          </table:table-cell>
          <table:table-cell office:value-type="float" office:value="1903320" calcext:value-type="float">
            <text:p>1903320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39197" calcext:value-type="float">
            <text:p>39197</text:p>
          </table:table-cell>
          <table:table-cell office:value-type="float" office:value="47036" calcext:value-type="float">
            <text:p>47036</text:p>
          </table:table-cell>
          <table:table-cell office:value-type="float" office:value="56443" calcext:value-type="float">
            <text:p>56443</text:p>
          </table:table-cell>
          <table:table-cell office:value-type="float" office:value="67732" calcext:value-type="float">
            <text:p>67732</text:p>
          </table:table-cell>
          <table:table-cell office:value-type="float" office:value="61182" calcext:value-type="float">
            <text:p>61182</text:p>
          </table:table-cell>
          <table:table-cell office:value-type="float" office:value="97534" calcext:value-type="float">
            <text:p>97534</text:p>
          </table:table-cell>
          <table:table-cell office:value-type="float" office:value="117041" calcext:value-type="float">
            <text:p>117041</text:p>
          </table:table-cell>
          <table:table-cell office:value-type="float" office:value="140449" calcext:value-type="float">
            <text:p>140449</text:p>
          </table:table-cell>
          <table:table-cell office:value-type="float" office:value="168539" calcext:value-type="float">
            <text:p>168539</text:p>
          </table:table-cell>
          <table:table-cell office:value-type="float" office:value="202247" calcext:value-type="float">
            <text:p>202247</text:p>
          </table:table-cell>
          <table:table-cell office:value-type="float" office:value="936218" calcext:value-type="float">
            <text:p>936218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2645" calcext:value-type="float">
            <text:p>12645</text:p>
          </table:table-cell>
          <table:table-cell office:value-type="float" office:value="15174" calcext:value-type="float">
            <text:p>15174</text:p>
          </table:table-cell>
          <table:table-cell office:value-type="float" office:value="18209" calcext:value-type="float">
            <text:p>18209</text:p>
          </table:table-cell>
          <table:table-cell office:value-type="float" office:value="21851" calcext:value-type="float">
            <text:p>21851</text:p>
          </table:table-cell>
          <table:table-cell office:value-type="float" office:value="20090" calcext:value-type="float">
            <text:p>20090</text:p>
          </table:table-cell>
          <table:table-cell office:value-type="float" office:value="31465" calcext:value-type="float">
            <text:p>31465</text:p>
          </table:table-cell>
          <table:table-cell office:value-type="float" office:value="37758" calcext:value-type="float">
            <text:p>37758</text:p>
          </table:table-cell>
          <table:table-cell office:value-type="float" office:value="45310" calcext:value-type="float">
            <text:p>45310</text:p>
          </table:table-cell>
          <table:table-cell office:value-type="float" office:value="54372" calcext:value-type="float">
            <text:p>54372</text:p>
          </table:table-cell>
          <table:table-cell office:value-type="float" office:value="65246" calcext:value-type="float">
            <text:p>65246</text:p>
          </table:table-cell>
          <table:table-cell office:value-type="float" office:value="302030" calcext:value-type="float">
            <text:p>302030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201" calcext:value-type="float">
            <text:p>201</text:p>
          </table:table-cell>
          <table:table-cell office:value-type="float" office:value="241" calcext:value-type="float">
            <text:p>241</text:p>
          </table:table-cell>
          <table:table-cell office:value-type="float" office:value="289" calcext:value-type="float">
            <text:p>289</text:p>
          </table:table-cell>
          <table:table-cell office:value-type="float" office:value="347" calcext:value-type="float">
            <text:p>347</text:p>
          </table:table-cell>
          <table:table-cell office:value-type="float" office:value="65124" calcext:value-type="float">
            <text:p>65124</text:p>
          </table:table-cell>
          <table:table-cell office:value-type="float" office:value="499" calcext:value-type="float">
            <text:p>499</text:p>
          </table:table-cell>
          <table:table-cell office:value-type="float" office:value="599" calcext:value-type="float">
            <text:p>599</text:p>
          </table:table-cell>
          <table:table-cell office:value-type="float" office:value="719" calcext:value-type="float">
            <text:p>719</text:p>
          </table:table-cell>
          <table:table-cell office:value-type="float" office:value="863" calcext:value-type="float">
            <text:p>863</text:p>
          </table:table-cell>
          <table:table-cell office:value-type="float" office:value="1036" calcext:value-type="float">
            <text:p>1036</text:p>
          </table:table-cell>
          <table:table-cell office:value-type="float" office:value="4794" calcext:value-type="float">
            <text:p>4794</text:p>
          </table:table-cell>
          <table:table-cell office:value-type="string" calcext:value-type="string">
            <text:p>Small Number</text:p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88333" calcext:value-type="float">
            <text:p>88333</text:p>
          </table:table-cell>
          <table:table-cell office:value-type="float" office:value="106000" calcext:value-type="float">
            <text:p>106000</text:p>
          </table:table-cell>
          <table:table-cell office:value-type="float" office:value="127200" calcext:value-type="float">
            <text:p>127200</text:p>
          </table:table-cell>
          <table:table-cell office:value-type="float" office:value="152640" calcext:value-type="float">
            <text:p>152640</text:p>
          </table:table-cell>
          <table:table-cell office:value-type="float" office:value="21447" calcext:value-type="float">
            <text:p>21447</text:p>
          </table:table-cell>
          <table:table-cell office:value-type="float" office:value="219802" calcext:value-type="float">
            <text:p>219802</text:p>
          </table:table-cell>
          <table:table-cell office:value-type="float" office:value="263762" calcext:value-type="float">
            <text:p>263762</text:p>
          </table:table-cell>
          <table:table-cell office:value-type="float" office:value="316514" calcext:value-type="float">
            <text:p>316514</text:p>
          </table:table-cell>
          <table:table-cell office:value-type="float" office:value="379817" calcext:value-type="float">
            <text:p>379817</text:p>
          </table:table-cell>
          <table:table-cell office:value-type="float" office:value="455780" calcext:value-type="float">
            <text:p>455780</text:p>
          </table:table-cell>
          <table:table-cell office:value-type="float" office:value="2109848" calcext:value-type="float">
            <text:p>2109848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79249" calcext:value-type="float">
            <text:p>79249</text:p>
          </table:table-cell>
          <table:table-cell office:value-type="float" office:value="95099" calcext:value-type="float">
            <text:p>95099</text:p>
          </table:table-cell>
          <table:table-cell office:value-type="float" office:value="114119" calcext:value-type="float">
            <text:p>114119</text:p>
          </table:table-cell>
          <table:table-cell office:value-type="float" office:value="136943" calcext:value-type="float">
            <text:p>136943</text:p>
          </table:table-cell>
          <table:table-cell office:value-type="float" office:value="79891" calcext:value-type="float">
            <text:p>79891</text:p>
          </table:table-cell>
          <table:table-cell office:value-type="float" office:value="197198" calcext:value-type="float">
            <text:p>197198</text:p>
          </table:table-cell>
          <table:table-cell office:value-type="float" office:value="236638" calcext:value-type="float">
            <text:p>236638</text:p>
          </table:table-cell>
          <table:table-cell office:value-type="float" office:value="283966" calcext:value-type="float">
            <text:p>283966</text:p>
          </table:table-cell>
          <table:table-cell office:value-type="float" office:value="340759" calcext:value-type="float">
            <text:p>340759</text:p>
          </table:table-cell>
          <table:table-cell office:value-type="float" office:value="408911" calcext:value-type="float">
            <text:p>408911</text:p>
          </table:table-cell>
          <table:table-cell office:value-type="float" office:value="1892882" calcext:value-type="float">
            <text:p>1892882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61152" calcext:value-type="float">
            <text:p>61152</text:p>
          </table:table-cell>
          <table:table-cell office:value-type="float" office:value="73382" calcext:value-type="float">
            <text:p>73382</text:p>
          </table:table-cell>
          <table:table-cell office:value-type="float" office:value="88058" calcext:value-type="float">
            <text:p>88058</text:p>
          </table:table-cell>
          <table:table-cell office:value-type="float" office:value="105670" calcext:value-type="float">
            <text:p>105670</text:p>
          </table:table-cell>
          <table:table-cell office:value-type="float" office:value="90743" calcext:value-type="float">
            <text:p>90743</text:p>
          </table:table-cell>
          <table:table-cell office:value-type="float" office:value="152165" calcext:value-type="float">
            <text:p>152165</text:p>
          </table:table-cell>
          <table:table-cell office:value-type="float" office:value="182598" calcext:value-type="float">
            <text:p>182598</text:p>
          </table:table-cell>
          <table:table-cell office:value-type="float" office:value="219118" calcext:value-type="float">
            <text:p>219118</text:p>
          </table:table-cell>
          <table:table-cell office:value-type="float" office:value="262942" calcext:value-type="float">
            <text:p>262942</text:p>
          </table:table-cell>
          <table:table-cell office:value-type="float" office:value="315530" calcext:value-type="float">
            <text:p>315530</text:p>
          </table:table-cell>
          <table:table-cell office:value-type="float" office:value="1460615" calcext:value-type="float">
            <text:p>1460615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33076" calcext:value-type="float">
            <text:p>33076</text:p>
          </table:table-cell>
          <table:table-cell office:value-type="float" office:value="39691" calcext:value-type="float">
            <text:p>39691</text:p>
          </table:table-cell>
          <table:table-cell office:value-type="float" office:value="47629" calcext:value-type="float">
            <text:p>47629</text:p>
          </table:table-cell>
          <table:table-cell office:value-type="float" office:value="57155" calcext:value-type="float">
            <text:p>57155</text:p>
          </table:table-cell>
          <table:table-cell office:value-type="float" office:value="40706" calcext:value-type="float">
            <text:p>40706</text:p>
          </table:table-cell>
          <table:table-cell office:value-type="float" office:value="82303" calcext:value-type="float">
            <text:p>82303</text:p>
          </table:table-cell>
          <table:table-cell office:value-type="float" office:value="98764" calcext:value-type="float">
            <text:p>98764</text:p>
          </table:table-cell>
          <table:table-cell office:value-type="float" office:value="118517" calcext:value-type="float">
            <text:p>118517</text:p>
          </table:table-cell>
          <table:table-cell office:value-type="float" office:value="142220" calcext:value-type="float">
            <text:p>142220</text:p>
          </table:table-cell>
          <table:table-cell office:value-type="float" office:value="170664" calcext:value-type="float">
            <text:p>170664</text:p>
          </table:table-cell>
          <table:table-cell office:value-type="float" office:value="790019" calcext:value-type="float">
            <text:p>790019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32085" calcext:value-type="float">
            <text:p>32085</text:p>
          </table:table-cell>
          <table:table-cell office:value-type="float" office:value="38502" calcext:value-type="float">
            <text:p>38502</text:p>
          </table:table-cell>
          <table:table-cell office:value-type="float" office:value="46202" calcext:value-type="float">
            <text:p>46202</text:p>
          </table:table-cell>
          <table:table-cell office:value-type="float" office:value="55442" calcext:value-type="float">
            <text:p>55442</text:p>
          </table:table-cell>
          <table:table-cell office:value-type="float" office:value="62048" calcext:value-type="float">
            <text:p>62048</text:p>
          </table:table-cell>
          <table:table-cell office:value-type="float" office:value="79836" calcext:value-type="float">
            <text:p>79836</text:p>
          </table:table-cell>
          <table:table-cell office:value-type="float" office:value="95803" calcext:value-type="float">
            <text:p>95803</text:p>
          </table:table-cell>
          <table:table-cell office:value-type="float" office:value="114964" calcext:value-type="float">
            <text:p>114964</text:p>
          </table:table-cell>
          <table:table-cell office:value-type="float" office:value="137957" calcext:value-type="float">
            <text:p>137957</text:p>
          </table:table-cell>
          <table:table-cell office:value-type="float" office:value="165548" calcext:value-type="float">
            <text:p>165548</text:p>
          </table:table-cell>
          <table:table-cell office:value-type="float" office:value="766339" calcext:value-type="float">
            <text:p>766339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7205" calcext:value-type="float">
            <text:p>7205</text:p>
          </table:table-cell>
          <table:table-cell office:value-type="float" office:value="8646" calcext:value-type="float">
            <text:p>8646</text:p>
          </table:table-cell>
          <table:table-cell office:value-type="float" office:value="10375" calcext:value-type="float">
            <text:p>10375</text:p>
          </table:table-cell>
          <table:table-cell office:value-type="float" office:value="12450" calcext:value-type="float">
            <text:p>12450</text:p>
          </table:table-cell>
          <table:table-cell office:value-type="float" office:value="36816" calcext:value-type="float">
            <text:p>36816</text:p>
          </table:table-cell>
          <table:table-cell office:value-type="float" office:value="17928" calcext:value-type="float">
            <text:p>17928</text:p>
          </table:table-cell>
          <table:table-cell office:value-type="float" office:value="21514" calcext:value-type="float">
            <text:p>21514</text:p>
          </table:table-cell>
          <table:table-cell office:value-type="float" office:value="25817" calcext:value-type="float">
            <text:p>25817</text:p>
          </table:table-cell>
          <table:table-cell office:value-type="float" office:value="30980" calcext:value-type="float">
            <text:p>30980</text:p>
          </table:table-cell>
          <table:table-cell office:value-type="float" office:value="37176" calcext:value-type="float">
            <text:p>37176</text:p>
          </table:table-cell>
          <table:table-cell office:value-type="float" office:value="172091" calcext:value-type="float">
            <text:p>172091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93876" calcext:value-type="float">
            <text:p>93876</text:p>
          </table:table-cell>
          <table:table-cell office:value-type="float" office:value="112651" calcext:value-type="float">
            <text:p>112651</text:p>
          </table:table-cell>
          <table:table-cell office:value-type="float" office:value="135181" calcext:value-type="float">
            <text:p>135181</text:p>
          </table:table-cell>
          <table:table-cell office:value-type="float" office:value="162217" calcext:value-type="float">
            <text:p>162217</text:p>
          </table:table-cell>
          <table:table-cell office:value-type="float" office:value="8889" calcext:value-type="float">
            <text:p>8889</text:p>
          </table:table-cell>
          <table:table-cell office:value-type="float" office:value="233592" calcext:value-type="float">
            <text:p>233592</text:p>
          </table:table-cell>
          <table:table-cell office:value-type="float" office:value="280310" calcext:value-type="float">
            <text:p>280310</text:p>
          </table:table-cell>
          <table:table-cell office:value-type="float" office:value="336372" calcext:value-type="float">
            <text:p>336372</text:p>
          </table:table-cell>
          <table:table-cell office:value-type="float" office:value="403646" calcext:value-type="float">
            <text:p>403646</text:p>
          </table:table-cell>
          <table:table-cell office:value-type="float" office:value="484375" calcext:value-type="float">
            <text:p>484375</text:p>
          </table:table-cell>
          <table:table-cell office:value-type="float" office:value="2242220" calcext:value-type="float">
            <text:p>2242220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65006" calcext:value-type="float">
            <text:p>65006</text:p>
          </table:table-cell>
          <table:table-cell office:value-type="float" office:value="78007" calcext:value-type="float">
            <text:p>78007</text:p>
          </table:table-cell>
          <table:table-cell office:value-type="float" office:value="93608" calcext:value-type="float">
            <text:p>93608</text:p>
          </table:table-cell>
          <table:table-cell office:value-type="float" office:value="112330" calcext:value-type="float">
            <text:p>112330</text:p>
          </table:table-cell>
          <table:table-cell office:value-type="float" office:value="69656" calcext:value-type="float">
            <text:p>69656</text:p>
          </table:table-cell>
          <table:table-cell office:value-type="float" office:value="161755" calcext:value-type="float">
            <text:p>161755</text:p>
          </table:table-cell>
          <table:table-cell office:value-type="float" office:value="194106" calcext:value-type="float">
            <text:p>194106</text:p>
          </table:table-cell>
          <table:table-cell office:value-type="float" office:value="232927" calcext:value-type="float">
            <text:p>232927</text:p>
          </table:table-cell>
          <table:table-cell office:value-type="float" office:value="279512" calcext:value-type="float">
            <text:p>279512</text:p>
          </table:table-cell>
          <table:table-cell office:value-type="float" office:value="335414" calcext:value-type="float">
            <text:p>335414</text:p>
          </table:table-cell>
          <table:table-cell office:value-type="float" office:value="1552665" calcext:value-type="float">
            <text:p>1552665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38194" calcext:value-type="float">
            <text:p>38194</text:p>
          </table:table-cell>
          <table:table-cell office:value-type="float" office:value="45833" calcext:value-type="float">
            <text:p>45833</text:p>
          </table:table-cell>
          <table:table-cell office:value-type="float" office:value="55000" calcext:value-type="float">
            <text:p>55000</text:p>
          </table:table-cell>
          <table:table-cell office:value-type="float" office:value="66000" calcext:value-type="float">
            <text:p>66000</text:p>
          </table:table-cell>
          <table:table-cell office:value-type="float" office:value="70768" calcext:value-type="float">
            <text:p>70768</text:p>
          </table:table-cell>
          <table:table-cell office:value-type="float" office:value="95040" calcext:value-type="float">
            <text:p>95040</text:p>
          </table:table-cell>
          <table:table-cell office:value-type="float" office:value="114048" calcext:value-type="float">
            <text:p>114048</text:p>
          </table:table-cell>
          <table:table-cell office:value-type="float" office:value="136858" calcext:value-type="float">
            <text:p>136858</text:p>
          </table:table-cell>
          <table:table-cell office:value-type="float" office:value="164230" calcext:value-type="float">
            <text:p>164230</text:p>
          </table:table-cell>
          <table:table-cell office:value-type="float" office:value="197076" calcext:value-type="float">
            <text:p>197076</text:p>
          </table:table-cell>
          <table:table-cell office:value-type="float" office:value="912279" calcext:value-type="float">
            <text:p>912279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37425" calcext:value-type="float">
            <text:p>37425</text:p>
          </table:table-cell>
          <table:table-cell office:value-type="float" office:value="44910" calcext:value-type="float">
            <text:p>44910</text:p>
          </table:table-cell>
          <table:table-cell office:value-type="float" office:value="53892" calcext:value-type="float">
            <text:p>53892</text:p>
          </table:table-cell>
          <table:table-cell office:value-type="float" office:value="64670" calcext:value-type="float">
            <text:p>64670</text:p>
          </table:table-cell>
          <table:table-cell office:value-type="float" office:value="12588" calcext:value-type="float">
            <text:p>12588</text:p>
          </table:table-cell>
          <table:table-cell office:value-type="float" office:value="93125" calcext:value-type="float">
            <text:p>93125</text:p>
          </table:table-cell>
          <table:table-cell office:value-type="float" office:value="111750" calcext:value-type="float">
            <text:p>111750</text:p>
          </table:table-cell>
          <table:table-cell office:value-type="float" office:value="134100" calcext:value-type="float">
            <text:p>134100</text:p>
          </table:table-cell>
          <table:table-cell office:value-type="float" office:value="160920" calcext:value-type="float">
            <text:p>160920</text:p>
          </table:table-cell>
          <table:table-cell office:value-type="float" office:value="193104" calcext:value-type="float">
            <text:p>193104</text:p>
          </table:table-cell>
          <table:table-cell office:value-type="float" office:value="893896" calcext:value-type="float">
            <text:p>893896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81505" calcext:value-type="float">
            <text:p>81505</text:p>
          </table:table-cell>
          <table:table-cell office:value-type="float" office:value="97806" calcext:value-type="float">
            <text:p>97806</text:p>
          </table:table-cell>
          <table:table-cell office:value-type="float" office:value="117367" calcext:value-type="float">
            <text:p>117367</text:p>
          </table:table-cell>
          <table:table-cell office:value-type="float" office:value="140840" calcext:value-type="float">
            <text:p>140840</text:p>
          </table:table-cell>
          <table:table-cell office:value-type="float" office:value="23563" calcext:value-type="float">
            <text:p>23563</text:p>
          </table:table-cell>
          <table:table-cell office:value-type="float" office:value="202810" calcext:value-type="float">
            <text:p>202810</text:p>
          </table:table-cell>
          <table:table-cell office:value-type="float" office:value="243372" calcext:value-type="float">
            <text:p>243372</text:p>
          </table:table-cell>
          <table:table-cell office:value-type="float" office:value="292046" calcext:value-type="float">
            <text:p>292046</text:p>
          </table:table-cell>
          <table:table-cell office:value-type="float" office:value="350455" calcext:value-type="float">
            <text:p>350455</text:p>
          </table:table-cell>
          <table:table-cell office:value-type="float" office:value="420546" calcext:value-type="float">
            <text:p>420546</text:p>
          </table:table-cell>
          <table:table-cell office:value-type="float" office:value="1946747" calcext:value-type="float">
            <text:p>1946747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48337" calcext:value-type="float">
            <text:p>48337</text:p>
          </table:table-cell>
          <table:table-cell office:value-type="float" office:value="58004" calcext:value-type="float">
            <text:p>58004</text:p>
          </table:table-cell>
          <table:table-cell office:value-type="float" office:value="69605" calcext:value-type="float">
            <text:p>69605</text:p>
          </table:table-cell>
          <table:table-cell office:value-type="float" office:value="83526" calcext:value-type="float">
            <text:p>83526</text:p>
          </table:table-cell>
          <table:table-cell office:value-type="float" office:value="36575" calcext:value-type="float">
            <text:p>36575</text:p>
          </table:table-cell>
          <table:table-cell office:value-type="float" office:value="120277" calcext:value-type="float">
            <text:p>120277</text:p>
          </table:table-cell>
          <table:table-cell office:value-type="float" office:value="144332" calcext:value-type="float">
            <text:p>144332</text:p>
          </table:table-cell>
          <table:table-cell office:value-type="float" office:value="173198" calcext:value-type="float">
            <text:p>173198</text:p>
          </table:table-cell>
          <table:table-cell office:value-type="float" office:value="207838" calcext:value-type="float">
            <text:p>207838</text:p>
          </table:table-cell>
          <table:table-cell office:value-type="float" office:value="249406" calcext:value-type="float">
            <text:p>249406</text:p>
          </table:table-cell>
          <table:table-cell office:value-type="float" office:value="1154523" calcext:value-type="float">
            <text:p>1154523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60955" calcext:value-type="float">
            <text:p>60955</text:p>
          </table:table-cell>
          <table:table-cell office:value-type="float" office:value="73146" calcext:value-type="float">
            <text:p>73146</text:p>
          </table:table-cell>
          <table:table-cell office:value-type="float" office:value="87775" calcext:value-type="float">
            <text:p>87775</text:p>
          </table:table-cell>
          <table:table-cell office:value-type="float" office:value="105330" calcext:value-type="float">
            <text:p>105330</text:p>
          </table:table-cell>
          <table:table-cell office:value-type="float" office:value="56444" calcext:value-type="float">
            <text:p>56444</text:p>
          </table:table-cell>
          <table:table-cell office:value-type="float" office:value="151675" calcext:value-type="float">
            <text:p>151675</text:p>
          </table:table-cell>
          <table:table-cell office:value-type="float" office:value="182010" calcext:value-type="float">
            <text:p>182010</text:p>
          </table:table-cell>
          <table:table-cell office:value-type="float" office:value="218412" calcext:value-type="float">
            <text:p>218412</text:p>
          </table:table-cell>
          <table:table-cell office:value-type="float" office:value="262094" calcext:value-type="float">
            <text:p>262094</text:p>
          </table:table-cell>
          <table:table-cell office:value-type="float" office:value="314513" calcext:value-type="float">
            <text:p>314513</text:p>
          </table:table-cell>
          <table:table-cell office:value-type="float" office:value="1455910" calcext:value-type="float">
            <text:p>1455910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37372" calcext:value-type="float">
            <text:p>37372</text:p>
          </table:table-cell>
          <table:table-cell office:value-type="float" office:value="44846" calcext:value-type="float">
            <text:p>44846</text:p>
          </table:table-cell>
          <table:table-cell office:value-type="float" office:value="53815" calcext:value-type="float">
            <text:p>53815</text:p>
          </table:table-cell>
          <table:table-cell office:value-type="float" office:value="64578" calcext:value-type="float">
            <text:p>64578</text:p>
          </table:table-cell>
          <table:table-cell office:value-type="float" office:value="30258" calcext:value-type="float">
            <text:p>30258</text:p>
          </table:table-cell>
          <table:table-cell office:value-type="float" office:value="92993" calcext:value-type="float">
            <text:p>92993</text:p>
          </table:table-cell>
          <table:table-cell office:value-type="float" office:value="111592" calcext:value-type="float">
            <text:p>111592</text:p>
          </table:table-cell>
          <table:table-cell office:value-type="float" office:value="133910" calcext:value-type="float">
            <text:p>133910</text:p>
          </table:table-cell>
          <table:table-cell office:value-type="float" office:value="160692" calcext:value-type="float">
            <text:p>160692</text:p>
          </table:table-cell>
          <table:table-cell office:value-type="float" office:value="192830" calcext:value-type="float">
            <text:p>192830</text:p>
          </table:table-cell>
          <table:table-cell office:value-type="float" office:value="892628" calcext:value-type="float">
            <text:p>892628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94913" calcext:value-type="float">
            <text:p>94913</text:p>
          </table:table-cell>
          <table:table-cell office:value-type="float" office:value="113896" calcext:value-type="float">
            <text:p>113896</text:p>
          </table:table-cell>
          <table:table-cell office:value-type="float" office:value="136675" calcext:value-type="float">
            <text:p>136675</text:p>
          </table:table-cell>
          <table:table-cell office:value-type="float" office:value="164010" calcext:value-type="float">
            <text:p>164010</text:p>
          </table:table-cell>
          <table:table-cell office:value-type="float" office:value="62988" calcext:value-type="float">
            <text:p>62988</text:p>
          </table:table-cell>
          <table:table-cell office:value-type="float" office:value="236174" calcext:value-type="float">
            <text:p>236174</text:p>
          </table:table-cell>
          <table:table-cell office:value-type="float" office:value="283409" calcext:value-type="float">
            <text:p>283409</text:p>
          </table:table-cell>
          <table:table-cell office:value-type="float" office:value="340091" calcext:value-type="float">
            <text:p>340091</text:p>
          </table:table-cell>
          <table:table-cell office:value-type="float" office:value="408109" calcext:value-type="float">
            <text:p>408109</text:p>
          </table:table-cell>
          <table:table-cell office:value-type="float" office:value="489731" calcext:value-type="float">
            <text:p>489731</text:p>
          </table:table-cell>
          <table:table-cell office:value-type="float" office:value="2267008" calcext:value-type="float">
            <text:p>2267008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113" calcext:value-type="float">
            <text:p>2113</text:p>
          </table:table-cell>
          <table:table-cell office:value-type="float" office:value="2536" calcext:value-type="float">
            <text:p>2536</text:p>
          </table:table-cell>
          <table:table-cell office:value-type="float" office:value="3043" calcext:value-type="float">
            <text:p>3043</text:p>
          </table:table-cell>
          <table:table-cell office:value-type="float" office:value="3652" calcext:value-type="float">
            <text:p>3652</text:p>
          </table:table-cell>
          <table:table-cell office:value-type="float" office:value="53142" calcext:value-type="float">
            <text:p>53142</text:p>
          </table:table-cell>
          <table:table-cell office:value-type="float" office:value="5258" calcext:value-type="float">
            <text:p>5258</text:p>
          </table:table-cell>
          <table:table-cell office:value-type="float" office:value="6310" calcext:value-type="float">
            <text:p>6310</text:p>
          </table:table-cell>
          <table:table-cell office:value-type="float" office:value="7572" calcext:value-type="float">
            <text:p>7572</text:p>
          </table:table-cell>
          <table:table-cell office:value-type="float" office:value="9086" calcext:value-type="float">
            <text:p>9086</text:p>
          </table:table-cell>
          <table:table-cell office:value-type="float" office:value="10903" calcext:value-type="float">
            <text:p>10903</text:p>
          </table:table-cell>
          <table:table-cell office:value-type="float" office:value="50473" calcext:value-type="float">
            <text:p>50473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87442" calcext:value-type="float">
            <text:p>87442</text:p>
          </table:table-cell>
          <table:table-cell office:value-type="float" office:value="104930" calcext:value-type="float">
            <text:p>104930</text:p>
          </table:table-cell>
          <table:table-cell office:value-type="float" office:value="125916" calcext:value-type="float">
            <text:p>125916</text:p>
          </table:table-cell>
          <table:table-cell office:value-type="float" office:value="151099" calcext:value-type="float">
            <text:p>151099</text:p>
          </table:table-cell>
          <table:table-cell office:value-type="float" office:value="43145" calcext:value-type="float">
            <text:p>43145</text:p>
          </table:table-cell>
          <table:table-cell office:value-type="float" office:value="217583" calcext:value-type="float">
            <text:p>217583</text:p>
          </table:table-cell>
          <table:table-cell office:value-type="float" office:value="261100" calcext:value-type="float">
            <text:p>261100</text:p>
          </table:table-cell>
          <table:table-cell office:value-type="float" office:value="313320" calcext:value-type="float">
            <text:p>313320</text:p>
          </table:table-cell>
          <table:table-cell office:value-type="float" office:value="375984" calcext:value-type="float">
            <text:p>375984</text:p>
          </table:table-cell>
          <table:table-cell office:value-type="float" office:value="451181" calcext:value-type="float">
            <text:p>451181</text:p>
          </table:table-cell>
          <table:table-cell office:value-type="float" office:value="2088555" calcext:value-type="float">
            <text:p>2088555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31884" calcext:value-type="float">
            <text:p>31884</text:p>
          </table:table-cell>
          <table:table-cell office:value-type="float" office:value="38261" calcext:value-type="float">
            <text:p>38261</text:p>
          </table:table-cell>
          <table:table-cell office:value-type="float" office:value="45913" calcext:value-type="float">
            <text:p>45913</text:p>
          </table:table-cell>
          <table:table-cell office:value-type="float" office:value="55096" calcext:value-type="float">
            <text:p>55096</text:p>
          </table:table-cell>
          <table:table-cell office:value-type="float" office:value="89619" calcext:value-type="float">
            <text:p>89619</text:p>
          </table:table-cell>
          <table:table-cell office:value-type="float" office:value="79338" calcext:value-type="float">
            <text:p>79338</text:p>
          </table:table-cell>
          <table:table-cell office:value-type="float" office:value="95206" calcext:value-type="float">
            <text:p>95206</text:p>
          </table:table-cell>
          <table:table-cell office:value-type="float" office:value="114247" calcext:value-type="float">
            <text:p>114247</text:p>
          </table:table-cell>
          <table:table-cell office:value-type="float" office:value="137096" calcext:value-type="float">
            <text:p>137096</text:p>
          </table:table-cell>
          <table:table-cell office:value-type="float" office:value="164515" calcext:value-type="float">
            <text:p>164515</text:p>
          </table:table-cell>
          <table:table-cell office:value-type="float" office:value="761556" calcext:value-type="float">
            <text:p>761556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8195" calcext:value-type="float">
            <text:p>18195</text:p>
          </table:table-cell>
          <table:table-cell office:value-type="float" office:value="21834" calcext:value-type="float">
            <text:p>21834</text:p>
          </table:table-cell>
          <table:table-cell office:value-type="float" office:value="26201" calcext:value-type="float">
            <text:p>26201</text:p>
          </table:table-cell>
          <table:table-cell office:value-type="float" office:value="31441" calcext:value-type="float">
            <text:p>31441</text:p>
          </table:table-cell>
          <table:table-cell office:value-type="float" office:value="78245" calcext:value-type="float">
            <text:p>78245</text:p>
          </table:table-cell>
          <table:table-cell office:value-type="float" office:value="45275" calcext:value-type="float">
            <text:p>45275</text:p>
          </table:table-cell>
          <table:table-cell office:value-type="float" office:value="54330" calcext:value-type="float">
            <text:p>54330</text:p>
          </table:table-cell>
          <table:table-cell office:value-type="float" office:value="65196" calcext:value-type="float">
            <text:p>65196</text:p>
          </table:table-cell>
          <table:table-cell office:value-type="float" office:value="78235" calcext:value-type="float">
            <text:p>78235</text:p>
          </table:table-cell>
          <table:table-cell office:value-type="float" office:value="93882" calcext:value-type="float">
            <text:p>93882</text:p>
          </table:table-cell>
          <table:table-cell office:value-type="float" office:value="434589" calcext:value-type="float">
            <text:p>434589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32689" calcext:value-type="float">
            <text:p>32689</text:p>
          </table:table-cell>
          <table:table-cell office:value-type="float" office:value="39227" calcext:value-type="float">
            <text:p>39227</text:p>
          </table:table-cell>
          <table:table-cell office:value-type="float" office:value="47072" calcext:value-type="float">
            <text:p>47072</text:p>
          </table:table-cell>
          <table:table-cell office:value-type="float" office:value="56486" calcext:value-type="float">
            <text:p>56486</text:p>
          </table:table-cell>
          <table:table-cell office:value-type="float" office:value="43046" calcext:value-type="float">
            <text:p>43046</text:p>
          </table:table-cell>
          <table:table-cell office:value-type="float" office:value="81340" calcext:value-type="float">
            <text:p>81340</text:p>
          </table:table-cell>
          <table:table-cell office:value-type="float" office:value="97608" calcext:value-type="float">
            <text:p>97608</text:p>
          </table:table-cell>
          <table:table-cell office:value-type="float" office:value="117130" calcext:value-type="float">
            <text:p>117130</text:p>
          </table:table-cell>
          <table:table-cell office:value-type="float" office:value="140556" calcext:value-type="float">
            <text:p>140556</text:p>
          </table:table-cell>
          <table:table-cell office:value-type="float" office:value="168667" calcext:value-type="float">
            <text:p>168667</text:p>
          </table:table-cell>
          <table:table-cell office:value-type="float" office:value="780775" calcext:value-type="float">
            <text:p>780775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38449" calcext:value-type="float">
            <text:p>38449</text:p>
          </table:table-cell>
          <table:table-cell office:value-type="float" office:value="46139" calcext:value-type="float">
            <text:p>46139</text:p>
          </table:table-cell>
          <table:table-cell office:value-type="float" office:value="55367" calcext:value-type="float">
            <text:p>55367</text:p>
          </table:table-cell>
          <table:table-cell office:value-type="float" office:value="66440" calcext:value-type="float">
            <text:p>66440</text:p>
          </table:table-cell>
          <table:table-cell office:value-type="float" office:value="93014" calcext:value-type="float">
            <text:p>93014</text:p>
          </table:table-cell>
          <table:table-cell office:value-type="float" office:value="95674" calcext:value-type="float">
            <text:p>95674</text:p>
          </table:table-cell>
          <table:table-cell office:value-type="float" office:value="114809" calcext:value-type="float">
            <text:p>114809</text:p>
          </table:table-cell>
          <table:table-cell office:value-type="float" office:value="137771" calcext:value-type="float">
            <text:p>137771</text:p>
          </table:table-cell>
          <table:table-cell office:value-type="float" office:value="165325" calcext:value-type="float">
            <text:p>165325</text:p>
          </table:table-cell>
          <table:table-cell office:value-type="float" office:value="198390" calcext:value-type="float">
            <text:p>198390</text:p>
          </table:table-cell>
          <table:table-cell office:value-type="float" office:value="918364" calcext:value-type="float">
            <text:p>918364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96967" calcext:value-type="float">
            <text:p>96967</text:p>
          </table:table-cell>
          <table:table-cell office:value-type="float" office:value="116360" calcext:value-type="float">
            <text:p>116360</text:p>
          </table:table-cell>
          <table:table-cell office:value-type="float" office:value="139632" calcext:value-type="float">
            <text:p>139632</text:p>
          </table:table-cell>
          <table:table-cell office:value-type="float" office:value="167558" calcext:value-type="float">
            <text:p>167558</text:p>
          </table:table-cell>
          <table:table-cell office:value-type="float" office:value="26318" calcext:value-type="float">
            <text:p>26318</text:p>
          </table:table-cell>
          <table:table-cell office:value-type="float" office:value="241284" calcext:value-type="float">
            <text:p>241284</text:p>
          </table:table-cell>
          <table:table-cell office:value-type="float" office:value="289541" calcext:value-type="float">
            <text:p>289541</text:p>
          </table:table-cell>
          <table:table-cell office:value-type="float" office:value="347449" calcext:value-type="float">
            <text:p>347449</text:p>
          </table:table-cell>
          <table:table-cell office:value-type="float" office:value="416939" calcext:value-type="float">
            <text:p>416939</text:p>
          </table:table-cell>
          <table:table-cell office:value-type="float" office:value="500327" calcext:value-type="float">
            <text:p>500327</text:p>
          </table:table-cell>
          <table:table-cell office:value-type="float" office:value="2316057" calcext:value-type="float">
            <text:p>2316057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4592" calcext:value-type="float">
            <text:p>4592</text:p>
          </table:table-cell>
          <table:table-cell office:value-type="float" office:value="5510" calcext:value-type="float">
            <text:p>5510</text:p>
          </table:table-cell>
          <table:table-cell office:value-type="float" office:value="6612" calcext:value-type="float">
            <text:p>6612</text:p>
          </table:table-cell>
          <table:table-cell office:value-type="float" office:value="7934" calcext:value-type="float">
            <text:p>7934</text:p>
          </table:table-cell>
          <table:table-cell office:value-type="float" office:value="23248" calcext:value-type="float">
            <text:p>23248</text:p>
          </table:table-cell>
          <table:table-cell office:value-type="float" office:value="11425" calcext:value-type="float">
            <text:p>11425</text:p>
          </table:table-cell>
          <table:table-cell office:value-type="float" office:value="13710" calcext:value-type="float">
            <text:p>13710</text:p>
          </table:table-cell>
          <table:table-cell office:value-type="float" office:value="16452" calcext:value-type="float">
            <text:p>16452</text:p>
          </table:table-cell>
          <table:table-cell office:value-type="float" office:value="19742" calcext:value-type="float">
            <text:p>19742</text:p>
          </table:table-cell>
          <table:table-cell office:value-type="float" office:value="23690" calcext:value-type="float">
            <text:p>23690</text:p>
          </table:table-cell>
          <table:table-cell office:value-type="float" office:value="109667" calcext:value-type="float">
            <text:p>109667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0023" calcext:value-type="float">
            <text:p>10023</text:p>
          </table:table-cell>
          <table:table-cell office:value-type="float" office:value="12028" calcext:value-type="float">
            <text:p>12028</text:p>
          </table:table-cell>
          <table:table-cell office:value-type="float" office:value="14434" calcext:value-type="float">
            <text:p>14434</text:p>
          </table:table-cell>
          <table:table-cell office:value-type="float" office:value="17321" calcext:value-type="float">
            <text:p>17321</text:p>
          </table:table-cell>
          <table:table-cell office:value-type="float" office:value="79500" calcext:value-type="float">
            <text:p>79500</text:p>
          </table:table-cell>
          <table:table-cell office:value-type="float" office:value="24942" calcext:value-type="float">
            <text:p>24942</text:p>
          </table:table-cell>
          <table:table-cell office:value-type="float" office:value="29930" calcext:value-type="float">
            <text:p>29930</text:p>
          </table:table-cell>
          <table:table-cell office:value-type="float" office:value="35916" calcext:value-type="float">
            <text:p>35916</text:p>
          </table:table-cell>
          <table:table-cell office:value-type="float" office:value="43099" calcext:value-type="float">
            <text:p>43099</text:p>
          </table:table-cell>
          <table:table-cell office:value-type="float" office:value="51719" calcext:value-type="float">
            <text:p>51719</text:p>
          </table:table-cell>
          <table:table-cell office:value-type="float" office:value="239412" calcext:value-type="float">
            <text:p>239412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39216" calcext:value-type="float">
            <text:p>39216</text:p>
          </table:table-cell>
          <table:table-cell office:value-type="float" office:value="47059" calcext:value-type="float">
            <text:p>47059</text:p>
          </table:table-cell>
          <table:table-cell office:value-type="float" office:value="56471" calcext:value-type="float">
            <text:p>56471</text:p>
          </table:table-cell>
          <table:table-cell office:value-type="float" office:value="67765" calcext:value-type="float">
            <text:p>67765</text:p>
          </table:table-cell>
          <table:table-cell office:value-type="float" office:value="7303" calcext:value-type="float">
            <text:p>7303</text:p>
          </table:table-cell>
          <table:table-cell office:value-type="float" office:value="97582" calcext:value-type="float">
            <text:p>97582</text:p>
          </table:table-cell>
          <table:table-cell office:value-type="float" office:value="117098" calcext:value-type="float">
            <text:p>117098</text:p>
          </table:table-cell>
          <table:table-cell office:value-type="float" office:value="140518" calcext:value-type="float">
            <text:p>140518</text:p>
          </table:table-cell>
          <table:table-cell office:value-type="float" office:value="168622" calcext:value-type="float">
            <text:p>168622</text:p>
          </table:table-cell>
          <table:table-cell office:value-type="float" office:value="202346" calcext:value-type="float">
            <text:p>202346</text:p>
          </table:table-cell>
          <table:table-cell office:value-type="float" office:value="936677" calcext:value-type="float">
            <text:p>936677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20971" calcext:value-type="float">
            <text:p>20971</text:p>
          </table:table-cell>
          <table:table-cell office:value-type="float" office:value="25165" calcext:value-type="float">
            <text:p>25165</text:p>
          </table:table-cell>
          <table:table-cell office:value-type="float" office:value="30198" calcext:value-type="float">
            <text:p>30198</text:p>
          </table:table-cell>
          <table:table-cell office:value-type="float" office:value="36238" calcext:value-type="float">
            <text:p>36238</text:p>
          </table:table-cell>
          <table:table-cell office:value-type="float" office:value="55970" calcext:value-type="float">
            <text:p>55970</text:p>
          </table:table-cell>
          <table:table-cell office:value-type="float" office:value="52183" calcext:value-type="float">
            <text:p>52183</text:p>
          </table:table-cell>
          <table:table-cell office:value-type="float" office:value="62620" calcext:value-type="float">
            <text:p>62620</text:p>
          </table:table-cell>
          <table:table-cell office:value-type="float" office:value="75144" calcext:value-type="float">
            <text:p>75144</text:p>
          </table:table-cell>
          <table:table-cell office:value-type="float" office:value="90173" calcext:value-type="float">
            <text:p>90173</text:p>
          </table:table-cell>
          <table:table-cell office:value-type="float" office:value="108208" calcext:value-type="float">
            <text:p>108208</text:p>
          </table:table-cell>
          <table:table-cell office:value-type="float" office:value="500900" calcext:value-type="float">
            <text:p>500900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0560" calcext:value-type="float">
            <text:p>10560</text:p>
          </table:table-cell>
          <table:table-cell office:value-type="float" office:value="12672" calcext:value-type="float">
            <text:p>12672</text:p>
          </table:table-cell>
          <table:table-cell office:value-type="float" office:value="15206" calcext:value-type="float">
            <text:p>15206</text:p>
          </table:table-cell>
          <table:table-cell office:value-type="float" office:value="18247" calcext:value-type="float">
            <text:p>18247</text:p>
          </table:table-cell>
          <table:table-cell office:value-type="float" office:value="57464" calcext:value-type="float">
            <text:p>57464</text:p>
          </table:table-cell>
          <table:table-cell office:value-type="float" office:value="26275" calcext:value-type="float">
            <text:p>26275</text:p>
          </table:table-cell>
          <table:table-cell office:value-type="float" office:value="31530" calcext:value-type="float">
            <text:p>31530</text:p>
          </table:table-cell>
          <table:table-cell office:value-type="float" office:value="37836" calcext:value-type="float">
            <text:p>37836</text:p>
          </table:table-cell>
          <table:table-cell office:value-type="float" office:value="45403" calcext:value-type="float">
            <text:p>45403</text:p>
          </table:table-cell>
          <table:table-cell office:value-type="float" office:value="54484" calcext:value-type="float">
            <text:p>54484</text:p>
          </table:table-cell>
          <table:table-cell office:value-type="float" office:value="252213" calcext:value-type="float">
            <text:p>252213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31976" calcext:value-type="float">
            <text:p>31976</text:p>
          </table:table-cell>
          <table:table-cell office:value-type="float" office:value="38371" calcext:value-type="float">
            <text:p>38371</text:p>
          </table:table-cell>
          <table:table-cell office:value-type="float" office:value="46045" calcext:value-type="float">
            <text:p>46045</text:p>
          </table:table-cell>
          <table:table-cell office:value-type="float" office:value="55254" calcext:value-type="float">
            <text:p>55254</text:p>
          </table:table-cell>
          <table:table-cell office:value-type="float" office:value="81861" calcext:value-type="float">
            <text:p>81861</text:p>
          </table:table-cell>
          <table:table-cell office:value-type="float" office:value="79566" calcext:value-type="float">
            <text:p>79566</text:p>
          </table:table-cell>
          <table:table-cell office:value-type="float" office:value="95479" calcext:value-type="float">
            <text:p>95479</text:p>
          </table:table-cell>
          <table:table-cell office:value-type="float" office:value="114575" calcext:value-type="float">
            <text:p>114575</text:p>
          </table:table-cell>
          <table:table-cell office:value-type="float" office:value="137490" calcext:value-type="float">
            <text:p>137490</text:p>
          </table:table-cell>
          <table:table-cell office:value-type="float" office:value="164988" calcext:value-type="float">
            <text:p>164988</text:p>
          </table:table-cell>
          <table:table-cell office:value-type="float" office:value="763744" calcext:value-type="float">
            <text:p>763744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5109" calcext:value-type="float">
            <text:p>5109</text:p>
          </table:table-cell>
          <table:table-cell office:value-type="float" office:value="6131" calcext:value-type="float">
            <text:p>6131</text:p>
          </table:table-cell>
          <table:table-cell office:value-type="float" office:value="7357" calcext:value-type="float">
            <text:p>7357</text:p>
          </table:table-cell>
          <table:table-cell office:value-type="float" office:value="8828" calcext:value-type="float">
            <text:p>8828</text:p>
          </table:table-cell>
          <table:table-cell office:value-type="float" office:value="81320" calcext:value-type="float">
            <text:p>81320</text:p>
          </table:table-cell>
          <table:table-cell office:value-type="float" office:value="12713" calcext:value-type="float">
            <text:p>12713</text:p>
          </table:table-cell>
          <table:table-cell office:value-type="float" office:value="15256" calcext:value-type="float">
            <text:p>15256</text:p>
          </table:table-cell>
          <table:table-cell office:value-type="float" office:value="18307" calcext:value-type="float">
            <text:p>18307</text:p>
          </table:table-cell>
          <table:table-cell office:value-type="float" office:value="21968" calcext:value-type="float">
            <text:p>21968</text:p>
          </table:table-cell>
          <table:table-cell office:value-type="float" office:value="26362" calcext:value-type="float">
            <text:p>26362</text:p>
          </table:table-cell>
          <table:table-cell office:value-type="float" office:value="122031" calcext:value-type="float">
            <text:p>122031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96926" calcext:value-type="float">
            <text:p>96926</text:p>
          </table:table-cell>
          <table:table-cell office:value-type="float" office:value="116311" calcext:value-type="float">
            <text:p>116311</text:p>
          </table:table-cell>
          <table:table-cell office:value-type="float" office:value="139573" calcext:value-type="float">
            <text:p>139573</text:p>
          </table:table-cell>
          <table:table-cell office:value-type="float" office:value="167488" calcext:value-type="float">
            <text:p>167488</text:p>
          </table:table-cell>
          <table:table-cell office:value-type="float" office:value="56603" calcext:value-type="float">
            <text:p>56603</text:p>
          </table:table-cell>
          <table:table-cell office:value-type="float" office:value="241183" calcext:value-type="float">
            <text:p>241183</text:p>
          </table:table-cell>
          <table:table-cell office:value-type="float" office:value="289420" calcext:value-type="float">
            <text:p>289420</text:p>
          </table:table-cell>
          <table:table-cell office:value-type="float" office:value="347304" calcext:value-type="float">
            <text:p>347304</text:p>
          </table:table-cell>
          <table:table-cell office:value-type="float" office:value="416765" calcext:value-type="float">
            <text:p>416765</text:p>
          </table:table-cell>
          <table:table-cell office:value-type="float" office:value="500118" calcext:value-type="float">
            <text:p>500118</text:p>
          </table:table-cell>
          <table:table-cell office:value-type="float" office:value="2315088" calcext:value-type="float">
            <text:p>2315088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93423" calcext:value-type="float">
            <text:p>93423</text:p>
          </table:table-cell>
          <table:table-cell office:value-type="float" office:value="112108" calcext:value-type="float">
            <text:p>112108</text:p>
          </table:table-cell>
          <table:table-cell office:value-type="float" office:value="134530" calcext:value-type="float">
            <text:p>134530</text:p>
          </table:table-cell>
          <table:table-cell office:value-type="float" office:value="161436" calcext:value-type="float">
            <text:p>161436</text:p>
          </table:table-cell>
          <table:table-cell office:value-type="float" office:value="33980" calcext:value-type="float">
            <text:p>33980</text:p>
          </table:table-cell>
          <table:table-cell office:value-type="float" office:value="232468" calcext:value-type="float">
            <text:p>232468</text:p>
          </table:table-cell>
          <table:table-cell office:value-type="float" office:value="278962" calcext:value-type="float">
            <text:p>278962</text:p>
          </table:table-cell>
          <table:table-cell office:value-type="float" office:value="334754" calcext:value-type="float">
            <text:p>334754</text:p>
          </table:table-cell>
          <table:table-cell office:value-type="float" office:value="401705" calcext:value-type="float">
            <text:p>401705</text:p>
          </table:table-cell>
          <table:table-cell office:value-type="float" office:value="482046" calcext:value-type="float">
            <text:p>482046</text:p>
          </table:table-cell>
          <table:table-cell office:value-type="float" office:value="2231432" calcext:value-type="float">
            <text:p>2231432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97420" calcext:value-type="float">
            <text:p>97420</text:p>
          </table:table-cell>
          <table:table-cell office:value-type="float" office:value="116904" calcext:value-type="float">
            <text:p>116904</text:p>
          </table:table-cell>
          <table:table-cell office:value-type="float" office:value="140285" calcext:value-type="float">
            <text:p>140285</text:p>
          </table:table-cell>
          <table:table-cell office:value-type="float" office:value="168342" calcext:value-type="float">
            <text:p>168342</text:p>
          </table:table-cell>
          <table:table-cell office:value-type="float" office:value="81446" calcext:value-type="float">
            <text:p>81446</text:p>
          </table:table-cell>
          <table:table-cell office:value-type="float" office:value="242412" calcext:value-type="float">
            <text:p>242412</text:p>
          </table:table-cell>
          <table:table-cell office:value-type="float" office:value="290894" calcext:value-type="float">
            <text:p>290894</text:p>
          </table:table-cell>
          <table:table-cell office:value-type="float" office:value="349073" calcext:value-type="float">
            <text:p>349073</text:p>
          </table:table-cell>
          <table:table-cell office:value-type="float" office:value="418888" calcext:value-type="float">
            <text:p>418888</text:p>
          </table:table-cell>
          <table:table-cell office:value-type="float" office:value="502666" calcext:value-type="float">
            <text:p>502666</text:p>
          </table:table-cell>
          <table:table-cell office:value-type="float" office:value="2326884" calcext:value-type="float">
            <text:p>2326884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87125" calcext:value-type="float">
            <text:p>87125</text:p>
          </table:table-cell>
          <table:table-cell office:value-type="float" office:value="104550" calcext:value-type="float">
            <text:p>104550</text:p>
          </table:table-cell>
          <table:table-cell office:value-type="float" office:value="125460" calcext:value-type="float">
            <text:p>125460</text:p>
          </table:table-cell>
          <table:table-cell office:value-type="float" office:value="150552" calcext:value-type="float">
            <text:p>150552</text:p>
          </table:table-cell>
          <table:table-cell office:value-type="float" office:value="70169" calcext:value-type="float">
            <text:p>70169</text:p>
          </table:table-cell>
          <table:table-cell office:value-type="float" office:value="216794" calcext:value-type="float">
            <text:p>216794</text:p>
          </table:table-cell>
          <table:table-cell office:value-type="float" office:value="260153" calcext:value-type="float">
            <text:p>260153</text:p>
          </table:table-cell>
          <table:table-cell office:value-type="float" office:value="312184" calcext:value-type="float">
            <text:p>312184</text:p>
          </table:table-cell>
          <table:table-cell office:value-type="float" office:value="374621" calcext:value-type="float">
            <text:p>374621</text:p>
          </table:table-cell>
          <table:table-cell office:value-type="float" office:value="449545" calcext:value-type="float">
            <text:p>449545</text:p>
          </table:table-cell>
          <table:table-cell office:value-type="float" office:value="2080984" calcext:value-type="float">
            <text:p>2080984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59089" calcext:value-type="float">
            <text:p>59089</text:p>
          </table:table-cell>
          <table:table-cell office:value-type="float" office:value="70907" calcext:value-type="float">
            <text:p>70907</text:p>
          </table:table-cell>
          <table:table-cell office:value-type="float" office:value="85088" calcext:value-type="float">
            <text:p>85088</text:p>
          </table:table-cell>
          <table:table-cell office:value-type="float" office:value="102106" calcext:value-type="float">
            <text:p>102106</text:p>
          </table:table-cell>
          <table:table-cell office:value-type="float" office:value="59244" calcext:value-type="float">
            <text:p>59244</text:p>
          </table:table-cell>
          <table:table-cell office:value-type="float" office:value="147032" calcext:value-type="float">
            <text:p>147032</text:p>
          </table:table-cell>
          <table:table-cell office:value-type="float" office:value="176438" calcext:value-type="float">
            <text:p>176438</text:p>
          </table:table-cell>
          <table:table-cell office:value-type="float" office:value="211726" calcext:value-type="float">
            <text:p>211726</text:p>
          </table:table-cell>
          <table:table-cell office:value-type="float" office:value="254071" calcext:value-type="float">
            <text:p>254071</text:p>
          </table:table-cell>
          <table:table-cell office:value-type="float" office:value="304885" calcext:value-type="float">
            <text:p>304885</text:p>
          </table:table-cell>
          <table:table-cell office:value-type="float" office:value="1411342" calcext:value-type="float">
            <text:p>1411342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35891" calcext:value-type="float">
            <text:p>35891</text:p>
          </table:table-cell>
          <table:table-cell office:value-type="float" office:value="43069" calcext:value-type="float">
            <text:p>43069</text:p>
          </table:table-cell>
          <table:table-cell office:value-type="float" office:value="51683" calcext:value-type="float">
            <text:p>51683</text:p>
          </table:table-cell>
          <table:table-cell office:value-type="float" office:value="62020" calcext:value-type="float">
            <text:p>62020</text:p>
          </table:table-cell>
          <table:table-cell office:value-type="float" office:value="27623" calcext:value-type="float">
            <text:p>27623</text:p>
          </table:table-cell>
          <table:table-cell office:value-type="float" office:value="89309" calcext:value-type="float">
            <text:p>89309</text:p>
          </table:table-cell>
          <table:table-cell office:value-type="float" office:value="107171" calcext:value-type="float">
            <text:p>107171</text:p>
          </table:table-cell>
          <table:table-cell office:value-type="float" office:value="128605" calcext:value-type="float">
            <text:p>128605</text:p>
          </table:table-cell>
          <table:table-cell office:value-type="float" office:value="154326" calcext:value-type="float">
            <text:p>154326</text:p>
          </table:table-cell>
          <table:table-cell office:value-type="float" office:value="185191" calcext:value-type="float">
            <text:p>185191</text:p>
          </table:table-cell>
          <table:table-cell office:value-type="float" office:value="857265" calcext:value-type="float">
            <text:p>857265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5564" calcext:value-type="float">
            <text:p>35564</text:p>
          </table:table-cell>
          <table:table-cell office:value-type="float" office:value="42677" calcext:value-type="float">
            <text:p>42677</text:p>
          </table:table-cell>
          <table:table-cell office:value-type="float" office:value="51212" calcext:value-type="float">
            <text:p>51212</text:p>
          </table:table-cell>
          <table:table-cell office:value-type="float" office:value="61454" calcext:value-type="float">
            <text:p>61454</text:p>
          </table:table-cell>
          <table:table-cell office:value-type="float" office:value="60797" calcext:value-type="float">
            <text:p>60797</text:p>
          </table:table-cell>
          <table:table-cell office:value-type="float" office:value="88494" calcext:value-type="float">
            <text:p>88494</text:p>
          </table:table-cell>
          <table:table-cell office:value-type="float" office:value="106193" calcext:value-type="float">
            <text:p>106193</text:p>
          </table:table-cell>
          <table:table-cell office:value-type="float" office:value="127432" calcext:value-type="float">
            <text:p>127432</text:p>
          </table:table-cell>
          <table:table-cell office:value-type="float" office:value="152918" calcext:value-type="float">
            <text:p>152918</text:p>
          </table:table-cell>
          <table:table-cell office:value-type="float" office:value="183502" calcext:value-type="float">
            <text:p>183502</text:p>
          </table:table-cell>
          <table:table-cell office:value-type="float" office:value="849446" calcext:value-type="float">
            <text:p>849446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21310" calcext:value-type="float">
            <text:p>21310</text:p>
          </table:table-cell>
          <table:table-cell office:value-type="float" office:value="25572" calcext:value-type="float">
            <text:p>25572</text:p>
          </table:table-cell>
          <table:table-cell office:value-type="float" office:value="30686" calcext:value-type="float">
            <text:p>30686</text:p>
          </table:table-cell>
          <table:table-cell office:value-type="float" office:value="36823" calcext:value-type="float">
            <text:p>36823</text:p>
          </table:table-cell>
          <table:table-cell office:value-type="float" office:value="25164" calcext:value-type="float">
            <text:p>25164</text:p>
          </table:table-cell>
          <table:table-cell office:value-type="float" office:value="53026" calcext:value-type="float">
            <text:p>53026</text:p>
          </table:table-cell>
          <table:table-cell office:value-type="float" office:value="63631" calcext:value-type="float">
            <text:p>63631</text:p>
          </table:table-cell>
          <table:table-cell office:value-type="float" office:value="76357" calcext:value-type="float">
            <text:p>76357</text:p>
          </table:table-cell>
          <table:table-cell office:value-type="float" office:value="91628" calcext:value-type="float">
            <text:p>91628</text:p>
          </table:table-cell>
          <table:table-cell office:value-type="float" office:value="109954" calcext:value-type="float">
            <text:p>109954</text:p>
          </table:table-cell>
          <table:table-cell office:value-type="float" office:value="508987" calcext:value-type="float">
            <text:p>508987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7712" calcext:value-type="float">
            <text:p>17712</text:p>
          </table:table-cell>
          <table:table-cell office:value-type="float" office:value="21254" calcext:value-type="float">
            <text:p>21254</text:p>
          </table:table-cell>
          <table:table-cell office:value-type="float" office:value="25505" calcext:value-type="float">
            <text:p>25505</text:p>
          </table:table-cell>
          <table:table-cell office:value-type="float" office:value="30606" calcext:value-type="float">
            <text:p>30606</text:p>
          </table:table-cell>
          <table:table-cell office:value-type="float" office:value="92865" calcext:value-type="float">
            <text:p>92865</text:p>
          </table:table-cell>
          <table:table-cell office:value-type="float" office:value="44072" calcext:value-type="float">
            <text:p>44072</text:p>
          </table:table-cell>
          <table:table-cell office:value-type="float" office:value="52886" calcext:value-type="float">
            <text:p>52886</text:p>
          </table:table-cell>
          <table:table-cell office:value-type="float" office:value="63463" calcext:value-type="float">
            <text:p>63463</text:p>
          </table:table-cell>
          <table:table-cell office:value-type="float" office:value="76156" calcext:value-type="float">
            <text:p>76156</text:p>
          </table:table-cell>
          <table:table-cell office:value-type="float" office:value="91387" calcext:value-type="float">
            <text:p>91387</text:p>
          </table:table-cell>
          <table:table-cell office:value-type="float" office:value="423041" calcext:value-type="float">
            <text:p>423041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36528" calcext:value-type="float">
            <text:p>36528</text:p>
          </table:table-cell>
          <table:table-cell office:value-type="float" office:value="43834" calcext:value-type="float">
            <text:p>43834</text:p>
          </table:table-cell>
          <table:table-cell office:value-type="float" office:value="52601" calcext:value-type="float">
            <text:p>52601</text:p>
          </table:table-cell>
          <table:table-cell office:value-type="float" office:value="63121" calcext:value-type="float">
            <text:p>63121</text:p>
          </table:table-cell>
          <table:table-cell office:value-type="float" office:value="98960" calcext:value-type="float">
            <text:p>98960</text:p>
          </table:table-cell>
          <table:table-cell office:value-type="float" office:value="90894" calcext:value-type="float">
            <text:p>90894</text:p>
          </table:table-cell>
          <table:table-cell office:value-type="float" office:value="109073" calcext:value-type="float">
            <text:p>109073</text:p>
          </table:table-cell>
          <table:table-cell office:value-type="float" office:value="130888" calcext:value-type="float">
            <text:p>130888</text:p>
          </table:table-cell>
          <table:table-cell office:value-type="float" office:value="157066" calcext:value-type="float">
            <text:p>157066</text:p>
          </table:table-cell>
          <table:table-cell office:value-type="float" office:value="188479" calcext:value-type="float">
            <text:p>188479</text:p>
          </table:table-cell>
          <table:table-cell office:value-type="float" office:value="872484" calcext:value-type="float">
            <text:p>872484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53026" calcext:value-type="float">
            <text:p>53026</text:p>
          </table:table-cell>
          <table:table-cell office:value-type="float" office:value="63631" calcext:value-type="float">
            <text:p>63631</text:p>
          </table:table-cell>
          <table:table-cell office:value-type="float" office:value="76357" calcext:value-type="float">
            <text:p>76357</text:p>
          </table:table-cell>
          <table:table-cell office:value-type="float" office:value="91628" calcext:value-type="float">
            <text:p>91628</text:p>
          </table:table-cell>
          <table:table-cell office:value-type="float" office:value="85882" calcext:value-type="float">
            <text:p>85882</text:p>
          </table:table-cell>
          <table:table-cell office:value-type="float" office:value="131945" calcext:value-type="float">
            <text:p>131945</text:p>
          </table:table-cell>
          <table:table-cell office:value-type="float" office:value="158334" calcext:value-type="float">
            <text:p>158334</text:p>
          </table:table-cell>
          <table:table-cell office:value-type="float" office:value="190001" calcext:value-type="float">
            <text:p>190001</text:p>
          </table:table-cell>
          <table:table-cell office:value-type="float" office:value="228001" calcext:value-type="float">
            <text:p>228001</text:p>
          </table:table-cell>
          <table:table-cell office:value-type="float" office:value="273601" calcext:value-type="float">
            <text:p>273601</text:p>
          </table:table-cell>
          <table:table-cell office:value-type="float" office:value="1266524" calcext:value-type="float">
            <text:p>1266524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86816" calcext:value-type="float">
            <text:p>86816</text:p>
          </table:table-cell>
          <table:table-cell office:value-type="float" office:value="104179" calcext:value-type="float">
            <text:p>104179</text:p>
          </table:table-cell>
          <table:table-cell office:value-type="float" office:value="125015" calcext:value-type="float">
            <text:p>125015</text:p>
          </table:table-cell>
          <table:table-cell office:value-type="float" office:value="150018" calcext:value-type="float">
            <text:p>150018</text:p>
          </table:table-cell>
          <table:table-cell office:value-type="float" office:value="91732" calcext:value-type="float">
            <text:p>91732</text:p>
          </table:table-cell>
          <table:table-cell office:value-type="float" office:value="216026" calcext:value-type="float">
            <text:p>216026</text:p>
          </table:table-cell>
          <table:table-cell office:value-type="float" office:value="259231" calcext:value-type="float">
            <text:p>259231</text:p>
          </table:table-cell>
          <table:table-cell office:value-type="float" office:value="311077" calcext:value-type="float">
            <text:p>311077</text:p>
          </table:table-cell>
          <table:table-cell office:value-type="float" office:value="373292" calcext:value-type="float">
            <text:p>373292</text:p>
          </table:table-cell>
          <table:table-cell office:value-type="float" office:value="447950" calcext:value-type="float">
            <text:p>447950</text:p>
          </table:table-cell>
          <table:table-cell office:value-type="float" office:value="2073604" calcext:value-type="float">
            <text:p>2073604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24444" calcext:value-type="float">
            <text:p>24444</text:p>
          </table:table-cell>
          <table:table-cell office:value-type="float" office:value="29333" calcext:value-type="float">
            <text:p>29333</text:p>
          </table:table-cell>
          <table:table-cell office:value-type="float" office:value="35200" calcext:value-type="float">
            <text:p>35200</text:p>
          </table:table-cell>
          <table:table-cell office:value-type="float" office:value="42240" calcext:value-type="float">
            <text:p>42240</text:p>
          </table:table-cell>
          <table:table-cell office:value-type="float" office:value="48530" calcext:value-type="float">
            <text:p>48530</text:p>
          </table:table-cell>
          <table:table-cell office:value-type="float" office:value="60826" calcext:value-type="float">
            <text:p>60826</text:p>
          </table:table-cell>
          <table:table-cell office:value-type="float" office:value="72991" calcext:value-type="float">
            <text:p>72991</text:p>
          </table:table-cell>
          <table:table-cell office:value-type="float" office:value="87589" calcext:value-type="float">
            <text:p>87589</text:p>
          </table:table-cell>
          <table:table-cell office:value-type="float" office:value="105107" calcext:value-type="float">
            <text:p>105107</text:p>
          </table:table-cell>
          <table:table-cell office:value-type="float" office:value="126128" calcext:value-type="float">
            <text:p>126128</text:p>
          </table:table-cell>
          <table:table-cell office:value-type="float" office:value="583858" calcext:value-type="float">
            <text:p>583858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40436" calcext:value-type="float">
            <text:p>40436</text:p>
          </table:table-cell>
          <table:table-cell office:value-type="float" office:value="48523" calcext:value-type="float">
            <text:p>48523</text:p>
          </table:table-cell>
          <table:table-cell office:value-type="float" office:value="58228" calcext:value-type="float">
            <text:p>58228</text:p>
          </table:table-cell>
          <table:table-cell office:value-type="float" office:value="69874" calcext:value-type="float">
            <text:p>69874</text:p>
          </table:table-cell>
          <table:table-cell office:value-type="float" office:value="67204" calcext:value-type="float">
            <text:p>67204</text:p>
          </table:table-cell>
          <table:table-cell office:value-type="float" office:value="100619" calcext:value-type="float">
            <text:p>100619</text:p>
          </table:table-cell>
          <table:table-cell office:value-type="float" office:value="120743" calcext:value-type="float">
            <text:p>120743</text:p>
          </table:table-cell>
          <table:table-cell office:value-type="float" office:value="144892" calcext:value-type="float">
            <text:p>144892</text:p>
          </table:table-cell>
          <table:table-cell office:value-type="float" office:value="173870" calcext:value-type="float">
            <text:p>173870</text:p>
          </table:table-cell>
          <table:table-cell office:value-type="float" office:value="208644" calcext:value-type="float">
            <text:p>208644</text:p>
          </table:table-cell>
          <table:table-cell office:value-type="float" office:value="965829" calcext:value-type="float">
            <text:p>965829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98575" calcext:value-type="float">
            <text:p>98575</text:p>
          </table:table-cell>
          <table:table-cell office:value-type="float" office:value="118290" calcext:value-type="float">
            <text:p>118290</text:p>
          </table:table-cell>
          <table:table-cell office:value-type="float" office:value="141948" calcext:value-type="float">
            <text:p>141948</text:p>
          </table:table-cell>
          <table:table-cell office:value-type="float" office:value="170338" calcext:value-type="float">
            <text:p>170338</text:p>
          </table:table-cell>
          <table:table-cell office:value-type="float" office:value="90102" calcext:value-type="float">
            <text:p>90102</text:p>
          </table:table-cell>
          <table:table-cell office:value-type="float" office:value="245287" calcext:value-type="float">
            <text:p>245287</text:p>
          </table:table-cell>
          <table:table-cell office:value-type="float" office:value="294344" calcext:value-type="float">
            <text:p>294344</text:p>
          </table:table-cell>
          <table:table-cell office:value-type="float" office:value="353213" calcext:value-type="float">
            <text:p>353213</text:p>
          </table:table-cell>
          <table:table-cell office:value-type="float" office:value="423856" calcext:value-type="float">
            <text:p>423856</text:p>
          </table:table-cell>
          <table:table-cell office:value-type="float" office:value="508627" calcext:value-type="float">
            <text:p>508627</text:p>
          </table:table-cell>
          <table:table-cell office:value-type="float" office:value="2354478" calcext:value-type="float">
            <text:p>2354478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93161" calcext:value-type="float">
            <text:p>93161</text:p>
          </table:table-cell>
          <table:table-cell office:value-type="float" office:value="111793" calcext:value-type="float">
            <text:p>111793</text:p>
          </table:table-cell>
          <table:table-cell office:value-type="float" office:value="134152" calcext:value-type="float">
            <text:p>134152</text:p>
          </table:table-cell>
          <table:table-cell office:value-type="float" office:value="160982" calcext:value-type="float">
            <text:p>160982</text:p>
          </table:table-cell>
          <table:table-cell office:value-type="float" office:value="75562" calcext:value-type="float">
            <text:p>75562</text:p>
          </table:table-cell>
          <table:table-cell office:value-type="float" office:value="231814" calcext:value-type="float">
            <text:p>231814</text:p>
          </table:table-cell>
          <table:table-cell office:value-type="float" office:value="278177" calcext:value-type="float">
            <text:p>278177</text:p>
          </table:table-cell>
          <table:table-cell office:value-type="float" office:value="333812" calcext:value-type="float">
            <text:p>333812</text:p>
          </table:table-cell>
          <table:table-cell office:value-type="float" office:value="400574" calcext:value-type="float">
            <text:p>400574</text:p>
          </table:table-cell>
          <table:table-cell office:value-type="float" office:value="480689" calcext:value-type="float">
            <text:p>480689</text:p>
          </table:table-cell>
          <table:table-cell office:value-type="float" office:value="2225154" calcext:value-type="float">
            <text:p>2225154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41095" calcext:value-type="float">
            <text:p>41095</text:p>
          </table:table-cell>
          <table:table-cell office:value-type="float" office:value="49314" calcext:value-type="float">
            <text:p>49314</text:p>
          </table:table-cell>
          <table:table-cell office:value-type="float" office:value="59177" calcext:value-type="float">
            <text:p>59177</text:p>
          </table:table-cell>
          <table:table-cell office:value-type="float" office:value="71012" calcext:value-type="float">
            <text:p>71012</text:p>
          </table:table-cell>
          <table:table-cell office:value-type="float" office:value="53814" calcext:value-type="float">
            <text:p>53814</text:p>
          </table:table-cell>
          <table:table-cell office:value-type="float" office:value="102257" calcext:value-type="float">
            <text:p>102257</text:p>
          </table:table-cell>
          <table:table-cell office:value-type="float" office:value="122708" calcext:value-type="float">
            <text:p>122708</text:p>
          </table:table-cell>
          <table:table-cell office:value-type="float" office:value="147250" calcext:value-type="float">
            <text:p>147250</text:p>
          </table:table-cell>
          <table:table-cell office:value-type="float" office:value="176700" calcext:value-type="float">
            <text:p>176700</text:p>
          </table:table-cell>
          <table:table-cell office:value-type="float" office:value="212040" calcext:value-type="float">
            <text:p>212040</text:p>
          </table:table-cell>
          <table:table-cell office:value-type="float" office:value="981553" calcext:value-type="float">
            <text:p>981553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67113" calcext:value-type="float">
            <text:p>67113</text:p>
          </table:table-cell>
          <table:table-cell office:value-type="float" office:value="80536" calcext:value-type="float">
            <text:p>80536</text:p>
          </table:table-cell>
          <table:table-cell office:value-type="float" office:value="96643" calcext:value-type="float">
            <text:p>96643</text:p>
          </table:table-cell>
          <table:table-cell office:value-type="float" office:value="115972" calcext:value-type="float">
            <text:p>115972</text:p>
          </table:table-cell>
          <table:table-cell office:value-type="float" office:value="60071" calcext:value-type="float">
            <text:p>60071</text:p>
          </table:table-cell>
          <table:table-cell office:value-type="float" office:value="166999" calcext:value-type="float">
            <text:p>166999</text:p>
          </table:table-cell>
          <table:table-cell office:value-type="float" office:value="200399" calcext:value-type="float">
            <text:p>200399</text:p>
          </table:table-cell>
          <table:table-cell office:value-type="float" office:value="240479" calcext:value-type="float">
            <text:p>240479</text:p>
          </table:table-cell>
          <table:table-cell office:value-type="float" office:value="288575" calcext:value-type="float">
            <text:p>288575</text:p>
          </table:table-cell>
          <table:table-cell office:value-type="float" office:value="346290" calcext:value-type="float">
            <text:p>346290</text:p>
          </table:table-cell>
          <table:table-cell office:value-type="float" office:value="1603006" calcext:value-type="float">
            <text:p>1603006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90974" calcext:value-type="float">
            <text:p>90974</text:p>
          </table:table-cell>
          <table:table-cell office:value-type="float" office:value="109169" calcext:value-type="float">
            <text:p>109169</text:p>
          </table:table-cell>
          <table:table-cell office:value-type="float" office:value="131003" calcext:value-type="float">
            <text:p>131003</text:p>
          </table:table-cell>
          <table:table-cell office:value-type="float" office:value="157204" calcext:value-type="float">
            <text:p>157204</text:p>
          </table:table-cell>
          <table:table-cell office:value-type="float" office:value="2807" calcext:value-type="float">
            <text:p>2807</text:p>
          </table:table-cell>
          <table:table-cell office:value-type="float" office:value="226374" calcext:value-type="float">
            <text:p>226374</text:p>
          </table:table-cell>
          <table:table-cell office:value-type="float" office:value="271649" calcext:value-type="float">
            <text:p>271649</text:p>
          </table:table-cell>
          <table:table-cell office:value-type="float" office:value="325979" calcext:value-type="float">
            <text:p>325979</text:p>
          </table:table-cell>
          <table:table-cell office:value-type="float" office:value="391175" calcext:value-type="float">
            <text:p>391175</text:p>
          </table:table-cell>
          <table:table-cell office:value-type="float" office:value="469410" calcext:value-type="float">
            <text:p>469410</text:p>
          </table:table-cell>
          <table:table-cell office:value-type="float" office:value="2172937" calcext:value-type="float">
            <text:p>2172937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41737" calcext:value-type="float">
            <text:p>41737</text:p>
          </table:table-cell>
          <table:table-cell office:value-type="float" office:value="50084" calcext:value-type="float">
            <text:p>50084</text:p>
          </table:table-cell>
          <table:table-cell office:value-type="float" office:value="60101" calcext:value-type="float">
            <text:p>60101</text:p>
          </table:table-cell>
          <table:table-cell office:value-type="float" office:value="72121" calcext:value-type="float">
            <text:p>72121</text:p>
          </table:table-cell>
          <table:table-cell office:value-type="float" office:value="31353" calcext:value-type="float">
            <text:p>31353</text:p>
          </table:table-cell>
          <table:table-cell office:value-type="float" office:value="103854" calcext:value-type="float">
            <text:p>103854</text:p>
          </table:table-cell>
          <table:table-cell office:value-type="float" office:value="124625" calcext:value-type="float">
            <text:p>124625</text:p>
          </table:table-cell>
          <table:table-cell office:value-type="float" office:value="149550" calcext:value-type="float">
            <text:p>149550</text:p>
          </table:table-cell>
          <table:table-cell office:value-type="float" office:value="179460" calcext:value-type="float">
            <text:p>179460</text:p>
          </table:table-cell>
          <table:table-cell office:value-type="float" office:value="215352" calcext:value-type="float">
            <text:p>215352</text:p>
          </table:table-cell>
          <table:table-cell office:value-type="float" office:value="996884" calcext:value-type="float">
            <text:p>996884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56152" calcext:value-type="float">
            <text:p>56152</text:p>
          </table:table-cell>
          <table:table-cell office:value-type="float" office:value="67382" calcext:value-type="float">
            <text:p>67382</text:p>
          </table:table-cell>
          <table:table-cell office:value-type="float" office:value="80858" calcext:value-type="float">
            <text:p>80858</text:p>
          </table:table-cell>
          <table:table-cell office:value-type="float" office:value="97030" calcext:value-type="float">
            <text:p>97030</text:p>
          </table:table-cell>
          <table:table-cell office:value-type="float" office:value="71604" calcext:value-type="float">
            <text:p>71604</text:p>
          </table:table-cell>
          <table:table-cell office:value-type="float" office:value="139723" calcext:value-type="float">
            <text:p>139723</text:p>
          </table:table-cell>
          <table:table-cell office:value-type="float" office:value="167668" calcext:value-type="float">
            <text:p>167668</text:p>
          </table:table-cell>
          <table:table-cell office:value-type="float" office:value="201202" calcext:value-type="float">
            <text:p>201202</text:p>
          </table:table-cell>
          <table:table-cell office:value-type="float" office:value="241442" calcext:value-type="float">
            <text:p>241442</text:p>
          </table:table-cell>
          <table:table-cell office:value-type="float" office:value="289730" calcext:value-type="float">
            <text:p>289730</text:p>
          </table:table-cell>
          <table:table-cell office:value-type="float" office:value="1341187" calcext:value-type="float">
            <text:p>1341187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81261" calcext:value-type="float">
            <text:p>81261</text:p>
          </table:table-cell>
          <table:table-cell office:value-type="float" office:value="97513" calcext:value-type="float">
            <text:p>97513</text:p>
          </table:table-cell>
          <table:table-cell office:value-type="float" office:value="117016" calcext:value-type="float">
            <text:p>117016</text:p>
          </table:table-cell>
          <table:table-cell office:value-type="float" office:value="140419" calcext:value-type="float">
            <text:p>140419</text:p>
          </table:table-cell>
          <table:table-cell office:value-type="float" office:value="35212" calcext:value-type="float">
            <text:p>35212</text:p>
          </table:table-cell>
          <table:table-cell office:value-type="float" office:value="202204" calcext:value-type="float">
            <text:p>202204</text:p>
          </table:table-cell>
          <table:table-cell office:value-type="float" office:value="242645" calcext:value-type="float">
            <text:p>242645</text:p>
          </table:table-cell>
          <table:table-cell office:value-type="float" office:value="291174" calcext:value-type="float">
            <text:p>291174</text:p>
          </table:table-cell>
          <table:table-cell office:value-type="float" office:value="349409" calcext:value-type="float">
            <text:p>349409</text:p>
          </table:table-cell>
          <table:table-cell office:value-type="float" office:value="419291" calcext:value-type="float">
            <text:p>419291</text:p>
          </table:table-cell>
          <table:table-cell office:value-type="float" office:value="1940932" calcext:value-type="float">
            <text:p>1940932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59025" calcext:value-type="float">
            <text:p>59025</text:p>
          </table:table-cell>
          <table:table-cell office:value-type="float" office:value="70830" calcext:value-type="float">
            <text:p>70830</text:p>
          </table:table-cell>
          <table:table-cell office:value-type="float" office:value="84996" calcext:value-type="float">
            <text:p>84996</text:p>
          </table:table-cell>
          <table:table-cell office:value-type="float" office:value="101995" calcext:value-type="float">
            <text:p>101995</text:p>
          </table:table-cell>
          <table:table-cell office:value-type="float" office:value="57520" calcext:value-type="float">
            <text:p>57520</text:p>
          </table:table-cell>
          <table:table-cell office:value-type="float" office:value="146873" calcext:value-type="float">
            <text:p>146873</text:p>
          </table:table-cell>
          <table:table-cell office:value-type="float" office:value="176248" calcext:value-type="float">
            <text:p>176248</text:p>
          </table:table-cell>
          <table:table-cell office:value-type="float" office:value="211498" calcext:value-type="float">
            <text:p>211498</text:p>
          </table:table-cell>
          <table:table-cell office:value-type="float" office:value="253798" calcext:value-type="float">
            <text:p>253798</text:p>
          </table:table-cell>
          <table:table-cell office:value-type="float" office:value="304558" calcext:value-type="float">
            <text:p>304558</text:p>
          </table:table-cell>
          <table:table-cell office:value-type="float" office:value="1409821" calcext:value-type="float">
            <text:p>1409821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90310" calcext:value-type="float">
            <text:p>90310</text:p>
          </table:table-cell>
          <table:table-cell office:value-type="float" office:value="108372" calcext:value-type="float">
            <text:p>108372</text:p>
          </table:table-cell>
          <table:table-cell office:value-type="float" office:value="130046" calcext:value-type="float">
            <text:p>130046</text:p>
          </table:table-cell>
          <table:table-cell office:value-type="float" office:value="156055" calcext:value-type="float">
            <text:p>156055</text:p>
          </table:table-cell>
          <table:table-cell office:value-type="float" office:value="39495" calcext:value-type="float">
            <text:p>39495</text:p>
          </table:table-cell>
          <table:table-cell office:value-type="float" office:value="224719" calcext:value-type="float">
            <text:p>224719</text:p>
          </table:table-cell>
          <table:table-cell office:value-type="float" office:value="269663" calcext:value-type="float">
            <text:p>269663</text:p>
          </table:table-cell>
          <table:table-cell office:value-type="float" office:value="323596" calcext:value-type="float">
            <text:p>323596</text:p>
          </table:table-cell>
          <table:table-cell office:value-type="float" office:value="388315" calcext:value-type="float">
            <text:p>388315</text:p>
          </table:table-cell>
          <table:table-cell office:value-type="float" office:value="465978" calcext:value-type="float">
            <text:p>465978</text:p>
          </table:table-cell>
          <table:table-cell office:value-type="float" office:value="2157054" calcext:value-type="float">
            <text:p>2157054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71029" calcext:value-type="float">
            <text:p>71029</text:p>
          </table:table-cell>
          <table:table-cell office:value-type="float" office:value="85235" calcext:value-type="float">
            <text:p>85235</text:p>
          </table:table-cell>
          <table:table-cell office:value-type="float" office:value="102282" calcext:value-type="float">
            <text:p>102282</text:p>
          </table:table-cell>
          <table:table-cell office:value-type="float" office:value="122738" calcext:value-type="float">
            <text:p>122738</text:p>
          </table:table-cell>
          <table:table-cell office:value-type="float" office:value="37491" calcext:value-type="float">
            <text:p>37491</text:p>
          </table:table-cell>
          <table:table-cell office:value-type="float" office:value="176743" calcext:value-type="float">
            <text:p>176743</text:p>
          </table:table-cell>
          <table:table-cell office:value-type="float" office:value="212092" calcext:value-type="float">
            <text:p>212092</text:p>
          </table:table-cell>
          <table:table-cell office:value-type="float" office:value="254510" calcext:value-type="float">
            <text:p>254510</text:p>
          </table:table-cell>
          <table:table-cell office:value-type="float" office:value="305412" calcext:value-type="float">
            <text:p>305412</text:p>
          </table:table-cell>
          <table:table-cell office:value-type="float" office:value="366494" calcext:value-type="float">
            <text:p>366494</text:p>
          </table:table-cell>
          <table:table-cell office:value-type="float" office:value="1696535" calcext:value-type="float">
            <text:p>1696535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73282" calcext:value-type="float">
            <text:p>73282</text:p>
          </table:table-cell>
          <table:table-cell office:value-type="float" office:value="87938" calcext:value-type="float">
            <text:p>87938</text:p>
          </table:table-cell>
          <table:table-cell office:value-type="float" office:value="105526" calcext:value-type="float">
            <text:p>105526</text:p>
          </table:table-cell>
          <table:table-cell office:value-type="float" office:value="126631" calcext:value-type="float">
            <text:p>126631</text:p>
          </table:table-cell>
          <table:table-cell office:value-type="float" office:value="25075" calcext:value-type="float">
            <text:p>25075</text:p>
          </table:table-cell>
          <table:table-cell office:value-type="float" office:value="182348" calcext:value-type="float">
            <text:p>182348</text:p>
          </table:table-cell>
          <table:table-cell office:value-type="float" office:value="218818" calcext:value-type="float">
            <text:p>218818</text:p>
          </table:table-cell>
          <table:table-cell office:value-type="float" office:value="262582" calcext:value-type="float">
            <text:p>262582</text:p>
          </table:table-cell>
          <table:table-cell office:value-type="float" office:value="315098" calcext:value-type="float">
            <text:p>315098</text:p>
          </table:table-cell>
          <table:table-cell office:value-type="float" office:value="378118" calcext:value-type="float">
            <text:p>378118</text:p>
          </table:table-cell>
          <table:table-cell office:value-type="float" office:value="1750341" calcext:value-type="float">
            <text:p>1750341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765" calcext:value-type="float">
            <text:p>765</text:p>
          </table:table-cell>
          <table:table-cell office:value-type="float" office:value="918" calcext:value-type="float">
            <text:p>918</text:p>
          </table:table-cell>
          <table:table-cell office:value-type="float" office:value="1102" calcext:value-type="float">
            <text:p>1102</text:p>
          </table:table-cell>
          <table:table-cell office:value-type="float" office:value="1322" calcext:value-type="float">
            <text:p>1322</text:p>
          </table:table-cell>
          <table:table-cell office:value-type="float" office:value="84418" calcext:value-type="float">
            <text:p>84418</text:p>
          </table:table-cell>
          <table:table-cell office:value-type="float" office:value="1903" calcext:value-type="float">
            <text:p>1903</text:p>
          </table:table-cell>
          <table:table-cell office:value-type="float" office:value="2284" calcext:value-type="float">
            <text:p>2284</text:p>
          </table:table-cell>
          <table:table-cell office:value-type="float" office:value="2741" calcext:value-type="float">
            <text:p>2741</text:p>
          </table:table-cell>
          <table:table-cell office:value-type="float" office:value="3289" calcext:value-type="float">
            <text:p>3289</text:p>
          </table:table-cell>
          <table:table-cell office:value-type="float" office:value="3947" calcext:value-type="float">
            <text:p>3947</text:p>
          </table:table-cell>
          <table:table-cell office:value-type="float" office:value="18271" calcext:value-type="float">
            <text:p>18271</text:p>
          </table:table-cell>
          <table:table-cell office:value-type="string" calcext:value-type="string">
            <text:p>Medium Number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90533" calcext:value-type="float">
            <text:p>90533</text:p>
          </table:table-cell>
          <table:table-cell office:value-type="float" office:value="108640" calcext:value-type="float">
            <text:p>108640</text:p>
          </table:table-cell>
          <table:table-cell office:value-type="float" office:value="130368" calcext:value-type="float">
            <text:p>130368</text:p>
          </table:table-cell>
          <table:table-cell office:value-type="float" office:value="156442" calcext:value-type="float">
            <text:p>156442</text:p>
          </table:table-cell>
          <table:table-cell office:value-type="float" office:value="51396" calcext:value-type="float">
            <text:p>51396</text:p>
          </table:table-cell>
          <table:table-cell office:value-type="float" office:value="225276" calcext:value-type="float">
            <text:p>225276</text:p>
          </table:table-cell>
          <table:table-cell office:value-type="float" office:value="270331" calcext:value-type="float">
            <text:p>270331</text:p>
          </table:table-cell>
          <table:table-cell office:value-type="float" office:value="324397" calcext:value-type="float">
            <text:p>324397</text:p>
          </table:table-cell>
          <table:table-cell office:value-type="float" office:value="389276" calcext:value-type="float">
            <text:p>389276</text:p>
          </table:table-cell>
          <table:table-cell office:value-type="float" office:value="467131" calcext:value-type="float">
            <text:p>467131</text:p>
          </table:table-cell>
          <table:table-cell office:value-type="float" office:value="2162394" calcext:value-type="float">
            <text:p>2162394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94962" calcext:value-type="float">
            <text:p>94962</text:p>
          </table:table-cell>
          <table:table-cell office:value-type="float" office:value="113954" calcext:value-type="float">
            <text:p>113954</text:p>
          </table:table-cell>
          <table:table-cell office:value-type="float" office:value="136745" calcext:value-type="float">
            <text:p>136745</text:p>
          </table:table-cell>
          <table:table-cell office:value-type="float" office:value="164094" calcext:value-type="float">
            <text:p>164094</text:p>
          </table:table-cell>
          <table:table-cell office:value-type="float" office:value="18730" calcext:value-type="float">
            <text:p>18730</text:p>
          </table:table-cell>
          <table:table-cell office:value-type="float" office:value="236296" calcext:value-type="float">
            <text:p>236296</text:p>
          </table:table-cell>
          <table:table-cell office:value-type="float" office:value="283555" calcext:value-type="float">
            <text:p>283555</text:p>
          </table:table-cell>
          <table:table-cell office:value-type="float" office:value="340266" calcext:value-type="float">
            <text:p>340266</text:p>
          </table:table-cell>
          <table:table-cell office:value-type="float" office:value="408319" calcext:value-type="float">
            <text:p>408319</text:p>
          </table:table-cell>
          <table:table-cell office:value-type="float" office:value="489983" calcext:value-type="float">
            <text:p>489983</text:p>
          </table:table-cell>
          <table:table-cell office:value-type="float" office:value="2268174" calcext:value-type="float">
            <text:p>2268174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51911" calcext:value-type="float">
            <text:p>51911</text:p>
          </table:table-cell>
          <table:table-cell office:value-type="float" office:value="62293" calcext:value-type="float">
            <text:p>62293</text:p>
          </table:table-cell>
          <table:table-cell office:value-type="float" office:value="74752" calcext:value-type="float">
            <text:p>74752</text:p>
          </table:table-cell>
          <table:table-cell office:value-type="float" office:value="89702" calcext:value-type="float">
            <text:p>89702</text:p>
          </table:table-cell>
          <table:table-cell office:value-type="float" office:value="23431" calcext:value-type="float">
            <text:p>23431</text:p>
          </table:table-cell>
          <table:table-cell office:value-type="float" office:value="129170" calcext:value-type="float">
            <text:p>129170</text:p>
          </table:table-cell>
          <table:table-cell office:value-type="float" office:value="155004" calcext:value-type="float">
            <text:p>155004</text:p>
          </table:table-cell>
          <table:table-cell office:value-type="float" office:value="186005" calcext:value-type="float">
            <text:p>186005</text:p>
          </table:table-cell>
          <table:table-cell office:value-type="float" office:value="223206" calcext:value-type="float">
            <text:p>223206</text:p>
          </table:table-cell>
          <table:table-cell office:value-type="float" office:value="267847" calcext:value-type="float">
            <text:p>267847</text:p>
          </table:table-cell>
          <table:table-cell office:value-type="float" office:value="1239890" calcext:value-type="float">
            <text:p>1239890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67557" calcext:value-type="float">
            <text:p>67557</text:p>
          </table:table-cell>
          <table:table-cell office:value-type="float" office:value="81068" calcext:value-type="float">
            <text:p>81068</text:p>
          </table:table-cell>
          <table:table-cell office:value-type="float" office:value="97282" calcext:value-type="float">
            <text:p>97282</text:p>
          </table:table-cell>
          <table:table-cell office:value-type="float" office:value="116738" calcext:value-type="float">
            <text:p>116738</text:p>
          </table:table-cell>
          <table:table-cell office:value-type="float" office:value="243" calcext:value-type="float">
            <text:p>243</text:p>
          </table:table-cell>
          <table:table-cell office:value-type="float" office:value="168103" calcext:value-type="float">
            <text:p>168103</text:p>
          </table:table-cell>
          <table:table-cell office:value-type="float" office:value="201724" calcext:value-type="float">
            <text:p>201724</text:p>
          </table:table-cell>
          <table:table-cell office:value-type="float" office:value="242069" calcext:value-type="float">
            <text:p>242069</text:p>
          </table:table-cell>
          <table:table-cell office:value-type="float" office:value="290483" calcext:value-type="float">
            <text:p>290483</text:p>
          </table:table-cell>
          <table:table-cell office:value-type="float" office:value="348580" calcext:value-type="float">
            <text:p>348580</text:p>
          </table:table-cell>
          <table:table-cell office:value-type="float" office:value="1613604" calcext:value-type="float">
            <text:p>1613604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71812" calcext:value-type="float">
            <text:p>71812</text:p>
          </table:table-cell>
          <table:table-cell office:value-type="float" office:value="86174" calcext:value-type="float">
            <text:p>86174</text:p>
          </table:table-cell>
          <table:table-cell office:value-type="float" office:value="103409" calcext:value-type="float">
            <text:p>103409</text:p>
          </table:table-cell>
          <table:table-cell office:value-type="float" office:value="124091" calcext:value-type="float">
            <text:p>124091</text:p>
          </table:table-cell>
          <table:table-cell office:value-type="float" office:value="52617" calcext:value-type="float">
            <text:p>52617</text:p>
          </table:table-cell>
          <table:table-cell office:value-type="float" office:value="178691" calcext:value-type="float">
            <text:p>178691</text:p>
          </table:table-cell>
          <table:table-cell office:value-type="float" office:value="214429" calcext:value-type="float">
            <text:p>214429</text:p>
          </table:table-cell>
          <table:table-cell office:value-type="float" office:value="257315" calcext:value-type="float">
            <text:p>257315</text:p>
          </table:table-cell>
          <table:table-cell office:value-type="float" office:value="308778" calcext:value-type="float">
            <text:p>308778</text:p>
          </table:table-cell>
          <table:table-cell office:value-type="float" office:value="370534" calcext:value-type="float">
            <text:p>370534</text:p>
          </table:table-cell>
          <table:table-cell office:value-type="float" office:value="1715233" calcext:value-type="float">
            <text:p>1715233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2030" calcext:value-type="float">
            <text:p>12030</text:p>
          </table:table-cell>
          <table:table-cell office:value-type="float" office:value="14436" calcext:value-type="float">
            <text:p>14436</text:p>
          </table:table-cell>
          <table:table-cell office:value-type="float" office:value="17323" calcext:value-type="float">
            <text:p>17323</text:p>
          </table:table-cell>
          <table:table-cell office:value-type="float" office:value="20788" calcext:value-type="float">
            <text:p>20788</text:p>
          </table:table-cell>
          <table:table-cell office:value-type="float" office:value="4512" calcext:value-type="float">
            <text:p>4512</text:p>
          </table:table-cell>
          <table:table-cell office:value-type="float" office:value="29935" calcext:value-type="float">
            <text:p>29935</text:p>
          </table:table-cell>
          <table:table-cell office:value-type="float" office:value="35922" calcext:value-type="float">
            <text:p>35922</text:p>
          </table:table-cell>
          <table:table-cell office:value-type="float" office:value="43106" calcext:value-type="float">
            <text:p>43106</text:p>
          </table:table-cell>
          <table:table-cell office:value-type="float" office:value="51727" calcext:value-type="float">
            <text:p>51727</text:p>
          </table:table-cell>
          <table:table-cell office:value-type="float" office:value="62072" calcext:value-type="float">
            <text:p>62072</text:p>
          </table:table-cell>
          <table:table-cell office:value-type="float" office:value="287339" calcext:value-type="float">
            <text:p>287339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32578" calcext:value-type="float">
            <text:p>32578</text:p>
          </table:table-cell>
          <table:table-cell office:value-type="float" office:value="39094" calcext:value-type="float">
            <text:p>39094</text:p>
          </table:table-cell>
          <table:table-cell office:value-type="float" office:value="46913" calcext:value-type="float">
            <text:p>46913</text:p>
          </table:table-cell>
          <table:table-cell office:value-type="float" office:value="56296" calcext:value-type="float">
            <text:p>56296</text:p>
          </table:table-cell>
          <table:table-cell office:value-type="float" office:value="31360" calcext:value-type="float">
            <text:p>31360</text:p>
          </table:table-cell>
          <table:table-cell office:value-type="float" office:value="81066" calcext:value-type="float">
            <text:p>81066</text:p>
          </table:table-cell>
          <table:table-cell office:value-type="float" office:value="97279" calcext:value-type="float">
            <text:p>97279</text:p>
          </table:table-cell>
          <table:table-cell office:value-type="float" office:value="116735" calcext:value-type="float">
            <text:p>116735</text:p>
          </table:table-cell>
          <table:table-cell office:value-type="float" office:value="140082" calcext:value-type="float">
            <text:p>140082</text:p>
          </table:table-cell>
          <table:table-cell office:value-type="float" office:value="168098" calcext:value-type="float">
            <text:p>168098</text:p>
          </table:table-cell>
          <table:table-cell office:value-type="float" office:value="778141" calcext:value-type="float">
            <text:p>778141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92264" calcext:value-type="float">
            <text:p>92264</text:p>
          </table:table-cell>
          <table:table-cell office:value-type="float" office:value="110717" calcext:value-type="float">
            <text:p>110717</text:p>
          </table:table-cell>
          <table:table-cell office:value-type="float" office:value="132860" calcext:value-type="float">
            <text:p>132860</text:p>
          </table:table-cell>
          <table:table-cell office:value-type="float" office:value="159432" calcext:value-type="float">
            <text:p>159432</text:p>
          </table:table-cell>
          <table:table-cell office:value-type="float" office:value="5500" calcext:value-type="float">
            <text:p>5500</text:p>
          </table:table-cell>
          <table:table-cell office:value-type="float" office:value="229582" calcext:value-type="float">
            <text:p>229582</text:p>
          </table:table-cell>
          <table:table-cell office:value-type="float" office:value="275498" calcext:value-type="float">
            <text:p>275498</text:p>
          </table:table-cell>
          <table:table-cell office:value-type="float" office:value="330598" calcext:value-type="float">
            <text:p>330598</text:p>
          </table:table-cell>
          <table:table-cell office:value-type="float" office:value="396718" calcext:value-type="float">
            <text:p>396718</text:p>
          </table:table-cell>
          <table:table-cell office:value-type="float" office:value="476062" calcext:value-type="float">
            <text:p>476062</text:p>
          </table:table-cell>
          <table:table-cell office:value-type="float" office:value="2203731" calcext:value-type="float">
            <text:p>2203731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40600" calcext:value-type="float">
            <text:p>40600</text:p>
          </table:table-cell>
          <table:table-cell office:value-type="float" office:value="48720" calcext:value-type="float">
            <text:p>48720</text:p>
          </table:table-cell>
          <table:table-cell office:value-type="float" office:value="58464" calcext:value-type="float">
            <text:p>58464</text:p>
          </table:table-cell>
          <table:table-cell office:value-type="float" office:value="70157" calcext:value-type="float">
            <text:p>70157</text:p>
          </table:table-cell>
          <table:table-cell office:value-type="float" office:value="42639" calcext:value-type="float">
            <text:p>42639</text:p>
          </table:table-cell>
          <table:table-cell office:value-type="float" office:value="101026" calcext:value-type="float">
            <text:p>101026</text:p>
          </table:table-cell>
          <table:table-cell office:value-type="float" office:value="121231" calcext:value-type="float">
            <text:p>121231</text:p>
          </table:table-cell>
          <table:table-cell office:value-type="float" office:value="145477" calcext:value-type="float">
            <text:p>145477</text:p>
          </table:table-cell>
          <table:table-cell office:value-type="float" office:value="174572" calcext:value-type="float">
            <text:p>174572</text:p>
          </table:table-cell>
          <table:table-cell office:value-type="float" office:value="209486" calcext:value-type="float">
            <text:p>209486</text:p>
          </table:table-cell>
          <table:table-cell office:value-type="float" office:value="969733" calcext:value-type="float">
            <text:p>969733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24778" calcext:value-type="float">
            <text:p>24778</text:p>
          </table:table-cell>
          <table:table-cell office:value-type="float" office:value="29734" calcext:value-type="float">
            <text:p>29734</text:p>
          </table:table-cell>
          <table:table-cell office:value-type="float" office:value="35681" calcext:value-type="float">
            <text:p>35681</text:p>
          </table:table-cell>
          <table:table-cell office:value-type="float" office:value="42817" calcext:value-type="float">
            <text:p>42817</text:p>
          </table:table-cell>
          <table:table-cell office:value-type="float" office:value="7234" calcext:value-type="float">
            <text:p>7234</text:p>
          </table:table-cell>
          <table:table-cell office:value-type="float" office:value="61656" calcext:value-type="float">
            <text:p>61656</text:p>
          </table:table-cell>
          <table:table-cell office:value-type="float" office:value="73987" calcext:value-type="float">
            <text:p>73987</text:p>
          </table:table-cell>
          <table:table-cell office:value-type="float" office:value="88784" calcext:value-type="float">
            <text:p>88784</text:p>
          </table:table-cell>
          <table:table-cell office:value-type="float" office:value="106541" calcext:value-type="float">
            <text:p>106541</text:p>
          </table:table-cell>
          <table:table-cell office:value-type="float" office:value="127849" calcext:value-type="float">
            <text:p>127849</text:p>
          </table:table-cell>
          <table:table-cell office:value-type="float" office:value="591827" calcext:value-type="float">
            <text:p>591827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58229" calcext:value-type="float">
            <text:p>58229</text:p>
          </table:table-cell>
          <table:table-cell office:value-type="float" office:value="69875" calcext:value-type="float">
            <text:p>69875</text:p>
          </table:table-cell>
          <table:table-cell office:value-type="float" office:value="83850" calcext:value-type="float">
            <text:p>83850</text:p>
          </table:table-cell>
          <table:table-cell office:value-type="float" office:value="100620" calcext:value-type="float">
            <text:p>100620</text:p>
          </table:table-cell>
          <table:table-cell office:value-type="float" office:value="92020" calcext:value-type="float">
            <text:p>92020</text:p>
          </table:table-cell>
          <table:table-cell office:value-type="float" office:value="144893" calcext:value-type="float">
            <text:p>144893</text:p>
          </table:table-cell>
          <table:table-cell office:value-type="float" office:value="173872" calcext:value-type="float">
            <text:p>173872</text:p>
          </table:table-cell>
          <table:table-cell office:value-type="float" office:value="208646" calcext:value-type="float">
            <text:p>208646</text:p>
          </table:table-cell>
          <table:table-cell office:value-type="float" office:value="250375" calcext:value-type="float">
            <text:p>250375</text:p>
          </table:table-cell>
          <table:table-cell office:value-type="float" office:value="300450" calcext:value-type="float">
            <text:p>300450</text:p>
          </table:table-cell>
          <table:table-cell office:value-type="float" office:value="1390810" calcext:value-type="float">
            <text:p>1390810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4700" calcext:value-type="float">
            <text:p>4700</text:p>
          </table:table-cell>
          <table:table-cell office:value-type="float" office:value="5640" calcext:value-type="float">
            <text:p>5640</text:p>
          </table:table-cell>
          <table:table-cell office:value-type="float" office:value="6768" calcext:value-type="float">
            <text:p>6768</text:p>
          </table:table-cell>
          <table:table-cell office:value-type="float" office:value="8122" calcext:value-type="float">
            <text:p>8122</text:p>
          </table:table-cell>
          <table:table-cell office:value-type="float" office:value="69900" calcext:value-type="float">
            <text:p>69900</text:p>
          </table:table-cell>
          <table:table-cell office:value-type="float" office:value="11695" calcext:value-type="float">
            <text:p>11695</text:p>
          </table:table-cell>
          <table:table-cell office:value-type="float" office:value="14034" calcext:value-type="float">
            <text:p>14034</text:p>
          </table:table-cell>
          <table:table-cell office:value-type="float" office:value="16841" calcext:value-type="float">
            <text:p>16841</text:p>
          </table:table-cell>
          <table:table-cell office:value-type="float" office:value="20209" calcext:value-type="float">
            <text:p>20209</text:p>
          </table:table-cell>
          <table:table-cell office:value-type="float" office:value="24251" calcext:value-type="float">
            <text:p>24251</text:p>
          </table:table-cell>
          <table:table-cell office:value-type="float" office:value="112260" calcext:value-type="float">
            <text:p>112260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5079" calcext:value-type="float">
            <text:p>5079</text:p>
          </table:table-cell>
          <table:table-cell office:value-type="float" office:value="6095" calcext:value-type="float">
            <text:p>6095</text:p>
          </table:table-cell>
          <table:table-cell office:value-type="float" office:value="7314" calcext:value-type="float">
            <text:p>7314</text:p>
          </table:table-cell>
          <table:table-cell office:value-type="float" office:value="8777" calcext:value-type="float">
            <text:p>8777</text:p>
          </table:table-cell>
          <table:table-cell office:value-type="float" office:value="25055" calcext:value-type="float">
            <text:p>25055</text:p>
          </table:table-cell>
          <table:table-cell office:value-type="float" office:value="12638" calcext:value-type="float">
            <text:p>12638</text:p>
          </table:table-cell>
          <table:table-cell office:value-type="float" office:value="15166" calcext:value-type="float">
            <text:p>15166</text:p>
          </table:table-cell>
          <table:table-cell office:value-type="float" office:value="18199" calcext:value-type="float">
            <text:p>18199</text:p>
          </table:table-cell>
          <table:table-cell office:value-type="float" office:value="21839" calcext:value-type="float">
            <text:p>21839</text:p>
          </table:table-cell>
          <table:table-cell office:value-type="float" office:value="26207" calcext:value-type="float">
            <text:p>26207</text:p>
          </table:table-cell>
          <table:table-cell office:value-type="float" office:value="121314" calcext:value-type="float">
            <text:p>121314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0754" calcext:value-type="float">
            <text:p>10754</text:p>
          </table:table-cell>
          <table:table-cell office:value-type="float" office:value="12905" calcext:value-type="float">
            <text:p>12905</text:p>
          </table:table-cell>
          <table:table-cell office:value-type="float" office:value="15486" calcext:value-type="float">
            <text:p>15486</text:p>
          </table:table-cell>
          <table:table-cell office:value-type="float" office:value="18583" calcext:value-type="float">
            <text:p>18583</text:p>
          </table:table-cell>
          <table:table-cell office:value-type="float" office:value="56666" calcext:value-type="float">
            <text:p>56666</text:p>
          </table:table-cell>
          <table:table-cell office:value-type="float" office:value="26760" calcext:value-type="float">
            <text:p>26760</text:p>
          </table:table-cell>
          <table:table-cell office:value-type="float" office:value="32112" calcext:value-type="float">
            <text:p>32112</text:p>
          </table:table-cell>
          <table:table-cell office:value-type="float" office:value="38534" calcext:value-type="float">
            <text:p>38534</text:p>
          </table:table-cell>
          <table:table-cell office:value-type="float" office:value="46241" calcext:value-type="float">
            <text:p>46241</text:p>
          </table:table-cell>
          <table:table-cell office:value-type="float" office:value="55489" calcext:value-type="float">
            <text:p>55489</text:p>
          </table:table-cell>
          <table:table-cell office:value-type="float" office:value="256864" calcext:value-type="float">
            <text:p>256864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4017" calcext:value-type="float">
            <text:p>14017</text:p>
          </table:table-cell>
          <table:table-cell office:value-type="float" office:value="16820" calcext:value-type="float">
            <text:p>16820</text:p>
          </table:table-cell>
          <table:table-cell office:value-type="float" office:value="20184" calcext:value-type="float">
            <text:p>20184</text:p>
          </table:table-cell>
          <table:table-cell office:value-type="float" office:value="24221" calcext:value-type="float">
            <text:p>24221</text:p>
          </table:table-cell>
          <table:table-cell office:value-type="float" office:value="32928" calcext:value-type="float">
            <text:p>32928</text:p>
          </table:table-cell>
          <table:table-cell office:value-type="float" office:value="34878" calcext:value-type="float">
            <text:p>34878</text:p>
          </table:table-cell>
          <table:table-cell office:value-type="float" office:value="41854" calcext:value-type="float">
            <text:p>41854</text:p>
          </table:table-cell>
          <table:table-cell office:value-type="float" office:value="50225" calcext:value-type="float">
            <text:p>50225</text:p>
          </table:table-cell>
          <table:table-cell office:value-type="float" office:value="60270" calcext:value-type="float">
            <text:p>60270</text:p>
          </table:table-cell>
          <table:table-cell office:value-type="float" office:value="72324" calcext:value-type="float">
            <text:p>72324</text:p>
          </table:table-cell>
          <table:table-cell office:value-type="float" office:value="334793" calcext:value-type="float">
            <text:p>334793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81654" calcext:value-type="float">
            <text:p>81654</text:p>
          </table:table-cell>
          <table:table-cell office:value-type="float" office:value="97985" calcext:value-type="float">
            <text:p>97985</text:p>
          </table:table-cell>
          <table:table-cell office:value-type="float" office:value="117582" calcext:value-type="float">
            <text:p>117582</text:p>
          </table:table-cell>
          <table:table-cell office:value-type="float" office:value="141098" calcext:value-type="float">
            <text:p>141098</text:p>
          </table:table-cell>
          <table:table-cell office:value-type="float" office:value="57939" calcext:value-type="float">
            <text:p>57939</text:p>
          </table:table-cell>
          <table:table-cell office:value-type="float" office:value="203182" calcext:value-type="float">
            <text:p>203182</text:p>
          </table:table-cell>
          <table:table-cell office:value-type="float" office:value="243818" calcext:value-type="float">
            <text:p>243818</text:p>
          </table:table-cell>
          <table:table-cell office:value-type="float" office:value="292582" calcext:value-type="float">
            <text:p>292582</text:p>
          </table:table-cell>
          <table:table-cell office:value-type="float" office:value="351098" calcext:value-type="float">
            <text:p>351098</text:p>
          </table:table-cell>
          <table:table-cell office:value-type="float" office:value="421318" calcext:value-type="float">
            <text:p>421318</text:p>
          </table:table-cell>
          <table:table-cell office:value-type="float" office:value="1950317" calcext:value-type="float">
            <text:p>1950317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80373" calcext:value-type="float">
            <text:p>80373</text:p>
          </table:table-cell>
          <table:table-cell office:value-type="float" office:value="96448" calcext:value-type="float">
            <text:p>96448</text:p>
          </table:table-cell>
          <table:table-cell office:value-type="float" office:value="115738" calcext:value-type="float">
            <text:p>115738</text:p>
          </table:table-cell>
          <table:table-cell office:value-type="float" office:value="138886" calcext:value-type="float">
            <text:p>138886</text:p>
          </table:table-cell>
          <table:table-cell office:value-type="float" office:value="67577" calcext:value-type="float">
            <text:p>67577</text:p>
          </table:table-cell>
          <table:table-cell office:value-type="float" office:value="199996" calcext:value-type="float">
            <text:p>199996</text:p>
          </table:table-cell>
          <table:table-cell office:value-type="float" office:value="239995" calcext:value-type="float">
            <text:p>239995</text:p>
          </table:table-cell>
          <table:table-cell office:value-type="float" office:value="287994" calcext:value-type="float">
            <text:p>287994</text:p>
          </table:table-cell>
          <table:table-cell office:value-type="float" office:value="345593" calcext:value-type="float">
            <text:p>345593</text:p>
          </table:table-cell>
          <table:table-cell office:value-type="float" office:value="414712" calcext:value-type="float">
            <text:p>414712</text:p>
          </table:table-cell>
          <table:table-cell office:value-type="float" office:value="1919735" calcext:value-type="float">
            <text:p>1919735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64547" calcext:value-type="float">
            <text:p>64547</text:p>
          </table:table-cell>
          <table:table-cell office:value-type="float" office:value="77456" calcext:value-type="float">
            <text:p>77456</text:p>
          </table:table-cell>
          <table:table-cell office:value-type="float" office:value="92947" calcext:value-type="float">
            <text:p>92947</text:p>
          </table:table-cell>
          <table:table-cell office:value-type="float" office:value="111536" calcext:value-type="float">
            <text:p>111536</text:p>
          </table:table-cell>
          <table:table-cell office:value-type="float" office:value="44333" calcext:value-type="float">
            <text:p>44333</text:p>
          </table:table-cell>
          <table:table-cell office:value-type="float" office:value="160612" calcext:value-type="float">
            <text:p>160612</text:p>
          </table:table-cell>
          <table:table-cell office:value-type="float" office:value="192734" calcext:value-type="float">
            <text:p>192734</text:p>
          </table:table-cell>
          <table:table-cell office:value-type="float" office:value="231281" calcext:value-type="float">
            <text:p>231281</text:p>
          </table:table-cell>
          <table:table-cell office:value-type="float" office:value="277537" calcext:value-type="float">
            <text:p>277537</text:p>
          </table:table-cell>
          <table:table-cell office:value-type="float" office:value="333044" calcext:value-type="float">
            <text:p>333044</text:p>
          </table:table-cell>
          <table:table-cell office:value-type="float" office:value="1541694" calcext:value-type="float">
            <text:p>1541694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21771" calcext:value-type="float">
            <text:p>21771</text:p>
          </table:table-cell>
          <table:table-cell office:value-type="float" office:value="26125" calcext:value-type="float">
            <text:p>26125</text:p>
          </table:table-cell>
          <table:table-cell office:value-type="float" office:value="31350" calcext:value-type="float">
            <text:p>31350</text:p>
          </table:table-cell>
          <table:table-cell office:value-type="float" office:value="37620" calcext:value-type="float">
            <text:p>37620</text:p>
          </table:table-cell>
          <table:table-cell office:value-type="float" office:value="37469" calcext:value-type="float">
            <text:p>37469</text:p>
          </table:table-cell>
          <table:table-cell office:value-type="float" office:value="54173" calcext:value-type="float">
            <text:p>54173</text:p>
          </table:table-cell>
          <table:table-cell office:value-type="float" office:value="65008" calcext:value-type="float">
            <text:p>65008</text:p>
          </table:table-cell>
          <table:table-cell office:value-type="float" office:value="78010" calcext:value-type="float">
            <text:p>78010</text:p>
          </table:table-cell>
          <table:table-cell office:value-type="float" office:value="93612" calcext:value-type="float">
            <text:p>93612</text:p>
          </table:table-cell>
          <table:table-cell office:value-type="float" office:value="112334" calcext:value-type="float">
            <text:p>112334</text:p>
          </table:table-cell>
          <table:table-cell office:value-type="float" office:value="520003" calcext:value-type="float">
            <text:p>520003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4688" calcext:value-type="float">
            <text:p>4688</text:p>
          </table:table-cell>
          <table:table-cell office:value-type="float" office:value="5626" calcext:value-type="float">
            <text:p>5626</text:p>
          </table:table-cell>
          <table:table-cell office:value-type="float" office:value="6751" calcext:value-type="float">
            <text:p>6751</text:p>
          </table:table-cell>
          <table:table-cell office:value-type="float" office:value="8101" calcext:value-type="float">
            <text:p>8101</text:p>
          </table:table-cell>
          <table:table-cell office:value-type="float" office:value="43018" calcext:value-type="float">
            <text:p>43018</text:p>
          </table:table-cell>
          <table:table-cell office:value-type="float" office:value="11665" calcext:value-type="float">
            <text:p>11665</text:p>
          </table:table-cell>
          <table:table-cell office:value-type="float" office:value="13998" calcext:value-type="float">
            <text:p>13998</text:p>
          </table:table-cell>
          <table:table-cell office:value-type="float" office:value="16798" calcext:value-type="float">
            <text:p>16798</text:p>
          </table:table-cell>
          <table:table-cell office:value-type="float" office:value="20158" calcext:value-type="float">
            <text:p>20158</text:p>
          </table:table-cell>
          <table:table-cell office:value-type="float" office:value="24190" calcext:value-type="float">
            <text:p>24190</text:p>
          </table:table-cell>
          <table:table-cell office:value-type="float" office:value="111975" calcext:value-type="float">
            <text:p>111975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36243" calcext:value-type="float">
            <text:p>36243</text:p>
          </table:table-cell>
          <table:table-cell office:value-type="float" office:value="43492" calcext:value-type="float">
            <text:p>43492</text:p>
          </table:table-cell>
          <table:table-cell office:value-type="float" office:value="52190" calcext:value-type="float">
            <text:p>52190</text:p>
          </table:table-cell>
          <table:table-cell office:value-type="float" office:value="62628" calcext:value-type="float">
            <text:p>62628</text:p>
          </table:table-cell>
          <table:table-cell office:value-type="float" office:value="91668" calcext:value-type="float">
            <text:p>91668</text:p>
          </table:table-cell>
          <table:table-cell office:value-type="float" office:value="90185" calcext:value-type="float">
            <text:p>90185</text:p>
          </table:table-cell>
          <table:table-cell office:value-type="float" office:value="108222" calcext:value-type="float">
            <text:p>108222</text:p>
          </table:table-cell>
          <table:table-cell office:value-type="float" office:value="129866" calcext:value-type="float">
            <text:p>129866</text:p>
          </table:table-cell>
          <table:table-cell office:value-type="float" office:value="155839" calcext:value-type="float">
            <text:p>155839</text:p>
          </table:table-cell>
          <table:table-cell office:value-type="float" office:value="187007" calcext:value-type="float">
            <text:p>187007</text:p>
          </table:table-cell>
          <table:table-cell office:value-type="float" office:value="865672" calcext:value-type="float">
            <text:p>865672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90581" calcext:value-type="float">
            <text:p>90581</text:p>
          </table:table-cell>
          <table:table-cell office:value-type="float" office:value="108697" calcext:value-type="float">
            <text:p>108697</text:p>
          </table:table-cell>
          <table:table-cell office:value-type="float" office:value="130436" calcext:value-type="float">
            <text:p>130436</text:p>
          </table:table-cell>
          <table:table-cell office:value-type="float" office:value="156523" calcext:value-type="float">
            <text:p>156523</text:p>
          </table:table-cell>
          <table:table-cell office:value-type="float" office:value="28365" calcext:value-type="float">
            <text:p>28365</text:p>
          </table:table-cell>
          <table:table-cell office:value-type="float" office:value="225394" calcext:value-type="float">
            <text:p>225394</text:p>
          </table:table-cell>
          <table:table-cell office:value-type="float" office:value="270473" calcext:value-type="float">
            <text:p>270473</text:p>
          </table:table-cell>
          <table:table-cell office:value-type="float" office:value="324568" calcext:value-type="float">
            <text:p>324568</text:p>
          </table:table-cell>
          <table:table-cell office:value-type="float" office:value="389482" calcext:value-type="float">
            <text:p>389482</text:p>
          </table:table-cell>
          <table:table-cell office:value-type="float" office:value="467378" calcext:value-type="float">
            <text:p>467378</text:p>
          </table:table-cell>
          <table:table-cell office:value-type="float" office:value="2163532" calcext:value-type="float">
            <text:p>2163532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31319" calcext:value-type="float">
            <text:p>31319</text:p>
          </table:table-cell>
          <table:table-cell office:value-type="float" office:value="37583" calcext:value-type="float">
            <text:p>37583</text:p>
          </table:table-cell>
          <table:table-cell office:value-type="float" office:value="45100" calcext:value-type="float">
            <text:p>45100</text:p>
          </table:table-cell>
          <table:table-cell office:value-type="float" office:value="54120" calcext:value-type="float">
            <text:p>54120</text:p>
          </table:table-cell>
          <table:table-cell office:value-type="float" office:value="25242" calcext:value-type="float">
            <text:p>25242</text:p>
          </table:table-cell>
          <table:table-cell office:value-type="float" office:value="77933" calcext:value-type="float">
            <text:p>77933</text:p>
          </table:table-cell>
          <table:table-cell office:value-type="float" office:value="93520" calcext:value-type="float">
            <text:p>93520</text:p>
          </table:table-cell>
          <table:table-cell office:value-type="float" office:value="112224" calcext:value-type="float">
            <text:p>112224</text:p>
          </table:table-cell>
          <table:table-cell office:value-type="float" office:value="134669" calcext:value-type="float">
            <text:p>134669</text:p>
          </table:table-cell>
          <table:table-cell office:value-type="float" office:value="161603" calcext:value-type="float">
            <text:p>161603</text:p>
          </table:table-cell>
          <table:table-cell office:value-type="float" office:value="748071" calcext:value-type="float">
            <text:p>748071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94666" calcext:value-type="float">
            <text:p>94666</text:p>
          </table:table-cell>
          <table:table-cell office:value-type="float" office:value="113599" calcext:value-type="float">
            <text:p>113599</text:p>
          </table:table-cell>
          <table:table-cell office:value-type="float" office:value="136319" calcext:value-type="float">
            <text:p>136319</text:p>
          </table:table-cell>
          <table:table-cell office:value-type="float" office:value="163583" calcext:value-type="float">
            <text:p>163583</text:p>
          </table:table-cell>
          <table:table-cell office:value-type="float" office:value="8498" calcext:value-type="float">
            <text:p>8498</text:p>
          </table:table-cell>
          <table:table-cell office:value-type="float" office:value="235560" calcext:value-type="float">
            <text:p>235560</text:p>
          </table:table-cell>
          <table:table-cell office:value-type="float" office:value="282672" calcext:value-type="float">
            <text:p>282672</text:p>
          </table:table-cell>
          <table:table-cell office:value-type="float" office:value="339206" calcext:value-type="float">
            <text:p>339206</text:p>
          </table:table-cell>
          <table:table-cell office:value-type="float" office:value="407047" calcext:value-type="float">
            <text:p>407047</text:p>
          </table:table-cell>
          <table:table-cell office:value-type="float" office:value="488456" calcext:value-type="float">
            <text:p>488456</text:p>
          </table:table-cell>
          <table:table-cell office:value-type="float" office:value="2261108" calcext:value-type="float">
            <text:p>2261108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29924" calcext:value-type="float">
            <text:p>29924</text:p>
          </table:table-cell>
          <table:table-cell office:value-type="float" office:value="35909" calcext:value-type="float">
            <text:p>35909</text:p>
          </table:table-cell>
          <table:table-cell office:value-type="float" office:value="43091" calcext:value-type="float">
            <text:p>43091</text:p>
          </table:table-cell>
          <table:table-cell office:value-type="float" office:value="51709" calcext:value-type="float">
            <text:p>51709</text:p>
          </table:table-cell>
          <table:table-cell office:value-type="float" office:value="86279" calcext:value-type="float">
            <text:p>86279</text:p>
          </table:table-cell>
          <table:table-cell office:value-type="float" office:value="74461" calcext:value-type="float">
            <text:p>74461</text:p>
          </table:table-cell>
          <table:table-cell office:value-type="float" office:value="89353" calcext:value-type="float">
            <text:p>89353</text:p>
          </table:table-cell>
          <table:table-cell office:value-type="float" office:value="107224" calcext:value-type="float">
            <text:p>107224</text:p>
          </table:table-cell>
          <table:table-cell office:value-type="float" office:value="128669" calcext:value-type="float">
            <text:p>128669</text:p>
          </table:table-cell>
          <table:table-cell office:value-type="float" office:value="154403" calcext:value-type="float">
            <text:p>154403</text:p>
          </table:table-cell>
          <table:table-cell office:value-type="float" office:value="714743" calcext:value-type="float">
            <text:p>714743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90935" calcext:value-type="float">
            <text:p>90935</text:p>
          </table:table-cell>
          <table:table-cell office:value-type="float" office:value="109122" calcext:value-type="float">
            <text:p>109122</text:p>
          </table:table-cell>
          <table:table-cell office:value-type="float" office:value="130946" calcext:value-type="float">
            <text:p>130946</text:p>
          </table:table-cell>
          <table:table-cell office:value-type="float" office:value="157135" calcext:value-type="float">
            <text:p>157135</text:p>
          </table:table-cell>
          <table:table-cell office:value-type="float" office:value="59926" calcext:value-type="float">
            <text:p>59926</text:p>
          </table:table-cell>
          <table:table-cell office:value-type="float" office:value="226274" calcext:value-type="float">
            <text:p>226274</text:p>
          </table:table-cell>
          <table:table-cell office:value-type="float" office:value="271529" calcext:value-type="float">
            <text:p>271529</text:p>
          </table:table-cell>
          <table:table-cell office:value-type="float" office:value="325835" calcext:value-type="float">
            <text:p>325835</text:p>
          </table:table-cell>
          <table:table-cell office:value-type="float" office:value="391002" calcext:value-type="float">
            <text:p>391002</text:p>
          </table:table-cell>
          <table:table-cell office:value-type="float" office:value="469202" calcext:value-type="float">
            <text:p>469202</text:p>
          </table:table-cell>
          <table:table-cell office:value-type="float" office:value="2171980" calcext:value-type="float">
            <text:p>2171980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4288" calcext:value-type="float">
            <text:p>14288</text:p>
          </table:table-cell>
          <table:table-cell office:value-type="float" office:value="17146" calcext:value-type="float">
            <text:p>17146</text:p>
          </table:table-cell>
          <table:table-cell office:value-type="float" office:value="20575" calcext:value-type="float">
            <text:p>20575</text:p>
          </table:table-cell>
          <table:table-cell office:value-type="float" office:value="24690" calcext:value-type="float">
            <text:p>24690</text:p>
          </table:table-cell>
          <table:table-cell office:value-type="float" office:value="61689" calcext:value-type="float">
            <text:p>61689</text:p>
          </table:table-cell>
          <table:table-cell office:value-type="float" office:value="35554" calcext:value-type="float">
            <text:p>35554</text:p>
          </table:table-cell>
          <table:table-cell office:value-type="float" office:value="42665" calcext:value-type="float">
            <text:p>42665</text:p>
          </table:table-cell>
          <table:table-cell office:value-type="float" office:value="51198" calcext:value-type="float">
            <text:p>51198</text:p>
          </table:table-cell>
          <table:table-cell office:value-type="float" office:value="61438" calcext:value-type="float">
            <text:p>61438</text:p>
          </table:table-cell>
          <table:table-cell office:value-type="float" office:value="73726" calcext:value-type="float">
            <text:p>73726</text:p>
          </table:table-cell>
          <table:table-cell office:value-type="float" office:value="341280" calcext:value-type="float">
            <text:p>341280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94043" calcext:value-type="float">
            <text:p>94043</text:p>
          </table:table-cell>
          <table:table-cell office:value-type="float" office:value="112852" calcext:value-type="float">
            <text:p>112852</text:p>
          </table:table-cell>
          <table:table-cell office:value-type="float" office:value="135422" calcext:value-type="float">
            <text:p>135422</text:p>
          </table:table-cell>
          <table:table-cell office:value-type="float" office:value="162506" calcext:value-type="float">
            <text:p>162506</text:p>
          </table:table-cell>
          <table:table-cell office:value-type="float" office:value="67256" calcext:value-type="float">
            <text:p>67256</text:p>
          </table:table-cell>
          <table:table-cell office:value-type="float" office:value="234008" calcext:value-type="float">
            <text:p>234008</text:p>
          </table:table-cell>
          <table:table-cell office:value-type="float" office:value="280810" calcext:value-type="float">
            <text:p>280810</text:p>
          </table:table-cell>
          <table:table-cell office:value-type="float" office:value="336972" calcext:value-type="float">
            <text:p>336972</text:p>
          </table:table-cell>
          <table:table-cell office:value-type="float" office:value="404366" calcext:value-type="float">
            <text:p>404366</text:p>
          </table:table-cell>
          <table:table-cell office:value-type="float" office:value="485239" calcext:value-type="float">
            <text:p>485239</text:p>
          </table:table-cell>
          <table:table-cell office:value-type="float" office:value="2246218" calcext:value-type="float">
            <text:p>2246218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82097" calcext:value-type="float">
            <text:p>82097</text:p>
          </table:table-cell>
          <table:table-cell office:value-type="float" office:value="98516" calcext:value-type="float">
            <text:p>98516</text:p>
          </table:table-cell>
          <table:table-cell office:value-type="float" office:value="118219" calcext:value-type="float">
            <text:p>118219</text:p>
          </table:table-cell>
          <table:table-cell office:value-type="float" office:value="141863" calcext:value-type="float">
            <text:p>141863</text:p>
          </table:table-cell>
          <table:table-cell office:value-type="float" office:value="36061" calcext:value-type="float">
            <text:p>36061</text:p>
          </table:table-cell>
          <table:table-cell office:value-type="float" office:value="204283" calcext:value-type="float">
            <text:p>204283</text:p>
          </table:table-cell>
          <table:table-cell office:value-type="float" office:value="245140" calcext:value-type="float">
            <text:p>245140</text:p>
          </table:table-cell>
          <table:table-cell office:value-type="float" office:value="294168" calcext:value-type="float">
            <text:p>294168</text:p>
          </table:table-cell>
          <table:table-cell office:value-type="float" office:value="353002" calcext:value-type="float">
            <text:p>353002</text:p>
          </table:table-cell>
          <table:table-cell office:value-type="float" office:value="423602" calcext:value-type="float">
            <text:p>423602</text:p>
          </table:table-cell>
          <table:table-cell office:value-type="float" office:value="1960890" calcext:value-type="float">
            <text:p>1960890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73303" calcext:value-type="float">
            <text:p>73303</text:p>
          </table:table-cell>
          <table:table-cell office:value-type="float" office:value="87964" calcext:value-type="float">
            <text:p>87964</text:p>
          </table:table-cell>
          <table:table-cell office:value-type="float" office:value="105557" calcext:value-type="float">
            <text:p>105557</text:p>
          </table:table-cell>
          <table:table-cell office:value-type="float" office:value="126668" calcext:value-type="float">
            <text:p>126668</text:p>
          </table:table-cell>
          <table:table-cell office:value-type="float" office:value="53688" calcext:value-type="float">
            <text:p>53688</text:p>
          </table:table-cell>
          <table:table-cell office:value-type="float" office:value="182402" calcext:value-type="float">
            <text:p>182402</text:p>
          </table:table-cell>
          <table:table-cell office:value-type="float" office:value="218882" calcext:value-type="float">
            <text:p>218882</text:p>
          </table:table-cell>
          <table:table-cell office:value-type="float" office:value="262658" calcext:value-type="float">
            <text:p>262658</text:p>
          </table:table-cell>
          <table:table-cell office:value-type="float" office:value="315190" calcext:value-type="float">
            <text:p>315190</text:p>
          </table:table-cell>
          <table:table-cell office:value-type="float" office:value="378228" calcext:value-type="float">
            <text:p>378228</text:p>
          </table:table-cell>
          <table:table-cell office:value-type="float" office:value="1750852" calcext:value-type="float">
            <text:p>1750852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5136" calcext:value-type="float">
            <text:p>15136</text:p>
          </table:table-cell>
          <table:table-cell office:value-type="float" office:value="18163" calcext:value-type="float">
            <text:p>18163</text:p>
          </table:table-cell>
          <table:table-cell office:value-type="float" office:value="21796" calcext:value-type="float">
            <text:p>21796</text:p>
          </table:table-cell>
          <table:table-cell office:value-type="float" office:value="26155" calcext:value-type="float">
            <text:p>26155</text:p>
          </table:table-cell>
          <table:table-cell office:value-type="float" office:value="54907" calcext:value-type="float">
            <text:p>54907</text:p>
          </table:table-cell>
          <table:table-cell office:value-type="float" office:value="37663" calcext:value-type="float">
            <text:p>37663</text:p>
          </table:table-cell>
          <table:table-cell office:value-type="float" office:value="45196" calcext:value-type="float">
            <text:p>45196</text:p>
          </table:table-cell>
          <table:table-cell office:value-type="float" office:value="54235" calcext:value-type="float">
            <text:p>54235</text:p>
          </table:table-cell>
          <table:table-cell office:value-type="float" office:value="65082" calcext:value-type="float">
            <text:p>65082</text:p>
          </table:table-cell>
          <table:table-cell office:value-type="float" office:value="78098" calcext:value-type="float">
            <text:p>78098</text:p>
          </table:table-cell>
          <table:table-cell office:value-type="float" office:value="361524" calcext:value-type="float">
            <text:p>361524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174" calcext:value-type="float">
            <text:p>1174</text:p>
          </table:table-cell>
          <table:table-cell office:value-type="float" office:value="1409" calcext:value-type="float">
            <text:p>1409</text:p>
          </table:table-cell>
          <table:table-cell office:value-type="float" office:value="1691" calcext:value-type="float">
            <text:p>1691</text:p>
          </table:table-cell>
          <table:table-cell office:value-type="float" office:value="2029" calcext:value-type="float">
            <text:p>2029</text:p>
          </table:table-cell>
          <table:table-cell office:value-type="float" office:value="19383" calcext:value-type="float">
            <text:p>19383</text:p>
          </table:table-cell>
          <table:table-cell office:value-type="float" office:value="2922" calcext:value-type="float">
            <text:p>2922</text:p>
          </table:table-cell>
          <table:table-cell office:value-type="float" office:value="3506" calcext:value-type="float">
            <text:p>3506</text:p>
          </table:table-cell>
          <table:table-cell office:value-type="float" office:value="4207" calcext:value-type="float">
            <text:p>4207</text:p>
          </table:table-cell>
          <table:table-cell office:value-type="float" office:value="5048" calcext:value-type="float">
            <text:p>5048</text:p>
          </table:table-cell>
          <table:table-cell office:value-type="float" office:value="6058" calcext:value-type="float">
            <text:p>6058</text:p>
          </table:table-cell>
          <table:table-cell office:value-type="float" office:value="28044" calcext:value-type="float">
            <text:p>28044</text:p>
          </table:table-cell>
          <table:table-cell office:value-type="string" calcext:value-type="string">
            <text:p>Medium Number</text:p>
          </table:table-cell>
          <table:table-cell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98112" calcext:value-type="float">
            <text:p>98112</text:p>
          </table:table-cell>
          <table:table-cell office:value-type="float" office:value="117734" calcext:value-type="float">
            <text:p>117734</text:p>
          </table:table-cell>
          <table:table-cell office:value-type="float" office:value="141281" calcext:value-type="float">
            <text:p>141281</text:p>
          </table:table-cell>
          <table:table-cell office:value-type="float" office:value="169537" calcext:value-type="float">
            <text:p>169537</text:p>
          </table:table-cell>
          <table:table-cell office:value-type="float" office:value="74720" calcext:value-type="float">
            <text:p>74720</text:p>
          </table:table-cell>
          <table:table-cell office:value-type="float" office:value="244133" calcext:value-type="float">
            <text:p>244133</text:p>
          </table:table-cell>
          <table:table-cell office:value-type="float" office:value="292960" calcext:value-type="float">
            <text:p>292960</text:p>
          </table:table-cell>
          <table:table-cell office:value-type="float" office:value="351552" calcext:value-type="float">
            <text:p>351552</text:p>
          </table:table-cell>
          <table:table-cell office:value-type="float" office:value="421862" calcext:value-type="float">
            <text:p>421862</text:p>
          </table:table-cell>
          <table:table-cell office:value-type="float" office:value="506234" calcext:value-type="float">
            <text:p>506234</text:p>
          </table:table-cell>
          <table:table-cell office:value-type="float" office:value="2343405" calcext:value-type="float">
            <text:p>2343405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44229" calcext:value-type="float">
            <text:p>44229</text:p>
          </table:table-cell>
          <table:table-cell office:value-type="float" office:value="53075" calcext:value-type="float">
            <text:p>53075</text:p>
          </table:table-cell>
          <table:table-cell office:value-type="float" office:value="63690" calcext:value-type="float">
            <text:p>63690</text:p>
          </table:table-cell>
          <table:table-cell office:value-type="float" office:value="76428" calcext:value-type="float">
            <text:p>76428</text:p>
          </table:table-cell>
          <table:table-cell office:value-type="float" office:value="82348" calcext:value-type="float">
            <text:p>82348</text:p>
          </table:table-cell>
          <table:table-cell office:value-type="float" office:value="110057" calcext:value-type="float">
            <text:p>110057</text:p>
          </table:table-cell>
          <table:table-cell office:value-type="float" office:value="132068" calcext:value-type="float">
            <text:p>132068</text:p>
          </table:table-cell>
          <table:table-cell office:value-type="float" office:value="158482" calcext:value-type="float">
            <text:p>158482</text:p>
          </table:table-cell>
          <table:table-cell office:value-type="float" office:value="190178" calcext:value-type="float">
            <text:p>190178</text:p>
          </table:table-cell>
          <table:table-cell office:value-type="float" office:value="228214" calcext:value-type="float">
            <text:p>228214</text:p>
          </table:table-cell>
          <table:table-cell office:value-type="float" office:value="1056421" calcext:value-type="float">
            <text:p>1056421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40384" calcext:value-type="float">
            <text:p>40384</text:p>
          </table:table-cell>
          <table:table-cell office:value-type="float" office:value="48461" calcext:value-type="float">
            <text:p>48461</text:p>
          </table:table-cell>
          <table:table-cell office:value-type="float" office:value="58153" calcext:value-type="float">
            <text:p>58153</text:p>
          </table:table-cell>
          <table:table-cell office:value-type="float" office:value="69784" calcext:value-type="float">
            <text:p>69784</text:p>
          </table:table-cell>
          <table:table-cell office:value-type="float" office:value="75912" calcext:value-type="float">
            <text:p>75912</text:p>
          </table:table-cell>
          <table:table-cell office:value-type="float" office:value="100489" calcext:value-type="float">
            <text:p>100489</text:p>
          </table:table-cell>
          <table:table-cell office:value-type="float" office:value="120587" calcext:value-type="float">
            <text:p>120587</text:p>
          </table:table-cell>
          <table:table-cell office:value-type="float" office:value="144704" calcext:value-type="float">
            <text:p>144704</text:p>
          </table:table-cell>
          <table:table-cell office:value-type="float" office:value="173645" calcext:value-type="float">
            <text:p>173645</text:p>
          </table:table-cell>
          <table:table-cell office:value-type="float" office:value="208374" calcext:value-type="float">
            <text:p>208374</text:p>
          </table:table-cell>
          <table:table-cell office:value-type="float" office:value="964581" calcext:value-type="float">
            <text:p>964581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24981" calcext:value-type="float">
            <text:p>24981</text:p>
          </table:table-cell>
          <table:table-cell office:value-type="float" office:value="29977" calcext:value-type="float">
            <text:p>29977</text:p>
          </table:table-cell>
          <table:table-cell office:value-type="float" office:value="35972" calcext:value-type="float">
            <text:p>35972</text:p>
          </table:table-cell>
          <table:table-cell office:value-type="float" office:value="43166" calcext:value-type="float">
            <text:p>43166</text:p>
          </table:table-cell>
          <table:table-cell office:value-type="float" office:value="55898" calcext:value-type="float">
            <text:p>55898</text:p>
          </table:table-cell>
          <table:table-cell office:value-type="float" office:value="62159" calcext:value-type="float">
            <text:p>62159</text:p>
          </table:table-cell>
          <table:table-cell office:value-type="float" office:value="74591" calcext:value-type="float">
            <text:p>74591</text:p>
          </table:table-cell>
          <table:table-cell office:value-type="float" office:value="89509" calcext:value-type="float">
            <text:p>89509</text:p>
          </table:table-cell>
          <table:table-cell office:value-type="float" office:value="107411" calcext:value-type="float">
            <text:p>107411</text:p>
          </table:table-cell>
          <table:table-cell office:value-type="float" office:value="128893" calcext:value-type="float">
            <text:p>128893</text:p>
          </table:table-cell>
          <table:table-cell office:value-type="float" office:value="596659" calcext:value-type="float">
            <text:p>596659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55548" calcext:value-type="float">
            <text:p>55548</text:p>
          </table:table-cell>
          <table:table-cell office:value-type="float" office:value="66658" calcext:value-type="float">
            <text:p>66658</text:p>
          </table:table-cell>
          <table:table-cell office:value-type="float" office:value="79990" calcext:value-type="float">
            <text:p>79990</text:p>
          </table:table-cell>
          <table:table-cell office:value-type="float" office:value="95988" calcext:value-type="float">
            <text:p>95988</text:p>
          </table:table-cell>
          <table:table-cell office:value-type="float" office:value="89828" calcext:value-type="float">
            <text:p>89828</text:p>
          </table:table-cell>
          <table:table-cell office:value-type="float" office:value="138223" calcext:value-type="float">
            <text:p>138223</text:p>
          </table:table-cell>
          <table:table-cell office:value-type="float" office:value="165868" calcext:value-type="float">
            <text:p>165868</text:p>
          </table:table-cell>
          <table:table-cell office:value-type="float" office:value="199042" calcext:value-type="float">
            <text:p>199042</text:p>
          </table:table-cell>
          <table:table-cell office:value-type="float" office:value="238850" calcext:value-type="float">
            <text:p>238850</text:p>
          </table:table-cell>
          <table:table-cell office:value-type="float" office:value="286620" calcext:value-type="float">
            <text:p>286620</text:p>
          </table:table-cell>
          <table:table-cell office:value-type="float" office:value="1326787" calcext:value-type="float">
            <text:p>1326787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27015" calcext:value-type="float">
            <text:p>27015</text:p>
          </table:table-cell>
          <table:table-cell office:value-type="float" office:value="32418" calcext:value-type="float">
            <text:p>32418</text:p>
          </table:table-cell>
          <table:table-cell office:value-type="float" office:value="38902" calcext:value-type="float">
            <text:p>38902</text:p>
          </table:table-cell>
          <table:table-cell office:value-type="float" office:value="46682" calcext:value-type="float">
            <text:p>46682</text:p>
          </table:table-cell>
          <table:table-cell office:value-type="float" office:value="70018" calcext:value-type="float">
            <text:p>70018</text:p>
          </table:table-cell>
          <table:table-cell office:value-type="float" office:value="67222" calcext:value-type="float">
            <text:p>67222</text:p>
          </table:table-cell>
          <table:table-cell office:value-type="float" office:value="80666" calcext:value-type="float">
            <text:p>80666</text:p>
          </table:table-cell>
          <table:table-cell office:value-type="float" office:value="96799" calcext:value-type="float">
            <text:p>96799</text:p>
          </table:table-cell>
          <table:table-cell office:value-type="float" office:value="116159" calcext:value-type="float">
            <text:p>116159</text:p>
          </table:table-cell>
          <table:table-cell office:value-type="float" office:value="139391" calcext:value-type="float">
            <text:p>139391</text:p>
          </table:table-cell>
          <table:table-cell office:value-type="float" office:value="645254" calcext:value-type="float">
            <text:p>645254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22348" calcext:value-type="float">
            <text:p>22348</text:p>
          </table:table-cell>
          <table:table-cell office:value-type="float" office:value="26818" calcext:value-type="float">
            <text:p>26818</text:p>
          </table:table-cell>
          <table:table-cell office:value-type="float" office:value="32182" calcext:value-type="float">
            <text:p>32182</text:p>
          </table:table-cell>
          <table:table-cell office:value-type="float" office:value="38618" calcext:value-type="float">
            <text:p>38618</text:p>
          </table:table-cell>
          <table:table-cell office:value-type="float" office:value="94941" calcext:value-type="float">
            <text:p>94941</text:p>
          </table:table-cell>
          <table:table-cell office:value-type="float" office:value="55610" calcext:value-type="float">
            <text:p>55610</text:p>
          </table:table-cell>
          <table:table-cell office:value-type="float" office:value="66732" calcext:value-type="float">
            <text:p>66732</text:p>
          </table:table-cell>
          <table:table-cell office:value-type="float" office:value="80078" calcext:value-type="float">
            <text:p>80078</text:p>
          </table:table-cell>
          <table:table-cell office:value-type="float" office:value="96094" calcext:value-type="float">
            <text:p>96094</text:p>
          </table:table-cell>
          <table:table-cell office:value-type="float" office:value="115313" calcext:value-type="float">
            <text:p>115313</text:p>
          </table:table-cell>
          <table:table-cell office:value-type="float" office:value="533793" calcext:value-type="float">
            <text:p>533793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32323" calcext:value-type="float">
            <text:p>32323</text:p>
          </table:table-cell>
          <table:table-cell office:value-type="float" office:value="38788" calcext:value-type="float">
            <text:p>38788</text:p>
          </table:table-cell>
          <table:table-cell office:value-type="float" office:value="46546" calcext:value-type="float">
            <text:p>46546</text:p>
          </table:table-cell>
          <table:table-cell office:value-type="float" office:value="55855" calcext:value-type="float">
            <text:p>55855</text:p>
          </table:table-cell>
          <table:table-cell office:value-type="float" office:value="27410" calcext:value-type="float">
            <text:p>27410</text:p>
          </table:table-cell>
          <table:table-cell office:value-type="float" office:value="80431" calcext:value-type="float">
            <text:p>80431</text:p>
          </table:table-cell>
          <table:table-cell office:value-type="float" office:value="96517" calcext:value-type="float">
            <text:p>96517</text:p>
          </table:table-cell>
          <table:table-cell office:value-type="float" office:value="115820" calcext:value-type="float">
            <text:p>115820</text:p>
          </table:table-cell>
          <table:table-cell office:value-type="float" office:value="138984" calcext:value-type="float">
            <text:p>138984</text:p>
          </table:table-cell>
          <table:table-cell office:value-type="float" office:value="166781" calcext:value-type="float">
            <text:p>166781</text:p>
          </table:table-cell>
          <table:table-cell office:value-type="float" office:value="772045" calcext:value-type="float">
            <text:p>772045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39909" calcext:value-type="float">
            <text:p>39909</text:p>
          </table:table-cell>
          <table:table-cell office:value-type="float" office:value="47891" calcext:value-type="float">
            <text:p>47891</text:p>
          </table:table-cell>
          <table:table-cell office:value-type="float" office:value="57469" calcext:value-type="float">
            <text:p>57469</text:p>
          </table:table-cell>
          <table:table-cell office:value-type="float" office:value="68963" calcext:value-type="float">
            <text:p>68963</text:p>
          </table:table-cell>
          <table:table-cell office:value-type="float" office:value="61610" calcext:value-type="float">
            <text:p>61610</text:p>
          </table:table-cell>
          <table:table-cell office:value-type="float" office:value="99307" calcext:value-type="float">
            <text:p>99307</text:p>
          </table:table-cell>
          <table:table-cell office:value-type="float" office:value="119168" calcext:value-type="float">
            <text:p>119168</text:p>
          </table:table-cell>
          <table:table-cell office:value-type="float" office:value="143002" calcext:value-type="float">
            <text:p>143002</text:p>
          </table:table-cell>
          <table:table-cell office:value-type="float" office:value="171602" calcext:value-type="float">
            <text:p>171602</text:p>
          </table:table-cell>
          <table:table-cell office:value-type="float" office:value="205922" calcext:value-type="float">
            <text:p>205922</text:p>
          </table:table-cell>
          <table:table-cell office:value-type="float" office:value="953233" calcext:value-type="float">
            <text:p>953233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34637" calcext:value-type="float">
            <text:p>34637</text:p>
          </table:table-cell>
          <table:table-cell office:value-type="float" office:value="41564" calcext:value-type="float">
            <text:p>41564</text:p>
          </table:table-cell>
          <table:table-cell office:value-type="float" office:value="49877" calcext:value-type="float">
            <text:p>49877</text:p>
          </table:table-cell>
          <table:table-cell office:value-type="float" office:value="59852" calcext:value-type="float">
            <text:p>59852</text:p>
          </table:table-cell>
          <table:table-cell office:value-type="float" office:value="41094" calcext:value-type="float">
            <text:p>41094</text:p>
          </table:table-cell>
          <table:table-cell office:value-type="float" office:value="86186" calcext:value-type="float">
            <text:p>86186</text:p>
          </table:table-cell>
          <table:table-cell office:value-type="float" office:value="103423" calcext:value-type="float">
            <text:p>103423</text:p>
          </table:table-cell>
          <table:table-cell office:value-type="float" office:value="124108" calcext:value-type="float">
            <text:p>124108</text:p>
          </table:table-cell>
          <table:table-cell office:value-type="float" office:value="148930" calcext:value-type="float">
            <text:p>148930</text:p>
          </table:table-cell>
          <table:table-cell office:value-type="float" office:value="178716" calcext:value-type="float">
            <text:p>178716</text:p>
          </table:table-cell>
          <table:table-cell office:value-type="float" office:value="827293" calcext:value-type="float">
            <text:p>827293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78766" calcext:value-type="float">
            <text:p>78766</text:p>
          </table:table-cell>
          <table:table-cell office:value-type="float" office:value="94519" calcext:value-type="float">
            <text:p>94519</text:p>
          </table:table-cell>
          <table:table-cell office:value-type="float" office:value="113423" calcext:value-type="float">
            <text:p>113423</text:p>
          </table:table-cell>
          <table:table-cell office:value-type="float" office:value="136108" calcext:value-type="float">
            <text:p>136108</text:p>
          </table:table-cell>
          <table:table-cell office:value-type="float" office:value="73752" calcext:value-type="float">
            <text:p>73752</text:p>
          </table:table-cell>
          <table:table-cell office:value-type="float" office:value="195996" calcext:value-type="float">
            <text:p>195996</text:p>
          </table:table-cell>
          <table:table-cell office:value-type="float" office:value="235195" calcext:value-type="float">
            <text:p>235195</text:p>
          </table:table-cell>
          <table:table-cell office:value-type="float" office:value="282234" calcext:value-type="float">
            <text:p>282234</text:p>
          </table:table-cell>
          <table:table-cell office:value-type="float" office:value="338681" calcext:value-type="float">
            <text:p>338681</text:p>
          </table:table-cell>
          <table:table-cell office:value-type="float" office:value="406417" calcext:value-type="float">
            <text:p>406417</text:p>
          </table:table-cell>
          <table:table-cell office:value-type="float" office:value="1881339" calcext:value-type="float">
            <text:p>1881339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70563" calcext:value-type="float">
            <text:p>70563</text:p>
          </table:table-cell>
          <table:table-cell office:value-type="float" office:value="84676" calcext:value-type="float">
            <text:p>84676</text:p>
          </table:table-cell>
          <table:table-cell office:value-type="float" office:value="101611" calcext:value-type="float">
            <text:p>101611</text:p>
          </table:table-cell>
          <table:table-cell office:value-type="float" office:value="121933" calcext:value-type="float">
            <text:p>121933</text:p>
          </table:table-cell>
          <table:table-cell office:value-type="float" office:value="15788" calcext:value-type="float">
            <text:p>15788</text:p>
          </table:table-cell>
          <table:table-cell office:value-type="float" office:value="175584" calcext:value-type="float">
            <text:p>175584</text:p>
          </table:table-cell>
          <table:table-cell office:value-type="float" office:value="210701" calcext:value-type="float">
            <text:p>210701</text:p>
          </table:table-cell>
          <table:table-cell office:value-type="float" office:value="252841" calcext:value-type="float">
            <text:p>252841</text:p>
          </table:table-cell>
          <table:table-cell office:value-type="float" office:value="303409" calcext:value-type="float">
            <text:p>303409</text:p>
          </table:table-cell>
          <table:table-cell office:value-type="float" office:value="364091" calcext:value-type="float">
            <text:p>364091</text:p>
          </table:table-cell>
          <table:table-cell office:value-type="float" office:value="1685409" calcext:value-type="float">
            <text:p>1685409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2799" calcext:value-type="float">
            <text:p>2799</text:p>
          </table:table-cell>
          <table:table-cell office:value-type="float" office:value="3359" calcext:value-type="float">
            <text:p>3359</text:p>
          </table:table-cell>
          <table:table-cell office:value-type="float" office:value="4031" calcext:value-type="float">
            <text:p>4031</text:p>
          </table:table-cell>
          <table:table-cell office:value-type="float" office:value="4837" calcext:value-type="float">
            <text:p>4837</text:p>
          </table:table-cell>
          <table:table-cell office:value-type="float" office:value="31820" calcext:value-type="float">
            <text:p>31820</text:p>
          </table:table-cell>
          <table:table-cell office:value-type="float" office:value="6965" calcext:value-type="float">
            <text:p>6965</text:p>
          </table:table-cell>
          <table:table-cell office:value-type="float" office:value="8358" calcext:value-type="float">
            <text:p>8358</text:p>
          </table:table-cell>
          <table:table-cell office:value-type="float" office:value="10030" calcext:value-type="float">
            <text:p>10030</text:p>
          </table:table-cell>
          <table:table-cell office:value-type="float" office:value="12036" calcext:value-type="float">
            <text:p>12036</text:p>
          </table:table-cell>
          <table:table-cell office:value-type="float" office:value="14443" calcext:value-type="float">
            <text:p>14443</text:p>
          </table:table-cell>
          <table:table-cell office:value-type="float" office:value="66858" calcext:value-type="float">
            <text:p>66858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560" calcext:value-type="float">
            <text:p>1560</text:p>
          </table:table-cell>
          <table:table-cell office:value-type="float" office:value="1872" calcext:value-type="float">
            <text:p>1872</text:p>
          </table:table-cell>
          <table:table-cell office:value-type="float" office:value="2246" calcext:value-type="float">
            <text:p>2246</text:p>
          </table:table-cell>
          <table:table-cell office:value-type="float" office:value="2695" calcext:value-type="float">
            <text:p>2695</text:p>
          </table:table-cell>
          <table:table-cell office:value-type="float" office:value="35829" calcext:value-type="float">
            <text:p>35829</text:p>
          </table:table-cell>
          <table:table-cell office:value-type="float" office:value="3881" calcext:value-type="float">
            <text:p>3881</text:p>
          </table:table-cell>
          <table:table-cell office:value-type="float" office:value="4657" calcext:value-type="float">
            <text:p>4657</text:p>
          </table:table-cell>
          <table:table-cell office:value-type="float" office:value="5588" calcext:value-type="float">
            <text:p>5588</text:p>
          </table:table-cell>
          <table:table-cell office:value-type="float" office:value="6706" calcext:value-type="float">
            <text:p>6706</text:p>
          </table:table-cell>
          <table:table-cell office:value-type="float" office:value="8047" calcext:value-type="float">
            <text:p>8047</text:p>
          </table:table-cell>
          <table:table-cell office:value-type="float" office:value="37252" calcext:value-type="float">
            <text:p>37252</text:p>
          </table:table-cell>
          <table:table-cell office:value-type="string" calcext:value-type="string">
            <text:p>Medium Number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68328" calcext:value-type="float">
            <text:p>68328</text:p>
          </table:table-cell>
          <table:table-cell office:value-type="float" office:value="81994" calcext:value-type="float">
            <text:p>81994</text:p>
          </table:table-cell>
          <table:table-cell office:value-type="float" office:value="98393" calcext:value-type="float">
            <text:p>98393</text:p>
          </table:table-cell>
          <table:table-cell office:value-type="float" office:value="118072" calcext:value-type="float">
            <text:p>118072</text:p>
          </table:table-cell>
          <table:table-cell office:value-type="float" office:value="17962" calcext:value-type="float">
            <text:p>17962</text:p>
          </table:table-cell>
          <table:table-cell office:value-type="float" office:value="170023" calcext:value-type="float">
            <text:p>170023</text:p>
          </table:table-cell>
          <table:table-cell office:value-type="float" office:value="204028" calcext:value-type="float">
            <text:p>204028</text:p>
          </table:table-cell>
          <table:table-cell office:value-type="float" office:value="244834" calcext:value-type="float">
            <text:p>244834</text:p>
          </table:table-cell>
          <table:table-cell office:value-type="float" office:value="293801" calcext:value-type="float">
            <text:p>293801</text:p>
          </table:table-cell>
          <table:table-cell office:value-type="float" office:value="352561" calcext:value-type="float">
            <text:p>352561</text:p>
          </table:table-cell>
          <table:table-cell office:value-type="float" office:value="1632034" calcext:value-type="float">
            <text:p>1632034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69197" calcext:value-type="float">
            <text:p>69197</text:p>
          </table:table-cell>
          <table:table-cell office:value-type="float" office:value="83036" calcext:value-type="float">
            <text:p>83036</text:p>
          </table:table-cell>
          <table:table-cell office:value-type="float" office:value="99643" calcext:value-type="float">
            <text:p>99643</text:p>
          </table:table-cell>
          <table:table-cell office:value-type="float" office:value="119572" calcext:value-type="float">
            <text:p>119572</text:p>
          </table:table-cell>
          <table:table-cell office:value-type="float" office:value="58349" calcext:value-type="float">
            <text:p>58349</text:p>
          </table:table-cell>
          <table:table-cell office:value-type="float" office:value="172183" calcext:value-type="float">
            <text:p>172183</text:p>
          </table:table-cell>
          <table:table-cell office:value-type="float" office:value="206620" calcext:value-type="float">
            <text:p>206620</text:p>
          </table:table-cell>
          <table:table-cell office:value-type="float" office:value="247944" calcext:value-type="float">
            <text:p>247944</text:p>
          </table:table-cell>
          <table:table-cell office:value-type="float" office:value="297533" calcext:value-type="float">
            <text:p>297533</text:p>
          </table:table-cell>
          <table:table-cell office:value-type="float" office:value="357040" calcext:value-type="float">
            <text:p>357040</text:p>
          </table:table-cell>
          <table:table-cell office:value-type="float" office:value="1652768" calcext:value-type="float">
            <text:p>1652768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34599" calcext:value-type="float">
            <text:p>34599</text:p>
          </table:table-cell>
          <table:table-cell office:value-type="float" office:value="41519" calcext:value-type="float">
            <text:p>41519</text:p>
          </table:table-cell>
          <table:table-cell office:value-type="float" office:value="49823" calcext:value-type="float">
            <text:p>49823</text:p>
          </table:table-cell>
          <table:table-cell office:value-type="float" office:value="59788" calcext:value-type="float">
            <text:p>59788</text:p>
          </table:table-cell>
          <table:table-cell office:value-type="float" office:value="30838" calcext:value-type="float">
            <text:p>30838</text:p>
          </table:table-cell>
          <table:table-cell office:value-type="float" office:value="86095" calcext:value-type="float">
            <text:p>86095</text:p>
          </table:table-cell>
          <table:table-cell office:value-type="float" office:value="103314" calcext:value-type="float">
            <text:p>103314</text:p>
          </table:table-cell>
          <table:table-cell office:value-type="float" office:value="123977" calcext:value-type="float">
            <text:p>123977</text:p>
          </table:table-cell>
          <table:table-cell office:value-type="float" office:value="148772" calcext:value-type="float">
            <text:p>148772</text:p>
          </table:table-cell>
          <table:table-cell office:value-type="float" office:value="178526" calcext:value-type="float">
            <text:p>178526</text:p>
          </table:table-cell>
          <table:table-cell office:value-type="float" office:value="826413" calcext:value-type="float">
            <text:p>826413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68878" calcext:value-type="float">
            <text:p>68878</text:p>
          </table:table-cell>
          <table:table-cell office:value-type="float" office:value="82654" calcext:value-type="float">
            <text:p>82654</text:p>
          </table:table-cell>
          <table:table-cell office:value-type="float" office:value="99185" calcext:value-type="float">
            <text:p>99185</text:p>
          </table:table-cell>
          <table:table-cell office:value-type="float" office:value="119022" calcext:value-type="float">
            <text:p>119022</text:p>
          </table:table-cell>
          <table:table-cell office:value-type="float" office:value="92605" calcext:value-type="float">
            <text:p>92605</text:p>
          </table:table-cell>
          <table:table-cell office:value-type="float" office:value="171391" calcext:value-type="float">
            <text:p>171391</text:p>
          </table:table-cell>
          <table:table-cell office:value-type="float" office:value="205669" calcext:value-type="float">
            <text:p>205669</text:p>
          </table:table-cell>
          <table:table-cell office:value-type="float" office:value="246803" calcext:value-type="float">
            <text:p>246803</text:p>
          </table:table-cell>
          <table:table-cell office:value-type="float" office:value="296164" calcext:value-type="float">
            <text:p>296164</text:p>
          </table:table-cell>
          <table:table-cell office:value-type="float" office:value="355397" calcext:value-type="float">
            <text:p>355397</text:p>
          </table:table-cell>
          <table:table-cell office:value-type="float" office:value="1645163" calcext:value-type="float">
            <text:p>1645163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95736" calcext:value-type="float">
            <text:p>95736</text:p>
          </table:table-cell>
          <table:table-cell office:value-type="float" office:value="114883" calcext:value-type="float">
            <text:p>114883</text:p>
          </table:table-cell>
          <table:table-cell office:value-type="float" office:value="137860" calcext:value-type="float">
            <text:p>137860</text:p>
          </table:table-cell>
          <table:table-cell office:value-type="float" office:value="165432" calcext:value-type="float">
            <text:p>165432</text:p>
          </table:table-cell>
          <table:table-cell office:value-type="float" office:value="13806" calcext:value-type="float">
            <text:p>13806</text:p>
          </table:table-cell>
          <table:table-cell office:value-type="float" office:value="238222" calcext:value-type="float">
            <text:p>238222</text:p>
          </table:table-cell>
          <table:table-cell office:value-type="float" office:value="285866" calcext:value-type="float">
            <text:p>285866</text:p>
          </table:table-cell>
          <table:table-cell office:value-type="float" office:value="343039" calcext:value-type="float">
            <text:p>343039</text:p>
          </table:table-cell>
          <table:table-cell office:value-type="float" office:value="411647" calcext:value-type="float">
            <text:p>411647</text:p>
          </table:table-cell>
          <table:table-cell office:value-type="float" office:value="493976" calcext:value-type="float">
            <text:p>493976</text:p>
          </table:table-cell>
          <table:table-cell office:value-type="float" office:value="2286661" calcext:value-type="float">
            <text:p>2286661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88509" calcext:value-type="float">
            <text:p>88509</text:p>
          </table:table-cell>
          <table:table-cell office:value-type="float" office:value="106211" calcext:value-type="float">
            <text:p>106211</text:p>
          </table:table-cell>
          <table:table-cell office:value-type="float" office:value="127453" calcext:value-type="float">
            <text:p>127453</text:p>
          </table:table-cell>
          <table:table-cell office:value-type="float" office:value="152944" calcext:value-type="float">
            <text:p>152944</text:p>
          </table:table-cell>
          <table:table-cell office:value-type="float" office:value="15768" calcext:value-type="float">
            <text:p>15768</text:p>
          </table:table-cell>
          <table:table-cell office:value-type="float" office:value="220240" calcext:value-type="float">
            <text:p>220240</text:p>
          </table:table-cell>
          <table:table-cell office:value-type="float" office:value="264288" calcext:value-type="float">
            <text:p>264288</text:p>
          </table:table-cell>
          <table:table-cell office:value-type="float" office:value="317146" calcext:value-type="float">
            <text:p>317146</text:p>
          </table:table-cell>
          <table:table-cell office:value-type="float" office:value="380575" calcext:value-type="float">
            <text:p>380575</text:p>
          </table:table-cell>
          <table:table-cell office:value-type="float" office:value="456690" calcext:value-type="float">
            <text:p>456690</text:p>
          </table:table-cell>
          <table:table-cell office:value-type="float" office:value="2114056" calcext:value-type="float">
            <text:p>2114056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80915" calcext:value-type="float">
            <text:p>80915</text:p>
          </table:table-cell>
          <table:table-cell office:value-type="float" office:value="97098" calcext:value-type="float">
            <text:p>97098</text:p>
          </table:table-cell>
          <table:table-cell office:value-type="float" office:value="116518" calcext:value-type="float">
            <text:p>116518</text:p>
          </table:table-cell>
          <table:table-cell office:value-type="float" office:value="139822" calcext:value-type="float">
            <text:p>139822</text:p>
          </table:table-cell>
          <table:table-cell office:value-type="float" office:value="51750" calcext:value-type="float">
            <text:p>51750</text:p>
          </table:table-cell>
          <table:table-cell office:value-type="float" office:value="201343" calcext:value-type="float">
            <text:p>201343</text:p>
          </table:table-cell>
          <table:table-cell office:value-type="float" office:value="241612" calcext:value-type="float">
            <text:p>241612</text:p>
          </table:table-cell>
          <table:table-cell office:value-type="float" office:value="289934" calcext:value-type="float">
            <text:p>289934</text:p>
          </table:table-cell>
          <table:table-cell office:value-type="float" office:value="347921" calcext:value-type="float">
            <text:p>347921</text:p>
          </table:table-cell>
          <table:table-cell office:value-type="float" office:value="417505" calcext:value-type="float">
            <text:p>417505</text:p>
          </table:table-cell>
          <table:table-cell office:value-type="float" office:value="1932668" calcext:value-type="float">
            <text:p>1932668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91310" calcext:value-type="float">
            <text:p>91310</text:p>
          </table:table-cell>
          <table:table-cell office:value-type="float" office:value="109572" calcext:value-type="float">
            <text:p>109572</text:p>
          </table:table-cell>
          <table:table-cell office:value-type="float" office:value="131486" calcext:value-type="float">
            <text:p>131486</text:p>
          </table:table-cell>
          <table:table-cell office:value-type="float" office:value="157783" calcext:value-type="float">
            <text:p>157783</text:p>
          </table:table-cell>
          <table:table-cell office:value-type="float" office:value="32722" calcext:value-type="float">
            <text:p>32722</text:p>
          </table:table-cell>
          <table:table-cell office:value-type="float" office:value="227208" calcext:value-type="float">
            <text:p>227208</text:p>
          </table:table-cell>
          <table:table-cell office:value-type="float" office:value="272650" calcext:value-type="float">
            <text:p>272650</text:p>
          </table:table-cell>
          <table:table-cell office:value-type="float" office:value="327180" calcext:value-type="float">
            <text:p>327180</text:p>
          </table:table-cell>
          <table:table-cell office:value-type="float" office:value="392616" calcext:value-type="float">
            <text:p>392616</text:p>
          </table:table-cell>
          <table:table-cell office:value-type="float" office:value="471139" calcext:value-type="float">
            <text:p>471139</text:p>
          </table:table-cell>
          <table:table-cell office:value-type="float" office:value="2180944" calcext:value-type="float">
            <text:p>2180944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75618" calcext:value-type="float">
            <text:p>75618</text:p>
          </table:table-cell>
          <table:table-cell office:value-type="float" office:value="90742" calcext:value-type="float">
            <text:p>90742</text:p>
          </table:table-cell>
          <table:table-cell office:value-type="float" office:value="108890" calcext:value-type="float">
            <text:p>108890</text:p>
          </table:table-cell>
          <table:table-cell office:value-type="float" office:value="130668" calcext:value-type="float">
            <text:p>130668</text:p>
          </table:table-cell>
          <table:table-cell office:value-type="float" office:value="15001" calcext:value-type="float">
            <text:p>15001</text:p>
          </table:table-cell>
          <table:table-cell office:value-type="float" office:value="188162" calcext:value-type="float">
            <text:p>188162</text:p>
          </table:table-cell>
          <table:table-cell office:value-type="float" office:value="225794" calcext:value-type="float">
            <text:p>225794</text:p>
          </table:table-cell>
          <table:table-cell office:value-type="float" office:value="270953" calcext:value-type="float">
            <text:p>270953</text:p>
          </table:table-cell>
          <table:table-cell office:value-type="float" office:value="325144" calcext:value-type="float">
            <text:p>325144</text:p>
          </table:table-cell>
          <table:table-cell office:value-type="float" office:value="390173" calcext:value-type="float">
            <text:p>390173</text:p>
          </table:table-cell>
          <table:table-cell office:value-type="float" office:value="1806144" calcext:value-type="float">
            <text:p>1806144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54191" calcext:value-type="float">
            <text:p>54191</text:p>
          </table:table-cell>
          <table:table-cell office:value-type="float" office:value="65029" calcext:value-type="float">
            <text:p>65029</text:p>
          </table:table-cell>
          <table:table-cell office:value-type="float" office:value="78035" calcext:value-type="float">
            <text:p>78035</text:p>
          </table:table-cell>
          <table:table-cell office:value-type="float" office:value="93642" calcext:value-type="float">
            <text:p>93642</text:p>
          </table:table-cell>
          <table:table-cell office:value-type="float" office:value="77047" calcext:value-type="float">
            <text:p>77047</text:p>
          </table:table-cell>
          <table:table-cell office:value-type="float" office:value="134844" calcext:value-type="float">
            <text:p>134844</text:p>
          </table:table-cell>
          <table:table-cell office:value-type="float" office:value="161813" calcext:value-type="float">
            <text:p>161813</text:p>
          </table:table-cell>
          <table:table-cell office:value-type="float" office:value="194176" calcext:value-type="float">
            <text:p>194176</text:p>
          </table:table-cell>
          <table:table-cell office:value-type="float" office:value="233011" calcext:value-type="float">
            <text:p>233011</text:p>
          </table:table-cell>
          <table:table-cell office:value-type="float" office:value="279613" calcext:value-type="float">
            <text:p>279613</text:p>
          </table:table-cell>
          <table:table-cell office:value-type="float" office:value="1294354" calcext:value-type="float">
            <text:p>1294354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1426" calcext:value-type="float">
            <text:p>11426</text:p>
          </table:table-cell>
          <table:table-cell office:value-type="float" office:value="13711" calcext:value-type="float">
            <text:p>13711</text:p>
          </table:table-cell>
          <table:table-cell office:value-type="float" office:value="16453" calcext:value-type="float">
            <text:p>16453</text:p>
          </table:table-cell>
          <table:table-cell office:value-type="float" office:value="19744" calcext:value-type="float">
            <text:p>19744</text:p>
          </table:table-cell>
          <table:table-cell office:value-type="float" office:value="58297" calcext:value-type="float">
            <text:p>58297</text:p>
          </table:table-cell>
          <table:table-cell office:value-type="float" office:value="28432" calcext:value-type="float">
            <text:p>28432</text:p>
          </table:table-cell>
          <table:table-cell office:value-type="float" office:value="34118" calcext:value-type="float">
            <text:p>34118</text:p>
          </table:table-cell>
          <table:table-cell office:value-type="float" office:value="40942" calcext:value-type="float">
            <text:p>40942</text:p>
          </table:table-cell>
          <table:table-cell office:value-type="float" office:value="49130" calcext:value-type="float">
            <text:p>49130</text:p>
          </table:table-cell>
          <table:table-cell office:value-type="float" office:value="58956" calcext:value-type="float">
            <text:p>58956</text:p>
          </table:table-cell>
          <table:table-cell office:value-type="float" office:value="272912" calcext:value-type="float">
            <text:p>272912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38589" calcext:value-type="float">
            <text:p>38589</text:p>
          </table:table-cell>
          <table:table-cell office:value-type="float" office:value="46307" calcext:value-type="float">
            <text:p>46307</text:p>
          </table:table-cell>
          <table:table-cell office:value-type="float" office:value="55568" calcext:value-type="float">
            <text:p>55568</text:p>
          </table:table-cell>
          <table:table-cell office:value-type="float" office:value="66682" calcext:value-type="float">
            <text:p>66682</text:p>
          </table:table-cell>
          <table:table-cell office:value-type="float" office:value="23047" calcext:value-type="float">
            <text:p>23047</text:p>
          </table:table-cell>
          <table:table-cell office:value-type="float" office:value="96022" calcext:value-type="float">
            <text:p>96022</text:p>
          </table:table-cell>
          <table:table-cell office:value-type="float" office:value="115226" calcext:value-type="float">
            <text:p>115226</text:p>
          </table:table-cell>
          <table:table-cell office:value-type="float" office:value="138271" calcext:value-type="float">
            <text:p>138271</text:p>
          </table:table-cell>
          <table:table-cell office:value-type="float" office:value="165925" calcext:value-type="float">
            <text:p>165925</text:p>
          </table:table-cell>
          <table:table-cell office:value-type="float" office:value="199110" calcext:value-type="float">
            <text:p>199110</text:p>
          </table:table-cell>
          <table:table-cell office:value-type="float" office:value="921700" calcext:value-type="float">
            <text:p>921700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35226" calcext:value-type="float">
            <text:p>35226</text:p>
          </table:table-cell>
          <table:table-cell office:value-type="float" office:value="42271" calcext:value-type="float">
            <text:p>42271</text:p>
          </table:table-cell>
          <table:table-cell office:value-type="float" office:value="50725" calcext:value-type="float">
            <text:p>50725</text:p>
          </table:table-cell>
          <table:table-cell office:value-type="float" office:value="60870" calcext:value-type="float">
            <text:p>60870</text:p>
          </table:table-cell>
          <table:table-cell office:value-type="float" office:value="56739" calcext:value-type="float">
            <text:p>56739</text:p>
          </table:table-cell>
          <table:table-cell office:value-type="float" office:value="87653" calcext:value-type="float">
            <text:p>87653</text:p>
          </table:table-cell>
          <table:table-cell office:value-type="float" office:value="105184" calcext:value-type="float">
            <text:p>105184</text:p>
          </table:table-cell>
          <table:table-cell office:value-type="float" office:value="126221" calcext:value-type="float">
            <text:p>126221</text:p>
          </table:table-cell>
          <table:table-cell office:value-type="float" office:value="151465" calcext:value-type="float">
            <text:p>151465</text:p>
          </table:table-cell>
          <table:table-cell office:value-type="float" office:value="181758" calcext:value-type="float">
            <text:p>181758</text:p>
          </table:table-cell>
          <table:table-cell office:value-type="float" office:value="841373" calcext:value-type="float">
            <text:p>841373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72059" calcext:value-type="float">
            <text:p>72059</text:p>
          </table:table-cell>
          <table:table-cell office:value-type="float" office:value="86471" calcext:value-type="float">
            <text:p>86471</text:p>
          </table:table-cell>
          <table:table-cell office:value-type="float" office:value="103765" calcext:value-type="float">
            <text:p>103765</text:p>
          </table:table-cell>
          <table:table-cell office:value-type="float" office:value="124518" calcext:value-type="float">
            <text:p>124518</text:p>
          </table:table-cell>
          <table:table-cell office:value-type="float" office:value="50514" calcext:value-type="float">
            <text:p>50514</text:p>
          </table:table-cell>
          <table:table-cell office:value-type="float" office:value="179306" calcext:value-type="float">
            <text:p>179306</text:p>
          </table:table-cell>
          <table:table-cell office:value-type="float" office:value="215167" calcext:value-type="float">
            <text:p>215167</text:p>
          </table:table-cell>
          <table:table-cell office:value-type="float" office:value="258200" calcext:value-type="float">
            <text:p>258200</text:p>
          </table:table-cell>
          <table:table-cell office:value-type="float" office:value="309840" calcext:value-type="float">
            <text:p>309840</text:p>
          </table:table-cell>
          <table:table-cell office:value-type="float" office:value="371808" calcext:value-type="float">
            <text:p>371808</text:p>
          </table:table-cell>
          <table:table-cell office:value-type="float" office:value="1721134" calcext:value-type="float">
            <text:p>1721134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58658" calcext:value-type="float">
            <text:p>58658</text:p>
          </table:table-cell>
          <table:table-cell office:value-type="float" office:value="70390" calcext:value-type="float">
            <text:p>70390</text:p>
          </table:table-cell>
          <table:table-cell office:value-type="float" office:value="84468" calcext:value-type="float">
            <text:p>84468</text:p>
          </table:table-cell>
          <table:table-cell office:value-type="float" office:value="101362" calcext:value-type="float">
            <text:p>101362</text:p>
          </table:table-cell>
          <table:table-cell office:value-type="float" office:value="16506" calcext:value-type="float">
            <text:p>16506</text:p>
          </table:table-cell>
          <table:table-cell office:value-type="float" office:value="145961" calcext:value-type="float">
            <text:p>145961</text:p>
          </table:table-cell>
          <table:table-cell office:value-type="float" office:value="175153" calcext:value-type="float">
            <text:p>175153</text:p>
          </table:table-cell>
          <table:table-cell office:value-type="float" office:value="210184" calcext:value-type="float">
            <text:p>210184</text:p>
          </table:table-cell>
          <table:table-cell office:value-type="float" office:value="252221" calcext:value-type="float">
            <text:p>252221</text:p>
          </table:table-cell>
          <table:table-cell office:value-type="float" office:value="302665" calcext:value-type="float">
            <text:p>302665</text:p>
          </table:table-cell>
          <table:table-cell office:value-type="float" office:value="1401062" calcext:value-type="float">
            <text:p>1401062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23178" calcext:value-type="float">
            <text:p>23178</text:p>
          </table:table-cell>
          <table:table-cell office:value-type="float" office:value="27814" calcext:value-type="float">
            <text:p>27814</text:p>
          </table:table-cell>
          <table:table-cell office:value-type="float" office:value="33377" calcext:value-type="float">
            <text:p>33377</text:p>
          </table:table-cell>
          <table:table-cell office:value-type="float" office:value="40052" calcext:value-type="float">
            <text:p>40052</text:p>
          </table:table-cell>
          <table:table-cell office:value-type="float" office:value="29415" calcext:value-type="float">
            <text:p>29415</text:p>
          </table:table-cell>
          <table:table-cell office:value-type="float" office:value="57674" calcext:value-type="float">
            <text:p>57674</text:p>
          </table:table-cell>
          <table:table-cell office:value-type="float" office:value="69209" calcext:value-type="float">
            <text:p>69209</text:p>
          </table:table-cell>
          <table:table-cell office:value-type="float" office:value="83051" calcext:value-type="float">
            <text:p>83051</text:p>
          </table:table-cell>
          <table:table-cell office:value-type="float" office:value="99661" calcext:value-type="float">
            <text:p>99661</text:p>
          </table:table-cell>
          <table:table-cell office:value-type="float" office:value="119593" calcext:value-type="float">
            <text:p>119593</text:p>
          </table:table-cell>
          <table:table-cell office:value-type="float" office:value="553609" calcext:value-type="float">
            <text:p>553609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71411" calcext:value-type="float">
            <text:p>71411</text:p>
          </table:table-cell>
          <table:table-cell office:value-type="float" office:value="85693" calcext:value-type="float">
            <text:p>85693</text:p>
          </table:table-cell>
          <table:table-cell office:value-type="float" office:value="102832" calcext:value-type="float">
            <text:p>102832</text:p>
          </table:table-cell>
          <table:table-cell office:value-type="float" office:value="123398" calcext:value-type="float">
            <text:p>123398</text:p>
          </table:table-cell>
          <table:table-cell office:value-type="float" office:value="98668" calcext:value-type="float">
            <text:p>98668</text:p>
          </table:table-cell>
          <table:table-cell office:value-type="float" office:value="177694" calcext:value-type="float">
            <text:p>177694</text:p>
          </table:table-cell>
          <table:table-cell office:value-type="float" office:value="213233" calcext:value-type="float">
            <text:p>213233</text:p>
          </table:table-cell>
          <table:table-cell office:value-type="float" office:value="255880" calcext:value-type="float">
            <text:p>255880</text:p>
          </table:table-cell>
          <table:table-cell office:value-type="float" office:value="307056" calcext:value-type="float">
            <text:p>307056</text:p>
          </table:table-cell>
          <table:table-cell office:value-type="float" office:value="368467" calcext:value-type="float">
            <text:p>368467</text:p>
          </table:table-cell>
          <table:table-cell office:value-type="float" office:value="1705664" calcext:value-type="float">
            <text:p>1705664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62163" calcext:value-type="float">
            <text:p>62163</text:p>
          </table:table-cell>
          <table:table-cell office:value-type="float" office:value="74596" calcext:value-type="float">
            <text:p>74596</text:p>
          </table:table-cell>
          <table:table-cell office:value-type="float" office:value="89515" calcext:value-type="float">
            <text:p>89515</text:p>
          </table:table-cell>
          <table:table-cell office:value-type="float" office:value="107418" calcext:value-type="float">
            <text:p>107418</text:p>
          </table:table-cell>
          <table:table-cell office:value-type="float" office:value="41341" calcext:value-type="float">
            <text:p>41341</text:p>
          </table:table-cell>
          <table:table-cell office:value-type="float" office:value="154682" calcext:value-type="float">
            <text:p>154682</text:p>
          </table:table-cell>
          <table:table-cell office:value-type="float" office:value="185618" calcext:value-type="float">
            <text:p>185618</text:p>
          </table:table-cell>
          <table:table-cell office:value-type="float" office:value="222742" calcext:value-type="float">
            <text:p>222742</text:p>
          </table:table-cell>
          <table:table-cell office:value-type="float" office:value="267290" calcext:value-type="float">
            <text:p>267290</text:p>
          </table:table-cell>
          <table:table-cell office:value-type="float" office:value="320748" calcext:value-type="float">
            <text:p>320748</text:p>
          </table:table-cell>
          <table:table-cell office:value-type="float" office:value="1484772" calcext:value-type="float">
            <text:p>1484772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26338" calcext:value-type="float">
            <text:p>26338</text:p>
          </table:table-cell>
          <table:table-cell office:value-type="float" office:value="31606" calcext:value-type="float">
            <text:p>31606</text:p>
          </table:table-cell>
          <table:table-cell office:value-type="float" office:value="37927" calcext:value-type="float">
            <text:p>37927</text:p>
          </table:table-cell>
          <table:table-cell office:value-type="float" office:value="45512" calcext:value-type="float">
            <text:p>45512</text:p>
          </table:table-cell>
          <table:table-cell office:value-type="float" office:value="89799" calcext:value-type="float">
            <text:p>89799</text:p>
          </table:table-cell>
          <table:table-cell office:value-type="float" office:value="65537" calcext:value-type="float">
            <text:p>65537</text:p>
          </table:table-cell>
          <table:table-cell office:value-type="float" office:value="78644" calcext:value-type="float">
            <text:p>78644</text:p>
          </table:table-cell>
          <table:table-cell office:value-type="float" office:value="94373" calcext:value-type="float">
            <text:p>94373</text:p>
          </table:table-cell>
          <table:table-cell office:value-type="float" office:value="113248" calcext:value-type="float">
            <text:p>113248</text:p>
          </table:table-cell>
          <table:table-cell office:value-type="float" office:value="135898" calcext:value-type="float">
            <text:p>135898</text:p>
          </table:table-cell>
          <table:table-cell office:value-type="float" office:value="629083" calcext:value-type="float">
            <text:p>629083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84743" calcext:value-type="float">
            <text:p>84743</text:p>
          </table:table-cell>
          <table:table-cell office:value-type="float" office:value="101692" calcext:value-type="float">
            <text:p>101692</text:p>
          </table:table-cell>
          <table:table-cell office:value-type="float" office:value="122030" calcext:value-type="float">
            <text:p>122030</text:p>
          </table:table-cell>
          <table:table-cell office:value-type="float" office:value="146436" calcext:value-type="float">
            <text:p>146436</text:p>
          </table:table-cell>
          <table:table-cell office:value-type="float" office:value="82206" calcext:value-type="float">
            <text:p>82206</text:p>
          </table:table-cell>
          <table:table-cell office:value-type="float" office:value="210868" calcext:value-type="float">
            <text:p>210868</text:p>
          </table:table-cell>
          <table:table-cell office:value-type="float" office:value="253042" calcext:value-type="float">
            <text:p>253042</text:p>
          </table:table-cell>
          <table:table-cell office:value-type="float" office:value="303650" calcext:value-type="float">
            <text:p>303650</text:p>
          </table:table-cell>
          <table:table-cell office:value-type="float" office:value="364380" calcext:value-type="float">
            <text:p>364380</text:p>
          </table:table-cell>
          <table:table-cell office:value-type="float" office:value="437256" calcext:value-type="float">
            <text:p>437256</text:p>
          </table:table-cell>
          <table:table-cell office:value-type="float" office:value="2024097" calcext:value-type="float">
            <text:p>2024097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9379" calcext:value-type="float">
            <text:p>9379</text:p>
          </table:table-cell>
          <table:table-cell office:value-type="float" office:value="11255" calcext:value-type="float">
            <text:p>11255</text:p>
          </table:table-cell>
          <table:table-cell office:value-type="float" office:value="13506" calcext:value-type="float">
            <text:p>13506</text:p>
          </table:table-cell>
          <table:table-cell office:value-type="float" office:value="16207" calcext:value-type="float">
            <text:p>16207</text:p>
          </table:table-cell>
          <table:table-cell office:value-type="float" office:value="33319" calcext:value-type="float">
            <text:p>33319</text:p>
          </table:table-cell>
          <table:table-cell office:value-type="float" office:value="23338" calcext:value-type="float">
            <text:p>23338</text:p>
          </table:table-cell>
          <table:table-cell office:value-type="float" office:value="28006" calcext:value-type="float">
            <text:p>28006</text:p>
          </table:table-cell>
          <table:table-cell office:value-type="float" office:value="33607" calcext:value-type="float">
            <text:p>33607</text:p>
          </table:table-cell>
          <table:table-cell office:value-type="float" office:value="40328" calcext:value-type="float">
            <text:p>40328</text:p>
          </table:table-cell>
          <table:table-cell office:value-type="float" office:value="48394" calcext:value-type="float">
            <text:p>48394</text:p>
          </table:table-cell>
          <table:table-cell office:value-type="float" office:value="224020" calcext:value-type="float">
            <text:p>224020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29333" calcext:value-type="float">
            <text:p>29333</text:p>
          </table:table-cell>
          <table:table-cell office:value-type="float" office:value="35200" calcext:value-type="float">
            <text:p>35200</text:p>
          </table:table-cell>
          <table:table-cell office:value-type="float" office:value="42240" calcext:value-type="float">
            <text:p>42240</text:p>
          </table:table-cell>
          <table:table-cell office:value-type="float" office:value="50688" calcext:value-type="float">
            <text:p>50688</text:p>
          </table:table-cell>
          <table:table-cell office:value-type="float" office:value="99468" calcext:value-type="float">
            <text:p>99468</text:p>
          </table:table-cell>
          <table:table-cell office:value-type="float" office:value="72991" calcext:value-type="float">
            <text:p>72991</text:p>
          </table:table-cell>
          <table:table-cell office:value-type="float" office:value="87589" calcext:value-type="float">
            <text:p>87589</text:p>
          </table:table-cell>
          <table:table-cell office:value-type="float" office:value="105107" calcext:value-type="float">
            <text:p>105107</text:p>
          </table:table-cell>
          <table:table-cell office:value-type="float" office:value="126128" calcext:value-type="float">
            <text:p>126128</text:p>
          </table:table-cell>
          <table:table-cell office:value-type="float" office:value="151354" calcext:value-type="float">
            <text:p>151354</text:p>
          </table:table-cell>
          <table:table-cell office:value-type="float" office:value="700630" calcext:value-type="float">
            <text:p>700630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62445" calcext:value-type="float">
            <text:p>62445</text:p>
          </table:table-cell>
          <table:table-cell office:value-type="float" office:value="74934" calcext:value-type="float">
            <text:p>74934</text:p>
          </table:table-cell>
          <table:table-cell office:value-type="float" office:value="89921" calcext:value-type="float">
            <text:p>89921</text:p>
          </table:table-cell>
          <table:table-cell office:value-type="float" office:value="107905" calcext:value-type="float">
            <text:p>107905</text:p>
          </table:table-cell>
          <table:table-cell office:value-type="float" office:value="34601" calcext:value-type="float">
            <text:p>34601</text:p>
          </table:table-cell>
          <table:table-cell office:value-type="float" office:value="155383" calcext:value-type="float">
            <text:p>155383</text:p>
          </table:table-cell>
          <table:table-cell office:value-type="float" office:value="186460" calcext:value-type="float">
            <text:p>186460</text:p>
          </table:table-cell>
          <table:table-cell office:value-type="float" office:value="223752" calcext:value-type="float">
            <text:p>223752</text:p>
          </table:table-cell>
          <table:table-cell office:value-type="float" office:value="268502" calcext:value-type="float">
            <text:p>268502</text:p>
          </table:table-cell>
          <table:table-cell office:value-type="float" office:value="322202" calcext:value-type="float">
            <text:p>322202</text:p>
          </table:table-cell>
          <table:table-cell office:value-type="float" office:value="1491504" calcext:value-type="float">
            <text:p>1491504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62676" calcext:value-type="float">
            <text:p>62676</text:p>
          </table:table-cell>
          <table:table-cell office:value-type="float" office:value="75211" calcext:value-type="float">
            <text:p>75211</text:p>
          </table:table-cell>
          <table:table-cell office:value-type="float" office:value="90253" calcext:value-type="float">
            <text:p>90253</text:p>
          </table:table-cell>
          <table:table-cell office:value-type="float" office:value="108304" calcext:value-type="float">
            <text:p>108304</text:p>
          </table:table-cell>
          <table:table-cell office:value-type="float" office:value="4982" calcext:value-type="float">
            <text:p>4982</text:p>
          </table:table-cell>
          <table:table-cell office:value-type="float" office:value="155958" calcext:value-type="float">
            <text:p>155958</text:p>
          </table:table-cell>
          <table:table-cell office:value-type="float" office:value="187150" calcext:value-type="float">
            <text:p>187150</text:p>
          </table:table-cell>
          <table:table-cell office:value-type="float" office:value="224580" calcext:value-type="float">
            <text:p>224580</text:p>
          </table:table-cell>
          <table:table-cell office:value-type="float" office:value="269496" calcext:value-type="float">
            <text:p>269496</text:p>
          </table:table-cell>
          <table:table-cell office:value-type="float" office:value="323395" calcext:value-type="float">
            <text:p>323395</text:p>
          </table:table-cell>
          <table:table-cell office:value-type="float" office:value="1497023" calcext:value-type="float">
            <text:p>1497023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50444" calcext:value-type="float">
            <text:p>50444</text:p>
          </table:table-cell>
          <table:table-cell office:value-type="float" office:value="60533" calcext:value-type="float">
            <text:p>60533</text:p>
          </table:table-cell>
          <table:table-cell office:value-type="float" office:value="72640" calcext:value-type="float">
            <text:p>72640</text:p>
          </table:table-cell>
          <table:table-cell office:value-type="float" office:value="87168" calcext:value-type="float">
            <text:p>87168</text:p>
          </table:table-cell>
          <table:table-cell office:value-type="float" office:value="27873" calcext:value-type="float">
            <text:p>27873</text:p>
          </table:table-cell>
          <table:table-cell office:value-type="float" office:value="125522" calcext:value-type="float">
            <text:p>125522</text:p>
          </table:table-cell>
          <table:table-cell office:value-type="float" office:value="150626" calcext:value-type="float">
            <text:p>150626</text:p>
          </table:table-cell>
          <table:table-cell office:value-type="float" office:value="180751" calcext:value-type="float">
            <text:p>180751</text:p>
          </table:table-cell>
          <table:table-cell office:value-type="float" office:value="216901" calcext:value-type="float">
            <text:p>216901</text:p>
          </table:table-cell>
          <table:table-cell office:value-type="float" office:value="260281" calcext:value-type="float">
            <text:p>260281</text:p>
          </table:table-cell>
          <table:table-cell office:value-type="float" office:value="1204866" calcext:value-type="float">
            <text:p>1204866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25409" calcext:value-type="float">
            <text:p>25409</text:p>
          </table:table-cell>
          <table:table-cell office:value-type="float" office:value="30491" calcext:value-type="float">
            <text:p>30491</text:p>
          </table:table-cell>
          <table:table-cell office:value-type="float" office:value="36589" calcext:value-type="float">
            <text:p>36589</text:p>
          </table:table-cell>
          <table:table-cell office:value-type="float" office:value="43907" calcext:value-type="float">
            <text:p>43907</text:p>
          </table:table-cell>
          <table:table-cell office:value-type="float" office:value="84500" calcext:value-type="float">
            <text:p>84500</text:p>
          </table:table-cell>
          <table:table-cell office:value-type="float" office:value="63226" calcext:value-type="float">
            <text:p>63226</text:p>
          </table:table-cell>
          <table:table-cell office:value-type="float" office:value="75871" calcext:value-type="float">
            <text:p>75871</text:p>
          </table:table-cell>
          <table:table-cell office:value-type="float" office:value="91045" calcext:value-type="float">
            <text:p>91045</text:p>
          </table:table-cell>
          <table:table-cell office:value-type="float" office:value="109254" calcext:value-type="float">
            <text:p>109254</text:p>
          </table:table-cell>
          <table:table-cell office:value-type="float" office:value="131105" calcext:value-type="float">
            <text:p>131105</text:p>
          </table:table-cell>
          <table:table-cell office:value-type="float" office:value="606897" calcext:value-type="float">
            <text:p>606897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4664" calcext:value-type="float">
            <text:p>14664</text:p>
          </table:table-cell>
          <table:table-cell office:value-type="float" office:value="17597" calcext:value-type="float">
            <text:p>17597</text:p>
          </table:table-cell>
          <table:table-cell office:value-type="float" office:value="21116" calcext:value-type="float">
            <text:p>21116</text:p>
          </table:table-cell>
          <table:table-cell office:value-type="float" office:value="25339" calcext:value-type="float">
            <text:p>25339</text:p>
          </table:table-cell>
          <table:table-cell office:value-type="float" office:value="95689" calcext:value-type="float">
            <text:p>95689</text:p>
          </table:table-cell>
          <table:table-cell office:value-type="float" office:value="36488" calcext:value-type="float">
            <text:p>36488</text:p>
          </table:table-cell>
          <table:table-cell office:value-type="float" office:value="43786" calcext:value-type="float">
            <text:p>43786</text:p>
          </table:table-cell>
          <table:table-cell office:value-type="float" office:value="52543" calcext:value-type="float">
            <text:p>52543</text:p>
          </table:table-cell>
          <table:table-cell office:value-type="float" office:value="63052" calcext:value-type="float">
            <text:p>63052</text:p>
          </table:table-cell>
          <table:table-cell office:value-type="float" office:value="75662" calcext:value-type="float">
            <text:p>75662</text:p>
          </table:table-cell>
          <table:table-cell office:value-type="float" office:value="350247" calcext:value-type="float">
            <text:p>350247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89534" calcext:value-type="float">
            <text:p>89534</text:p>
          </table:table-cell>
          <table:table-cell office:value-type="float" office:value="107441" calcext:value-type="float">
            <text:p>107441</text:p>
          </table:table-cell>
          <table:table-cell office:value-type="float" office:value="128929" calcext:value-type="float">
            <text:p>128929</text:p>
          </table:table-cell>
          <table:table-cell office:value-type="float" office:value="154715" calcext:value-type="float">
            <text:p>154715</text:p>
          </table:table-cell>
          <table:table-cell office:value-type="float" office:value="51048" calcext:value-type="float">
            <text:p>51048</text:p>
          </table:table-cell>
          <table:table-cell office:value-type="float" office:value="222790" calcext:value-type="float">
            <text:p>222790</text:p>
          </table:table-cell>
          <table:table-cell office:value-type="float" office:value="267348" calcext:value-type="float">
            <text:p>267348</text:p>
          </table:table-cell>
          <table:table-cell office:value-type="float" office:value="320818" calcext:value-type="float">
            <text:p>320818</text:p>
          </table:table-cell>
          <table:table-cell office:value-type="float" office:value="384982" calcext:value-type="float">
            <text:p>384982</text:p>
          </table:table-cell>
          <table:table-cell office:value-type="float" office:value="461978" calcext:value-type="float">
            <text:p>461978</text:p>
          </table:table-cell>
          <table:table-cell office:value-type="float" office:value="2138535" calcext:value-type="float">
            <text:p>2138535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79153" calcext:value-type="float">
            <text:p>79153</text:p>
          </table:table-cell>
          <table:table-cell office:value-type="float" office:value="94984" calcext:value-type="float">
            <text:p>94984</text:p>
          </table:table-cell>
          <table:table-cell office:value-type="float" office:value="113981" calcext:value-type="float">
            <text:p>113981</text:p>
          </table:table-cell>
          <table:table-cell office:value-type="float" office:value="136777" calcext:value-type="float">
            <text:p>136777</text:p>
          </table:table-cell>
          <table:table-cell office:value-type="float" office:value="88371" calcext:value-type="float">
            <text:p>88371</text:p>
          </table:table-cell>
          <table:table-cell office:value-type="float" office:value="196958" calcext:value-type="float">
            <text:p>196958</text:p>
          </table:table-cell>
          <table:table-cell office:value-type="float" office:value="236350" calcext:value-type="float">
            <text:p>236350</text:p>
          </table:table-cell>
          <table:table-cell office:value-type="float" office:value="283620" calcext:value-type="float">
            <text:p>283620</text:p>
          </table:table-cell>
          <table:table-cell office:value-type="float" office:value="340344" calcext:value-type="float">
            <text:p>340344</text:p>
          </table:table-cell>
          <table:table-cell office:value-type="float" office:value="408413" calcext:value-type="float">
            <text:p>408413</text:p>
          </table:table-cell>
          <table:table-cell office:value-type="float" office:value="1890580" calcext:value-type="float">
            <text:p>1890580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7126" calcext:value-type="float">
            <text:p>17126</text:p>
          </table:table-cell>
          <table:table-cell office:value-type="float" office:value="20551" calcext:value-type="float">
            <text:p>20551</text:p>
          </table:table-cell>
          <table:table-cell office:value-type="float" office:value="24661" calcext:value-type="float">
            <text:p>24661</text:p>
          </table:table-cell>
          <table:table-cell office:value-type="float" office:value="29593" calcext:value-type="float">
            <text:p>29593</text:p>
          </table:table-cell>
          <table:table-cell office:value-type="float" office:value="45681" calcext:value-type="float">
            <text:p>45681</text:p>
          </table:table-cell>
          <table:table-cell office:value-type="float" office:value="42614" calcext:value-type="float">
            <text:p>42614</text:p>
          </table:table-cell>
          <table:table-cell office:value-type="float" office:value="51137" calcext:value-type="float">
            <text:p>51137</text:p>
          </table:table-cell>
          <table:table-cell office:value-type="float" office:value="61364" calcext:value-type="float">
            <text:p>61364</text:p>
          </table:table-cell>
          <table:table-cell office:value-type="float" office:value="73637" calcext:value-type="float">
            <text:p>73637</text:p>
          </table:table-cell>
          <table:table-cell office:value-type="float" office:value="88364" calcext:value-type="float">
            <text:p>88364</text:p>
          </table:table-cell>
          <table:table-cell office:value-type="float" office:value="409047" calcext:value-type="float">
            <text:p>409047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326" calcext:value-type="float">
            <text:p>326</text:p>
          </table:table-cell>
          <table:table-cell office:value-type="float" office:value="391" calcext:value-type="float">
            <text:p>391</text:p>
          </table:table-cell>
          <table:table-cell office:value-type="float" office:value="469" calcext:value-type="float">
            <text:p>469</text:p>
          </table:table-cell>
          <table:table-cell office:value-type="float" office:value="563" calcext:value-type="float">
            <text:p>563</text:p>
          </table:table-cell>
          <table:table-cell office:value-type="float" office:value="44324" calcext:value-type="float">
            <text:p>44324</text:p>
          </table:table-cell>
          <table:table-cell office:value-type="float" office:value="811" calcext:value-type="float">
            <text:p>811</text:p>
          </table:table-cell>
          <table:table-cell office:value-type="float" office:value="973" calcext:value-type="float">
            <text:p>973</text:p>
          </table:table-cell>
          <table:table-cell office:value-type="float" office:value="1168" calcext:value-type="float">
            <text:p>1168</text:p>
          </table:table-cell>
          <table:table-cell office:value-type="float" office:value="1402" calcext:value-type="float">
            <text:p>1402</text:p>
          </table:table-cell>
          <table:table-cell office:value-type="float" office:value="1682" calcext:value-type="float">
            <text:p>1682</text:p>
          </table:table-cell>
          <table:table-cell office:value-type="float" office:value="7785" calcext:value-type="float">
            <text:p>7785</text:p>
          </table:table-cell>
          <table:table-cell office:value-type="string" calcext:value-type="string">
            <text:p>Medium Number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33571" calcext:value-type="float">
            <text:p>33571</text:p>
          </table:table-cell>
          <table:table-cell office:value-type="float" office:value="40285" calcext:value-type="float">
            <text:p>40285</text:p>
          </table:table-cell>
          <table:table-cell office:value-type="float" office:value="48342" calcext:value-type="float">
            <text:p>48342</text:p>
          </table:table-cell>
          <table:table-cell office:value-type="float" office:value="58010" calcext:value-type="float">
            <text:p>58010</text:p>
          </table:table-cell>
          <table:table-cell office:value-type="float" office:value="80585" calcext:value-type="float">
            <text:p>80585</text:p>
          </table:table-cell>
          <table:table-cell office:value-type="float" office:value="83534" calcext:value-type="float">
            <text:p>83534</text:p>
          </table:table-cell>
          <table:table-cell office:value-type="float" office:value="100241" calcext:value-type="float">
            <text:p>100241</text:p>
          </table:table-cell>
          <table:table-cell office:value-type="float" office:value="120289" calcext:value-type="float">
            <text:p>120289</text:p>
          </table:table-cell>
          <table:table-cell office:value-type="float" office:value="144347" calcext:value-type="float">
            <text:p>144347</text:p>
          </table:table-cell>
          <table:table-cell office:value-type="float" office:value="173216" calcext:value-type="float">
            <text:p>173216</text:p>
          </table:table-cell>
          <table:table-cell office:value-type="float" office:value="801835" calcext:value-type="float">
            <text:p>801835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4680" calcext:value-type="float">
            <text:p>14680</text:p>
          </table:table-cell>
          <table:table-cell office:value-type="float" office:value="17616" calcext:value-type="float">
            <text:p>17616</text:p>
          </table:table-cell>
          <table:table-cell office:value-type="float" office:value="21139" calcext:value-type="float">
            <text:p>21139</text:p>
          </table:table-cell>
          <table:table-cell office:value-type="float" office:value="25367" calcext:value-type="float">
            <text:p>25367</text:p>
          </table:table-cell>
          <table:table-cell office:value-type="float" office:value="55446" calcext:value-type="float">
            <text:p>55446</text:p>
          </table:table-cell>
          <table:table-cell office:value-type="float" office:value="36528" calcext:value-type="float">
            <text:p>36528</text:p>
          </table:table-cell>
          <table:table-cell office:value-type="float" office:value="43834" calcext:value-type="float">
            <text:p>43834</text:p>
          </table:table-cell>
          <table:table-cell office:value-type="float" office:value="52601" calcext:value-type="float">
            <text:p>52601</text:p>
          </table:table-cell>
          <table:table-cell office:value-type="float" office:value="63121" calcext:value-type="float">
            <text:p>63121</text:p>
          </table:table-cell>
          <table:table-cell office:value-type="float" office:value="75745" calcext:value-type="float">
            <text:p>75745</text:p>
          </table:table-cell>
          <table:table-cell office:value-type="float" office:value="350631" calcext:value-type="float">
            <text:p>350631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0147" calcext:value-type="float">
            <text:p>50147</text:p>
          </table:table-cell>
          <table:table-cell office:value-type="float" office:value="60176" calcext:value-type="float">
            <text:p>60176</text:p>
          </table:table-cell>
          <table:table-cell office:value-type="float" office:value="72211" calcext:value-type="float">
            <text:p>72211</text:p>
          </table:table-cell>
          <table:table-cell office:value-type="float" office:value="86653" calcext:value-type="float">
            <text:p>86653</text:p>
          </table:table-cell>
          <table:table-cell office:value-type="float" office:value="84081" calcext:value-type="float">
            <text:p>84081</text:p>
          </table:table-cell>
          <table:table-cell office:value-type="float" office:value="124781" calcext:value-type="float">
            <text:p>124781</text:p>
          </table:table-cell>
          <table:table-cell office:value-type="float" office:value="149737" calcext:value-type="float">
            <text:p>149737</text:p>
          </table:table-cell>
          <table:table-cell office:value-type="float" office:value="179684" calcext:value-type="float">
            <text:p>179684</text:p>
          </table:table-cell>
          <table:table-cell office:value-type="float" office:value="215621" calcext:value-type="float">
            <text:p>215621</text:p>
          </table:table-cell>
          <table:table-cell office:value-type="float" office:value="258745" calcext:value-type="float">
            <text:p>258745</text:p>
          </table:table-cell>
          <table:table-cell office:value-type="float" office:value="1197755" calcext:value-type="float">
            <text:p>1197755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51946" calcext:value-type="float">
            <text:p>51946</text:p>
          </table:table-cell>
          <table:table-cell office:value-type="float" office:value="62335" calcext:value-type="float">
            <text:p>62335</text:p>
          </table:table-cell>
          <table:table-cell office:value-type="float" office:value="74802" calcext:value-type="float">
            <text:p>74802</text:p>
          </table:table-cell>
          <table:table-cell office:value-type="float" office:value="89762" calcext:value-type="float">
            <text:p>89762</text:p>
          </table:table-cell>
          <table:table-cell office:value-type="float" office:value="78722" calcext:value-type="float">
            <text:p>78722</text:p>
          </table:table-cell>
          <table:table-cell office:value-type="float" office:value="129257" calcext:value-type="float">
            <text:p>129257</text:p>
          </table:table-cell>
          <table:table-cell office:value-type="float" office:value="155108" calcext:value-type="float">
            <text:p>155108</text:p>
          </table:table-cell>
          <table:table-cell office:value-type="float" office:value="186130" calcext:value-type="float">
            <text:p>186130</text:p>
          </table:table-cell>
          <table:table-cell office:value-type="float" office:value="223356" calcext:value-type="float">
            <text:p>223356</text:p>
          </table:table-cell>
          <table:table-cell office:value-type="float" office:value="268027" calcext:value-type="float">
            <text:p>268027</text:p>
          </table:table-cell>
          <table:table-cell office:value-type="float" office:value="1240723" calcext:value-type="float">
            <text:p>1240723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9570" calcext:value-type="float">
            <text:p>9570</text:p>
          </table:table-cell>
          <table:table-cell office:value-type="float" office:value="11484" calcext:value-type="float">
            <text:p>11484</text:p>
          </table:table-cell>
          <table:table-cell office:value-type="float" office:value="13781" calcext:value-type="float">
            <text:p>13781</text:p>
          </table:table-cell>
          <table:table-cell office:value-type="float" office:value="16537" calcext:value-type="float">
            <text:p>16537</text:p>
          </table:table-cell>
          <table:table-cell office:value-type="float" office:value="39131" calcext:value-type="float">
            <text:p>39131</text:p>
          </table:table-cell>
          <table:table-cell office:value-type="float" office:value="23813" calcext:value-type="float">
            <text:p>23813</text:p>
          </table:table-cell>
          <table:table-cell office:value-type="float" office:value="28576" calcext:value-type="float">
            <text:p>28576</text:p>
          </table:table-cell>
          <table:table-cell office:value-type="float" office:value="34291" calcext:value-type="float">
            <text:p>34291</text:p>
          </table:table-cell>
          <table:table-cell office:value-type="float" office:value="41149" calcext:value-type="float">
            <text:p>41149</text:p>
          </table:table-cell>
          <table:table-cell office:value-type="float" office:value="49379" calcext:value-type="float">
            <text:p>49379</text:p>
          </table:table-cell>
          <table:table-cell office:value-type="float" office:value="228580" calcext:value-type="float">
            <text:p>228580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7784" calcext:value-type="float">
            <text:p>7784</text:p>
          </table:table-cell>
          <table:table-cell office:value-type="float" office:value="9341" calcext:value-type="float">
            <text:p>9341</text:p>
          </table:table-cell>
          <table:table-cell office:value-type="float" office:value="11209" calcext:value-type="float">
            <text:p>11209</text:p>
          </table:table-cell>
          <table:table-cell office:value-type="float" office:value="13451" calcext:value-type="float">
            <text:p>13451</text:p>
          </table:table-cell>
          <table:table-cell office:value-type="float" office:value="62210" calcext:value-type="float">
            <text:p>62210</text:p>
          </table:table-cell>
          <table:table-cell office:value-type="float" office:value="19369" calcext:value-type="float">
            <text:p>19369</text:p>
          </table:table-cell>
          <table:table-cell office:value-type="float" office:value="23243" calcext:value-type="float">
            <text:p>23243</text:p>
          </table:table-cell>
          <table:table-cell office:value-type="float" office:value="27892" calcext:value-type="float">
            <text:p>27892</text:p>
          </table:table-cell>
          <table:table-cell office:value-type="float" office:value="33470" calcext:value-type="float">
            <text:p>33470</text:p>
          </table:table-cell>
          <table:table-cell office:value-type="float" office:value="40164" calcext:value-type="float">
            <text:p>40164</text:p>
          </table:table-cell>
          <table:table-cell office:value-type="float" office:value="185923" calcext:value-type="float">
            <text:p>185923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36603" calcext:value-type="float">
            <text:p>36603</text:p>
          </table:table-cell>
          <table:table-cell office:value-type="float" office:value="43924" calcext:value-type="float">
            <text:p>43924</text:p>
          </table:table-cell>
          <table:table-cell office:value-type="float" office:value="52709" calcext:value-type="float">
            <text:p>52709</text:p>
          </table:table-cell>
          <table:table-cell office:value-type="float" office:value="63251" calcext:value-type="float">
            <text:p>63251</text:p>
          </table:table-cell>
          <table:table-cell office:value-type="float" office:value="20336" calcext:value-type="float">
            <text:p>20336</text:p>
          </table:table-cell>
          <table:table-cell office:value-type="float" office:value="91081" calcext:value-type="float">
            <text:p>91081</text:p>
          </table:table-cell>
          <table:table-cell office:value-type="float" office:value="109297" calcext:value-type="float">
            <text:p>109297</text:p>
          </table:table-cell>
          <table:table-cell office:value-type="float" office:value="131156" calcext:value-type="float">
            <text:p>131156</text:p>
          </table:table-cell>
          <table:table-cell office:value-type="float" office:value="157387" calcext:value-type="float">
            <text:p>157387</text:p>
          </table:table-cell>
          <table:table-cell office:value-type="float" office:value="188864" calcext:value-type="float">
            <text:p>188864</text:p>
          </table:table-cell>
          <table:table-cell office:value-type="float" office:value="874272" calcext:value-type="float">
            <text:p>874272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71865" calcext:value-type="float">
            <text:p>71865</text:p>
          </table:table-cell>
          <table:table-cell office:value-type="float" office:value="86238" calcext:value-type="float">
            <text:p>86238</text:p>
          </table:table-cell>
          <table:table-cell office:value-type="float" office:value="103486" calcext:value-type="float">
            <text:p>103486</text:p>
          </table:table-cell>
          <table:table-cell office:value-type="float" office:value="124183" calcext:value-type="float">
            <text:p>124183</text:p>
          </table:table-cell>
          <table:table-cell office:value-type="float" office:value="30285" calcext:value-type="float">
            <text:p>30285</text:p>
          </table:table-cell>
          <table:table-cell office:value-type="float" office:value="178824" calcext:value-type="float">
            <text:p>178824</text:p>
          </table:table-cell>
          <table:table-cell office:value-type="float" office:value="214589" calcext:value-type="float">
            <text:p>214589</text:p>
          </table:table-cell>
          <table:table-cell office:value-type="float" office:value="257507" calcext:value-type="float">
            <text:p>257507</text:p>
          </table:table-cell>
          <table:table-cell office:value-type="float" office:value="309008" calcext:value-type="float">
            <text:p>309008</text:p>
          </table:table-cell>
          <table:table-cell office:value-type="float" office:value="370810" calcext:value-type="float">
            <text:p>370810</text:p>
          </table:table-cell>
          <table:table-cell office:value-type="float" office:value="1716510" calcext:value-type="float">
            <text:p>1716510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92461" calcext:value-type="float">
            <text:p>92461</text:p>
          </table:table-cell>
          <table:table-cell office:value-type="float" office:value="110953" calcext:value-type="float">
            <text:p>110953</text:p>
          </table:table-cell>
          <table:table-cell office:value-type="float" office:value="133144" calcext:value-type="float">
            <text:p>133144</text:p>
          </table:table-cell>
          <table:table-cell office:value-type="float" office:value="159773" calcext:value-type="float">
            <text:p>159773</text:p>
          </table:table-cell>
          <table:table-cell office:value-type="float" office:value="50902" calcext:value-type="float">
            <text:p>50902</text:p>
          </table:table-cell>
          <table:table-cell office:value-type="float" office:value="230074" calcext:value-type="float">
            <text:p>230074</text:p>
          </table:table-cell>
          <table:table-cell office:value-type="float" office:value="276089" calcext:value-type="float">
            <text:p>276089</text:p>
          </table:table-cell>
          <table:table-cell office:value-type="float" office:value="331307" calcext:value-type="float">
            <text:p>331307</text:p>
          </table:table-cell>
          <table:table-cell office:value-type="float" office:value="397568" calcext:value-type="float">
            <text:p>397568</text:p>
          </table:table-cell>
          <table:table-cell office:value-type="float" office:value="477082" calcext:value-type="float">
            <text:p>477082</text:p>
          </table:table-cell>
          <table:table-cell office:value-type="float" office:value="2208451" calcext:value-type="float">
            <text:p>2208451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62806" calcext:value-type="float">
            <text:p>62806</text:p>
          </table:table-cell>
          <table:table-cell office:value-type="float" office:value="75367" calcext:value-type="float">
            <text:p>75367</text:p>
          </table:table-cell>
          <table:table-cell office:value-type="float" office:value="90440" calcext:value-type="float">
            <text:p>90440</text:p>
          </table:table-cell>
          <table:table-cell office:value-type="float" office:value="108528" calcext:value-type="float">
            <text:p>108528</text:p>
          </table:table-cell>
          <table:table-cell office:value-type="float" office:value="86571" calcext:value-type="float">
            <text:p>86571</text:p>
          </table:table-cell>
          <table:table-cell office:value-type="float" office:value="156281" calcext:value-type="float">
            <text:p>156281</text:p>
          </table:table-cell>
          <table:table-cell office:value-type="float" office:value="187537" calcext:value-type="float">
            <text:p>187537</text:p>
          </table:table-cell>
          <table:table-cell office:value-type="float" office:value="225044" calcext:value-type="float">
            <text:p>225044</text:p>
          </table:table-cell>
          <table:table-cell office:value-type="float" office:value="270053" calcext:value-type="float">
            <text:p>270053</text:p>
          </table:table-cell>
          <table:table-cell office:value-type="float" office:value="324064" calcext:value-type="float">
            <text:p>324064</text:p>
          </table:table-cell>
          <table:table-cell office:value-type="float" office:value="1500120" calcext:value-type="float">
            <text:p>1500120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31151" calcext:value-type="float">
            <text:p>31151</text:p>
          </table:table-cell>
          <table:table-cell office:value-type="float" office:value="37381" calcext:value-type="float">
            <text:p>37381</text:p>
          </table:table-cell>
          <table:table-cell office:value-type="float" office:value="44857" calcext:value-type="float">
            <text:p>44857</text:p>
          </table:table-cell>
          <table:table-cell office:value-type="float" office:value="53828" calcext:value-type="float">
            <text:p>53828</text:p>
          </table:table-cell>
          <table:table-cell office:value-type="float" office:value="13269" calcext:value-type="float">
            <text:p>13269</text:p>
          </table:table-cell>
          <table:table-cell office:value-type="float" office:value="77513" calcext:value-type="float">
            <text:p>77513</text:p>
          </table:table-cell>
          <table:table-cell office:value-type="float" office:value="93016" calcext:value-type="float">
            <text:p>93016</text:p>
          </table:table-cell>
          <table:table-cell office:value-type="float" office:value="111619" calcext:value-type="float">
            <text:p>111619</text:p>
          </table:table-cell>
          <table:table-cell office:value-type="float" office:value="133943" calcext:value-type="float">
            <text:p>133943</text:p>
          </table:table-cell>
          <table:table-cell office:value-type="float" office:value="160732" calcext:value-type="float">
            <text:p>160732</text:p>
          </table:table-cell>
          <table:table-cell office:value-type="float" office:value="744040" calcext:value-type="float">
            <text:p>744040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45178" calcext:value-type="float">
            <text:p>45178</text:p>
          </table:table-cell>
          <table:table-cell office:value-type="float" office:value="54214" calcext:value-type="float">
            <text:p>54214</text:p>
          </table:table-cell>
          <table:table-cell office:value-type="float" office:value="65057" calcext:value-type="float">
            <text:p>65057</text:p>
          </table:table-cell>
          <table:table-cell office:value-type="float" office:value="78068" calcext:value-type="float">
            <text:p>78068</text:p>
          </table:table-cell>
          <table:table-cell office:value-type="float" office:value="40588" calcext:value-type="float">
            <text:p>40588</text:p>
          </table:table-cell>
          <table:table-cell office:value-type="float" office:value="112418" calcext:value-type="float">
            <text:p>112418</text:p>
          </table:table-cell>
          <table:table-cell office:value-type="float" office:value="134902" calcext:value-type="float">
            <text:p>134902</text:p>
          </table:table-cell>
          <table:table-cell office:value-type="float" office:value="161882" calcext:value-type="float">
            <text:p>161882</text:p>
          </table:table-cell>
          <table:table-cell office:value-type="float" office:value="194258" calcext:value-type="float">
            <text:p>194258</text:p>
          </table:table-cell>
          <table:table-cell office:value-type="float" office:value="233110" calcext:value-type="float">
            <text:p>233110</text:p>
          </table:table-cell>
          <table:table-cell office:value-type="float" office:value="1079087" calcext:value-type="float">
            <text:p>1079087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97309" calcext:value-type="float">
            <text:p>97309</text:p>
          </table:table-cell>
          <table:table-cell office:value-type="float" office:value="116771" calcext:value-type="float">
            <text:p>116771</text:p>
          </table:table-cell>
          <table:table-cell office:value-type="float" office:value="140125" calcext:value-type="float">
            <text:p>140125</text:p>
          </table:table-cell>
          <table:table-cell office:value-type="float" office:value="168150" calcext:value-type="float">
            <text:p>168150</text:p>
          </table:table-cell>
          <table:table-cell office:value-type="float" office:value="27302" calcext:value-type="float">
            <text:p>27302</text:p>
          </table:table-cell>
          <table:table-cell office:value-type="float" office:value="242136" calcext:value-type="float">
            <text:p>242136</text:p>
          </table:table-cell>
          <table:table-cell office:value-type="float" office:value="290563" calcext:value-type="float">
            <text:p>290563</text:p>
          </table:table-cell>
          <table:table-cell office:value-type="float" office:value="348676" calcext:value-type="float">
            <text:p>348676</text:p>
          </table:table-cell>
          <table:table-cell office:value-type="float" office:value="418411" calcext:value-type="float">
            <text:p>418411</text:p>
          </table:table-cell>
          <table:table-cell office:value-type="float" office:value="502093" calcext:value-type="float">
            <text:p>502093</text:p>
          </table:table-cell>
          <table:table-cell office:value-type="float" office:value="2324234" calcext:value-type="float">
            <text:p>2324234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484" calcext:value-type="float">
            <text:p>1484</text:p>
          </table:table-cell>
          <table:table-cell office:value-type="float" office:value="1781" calcext:value-type="float">
            <text:p>1781</text:p>
          </table:table-cell>
          <table:table-cell office:value-type="float" office:value="2137" calcext:value-type="float">
            <text:p>2137</text:p>
          </table:table-cell>
          <table:table-cell office:value-type="float" office:value="2564" calcext:value-type="float">
            <text:p>2564</text:p>
          </table:table-cell>
          <table:table-cell office:value-type="float" office:value="13945" calcext:value-type="float">
            <text:p>13945</text:p>
          </table:table-cell>
          <table:table-cell office:value-type="float" office:value="3692" calcext:value-type="float">
            <text:p>3692</text:p>
          </table:table-cell>
          <table:table-cell office:value-type="float" office:value="4430" calcext:value-type="float">
            <text:p>4430</text:p>
          </table:table-cell>
          <table:table-cell office:value-type="float" office:value="5316" calcext:value-type="float">
            <text:p>5316</text:p>
          </table:table-cell>
          <table:table-cell office:value-type="float" office:value="6379" calcext:value-type="float">
            <text:p>6379</text:p>
          </table:table-cell>
          <table:table-cell office:value-type="float" office:value="7655" calcext:value-type="float">
            <text:p>7655</text:p>
          </table:table-cell>
          <table:table-cell office:value-type="float" office:value="35438" calcext:value-type="float">
            <text:p>35438</text:p>
          </table:table-cell>
          <table:table-cell office:value-type="string" calcext:value-type="string">
            <text:p>Medium Number</text:p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59532" calcext:value-type="float">
            <text:p>59532</text:p>
          </table:table-cell>
          <table:table-cell office:value-type="float" office:value="71438" calcext:value-type="float">
            <text:p>71438</text:p>
          </table:table-cell>
          <table:table-cell office:value-type="float" office:value="85726" calcext:value-type="float">
            <text:p>85726</text:p>
          </table:table-cell>
          <table:table-cell office:value-type="float" office:value="102871" calcext:value-type="float">
            <text:p>102871</text:p>
          </table:table-cell>
          <table:table-cell office:value-type="float" office:value="98447" calcext:value-type="float">
            <text:p>98447</text:p>
          </table:table-cell>
          <table:table-cell office:value-type="float" office:value="148134" calcext:value-type="float">
            <text:p>148134</text:p>
          </table:table-cell>
          <table:table-cell office:value-type="float" office:value="177761" calcext:value-type="float">
            <text:p>177761</text:p>
          </table:table-cell>
          <table:table-cell office:value-type="float" office:value="213313" calcext:value-type="float">
            <text:p>213313</text:p>
          </table:table-cell>
          <table:table-cell office:value-type="float" office:value="255976" calcext:value-type="float">
            <text:p>255976</text:p>
          </table:table-cell>
          <table:table-cell office:value-type="float" office:value="307171" calcext:value-type="float">
            <text:p>307171</text:p>
          </table:table-cell>
          <table:table-cell office:value-type="float" office:value="1421922" calcext:value-type="float">
            <text:p>1421922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52739" calcext:value-type="float">
            <text:p>52739</text:p>
          </table:table-cell>
          <table:table-cell office:value-type="float" office:value="63287" calcext:value-type="float">
            <text:p>63287</text:p>
          </table:table-cell>
          <table:table-cell office:value-type="float" office:value="75944" calcext:value-type="float">
            <text:p>75944</text:p>
          </table:table-cell>
          <table:table-cell office:value-type="float" office:value="91133" calcext:value-type="float">
            <text:p>91133</text:p>
          </table:table-cell>
          <table:table-cell office:value-type="float" office:value="41962" calcext:value-type="float">
            <text:p>41962</text:p>
          </table:table-cell>
          <table:table-cell office:value-type="float" office:value="131232" calcext:value-type="float">
            <text:p>131232</text:p>
          </table:table-cell>
          <table:table-cell office:value-type="float" office:value="157478" calcext:value-type="float">
            <text:p>157478</text:p>
          </table:table-cell>
          <table:table-cell office:value-type="float" office:value="188974" calcext:value-type="float">
            <text:p>188974</text:p>
          </table:table-cell>
          <table:table-cell office:value-type="float" office:value="226769" calcext:value-type="float">
            <text:p>226769</text:p>
          </table:table-cell>
          <table:table-cell office:value-type="float" office:value="272123" calcext:value-type="float">
            <text:p>272123</text:p>
          </table:table-cell>
          <table:table-cell office:value-type="float" office:value="1259679" calcext:value-type="float">
            <text:p>1259679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33958" calcext:value-type="float">
            <text:p>33958</text:p>
          </table:table-cell>
          <table:table-cell office:value-type="float" office:value="40750" calcext:value-type="float">
            <text:p>40750</text:p>
          </table:table-cell>
          <table:table-cell office:value-type="float" office:value="48900" calcext:value-type="float">
            <text:p>48900</text:p>
          </table:table-cell>
          <table:table-cell office:value-type="float" office:value="58680" calcext:value-type="float">
            <text:p>58680</text:p>
          </table:table-cell>
          <table:table-cell office:value-type="float" office:value="19567" calcext:value-type="float">
            <text:p>19567</text:p>
          </table:table-cell>
          <table:table-cell office:value-type="float" office:value="84499" calcext:value-type="float">
            <text:p>84499</text:p>
          </table:table-cell>
          <table:table-cell office:value-type="float" office:value="101399" calcext:value-type="float">
            <text:p>101399</text:p>
          </table:table-cell>
          <table:table-cell office:value-type="float" office:value="121679" calcext:value-type="float">
            <text:p>121679</text:p>
          </table:table-cell>
          <table:table-cell office:value-type="float" office:value="146015" calcext:value-type="float">
            <text:p>146015</text:p>
          </table:table-cell>
          <table:table-cell office:value-type="float" office:value="175218" calcext:value-type="float">
            <text:p>175218</text:p>
          </table:table-cell>
          <table:table-cell office:value-type="float" office:value="811098" calcext:value-type="float">
            <text:p>811098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30961" calcext:value-type="float">
            <text:p>30961</text:p>
          </table:table-cell>
          <table:table-cell office:value-type="float" office:value="37153" calcext:value-type="float">
            <text:p>37153</text:p>
          </table:table-cell>
          <table:table-cell office:value-type="float" office:value="44584" calcext:value-type="float">
            <text:p>44584</text:p>
          </table:table-cell>
          <table:table-cell office:value-type="float" office:value="53501" calcext:value-type="float">
            <text:p>53501</text:p>
          </table:table-cell>
          <table:table-cell office:value-type="float" office:value="59823" calcext:value-type="float">
            <text:p>59823</text:p>
          </table:table-cell>
          <table:table-cell office:value-type="float" office:value="77041" calcext:value-type="float">
            <text:p>77041</text:p>
          </table:table-cell>
          <table:table-cell office:value-type="float" office:value="92449" calcext:value-type="float">
            <text:p>92449</text:p>
          </table:table-cell>
          <table:table-cell office:value-type="float" office:value="110939" calcext:value-type="float">
            <text:p>110939</text:p>
          </table:table-cell>
          <table:table-cell office:value-type="float" office:value="133127" calcext:value-type="float">
            <text:p>133127</text:p>
          </table:table-cell>
          <table:table-cell office:value-type="float" office:value="159752" calcext:value-type="float">
            <text:p>159752</text:p>
          </table:table-cell>
          <table:table-cell office:value-type="float" office:value="739507" calcext:value-type="float">
            <text:p>739507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37059" calcext:value-type="float">
            <text:p>37059</text:p>
          </table:table-cell>
          <table:table-cell office:value-type="float" office:value="44471" calcext:value-type="float">
            <text:p>44471</text:p>
          </table:table-cell>
          <table:table-cell office:value-type="float" office:value="53365" calcext:value-type="float">
            <text:p>53365</text:p>
          </table:table-cell>
          <table:table-cell office:value-type="float" office:value="64038" calcext:value-type="float">
            <text:p>64038</text:p>
          </table:table-cell>
          <table:table-cell office:value-type="float" office:value="84014" calcext:value-type="float">
            <text:p>84014</text:p>
          </table:table-cell>
          <table:table-cell office:value-type="float" office:value="92215" calcext:value-type="float">
            <text:p>92215</text:p>
          </table:table-cell>
          <table:table-cell office:value-type="float" office:value="110658" calcext:value-type="float">
            <text:p>110658</text:p>
          </table:table-cell>
          <table:table-cell office:value-type="float" office:value="132790" calcext:value-type="float">
            <text:p>132790</text:p>
          </table:table-cell>
          <table:table-cell office:value-type="float" office:value="159348" calcext:value-type="float">
            <text:p>159348</text:p>
          </table:table-cell>
          <table:table-cell office:value-type="float" office:value="191218" calcext:value-type="float">
            <text:p>191218</text:p>
          </table:table-cell>
          <table:table-cell office:value-type="float" office:value="885162" calcext:value-type="float">
            <text:p>885162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31912" calcext:value-type="float">
            <text:p>31912</text:p>
          </table:table-cell>
          <table:table-cell office:value-type="float" office:value="38294" calcext:value-type="float">
            <text:p>38294</text:p>
          </table:table-cell>
          <table:table-cell office:value-type="float" office:value="45953" calcext:value-type="float">
            <text:p>45953</text:p>
          </table:table-cell>
          <table:table-cell office:value-type="float" office:value="55144" calcext:value-type="float">
            <text:p>55144</text:p>
          </table:table-cell>
          <table:table-cell office:value-type="float" office:value="42793" calcext:value-type="float">
            <text:p>42793</text:p>
          </table:table-cell>
          <table:table-cell office:value-type="float" office:value="79408" calcext:value-type="float">
            <text:p>79408</text:p>
          </table:table-cell>
          <table:table-cell office:value-type="float" office:value="95290" calcext:value-type="float">
            <text:p>95290</text:p>
          </table:table-cell>
          <table:table-cell office:value-type="float" office:value="114348" calcext:value-type="float">
            <text:p>114348</text:p>
          </table:table-cell>
          <table:table-cell office:value-type="float" office:value="137218" calcext:value-type="float">
            <text:p>137218</text:p>
          </table:table-cell>
          <table:table-cell office:value-type="float" office:value="164662" calcext:value-type="float">
            <text:p>164662</text:p>
          </table:table-cell>
          <table:table-cell office:value-type="float" office:value="762229" calcext:value-type="float">
            <text:p>762229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23572" calcext:value-type="float">
            <text:p>23572</text:p>
          </table:table-cell>
          <table:table-cell office:value-type="float" office:value="28286" calcext:value-type="float">
            <text:p>28286</text:p>
          </table:table-cell>
          <table:table-cell office:value-type="float" office:value="33943" calcext:value-type="float">
            <text:p>33943</text:p>
          </table:table-cell>
          <table:table-cell office:value-type="float" office:value="40732" calcext:value-type="float">
            <text:p>40732</text:p>
          </table:table-cell>
          <table:table-cell office:value-type="float" office:value="54156" calcext:value-type="float">
            <text:p>54156</text:p>
          </table:table-cell>
          <table:table-cell office:value-type="float" office:value="58654" calcext:value-type="float">
            <text:p>58654</text:p>
          </table:table-cell>
          <table:table-cell office:value-type="float" office:value="70385" calcext:value-type="float">
            <text:p>70385</text:p>
          </table:table-cell>
          <table:table-cell office:value-type="float" office:value="84462" calcext:value-type="float">
            <text:p>84462</text:p>
          </table:table-cell>
          <table:table-cell office:value-type="float" office:value="101354" calcext:value-type="float">
            <text:p>101354</text:p>
          </table:table-cell>
          <table:table-cell office:value-type="float" office:value="121625" calcext:value-type="float">
            <text:p>121625</text:p>
          </table:table-cell>
          <table:table-cell office:value-type="float" office:value="563013" calcext:value-type="float">
            <text:p>563013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4635" calcext:value-type="float">
            <text:p>14635</text:p>
          </table:table-cell>
          <table:table-cell office:value-type="float" office:value="17562" calcext:value-type="float">
            <text:p>17562</text:p>
          </table:table-cell>
          <table:table-cell office:value-type="float" office:value="21074" calcext:value-type="float">
            <text:p>21074</text:p>
          </table:table-cell>
          <table:table-cell office:value-type="float" office:value="25289" calcext:value-type="float">
            <text:p>25289</text:p>
          </table:table-cell>
          <table:table-cell office:value-type="float" office:value="96267" calcext:value-type="float">
            <text:p>96267</text:p>
          </table:table-cell>
          <table:table-cell office:value-type="float" office:value="36416" calcext:value-type="float">
            <text:p>36416</text:p>
          </table:table-cell>
          <table:table-cell office:value-type="float" office:value="43699" calcext:value-type="float">
            <text:p>43699</text:p>
          </table:table-cell>
          <table:table-cell office:value-type="float" office:value="52439" calcext:value-type="float">
            <text:p>52439</text:p>
          </table:table-cell>
          <table:table-cell office:value-type="float" office:value="62927" calcext:value-type="float">
            <text:p>62927</text:p>
          </table:table-cell>
          <table:table-cell office:value-type="float" office:value="75512" calcext:value-type="float">
            <text:p>75512</text:p>
          </table:table-cell>
          <table:table-cell office:value-type="float" office:value="349553" calcext:value-type="float">
            <text:p>349553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68532" calcext:value-type="float">
            <text:p>68532</text:p>
          </table:table-cell>
          <table:table-cell office:value-type="float" office:value="82238" calcext:value-type="float">
            <text:p>82238</text:p>
          </table:table-cell>
          <table:table-cell office:value-type="float" office:value="98686" calcext:value-type="float">
            <text:p>98686</text:p>
          </table:table-cell>
          <table:table-cell office:value-type="float" office:value="118423" calcext:value-type="float">
            <text:p>118423</text:p>
          </table:table-cell>
          <table:table-cell office:value-type="float" office:value="40684" calcext:value-type="float">
            <text:p>40684</text:p>
          </table:table-cell>
          <table:table-cell office:value-type="float" office:value="170530" calcext:value-type="float">
            <text:p>170530</text:p>
          </table:table-cell>
          <table:table-cell office:value-type="float" office:value="204636" calcext:value-type="float">
            <text:p>204636</text:p>
          </table:table-cell>
          <table:table-cell office:value-type="float" office:value="245563" calcext:value-type="float">
            <text:p>245563</text:p>
          </table:table-cell>
          <table:table-cell office:value-type="float" office:value="294676" calcext:value-type="float">
            <text:p>294676</text:p>
          </table:table-cell>
          <table:table-cell office:value-type="float" office:value="353611" calcext:value-type="float">
            <text:p>353611</text:p>
          </table:table-cell>
          <table:table-cell office:value-type="float" office:value="1636895" calcext:value-type="float">
            <text:p>1636895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2140" calcext:value-type="float">
            <text:p>12140</text:p>
          </table:table-cell>
          <table:table-cell office:value-type="float" office:value="14568" calcext:value-type="float">
            <text:p>14568</text:p>
          </table:table-cell>
          <table:table-cell office:value-type="float" office:value="17482" calcext:value-type="float">
            <text:p>17482</text:p>
          </table:table-cell>
          <table:table-cell office:value-type="float" office:value="20978" calcext:value-type="float">
            <text:p>20978</text:p>
          </table:table-cell>
          <table:table-cell office:value-type="float" office:value="782" calcext:value-type="float">
            <text:p>782</text:p>
          </table:table-cell>
          <table:table-cell office:value-type="float" office:value="30209" calcext:value-type="float">
            <text:p>30209</text:p>
          </table:table-cell>
          <table:table-cell office:value-type="float" office:value="36251" calcext:value-type="float">
            <text:p>36251</text:p>
          </table:table-cell>
          <table:table-cell office:value-type="float" office:value="43501" calcext:value-type="float">
            <text:p>43501</text:p>
          </table:table-cell>
          <table:table-cell office:value-type="float" office:value="52201" calcext:value-type="float">
            <text:p>52201</text:p>
          </table:table-cell>
          <table:table-cell office:value-type="float" office:value="62641" calcext:value-type="float">
            <text:p>62641</text:p>
          </table:table-cell>
          <table:table-cell office:value-type="float" office:value="289971" calcext:value-type="float">
            <text:p>289971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60672" calcext:value-type="float">
            <text:p>60672</text:p>
          </table:table-cell>
          <table:table-cell office:value-type="float" office:value="72806" calcext:value-type="float">
            <text:p>72806</text:p>
          </table:table-cell>
          <table:table-cell office:value-type="float" office:value="87367" calcext:value-type="float">
            <text:p>87367</text:p>
          </table:table-cell>
          <table:table-cell office:value-type="float" office:value="104840" calcext:value-type="float">
            <text:p>104840</text:p>
          </table:table-cell>
          <table:table-cell office:value-type="float" office:value="93847" calcext:value-type="float">
            <text:p>93847</text:p>
          </table:table-cell>
          <table:table-cell office:value-type="float" office:value="150970" calcext:value-type="float">
            <text:p>150970</text:p>
          </table:table-cell>
          <table:table-cell office:value-type="float" office:value="181164" calcext:value-type="float">
            <text:p>181164</text:p>
          </table:table-cell>
          <table:table-cell office:value-type="float" office:value="217397" calcext:value-type="float">
            <text:p>217397</text:p>
          </table:table-cell>
          <table:table-cell office:value-type="float" office:value="260876" calcext:value-type="float">
            <text:p>260876</text:p>
          </table:table-cell>
          <table:table-cell office:value-type="float" office:value="313051" calcext:value-type="float">
            <text:p>313051</text:p>
          </table:table-cell>
          <table:table-cell office:value-type="float" office:value="1449143" calcext:value-type="float">
            <text:p>1449143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80224" calcext:value-type="float">
            <text:p>80224</text:p>
          </table:table-cell>
          <table:table-cell office:value-type="float" office:value="96269" calcext:value-type="float">
            <text:p>96269</text:p>
          </table:table-cell>
          <table:table-cell office:value-type="float" office:value="115523" calcext:value-type="float">
            <text:p>115523</text:p>
          </table:table-cell>
          <table:table-cell office:value-type="float" office:value="138628" calcext:value-type="float">
            <text:p>138628</text:p>
          </table:table-cell>
          <table:table-cell office:value-type="float" office:value="90508" calcext:value-type="float">
            <text:p>90508</text:p>
          </table:table-cell>
          <table:table-cell office:value-type="float" office:value="199625" calcext:value-type="float">
            <text:p>199625</text:p>
          </table:table-cell>
          <table:table-cell office:value-type="float" office:value="239550" calcext:value-type="float">
            <text:p>239550</text:p>
          </table:table-cell>
          <table:table-cell office:value-type="float" office:value="287460" calcext:value-type="float">
            <text:p>287460</text:p>
          </table:table-cell>
          <table:table-cell office:value-type="float" office:value="344952" calcext:value-type="float">
            <text:p>344952</text:p>
          </table:table-cell>
          <table:table-cell office:value-type="float" office:value="413942" calcext:value-type="float">
            <text:p>413942</text:p>
          </table:table-cell>
          <table:table-cell office:value-type="float" office:value="1916173" calcext:value-type="float">
            <text:p>1916173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39207" calcext:value-type="float">
            <text:p>39207</text:p>
          </table:table-cell>
          <table:table-cell office:value-type="float" office:value="47048" calcext:value-type="float">
            <text:p>47048</text:p>
          </table:table-cell>
          <table:table-cell office:value-type="float" office:value="56458" calcext:value-type="float">
            <text:p>56458</text:p>
          </table:table-cell>
          <table:table-cell office:value-type="float" office:value="67750" calcext:value-type="float">
            <text:p>67750</text:p>
          </table:table-cell>
          <table:table-cell office:value-type="float" office:value="11772" calcext:value-type="float">
            <text:p>11772</text:p>
          </table:table-cell>
          <table:table-cell office:value-type="float" office:value="97560" calcext:value-type="float">
            <text:p>97560</text:p>
          </table:table-cell>
          <table:table-cell office:value-type="float" office:value="117072" calcext:value-type="float">
            <text:p>117072</text:p>
          </table:table-cell>
          <table:table-cell office:value-type="float" office:value="140486" calcext:value-type="float">
            <text:p>140486</text:p>
          </table:table-cell>
          <table:table-cell office:value-type="float" office:value="168583" calcext:value-type="float">
            <text:p>168583</text:p>
          </table:table-cell>
          <table:table-cell office:value-type="float" office:value="202300" calcext:value-type="float">
            <text:p>202300</text:p>
          </table:table-cell>
          <table:table-cell office:value-type="float" office:value="936464" calcext:value-type="float">
            <text:p>936464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60412" calcext:value-type="float">
            <text:p>60412</text:p>
          </table:table-cell>
          <table:table-cell office:value-type="float" office:value="72494" calcext:value-type="float">
            <text:p>72494</text:p>
          </table:table-cell>
          <table:table-cell office:value-type="float" office:value="86993" calcext:value-type="float">
            <text:p>86993</text:p>
          </table:table-cell>
          <table:table-cell office:value-type="float" office:value="104392" calcext:value-type="float">
            <text:p>104392</text:p>
          </table:table-cell>
          <table:table-cell office:value-type="float" office:value="46630" calcext:value-type="float">
            <text:p>46630</text:p>
          </table:table-cell>
          <table:table-cell office:value-type="float" office:value="150324" calcext:value-type="float">
            <text:p>150324</text:p>
          </table:table-cell>
          <table:table-cell office:value-type="float" office:value="180389" calcext:value-type="float">
            <text:p>180389</text:p>
          </table:table-cell>
          <table:table-cell office:value-type="float" office:value="216467" calcext:value-type="float">
            <text:p>216467</text:p>
          </table:table-cell>
          <table:table-cell office:value-type="float" office:value="259760" calcext:value-type="float">
            <text:p>259760</text:p>
          </table:table-cell>
          <table:table-cell office:value-type="float" office:value="311712" calcext:value-type="float">
            <text:p>311712</text:p>
          </table:table-cell>
          <table:table-cell office:value-type="float" office:value="1442943" calcext:value-type="float">
            <text:p>1442943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42153" calcext:value-type="float">
            <text:p>42153</text:p>
          </table:table-cell>
          <table:table-cell office:value-type="float" office:value="50584" calcext:value-type="float">
            <text:p>50584</text:p>
          </table:table-cell>
          <table:table-cell office:value-type="float" office:value="60701" calcext:value-type="float">
            <text:p>60701</text:p>
          </table:table-cell>
          <table:table-cell office:value-type="float" office:value="72841" calcext:value-type="float">
            <text:p>72841</text:p>
          </table:table-cell>
          <table:table-cell office:value-type="float" office:value="37123" calcext:value-type="float">
            <text:p>37123</text:p>
          </table:table-cell>
          <table:table-cell office:value-type="float" office:value="104891" calcext:value-type="float">
            <text:p>104891</text:p>
          </table:table-cell>
          <table:table-cell office:value-type="float" office:value="125869" calcext:value-type="float">
            <text:p>125869</text:p>
          </table:table-cell>
          <table:table-cell office:value-type="float" office:value="151043" calcext:value-type="float">
            <text:p>151043</text:p>
          </table:table-cell>
          <table:table-cell office:value-type="float" office:value="181252" calcext:value-type="float">
            <text:p>181252</text:p>
          </table:table-cell>
          <table:table-cell office:value-type="float" office:value="217502" calcext:value-type="float">
            <text:p>217502</text:p>
          </table:table-cell>
          <table:table-cell office:value-type="float" office:value="1006836" calcext:value-type="float">
            <text:p>1006836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6448" calcext:value-type="float">
            <text:p>16448</text:p>
          </table:table-cell>
          <table:table-cell office:value-type="float" office:value="19738" calcext:value-type="float">
            <text:p>19738</text:p>
          </table:table-cell>
          <table:table-cell office:value-type="float" office:value="23686" calcext:value-type="float">
            <text:p>23686</text:p>
          </table:table-cell>
          <table:table-cell office:value-type="float" office:value="28423" calcext:value-type="float">
            <text:p>28423</text:p>
          </table:table-cell>
          <table:table-cell office:value-type="float" office:value="67678" calcext:value-type="float">
            <text:p>67678</text:p>
          </table:table-cell>
          <table:table-cell office:value-type="float" office:value="40930" calcext:value-type="float">
            <text:p>40930</text:p>
          </table:table-cell>
          <table:table-cell office:value-type="float" office:value="49116" calcext:value-type="float">
            <text:p>49116</text:p>
          </table:table-cell>
          <table:table-cell office:value-type="float" office:value="58939" calcext:value-type="float">
            <text:p>58939</text:p>
          </table:table-cell>
          <table:table-cell office:value-type="float" office:value="70727" calcext:value-type="float">
            <text:p>70727</text:p>
          </table:table-cell>
          <table:table-cell office:value-type="float" office:value="84872" calcext:value-type="float">
            <text:p>84872</text:p>
          </table:table-cell>
          <table:table-cell office:value-type="float" office:value="392879" calcext:value-type="float">
            <text:p>392879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85" calcext:value-type="float">
            <text:p>185</text:p>
          </table:table-cell>
          <table:table-cell office:value-type="float" office:value="222" calcext:value-type="float">
            <text:p>222</text:p>
          </table:table-cell>
          <table:table-cell office:value-type="float" office:value="266" calcext:value-type="float">
            <text:p>266</text:p>
          </table:table-cell>
          <table:table-cell office:value-type="float" office:value="319" calcext:value-type="float">
            <text:p>319</text:p>
          </table:table-cell>
          <table:table-cell office:value-type="float" office:value="588" calcext:value-type="float">
            <text:p>588</text:p>
          </table:table-cell>
          <table:table-cell office:value-type="float" office:value="460" calcext:value-type="float">
            <text:p>460</text:p>
          </table:table-cell>
          <table:table-cell office:value-type="float" office:value="552" calcext:value-type="float">
            <text:p>552</text:p>
          </table:table-cell>
          <table:table-cell office:value-type="float" office:value="662" calcext:value-type="float">
            <text:p>662</text:p>
          </table:table-cell>
          <table:table-cell office:value-type="float" office:value="794" calcext:value-type="float">
            <text:p>794</text:p>
          </table:table-cell>
          <table:table-cell office:value-type="float" office:value="953" calcext:value-type="float">
            <text:p>953</text:p>
          </table:table-cell>
          <table:table-cell office:value-type="float" office:value="4413" calcext:value-type="float">
            <text:p>4413</text:p>
          </table:table-cell>
          <table:table-cell office:value-type="string" calcext:value-type="string">
            <text:p>Small Number</text:p>
          </table:table-cell>
          <table:table-cell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36398" calcext:value-type="float">
            <text:p>36398</text:p>
          </table:table-cell>
          <table:table-cell office:value-type="float" office:value="43678" calcext:value-type="float">
            <text:p>43678</text:p>
          </table:table-cell>
          <table:table-cell office:value-type="float" office:value="52414" calcext:value-type="float">
            <text:p>52414</text:p>
          </table:table-cell>
          <table:table-cell office:value-type="float" office:value="62897" calcext:value-type="float">
            <text:p>62897</text:p>
          </table:table-cell>
          <table:table-cell office:value-type="float" office:value="81424" calcext:value-type="float">
            <text:p>81424</text:p>
          </table:table-cell>
          <table:table-cell office:value-type="float" office:value="90571" calcext:value-type="float">
            <text:p>90571</text:p>
          </table:table-cell>
          <table:table-cell office:value-type="float" office:value="108685" calcext:value-type="float">
            <text:p>108685</text:p>
          </table:table-cell>
          <table:table-cell office:value-type="float" office:value="130422" calcext:value-type="float">
            <text:p>130422</text:p>
          </table:table-cell>
          <table:table-cell office:value-type="float" office:value="156506" calcext:value-type="float">
            <text:p>156506</text:p>
          </table:table-cell>
          <table:table-cell office:value-type="float" office:value="187807" calcext:value-type="float">
            <text:p>187807</text:p>
          </table:table-cell>
          <table:table-cell office:value-type="float" office:value="869378" calcext:value-type="float">
            <text:p>869378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37733" calcext:value-type="float">
            <text:p>37733</text:p>
          </table:table-cell>
          <table:table-cell office:value-type="float" office:value="45280" calcext:value-type="float">
            <text:p>45280</text:p>
          </table:table-cell>
          <table:table-cell office:value-type="float" office:value="54336" calcext:value-type="float">
            <text:p>54336</text:p>
          </table:table-cell>
          <table:table-cell office:value-type="float" office:value="65203" calcext:value-type="float">
            <text:p>65203</text:p>
          </table:table-cell>
          <table:table-cell office:value-type="float" office:value="47599" calcext:value-type="float">
            <text:p>47599</text:p>
          </table:table-cell>
          <table:table-cell office:value-type="float" office:value="93893" calcext:value-type="float">
            <text:p>93893</text:p>
          </table:table-cell>
          <table:table-cell office:value-type="float" office:value="112672" calcext:value-type="float">
            <text:p>112672</text:p>
          </table:table-cell>
          <table:table-cell office:value-type="float" office:value="135206" calcext:value-type="float">
            <text:p>135206</text:p>
          </table:table-cell>
          <table:table-cell office:value-type="float" office:value="162247" calcext:value-type="float">
            <text:p>162247</text:p>
          </table:table-cell>
          <table:table-cell office:value-type="float" office:value="194696" calcext:value-type="float">
            <text:p>194696</text:p>
          </table:table-cell>
          <table:table-cell office:value-type="float" office:value="901266" calcext:value-type="float">
            <text:p>901266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36581" calcext:value-type="float">
            <text:p>36581</text:p>
          </table:table-cell>
          <table:table-cell office:value-type="float" office:value="43897" calcext:value-type="float">
            <text:p>43897</text:p>
          </table:table-cell>
          <table:table-cell office:value-type="float" office:value="52676" calcext:value-type="float">
            <text:p>52676</text:p>
          </table:table-cell>
          <table:table-cell office:value-type="float" office:value="63211" calcext:value-type="float">
            <text:p>63211</text:p>
          </table:table-cell>
          <table:table-cell office:value-type="float" office:value="37900" calcext:value-type="float">
            <text:p>37900</text:p>
          </table:table-cell>
          <table:table-cell office:value-type="float" office:value="91024" calcext:value-type="float">
            <text:p>91024</text:p>
          </table:table-cell>
          <table:table-cell office:value-type="float" office:value="109229" calcext:value-type="float">
            <text:p>109229</text:p>
          </table:table-cell>
          <table:table-cell office:value-type="float" office:value="131075" calcext:value-type="float">
            <text:p>131075</text:p>
          </table:table-cell>
          <table:table-cell office:value-type="float" office:value="157290" calcext:value-type="float">
            <text:p>157290</text:p>
          </table:table-cell>
          <table:table-cell office:value-type="float" office:value="188748" calcext:value-type="float">
            <text:p>188748</text:p>
          </table:table-cell>
          <table:table-cell office:value-type="float" office:value="873731" calcext:value-type="float">
            <text:p>873731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92499" calcext:value-type="float">
            <text:p>92499</text:p>
          </table:table-cell>
          <table:table-cell office:value-type="float" office:value="110999" calcext:value-type="float">
            <text:p>110999</text:p>
          </table:table-cell>
          <table:table-cell office:value-type="float" office:value="133199" calcext:value-type="float">
            <text:p>133199</text:p>
          </table:table-cell>
          <table:table-cell office:value-type="float" office:value="159839" calcext:value-type="float">
            <text:p>159839</text:p>
          </table:table-cell>
          <table:table-cell office:value-type="float" office:value="17616" calcext:value-type="float">
            <text:p>17616</text:p>
          </table:table-cell>
          <table:table-cell office:value-type="float" office:value="230168" calcext:value-type="float">
            <text:p>230168</text:p>
          </table:table-cell>
          <table:table-cell office:value-type="float" office:value="276202" calcext:value-type="float">
            <text:p>276202</text:p>
          </table:table-cell>
          <table:table-cell office:value-type="float" office:value="331442" calcext:value-type="float">
            <text:p>331442</text:p>
          </table:table-cell>
          <table:table-cell office:value-type="float" office:value="397730" calcext:value-type="float">
            <text:p>397730</text:p>
          </table:table-cell>
          <table:table-cell office:value-type="float" office:value="477276" calcext:value-type="float">
            <text:p>477276</text:p>
          </table:table-cell>
          <table:table-cell office:value-type="float" office:value="2209354" calcext:value-type="float">
            <text:p>2209354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63295" calcext:value-type="float">
            <text:p>63295</text:p>
          </table:table-cell>
          <table:table-cell office:value-type="float" office:value="75954" calcext:value-type="float">
            <text:p>75954</text:p>
          </table:table-cell>
          <table:table-cell office:value-type="float" office:value="91145" calcext:value-type="float">
            <text:p>91145</text:p>
          </table:table-cell>
          <table:table-cell office:value-type="float" office:value="109374" calcext:value-type="float">
            <text:p>109374</text:p>
          </table:table-cell>
          <table:table-cell office:value-type="float" office:value="78378" calcext:value-type="float">
            <text:p>78378</text:p>
          </table:table-cell>
          <table:table-cell office:value-type="float" office:value="157499" calcext:value-type="float">
            <text:p>157499</text:p>
          </table:table-cell>
          <table:table-cell office:value-type="float" office:value="188999" calcext:value-type="float">
            <text:p>188999</text:p>
          </table:table-cell>
          <table:table-cell office:value-type="float" office:value="226799" calcext:value-type="float">
            <text:p>226799</text:p>
          </table:table-cell>
          <table:table-cell office:value-type="float" office:value="272159" calcext:value-type="float">
            <text:p>272159</text:p>
          </table:table-cell>
          <table:table-cell office:value-type="float" office:value="326591" calcext:value-type="float">
            <text:p>326591</text:p>
          </table:table-cell>
          <table:table-cell office:value-type="float" office:value="1511815" calcext:value-type="float">
            <text:p>1511815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66849" calcext:value-type="float">
            <text:p>66849</text:p>
          </table:table-cell>
          <table:table-cell office:value-type="float" office:value="80219" calcext:value-type="float">
            <text:p>80219</text:p>
          </table:table-cell>
          <table:table-cell office:value-type="float" office:value="96263" calcext:value-type="float">
            <text:p>96263</text:p>
          </table:table-cell>
          <table:table-cell office:value-type="float" office:value="115516" calcext:value-type="float">
            <text:p>115516</text:p>
          </table:table-cell>
          <table:table-cell office:value-type="float" office:value="95119" calcext:value-type="float">
            <text:p>95119</text:p>
          </table:table-cell>
          <table:table-cell office:value-type="float" office:value="166343" calcext:value-type="float">
            <text:p>166343</text:p>
          </table:table-cell>
          <table:table-cell office:value-type="float" office:value="199612" calcext:value-type="float">
            <text:p>199612</text:p>
          </table:table-cell>
          <table:table-cell office:value-type="float" office:value="239534" calcext:value-type="float">
            <text:p>239534</text:p>
          </table:table-cell>
          <table:table-cell office:value-type="float" office:value="287441" calcext:value-type="float">
            <text:p>287441</text:p>
          </table:table-cell>
          <table:table-cell office:value-type="float" office:value="344929" calcext:value-type="float">
            <text:p>344929</text:p>
          </table:table-cell>
          <table:table-cell office:value-type="float" office:value="1596706" calcext:value-type="float">
            <text:p>1596706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92020" calcext:value-type="float">
            <text:p>92020</text:p>
          </table:table-cell>
          <table:table-cell office:value-type="float" office:value="110424" calcext:value-type="float">
            <text:p>110424</text:p>
          </table:table-cell>
          <table:table-cell office:value-type="float" office:value="132509" calcext:value-type="float">
            <text:p>132509</text:p>
          </table:table-cell>
          <table:table-cell office:value-type="float" office:value="159011" calcext:value-type="float">
            <text:p>159011</text:p>
          </table:table-cell>
          <table:table-cell office:value-type="float" office:value="86099" calcext:value-type="float">
            <text:p>86099</text:p>
          </table:table-cell>
          <table:table-cell office:value-type="float" office:value="228976" calcext:value-type="float">
            <text:p>228976</text:p>
          </table:table-cell>
          <table:table-cell office:value-type="float" office:value="274771" calcext:value-type="float">
            <text:p>274771</text:p>
          </table:table-cell>
          <table:table-cell office:value-type="float" office:value="329725" calcext:value-type="float">
            <text:p>329725</text:p>
          </table:table-cell>
          <table:table-cell office:value-type="float" office:value="395670" calcext:value-type="float">
            <text:p>395670</text:p>
          </table:table-cell>
          <table:table-cell office:value-type="float" office:value="474804" calcext:value-type="float">
            <text:p>474804</text:p>
          </table:table-cell>
          <table:table-cell office:value-type="float" office:value="2197910" calcext:value-type="float">
            <text:p>2197910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4243" calcext:value-type="float">
            <text:p>14243</text:p>
          </table:table-cell>
          <table:table-cell office:value-type="float" office:value="17092" calcext:value-type="float">
            <text:p>17092</text:p>
          </table:table-cell>
          <table:table-cell office:value-type="float" office:value="20510" calcext:value-type="float">
            <text:p>20510</text:p>
          </table:table-cell>
          <table:table-cell office:value-type="float" office:value="24612" calcext:value-type="float">
            <text:p>24612</text:p>
          </table:table-cell>
          <table:table-cell office:value-type="float" office:value="56618" calcext:value-type="float">
            <text:p>56618</text:p>
          </table:table-cell>
          <table:table-cell office:value-type="float" office:value="35441" calcext:value-type="float">
            <text:p>35441</text:p>
          </table:table-cell>
          <table:table-cell office:value-type="float" office:value="42529" calcext:value-type="float">
            <text:p>42529</text:p>
          </table:table-cell>
          <table:table-cell office:value-type="float" office:value="51035" calcext:value-type="float">
            <text:p>51035</text:p>
          </table:table-cell>
          <table:table-cell office:value-type="float" office:value="61242" calcext:value-type="float">
            <text:p>61242</text:p>
          </table:table-cell>
          <table:table-cell office:value-type="float" office:value="73490" calcext:value-type="float">
            <text:p>73490</text:p>
          </table:table-cell>
          <table:table-cell office:value-type="float" office:value="340194" calcext:value-type="float">
            <text:p>340194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6902" calcext:value-type="float">
            <text:p>6902</text:p>
          </table:table-cell>
          <table:table-cell office:value-type="float" office:value="8282" calcext:value-type="float">
            <text:p>8282</text:p>
          </table:table-cell>
          <table:table-cell office:value-type="float" office:value="9938" calcext:value-type="float">
            <text:p>9938</text:p>
          </table:table-cell>
          <table:table-cell office:value-type="float" office:value="11926" calcext:value-type="float">
            <text:p>11926</text:p>
          </table:table-cell>
          <table:table-cell office:value-type="float" office:value="98608" calcext:value-type="float">
            <text:p>98608</text:p>
          </table:table-cell>
          <table:table-cell office:value-type="float" office:value="17173" calcext:value-type="float">
            <text:p>17173</text:p>
          </table:table-cell>
          <table:table-cell office:value-type="float" office:value="20608" calcext:value-type="float">
            <text:p>20608</text:p>
          </table:table-cell>
          <table:table-cell office:value-type="float" office:value="24730" calcext:value-type="float">
            <text:p>24730</text:p>
          </table:table-cell>
          <table:table-cell office:value-type="float" office:value="29676" calcext:value-type="float">
            <text:p>29676</text:p>
          </table:table-cell>
          <table:table-cell office:value-type="float" office:value="35611" calcext:value-type="float">
            <text:p>35611</text:p>
          </table:table-cell>
          <table:table-cell office:value-type="float" office:value="164846" calcext:value-type="float">
            <text:p>164846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22142" calcext:value-type="float">
            <text:p>22142</text:p>
          </table:table-cell>
          <table:table-cell office:value-type="float" office:value="26570" calcext:value-type="float">
            <text:p>26570</text:p>
          </table:table-cell>
          <table:table-cell office:value-type="float" office:value="31884" calcext:value-type="float">
            <text:p>31884</text:p>
          </table:table-cell>
          <table:table-cell office:value-type="float" office:value="38261" calcext:value-type="float">
            <text:p>38261</text:p>
          </table:table-cell>
          <table:table-cell office:value-type="float" office:value="56756" calcext:value-type="float">
            <text:p>56756</text:p>
          </table:table-cell>
          <table:table-cell office:value-type="float" office:value="55096" calcext:value-type="float">
            <text:p>55096</text:p>
          </table:table-cell>
          <table:table-cell office:value-type="float" office:value="66115" calcext:value-type="float">
            <text:p>66115</text:p>
          </table:table-cell>
          <table:table-cell office:value-type="float" office:value="79338" calcext:value-type="float">
            <text:p>79338</text:p>
          </table:table-cell>
          <table:table-cell office:value-type="float" office:value="95206" calcext:value-type="float">
            <text:p>95206</text:p>
          </table:table-cell>
          <table:table-cell office:value-type="float" office:value="114247" calcext:value-type="float">
            <text:p>114247</text:p>
          </table:table-cell>
          <table:table-cell office:value-type="float" office:value="528859" calcext:value-type="float">
            <text:p>528859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48798" calcext:value-type="float">
            <text:p>48798</text:p>
          </table:table-cell>
          <table:table-cell office:value-type="float" office:value="58558" calcext:value-type="float">
            <text:p>58558</text:p>
          </table:table-cell>
          <table:table-cell office:value-type="float" office:value="70270" calcext:value-type="float">
            <text:p>70270</text:p>
          </table:table-cell>
          <table:table-cell office:value-type="float" office:value="84324" calcext:value-type="float">
            <text:p>84324</text:p>
          </table:table-cell>
          <table:table-cell office:value-type="float" office:value="53206" calcext:value-type="float">
            <text:p>53206</text:p>
          </table:table-cell>
          <table:table-cell office:value-type="float" office:value="121427" calcext:value-type="float">
            <text:p>121427</text:p>
          </table:table-cell>
          <table:table-cell office:value-type="float" office:value="145712" calcext:value-type="float">
            <text:p>145712</text:p>
          </table:table-cell>
          <table:table-cell office:value-type="float" office:value="174854" calcext:value-type="float">
            <text:p>174854</text:p>
          </table:table-cell>
          <table:table-cell office:value-type="float" office:value="209825" calcext:value-type="float">
            <text:p>209825</text:p>
          </table:table-cell>
          <table:table-cell office:value-type="float" office:value="251790" calcext:value-type="float">
            <text:p>251790</text:p>
          </table:table-cell>
          <table:table-cell office:value-type="float" office:value="1165558" calcext:value-type="float">
            <text:p>1165558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33042" calcext:value-type="float">
            <text:p>33042</text:p>
          </table:table-cell>
          <table:table-cell office:value-type="float" office:value="39650" calcext:value-type="float">
            <text:p>39650</text:p>
          </table:table-cell>
          <table:table-cell office:value-type="float" office:value="47580" calcext:value-type="float">
            <text:p>47580</text:p>
          </table:table-cell>
          <table:table-cell office:value-type="float" office:value="57096" calcext:value-type="float">
            <text:p>57096</text:p>
          </table:table-cell>
          <table:table-cell office:value-type="float" office:value="41008" calcext:value-type="float">
            <text:p>41008</text:p>
          </table:table-cell>
          <table:table-cell office:value-type="float" office:value="82218" calcext:value-type="float">
            <text:p>82218</text:p>
          </table:table-cell>
          <table:table-cell office:value-type="float" office:value="98662" calcext:value-type="float">
            <text:p>98662</text:p>
          </table:table-cell>
          <table:table-cell office:value-type="float" office:value="118394" calcext:value-type="float">
            <text:p>118394</text:p>
          </table:table-cell>
          <table:table-cell office:value-type="float" office:value="142073" calcext:value-type="float">
            <text:p>142073</text:p>
          </table:table-cell>
          <table:table-cell office:value-type="float" office:value="170488" calcext:value-type="float">
            <text:p>170488</text:p>
          </table:table-cell>
          <table:table-cell office:value-type="float" office:value="789203" calcext:value-type="float">
            <text:p>789203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58781" calcext:value-type="float">
            <text:p>58781</text:p>
          </table:table-cell>
          <table:table-cell office:value-type="float" office:value="70537" calcext:value-type="float">
            <text:p>70537</text:p>
          </table:table-cell>
          <table:table-cell office:value-type="float" office:value="84644" calcext:value-type="float">
            <text:p>84644</text:p>
          </table:table-cell>
          <table:table-cell office:value-type="float" office:value="101573" calcext:value-type="float">
            <text:p>101573</text:p>
          </table:table-cell>
          <table:table-cell office:value-type="float" office:value="89674" calcext:value-type="float">
            <text:p>89674</text:p>
          </table:table-cell>
          <table:table-cell office:value-type="float" office:value="146266" calcext:value-type="float">
            <text:p>146266</text:p>
          </table:table-cell>
          <table:table-cell office:value-type="float" office:value="175519" calcext:value-type="float">
            <text:p>175519</text:p>
          </table:table-cell>
          <table:table-cell office:value-type="float" office:value="210623" calcext:value-type="float">
            <text:p>210623</text:p>
          </table:table-cell>
          <table:table-cell office:value-type="float" office:value="252748" calcext:value-type="float">
            <text:p>252748</text:p>
          </table:table-cell>
          <table:table-cell office:value-type="float" office:value="303298" calcext:value-type="float">
            <text:p>303298</text:p>
          </table:table-cell>
          <table:table-cell office:value-type="float" office:value="1403989" calcext:value-type="float">
            <text:p>1403989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43069" calcext:value-type="float">
            <text:p>43069</text:p>
          </table:table-cell>
          <table:table-cell office:value-type="float" office:value="51683" calcext:value-type="float">
            <text:p>51683</text:p>
          </table:table-cell>
          <table:table-cell office:value-type="float" office:value="62020" calcext:value-type="float">
            <text:p>62020</text:p>
          </table:table-cell>
          <table:table-cell office:value-type="float" office:value="74424" calcext:value-type="float">
            <text:p>74424</text:p>
          </table:table-cell>
          <table:table-cell office:value-type="float" office:value="16426" calcext:value-type="float">
            <text:p>16426</text:p>
          </table:table-cell>
          <table:table-cell office:value-type="float" office:value="107171" calcext:value-type="float">
            <text:p>107171</text:p>
          </table:table-cell>
          <table:table-cell office:value-type="float" office:value="128605" calcext:value-type="float">
            <text:p>128605</text:p>
          </table:table-cell>
          <table:table-cell office:value-type="float" office:value="154326" calcext:value-type="float">
            <text:p>154326</text:p>
          </table:table-cell>
          <table:table-cell office:value-type="float" office:value="185191" calcext:value-type="float">
            <text:p>185191</text:p>
          </table:table-cell>
          <table:table-cell office:value-type="float" office:value="222229" calcext:value-type="float">
            <text:p>222229</text:p>
          </table:table-cell>
          <table:table-cell office:value-type="float" office:value="1028718" calcext:value-type="float">
            <text:p>1028718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98948" calcext:value-type="float">
            <text:p>98948</text:p>
          </table:table-cell>
          <table:table-cell office:value-type="float" office:value="118738" calcext:value-type="float">
            <text:p>118738</text:p>
          </table:table-cell>
          <table:table-cell office:value-type="float" office:value="142486" calcext:value-type="float">
            <text:p>142486</text:p>
          </table:table-cell>
          <table:table-cell office:value-type="float" office:value="170983" calcext:value-type="float">
            <text:p>170983</text:p>
          </table:table-cell>
          <table:table-cell office:value-type="float" office:value="14579" calcext:value-type="float">
            <text:p>14579</text:p>
          </table:table-cell>
          <table:table-cell office:value-type="float" office:value="246216" calcext:value-type="float">
            <text:p>246216</text:p>
          </table:table-cell>
          <table:table-cell office:value-type="float" office:value="295459" calcext:value-type="float">
            <text:p>295459</text:p>
          </table:table-cell>
          <table:table-cell office:value-type="float" office:value="354551" calcext:value-type="float">
            <text:p>354551</text:p>
          </table:table-cell>
          <table:table-cell office:value-type="float" office:value="425461" calcext:value-type="float">
            <text:p>425461</text:p>
          </table:table-cell>
          <table:table-cell office:value-type="float" office:value="510553" calcext:value-type="float">
            <text:p>510553</text:p>
          </table:table-cell>
          <table:table-cell office:value-type="float" office:value="2363395" calcext:value-type="float">
            <text:p>2363395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39799" calcext:value-type="float">
            <text:p>39799</text:p>
          </table:table-cell>
          <table:table-cell office:value-type="float" office:value="47759" calcext:value-type="float">
            <text:p>47759</text:p>
          </table:table-cell>
          <table:table-cell office:value-type="float" office:value="57311" calcext:value-type="float">
            <text:p>57311</text:p>
          </table:table-cell>
          <table:table-cell office:value-type="float" office:value="68773" calcext:value-type="float">
            <text:p>68773</text:p>
          </table:table-cell>
          <table:table-cell office:value-type="float" office:value="89027" calcext:value-type="float">
            <text:p>89027</text:p>
          </table:table-cell>
          <table:table-cell office:value-type="float" office:value="99034" calcext:value-type="float">
            <text:p>99034</text:p>
          </table:table-cell>
          <table:table-cell office:value-type="float" office:value="118841" calcext:value-type="float">
            <text:p>118841</text:p>
          </table:table-cell>
          <table:table-cell office:value-type="float" office:value="142609" calcext:value-type="float">
            <text:p>142609</text:p>
          </table:table-cell>
          <table:table-cell office:value-type="float" office:value="171131" calcext:value-type="float">
            <text:p>171131</text:p>
          </table:table-cell>
          <table:table-cell office:value-type="float" office:value="205357" calcext:value-type="float">
            <text:p>205357</text:p>
          </table:table-cell>
          <table:table-cell office:value-type="float" office:value="950614" calcext:value-type="float">
            <text:p>950614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41337" calcext:value-type="float">
            <text:p>41337</text:p>
          </table:table-cell>
          <table:table-cell office:value-type="float" office:value="49604" calcext:value-type="float">
            <text:p>49604</text:p>
          </table:table-cell>
          <table:table-cell office:value-type="float" office:value="59525" calcext:value-type="float">
            <text:p>59525</text:p>
          </table:table-cell>
          <table:table-cell office:value-type="float" office:value="71430" calcext:value-type="float">
            <text:p>71430</text:p>
          </table:table-cell>
          <table:table-cell office:value-type="float" office:value="67463" calcext:value-type="float">
            <text:p>67463</text:p>
          </table:table-cell>
          <table:table-cell office:value-type="float" office:value="102859" calcext:value-type="float">
            <text:p>102859</text:p>
          </table:table-cell>
          <table:table-cell office:value-type="float" office:value="123431" calcext:value-type="float">
            <text:p>123431</text:p>
          </table:table-cell>
          <table:table-cell office:value-type="float" office:value="148117" calcext:value-type="float">
            <text:p>148117</text:p>
          </table:table-cell>
          <table:table-cell office:value-type="float" office:value="177740" calcext:value-type="float">
            <text:p>177740</text:p>
          </table:table-cell>
          <table:table-cell office:value-type="float" office:value="213288" calcext:value-type="float">
            <text:p>213288</text:p>
          </table:table-cell>
          <table:table-cell office:value-type="float" office:value="987331" calcext:value-type="float">
            <text:p>987331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63156" calcext:value-type="float">
            <text:p>63156</text:p>
          </table:table-cell>
          <table:table-cell office:value-type="float" office:value="75787" calcext:value-type="float">
            <text:p>75787</text:p>
          </table:table-cell>
          <table:table-cell office:value-type="float" office:value="90944" calcext:value-type="float">
            <text:p>90944</text:p>
          </table:table-cell>
          <table:table-cell office:value-type="float" office:value="109133" calcext:value-type="float">
            <text:p>109133</text:p>
          </table:table-cell>
          <table:table-cell office:value-type="float" office:value="41141" calcext:value-type="float">
            <text:p>41141</text:p>
          </table:table-cell>
          <table:table-cell office:value-type="float" office:value="157152" calcext:value-type="float">
            <text:p>157152</text:p>
          </table:table-cell>
          <table:table-cell office:value-type="float" office:value="188582" calcext:value-type="float">
            <text:p>188582</text:p>
          </table:table-cell>
          <table:table-cell office:value-type="float" office:value="226298" calcext:value-type="float">
            <text:p>226298</text:p>
          </table:table-cell>
          <table:table-cell office:value-type="float" office:value="271558" calcext:value-type="float">
            <text:p>271558</text:p>
          </table:table-cell>
          <table:table-cell office:value-type="float" office:value="325870" calcext:value-type="float">
            <text:p>325870</text:p>
          </table:table-cell>
          <table:table-cell office:value-type="float" office:value="1508480" calcext:value-type="float">
            <text:p>1508480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3998" calcext:value-type="float">
            <text:p>13998</text:p>
          </table:table-cell>
          <table:table-cell office:value-type="float" office:value="16798" calcext:value-type="float">
            <text:p>16798</text:p>
          </table:table-cell>
          <table:table-cell office:value-type="float" office:value="20158" calcext:value-type="float">
            <text:p>20158</text:p>
          </table:table-cell>
          <table:table-cell office:value-type="float" office:value="24190" calcext:value-type="float">
            <text:p>24190</text:p>
          </table:table-cell>
          <table:table-cell office:value-type="float" office:value="80859" calcext:value-type="float">
            <text:p>80859</text:p>
          </table:table-cell>
          <table:table-cell office:value-type="float" office:value="34834" calcext:value-type="float">
            <text:p>34834</text:p>
          </table:table-cell>
          <table:table-cell office:value-type="float" office:value="41801" calcext:value-type="float">
            <text:p>41801</text:p>
          </table:table-cell>
          <table:table-cell office:value-type="float" office:value="50161" calcext:value-type="float">
            <text:p>50161</text:p>
          </table:table-cell>
          <table:table-cell office:value-type="float" office:value="60193" calcext:value-type="float">
            <text:p>60193</text:p>
          </table:table-cell>
          <table:table-cell office:value-type="float" office:value="72232" calcext:value-type="float">
            <text:p>72232</text:p>
          </table:table-cell>
          <table:table-cell office:value-type="float" office:value="334365" calcext:value-type="float">
            <text:p>334365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4600" calcext:value-type="float">
            <text:p>14600</text:p>
          </table:table-cell>
          <table:table-cell office:value-type="float" office:value="17520" calcext:value-type="float">
            <text:p>17520</text:p>
          </table:table-cell>
          <table:table-cell office:value-type="float" office:value="21024" calcext:value-type="float">
            <text:p>21024</text:p>
          </table:table-cell>
          <table:table-cell office:value-type="float" office:value="25229" calcext:value-type="float">
            <text:p>25229</text:p>
          </table:table-cell>
          <table:table-cell office:value-type="float" office:value="30132" calcext:value-type="float">
            <text:p>30132</text:p>
          </table:table-cell>
          <table:table-cell office:value-type="float" office:value="36330" calcext:value-type="float">
            <text:p>36330</text:p>
          </table:table-cell>
          <table:table-cell office:value-type="float" office:value="43596" calcext:value-type="float">
            <text:p>43596</text:p>
          </table:table-cell>
          <table:table-cell office:value-type="float" office:value="52315" calcext:value-type="float">
            <text:p>52315</text:p>
          </table:table-cell>
          <table:table-cell office:value-type="float" office:value="62778" calcext:value-type="float">
            <text:p>62778</text:p>
          </table:table-cell>
          <table:table-cell office:value-type="float" office:value="75334" calcext:value-type="float">
            <text:p>75334</text:p>
          </table:table-cell>
          <table:table-cell office:value-type="float" office:value="348726" calcext:value-type="float">
            <text:p>348726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5009" calcext:value-type="float">
            <text:p>15009</text:p>
          </table:table-cell>
          <table:table-cell office:value-type="float" office:value="18011" calcext:value-type="float">
            <text:p>18011</text:p>
          </table:table-cell>
          <table:table-cell office:value-type="float" office:value="21613" calcext:value-type="float">
            <text:p>21613</text:p>
          </table:table-cell>
          <table:table-cell office:value-type="float" office:value="25936" calcext:value-type="float">
            <text:p>25936</text:p>
          </table:table-cell>
          <table:table-cell office:value-type="float" office:value="36571" calcext:value-type="float">
            <text:p>36571</text:p>
          </table:table-cell>
          <table:table-cell office:value-type="float" office:value="37348" calcext:value-type="float">
            <text:p>37348</text:p>
          </table:table-cell>
          <table:table-cell office:value-type="float" office:value="44818" calcext:value-type="float">
            <text:p>44818</text:p>
          </table:table-cell>
          <table:table-cell office:value-type="float" office:value="53782" calcext:value-type="float">
            <text:p>53782</text:p>
          </table:table-cell>
          <table:table-cell office:value-type="float" office:value="64538" calcext:value-type="float">
            <text:p>64538</text:p>
          </table:table-cell>
          <table:table-cell office:value-type="float" office:value="77446" calcext:value-type="float">
            <text:p>77446</text:p>
          </table:table-cell>
          <table:table-cell office:value-type="float" office:value="358501" calcext:value-type="float">
            <text:p>358501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94145" calcext:value-type="float">
            <text:p>94145</text:p>
          </table:table-cell>
          <table:table-cell office:value-type="float" office:value="112974" calcext:value-type="float">
            <text:p>112974</text:p>
          </table:table-cell>
          <table:table-cell office:value-type="float" office:value="135569" calcext:value-type="float">
            <text:p>135569</text:p>
          </table:table-cell>
          <table:table-cell office:value-type="float" office:value="162683" calcext:value-type="float">
            <text:p>162683</text:p>
          </table:table-cell>
          <table:table-cell office:value-type="float" office:value="46313" calcext:value-type="float">
            <text:p>46313</text:p>
          </table:table-cell>
          <table:table-cell office:value-type="float" office:value="234264" calcext:value-type="float">
            <text:p>234264</text:p>
          </table:table-cell>
          <table:table-cell office:value-type="float" office:value="281117" calcext:value-type="float">
            <text:p>281117</text:p>
          </table:table-cell>
          <table:table-cell office:value-type="float" office:value="337340" calcext:value-type="float">
            <text:p>337340</text:p>
          </table:table-cell>
          <table:table-cell office:value-type="float" office:value="404808" calcext:value-type="float">
            <text:p>404808</text:p>
          </table:table-cell>
          <table:table-cell office:value-type="float" office:value="485770" calcext:value-type="float">
            <text:p>485770</text:p>
          </table:table-cell>
          <table:table-cell office:value-type="float" office:value="2248670" calcext:value-type="float">
            <text:p>2248670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92477" calcext:value-type="float">
            <text:p>92477</text:p>
          </table:table-cell>
          <table:table-cell office:value-type="float" office:value="110972" calcext:value-type="float">
            <text:p>110972</text:p>
          </table:table-cell>
          <table:table-cell office:value-type="float" office:value="133166" calcext:value-type="float">
            <text:p>133166</text:p>
          </table:table-cell>
          <table:table-cell office:value-type="float" office:value="159799" calcext:value-type="float">
            <text:p>159799</text:p>
          </table:table-cell>
          <table:table-cell office:value-type="float" office:value="44704" calcext:value-type="float">
            <text:p>44704</text:p>
          </table:table-cell>
          <table:table-cell office:value-type="float" office:value="230111" calcext:value-type="float">
            <text:p>230111</text:p>
          </table:table-cell>
          <table:table-cell office:value-type="float" office:value="276133" calcext:value-type="float">
            <text:p>276133</text:p>
          </table:table-cell>
          <table:table-cell office:value-type="float" office:value="331360" calcext:value-type="float">
            <text:p>331360</text:p>
          </table:table-cell>
          <table:table-cell office:value-type="float" office:value="397632" calcext:value-type="float">
            <text:p>397632</text:p>
          </table:table-cell>
          <table:table-cell office:value-type="float" office:value="477158" calcext:value-type="float">
            <text:p>477158</text:p>
          </table:table-cell>
          <table:table-cell office:value-type="float" office:value="2208808" calcext:value-type="float">
            <text:p>2208808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391" calcext:value-type="float">
            <text:p>391</text:p>
          </table:table-cell>
          <table:table-cell office:value-type="float" office:value="469" calcext:value-type="float">
            <text:p>469</text:p>
          </table:table-cell>
          <table:table-cell office:value-type="float" office:value="563" calcext:value-type="float">
            <text:p>563</text:p>
          </table:table-cell>
          <table:table-cell office:value-type="float" office:value="676" calcext:value-type="float">
            <text:p>676</text:p>
          </table:table-cell>
          <table:table-cell office:value-type="float" office:value="17907" calcext:value-type="float">
            <text:p>17907</text:p>
          </table:table-cell>
          <table:table-cell office:value-type="float" office:value="973" calcext:value-type="float">
            <text:p>973</text:p>
          </table:table-cell>
          <table:table-cell office:value-type="float" office:value="1168" calcext:value-type="float">
            <text:p>1168</text:p>
          </table:table-cell>
          <table:table-cell office:value-type="float" office:value="1402" calcext:value-type="float">
            <text:p>1402</text:p>
          </table:table-cell>
          <table:table-cell office:value-type="float" office:value="1682" calcext:value-type="float">
            <text:p>1682</text:p>
          </table:table-cell>
          <table:table-cell office:value-type="float" office:value="2018" calcext:value-type="float">
            <text:p>2018</text:p>
          </table:table-cell>
          <table:table-cell office:value-type="float" office:value="9342" calcext:value-type="float">
            <text:p>9342</text:p>
          </table:table-cell>
          <table:table-cell office:value-type="string" calcext:value-type="string">
            <text:p>Medium Number</text:p>
          </table:table-cell>
          <table:table-cell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37280" calcext:value-type="float">
            <text:p>37280</text:p>
          </table:table-cell>
          <table:table-cell office:value-type="float" office:value="44736" calcext:value-type="float">
            <text:p>44736</text:p>
          </table:table-cell>
          <table:table-cell office:value-type="float" office:value="53683" calcext:value-type="float">
            <text:p>53683</text:p>
          </table:table-cell>
          <table:table-cell office:value-type="float" office:value="64420" calcext:value-type="float">
            <text:p>64420</text:p>
          </table:table-cell>
          <table:table-cell office:value-type="float" office:value="82090" calcext:value-type="float">
            <text:p>82090</text:p>
          </table:table-cell>
          <table:table-cell office:value-type="float" office:value="92765" calcext:value-type="float">
            <text:p>92765</text:p>
          </table:table-cell>
          <table:table-cell office:value-type="float" office:value="111318" calcext:value-type="float">
            <text:p>111318</text:p>
          </table:table-cell>
          <table:table-cell office:value-type="float" office:value="133582" calcext:value-type="float">
            <text:p>133582</text:p>
          </table:table-cell>
          <table:table-cell office:value-type="float" office:value="160298" calcext:value-type="float">
            <text:p>160298</text:p>
          </table:table-cell>
          <table:table-cell office:value-type="float" office:value="192358" calcext:value-type="float">
            <text:p>192358</text:p>
          </table:table-cell>
          <table:table-cell office:value-type="float" office:value="890440" calcext:value-type="float">
            <text:p>890440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87252" calcext:value-type="float">
            <text:p>87252</text:p>
          </table:table-cell>
          <table:table-cell office:value-type="float" office:value="104702" calcext:value-type="float">
            <text:p>104702</text:p>
          </table:table-cell>
          <table:table-cell office:value-type="float" office:value="125642" calcext:value-type="float">
            <text:p>125642</text:p>
          </table:table-cell>
          <table:table-cell office:value-type="float" office:value="150770" calcext:value-type="float">
            <text:p>150770</text:p>
          </table:table-cell>
          <table:table-cell office:value-type="float" office:value="86075" calcext:value-type="float">
            <text:p>86075</text:p>
          </table:table-cell>
          <table:table-cell office:value-type="float" office:value="217109" calcext:value-type="float">
            <text:p>217109</text:p>
          </table:table-cell>
          <table:table-cell office:value-type="float" office:value="260531" calcext:value-type="float">
            <text:p>260531</text:p>
          </table:table-cell>
          <table:table-cell office:value-type="float" office:value="312637" calcext:value-type="float">
            <text:p>312637</text:p>
          </table:table-cell>
          <table:table-cell office:value-type="float" office:value="375164" calcext:value-type="float">
            <text:p>375164</text:p>
          </table:table-cell>
          <table:table-cell office:value-type="float" office:value="450197" calcext:value-type="float">
            <text:p>450197</text:p>
          </table:table-cell>
          <table:table-cell office:value-type="float" office:value="2084004" calcext:value-type="float">
            <text:p>2084004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1152" calcext:value-type="float">
            <text:p>11152</text:p>
          </table:table-cell>
          <table:table-cell office:value-type="float" office:value="13382" calcext:value-type="float">
            <text:p>13382</text:p>
          </table:table-cell>
          <table:table-cell office:value-type="float" office:value="16058" calcext:value-type="float">
            <text:p>16058</text:p>
          </table:table-cell>
          <table:table-cell office:value-type="float" office:value="19270" calcext:value-type="float">
            <text:p>19270</text:p>
          </table:table-cell>
          <table:table-cell office:value-type="float" office:value="49094" calcext:value-type="float">
            <text:p>49094</text:p>
          </table:table-cell>
          <table:table-cell office:value-type="float" office:value="27749" calcext:value-type="float">
            <text:p>27749</text:p>
          </table:table-cell>
          <table:table-cell office:value-type="float" office:value="33299" calcext:value-type="float">
            <text:p>33299</text:p>
          </table:table-cell>
          <table:table-cell office:value-type="float" office:value="39959" calcext:value-type="float">
            <text:p>39959</text:p>
          </table:table-cell>
          <table:table-cell office:value-type="float" office:value="47951" calcext:value-type="float">
            <text:p>47951</text:p>
          </table:table-cell>
          <table:table-cell office:value-type="float" office:value="57541" calcext:value-type="float">
            <text:p>57541</text:p>
          </table:table-cell>
          <table:table-cell office:value-type="float" office:value="266361" calcext:value-type="float">
            <text:p>266361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60296" calcext:value-type="float">
            <text:p>60296</text:p>
          </table:table-cell>
          <table:table-cell office:value-type="float" office:value="72355" calcext:value-type="float">
            <text:p>72355</text:p>
          </table:table-cell>
          <table:table-cell office:value-type="float" office:value="86826" calcext:value-type="float">
            <text:p>86826</text:p>
          </table:table-cell>
          <table:table-cell office:value-type="float" office:value="104191" calcext:value-type="float">
            <text:p>104191</text:p>
          </table:table-cell>
          <table:table-cell office:value-type="float" office:value="96769" calcext:value-type="float">
            <text:p>96769</text:p>
          </table:table-cell>
          <table:table-cell office:value-type="float" office:value="150035" calcext:value-type="float">
            <text:p>150035</text:p>
          </table:table-cell>
          <table:table-cell office:value-type="float" office:value="180042" calcext:value-type="float">
            <text:p>180042</text:p>
          </table:table-cell>
          <table:table-cell office:value-type="float" office:value="216050" calcext:value-type="float">
            <text:p>216050</text:p>
          </table:table-cell>
          <table:table-cell office:value-type="float" office:value="259260" calcext:value-type="float">
            <text:p>259260</text:p>
          </table:table-cell>
          <table:table-cell office:value-type="float" office:value="311112" calcext:value-type="float">
            <text:p>311112</text:p>
          </table:table-cell>
          <table:table-cell office:value-type="float" office:value="1440167" calcext:value-type="float">
            <text:p>1440167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86899" calcext:value-type="float">
            <text:p>86899</text:p>
          </table:table-cell>
          <table:table-cell office:value-type="float" office:value="104279" calcext:value-type="float">
            <text:p>104279</text:p>
          </table:table-cell>
          <table:table-cell office:value-type="float" office:value="125135" calcext:value-type="float">
            <text:p>125135</text:p>
          </table:table-cell>
          <table:table-cell office:value-type="float" office:value="150162" calcext:value-type="float">
            <text:p>150162</text:p>
          </table:table-cell>
          <table:table-cell office:value-type="float" office:value="39298" calcext:value-type="float">
            <text:p>39298</text:p>
          </table:table-cell>
          <table:table-cell office:value-type="float" office:value="216233" calcext:value-type="float">
            <text:p>216233</text:p>
          </table:table-cell>
          <table:table-cell office:value-type="float" office:value="259480" calcext:value-type="float">
            <text:p>259480</text:p>
          </table:table-cell>
          <table:table-cell office:value-type="float" office:value="311376" calcext:value-type="float">
            <text:p>311376</text:p>
          </table:table-cell>
          <table:table-cell office:value-type="float" office:value="373651" calcext:value-type="float">
            <text:p>373651</text:p>
          </table:table-cell>
          <table:table-cell office:value-type="float" office:value="448381" calcext:value-type="float">
            <text:p>448381</text:p>
          </table:table-cell>
          <table:table-cell office:value-type="float" office:value="2075596" calcext:value-type="float">
            <text:p>2075596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53711" calcext:value-type="float">
            <text:p>53711</text:p>
          </table:table-cell>
          <table:table-cell office:value-type="float" office:value="64453" calcext:value-type="float">
            <text:p>64453</text:p>
          </table:table-cell>
          <table:table-cell office:value-type="float" office:value="77344" calcext:value-type="float">
            <text:p>77344</text:p>
          </table:table-cell>
          <table:table-cell office:value-type="float" office:value="92813" calcext:value-type="float">
            <text:p>92813</text:p>
          </table:table-cell>
          <table:table-cell office:value-type="float" office:value="58951" calcext:value-type="float">
            <text:p>58951</text:p>
          </table:table-cell>
          <table:table-cell office:value-type="float" office:value="133651" calcext:value-type="float">
            <text:p>133651</text:p>
          </table:table-cell>
          <table:table-cell office:value-type="float" office:value="160381" calcext:value-type="float">
            <text:p>160381</text:p>
          </table:table-cell>
          <table:table-cell office:value-type="float" office:value="192457" calcext:value-type="float">
            <text:p>192457</text:p>
          </table:table-cell>
          <table:table-cell office:value-type="float" office:value="230948" calcext:value-type="float">
            <text:p>230948</text:p>
          </table:table-cell>
          <table:table-cell office:value-type="float" office:value="277138" calcext:value-type="float">
            <text:p>277138</text:p>
          </table:table-cell>
          <table:table-cell office:value-type="float" office:value="1282896" calcext:value-type="float">
            <text:p>1282896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9532" calcext:value-type="float">
            <text:p>9532</text:p>
          </table:table-cell>
          <table:table-cell office:value-type="float" office:value="11438" calcext:value-type="float">
            <text:p>11438</text:p>
          </table:table-cell>
          <table:table-cell office:value-type="float" office:value="13726" calcext:value-type="float">
            <text:p>13726</text:p>
          </table:table-cell>
          <table:table-cell office:value-type="float" office:value="16471" calcext:value-type="float">
            <text:p>16471</text:p>
          </table:table-cell>
          <table:table-cell office:value-type="float" office:value="85318" calcext:value-type="float">
            <text:p>85318</text:p>
          </table:table-cell>
          <table:table-cell office:value-type="float" office:value="23718" calcext:value-type="float">
            <text:p>23718</text:p>
          </table:table-cell>
          <table:table-cell office:value-type="float" office:value="28462" calcext:value-type="float">
            <text:p>28462</text:p>
          </table:table-cell>
          <table:table-cell office:value-type="float" office:value="34154" calcext:value-type="float">
            <text:p>34154</text:p>
          </table:table-cell>
          <table:table-cell office:value-type="float" office:value="40985" calcext:value-type="float">
            <text:p>40985</text:p>
          </table:table-cell>
          <table:table-cell office:value-type="float" office:value="49182" calcext:value-type="float">
            <text:p>49182</text:p>
          </table:table-cell>
          <table:table-cell office:value-type="float" office:value="227668" calcext:value-type="float">
            <text:p>227668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6053" calcext:value-type="float">
            <text:p>26053</text:p>
          </table:table-cell>
          <table:table-cell office:value-type="float" office:value="31264" calcext:value-type="float">
            <text:p>31264</text:p>
          </table:table-cell>
          <table:table-cell office:value-type="float" office:value="37517" calcext:value-type="float">
            <text:p>37517</text:p>
          </table:table-cell>
          <table:table-cell office:value-type="float" office:value="45020" calcext:value-type="float">
            <text:p>45020</text:p>
          </table:table-cell>
          <table:table-cell office:value-type="float" office:value="33754" calcext:value-type="float">
            <text:p>33754</text:p>
          </table:table-cell>
          <table:table-cell office:value-type="float" office:value="64829" calcext:value-type="float">
            <text:p>64829</text:p>
          </table:table-cell>
          <table:table-cell office:value-type="float" office:value="77795" calcext:value-type="float">
            <text:p>77795</text:p>
          </table:table-cell>
          <table:table-cell office:value-type="float" office:value="93354" calcext:value-type="float">
            <text:p>93354</text:p>
          </table:table-cell>
          <table:table-cell office:value-type="float" office:value="112025" calcext:value-type="float">
            <text:p>112025</text:p>
          </table:table-cell>
          <table:table-cell office:value-type="float" office:value="134430" calcext:value-type="float">
            <text:p>134430</text:p>
          </table:table-cell>
          <table:table-cell office:value-type="float" office:value="622287" calcext:value-type="float">
            <text:p>622287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3452" calcext:value-type="float">
            <text:p>3452</text:p>
          </table:table-cell>
          <table:table-cell office:value-type="float" office:value="4142" calcext:value-type="float">
            <text:p>4142</text:p>
          </table:table-cell>
          <table:table-cell office:value-type="float" office:value="4970" calcext:value-type="float">
            <text:p>4970</text:p>
          </table:table-cell>
          <table:table-cell office:value-type="float" office:value="5964" calcext:value-type="float">
            <text:p>5964</text:p>
          </table:table-cell>
          <table:table-cell office:value-type="float" office:value="33053" calcext:value-type="float">
            <text:p>33053</text:p>
          </table:table-cell>
          <table:table-cell office:value-type="float" office:value="8588" calcext:value-type="float">
            <text:p>8588</text:p>
          </table:table-cell>
          <table:table-cell office:value-type="float" office:value="10306" calcext:value-type="float">
            <text:p>10306</text:p>
          </table:table-cell>
          <table:table-cell office:value-type="float" office:value="12367" calcext:value-type="float">
            <text:p>12367</text:p>
          </table:table-cell>
          <table:table-cell office:value-type="float" office:value="14840" calcext:value-type="float">
            <text:p>14840</text:p>
          </table:table-cell>
          <table:table-cell office:value-type="float" office:value="17808" calcext:value-type="float">
            <text:p>17808</text:p>
          </table:table-cell>
          <table:table-cell office:value-type="float" office:value="82437" calcext:value-type="float">
            <text:p>82437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27196" calcext:value-type="float">
            <text:p>27196</text:p>
          </table:table-cell>
          <table:table-cell office:value-type="float" office:value="32635" calcext:value-type="float">
            <text:p>32635</text:p>
          </table:table-cell>
          <table:table-cell office:value-type="float" office:value="39162" calcext:value-type="float">
            <text:p>39162</text:p>
          </table:table-cell>
          <table:table-cell office:value-type="float" office:value="46994" calcext:value-type="float">
            <text:p>46994</text:p>
          </table:table-cell>
          <table:table-cell office:value-type="float" office:value="81374" calcext:value-type="float">
            <text:p>81374</text:p>
          </table:table-cell>
          <table:table-cell office:value-type="float" office:value="67672" calcext:value-type="float">
            <text:p>67672</text:p>
          </table:table-cell>
          <table:table-cell office:value-type="float" office:value="81206" calcext:value-type="float">
            <text:p>81206</text:p>
          </table:table-cell>
          <table:table-cell office:value-type="float" office:value="97447" calcext:value-type="float">
            <text:p>97447</text:p>
          </table:table-cell>
          <table:table-cell office:value-type="float" office:value="116936" calcext:value-type="float">
            <text:p>116936</text:p>
          </table:table-cell>
          <table:table-cell office:value-type="float" office:value="140323" calcext:value-type="float">
            <text:p>140323</text:p>
          </table:table-cell>
          <table:table-cell office:value-type="float" office:value="649571" calcext:value-type="float">
            <text:p>649571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2474" calcext:value-type="float">
            <text:p>12474</text:p>
          </table:table-cell>
          <table:table-cell office:value-type="float" office:value="14969" calcext:value-type="float">
            <text:p>14969</text:p>
          </table:table-cell>
          <table:table-cell office:value-type="float" office:value="17963" calcext:value-type="float">
            <text:p>17963</text:p>
          </table:table-cell>
          <table:table-cell office:value-type="float" office:value="21556" calcext:value-type="float">
            <text:p>21556</text:p>
          </table:table-cell>
          <table:table-cell office:value-type="float" office:value="53303" calcext:value-type="float">
            <text:p>53303</text:p>
          </table:table-cell>
          <table:table-cell office:value-type="float" office:value="31040" calcext:value-type="float">
            <text:p>31040</text:p>
          </table:table-cell>
          <table:table-cell office:value-type="float" office:value="37248" calcext:value-type="float">
            <text:p>37248</text:p>
          </table:table-cell>
          <table:table-cell office:value-type="float" office:value="44698" calcext:value-type="float">
            <text:p>44698</text:p>
          </table:table-cell>
          <table:table-cell office:value-type="float" office:value="53638" calcext:value-type="float">
            <text:p>53638</text:p>
          </table:table-cell>
          <table:table-cell office:value-type="float" office:value="64366" calcext:value-type="float">
            <text:p>64366</text:p>
          </table:table-cell>
          <table:table-cell office:value-type="float" office:value="297952" calcext:value-type="float">
            <text:p>297952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2630" calcext:value-type="float">
            <text:p>12630</text:p>
          </table:table-cell>
          <table:table-cell office:value-type="float" office:value="15156" calcext:value-type="float">
            <text:p>15156</text:p>
          </table:table-cell>
          <table:table-cell office:value-type="float" office:value="18187" calcext:value-type="float">
            <text:p>18187</text:p>
          </table:table-cell>
          <table:table-cell office:value-type="float" office:value="21824" calcext:value-type="float">
            <text:p>21824</text:p>
          </table:table-cell>
          <table:table-cell office:value-type="float" office:value="4366" calcext:value-type="float">
            <text:p>4366</text:p>
          </table:table-cell>
          <table:table-cell office:value-type="float" office:value="31427" calcext:value-type="float">
            <text:p>31427</text:p>
          </table:table-cell>
          <table:table-cell office:value-type="float" office:value="37712" calcext:value-type="float">
            <text:p>37712</text:p>
          </table:table-cell>
          <table:table-cell office:value-type="float" office:value="45254" calcext:value-type="float">
            <text:p>45254</text:p>
          </table:table-cell>
          <table:table-cell office:value-type="float" office:value="54305" calcext:value-type="float">
            <text:p>54305</text:p>
          </table:table-cell>
          <table:table-cell office:value-type="float" office:value="65166" calcext:value-type="float">
            <text:p>65166</text:p>
          </table:table-cell>
          <table:table-cell office:value-type="float" office:value="301661" calcext:value-type="float">
            <text:p>301661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61331" calcext:value-type="float">
            <text:p>61331</text:p>
          </table:table-cell>
          <table:table-cell office:value-type="float" office:value="73597" calcext:value-type="float">
            <text:p>73597</text:p>
          </table:table-cell>
          <table:table-cell office:value-type="float" office:value="88316" calcext:value-type="float">
            <text:p>88316</text:p>
          </table:table-cell>
          <table:table-cell office:value-type="float" office:value="105979" calcext:value-type="float">
            <text:p>105979</text:p>
          </table:table-cell>
          <table:table-cell office:value-type="float" office:value="15873" calcext:value-type="float">
            <text:p>15873</text:p>
          </table:table-cell>
          <table:table-cell office:value-type="float" office:value="152610" calcext:value-type="float">
            <text:p>152610</text:p>
          </table:table-cell>
          <table:table-cell office:value-type="float" office:value="183132" calcext:value-type="float">
            <text:p>183132</text:p>
          </table:table-cell>
          <table:table-cell office:value-type="float" office:value="219758" calcext:value-type="float">
            <text:p>219758</text:p>
          </table:table-cell>
          <table:table-cell office:value-type="float" office:value="263710" calcext:value-type="float">
            <text:p>263710</text:p>
          </table:table-cell>
          <table:table-cell office:value-type="float" office:value="316452" calcext:value-type="float">
            <text:p>316452</text:p>
          </table:table-cell>
          <table:table-cell office:value-type="float" office:value="1464885" calcext:value-type="float">
            <text:p>1464885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72882" calcext:value-type="float">
            <text:p>72882</text:p>
          </table:table-cell>
          <table:table-cell office:value-type="float" office:value="87458" calcext:value-type="float">
            <text:p>87458</text:p>
          </table:table-cell>
          <table:table-cell office:value-type="float" office:value="104950" calcext:value-type="float">
            <text:p>104950</text:p>
          </table:table-cell>
          <table:table-cell office:value-type="float" office:value="125940" calcext:value-type="float">
            <text:p>125940</text:p>
          </table:table-cell>
          <table:table-cell office:value-type="float" office:value="90317" calcext:value-type="float">
            <text:p>90317</text:p>
          </table:table-cell>
          <table:table-cell office:value-type="float" office:value="181354" calcext:value-type="float">
            <text:p>181354</text:p>
          </table:table-cell>
          <table:table-cell office:value-type="float" office:value="217625" calcext:value-type="float">
            <text:p>217625</text:p>
          </table:table-cell>
          <table:table-cell office:value-type="float" office:value="261150" calcext:value-type="float">
            <text:p>261150</text:p>
          </table:table-cell>
          <table:table-cell office:value-type="float" office:value="313380" calcext:value-type="float">
            <text:p>313380</text:p>
          </table:table-cell>
          <table:table-cell office:value-type="float" office:value="376056" calcext:value-type="float">
            <text:p>376056</text:p>
          </table:table-cell>
          <table:table-cell office:value-type="float" office:value="1740795" calcext:value-type="float">
            <text:p>1740795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92868" calcext:value-type="float">
            <text:p>92868</text:p>
          </table:table-cell>
          <table:table-cell office:value-type="float" office:value="111442" calcext:value-type="float">
            <text:p>111442</text:p>
          </table:table-cell>
          <table:table-cell office:value-type="float" office:value="133730" calcext:value-type="float">
            <text:p>133730</text:p>
          </table:table-cell>
          <table:table-cell office:value-type="float" office:value="160476" calcext:value-type="float">
            <text:p>160476</text:p>
          </table:table-cell>
          <table:table-cell office:value-type="float" office:value="9809" calcext:value-type="float">
            <text:p>9809</text:p>
          </table:table-cell>
          <table:table-cell office:value-type="float" office:value="231085" calcext:value-type="float">
            <text:p>231085</text:p>
          </table:table-cell>
          <table:table-cell office:value-type="float" office:value="277302" calcext:value-type="float">
            <text:p>277302</text:p>
          </table:table-cell>
          <table:table-cell office:value-type="float" office:value="332762" calcext:value-type="float">
            <text:p>332762</text:p>
          </table:table-cell>
          <table:table-cell office:value-type="float" office:value="399314" calcext:value-type="float">
            <text:p>399314</text:p>
          </table:table-cell>
          <table:table-cell office:value-type="float" office:value="479177" calcext:value-type="float">
            <text:p>479177</text:p>
          </table:table-cell>
          <table:table-cell office:value-type="float" office:value="2218156" calcext:value-type="float">
            <text:p>2218156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92751" calcext:value-type="float">
            <text:p>92751</text:p>
          </table:table-cell>
          <table:table-cell office:value-type="float" office:value="111301" calcext:value-type="float">
            <text:p>111301</text:p>
          </table:table-cell>
          <table:table-cell office:value-type="float" office:value="133561" calcext:value-type="float">
            <text:p>133561</text:p>
          </table:table-cell>
          <table:table-cell office:value-type="float" office:value="160273" calcext:value-type="float">
            <text:p>160273</text:p>
          </table:table-cell>
          <table:table-cell office:value-type="float" office:value="67036" calcext:value-type="float">
            <text:p>67036</text:p>
          </table:table-cell>
          <table:table-cell office:value-type="float" office:value="230794" calcext:value-type="float">
            <text:p>230794</text:p>
          </table:table-cell>
          <table:table-cell office:value-type="float" office:value="276953" calcext:value-type="float">
            <text:p>276953</text:p>
          </table:table-cell>
          <table:table-cell office:value-type="float" office:value="332344" calcext:value-type="float">
            <text:p>332344</text:p>
          </table:table-cell>
          <table:table-cell office:value-type="float" office:value="398813" calcext:value-type="float">
            <text:p>398813</text:p>
          </table:table-cell>
          <table:table-cell office:value-type="float" office:value="478576" calcext:value-type="float">
            <text:p>478576</text:p>
          </table:table-cell>
          <table:table-cell office:value-type="float" office:value="2215366" calcext:value-type="float">
            <text:p>2215366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440" calcext:value-type="float">
            <text:p>1440</text:p>
          </table:table-cell>
          <table:table-cell office:value-type="float" office:value="1728" calcext:value-type="float">
            <text:p>1728</text:p>
          </table:table-cell>
          <table:table-cell office:value-type="float" office:value="2074" calcext:value-type="float">
            <text:p>2074</text:p>
          </table:table-cell>
          <table:table-cell office:value-type="float" office:value="2489" calcext:value-type="float">
            <text:p>2489</text:p>
          </table:table-cell>
          <table:table-cell office:value-type="float" office:value="76038" calcext:value-type="float">
            <text:p>76038</text:p>
          </table:table-cell>
          <table:table-cell office:value-type="float" office:value="3584" calcext:value-type="float">
            <text:p>3584</text:p>
          </table:table-cell>
          <table:table-cell office:value-type="float" office:value="4301" calcext:value-type="float">
            <text:p>4301</text:p>
          </table:table-cell>
          <table:table-cell office:value-type="float" office:value="5161" calcext:value-type="float">
            <text:p>5161</text:p>
          </table:table-cell>
          <table:table-cell office:value-type="float" office:value="6193" calcext:value-type="float">
            <text:p>6193</text:p>
          </table:table-cell>
          <table:table-cell office:value-type="float" office:value="7432" calcext:value-type="float">
            <text:p>7432</text:p>
          </table:table-cell>
          <table:table-cell office:value-type="float" office:value="34402" calcext:value-type="float">
            <text:p>34402</text:p>
          </table:table-cell>
          <table:table-cell office:value-type="string" calcext:value-type="string">
            <text:p>Medium Number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23435" calcext:value-type="float">
            <text:p>23435</text:p>
          </table:table-cell>
          <table:table-cell office:value-type="float" office:value="28122" calcext:value-type="float">
            <text:p>28122</text:p>
          </table:table-cell>
          <table:table-cell office:value-type="float" office:value="33746" calcext:value-type="float">
            <text:p>33746</text:p>
          </table:table-cell>
          <table:table-cell office:value-type="float" office:value="40495" calcext:value-type="float">
            <text:p>40495</text:p>
          </table:table-cell>
          <table:table-cell office:value-type="float" office:value="44587" calcext:value-type="float">
            <text:p>44587</text:p>
          </table:table-cell>
          <table:table-cell office:value-type="float" office:value="58313" calcext:value-type="float">
            <text:p>58313</text:p>
          </table:table-cell>
          <table:table-cell office:value-type="float" office:value="69976" calcext:value-type="float">
            <text:p>69976</text:p>
          </table:table-cell>
          <table:table-cell office:value-type="float" office:value="83971" calcext:value-type="float">
            <text:p>83971</text:p>
          </table:table-cell>
          <table:table-cell office:value-type="float" office:value="100765" calcext:value-type="float">
            <text:p>100765</text:p>
          </table:table-cell>
          <table:table-cell office:value-type="float" office:value="120918" calcext:value-type="float">
            <text:p>120918</text:p>
          </table:table-cell>
          <table:table-cell office:value-type="float" office:value="559741" calcext:value-type="float">
            <text:p>559741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66922" calcext:value-type="float">
            <text:p>66922</text:p>
          </table:table-cell>
          <table:table-cell office:value-type="float" office:value="80306" calcext:value-type="float">
            <text:p>80306</text:p>
          </table:table-cell>
          <table:table-cell office:value-type="float" office:value="96367" calcext:value-type="float">
            <text:p>96367</text:p>
          </table:table-cell>
          <table:table-cell office:value-type="float" office:value="115640" calcext:value-type="float">
            <text:p>115640</text:p>
          </table:table-cell>
          <table:table-cell office:value-type="float" office:value="9070" calcext:value-type="float">
            <text:p>9070</text:p>
          </table:table-cell>
          <table:table-cell office:value-type="float" office:value="166522" calcext:value-type="float">
            <text:p>166522</text:p>
          </table:table-cell>
          <table:table-cell office:value-type="float" office:value="199826" calcext:value-type="float">
            <text:p>199826</text:p>
          </table:table-cell>
          <table:table-cell office:value-type="float" office:value="239791" calcext:value-type="float">
            <text:p>239791</text:p>
          </table:table-cell>
          <table:table-cell office:value-type="float" office:value="287749" calcext:value-type="float">
            <text:p>287749</text:p>
          </table:table-cell>
          <table:table-cell office:value-type="float" office:value="345299" calcext:value-type="float">
            <text:p>345299</text:p>
          </table:table-cell>
          <table:table-cell office:value-type="float" office:value="1598422" calcext:value-type="float">
            <text:p>1598422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28014" calcext:value-type="float">
            <text:p>28014</text:p>
          </table:table-cell>
          <table:table-cell office:value-type="float" office:value="33617" calcext:value-type="float">
            <text:p>33617</text:p>
          </table:table-cell>
          <table:table-cell office:value-type="float" office:value="40340" calcext:value-type="float">
            <text:p>40340</text:p>
          </table:table-cell>
          <table:table-cell office:value-type="float" office:value="48408" calcext:value-type="float">
            <text:p>48408</text:p>
          </table:table-cell>
          <table:table-cell office:value-type="float" office:value="67100" calcext:value-type="float">
            <text:p>67100</text:p>
          </table:table-cell>
          <table:table-cell office:value-type="float" office:value="69708" calcext:value-type="float">
            <text:p>69708</text:p>
          </table:table-cell>
          <table:table-cell office:value-type="float" office:value="83650" calcext:value-type="float">
            <text:p>83650</text:p>
          </table:table-cell>
          <table:table-cell office:value-type="float" office:value="100380" calcext:value-type="float">
            <text:p>100380</text:p>
          </table:table-cell>
          <table:table-cell office:value-type="float" office:value="120456" calcext:value-type="float">
            <text:p>120456</text:p>
          </table:table-cell>
          <table:table-cell office:value-type="float" office:value="144547" calcext:value-type="float">
            <text:p>144547</text:p>
          </table:table-cell>
          <table:table-cell office:value-type="float" office:value="669120" calcext:value-type="float">
            <text:p>669120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81379" calcext:value-type="float">
            <text:p>81379</text:p>
          </table:table-cell>
          <table:table-cell office:value-type="float" office:value="97655" calcext:value-type="float">
            <text:p>97655</text:p>
          </table:table-cell>
          <table:table-cell office:value-type="float" office:value="117186" calcext:value-type="float">
            <text:p>117186</text:p>
          </table:table-cell>
          <table:table-cell office:value-type="float" office:value="140623" calcext:value-type="float">
            <text:p>140623</text:p>
          </table:table-cell>
          <table:table-cell office:value-type="float" office:value="79002" calcext:value-type="float">
            <text:p>79002</text:p>
          </table:table-cell>
          <table:table-cell office:value-type="float" office:value="202498" calcext:value-type="float">
            <text:p>202498</text:p>
          </table:table-cell>
          <table:table-cell office:value-type="float" office:value="242998" calcext:value-type="float">
            <text:p>242998</text:p>
          </table:table-cell>
          <table:table-cell office:value-type="float" office:value="291598" calcext:value-type="float">
            <text:p>291598</text:p>
          </table:table-cell>
          <table:table-cell office:value-type="float" office:value="349918" calcext:value-type="float">
            <text:p>349918</text:p>
          </table:table-cell>
          <table:table-cell office:value-type="float" office:value="419902" calcext:value-type="float">
            <text:p>419902</text:p>
          </table:table-cell>
          <table:table-cell office:value-type="float" office:value="1943757" calcext:value-type="float">
            <text:p>1943757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82735" calcext:value-type="float">
            <text:p>82735</text:p>
          </table:table-cell>
          <table:table-cell office:value-type="float" office:value="99282" calcext:value-type="float">
            <text:p>99282</text:p>
          </table:table-cell>
          <table:table-cell office:value-type="float" office:value="119138" calcext:value-type="float">
            <text:p>119138</text:p>
          </table:table-cell>
          <table:table-cell office:value-type="float" office:value="142966" calcext:value-type="float">
            <text:p>142966</text:p>
          </table:table-cell>
          <table:table-cell office:value-type="float" office:value="99218" calcext:value-type="float">
            <text:p>99218</text:p>
          </table:table-cell>
          <table:table-cell office:value-type="float" office:value="205871" calcext:value-type="float">
            <text:p>205871</text:p>
          </table:table-cell>
          <table:table-cell office:value-type="float" office:value="247045" calcext:value-type="float">
            <text:p>247045</text:p>
          </table:table-cell>
          <table:table-cell office:value-type="float" office:value="296454" calcext:value-type="float">
            <text:p>296454</text:p>
          </table:table-cell>
          <table:table-cell office:value-type="float" office:value="355745" calcext:value-type="float">
            <text:p>355745</text:p>
          </table:table-cell>
          <table:table-cell office:value-type="float" office:value="426894" calcext:value-type="float">
            <text:p>426894</text:p>
          </table:table-cell>
          <table:table-cell office:value-type="float" office:value="1976130" calcext:value-type="float">
            <text:p>1976130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58407" calcext:value-type="float">
            <text:p>58407</text:p>
          </table:table-cell>
          <table:table-cell office:value-type="float" office:value="70088" calcext:value-type="float">
            <text:p>70088</text:p>
          </table:table-cell>
          <table:table-cell office:value-type="float" office:value="84106" calcext:value-type="float">
            <text:p>84106</text:p>
          </table:table-cell>
          <table:table-cell office:value-type="float" office:value="100927" calcext:value-type="float">
            <text:p>100927</text:p>
          </table:table-cell>
          <table:table-cell office:value-type="float" office:value="21183" calcext:value-type="float">
            <text:p>21183</text:p>
          </table:table-cell>
          <table:table-cell office:value-type="float" office:value="145334" calcext:value-type="float">
            <text:p>145334</text:p>
          </table:table-cell>
          <table:table-cell office:value-type="float" office:value="174401" calcext:value-type="float">
            <text:p>174401</text:p>
          </table:table-cell>
          <table:table-cell office:value-type="float" office:value="209281" calcext:value-type="float">
            <text:p>209281</text:p>
          </table:table-cell>
          <table:table-cell office:value-type="float" office:value="251137" calcext:value-type="float">
            <text:p>251137</text:p>
          </table:table-cell>
          <table:table-cell office:value-type="float" office:value="301364" calcext:value-type="float">
            <text:p>301364</text:p>
          </table:table-cell>
          <table:table-cell office:value-type="float" office:value="1395045" calcext:value-type="float">
            <text:p>1395045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46092" calcext:value-type="float">
            <text:p>46092</text:p>
          </table:table-cell>
          <table:table-cell office:value-type="float" office:value="55310" calcext:value-type="float">
            <text:p>55310</text:p>
          </table:table-cell>
          <table:table-cell office:value-type="float" office:value="66372" calcext:value-type="float">
            <text:p>66372</text:p>
          </table:table-cell>
          <table:table-cell office:value-type="float" office:value="79646" calcext:value-type="float">
            <text:p>79646</text:p>
          </table:table-cell>
          <table:table-cell office:value-type="float" office:value="57466" calcext:value-type="float">
            <text:p>57466</text:p>
          </table:table-cell>
          <table:table-cell office:value-type="float" office:value="114690" calcext:value-type="float">
            <text:p>114690</text:p>
          </table:table-cell>
          <table:table-cell office:value-type="float" office:value="137628" calcext:value-type="float">
            <text:p>137628</text:p>
          </table:table-cell>
          <table:table-cell office:value-type="float" office:value="165154" calcext:value-type="float">
            <text:p>165154</text:p>
          </table:table-cell>
          <table:table-cell office:value-type="float" office:value="198185" calcext:value-type="float">
            <text:p>198185</text:p>
          </table:table-cell>
          <table:table-cell office:value-type="float" office:value="237822" calcext:value-type="float">
            <text:p>237822</text:p>
          </table:table-cell>
          <table:table-cell office:value-type="float" office:value="1100899" calcext:value-type="float">
            <text:p>1100899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40119" calcext:value-type="float">
            <text:p>40119</text:p>
          </table:table-cell>
          <table:table-cell office:value-type="float" office:value="48143" calcext:value-type="float">
            <text:p>48143</text:p>
          </table:table-cell>
          <table:table-cell office:value-type="float" office:value="57772" calcext:value-type="float">
            <text:p>57772</text:p>
          </table:table-cell>
          <table:table-cell office:value-type="float" office:value="69326" calcext:value-type="float">
            <text:p>69326</text:p>
          </table:table-cell>
          <table:table-cell office:value-type="float" office:value="28823" calcext:value-type="float">
            <text:p>28823</text:p>
          </table:table-cell>
          <table:table-cell office:value-type="float" office:value="99829" calcext:value-type="float">
            <text:p>99829</text:p>
          </table:table-cell>
          <table:table-cell office:value-type="float" office:value="119795" calcext:value-type="float">
            <text:p>119795</text:p>
          </table:table-cell>
          <table:table-cell office:value-type="float" office:value="143754" calcext:value-type="float">
            <text:p>143754</text:p>
          </table:table-cell>
          <table:table-cell office:value-type="float" office:value="172505" calcext:value-type="float">
            <text:p>172505</text:p>
          </table:table-cell>
          <table:table-cell office:value-type="float" office:value="207006" calcext:value-type="float">
            <text:p>207006</text:p>
          </table:table-cell>
          <table:table-cell office:value-type="float" office:value="958249" calcext:value-type="float">
            <text:p>958249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61981" calcext:value-type="float">
            <text:p>61981</text:p>
          </table:table-cell>
          <table:table-cell office:value-type="float" office:value="74377" calcext:value-type="float">
            <text:p>74377</text:p>
          </table:table-cell>
          <table:table-cell office:value-type="float" office:value="89252" calcext:value-type="float">
            <text:p>89252</text:p>
          </table:table-cell>
          <table:table-cell office:value-type="float" office:value="107102" calcext:value-type="float">
            <text:p>107102</text:p>
          </table:table-cell>
          <table:table-cell office:value-type="float" office:value="57146" calcext:value-type="float">
            <text:p>57146</text:p>
          </table:table-cell>
          <table:table-cell office:value-type="float" office:value="154226" calcext:value-type="float">
            <text:p>154226</text:p>
          </table:table-cell>
          <table:table-cell office:value-type="float" office:value="185071" calcext:value-type="float">
            <text:p>185071</text:p>
          </table:table-cell>
          <table:table-cell office:value-type="float" office:value="222085" calcext:value-type="float">
            <text:p>222085</text:p>
          </table:table-cell>
          <table:table-cell office:value-type="float" office:value="266502" calcext:value-type="float">
            <text:p>266502</text:p>
          </table:table-cell>
          <table:table-cell office:value-type="float" office:value="319802" calcext:value-type="float">
            <text:p>319802</text:p>
          </table:table-cell>
          <table:table-cell office:value-type="float" office:value="1480398" calcext:value-type="float">
            <text:p>1480398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42396" calcext:value-type="float">
            <text:p>42396</text:p>
          </table:table-cell>
          <table:table-cell office:value-type="float" office:value="50875" calcext:value-type="float">
            <text:p>50875</text:p>
          </table:table-cell>
          <table:table-cell office:value-type="float" office:value="61050" calcext:value-type="float">
            <text:p>61050</text:p>
          </table:table-cell>
          <table:table-cell office:value-type="float" office:value="73260" calcext:value-type="float">
            <text:p>73260</text:p>
          </table:table-cell>
          <table:table-cell office:value-type="float" office:value="73391" calcext:value-type="float">
            <text:p>73391</text:p>
          </table:table-cell>
          <table:table-cell office:value-type="float" office:value="105494" calcext:value-type="float">
            <text:p>105494</text:p>
          </table:table-cell>
          <table:table-cell office:value-type="float" office:value="126593" calcext:value-type="float">
            <text:p>126593</text:p>
          </table:table-cell>
          <table:table-cell office:value-type="float" office:value="151912" calcext:value-type="float">
            <text:p>151912</text:p>
          </table:table-cell>
          <table:table-cell office:value-type="float" office:value="182294" calcext:value-type="float">
            <text:p>182294</text:p>
          </table:table-cell>
          <table:table-cell office:value-type="float" office:value="218753" calcext:value-type="float">
            <text:p>218753</text:p>
          </table:table-cell>
          <table:table-cell office:value-type="float" office:value="1012627" calcext:value-type="float">
            <text:p>1012627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76925" calcext:value-type="float">
            <text:p>76925</text:p>
          </table:table-cell>
          <table:table-cell office:value-type="float" office:value="92310" calcext:value-type="float">
            <text:p>92310</text:p>
          </table:table-cell>
          <table:table-cell office:value-type="float" office:value="110772" calcext:value-type="float">
            <text:p>110772</text:p>
          </table:table-cell>
          <table:table-cell office:value-type="float" office:value="132926" calcext:value-type="float">
            <text:p>132926</text:p>
          </table:table-cell>
          <table:table-cell office:value-type="float" office:value="61740" calcext:value-type="float">
            <text:p>61740</text:p>
          </table:table-cell>
          <table:table-cell office:value-type="float" office:value="191413" calcext:value-type="float">
            <text:p>191413</text:p>
          </table:table-cell>
          <table:table-cell office:value-type="float" office:value="229696" calcext:value-type="float">
            <text:p>229696</text:p>
          </table:table-cell>
          <table:table-cell office:value-type="float" office:value="275635" calcext:value-type="float">
            <text:p>275635</text:p>
          </table:table-cell>
          <table:table-cell office:value-type="float" office:value="330762" calcext:value-type="float">
            <text:p>330762</text:p>
          </table:table-cell>
          <table:table-cell office:value-type="float" office:value="396914" calcext:value-type="float">
            <text:p>396914</text:p>
          </table:table-cell>
          <table:table-cell office:value-type="float" office:value="1837353" calcext:value-type="float">
            <text:p>1837353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7266" calcext:value-type="float">
            <text:p>7266</text:p>
          </table:table-cell>
          <table:table-cell office:value-type="float" office:value="8719" calcext:value-type="float">
            <text:p>8719</text:p>
          </table:table-cell>
          <table:table-cell office:value-type="float" office:value="10463" calcext:value-type="float">
            <text:p>10463</text:p>
          </table:table-cell>
          <table:table-cell office:value-type="float" office:value="12556" calcext:value-type="float">
            <text:p>12556</text:p>
          </table:table-cell>
          <table:table-cell office:value-type="float" office:value="47999" calcext:value-type="float">
            <text:p>47999</text:p>
          </table:table-cell>
          <table:table-cell office:value-type="float" office:value="18080" calcext:value-type="float">
            <text:p>18080</text:p>
          </table:table-cell>
          <table:table-cell office:value-type="float" office:value="21696" calcext:value-type="float">
            <text:p>21696</text:p>
          </table:table-cell>
          <table:table-cell office:value-type="float" office:value="26035" calcext:value-type="float">
            <text:p>26035</text:p>
          </table:table-cell>
          <table:table-cell office:value-type="float" office:value="31242" calcext:value-type="float">
            <text:p>31242</text:p>
          </table:table-cell>
          <table:table-cell office:value-type="float" office:value="37490" calcext:value-type="float">
            <text:p>37490</text:p>
          </table:table-cell>
          <table:table-cell office:value-type="float" office:value="173547" calcext:value-type="float">
            <text:p>173547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8787" calcext:value-type="float">
            <text:p>8787</text:p>
          </table:table-cell>
          <table:table-cell office:value-type="float" office:value="10544" calcext:value-type="float">
            <text:p>10544</text:p>
          </table:table-cell>
          <table:table-cell office:value-type="float" office:value="12653" calcext:value-type="float">
            <text:p>12653</text:p>
          </table:table-cell>
          <table:table-cell office:value-type="float" office:value="15184" calcext:value-type="float">
            <text:p>15184</text:p>
          </table:table-cell>
          <table:table-cell office:value-type="float" office:value="68746" calcext:value-type="float">
            <text:p>68746</text:p>
          </table:table-cell>
          <table:table-cell office:value-type="float" office:value="21865" calcext:value-type="float">
            <text:p>21865</text:p>
          </table:table-cell>
          <table:table-cell office:value-type="float" office:value="26238" calcext:value-type="float">
            <text:p>26238</text:p>
          </table:table-cell>
          <table:table-cell office:value-type="float" office:value="31486" calcext:value-type="float">
            <text:p>31486</text:p>
          </table:table-cell>
          <table:table-cell office:value-type="float" office:value="37783" calcext:value-type="float">
            <text:p>37783</text:p>
          </table:table-cell>
          <table:table-cell office:value-type="float" office:value="45340" calcext:value-type="float">
            <text:p>45340</text:p>
          </table:table-cell>
          <table:table-cell office:value-type="float" office:value="209880" calcext:value-type="float">
            <text:p>209880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38523" calcext:value-type="float">
            <text:p>38523</text:p>
          </table:table-cell>
          <table:table-cell office:value-type="float" office:value="46228" calcext:value-type="float">
            <text:p>46228</text:p>
          </table:table-cell>
          <table:table-cell office:value-type="float" office:value="55474" calcext:value-type="float">
            <text:p>55474</text:p>
          </table:table-cell>
          <table:table-cell office:value-type="float" office:value="66569" calcext:value-type="float">
            <text:p>66569</text:p>
          </table:table-cell>
          <table:table-cell office:value-type="float" office:value="25416" calcext:value-type="float">
            <text:p>25416</text:p>
          </table:table-cell>
          <table:table-cell office:value-type="float" office:value="95860" calcext:value-type="float">
            <text:p>95860</text:p>
          </table:table-cell>
          <table:table-cell office:value-type="float" office:value="115032" calcext:value-type="float">
            <text:p>115032</text:p>
          </table:table-cell>
          <table:table-cell office:value-type="float" office:value="138038" calcext:value-type="float">
            <text:p>138038</text:p>
          </table:table-cell>
          <table:table-cell office:value-type="float" office:value="165646" calcext:value-type="float">
            <text:p>165646</text:p>
          </table:table-cell>
          <table:table-cell office:value-type="float" office:value="198775" calcext:value-type="float">
            <text:p>198775</text:p>
          </table:table-cell>
          <table:table-cell office:value-type="float" office:value="920145" calcext:value-type="float">
            <text:p>920145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44920" calcext:value-type="float">
            <text:p>44920</text:p>
          </table:table-cell>
          <table:table-cell office:value-type="float" office:value="53904" calcext:value-type="float">
            <text:p>53904</text:p>
          </table:table-cell>
          <table:table-cell office:value-type="float" office:value="64685" calcext:value-type="float">
            <text:p>64685</text:p>
          </table:table-cell>
          <table:table-cell office:value-type="float" office:value="77622" calcext:value-type="float">
            <text:p>77622</text:p>
          </table:table-cell>
          <table:table-cell office:value-type="float" office:value="53096" calcext:value-type="float">
            <text:p>53096</text:p>
          </table:table-cell>
          <table:table-cell office:value-type="float" office:value="111775" calcext:value-type="float">
            <text:p>111775</text:p>
          </table:table-cell>
          <table:table-cell office:value-type="float" office:value="134130" calcext:value-type="float">
            <text:p>134130</text:p>
          </table:table-cell>
          <table:table-cell office:value-type="float" office:value="160956" calcext:value-type="float">
            <text:p>160956</text:p>
          </table:table-cell>
          <table:table-cell office:value-type="float" office:value="193147" calcext:value-type="float">
            <text:p>193147</text:p>
          </table:table-cell>
          <table:table-cell office:value-type="float" office:value="231776" calcext:value-type="float">
            <text:p>231776</text:p>
          </table:table-cell>
          <table:table-cell office:value-type="float" office:value="1072915" calcext:value-type="float">
            <text:p>1072915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44002" calcext:value-type="float">
            <text:p>44002</text:p>
          </table:table-cell>
          <table:table-cell office:value-type="float" office:value="52802" calcext:value-type="float">
            <text:p>52802</text:p>
          </table:table-cell>
          <table:table-cell office:value-type="float" office:value="63362" calcext:value-type="float">
            <text:p>63362</text:p>
          </table:table-cell>
          <table:table-cell office:value-type="float" office:value="76034" calcext:value-type="float">
            <text:p>76034</text:p>
          </table:table-cell>
          <table:table-cell office:value-type="float" office:value="14848" calcext:value-type="float">
            <text:p>14848</text:p>
          </table:table-cell>
          <table:table-cell office:value-type="float" office:value="109489" calcext:value-type="float">
            <text:p>109489</text:p>
          </table:table-cell>
          <table:table-cell office:value-type="float" office:value="131387" calcext:value-type="float">
            <text:p>131387</text:p>
          </table:table-cell>
          <table:table-cell office:value-type="float" office:value="157664" calcext:value-type="float">
            <text:p>157664</text:p>
          </table:table-cell>
          <table:table-cell office:value-type="float" office:value="189197" calcext:value-type="float">
            <text:p>189197</text:p>
          </table:table-cell>
          <table:table-cell office:value-type="float" office:value="227036" calcext:value-type="float">
            <text:p>227036</text:p>
          </table:table-cell>
          <table:table-cell office:value-type="float" office:value="1050973" calcext:value-type="float">
            <text:p>1050973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4715" calcext:value-type="float">
            <text:p>14715</text:p>
          </table:table-cell>
          <table:table-cell office:value-type="float" office:value="17658" calcext:value-type="float">
            <text:p>17658</text:p>
          </table:table-cell>
          <table:table-cell office:value-type="float" office:value="21190" calcext:value-type="float">
            <text:p>21190</text:p>
          </table:table-cell>
          <table:table-cell office:value-type="float" office:value="25428" calcext:value-type="float">
            <text:p>25428</text:p>
          </table:table-cell>
          <table:table-cell office:value-type="float" office:value="17319" calcext:value-type="float">
            <text:p>17319</text:p>
          </table:table-cell>
          <table:table-cell office:value-type="float" office:value="36617" calcext:value-type="float">
            <text:p>36617</text:p>
          </table:table-cell>
          <table:table-cell office:value-type="float" office:value="43940" calcext:value-type="float">
            <text:p>43940</text:p>
          </table:table-cell>
          <table:table-cell office:value-type="float" office:value="52728" calcext:value-type="float">
            <text:p>52728</text:p>
          </table:table-cell>
          <table:table-cell office:value-type="float" office:value="63274" calcext:value-type="float">
            <text:p>63274</text:p>
          </table:table-cell>
          <table:table-cell office:value-type="float" office:value="75929" calcext:value-type="float">
            <text:p>75929</text:p>
          </table:table-cell>
          <table:table-cell office:value-type="float" office:value="351479" calcext:value-type="float">
            <text:p>351479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56380" calcext:value-type="float">
            <text:p>56380</text:p>
          </table:table-cell>
          <table:table-cell office:value-type="float" office:value="67656" calcext:value-type="float">
            <text:p>67656</text:p>
          </table:table-cell>
          <table:table-cell office:value-type="float" office:value="81187" calcext:value-type="float">
            <text:p>81187</text:p>
          </table:table-cell>
          <table:table-cell office:value-type="float" office:value="97424" calcext:value-type="float">
            <text:p>97424</text:p>
          </table:table-cell>
          <table:table-cell office:value-type="float" office:value="20856" calcext:value-type="float">
            <text:p>20856</text:p>
          </table:table-cell>
          <table:table-cell office:value-type="float" office:value="140291" calcext:value-type="float">
            <text:p>140291</text:p>
          </table:table-cell>
          <table:table-cell office:value-type="float" office:value="168349" calcext:value-type="float">
            <text:p>168349</text:p>
          </table:table-cell>
          <table:table-cell office:value-type="float" office:value="202019" calcext:value-type="float">
            <text:p>202019</text:p>
          </table:table-cell>
          <table:table-cell office:value-type="float" office:value="242423" calcext:value-type="float">
            <text:p>242423</text:p>
          </table:table-cell>
          <table:table-cell office:value-type="float" office:value="290908" calcext:value-type="float">
            <text:p>290908</text:p>
          </table:table-cell>
          <table:table-cell office:value-type="float" office:value="1346637" calcext:value-type="float">
            <text:p>1346637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23711" calcext:value-type="float">
            <text:p>23711</text:p>
          </table:table-cell>
          <table:table-cell office:value-type="float" office:value="28453" calcext:value-type="float">
            <text:p>28453</text:p>
          </table:table-cell>
          <table:table-cell office:value-type="float" office:value="34144" calcext:value-type="float">
            <text:p>34144</text:p>
          </table:table-cell>
          <table:table-cell office:value-type="float" office:value="40973" calcext:value-type="float">
            <text:p>40973</text:p>
          </table:table-cell>
          <table:table-cell office:value-type="float" office:value="59097" calcext:value-type="float">
            <text:p>59097</text:p>
          </table:table-cell>
          <table:table-cell office:value-type="float" office:value="59002" calcext:value-type="float">
            <text:p>59002</text:p>
          </table:table-cell>
          <table:table-cell office:value-type="float" office:value="70802" calcext:value-type="float">
            <text:p>70802</text:p>
          </table:table-cell>
          <table:table-cell office:value-type="float" office:value="84962" calcext:value-type="float">
            <text:p>84962</text:p>
          </table:table-cell>
          <table:table-cell office:value-type="float" office:value="101954" calcext:value-type="float">
            <text:p>101954</text:p>
          </table:table-cell>
          <table:table-cell office:value-type="float" office:value="122345" calcext:value-type="float">
            <text:p>122345</text:p>
          </table:table-cell>
          <table:table-cell office:value-type="float" office:value="566346" calcext:value-type="float">
            <text:p>566346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78769" calcext:value-type="float">
            <text:p>78769</text:p>
          </table:table-cell>
          <table:table-cell office:value-type="float" office:value="94523" calcext:value-type="float">
            <text:p>94523</text:p>
          </table:table-cell>
          <table:table-cell office:value-type="float" office:value="113428" calcext:value-type="float">
            <text:p>113428</text:p>
          </table:table-cell>
          <table:table-cell office:value-type="float" office:value="136114" calcext:value-type="float">
            <text:p>136114</text:p>
          </table:table-cell>
          <table:table-cell office:value-type="float" office:value="19134" calcext:value-type="float">
            <text:p>19134</text:p>
          </table:table-cell>
          <table:table-cell office:value-type="float" office:value="196004" calcext:value-type="float">
            <text:p>196004</text:p>
          </table:table-cell>
          <table:table-cell office:value-type="float" office:value="235205" calcext:value-type="float">
            <text:p>235205</text:p>
          </table:table-cell>
          <table:table-cell office:value-type="float" office:value="282246" calcext:value-type="float">
            <text:p>282246</text:p>
          </table:table-cell>
          <table:table-cell office:value-type="float" office:value="338695" calcext:value-type="float">
            <text:p>338695</text:p>
          </table:table-cell>
          <table:table-cell office:value-type="float" office:value="406434" calcext:value-type="float">
            <text:p>406434</text:p>
          </table:table-cell>
          <table:table-cell office:value-type="float" office:value="1881418" calcext:value-type="float">
            <text:p>1881418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42578" calcext:value-type="float">
            <text:p>42578</text:p>
          </table:table-cell>
          <table:table-cell office:value-type="float" office:value="51094" calcext:value-type="float">
            <text:p>51094</text:p>
          </table:table-cell>
          <table:table-cell office:value-type="float" office:value="61313" calcext:value-type="float">
            <text:p>61313</text:p>
          </table:table-cell>
          <table:table-cell office:value-type="float" office:value="73576" calcext:value-type="float">
            <text:p>73576</text:p>
          </table:table-cell>
          <table:table-cell office:value-type="float" office:value="43002" calcext:value-type="float">
            <text:p>43002</text:p>
          </table:table-cell>
          <table:table-cell office:value-type="float" office:value="105949" calcext:value-type="float">
            <text:p>105949</text:p>
          </table:table-cell>
          <table:table-cell office:value-type="float" office:value="127139" calcext:value-type="float">
            <text:p>127139</text:p>
          </table:table-cell>
          <table:table-cell office:value-type="float" office:value="152567" calcext:value-type="float">
            <text:p>152567</text:p>
          </table:table-cell>
          <table:table-cell office:value-type="float" office:value="183080" calcext:value-type="float">
            <text:p>183080</text:p>
          </table:table-cell>
          <table:table-cell office:value-type="float" office:value="219696" calcext:value-type="float">
            <text:p>219696</text:p>
          </table:table-cell>
          <table:table-cell office:value-type="float" office:value="1016992" calcext:value-type="float">
            <text:p>1016992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80554" calcext:value-type="float">
            <text:p>80554</text:p>
          </table:table-cell>
          <table:table-cell office:value-type="float" office:value="96665" calcext:value-type="float">
            <text:p>96665</text:p>
          </table:table-cell>
          <table:table-cell office:value-type="float" office:value="115998" calcext:value-type="float">
            <text:p>115998</text:p>
          </table:table-cell>
          <table:table-cell office:value-type="float" office:value="139198" calcext:value-type="float">
            <text:p>139198</text:p>
          </table:table-cell>
          <table:table-cell office:value-type="float" office:value="85308" calcext:value-type="float">
            <text:p>85308</text:p>
          </table:table-cell>
          <table:table-cell office:value-type="float" office:value="200446" calcext:value-type="float">
            <text:p>200446</text:p>
          </table:table-cell>
          <table:table-cell office:value-type="float" office:value="240535" calcext:value-type="float">
            <text:p>240535</text:p>
          </table:table-cell>
          <table:table-cell office:value-type="float" office:value="288642" calcext:value-type="float">
            <text:p>288642</text:p>
          </table:table-cell>
          <table:table-cell office:value-type="float" office:value="346370" calcext:value-type="float">
            <text:p>346370</text:p>
          </table:table-cell>
          <table:table-cell office:value-type="float" office:value="415644" calcext:value-type="float">
            <text:p>415644</text:p>
          </table:table-cell>
          <table:table-cell office:value-type="float" office:value="1924052" calcext:value-type="float">
            <text:p>1924052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31024" calcext:value-type="float">
            <text:p>31024</text:p>
          </table:table-cell>
          <table:table-cell office:value-type="float" office:value="37229" calcext:value-type="float">
            <text:p>37229</text:p>
          </table:table-cell>
          <table:table-cell office:value-type="float" office:value="44675" calcext:value-type="float">
            <text:p>44675</text:p>
          </table:table-cell>
          <table:table-cell office:value-type="float" office:value="53610" calcext:value-type="float">
            <text:p>53610</text:p>
          </table:table-cell>
          <table:table-cell office:value-type="float" office:value="67517" calcext:value-type="float">
            <text:p>67517</text:p>
          </table:table-cell>
          <table:table-cell office:value-type="float" office:value="77198" calcext:value-type="float">
            <text:p>77198</text:p>
          </table:table-cell>
          <table:table-cell office:value-type="float" office:value="92638" calcext:value-type="float">
            <text:p>92638</text:p>
          </table:table-cell>
          <table:table-cell office:value-type="float" office:value="111166" calcext:value-type="float">
            <text:p>111166</text:p>
          </table:table-cell>
          <table:table-cell office:value-type="float" office:value="133399" calcext:value-type="float">
            <text:p>133399</text:p>
          </table:table-cell>
          <table:table-cell office:value-type="float" office:value="160079" calcext:value-type="float">
            <text:p>160079</text:p>
          </table:table-cell>
          <table:table-cell office:value-type="float" office:value="741018" calcext:value-type="float">
            <text:p>741018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49812" calcext:value-type="float">
            <text:p>49812</text:p>
          </table:table-cell>
          <table:table-cell office:value-type="float" office:value="59774" calcext:value-type="float">
            <text:p>59774</text:p>
          </table:table-cell>
          <table:table-cell office:value-type="float" office:value="71729" calcext:value-type="float">
            <text:p>71729</text:p>
          </table:table-cell>
          <table:table-cell office:value-type="float" office:value="86075" calcext:value-type="float">
            <text:p>86075</text:p>
          </table:table-cell>
          <table:table-cell office:value-type="float" office:value="59404" calcext:value-type="float">
            <text:p>59404</text:p>
          </table:table-cell>
          <table:table-cell office:value-type="float" office:value="123948" calcext:value-type="float">
            <text:p>123948</text:p>
          </table:table-cell>
          <table:table-cell office:value-type="float" office:value="148738" calcext:value-type="float">
            <text:p>148738</text:p>
          </table:table-cell>
          <table:table-cell office:value-type="float" office:value="178486" calcext:value-type="float">
            <text:p>178486</text:p>
          </table:table-cell>
          <table:table-cell office:value-type="float" office:value="214183" calcext:value-type="float">
            <text:p>214183</text:p>
          </table:table-cell>
          <table:table-cell office:value-type="float" office:value="257020" calcext:value-type="float">
            <text:p>257020</text:p>
          </table:table-cell>
          <table:table-cell office:value-type="float" office:value="1189765" calcext:value-type="float">
            <text:p>1189765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20190" calcext:value-type="float">
            <text:p>20190</text:p>
          </table:table-cell>
          <table:table-cell office:value-type="float" office:value="24228" calcext:value-type="float">
            <text:p>24228</text:p>
          </table:table-cell>
          <table:table-cell office:value-type="float" office:value="29074" calcext:value-type="float">
            <text:p>29074</text:p>
          </table:table-cell>
          <table:table-cell office:value-type="float" office:value="34889" calcext:value-type="float">
            <text:p>34889</text:p>
          </table:table-cell>
          <table:table-cell office:value-type="float" office:value="55582" calcext:value-type="float">
            <text:p>55582</text:p>
          </table:table-cell>
          <table:table-cell office:value-type="float" office:value="50240" calcext:value-type="float">
            <text:p>50240</text:p>
          </table:table-cell>
          <table:table-cell office:value-type="float" office:value="60288" calcext:value-type="float">
            <text:p>60288</text:p>
          </table:table-cell>
          <table:table-cell office:value-type="float" office:value="72346" calcext:value-type="float">
            <text:p>72346</text:p>
          </table:table-cell>
          <table:table-cell office:value-type="float" office:value="86815" calcext:value-type="float">
            <text:p>86815</text:p>
          </table:table-cell>
          <table:table-cell office:value-type="float" office:value="104178" calcext:value-type="float">
            <text:p>104178</text:p>
          </table:table-cell>
          <table:table-cell office:value-type="float" office:value="482248" calcext:value-type="float">
            <text:p>482248</text:p>
          </table:table-cell>
          <table:table-cell office:value-type="string" calcext:value-type="string">
            <text:p>Large Number</text:p>
          </table:table-cell>
          <table:table-cell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46912" calcext:value-type="float">
            <text:p>46912</text:p>
          </table:table-cell>
          <table:table-cell office:value-type="float" office:value="56294" calcext:value-type="float">
            <text:p>56294</text:p>
          </table:table-cell>
          <table:table-cell office:value-type="float" office:value="67553" calcext:value-type="float">
            <text:p>67553</text:p>
          </table:table-cell>
          <table:table-cell office:value-type="float" office:value="81064" calcext:value-type="float">
            <text:p>81064</text:p>
          </table:table-cell>
          <table:table-cell office:value-type="float" office:value="17254" calcext:value-type="float">
            <text:p>17254</text:p>
          </table:table-cell>
          <table:table-cell office:value-type="float" office:value="116732" calcext:value-type="float">
            <text:p>116732</text:p>
          </table:table-cell>
          <table:table-cell office:value-type="float" office:value="140078" calcext:value-type="float">
            <text:p>140078</text:p>
          </table:table-cell>
          <table:table-cell office:value-type="float" office:value="168094" calcext:value-type="float">
            <text:p>168094</text:p>
          </table:table-cell>
          <table:table-cell office:value-type="float" office:value="201713" calcext:value-type="float">
            <text:p>201713</text:p>
          </table:table-cell>
          <table:table-cell office:value-type="float" office:value="242056" calcext:value-type="float">
            <text:p>242056</text:p>
          </table:table-cell>
          <table:table-cell office:value-type="float" office:value="1120496" calcext:value-type="float">
            <text:p>1120496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68580" calcext:value-type="float">
            <text:p>68580</text:p>
          </table:table-cell>
          <table:table-cell office:value-type="float" office:value="82296" calcext:value-type="float">
            <text:p>82296</text:p>
          </table:table-cell>
          <table:table-cell office:value-type="float" office:value="98755" calcext:value-type="float">
            <text:p>98755</text:p>
          </table:table-cell>
          <table:table-cell office:value-type="float" office:value="118506" calcext:value-type="float">
            <text:p>118506</text:p>
          </table:table-cell>
          <table:table-cell office:value-type="float" office:value="85884" calcext:value-type="float">
            <text:p>85884</text:p>
          </table:table-cell>
          <table:table-cell office:value-type="float" office:value="170648" calcext:value-type="float">
            <text:p>170648</text:p>
          </table:table-cell>
          <table:table-cell office:value-type="float" office:value="204778" calcext:value-type="float">
            <text:p>204778</text:p>
          </table:table-cell>
          <table:table-cell office:value-type="float" office:value="245734" calcext:value-type="float">
            <text:p>245734</text:p>
          </table:table-cell>
          <table:table-cell office:value-type="float" office:value="294881" calcext:value-type="float">
            <text:p>294881</text:p>
          </table:table-cell>
          <table:table-cell office:value-type="float" office:value="353857" calcext:value-type="float">
            <text:p>353857</text:p>
          </table:table-cell>
          <table:table-cell office:value-type="float" office:value="1638035" calcext:value-type="float">
            <text:p>1638035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53880" calcext:value-type="float">
            <text:p>53880</text:p>
          </table:table-cell>
          <table:table-cell office:value-type="float" office:value="64656" calcext:value-type="float">
            <text:p>64656</text:p>
          </table:table-cell>
          <table:table-cell office:value-type="float" office:value="77587" calcext:value-type="float">
            <text:p>77587</text:p>
          </table:table-cell>
          <table:table-cell office:value-type="float" office:value="93104" calcext:value-type="float">
            <text:p>93104</text:p>
          </table:table-cell>
          <table:table-cell office:value-type="float" office:value="9969" calcext:value-type="float">
            <text:p>9969</text:p>
          </table:table-cell>
          <table:table-cell office:value-type="float" office:value="134070" calcext:value-type="float">
            <text:p>134070</text:p>
          </table:table-cell>
          <table:table-cell office:value-type="float" office:value="160884" calcext:value-type="float">
            <text:p>160884</text:p>
          </table:table-cell>
          <table:table-cell office:value-type="float" office:value="193061" calcext:value-type="float">
            <text:p>193061</text:p>
          </table:table-cell>
          <table:table-cell office:value-type="float" office:value="231673" calcext:value-type="float">
            <text:p>231673</text:p>
          </table:table-cell>
          <table:table-cell office:value-type="float" office:value="278008" calcext:value-type="float">
            <text:p>278008</text:p>
          </table:table-cell>
          <table:table-cell office:value-type="float" office:value="1286923" calcext:value-type="float">
            <text:p>1286923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41018" calcext:value-type="float">
            <text:p>41018</text:p>
          </table:table-cell>
          <table:table-cell office:value-type="float" office:value="49222" calcext:value-type="float">
            <text:p>49222</text:p>
          </table:table-cell>
          <table:table-cell office:value-type="float" office:value="59066" calcext:value-type="float">
            <text:p>59066</text:p>
          </table:table-cell>
          <table:table-cell office:value-type="float" office:value="70879" calcext:value-type="float">
            <text:p>70879</text:p>
          </table:table-cell>
          <table:table-cell office:value-type="float" office:value="91334" calcext:value-type="float">
            <text:p>91334</text:p>
          </table:table-cell>
          <table:table-cell office:value-type="float" office:value="102066" calcext:value-type="float">
            <text:p>102066</text:p>
          </table:table-cell>
          <table:table-cell office:value-type="float" office:value="122479" calcext:value-type="float">
            <text:p>122479</text:p>
          </table:table-cell>
          <table:table-cell office:value-type="float" office:value="146975" calcext:value-type="float">
            <text:p>146975</text:p>
          </table:table-cell>
          <table:table-cell office:value-type="float" office:value="176370" calcext:value-type="float">
            <text:p>176370</text:p>
          </table:table-cell>
          <table:table-cell office:value-type="float" office:value="211644" calcext:value-type="float">
            <text:p>211644</text:p>
          </table:table-cell>
          <table:table-cell office:value-type="float" office:value="979719" calcext:value-type="float">
            <text:p>979719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42539" calcext:value-type="float">
            <text:p>42539</text:p>
          </table:table-cell>
          <table:table-cell office:value-type="float" office:value="51047" calcext:value-type="float">
            <text:p>51047</text:p>
          </table:table-cell>
          <table:table-cell office:value-type="float" office:value="61256" calcext:value-type="float">
            <text:p>61256</text:p>
          </table:table-cell>
          <table:table-cell office:value-type="float" office:value="73507" calcext:value-type="float">
            <text:p>73507</text:p>
          </table:table-cell>
          <table:table-cell office:value-type="float" office:value="91221" calcext:value-type="float">
            <text:p>91221</text:p>
          </table:table-cell>
          <table:table-cell office:value-type="float" office:value="105850" calcext:value-type="float">
            <text:p>105850</text:p>
          </table:table-cell>
          <table:table-cell office:value-type="float" office:value="127020" calcext:value-type="float">
            <text:p>127020</text:p>
          </table:table-cell>
          <table:table-cell office:value-type="float" office:value="152424" calcext:value-type="float">
            <text:p>152424</text:p>
          </table:table-cell>
          <table:table-cell office:value-type="float" office:value="182909" calcext:value-type="float">
            <text:p>182909</text:p>
          </table:table-cell>
          <table:table-cell office:value-type="float" office:value="219491" calcext:value-type="float">
            <text:p>219491</text:p>
          </table:table-cell>
          <table:table-cell office:value-type="float" office:value="1016043" calcext:value-type="float">
            <text:p>1016043</text:p>
          </table:table-cell>
          <table:table-cell office:value-type="string" calcext:value-type="string">
            <text:p>Very Large Number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254" calcext:value-type="float">
            <text:p>3254</text:p>
          </table:table-cell>
          <table:table-cell office:value-type="float" office:value="3905" calcext:value-type="float">
            <text:p>3905</text:p>
          </table:table-cell>
          <table:table-cell office:value-type="float" office:value="4686" calcext:value-type="float">
            <text:p>4686</text:p>
          </table:table-cell>
          <table:table-cell office:value-type="float" office:value="5623" calcext:value-type="float">
            <text:p>5623</text:p>
          </table:table-cell>
          <table:table-cell office:value-type="float" office:value="97631" calcext:value-type="float">
            <text:p>97631</text:p>
          </table:table-cell>
          <table:table-cell office:value-type="float" office:value="8098" calcext:value-type="float">
            <text:p>8098</text:p>
          </table:table-cell>
          <table:table-cell office:value-type="float" office:value="9718" calcext:value-type="float">
            <text:p>9718</text:p>
          </table:table-cell>
          <table:table-cell office:value-type="float" office:value="11662" calcext:value-type="float">
            <text:p>11662</text:p>
          </table:table-cell>
          <table:table-cell office:value-type="float" office:value="13994" calcext:value-type="float">
            <text:p>13994</text:p>
          </table:table-cell>
          <table:table-cell office:value-type="float" office:value="16793" calcext:value-type="float">
            <text:p>16793</text:p>
          </table:table-cell>
          <table:table-cell office:value-type="float" office:value="77733" calcext:value-type="float">
            <text:p>77733</text:p>
          </table:table-cell>
          <table:table-cell office:value-type="string" calcext:value-type="string">
            <text:p>Large Numbe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3T17:19:18.532204966</dc:date>
    <meta:editing-duration>PT9M6S</meta:editing-duration>
    <meta:editing-cycles>2</meta:editing-cycles>
    <meta:generator>LibreOffice/5.1.6.2$Linux_X86_64 LibreOffice_project/10m0$Build-2</meta:generator>
    <meta:document-statistic meta:table-count="1" meta:cell-count="13014" meta:object-count="0"/>
  </office:meta>
</office:document-meta>
</file>